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7079637" calcext:value-type="float">
            <text:p>1.570796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0899999961" calcext:value-type="float">
            <text:p>9.00E-02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00106218662" calcext:value-type="float">
            <text:p>-1.06E-1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117383436" calcext:value-type="float">
            <text:p>-1.17E-08</text:p>
          </table:table-cell>
          <table:table-cell table:style-name="ce1" office:value-type="float" office:value="-0.00000000318871107" calcext:value-type="float">
            <text:p>-3.19E-09</text:p>
          </table:table-cell>
        </table:table-row>
        <table:table-row table:style-name="ro1">
          <table:table-cell office:value-type="float" office:value="0.179999992" calcext:value-type="float">
            <text:p>0.179999992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00851040419" calcext:value-type="float">
            <text:p>-8.51E-1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230935235" calcext:value-type="float">
            <text:p>-2.31E-08</text:p>
          </table:table-cell>
          <table:table-cell table:style-name="ce1" office:value-type="float" office:value="-0.000000012780685" calcext:value-type="float">
            <text:p>-1.28E-08</text:p>
          </table:table-cell>
        </table:table-row>
        <table:table-row table:style-name="ro1">
          <table:table-cell office:value-type="float" office:value="0.269999981" calcext:value-type="float">
            <text:p>0.269999981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0287824403" calcext:value-type="float">
            <text:p>-2.88E-1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336792745" calcext:value-type="float">
            <text:p>-3.37E-08</text:p>
          </table:table-cell>
          <table:table-cell table:style-name="ce1" office:value-type="float" office:value="-0.0000000288536661" calcext:value-type="float">
            <text:p>-2.89E-08</text:p>
          </table:table-cell>
        </table:table-row>
        <table:table-row table:style-name="ro1">
          <table:table-cell office:value-type="float" office:value="0.359999985" calcext:value-type="float">
            <text:p>0.359999985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0684200252" calcext:value-type="float">
            <text:p>-6.84E-1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431030927" calcext:value-type="float">
            <text:p>-4.31E-08</text:p>
          </table:table-cell>
          <table:table-cell table:style-name="ce1" office:value-type="float" office:value="-0.0000000515379384" calcext:value-type="float">
            <text:p>-5.15E-08</text:p>
          </table:table-cell>
        </table:table-row>
        <table:table-row table:style-name="ro1">
          <table:table-cell office:value-type="float" office:value="0.449999988" calcext:value-type="float">
            <text:p>0.449999988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134121847" calcext:value-type="float">
            <text:p>-1.34E-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509630596" calcext:value-type="float">
            <text:p>-5.10E-08</text:p>
          </table:table-cell>
          <table:table-cell table:style-name="ce1" office:value-type="float" office:value="-0.0000000810173617" calcext:value-type="float">
            <text:p>-8.10E-08</text:p>
          </table:table-cell>
        </table:table-row>
        <table:table-row table:style-name="ro1">
          <table:table-cell office:value-type="float" office:value="0.539999962" calcext:value-type="float">
            <text:p>0.539999962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23279787" calcext:value-type="float">
            <text:p>-2.33E-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568445735" calcext:value-type="float">
            <text:p>-5.68E-08</text:p>
          </table:table-cell>
          <table:table-cell table:style-name="ce1" office:value-type="float" office:value="-0.000000117530888" calcext:value-type="float">
            <text:p>-1.18E-07</text:p>
          </table:table-cell>
        </table:table-row>
        <table:table-row table:style-name="ro1">
          <table:table-cell office:value-type="float" office:value="0.629999936" calcext:value-type="float">
            <text:p>0.629999936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371625331" calcext:value-type="float">
            <text:p>-3.72E-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603169994" calcext:value-type="float">
            <text:p>-6.03E-08</text:p>
          </table:table-cell>
          <table:table-cell table:style-name="ce1" office:value-type="float" office:value="-0.000000161374473" calcext:value-type="float">
            <text:p>-1.61E-07</text:p>
          </table:table-cell>
        </table:table-row>
        <table:table-row table:style-name="ro1">
          <table:table-cell office:value-type="float" office:value="0.719999909" calcext:value-type="float">
            <text:p>0.719999909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558106894" calcext:value-type="float">
            <text:p>-5.58E-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609301765" calcext:value-type="float">
            <text:p>-6.09E-08</text:p>
          </table:table-cell>
          <table:table-cell table:style-name="ce1" office:value-type="float" office:value="-0.000000212903473" calcext:value-type="float">
            <text:p>-2.13E-07</text:p>
          </table:table-cell>
        </table:table-row>
        <table:table-row table:style-name="ro1">
          <table:table-cell office:value-type="float" office:value="0.809999883" calcext:value-type="float">
            <text:p>0.809999883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0800131517" calcext:value-type="float">
            <text:p>-8.00E-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582107731" calcext:value-type="float">
            <text:p>-5.82E-08</text:p>
          </table:table-cell>
          <table:table-cell table:style-name="ce1" office:value-type="float" office:value="-0.000000272535573" calcext:value-type="float">
            <text:p>-2.73E-07</text:p>
          </table:table-cell>
        </table:table-row>
        <table:table-row table:style-name="ro1">
          <table:table-cell office:value-type="float" office:value="0.899999857" calcext:value-type="float">
            <text:p>0.899999857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110603828" calcext:value-type="float">
            <text:p>-1.11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516584393" calcext:value-type="float">
            <text:p>-5.17E-08</text:p>
          </table:table-cell>
          <table:table-cell table:style-name="ce1" office:value-type="float" office:value="-0.000000340754127" calcext:value-type="float">
            <text:p>-3.41E-07</text:p>
          </table:table-cell>
        </table:table-row>
        <table:table-row table:style-name="ro1">
          <table:table-cell office:value-type="float" office:value="0.989999831" calcext:value-type="float">
            <text:p>0.989999831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14846842" calcext:value-type="float">
            <text:p>-1.48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407417602" calcext:value-type="float">
            <text:p>-4.07E-08</text:p>
          </table:table-cell>
          <table:table-cell table:style-name="ce1" office:value-type="float" office:value="-0.000000418112052" calcext:value-type="float">
            <text:p>-4.18E-07</text:p>
          </table:table-cell>
        </table:table-row>
        <table:table-row table:style-name="ro1">
          <table:table-cell office:value-type="float" office:value="1.0799998" calcext:value-type="float">
            <text:p>1.0799998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194551575" calcext:value-type="float">
            <text:p>-1.95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248939429" calcext:value-type="float">
            <text:p>-2.49E-08</text:p>
          </table:table-cell>
          <table:table-cell table:style-name="ce1" office:value-type="float" office:value="-0.000000505236358" calcext:value-type="float">
            <text:p>-5.05E-07</text:p>
          </table:table-cell>
        </table:table-row>
        <table:table-row table:style-name="ro1">
          <table:table-cell office:value-type="float" office:value="1.16999984" calcext:value-type="float">
            <text:p>1.16999984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249864556" calcext:value-type="float">
            <text:p>-2.50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0000350823015" calcext:value-type="float">
            <text:p>-3.51E-09</text:p>
          </table:table-cell>
          <table:table-cell table:style-name="ce1" office:value-type="float" office:value="-0.000000602833268" calcext:value-type="float">
            <text:p>-6.03E-07</text:p>
          </table:table-cell>
        </table:table-row>
        <table:table-row table:style-name="ro1">
          <table:table-cell office:value-type="float" office:value="1.25999987" calcext:value-type="float">
            <text:p>1.25999987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315493445" calcext:value-type="float">
            <text:p>-3.15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0240670239" calcext:value-type="float">
            <text:p>2.41E-08</text:p>
          </table:table-cell>
          <table:table-cell table:style-name="ce1" office:value-type="float" office:value="-0.000000711693872" calcext:value-type="float">
            <text:p>-7.12E-07</text:p>
          </table:table-cell>
        </table:table-row>
        <table:table-row table:style-name="ro1">
          <table:table-cell office:value-type="float" office:value="1.3499999" calcext:value-type="float">
            <text:p>1.3499999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392607937" calcext:value-type="float">
            <text:p>-3.93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0585336473" calcext:value-type="float">
            <text:p>5.85E-08</text:p>
          </table:table-cell>
          <table:table-cell table:style-name="ce1" office:value-type="float" office:value="-0.000000832700493" calcext:value-type="float">
            <text:p>-8.33E-07</text:p>
          </table:table-cell>
        </table:table-row>
        <table:table-row table:style-name="ro1">
          <table:table-cell office:value-type="float" office:value="1.43999994" calcext:value-type="float">
            <text:p>1.43999994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48247081" calcext:value-type="float">
            <text:p>-4.82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100649302" calcext:value-type="float">
            <text:p>1.01E-07</text:p>
          </table:table-cell>
          <table:table-cell table:style-name="ce1" office:value-type="float" office:value="-0.000000966833909" calcext:value-type="float">
            <text:p>-9.67E-07</text:p>
          </table:table-cell>
        </table:table-row>
        <table:table-row table:style-name="ro1">
          <table:table-cell office:value-type="float" office:value="1.52999997" calcext:value-type="float">
            <text:p>1.52999997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586448223" calcext:value-type="float">
            <text:p>-5.86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151233664" calcext:value-type="float">
            <text:p>1.51E-07</text:p>
          </table:table-cell>
          <table:table-cell table:style-name="ce1" office:value-type="float" office:value="-0.00000111518136" calcext:value-type="float">
            <text:p>-1.12E-06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706020629" calcext:value-type="float">
            <text:p>-7.06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211175035" calcext:value-type="float">
            <text:p>2.11E-07</text:p>
          </table:table-cell>
          <table:table-cell table:style-name="ce1" office:value-type="float" office:value="-0.00000127894532" calcext:value-type="float">
            <text:p>-1.28E-06</text:p>
          </table:table-cell>
        </table:table-row>
        <table:table-row table:style-name="ro1">
          <table:table-cell office:value-type="float" office:value="1.71000004" calcext:value-type="float">
            <text:p>1.71000004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842794989" calcext:value-type="float">
            <text:p>-8.43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281437593" calcext:value-type="float">
            <text:p>2.81E-07</text:p>
          </table:table-cell>
          <table:table-cell table:style-name="ce1" office:value-type="float" office:value="-0.00000145945319" calcext:value-type="float">
            <text:p>-1.46E-06</text:p>
          </table:table-cell>
        </table:table-row>
        <table:table-row table:style-name="ro1">
          <table:table-cell office:value-type="float" office:value="1.80000007" calcext:value-type="float">
            <text:p>1.80000007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0998517748" calcext:value-type="float">
            <text:p>-9.99E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363069148" calcext:value-type="float">
            <text:p>3.63E-07</text:p>
          </table:table-cell>
          <table:table-cell table:style-name="ce1" office:value-type="float" office:value="-0.000001658168" calcext:value-type="float">
            <text:p>-1.66E-06</text:p>
          </table:table-cell>
        </table:table-row>
        <table:table-row table:style-name="ro1">
          <table:table-cell office:value-type="float" office:value="1.8900001" calcext:value-type="float">
            <text:p>1.8900001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117508876" calcext:value-type="float">
            <text:p>-1.18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457209694" calcext:value-type="float">
            <text:p>4.57E-07</text:p>
          </table:table-cell>
          <table:table-cell table:style-name="ce1" office:value-type="float" office:value="-0.00000187670037" calcext:value-type="float">
            <text:p>-1.88E-06</text:p>
          </table:table-cell>
        </table:table-row>
        <table:table-row table:style-name="ro1">
          <table:table-cell office:value-type="float" office:value="1.98000014" calcext:value-type="float">
            <text:p>1.98000014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137457704" calcext:value-type="float">
            <text:p>-1.37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565100549" calcext:value-type="float">
            <text:p>5.65E-07</text:p>
          </table:table-cell>
          <table:table-cell table:style-name="ce1" office:value-type="float" office:value="-0.00000211682163" calcext:value-type="float">
            <text:p>-2.12E-06</text:p>
          </table:table-cell>
        </table:table-row>
        <table:table-row table:style-name="ro1">
          <table:table-cell office:value-type="float" office:value="2.07000017" calcext:value-type="float">
            <text:p>2.07000017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159923715" calcext:value-type="float">
            <text:p>-1.60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688094531" calcext:value-type="float">
            <text:p>6.88E-07</text:p>
          </table:table-cell>
          <table:table-cell table:style-name="ce1" office:value-type="float" office:value="-0.00000238047824" calcext:value-type="float">
            <text:p>-2.38E-06</text:p>
          </table:table-cell>
        </table:table-row>
        <table:table-row table:style-name="ro1">
          <table:table-cell office:value-type="float" office:value="2.16000009" calcext:value-type="float">
            <text:p>2.16000009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185152786" calcext:value-type="float">
            <text:p>-1.85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827666895" calcext:value-type="float">
            <text:p>8.28E-07</text:p>
          </table:table-cell>
          <table:table-cell table:style-name="ce1" office:value-type="float" office:value="-0.00000266980715" calcext:value-type="float">
            <text:p>-2.67E-0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213413188" calcext:value-type="float">
            <text:p>-2.13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0985427164" calcext:value-type="float">
            <text:p>9.85E-07</text:p>
          </table:table-cell>
          <table:table-cell table:style-name="ce1" office:value-type="float" office:value="-0.00000298715349" calcext:value-type="float">
            <text:p>-2.99E-06</text:p>
          </table:table-cell>
        </table:table-row>
        <table:table-row table:style-name="ro1">
          <table:table-cell office:value-type="float" office:value="2.33999991" calcext:value-type="float">
            <text:p>2.33999991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24499775" calcext:value-type="float">
            <text:p>-2.45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116313254" calcext:value-type="float">
            <text:p>1.16E-06</text:p>
          </table:table-cell>
          <table:table-cell table:style-name="ce1" office:value-type="float" office:value="-0.00000333508956" calcext:value-type="float">
            <text:p>-3.34E-06</text:p>
          </table:table-cell>
        </table:table-row>
        <table:table-row table:style-name="ro1">
          <table:table-cell office:value-type="float" office:value="2.42999983" calcext:value-type="float">
            <text:p>2.42999983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28022626" calcext:value-type="float">
            <text:p>-2.80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13627016" calcext:value-type="float">
            <text:p>1.36E-06</text:p>
          </table:table-cell>
          <table:table-cell table:style-name="ce1" office:value-type="float" office:value="-0.00000371643546" calcext:value-type="float">
            <text:p>-3.72E-06</text:p>
          </table:table-cell>
        </table:table-row>
        <table:table-row table:style-name="ro1">
          <table:table-cell office:value-type="float" office:value="2.51999974" calcext:value-type="float">
            <text:p>2.51999974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319448048" calcext:value-type="float">
            <text:p>-3.19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158623027" calcext:value-type="float">
            <text:p>1.59E-06</text:p>
          </table:table-cell>
          <table:table-cell table:style-name="ce1" office:value-type="float" office:value="-0.00000413428188" calcext:value-type="float">
            <text:p>-4.13E-06</text:p>
          </table:table-cell>
        </table:table-row>
        <table:table-row table:style-name="ro1">
          <table:table-cell office:value-type="float" office:value="2.60999966" calcext:value-type="float">
            <text:p>2.60999966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363044762" calcext:value-type="float">
            <text:p>-3.63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183600855" calcext:value-type="float">
            <text:p>1.84E-06</text:p>
          </table:table-cell>
          <table:table-cell table:style-name="ce1" office:value-type="float" office:value="-0.00000459201601" calcext:value-type="float">
            <text:p>-4.59E-06</text:p>
          </table:table-cell>
        </table:table-row>
        <table:table-row table:style-name="ro1">
          <table:table-cell office:value-type="float" office:value="2.69999957" calcext:value-type="float">
            <text:p>2.69999957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411433575" calcext:value-type="float">
            <text:p>-4.11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211453948" calcext:value-type="float">
            <text:p>2.11E-06</text:p>
          </table:table-cell>
          <table:table-cell table:style-name="ce1" office:value-type="float" office:value="-0.00000509334814" calcext:value-type="float">
            <text:p>-5.09E-06</text:p>
          </table:table-cell>
        </table:table-row>
        <table:table-row table:style-name="ro1">
          <table:table-cell office:value-type="float" office:value="2.78999949" calcext:value-type="float">
            <text:p>2.78999949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465070485" calcext:value-type="float">
            <text:p>-4.65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242455872" calcext:value-type="float">
            <text:p>2.42E-06</text:p>
          </table:table-cell>
          <table:table-cell table:style-name="ce1" office:value-type="float" office:value="-0.00000564234142" calcext:value-type="float">
            <text:p>-5.64E-06</text:p>
          </table:table-cell>
        </table:table-row>
        <table:table-row table:style-name="ro1">
          <table:table-cell office:value-type="float" office:value="2.8799994" calcext:value-type="float">
            <text:p>2.8799994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524453981" calcext:value-type="float">
            <text:p>-5.24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27690578" calcext:value-type="float">
            <text:p>2.77E-06</text:p>
          </table:table-cell>
          <table:table-cell table:style-name="ce1" office:value-type="float" office:value="-0.00000624344602" calcext:value-type="float">
            <text:p>-6.24E-06</text:p>
          </table:table-cell>
        </table:table-row>
        <table:table-row table:style-name="ro1">
          <table:table-cell office:value-type="float" office:value="2.96999931" calcext:value-type="float">
            <text:p>2.96999931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590129218" calcext:value-type="float">
            <text:p>-5.90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315130706" calcext:value-type="float">
            <text:p>3.15E-06</text:p>
          </table:table-cell>
          <table:table-cell table:style-name="ce1" office:value-type="float" office:value="-0.00000690153411" calcext:value-type="float">
            <text:p>-6.90E-06</text:p>
          </table:table-cell>
        </table:table-row>
        <table:table-row table:style-name="ro1">
          <table:table-cell office:value-type="float" office:value="3.05999923" calcext:value-type="float">
            <text:p>3.05999923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662692287" calcext:value-type="float">
            <text:p>-6.63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357488329" calcext:value-type="float">
            <text:p>3.57E-06</text:p>
          </table:table-cell>
          <table:table-cell table:style-name="ce1" office:value-type="float" office:value="-0.00000762193986" calcext:value-type="float">
            <text:p>-7.62E-06</text:p>
          </table:table-cell>
        </table:table-row>
        <table:table-row table:style-name="ro1">
          <table:table-cell office:value-type="float" office:value="3.14999914" calcext:value-type="float">
            <text:p>3.14999914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742795066" calcext:value-type="float">
            <text:p>-7.43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404369803" calcext:value-type="float">
            <text:p>4.04E-06</text:p>
          </table:table-cell>
          <table:table-cell table:style-name="ce1" office:value-type="float" office:value="-0.00000841050223" calcext:value-type="float">
            <text:p>-8.41E-06</text:p>
          </table:table-cell>
        </table:table-row>
        <table:table-row table:style-name="ro1">
          <table:table-cell office:value-type="float" office:value="3.23999906" calcext:value-type="float">
            <text:p>3.23999906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831150658" calcext:value-type="float">
            <text:p>-8.31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456202952" calcext:value-type="float">
            <text:p>4.56E-06</text:p>
          </table:table-cell>
          <table:table-cell table:style-name="ce1" office:value-type="float" office:value="-0.0000092736127" calcext:value-type="float">
            <text:p>-9.27E-06</text:p>
          </table:table-cell>
        </table:table-row>
        <table:table-row table:style-name="ro1">
          <table:table-cell office:value-type="float" office:value="3.32999897" calcext:value-type="float">
            <text:p>3.32999897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0928538952" calcext:value-type="float">
            <text:p>-9.29E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513455734" calcext:value-type="float">
            <text:p>5.13E-06</text:p>
          </table:table-cell>
          <table:table-cell table:style-name="ce1" office:value-type="float" office:value="-0.0000102182676" calcext:value-type="float">
            <text:p>-1.02E-05</text:p>
          </table:table-cell>
        </table:table-row>
        <table:table-row table:style-name="ro1">
          <table:table-cell office:value-type="float" office:value="3.41999888" calcext:value-type="float">
            <text:p>3.41999888</text:p>
          </table:table-cell>
          <table:table-cell office:value-type="float" office:value="1.57079637" calcext:value-type="float">
            <text:p>1.57079637</text:p>
          </table:table-cell>
          <table:table-cell table:style-name="ce1" office:value-type="float" office:value="-0.00000103581317" calcext:value-type="float">
            <text:p>-1.04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576640014" calcext:value-type="float">
            <text:p>5.77E-06</text:p>
          </table:table-cell>
          <table:table-cell table:style-name="ce1" office:value-type="float" office:value="-0.0000112521238" calcext:value-type="float">
            <text:p>-1.13E-05</text:p>
          </table:table-cell>
        </table:table-row>
        <table:table-row table:style-name="ro1">
          <table:table-cell office:value-type="float" office:value="3.5099988" calcext:value-type="float">
            <text:p>3.5099988</text:p>
          </table:table-cell>
          <table:table-cell office:value-type="float" office:value="1.57079649" calcext:value-type="float">
            <text:p>1.57079649</text:p>
          </table:table-cell>
          <table:table-cell table:style-name="ce1" office:value-type="float" office:value="-0.00000115390651" calcext:value-type="float">
            <text:p>-1.15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645779346" calcext:value-type="float">
            <text:p>6.46E-06</text:p>
          </table:table-cell>
          <table:table-cell table:style-name="ce1" office:value-type="float" office:value="-0.0000123835616" calcext:value-type="float">
            <text:p>-1.24E-05</text:p>
          </table:table-cell>
        </table:table-row>
        <table:table-row table:style-name="ro1">
          <table:table-cell office:value-type="float" office:value="3.59999871" calcext:value-type="float">
            <text:p>3.59999871</text:p>
          </table:table-cell>
          <table:table-cell office:value-type="float" office:value="1.57079661" calcext:value-type="float">
            <text:p>1.57079661</text:p>
          </table:table-cell>
          <table:table-cell table:style-name="ce1" office:value-type="float" office:value="-0.00000128388342" calcext:value-type="float">
            <text:p>-1.28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718830233" calcext:value-type="float">
            <text:p>7.19E-06</text:p>
          </table:table-cell>
          <table:table-cell table:style-name="ce1" office:value-type="float" office:value="-0.0000136333483" calcext:value-type="float">
            <text:p>-1.36E-05</text:p>
          </table:table-cell>
        </table:table-row>
        <table:table-row table:style-name="ro1">
          <table:table-cell office:value-type="float" office:value="3.68999863" calcext:value-type="float">
            <text:p>3.68999863</text:p>
          </table:table-cell>
          <table:table-cell office:value-type="float" office:value="1.57079673" calcext:value-type="float">
            <text:p>1.57079673</text:p>
          </table:table-cell>
          <table:table-cell table:style-name="ce1" office:value-type="float" office:value="-0.00000142706415" calcext:value-type="float">
            <text:p>-1.43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796584754" calcext:value-type="float">
            <text:p>7.97E-06</text:p>
          </table:table-cell>
          <table:table-cell table:style-name="ce1" office:value-type="float" office:value="-0.0000150290052" calcext:value-type="float">
            <text:p>-1.50E-05</text:p>
          </table:table-cell>
        </table:table-row>
        <table:table-row table:style-name="ro1">
          <table:table-cell office:value-type="float" office:value="3.77999854" calcext:value-type="float">
            <text:p>3.77999854</text:p>
          </table:table-cell>
          <table:table-cell office:value-type="float" office:value="1.57079685" calcext:value-type="float">
            <text:p>1.57079685</text:p>
          </table:table-cell>
          <table:table-cell table:style-name="ce1" office:value-type="float" office:value="-0.00000158504986" calcext:value-type="float">
            <text:p>-1.59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880003608" calcext:value-type="float">
            <text:p>8.80E-06</text:p>
          </table:table-cell>
          <table:table-cell table:style-name="ce1" office:value-type="float" office:value="-0.0000165992387" calcext:value-type="float">
            <text:p>-1.66E-05</text:p>
          </table:table-cell>
        </table:table-row>
        <table:table-row table:style-name="ro1">
          <table:table-cell office:value-type="float" office:value="3.86999846" calcext:value-type="float">
            <text:p>3.86999846</text:p>
          </table:table-cell>
          <table:table-cell office:value-type="float" office:value="1.57079697" calcext:value-type="float">
            <text:p>1.57079697</text:p>
          </table:table-cell>
          <table:table-cell table:style-name="ce1" office:value-type="float" office:value="-0.0000017597356" calcext:value-type="float">
            <text:p>-1.76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0970223846" calcext:value-type="float">
            <text:p>9.70E-06</text:p>
          </table:table-cell>
          <table:table-cell table:style-name="ce1" office:value-type="float" office:value="-0.0000183741686" calcext:value-type="float">
            <text:p>-1.84E-05</text:p>
          </table:table-cell>
        </table:table-row>
        <table:table-row table:style-name="ro1">
          <table:table-cell office:value-type="float" office:value="3.95999837" calcext:value-type="float">
            <text:p>3.95999837</text:p>
          </table:table-cell>
          <table:table-cell office:value-type="float" office:value="1.57079709" calcext:value-type="float">
            <text:p>1.57079709</text:p>
          </table:table-cell>
          <table:table-cell table:style-name="ce1" office:value-type="float" office:value="-0.00000195332586" calcext:value-type="float">
            <text:p>-1.95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106856805" calcext:value-type="float">
            <text:p>1.07E-05</text:p>
          </table:table-cell>
          <table:table-cell table:style-name="ce1" office:value-type="float" office:value="-0.0000203855725" calcext:value-type="float">
            <text:p>-2.04E-05</text:p>
          </table:table-cell>
        </table:table-row>
        <table:table-row table:style-name="ro1">
          <table:table-cell office:value-type="float" office:value="4.04999828" calcext:value-type="float">
            <text:p>4.04999828</text:p>
          </table:table-cell>
          <table:table-cell office:value-type="float" office:value="1.5707972" calcext:value-type="float">
            <text:p>1.5707972</text:p>
          </table:table-cell>
          <table:table-cell table:style-name="ce1" office:value-type="float" office:value="-0.00000216835201" calcext:value-type="float">
            <text:p>-2.17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117655518" calcext:value-type="float">
            <text:p>1.18E-05</text:p>
          </table:table-cell>
          <table:table-cell table:style-name="ce1" office:value-type="float" office:value="-0.0000226671473" calcext:value-type="float">
            <text:p>-2.27E-05</text:p>
          </table:table-cell>
        </table:table-row>
        <table:table-row table:style-name="ro1">
          <table:table-cell office:value-type="float" office:value="4.13999844" calcext:value-type="float">
            <text:p>4.13999844</text:p>
          </table:table-cell>
          <table:table-cell office:value-type="float" office:value="1.57079732" calcext:value-type="float">
            <text:p>1.57079732</text:p>
          </table:table-cell>
          <table:table-cell table:style-name="ce1" office:value-type="float" office:value="-0.00000240769327" calcext:value-type="float">
            <text:p>-2.41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129483979" calcext:value-type="float">
            <text:p>1.29E-05</text:p>
          </table:table-cell>
          <table:table-cell table:style-name="ce1" office:value-type="float" office:value="-0.0000252576756" calcext:value-type="float">
            <text:p>-2.53E-05</text:p>
          </table:table-cell>
        </table:table-row>
        <table:table-row table:style-name="ro1">
          <table:table-cell office:value-type="float" office:value="4.22999859" calcext:value-type="float">
            <text:p>4.22999859</text:p>
          </table:table-cell>
          <table:table-cell office:value-type="float" office:value="1.57079744" calcext:value-type="float">
            <text:p>1.57079744</text:p>
          </table:table-cell>
          <table:table-cell table:style-name="ce1" office:value-type="float" office:value="-0.00000267467226" calcext:value-type="float">
            <text:p>-2.67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142541558" calcext:value-type="float">
            <text:p>1.43E-05</text:p>
          </table:table-cell>
          <table:table-cell table:style-name="ce1" office:value-type="float" office:value="-0.000028201337" calcext:value-type="float">
            <text:p>-2.82E-05</text:p>
          </table:table-cell>
        </table:table-row>
        <table:table-row table:style-name="ro1">
          <table:table-cell office:value-type="float" office:value="4.31999874" calcext:value-type="float">
            <text:p>4.31999874</text:p>
          </table:table-cell>
          <table:table-cell office:value-type="float" office:value="1.57079756" calcext:value-type="float">
            <text:p>1.57079756</text:p>
          </table:table-cell>
          <table:table-cell table:style-name="ce1" office:value-type="float" office:value="-0.00000297303859" calcext:value-type="float">
            <text:p>-2.97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157160503" calcext:value-type="float">
            <text:p>1.57E-05</text:p>
          </table:table-cell>
          <table:table-cell table:style-name="ce1" office:value-type="float" office:value="-0.0000315422876" calcext:value-type="float">
            <text:p>-3.15E-05</text:p>
          </table:table-cell>
        </table:table-row>
        <table:table-row table:style-name="ro1">
          <table:table-cell office:value-type="float" office:value="4.40999889" calcext:value-type="float">
            <text:p>4.40999889</text:p>
          </table:table-cell>
          <table:table-cell office:value-type="float" office:value="1.57079768" calcext:value-type="float">
            <text:p>1.57079768</text:p>
          </table:table-cell>
          <table:table-cell table:style-name="ce1" office:value-type="float" office:value="-0.00000330698481" calcext:value-type="float">
            <text:p>-3.31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17359238" calcext:value-type="float">
            <text:p>1.74E-05</text:p>
          </table:table-cell>
          <table:table-cell table:style-name="ce1" office:value-type="float" office:value="-0.0000353249998" calcext:value-type="float">
            <text:p>-3.53E-05</text:p>
          </table:table-cell>
        </table:table-row>
        <table:table-row table:style-name="ro1">
          <table:table-cell office:value-type="float" office:value="4.49999905" calcext:value-type="float">
            <text:p>4.49999905</text:p>
          </table:table-cell>
          <table:table-cell office:value-type="float" office:value="1.57079792" calcext:value-type="float">
            <text:p>1.57079792</text:p>
          </table:table-cell>
          <table:table-cell table:style-name="ce1" office:value-type="float" office:value="-0.00000368116548" calcext:value-type="float">
            <text:p>-3.68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192062816" calcext:value-type="float">
            <text:p>1.92E-05</text:p>
          </table:table-cell>
          <table:table-cell table:style-name="ce1" office:value-type="float" office:value="-0.0000395975294" calcext:value-type="float">
            <text:p>-3.96E-05</text:p>
          </table:table-cell>
        </table:table-row>
        <table:table-row table:style-name="ro1">
          <table:table-cell office:value-type="float" office:value="4.5899992" calcext:value-type="float">
            <text:p>4.5899992</text:p>
          </table:table-cell>
          <table:table-cell office:value-type="float" office:value="1.57079816" calcext:value-type="float">
            <text:p>1.57079816</text:p>
          </table:table-cell>
          <table:table-cell table:style-name="ce1" office:value-type="float" office:value="-0.00000410077882" calcext:value-type="float">
            <text:p>-4.10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212615487" calcext:value-type="float">
            <text:p>2.13E-05</text:p>
          </table:table-cell>
          <table:table-cell table:style-name="ce1" office:value-type="float" office:value="-0.0000444234938" calcext:value-type="float">
            <text:p>-4.44E-05</text:p>
          </table:table-cell>
        </table:table-row>
        <table:table-row table:style-name="ro1">
          <table:table-cell office:value-type="float" office:value="4.67999935" calcext:value-type="float">
            <text:p>4.67999935</text:p>
          </table:table-cell>
          <table:table-cell office:value-type="float" office:value="1.5707984" calcext:value-type="float">
            <text:p>1.5707984</text:p>
          </table:table-cell>
          <table:table-cell table:style-name="ce1" office:value-type="float" office:value="-0.00000457172519" calcext:value-type="float">
            <text:p>-4.57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235604384" calcext:value-type="float">
            <text:p>2.36E-05</text:p>
          </table:table-cell>
          <table:table-cell table:style-name="ce1" office:value-type="float" office:value="-0.0000498767949" calcext:value-type="float">
            <text:p>-4.99E-05</text:p>
          </table:table-cell>
        </table:table-row>
        <table:table-row table:style-name="ro1">
          <table:table-cell office:value-type="float" office:value="4.7699995" calcext:value-type="float">
            <text:p>4.7699995</text:p>
          </table:table-cell>
          <table:table-cell office:value-type="float" office:value="1.57079864" calcext:value-type="float">
            <text:p>1.57079864</text:p>
          </table:table-cell>
          <table:table-cell table:style-name="ce1" office:value-type="float" office:value="-0.00000510066775" calcext:value-type="float">
            <text:p>-5.10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261429341" calcext:value-type="float">
            <text:p>2.61E-05</text:p>
          </table:table-cell>
          <table:table-cell table:style-name="ce1" office:value-type="float" office:value="-0.0000560364206" calcext:value-type="float">
            <text:p>-5.60E-05</text:p>
          </table:table-cell>
        </table:table-row>
        <table:table-row table:style-name="ro1">
          <table:table-cell office:value-type="float" office:value="4.85999966" calcext:value-type="float">
            <text:p>4.85999966</text:p>
          </table:table-cell>
          <table:table-cell office:value-type="float" office:value="1.57079887" calcext:value-type="float">
            <text:p>1.57079887</text:p>
          </table:table-cell>
          <table:table-cell table:style-name="ce1" office:value-type="float" office:value="-0.00000569508848" calcext:value-type="float">
            <text:p>-5.70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290539265" calcext:value-type="float">
            <text:p>2.91E-05</text:p>
          </table:table-cell>
          <table:table-cell table:style-name="ce1" office:value-type="float" office:value="-0.0000629870847" calcext:value-type="float">
            <text:p>-6.30E-05</text:p>
          </table:table-cell>
        </table:table-row>
        <table:table-row table:style-name="ro1">
          <table:table-cell office:value-type="float" office:value="4.94999981" calcext:value-type="float">
            <text:p>4.94999981</text:p>
          </table:table-cell>
          <table:table-cell office:value-type="float" office:value="1.57079923" calcext:value-type="float">
            <text:p>1.57079923</text:p>
          </table:table-cell>
          <table:table-cell table:style-name="ce1" office:value-type="float" office:value="-0.00000636334789" calcext:value-type="float">
            <text:p>-6.36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323382119" calcext:value-type="float">
            <text:p>3.23E-05</text:p>
          </table:table-cell>
          <table:table-cell table:style-name="ce1" office:value-type="float" office:value="-0.0000708199004" calcext:value-type="float">
            <text:p>-7.08E-05</text:p>
          </table:table-cell>
        </table:table-row>
        <table:table-row table:style-name="ro1">
          <table:table-cell office:value-type="float" office:value="5.03999996" calcext:value-type="float">
            <text:p>5.03999996</text:p>
          </table:table-cell>
          <table:table-cell office:value-type="float" office:value="1.57079959" calcext:value-type="float">
            <text:p>1.57079959</text:p>
          </table:table-cell>
          <table:table-cell table:style-name="ce1" office:value-type="float" office:value="-0.00000711479606" calcext:value-type="float">
            <text:p>-7.11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360250706" calcext:value-type="float">
            <text:p>3.60E-05</text:p>
          </table:table-cell>
          <table:table-cell table:style-name="ce1" office:value-type="float" office:value="-0.0000796447493" calcext:value-type="float">
            <text:p>-7.96E-05</text:p>
          </table:table-cell>
        </table:table-row>
        <table:table-row table:style-name="ro1">
          <table:table-cell office:value-type="float" office:value="5.13000011" calcext:value-type="float">
            <text:p>5.13000011</text:p>
          </table:table-cell>
          <table:table-cell office:value-type="float" office:value="1.57079995" calcext:value-type="float">
            <text:p>1.57079995</text:p>
          </table:table-cell>
          <table:table-cell table:style-name="ce1" office:value-type="float" office:value="-0.00000795997948" calcext:value-type="float">
            <text:p>-7.96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401563229" calcext:value-type="float">
            <text:p>4.02E-05</text:p>
          </table:table-cell>
          <table:table-cell table:style-name="ce1" office:value-type="float" office:value="-0.0000895911289" calcext:value-type="float">
            <text:p>-8.96E-05</text:p>
          </table:table-cell>
        </table:table-row>
        <table:table-row table:style-name="ro1">
          <table:table-cell office:value-type="float" office:value="5.22000027" calcext:value-type="float">
            <text:p>5.22000027</text:p>
          </table:table-cell>
          <table:table-cell office:value-type="float" office:value="1.57080042" calcext:value-type="float">
            <text:p>1.57080042</text:p>
          </table:table-cell>
          <table:table-cell table:style-name="ce1" office:value-type="float" office:value="-0.00000891081163" calcext:value-type="float">
            <text:p>-8.91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44819546" calcext:value-type="float">
            <text:p>4.48E-05</text:p>
          </table:table-cell>
          <table:table-cell table:style-name="ce1" office:value-type="float" office:value="-0.000100797632" calcext:value-type="float">
            <text:p>-1.01E-04</text:p>
          </table:table-cell>
        </table:table-row>
        <table:table-row table:style-name="ro1">
          <table:table-cell office:value-type="float" office:value="5.31000042" calcext:value-type="float">
            <text:p>5.31000042</text:p>
          </table:table-cell>
          <table:table-cell office:value-type="float" office:value="1.5708009" calcext:value-type="float">
            <text:p>1.5708009</text:p>
          </table:table-cell>
          <table:table-cell table:style-name="ce1" office:value-type="float" office:value="-0.00000998064479" calcext:value-type="float">
            <text:p>-9.98E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500680253" calcext:value-type="float">
            <text:p>5.01E-05</text:p>
          </table:table-cell>
          <table:table-cell table:style-name="ce1" office:value-type="float" office:value="-0.000113418864" calcext:value-type="float">
            <text:p>-1.13E-04</text:p>
          </table:table-cell>
        </table:table-row>
        <table:table-row table:style-name="ro1">
          <table:table-cell office:value-type="float" office:value="5.40000057" calcext:value-type="float">
            <text:p>5.40000057</text:p>
          </table:table-cell>
          <table:table-cell office:value-type="float" office:value="1.57080138" calcext:value-type="float">
            <text:p>1.57080138</text:p>
          </table:table-cell>
          <table:table-cell table:style-name="ce1" office:value-type="float" office:value="-0.0000111844747" calcext:value-type="float">
            <text:p>-1.12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559917389" calcext:value-type="float">
            <text:p>5.60E-05</text:p>
          </table:table-cell>
          <table:table-cell table:style-name="ce1" office:value-type="float" office:value="-0.000127626699" calcext:value-type="float">
            <text:p>-1.28E-04</text:p>
          </table:table-cell>
        </table:table-row>
        <table:table-row table:style-name="ro1">
          <table:table-cell office:value-type="float" office:value="5.49000072" calcext:value-type="float">
            <text:p>5.49000072</text:p>
          </table:table-cell>
          <table:table-cell office:value-type="float" office:value="1.57080197" calcext:value-type="float">
            <text:p>1.57080197</text:p>
          </table:table-cell>
          <table:table-cell table:style-name="ce1" office:value-type="float" office:value="-0.0000125390798" calcext:value-type="float">
            <text:p>-1.25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626859983" calcext:value-type="float">
            <text:p>6.27E-05</text:p>
          </table:table-cell>
          <table:table-cell table:style-name="ce1" office:value-type="float" office:value="-0.000143605866" calcext:value-type="float">
            <text:p>-1.44E-04</text:p>
          </table:table-cell>
        </table:table-row>
        <table:table-row table:style-name="ro1">
          <table:table-cell office:value-type="float" office:value="5.58000088" calcext:value-type="float">
            <text:p>5.58000088</text:p>
          </table:table-cell>
          <table:table-cell office:value-type="float" office:value="1.57080269" calcext:value-type="float">
            <text:p>1.57080269</text:p>
          </table:table-cell>
          <table:table-cell table:style-name="ce1" office:value-type="float" office:value="-0.0000140632137" calcext:value-type="float">
            <text:p>-1.41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702096731" calcext:value-type="float">
            <text:p>7.02E-05</text:p>
          </table:table-cell>
          <table:table-cell table:style-name="ce1" office:value-type="float" office:value="-0.00016157284" calcext:value-type="float">
            <text:p>-1.62E-04</text:p>
          </table:table-cell>
        </table:table-row>
        <table:table-row table:style-name="ro1">
          <table:table-cell office:value-type="float" office:value="5.67000103" calcext:value-type="float">
            <text:p>5.67000103</text:p>
          </table:table-cell>
          <table:table-cell office:value-type="float" office:value="1.5708034" calcext:value-type="float">
            <text:p>1.5708034</text:p>
          </table:table-cell>
          <table:table-cell table:style-name="ce1" office:value-type="float" office:value="-0.0000157779905" calcext:value-type="float">
            <text:p>-1.58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786840901" calcext:value-type="float">
            <text:p>7.87E-05</text:p>
          </table:table-cell>
          <table:table-cell table:style-name="ce1" office:value-type="float" office:value="-0.000181777621" calcext:value-type="float">
            <text:p>-1.82E-04</text:p>
          </table:table-cell>
        </table:table-row>
        <table:table-row table:style-name="ro1">
          <table:table-cell office:value-type="float" office:value="5.76000118" calcext:value-type="float">
            <text:p>5.76000118</text:p>
          </table:table-cell>
          <table:table-cell office:value-type="float" office:value="1.57080424" calcext:value-type="float">
            <text:p>1.57080424</text:p>
          </table:table-cell>
          <table:table-cell table:style-name="ce1" office:value-type="float" office:value="-0.0000177071124" calcext:value-type="float">
            <text:p>-1.77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882460954" calcext:value-type="float">
            <text:p>8.82E-05</text:p>
          </table:table-cell>
          <table:table-cell table:style-name="ce1" office:value-type="float" office:value="-0.000204488315" calcext:value-type="float">
            <text:p>-2.04E-04</text:p>
          </table:table-cell>
        </table:table-row>
        <table:table-row table:style-name="ro1">
          <table:table-cell office:value-type="float" office:value="5.85000134" calcext:value-type="float">
            <text:p>5.85000134</text:p>
          </table:table-cell>
          <table:table-cell office:value-type="float" office:value="1.57080519" calcext:value-type="float">
            <text:p>1.57080519</text:p>
          </table:table-cell>
          <table:table-cell table:style-name="ce1" office:value-type="float" office:value="-0.0000198771231" calcext:value-type="float">
            <text:p>-1.99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0990012995" calcext:value-type="float">
            <text:p>9.90E-05</text:p>
          </table:table-cell>
          <table:table-cell table:style-name="ce1" office:value-type="float" office:value="-0.000230010759" calcext:value-type="float">
            <text:p>-2.30E-04</text:p>
          </table:table-cell>
        </table:table-row>
        <table:table-row table:style-name="ro1">
          <table:table-cell office:value-type="float" office:value="5.94000149" calcext:value-type="float">
            <text:p>5.94000149</text:p>
          </table:table-cell>
          <table:table-cell office:value-type="float" office:value="1.57080626" calcext:value-type="float">
            <text:p>1.57080626</text:p>
          </table:table-cell>
          <table:table-cell table:style-name="ce1" office:value-type="float" office:value="-0.0000223178467" calcext:value-type="float">
            <text:p>-2.23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11111793" calcext:value-type="float">
            <text:p>1.11E-04</text:p>
          </table:table-cell>
          <table:table-cell table:style-name="ce1" office:value-type="float" office:value="-0.000258690969" calcext:value-type="float">
            <text:p>-2.59E-04</text:p>
          </table:table-cell>
        </table:table-row>
        <table:table-row table:style-name="ro1">
          <table:table-cell office:value-type="float" office:value="6.03000164" calcext:value-type="float">
            <text:p>6.03000164</text:p>
          </table:table-cell>
          <table:table-cell office:value-type="float" office:value="1.57080746" calcext:value-type="float">
            <text:p>1.57080746</text:p>
          </table:table-cell>
          <table:table-cell table:style-name="ce1" office:value-type="float" office:value="-0.0000250627563" calcext:value-type="float">
            <text:p>-2.51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124743179" calcext:value-type="float">
            <text:p>1.25E-04</text:p>
          </table:table-cell>
          <table:table-cell table:style-name="ce1" office:value-type="float" office:value="-0.000290917931" calcext:value-type="float">
            <text:p>-2.91E-04</text:p>
          </table:table-cell>
        </table:table-row>
        <table:table-row table:style-name="ro1">
          <table:table-cell office:value-type="float" office:value="6.12000179" calcext:value-type="float">
            <text:p>6.12000179</text:p>
          </table:table-cell>
          <table:table-cell office:value-type="float" office:value="1.57080877" calcext:value-type="float">
            <text:p>1.57080877</text:p>
          </table:table-cell>
          <table:table-cell table:style-name="ce1" office:value-type="float" office:value="-0.0000281494686" calcext:value-type="float">
            <text:p>-2.81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140081291" calcext:value-type="float">
            <text:p>1.40E-04</text:p>
          </table:table-cell>
          <table:table-cell table:style-name="ce1" office:value-type="float" office:value="-0.000327129674" calcext:value-type="float">
            <text:p>-3.27E-04</text:p>
          </table:table-cell>
        </table:table-row>
        <table:table-row table:style-name="ro1">
          <table:table-cell office:value-type="float" office:value="6.21000195" calcext:value-type="float">
            <text:p>6.21000195</text:p>
          </table:table-cell>
          <table:table-cell office:value-type="float" office:value="1.5708102" calcext:value-type="float">
            <text:p>1.5708102</text:p>
          </table:table-cell>
          <table:table-cell table:style-name="ce1" office:value-type="float" office:value="-0.0000316202277" calcext:value-type="float">
            <text:p>-3.16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157353526" calcext:value-type="float">
            <text:p>1.57E-04</text:p>
          </table:table-cell>
          <table:table-cell table:style-name="ce1" office:value-type="float" office:value="-0.000367811037" calcext:value-type="float">
            <text:p>-3.68E-04</text:p>
          </table:table-cell>
        </table:table-row>
        <table:table-row table:style-name="ro1">
          <table:table-cell office:value-type="float" office:value="6.3000021" calcext:value-type="float">
            <text:p>6.3000021</text:p>
          </table:table-cell>
          <table:table-cell office:value-type="float" office:value="1.57081187" calcext:value-type="float">
            <text:p>1.57081187</text:p>
          </table:table-cell>
          <table:table-cell table:style-name="ce1" office:value-type="float" office:value="-0.0000355223747" calcext:value-type="float">
            <text:p>-3.55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176795671" calcext:value-type="float">
            <text:p>1.77E-04</text:p>
          </table:table-cell>
          <table:table-cell table:style-name="ce1" office:value-type="float" office:value="-0.000413503381" calcext:value-type="float">
            <text:p>-4.14E-04</text:p>
          </table:table-cell>
        </table:table-row>
        <table:table-row table:style-name="ro1">
          <table:table-cell office:value-type="float" office:value="6.39000225" calcext:value-type="float">
            <text:p>6.39000225</text:p>
          </table:table-cell>
          <table:table-cell office:value-type="float" office:value="1.57081378" calcext:value-type="float">
            <text:p>1.57081378</text:p>
          </table:table-cell>
          <table:table-cell table:style-name="ce1" office:value-type="float" office:value="-0.0000399090131" calcext:value-type="float">
            <text:p>-3.99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198672686" calcext:value-type="float">
            <text:p>1.99E-04</text:p>
          </table:table-cell>
          <table:table-cell table:style-name="ce1" office:value-type="float" office:value="-0.000464817625" calcext:value-type="float">
            <text:p>-4.65E-04</text:p>
          </table:table-cell>
        </table:table-row>
        <table:table-row table:style-name="ro1">
          <table:table-cell office:value-type="float" office:value="6.4800024" calcext:value-type="float">
            <text:p>6.4800024</text:p>
          </table:table-cell>
          <table:table-cell office:value-type="float" office:value="1.57081592" calcext:value-type="float">
            <text:p>1.57081592</text:p>
          </table:table-cell>
          <table:table-cell table:style-name="ce1" office:value-type="float" office:value="-0.0000448397441" calcext:value-type="float">
            <text:p>-4.48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223267096" calcext:value-type="float">
            <text:p>2.23E-04</text:p>
          </table:table-cell>
          <table:table-cell table:style-name="ce1" office:value-type="float" office:value="-0.000522445131" calcext:value-type="float">
            <text:p>-5.22E-04</text:p>
          </table:table-cell>
        </table:table-row>
        <table:table-row table:style-name="ro1">
          <table:table-cell office:value-type="float" office:value="6.57000256" calcext:value-type="float">
            <text:p>6.57000256</text:p>
          </table:table-cell>
          <table:table-cell office:value-type="float" office:value="1.57081831" calcext:value-type="float">
            <text:p>1.57081831</text:p>
          </table:table-cell>
          <table:table-cell table:style-name="ce1" office:value-type="float" office:value="-0.0000503815318" calcext:value-type="float">
            <text:p>-5.04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250916288" calcext:value-type="float">
            <text:p>2.51E-04</text:p>
          </table:table-cell>
          <table:table-cell table:style-name="ce1" office:value-type="float" office:value="-0.000587165996" calcext:value-type="float">
            <text:p>-5.87E-04</text:p>
          </table:table-cell>
        </table:table-row>
        <table:table-row table:style-name="ro1">
          <table:table-cell office:value-type="float" office:value="6.66000271" calcext:value-type="float">
            <text:p>6.66000271</text:p>
          </table:table-cell>
          <table:table-cell office:value-type="float" office:value="1.57082093" calcext:value-type="float">
            <text:p>1.57082093</text:p>
          </table:table-cell>
          <table:table-cell table:style-name="ce1" office:value-type="float" office:value="-0.0000566096023" calcext:value-type="float">
            <text:p>-5.66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28199653" calcext:value-type="float">
            <text:p>2.82E-04</text:p>
          </table:table-cell>
          <table:table-cell table:style-name="ce1" office:value-type="float" office:value="-0.000659855607" calcext:value-type="float">
            <text:p>-6.60E-04</text:p>
          </table:table-cell>
        </table:table-row>
        <table:table-row table:style-name="ro1">
          <table:table-cell office:value-type="float" office:value="6.75000286" calcext:value-type="float">
            <text:p>6.75000286</text:p>
          </table:table-cell>
          <table:table-cell office:value-type="float" office:value="1.57082391" calcext:value-type="float">
            <text:p>1.57082391</text:p>
          </table:table-cell>
          <table:table-cell table:style-name="ce1" office:value-type="float" office:value="-0.0000636084296" calcext:value-type="float">
            <text:p>-6.36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316944963" calcext:value-type="float">
            <text:p>3.17E-04</text:p>
          </table:table-cell>
          <table:table-cell table:style-name="ce1" office:value-type="float" office:value="-0.00074149156" calcext:value-type="float">
            <text:p>-7.41E-04</text:p>
          </table:table-cell>
        </table:table-row>
        <table:table-row table:style-name="ro1">
          <table:table-cell office:value-type="float" office:value="6.84000301" calcext:value-type="float">
            <text:p>6.84000301</text:p>
          </table:table-cell>
          <table:table-cell office:value-type="float" office:value="1.57082725" calcext:value-type="float">
            <text:p>1.57082725</text:p>
          </table:table-cell>
          <table:table-cell table:style-name="ce1" office:value-type="float" office:value="-0.0000714728594" calcext:value-type="float">
            <text:p>-7.15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356244767" calcext:value-type="float">
            <text:p>3.56E-04</text:p>
          </table:table-cell>
          <table:table-cell table:style-name="ce1" office:value-type="float" office:value="-0.000833167462" calcext:value-type="float">
            <text:p>-8.33E-04</text:p>
          </table:table-cell>
        </table:table-row>
        <table:table-row table:style-name="ro1">
          <table:table-cell office:value-type="float" office:value="6.93000317" calcext:value-type="float">
            <text:p>6.93000317</text:p>
          </table:table-cell>
          <table:table-cell office:value-type="float" office:value="1.57083106" calcext:value-type="float">
            <text:p>1.57083106</text:p>
          </table:table-cell>
          <table:table-cell table:style-name="ce1" office:value-type="float" office:value="-0.0000803093062" calcext:value-type="float">
            <text:p>-8.03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400411082" calcext:value-type="float">
            <text:p>4.00E-04</text:p>
          </table:table-cell>
          <table:table-cell table:style-name="ce1" office:value-type="float" office:value="-0.000936113356" calcext:value-type="float">
            <text:p>-9.36E-04</text:p>
          </table:table-cell>
        </table:table-row>
        <table:table-row table:style-name="ro1">
          <table:table-cell office:value-type="float" office:value="7.02000332" calcext:value-type="float">
            <text:p>7.02000332</text:p>
          </table:table-cell>
          <table:table-cell office:value-type="float" office:value="1.57083535" calcext:value-type="float">
            <text:p>1.57083535</text:p>
          </table:table-cell>
          <table:table-cell table:style-name="ce1" office:value-type="float" office:value="-0.0000902372849" calcext:value-type="float">
            <text:p>-9.02E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450032239" calcext:value-type="float">
            <text:p>4.50E-04</text:p>
          </table:table-cell>
          <table:table-cell table:style-name="ce1" office:value-type="float" office:value="-0.00105172023" calcext:value-type="float">
            <text:p>-1.05E-03</text:p>
          </table:table-cell>
        </table:table-row>
        <table:table-row table:style-name="ro1">
          <table:table-cell office:value-type="float" office:value="7.11000347" calcext:value-type="float">
            <text:p>7.11000347</text:p>
          </table:table-cell>
          <table:table-cell office:value-type="float" office:value="1.57084012" calcext:value-type="float">
            <text:p>1.57084012</text:p>
          </table:table-cell>
          <table:table-cell table:style-name="ce1" office:value-type="float" office:value="-0.000101391073" calcext:value-type="float">
            <text:p>-1.01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505785167" calcext:value-type="float">
            <text:p>5.06E-04</text:p>
          </table:table-cell>
          <table:table-cell table:style-name="ce1" office:value-type="float" office:value="-0.00118155126" calcext:value-type="float">
            <text:p>-1.18E-03</text:p>
          </table:table-cell>
        </table:table-row>
        <table:table-row table:style-name="ro1">
          <table:table-cell office:value-type="float" office:value="7.20000362" calcext:value-type="float">
            <text:p>7.20000362</text:p>
          </table:table-cell>
          <table:table-cell office:value-type="float" office:value="1.57084548" calcext:value-type="float">
            <text:p>1.57084548</text:p>
          </table:table-cell>
          <table:table-cell table:style-name="ce1" office:value-type="float" office:value="-0.000113921495" calcext:value-type="float">
            <text:p>-1.14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568440708" calcext:value-type="float">
            <text:p>5.68E-04</text:p>
          </table:table-cell>
          <table:table-cell table:style-name="ce1" office:value-type="float" office:value="-0.00132735458" calcext:value-type="float">
            <text:p>-1.33E-03</text:p>
          </table:table-cell>
        </table:table-row>
        <table:table-row table:style-name="ro1">
          <table:table-cell office:value-type="float" office:value="7.29000378" calcext:value-type="float">
            <text:p>7.29000378</text:p>
          </table:table-cell>
          <table:table-cell office:value-type="float" office:value="1.57085156" calcext:value-type="float">
            <text:p>1.57085156</text:p>
          </table:table-cell>
          <table:table-cell table:style-name="ce1" office:value-type="float" office:value="-0.00012799789" calcext:value-type="float">
            <text:p>-1.28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638827158" calcext:value-type="float">
            <text:p>6.39E-04</text:p>
          </table:table-cell>
          <table:table-cell table:style-name="ce1" office:value-type="float" office:value="-0.00149109447" calcext:value-type="float">
            <text:p>-1.49E-03</text:p>
          </table:table-cell>
        </table:table-row>
        <table:table-row table:style-name="ro1">
          <table:table-cell office:value-type="float" office:value="7.38000393" calcext:value-type="float">
            <text:p>7.38000393</text:p>
          </table:table-cell>
          <table:table-cell office:value-type="float" office:value="1.57085836" calcext:value-type="float">
            <text:p>1.57085836</text:p>
          </table:table-cell>
          <table:table-cell table:style-name="ce1" office:value-type="float" office:value="-0.000143810481" calcext:value-type="float">
            <text:p>-1.44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717892719" calcext:value-type="float">
            <text:p>7.18E-04</text:p>
          </table:table-cell>
          <table:table-cell table:style-name="ce1" office:value-type="float" office:value="-0.00167498528" calcext:value-type="float">
            <text:p>-1.67E-03</text:p>
          </table:table-cell>
        </table:table-row>
        <table:table-row table:style-name="ro1">
          <table:table-cell office:value-type="float" office:value="7.47000408" calcext:value-type="float">
            <text:p>7.47000408</text:p>
          </table:table-cell>
          <table:table-cell office:value-type="float" office:value="1.57086599" calcext:value-type="float">
            <text:p>1.57086599</text:p>
          </table:table-cell>
          <table:table-cell table:style-name="ce1" office:value-type="float" office:value="-0.000161572971" calcext:value-type="float">
            <text:p>-1.62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806710334" calcext:value-type="float">
            <text:p>8.07E-04</text:p>
          </table:table-cell>
          <table:table-cell table:style-name="ce1" office:value-type="float" office:value="-0.00188151165" calcext:value-type="float">
            <text:p>-1.88E-03</text:p>
          </table:table-cell>
        </table:table-row>
        <table:table-row table:style-name="ro1">
          <table:table-cell office:value-type="float" office:value="7.56000423" calcext:value-type="float">
            <text:p>7.56000423</text:p>
          </table:table-cell>
          <table:table-cell office:value-type="float" office:value="1.57087457" calcext:value-type="float">
            <text:p>1.57087457</text:p>
          </table:table-cell>
          <table:table-cell table:style-name="ce1" office:value-type="float" office:value="-0.000181525378" calcext:value-type="float">
            <text:p>-1.82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906478788" calcext:value-type="float">
            <text:p>9.06E-04</text:p>
          </table:table-cell>
          <table:table-cell table:style-name="ce1" office:value-type="float" office:value="-0.00211346382" calcext:value-type="float">
            <text:p>-2.11E-03</text:p>
          </table:table-cell>
        </table:table-row>
        <table:table-row table:style-name="ro1">
          <table:table-cell office:value-type="float" office:value="7.65000439" calcext:value-type="float">
            <text:p>7.65000439</text:p>
          </table:table-cell>
          <table:table-cell office:value-type="float" office:value="1.57088423" calcext:value-type="float">
            <text:p>1.57088423</text:p>
          </table:table-cell>
          <table:table-cell table:style-name="ce1" office:value-type="float" office:value="-0.000203937336" calcext:value-type="float">
            <text:p>-2.04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01855304" calcext:value-type="float">
            <text:p>1.02E-03</text:p>
          </table:table-cell>
          <table:table-cell table:style-name="ce1" office:value-type="float" office:value="-0.00237397384" calcext:value-type="float">
            <text:p>-2.37E-03</text:p>
          </table:table-cell>
        </table:table-row>
        <table:table-row table:style-name="ro1">
          <table:table-cell office:value-type="float" office:value="7.74000454" calcext:value-type="float">
            <text:p>7.74000454</text:p>
          </table:table-cell>
          <table:table-cell office:value-type="float" office:value="1.57089508" calcext:value-type="float">
            <text:p>1.57089508</text:p>
          </table:table-cell>
          <table:table-cell table:style-name="ce1" office:value-type="float" office:value="-0.000229111669" calcext:value-type="float">
            <text:p>-2.29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14443351" calcext:value-type="float">
            <text:p>1.14E-03</text:p>
          </table:table-cell>
          <table:table-cell table:style-name="ce1" office:value-type="float" office:value="-0.0026665621" calcext:value-type="float">
            <text:p>-2.67E-03</text:p>
          </table:table-cell>
        </table:table-row>
        <table:table-row table:style-name="ro1">
          <table:table-cell office:value-type="float" office:value="7.83000469" calcext:value-type="float">
            <text:p>7.83000469</text:p>
          </table:table-cell>
          <table:table-cell office:value-type="float" office:value="1.57090724" calcext:value-type="float">
            <text:p>1.57090724</text:p>
          </table:table-cell>
          <table:table-cell table:style-name="ce1" office:value-type="float" office:value="-0.000257388572" calcext:value-type="float">
            <text:p>-2.57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28582329" calcext:value-type="float">
            <text:p>1.29E-03</text:p>
          </table:table-cell>
          <table:table-cell table:style-name="ce1" office:value-type="float" office:value="-0.00299518602" calcext:value-type="float">
            <text:p>-3.00E-03</text:p>
          </table:table-cell>
        </table:table-row>
        <table:table-row table:style-name="ro1">
          <table:table-cell office:value-type="float" office:value="7.92000484" calcext:value-type="float">
            <text:p>7.92000484</text:p>
          </table:table-cell>
          <table:table-cell office:value-type="float" office:value="1.57092083" calcext:value-type="float">
            <text:p>1.57092083</text:p>
          </table:table-cell>
          <table:table-cell table:style-name="ce1" office:value-type="float" office:value="-0.000289150164" calcext:value-type="float">
            <text:p>-2.89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44463975" calcext:value-type="float">
            <text:p>1.44E-03</text:p>
          </table:table-cell>
          <table:table-cell table:style-name="ce1" office:value-type="float" office:value="-0.00336428592" calcext:value-type="float">
            <text:p>-3.36E-03</text:p>
          </table:table-cell>
        </table:table-row>
        <table:table-row table:style-name="ro1">
          <table:table-cell office:value-type="float" office:value="8.010005" calcext:value-type="float">
            <text:p>8.010005</text:p>
          </table:table-cell>
          <table:table-cell office:value-type="float" office:value="1.5709362" calcext:value-type="float">
            <text:p>1.5709362</text:p>
          </table:table-cell>
          <table:table-cell table:style-name="ce1" office:value-type="float" office:value="-0.000324825669" calcext:value-type="float">
            <text:p>-3.25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62304507" calcext:value-type="float">
            <text:p>1.62E-03</text:p>
          </table:table-cell>
          <table:table-cell table:style-name="ce1" office:value-type="float" office:value="-0.00377884507" calcext:value-type="float">
            <text:p>-3.78E-03</text:p>
          </table:table-cell>
        </table:table-row>
        <table:table-row table:style-name="ro1">
          <table:table-cell office:value-type="float" office:value="8.10000515" calcext:value-type="float">
            <text:p>8.10000515</text:p>
          </table:table-cell>
          <table:table-cell office:value-type="float" office:value="1.57095337" calcext:value-type="float">
            <text:p>1.57095337</text:p>
          </table:table-cell>
          <table:table-cell table:style-name="ce1" office:value-type="float" office:value="-0.000364897074" calcext:value-type="float">
            <text:p>-3.65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82342716" calcext:value-type="float">
            <text:p>1.82E-03</text:p>
          </table:table-cell>
          <table:table-cell table:style-name="ce1" office:value-type="float" office:value="-0.00424446166" calcext:value-type="float">
            <text:p>-4.24E-03</text:p>
          </table:table-cell>
        </table:table-row>
        <table:table-row table:style-name="ro1">
          <table:table-cell office:value-type="float" office:value="8.1900053" calcext:value-type="float">
            <text:p>8.1900053</text:p>
          </table:table-cell>
          <table:table-cell office:value-type="float" office:value="1.57097268" calcext:value-type="float">
            <text:p>1.57097268</text:p>
          </table:table-cell>
          <table:table-cell table:style-name="ce1" office:value-type="float" office:value="-0.000409905828" calcext:value-type="float">
            <text:p>-4.10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20485248" calcext:value-type="float">
            <text:p>2.05E-03</text:p>
          </table:table-cell>
          <table:table-cell table:style-name="ce1" office:value-type="float" office:value="-0.00476742256" calcext:value-type="float">
            <text:p>-4.77E-03</text:p>
          </table:table-cell>
        </table:table-row>
        <table:table-row table:style-name="ro1">
          <table:table-cell office:value-type="float" office:value="8.28000546" calcext:value-type="float">
            <text:p>8.28000546</text:p>
          </table:table-cell>
          <table:table-cell office:value-type="float" office:value="1.57099438" calcext:value-type="float">
            <text:p>1.57099438</text:p>
          </table:table-cell>
          <table:table-cell table:style-name="ce1" office:value-type="float" office:value="-0.000460459967" calcext:value-type="float">
            <text:p>-4.60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230135862" calcext:value-type="float">
            <text:p>2.30E-03</text:p>
          </table:table-cell>
          <table:table-cell table:style-name="ce1" office:value-type="float" office:value="-0.00535478443" calcext:value-type="float">
            <text:p>-5.35E-03</text:p>
          </table:table-cell>
        </table:table-row>
        <table:table-row table:style-name="ro1">
          <table:table-cell office:value-type="float" office:value="8.37000561" calcext:value-type="float">
            <text:p>8.37000561</text:p>
          </table:table-cell>
          <table:table-cell office:value-type="float" office:value="1.57101882" calcext:value-type="float">
            <text:p>1.57101882</text:p>
          </table:table-cell>
          <table:table-cell table:style-name="ce1" office:value-type="float" office:value="-0.000517242355" calcext:value-type="float">
            <text:p>-5.17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258534472" calcext:value-type="float">
            <text:p>2.59E-03</text:p>
          </table:table-cell>
          <table:table-cell table:style-name="ce1" office:value-type="float" office:value="-0.00601447932" calcext:value-type="float">
            <text:p>-6.01E-03</text:p>
          </table:table-cell>
        </table:table-row>
        <table:table-row table:style-name="ro1">
          <table:table-cell office:value-type="float" office:value="8.46000576" calcext:value-type="float">
            <text:p>8.46000576</text:p>
          </table:table-cell>
          <table:table-cell office:value-type="float" office:value="1.57104623" calcext:value-type="float">
            <text:p>1.57104623</text:p>
          </table:table-cell>
          <table:table-cell table:style-name="ce1" office:value-type="float" office:value="-0.000581020024" calcext:value-type="float">
            <text:p>-5.81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290431245" calcext:value-type="float">
            <text:p>2.90E-03</text:p>
          </table:table-cell>
          <table:table-cell table:style-name="ce1" office:value-type="float" office:value="-0.00675541954" calcext:value-type="float">
            <text:p>-6.76E-03</text:p>
          </table:table-cell>
        </table:table-row>
        <table:table-row table:style-name="ro1">
          <table:table-cell office:value-type="float" office:value="8.55000591" calcext:value-type="float">
            <text:p>8.55000591</text:p>
          </table:table-cell>
          <table:table-cell office:value-type="float" office:value="1.57107699" calcext:value-type="float">
            <text:p>1.57107699</text:p>
          </table:table-cell>
          <table:table-cell table:style-name="ce1" office:value-type="float" office:value="-0.000652654562" calcext:value-type="float">
            <text:p>-6.53E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326256244" calcext:value-type="float">
            <text:p>3.26E-03</text:p>
          </table:table-cell>
          <table:table-cell table:style-name="ce1" office:value-type="float" office:value="-0.0075876168" calcext:value-type="float">
            <text:p>-7.59E-03</text:p>
          </table:table-cell>
        </table:table-row>
        <table:table-row table:style-name="ro1">
          <table:table-cell office:value-type="float" office:value="8.64000607" calcext:value-type="float">
            <text:p>8.64000607</text:p>
          </table:table-cell>
          <table:table-cell office:value-type="float" office:value="1.57111156" calcext:value-type="float">
            <text:p>1.57111156</text:p>
          </table:table-cell>
          <table:table-cell table:style-name="ce1" office:value-type="float" office:value="-0.000733113673" calcext:value-type="float">
            <text:p>-7.33E-04</text:p>
          </table:table-cell>
          <table:table-cell office:value-type="float" office:value="8.99999905" calcext:value-type="float">
            <text:p>8.99999905</text:p>
          </table:table-cell>
          <table:table-cell table:style-name="ce1" office:value-type="float" office:value="0.00366495107" calcext:value-type="float">
            <text:p>3.66E-03</text:p>
          </table:table-cell>
          <table:table-cell table:style-name="ce1" office:value-type="float" office:value="-0.00852231588" calcext:value-type="float">
            <text:p>-8.52E-03</text:p>
          </table:table-cell>
        </table:table-row>
        <table:table-row table:style-name="ro1">
          <table:table-cell office:value-type="float" office:value="8.73000622" calcext:value-type="float">
            <text:p>8.73000622</text:p>
          </table:table-cell>
          <table:table-cell office:value-type="float" office:value="1.57115042" calcext:value-type="float">
            <text:p>1.57115042</text:p>
          </table:table-cell>
          <table:table-cell table:style-name="ce1" office:value-type="float" office:value="-0.000823484268" calcext:value-type="float">
            <text:p>-8.23E-04</text:p>
          </table:table-cell>
          <table:table-cell office:value-type="float" office:value="8.99999809" calcext:value-type="float">
            <text:p>8.99999809</text:p>
          </table:table-cell>
          <table:table-cell table:style-name="ce1" office:value-type="float" office:value="0.00411691098" calcext:value-type="float">
            <text:p>4.12E-03</text:p>
          </table:table-cell>
          <table:table-cell table:style-name="ce1" office:value-type="float" office:value="-0.0095721418" calcext:value-type="float">
            <text:p>-9.57E-03</text:p>
          </table:table-cell>
        </table:table-row>
        <table:table-row table:style-name="ro1">
          <table:table-cell office:value-type="float" office:value="8.82000637" calcext:value-type="float">
            <text:p>8.82000637</text:p>
          </table:table-cell>
          <table:table-cell office:value-type="float" office:value="1.57119405" calcext:value-type="float">
            <text:p>1.57119405</text:p>
          </table:table-cell>
          <table:table-cell table:style-name="ce1" office:value-type="float" office:value="-0.000924987078" calcext:value-type="float">
            <text:p>-9.25E-04</text:p>
          </table:table-cell>
          <table:table-cell office:value-type="float" office:value="8.99999714" calcext:value-type="float">
            <text:p>8.99999714</text:p>
          </table:table-cell>
          <table:table-cell table:style-name="ce1" office:value-type="float" office:value="0.004624533" calcext:value-type="float">
            <text:p>4.62E-03</text:p>
          </table:table-cell>
          <table:table-cell table:style-name="ce1" office:value-type="float" office:value="-0.0107512772" calcext:value-type="float">
            <text:p>-1.08E-02</text:p>
          </table:table-cell>
        </table:table-row>
        <table:table-row table:style-name="ro1">
          <table:table-cell office:value-type="float" office:value="8.91000652" calcext:value-type="float">
            <text:p>8.91000652</text:p>
          </table:table-cell>
          <table:table-cell office:value-type="float" office:value="1.57124305" calcext:value-type="float">
            <text:p>1.57124305</text:p>
          </table:table-cell>
          <table:table-cell table:style-name="ce1" office:value-type="float" office:value="-0.00103899336" calcext:value-type="float">
            <text:p>-1.04E-03</text:p>
          </table:table-cell>
          <table:table-cell office:value-type="float" office:value="8.99999619" calcext:value-type="float">
            <text:p>8.99999619</text:p>
          </table:table-cell>
          <table:table-cell table:style-name="ce1" office:value-type="float" office:value="0.00519469287" calcext:value-type="float">
            <text:p>5.19E-03</text:p>
          </table:table-cell>
          <table:table-cell table:style-name="ce1" office:value-type="float" office:value="-0.0120756533" calcext:value-type="float">
            <text:p>-1.21E-02</text:p>
          </table:table-cell>
        </table:table-row>
        <table:table-row table:style-name="ro1">
          <table:table-cell office:value-type="float" office:value="9.00000668" calcext:value-type="float">
            <text:p>9.00000668</text:p>
          </table:table-cell>
          <table:table-cell office:value-type="float" office:value="1.57129812" calcext:value-type="float">
            <text:p>1.57129812</text:p>
          </table:table-cell>
          <table:table-cell table:style-name="ce1" office:value-type="float" office:value="-0.00116704335" calcext:value-type="float">
            <text:p>-1.17E-03</text:p>
          </table:table-cell>
          <table:table-cell office:value-type="float" office:value="8.99999523" calcext:value-type="float">
            <text:p>8.99999523</text:p>
          </table:table-cell>
          <table:table-cell table:style-name="ce1" office:value-type="float" office:value="0.0058350754" calcext:value-type="float">
            <text:p>5.84E-03</text:p>
          </table:table-cell>
          <table:table-cell table:style-name="ce1" office:value-type="float" office:value="-0.0135631626" calcext:value-type="float">
            <text:p>-1.36E-02</text:p>
          </table:table-cell>
        </table:table-row>
        <table:table-row table:style-name="ro1">
          <table:table-cell office:value-type="float" office:value="9.09000683" calcext:value-type="float">
            <text:p>9.09000683</text:p>
          </table:table-cell>
          <table:table-cell office:value-type="float" office:value="1.57135999" calcext:value-type="float">
            <text:p>1.57135999</text:p>
          </table:table-cell>
          <table:table-cell table:style-name="ce1" office:value-type="float" office:value="-0.00131086679" calcext:value-type="float">
            <text:p>-1.31E-03</text:p>
          </table:table-cell>
          <table:table-cell office:value-type="float" office:value="8.99999332" calcext:value-type="float">
            <text:p>8.99999332</text:p>
          </table:table-cell>
          <table:table-cell table:style-name="ce1" office:value-type="float" office:value="0.0065543321" calcext:value-type="float">
            <text:p>6.55E-03</text:p>
          </table:table-cell>
          <table:table-cell table:style-name="ce1" office:value-type="float" office:value="-0.0152339051" calcext:value-type="float">
            <text:p>-1.52E-02</text:p>
          </table:table-cell>
        </table:table-row>
        <table:table-row table:style-name="ro1">
          <table:table-cell office:value-type="float" office:value="9.18000698" calcext:value-type="float">
            <text:p>9.18000698</text:p>
          </table:table-cell>
          <table:table-cell office:value-type="float" office:value="1.57142949" calcext:value-type="float">
            <text:p>1.57142949</text:p>
          </table:table-cell>
          <table:table-cell table:style-name="ce1" office:value-type="float" office:value="-0.00147240679" calcext:value-type="float">
            <text:p>-1.47E-03</text:p>
          </table:table-cell>
          <table:table-cell office:value-type="float" office:value="8.99999142" calcext:value-type="float">
            <text:p>8.99999142</text:p>
          </table:table-cell>
          <table:table-cell table:style-name="ce1" office:value-type="float" office:value="0.0073621734" calcext:value-type="float">
            <text:p>7.36E-03</text:p>
          </table:table-cell>
          <table:table-cell table:style-name="ce1" office:value-type="float" office:value="-0.0171104595" calcext:value-type="float">
            <text:p>-1.71E-02</text:p>
          </table:table-cell>
        </table:table-row>
        <table:table-row table:style-name="ro1">
          <table:table-cell office:value-type="float" office:value="9.27000713" calcext:value-type="float">
            <text:p>9.27000713</text:p>
          </table:table-cell>
          <table:table-cell office:value-type="float" office:value="1.57150757" calcext:value-type="float">
            <text:p>1.57150757</text:p>
          </table:table-cell>
          <table:table-cell table:style-name="ce1" office:value-type="float" office:value="-0.00165384577" calcext:value-type="float">
            <text:p>-1.65E-03</text:p>
          </table:table-cell>
          <table:table-cell office:value-type="float" office:value="8.99998856" calcext:value-type="float">
            <text:p>8.99998856</text:p>
          </table:table-cell>
          <table:table-cell table:style-name="ce1" office:value-type="float" office:value="0.00826950558" calcext:value-type="float">
            <text:p>8.27E-03</text:p>
          </table:table-cell>
          <table:table-cell table:style-name="ce1" office:value-type="float" office:value="-0.0192181878" calcext:value-type="float">
            <text:p>-1.92E-02</text:p>
          </table:table-cell>
        </table:table-row>
        <table:table-row table:style-name="ro1">
          <table:table-cell office:value-type="float" office:value="9.36000729" calcext:value-type="float">
            <text:p>9.36000729</text:p>
          </table:table-cell>
          <table:table-cell office:value-type="float" office:value="1.57159531" calcext:value-type="float">
            <text:p>1.57159531</text:p>
          </table:table-cell>
          <table:table-cell table:style-name="ce1" office:value-type="float" office:value="-0.0018576351" calcext:value-type="float">
            <text:p>-1.86E-03</text:p>
          </table:table-cell>
          <table:table-cell office:value-type="float" office:value="8.99998474" calcext:value-type="float">
            <text:p>8.99998474</text:p>
          </table:table-cell>
          <table:table-cell table:style-name="ce1" office:value-type="float" office:value="0.00928858947" calcext:value-type="float">
            <text:p>9.29E-03</text:p>
          </table:table-cell>
          <table:table-cell table:style-name="ce1" office:value-type="float" office:value="-0.0215855744" calcext:value-type="float">
            <text:p>-2.16E-02</text:p>
          </table:table-cell>
        </table:table-row>
        <table:table-row table:style-name="ro1">
          <table:table-cell office:value-type="float" office:value="9.45000744" calcext:value-type="float">
            <text:p>9.45000744</text:p>
          </table:table-cell>
          <table:table-cell office:value-type="float" office:value="1.57169378" calcext:value-type="float">
            <text:p>1.57169378</text:p>
          </table:table-cell>
          <table:table-cell table:style-name="ce1" office:value-type="float" office:value="-0.00208652834" calcext:value-type="float">
            <text:p>-2.09E-03</text:p>
          </table:table-cell>
          <table:table-cell office:value-type="float" office:value="8.99997997" calcext:value-type="float">
            <text:p>8.99997997</text:p>
          </table:table-cell>
          <table:table-cell table:style-name="ce1" office:value-type="float" office:value="0.0104331719" calcext:value-type="float">
            <text:p>1.04E-02</text:p>
          </table:table-cell>
          <table:table-cell table:style-name="ce1" office:value-type="float" office:value="-0.0242446195" calcext:value-type="float">
            <text:p>-2.42E-02</text:p>
          </table:table-cell>
        </table:table-row>
        <table:table-row table:style-name="ro1">
          <table:table-cell office:value-type="float" office:value="9.54000759" calcext:value-type="float">
            <text:p>9.54000759</text:p>
          </table:table-cell>
          <table:table-cell office:value-type="float" office:value="1.5718044" calcext:value-type="float">
            <text:p>1.5718044</text:p>
          </table:table-cell>
          <table:table-cell table:style-name="ce1" office:value-type="float" office:value="-0.00234361831" calcext:value-type="float">
            <text:p>-2.34E-03</text:p>
          </table:table-cell>
          <table:table-cell office:value-type="float" office:value="8.99997425" calcext:value-type="float">
            <text:p>8.99997425</text:p>
          </table:table-cell>
          <table:table-cell table:style-name="ce1" office:value-type="float" office:value="0.0117187351" calcext:value-type="float">
            <text:p>1.17E-02</text:p>
          </table:table-cell>
          <table:table-cell table:style-name="ce1" office:value-type="float" office:value="-0.027231263" calcext:value-type="float">
            <text:p>-2.72E-02</text:p>
          </table:table-cell>
        </table:table-row>
        <table:table-row table:style-name="ro1">
          <table:table-cell office:value-type="float" office:value="9.63000774" calcext:value-type="float">
            <text:p>9.63000774</text:p>
          </table:table-cell>
          <table:table-cell office:value-type="float" office:value="1.57192862" calcext:value-type="float">
            <text:p>1.57192862</text:p>
          </table:table-cell>
          <table:table-cell table:style-name="ce1" office:value-type="float" office:value="-0.00263237883" calcext:value-type="float">
            <text:p>-2.63E-03</text:p>
          </table:table-cell>
          <table:table-cell office:value-type="float" office:value="8.99996662" calcext:value-type="float">
            <text:p>8.99996662</text:p>
          </table:table-cell>
          <table:table-cell table:style-name="ce1" office:value-type="float" office:value="0.0131626446" calcext:value-type="float">
            <text:p>1.32E-02</text:p>
          </table:table-cell>
          <table:table-cell table:style-name="ce1" office:value-type="float" office:value="-0.030585872" calcext:value-type="float">
            <text:p>-3.06E-02</text:p>
          </table:table-cell>
        </table:table-row>
        <table:table-row table:style-name="ro1">
          <table:table-cell office:value-type="float" office:value="9.72000694" calcext:value-type="float">
            <text:p>9.72000694</text:p>
          </table:table-cell>
          <table:table-cell office:value-type="float" office:value="1.57206821" calcext:value-type="float">
            <text:p>1.57206821</text:p>
          </table:table-cell>
          <table:table-cell table:style-name="ce1" office:value-type="float" office:value="-0.00295671192" calcext:value-type="float">
            <text:p>-2.96E-03</text:p>
          </table:table-cell>
          <table:table-cell office:value-type="float" office:value="8.99995708" calcext:value-type="float">
            <text:p>8.99995708</text:p>
          </table:table-cell>
          <table:table-cell table:style-name="ce1" office:value-type="float" office:value="0.0147844199" calcext:value-type="float">
            <text:p>1.48E-02</text:p>
          </table:table-cell>
          <table:table-cell table:style-name="ce1" office:value-type="float" office:value="-0.0343537778" calcext:value-type="float">
            <text:p>-3.44E-02</text:p>
          </table:table-cell>
        </table:table-row>
        <table:table-row table:style-name="ro1">
          <table:table-cell office:value-type="float" office:value="9.81000614" calcext:value-type="float">
            <text:p>9.81000614</text:p>
          </table:table-cell>
          <table:table-cell office:value-type="float" office:value="1.57222497" calcext:value-type="float">
            <text:p>1.57222497</text:p>
          </table:table-cell>
          <table:table-cell table:style-name="ce1" office:value-type="float" office:value="-0.00332100014" calcext:value-type="float">
            <text:p>-3.32E-03</text:p>
          </table:table-cell>
          <table:table-cell office:value-type="float" office:value="8.99994564" calcext:value-type="float">
            <text:p>8.99994564</text:p>
          </table:table-cell>
          <table:table-cell table:style-name="ce1" office:value-type="float" office:value="0.016605949" calcext:value-type="float">
            <text:p>1.66E-02</text:p>
          </table:table-cell>
          <table:table-cell table:style-name="ce1" office:value-type="float" office:value="-0.038585905" calcext:value-type="float">
            <text:p>-3.86E-02</text:p>
          </table:table-cell>
        </table:table-row>
        <table:table-row table:style-name="ro1">
          <table:table-cell office:value-type="float" office:value="9.90000534" calcext:value-type="float">
            <text:p>9.90000534</text:p>
          </table:table-cell>
          <table:table-cell office:value-type="float" office:value="1.57240105" calcext:value-type="float">
            <text:p>1.57240105</text:p>
          </table:table-cell>
          <table:table-cell table:style-name="ce1" office:value-type="float" office:value="-0.00373016624" calcext:value-type="float">
            <text:p>-3.73E-03</text:p>
          </table:table-cell>
          <table:table-cell office:value-type="float" office:value="8.99993134" calcext:value-type="float">
            <text:p>8.99993134</text:p>
          </table:table-cell>
          <table:table-cell table:style-name="ce1" office:value-type="float" office:value="0.0186518319" calcext:value-type="float">
            <text:p>1.87E-02</text:p>
          </table:table-cell>
          <table:table-cell table:style-name="ce1" office:value-type="float" office:value="-0.0433394536" calcext:value-type="float">
            <text:p>-4.33E-02</text:p>
          </table:table-cell>
        </table:table-row>
        <table:table-row table:style-name="ro1">
          <table:table-cell office:value-type="float" office:value="9.99000454" calcext:value-type="float">
            <text:p>9.99000454</text:p>
          </table:table-cell>
          <table:table-cell office:value-type="float" office:value="1.57259881" calcext:value-type="float">
            <text:p>1.57259881</text:p>
          </table:table-cell>
          <table:table-cell table:style-name="ce1" office:value-type="float" office:value="-0.00418973947" calcext:value-type="float">
            <text:p>-4.19E-03</text:p>
          </table:table-cell>
          <table:table-cell office:value-type="float" office:value="8.99991322" calcext:value-type="float">
            <text:p>8.99991322</text:p>
          </table:table-cell>
          <table:table-cell table:style-name="ce1" office:value-type="float" office:value="0.0209497288" calcext:value-type="float">
            <text:p>2.09E-02</text:p>
          </table:table-cell>
          <table:table-cell table:style-name="ce1" office:value-type="float" office:value="-0.0486786775" calcext:value-type="float">
            <text:p>-4.87E-02</text:p>
          </table:table-cell>
        </table:table-row>
        <table:table-row table:style-name="ro1">
          <table:table-cell office:value-type="float" office:value="10.0800037" calcext:value-type="float">
            <text:p>10.0800037</text:p>
          </table:table-cell>
          <table:table-cell office:value-type="float" office:value="1.57282102" calcext:value-type="float">
            <text:p>1.57282102</text:p>
          </table:table-cell>
          <table:table-cell table:style-name="ce1" office:value-type="float" office:value="-0.00470593013" calcext:value-type="float">
            <text:p>-4.71E-03</text:p>
          </table:table-cell>
          <table:table-cell office:value-type="float" office:value="8.99989033" calcext:value-type="float">
            <text:p>8.99989033</text:p>
          </table:table-cell>
          <table:table-cell table:style-name="ce1" office:value-type="float" office:value="0.0235306714" calcext:value-type="float">
            <text:p>2.35E-02</text:p>
          </table:table-cell>
          <table:table-cell table:style-name="ce1" office:value-type="float" office:value="-0.0546757318" calcext:value-type="float">
            <text:p>-5.47E-02</text:p>
          </table:table-cell>
        </table:table-row>
        <table:table-row table:style-name="ro1">
          <table:table-cell office:value-type="float" office:value="10.1700029" calcext:value-type="float">
            <text:p>10.1700029</text:p>
          </table:table-cell>
          <table:table-cell office:value-type="float" office:value="1.57307053" calcext:value-type="float">
            <text:p>1.57307053</text:p>
          </table:table-cell>
          <table:table-cell table:style-name="ce1" office:value-type="float" office:value="-0.00528571429" calcext:value-type="float">
            <text:p>-5.29E-03</text:p>
          </table:table-cell>
          <table:table-cell office:value-type="float" office:value="8.99986172" calcext:value-type="float">
            <text:p>8.99986172</text:p>
          </table:table-cell>
          <table:table-cell table:style-name="ce1" office:value-type="float" office:value="0.0264295135" calcext:value-type="float">
            <text:p>2.64E-02</text:p>
          </table:table-cell>
          <table:table-cell table:style-name="ce1" office:value-type="float" office:value="-0.0614116713" calcext:value-type="float">
            <text:p>-6.14E-02</text:p>
          </table:table-cell>
        </table:table-row>
        <table:table-row table:style-name="ro1">
          <table:table-cell office:value-type="float" office:value="10.2600012" calcext:value-type="float">
            <text:p>10.2600012</text:p>
          </table:table-cell>
          <table:table-cell office:value-type="float" office:value="1.57335079" calcext:value-type="float">
            <text:p>1.57335079</text:p>
          </table:table-cell>
          <table:table-cell table:style-name="ce1" office:value-type="float" office:value="-0.00593692716" calcext:value-type="float">
            <text:p>-5.94E-03</text:p>
          </table:table-cell>
          <table:table-cell office:value-type="float" office:value="8.99982548" calcext:value-type="float">
            <text:p>8.99982548</text:p>
          </table:table-cell>
          <table:table-cell table:style-name="ce1" office:value-type="float" office:value="0.0296854135" calcext:value-type="float">
            <text:p>2.97E-02</text:p>
          </table:table-cell>
          <table:table-cell table:style-name="ce1" office:value-type="float" office:value="-0.0689775348" calcext:value-type="float">
            <text:p>-6.90E-02</text:p>
          </table:table-cell>
        </table:table-row>
        <table:table-row table:style-name="ro1">
          <table:table-cell office:value-type="float" office:value="10.3499994" calcext:value-type="float">
            <text:p>10.3499994</text:p>
          </table:table-cell>
          <table:table-cell office:value-type="float" office:value="1.57366562" calcext:value-type="float">
            <text:p>1.57366562</text:p>
          </table:table-cell>
          <table:table-cell table:style-name="ce1" office:value-type="float" office:value="-0.00666836929" calcext:value-type="float">
            <text:p>-6.67E-03</text:p>
          </table:table-cell>
          <table:table-cell office:value-type="float" office:value="8.9997797" calcext:value-type="float">
            <text:p>8.9997797</text:p>
          </table:table-cell>
          <table:table-cell table:style-name="ce1" office:value-type="float" office:value="0.0333423615" calcext:value-type="float">
            <text:p>3.33E-02</text:p>
          </table:table-cell>
          <table:table-cell table:style-name="ce1" office:value-type="float" office:value="-0.0774755776" calcext:value-type="float">
            <text:p>-7.75E-02</text:p>
          </table:table-cell>
        </table:table-row>
        <table:table-row table:style-name="ro1">
          <table:table-cell office:value-type="float" office:value="10.4399967" calcext:value-type="float">
            <text:p>10.4399967</text:p>
          </table:table-cell>
          <table:table-cell office:value-type="float" office:value="1.57401919" calcext:value-type="float">
            <text:p>1.57401919</text:p>
          </table:table-cell>
          <table:table-cell table:style-name="ce1" office:value-type="float" office:value="-0.00748992525" calcext:value-type="float">
            <text:p>-7.49E-03</text:p>
          </table:table-cell>
          <table:table-cell office:value-type="float" office:value="8.99972153" calcext:value-type="float">
            <text:p>8.99972153</text:p>
          </table:table-cell>
          <table:table-cell table:style-name="ce1" office:value-type="float" office:value="0.0374497101" calcext:value-type="float">
            <text:p>3.74E-02</text:p>
          </table:table-cell>
          <table:table-cell table:style-name="ce1" office:value-type="float" office:value="-0.0870206505" calcext:value-type="float">
            <text:p>-8.70E-02</text:p>
          </table:table-cell>
        </table:table-row>
        <table:table-row table:style-name="ro1">
          <table:table-cell office:value-type="float" office:value="10.529994" calcext:value-type="float">
            <text:p>10.529994</text:p>
          </table:table-cell>
          <table:table-cell office:value-type="float" office:value="1.57441628" calcext:value-type="float">
            <text:p>1.57441628</text:p>
          </table:table-cell>
          <table:table-cell table:style-name="ce1" office:value-type="float" office:value="-0.00841269828" calcext:value-type="float">
            <text:p>-8.41E-03</text:p>
          </table:table-cell>
          <table:table-cell office:value-type="float" office:value="8.99964809" calcext:value-type="float">
            <text:p>8.99964809</text:p>
          </table:table-cell>
          <table:table-cell table:style-name="ce1" office:value-type="float" office:value="0.0420629233" calcext:value-type="float">
            <text:p>4.21E-02</text:p>
          </table:table-cell>
          <table:table-cell table:style-name="ce1" office:value-type="float" office:value="-0.0977417454" calcext:value-type="float">
            <text:p>-9.77E-02</text:p>
          </table:table-cell>
        </table:table-row>
        <table:table-row table:style-name="ro1">
          <table:table-cell office:value-type="float" office:value="10.6199903" calcext:value-type="float">
            <text:p>10.6199903</text:p>
          </table:table-cell>
          <table:table-cell office:value-type="float" office:value="1.57486236" calcext:value-type="float">
            <text:p>1.57486236</text:p>
          </table:table-cell>
          <table:table-cell table:style-name="ce1" office:value-type="float" office:value="-0.0094491588" calcext:value-type="float">
            <text:p>-9.45E-03</text:p>
          </table:table-cell>
          <table:table-cell office:value-type="float" office:value="8.99955559" calcext:value-type="float">
            <text:p>8.99955559</text:p>
          </table:table-cell>
          <table:table-cell table:style-name="ce1" office:value-type="float" office:value="0.0472442955" calcext:value-type="float">
            <text:p>4.72E-02</text:p>
          </table:table-cell>
          <table:table-cell office:value-type="float" office:value="-0.109783746" calcext:value-type="float">
            <text:p>-0.109783746</text:p>
          </table:table-cell>
        </table:table-row>
        <table:table-row table:style-name="ro1">
          <table:table-cell office:value-type="float" office:value="10.7099857" calcext:value-type="float">
            <text:p>10.7099857</text:p>
          </table:table-cell>
          <table:table-cell office:value-type="float" office:value="1.57536328" calcext:value-type="float">
            <text:p>1.57536328</text:p>
          </table:table-cell>
          <table:table-cell table:style-name="ce1" office:value-type="float" office:value="-0.0106133139" calcext:value-type="float">
            <text:p>-1.06E-02</text:p>
          </table:table-cell>
          <table:table-cell office:value-type="float" office:value="8.99943924" calcext:value-type="float">
            <text:p>8.99943924</text:p>
          </table:table-cell>
          <table:table-cell table:style-name="ce1" office:value-type="float" office:value="0.0530637093" calcext:value-type="float">
            <text:p>5.31E-02</text:p>
          </table:table-cell>
          <table:table-cell office:value-type="float" office:value="-0.123309374" calcext:value-type="float">
            <text:p>-0.123309374</text:p>
          </table:table-cell>
        </table:table-row>
        <table:table-row table:style-name="ro1">
          <table:table-cell office:value-type="float" office:value="10.7999792" calcext:value-type="float">
            <text:p>10.7999792</text:p>
          </table:table-cell>
          <table:table-cell office:value-type="float" office:value="1.57592595" calcext:value-type="float">
            <text:p>1.57592595</text:p>
          </table:table-cell>
          <table:table-cell table:style-name="ce1" office:value-type="float" office:value="-0.0119208954" calcext:value-type="float">
            <text:p>-1.19E-02</text:p>
          </table:table-cell>
          <table:table-cell office:value-type="float" office:value="8.99929237" calcext:value-type="float">
            <text:p>8.99929237</text:p>
          </table:table-cell>
          <table:table-cell table:style-name="ce1" office:value-type="float" office:value="0.0595997088" calcext:value-type="float">
            <text:p>5.96E-02</text:p>
          </table:table-cell>
          <table:table-cell office:value-type="float" office:value="-0.138501406" calcext:value-type="float">
            <text:p>-0.138501406</text:p>
          </table:table-cell>
        </table:table-row>
        <table:table-row table:style-name="ro1">
          <table:table-cell office:value-type="float" office:value="10.8899708" calcext:value-type="float">
            <text:p>10.8899708</text:p>
          </table:table-cell>
          <table:table-cell office:value-type="float" office:value="1.57655799" calcext:value-type="float">
            <text:p>1.57655799</text:p>
          </table:table-cell>
          <table:table-cell table:style-name="ce1" office:value-type="float" office:value="-0.0133895744" calcext:value-type="float">
            <text:p>-1.34E-02</text:p>
          </table:table-cell>
          <table:table-cell office:value-type="float" office:value="8.99910641" calcext:value-type="float">
            <text:p>8.99910641</text:p>
          </table:table-cell>
          <table:table-cell table:style-name="ce1" office:value-type="float" office:value="0.066940397" calcext:value-type="float">
            <text:p>6.69E-02</text:p>
          </table:table-cell>
          <table:table-cell office:value-type="float" office:value="-0.155565068" calcext:value-type="float">
            <text:p>-0.155565068</text:p>
          </table:table-cell>
        </table:table-row>
        <table:table-row table:style-name="ro1">
          <table:table-cell office:value-type="float" office:value="10.9799604" calcext:value-type="float">
            <text:p>10.9799604</text:p>
          </table:table-cell>
          <table:table-cell office:value-type="float" office:value="1.57726777" calcext:value-type="float">
            <text:p>1.57726777</text:p>
          </table:table-cell>
          <table:table-cell table:style-name="ce1" office:value-type="float" office:value="-0.0150391972" calcext:value-type="float">
            <text:p>-1.50E-02</text:p>
          </table:table-cell>
          <table:table-cell office:value-type="float" office:value="8.9988718" calcext:value-type="float">
            <text:p>8.9988718</text:p>
          </table:table-cell>
          <table:table-cell table:style-name="ce1" office:value-type="float" office:value="0.0751846582" calcext:value-type="float">
            <text:p>7.52E-02</text:p>
          </table:table-cell>
          <table:table-cell office:value-type="float" office:value="-0.174730912" calcext:value-type="float">
            <text:p>-0.174730912</text:p>
          </table:table-cell>
        </table:table-row>
        <table:table-row table:style-name="ro1">
          <table:table-cell office:value-type="float" office:value="11.0699482" calcext:value-type="float">
            <text:p>11.0699482</text:p>
          </table:table-cell>
          <table:table-cell office:value-type="float" office:value="1.57806504" calcext:value-type="float">
            <text:p>1.57806504</text:p>
          </table:table-cell>
          <table:table-cell table:style-name="ce1" office:value-type="float" office:value="-0.016892055" calcext:value-type="float">
            <text:p>-1.69E-02</text:p>
          </table:table-cell>
          <table:table-cell office:value-type="float" office:value="8.99857616" calcext:value-type="float">
            <text:p>8.99857616</text:p>
          </table:table-cell>
          <table:table-cell table:style-name="ce1" office:value-type="float" office:value="0.084443517" calcext:value-type="float">
            <text:p>8.44E-02</text:p>
          </table:table-cell>
          <table:table-cell office:value-type="float" office:value="-0.196257815" calcext:value-type="float">
            <text:p>-0.196257815</text:p>
          </table:table-cell>
        </table:table-row>
        <table:table-row table:style-name="ro1">
          <table:table-cell office:value-type="float" office:value="11.1599321" calcext:value-type="float">
            <text:p>11.1599321</text:p>
          </table:table-cell>
          <table:table-cell office:value-type="float" office:value="1.57896042" calcext:value-type="float">
            <text:p>1.57896042</text:p>
          </table:table-cell>
          <table:table-cell table:style-name="ce1" office:value-type="float" office:value="-0.0189731829" calcext:value-type="float">
            <text:p>-1.90E-02</text:p>
          </table:table-cell>
          <table:table-cell office:value-type="float" office:value="8.99820328" calcext:value-type="float">
            <text:p>8.99820328</text:p>
          </table:table-cell>
          <table:table-cell table:style-name="ce1" office:value-type="float" office:value="0.0948414728" calcext:value-type="float">
            <text:p>9.48E-02</text:p>
          </table:table-cell>
          <table:table-cell office:value-type="float" office:value="-0.220436528" calcext:value-type="float">
            <text:p>-0.220436528</text:p>
          </table:table-cell>
        </table:table-row>
        <table:table-row table:style-name="ro1">
          <table:table-cell office:value-type="float" office:value="11.2499123" calcext:value-type="float">
            <text:p>11.2499123</text:p>
          </table:table-cell>
          <table:table-cell office:value-type="float" office:value="1.57996607" calcext:value-type="float">
            <text:p>1.57996607</text:p>
          </table:table-cell>
          <table:table-cell table:style-name="ce1" office:value-type="float" office:value="-0.021310702" calcext:value-type="float">
            <text:p>-2.13E-02</text:p>
          </table:table-cell>
          <table:table-cell office:value-type="float" office:value="8.99773216" calcext:value-type="float">
            <text:p>8.99773216</text:p>
          </table:table-cell>
          <table:table-cell office:value-type="float" office:value="0.106518187" calcext:value-type="float">
            <text:p>0.106518187</text:p>
          </table:table-cell>
          <table:table-cell office:value-type="float" office:value="-0.247593552" calcext:value-type="float">
            <text:p>-0.247593552</text:p>
          </table:table-cell>
        </table:table-row>
        <table:table-row table:style-name="ro1">
          <table:table-cell office:value-type="float" office:value="11.3398867" calcext:value-type="float">
            <text:p>11.3398867</text:p>
          </table:table-cell>
          <table:table-cell office:value-type="float" office:value="1.58109558" calcext:value-type="float">
            <text:p>1.58109558</text:p>
          </table:table-cell>
          <table:table-cell table:style-name="ce1" office:value-type="float" office:value="-0.0239361916" calcext:value-type="float">
            <text:p>-2.39E-02</text:p>
          </table:table-cell>
          <table:table-cell office:value-type="float" office:value="8.99713802" calcext:value-type="float">
            <text:p>8.99713802</text:p>
          </table:table-cell>
          <table:table-cell office:value-type="float" office:value="0.119630247" calcext:value-type="float">
            <text:p>0.119630247</text:p>
          </table:table-cell>
          <table:table-cell office:value-type="float" office:value="-0.278095514" calcext:value-type="float">
            <text:p>-0.278095514</text:p>
          </table:table-cell>
        </table:table-row>
        <table:table-row table:style-name="ro1">
          <table:table-cell office:value-type="float" office:value="11.4298544" calcext:value-type="float">
            <text:p>11.4298544</text:p>
          </table:table-cell>
          <table:table-cell office:value-type="float" office:value="1.58236408" calcext:value-type="float">
            <text:p>1.58236408</text:p>
          </table:table-cell>
          <table:table-cell table:style-name="ce1" office:value-type="float" office:value="-0.0268851202" calcext:value-type="float">
            <text:p>-2.69E-02</text:p>
          </table:table-cell>
          <table:table-cell office:value-type="float" office:value="8.99638939" calcext:value-type="float">
            <text:p>8.99638939</text:p>
          </table:table-cell>
          <table:table-cell office:value-type="float" office:value="0.134353101" calcext:value-type="float">
            <text:p>0.134353101</text:p>
          </table:table-cell>
          <table:table-cell office:value-type="float" office:value="-0.312354088" calcext:value-type="float">
            <text:p>-0.312354088</text:p>
          </table:table-cell>
        </table:table-row>
        <table:table-row table:style-name="ro1">
          <table:table-cell office:value-type="float" office:value="11.5198135" calcext:value-type="float">
            <text:p>11.5198135</text:p>
          </table:table-cell>
          <table:table-cell office:value-type="float" office:value="1.58378863" calcext:value-type="float">
            <text:p>1.58378863</text:p>
          </table:table-cell>
          <table:table-cell table:style-name="ce1" office:value-type="float" office:value="-0.0301973205" calcext:value-type="float">
            <text:p>-3.02E-02</text:p>
          </table:table-cell>
          <table:table-cell office:value-type="float" office:value="8.9954443" calcext:value-type="float">
            <text:p>8.9954443</text:p>
          </table:table-cell>
          <table:table-cell office:value-type="float" office:value="0.150883257" calcext:value-type="float">
            <text:p>0.150883257</text:p>
          </table:table-cell>
          <table:table-cell office:value-type="float" office:value="-0.350831509" calcext:value-type="float">
            <text:p>-0.350831509</text:p>
          </table:table-cell>
        </table:table-row>
        <table:table-row table:style-name="ro1">
          <table:table-cell office:value-type="float" office:value="11.6097622" calcext:value-type="float">
            <text:p>11.6097622</text:p>
          </table:table-cell>
          <table:table-cell office:value-type="float" office:value="1.58538842" calcext:value-type="float">
            <text:p>1.58538842</text:p>
          </table:table-cell>
          <table:table-cell table:style-name="ce1" office:value-type="float" office:value="-0.0339175239" calcext:value-type="float">
            <text:p>-3.39E-02</text:p>
          </table:table-cell>
          <table:table-cell office:value-type="float" office:value="8.9942522" calcext:value-type="float">
            <text:p>8.9942522</text:p>
          </table:table-cell>
          <table:table-cell office:value-type="float" office:value="0.169440597" calcext:value-type="float">
            <text:p>0.169440597</text:p>
          </table:table-cell>
          <table:table-cell office:value-type="float" office:value="-0.394046634" calcext:value-type="float">
            <text:p>-0.394046634</text:p>
          </table:table-cell>
        </table:table-row>
        <table:table-row table:style-name="ro1">
          <table:table-cell office:value-type="float" office:value="11.6996975" calcext:value-type="float">
            <text:p>11.6996975</text:p>
          </table:table-cell>
          <table:table-cell office:value-type="float" office:value="1.58718503" calcext:value-type="float">
            <text:p>1.58718503</text:p>
          </table:table-cell>
          <table:table-cell table:style-name="ce1" office:value-type="float" office:value="-0.038095966" calcext:value-type="float">
            <text:p>-3.81E-02</text:p>
          </table:table-cell>
          <table:table-cell office:value-type="float" office:value="8.99274921" calcext:value-type="float">
            <text:p>8.99274921</text:p>
          </table:table-cell>
          <table:table-cell office:value-type="float" office:value="0.190270975" calcext:value-type="float">
            <text:p>0.190270975</text:p>
          </table:table-cell>
          <table:table-cell office:value-type="float" office:value="-0.442581862" calcext:value-type="float">
            <text:p>-0.442581862</text:p>
          </table:table-cell>
        </table:table-row>
        <table:table-row table:style-name="ro1">
          <table:table-cell office:value-type="float" office:value="11.7896156" calcext:value-type="float">
            <text:p>11.7896156</text:p>
          </table:table-cell>
          <table:table-cell office:value-type="float" office:value="1.5892024" calcext:value-type="float">
            <text:p>1.5892024</text:p>
          </table:table-cell>
          <table:table-cell table:style-name="ce1" office:value-type="float" office:value="-0.0427890532" calcext:value-type="float">
            <text:p>-4.28E-02</text:p>
          </table:table-cell>
          <table:table-cell office:value-type="float" office:value="8.99085331" calcext:value-type="float">
            <text:p>8.99085331</text:p>
          </table:table-cell>
          <table:table-cell office:value-type="float" office:value="0.213648841" calcext:value-type="float">
            <text:p>0.213648841</text:p>
          </table:table-cell>
          <table:table-cell office:value-type="float" office:value="-0.497090936" calcext:value-type="float">
            <text:p>-0.497090936</text:p>
          </table:table-cell>
        </table:table-row>
        <table:table-row table:style-name="ro1">
          <table:table-cell office:value-type="float" office:value="11.8795128" calcext:value-type="float">
            <text:p>11.8795128</text:p>
          </table:table-cell>
          <table:table-cell office:value-type="float" office:value="1.5914675" calcext:value-type="float">
            <text:p>1.5914675</text:p>
          </table:table-cell>
          <table:table-cell table:style-name="ce1" office:value-type="float" office:value="-0.0480601192" calcext:value-type="float">
            <text:p>-4.81E-02</text:p>
          </table:table-cell>
          <table:table-cell office:value-type="float" office:value="8.98846245" calcext:value-type="float">
            <text:p>8.98846245</text:p>
          </table:table-cell>
          <table:table-cell office:value-type="float" office:value="0.239880159" calcext:value-type="float">
            <text:p>0.239880159</text:p>
          </table:table-cell>
          <table:table-cell office:value-type="float" office:value="-0.55830729" calcext:value-type="float">
            <text:p>-0.55830729</text:p>
          </table:table-cell>
        </table:table-row>
        <table:table-row table:style-name="ro1">
          <table:table-cell office:value-type="float" office:value="11.9693832" calcext:value-type="float">
            <text:p>11.9693832</text:p>
          </table:table-cell>
          <table:table-cell office:value-type="float" office:value="1.59401059" calcext:value-type="float">
            <text:p>1.59401059</text:p>
          </table:table-cell>
          <table:table-cell table:style-name="ce1" office:value-type="float" office:value="-0.0539802723" calcext:value-type="float">
            <text:p>-5.40E-02</text:p>
          </table:table-cell>
          <table:table-cell office:value-type="float" office:value="8.98544693" calcext:value-type="float">
            <text:p>8.98544693</text:p>
          </table:table-cell>
          <table:table-cell office:value-type="float" office:value="0.269305348" calcext:value-type="float">
            <text:p>0.269305348</text:p>
          </table:table-cell>
          <table:table-cell office:value-type="float" office:value="-0.627053618" calcext:value-type="float">
            <text:p>-0.627053618</text:p>
          </table:table-cell>
        </table:table-row>
        <table:table-row table:style-name="ro1">
          <table:table-cell office:value-type="float" office:value="12.0592194" calcext:value-type="float">
            <text:p>12.0592194</text:p>
          </table:table-cell>
          <table:table-cell office:value-type="float" office:value="1.59686553" calcext:value-type="float">
            <text:p>1.59686553</text:p>
          </table:table-cell>
          <table:table-cell table:style-name="ce1" office:value-type="float" office:value="-0.060629338" calcext:value-type="float">
            <text:p>-6.06E-02</text:p>
          </table:table-cell>
          <table:table-cell office:value-type="float" office:value="8.98164463" calcext:value-type="float">
            <text:p>8.98164463</text:p>
          </table:table-cell>
          <table:table-cell office:value-type="float" office:value="0.302302033" calcext:value-type="float">
            <text:p>0.302302033</text:p>
          </table:table-cell>
          <table:table-cell office:value-type="float" office:value="-0.704252481" calcext:value-type="float">
            <text:p>-0.704252481</text:p>
          </table:table-cell>
        </table:table-row>
        <table:table-row table:style-name="ro1">
          <table:table-cell office:value-type="float" office:value="12.1490126" calcext:value-type="float">
            <text:p>12.1490126</text:p>
          </table:table-cell>
          <table:table-cell office:value-type="float" office:value="1.60007" calcext:value-type="float">
            <text:p>1.60007</text:p>
          </table:table-cell>
          <table:table-cell table:style-name="ce1" office:value-type="float" office:value="-0.0680969134" calcext:value-type="float">
            <text:p>-6.81E-02</text:p>
          </table:table-cell>
          <table:table-cell office:value-type="float" office:value="8.97685146" calcext:value-type="float">
            <text:p>8.97685146</text:p>
          </table:table-cell>
          <table:table-cell office:value-type="float" office:value="0.339287817" calcext:value-type="float">
            <text:p>0.339287817</text:p>
          </table:table-cell>
          <table:table-cell office:value-type="float" office:value="-0.790937901" calcext:value-type="float">
            <text:p>-0.790937901</text:p>
          </table:table-cell>
        </table:table-row>
        <table:table-row table:style-name="ro1">
          <table:table-cell office:value-type="float" office:value="12.2387524" calcext:value-type="float">
            <text:p>12.2387524</text:p>
          </table:table-cell>
          <table:table-cell office:value-type="float" office:value="1.60366619" calcext:value-type="float">
            <text:p>1.60366619</text:p>
          </table:table-cell>
          <table:table-cell table:style-name="ce1" office:value-type="float" office:value="-0.0764835477" calcext:value-type="float">
            <text:p>-7.65E-02</text:p>
          </table:table-cell>
          <table:table-cell office:value-type="float" office:value="8.97080994" calcext:value-type="float">
            <text:p>8.97080994</text:p>
          </table:table-cell>
          <table:table-cell office:value-type="float" office:value="0.380722463" calcext:value-type="float">
            <text:p>0.380722463</text:p>
          </table:table-cell>
          <table:table-cell office:value-type="float" office:value="-0.888268292" calcext:value-type="float">
            <text:p>-0.888268292</text:p>
          </table:table-cell>
        </table:table-row>
        <table:table-row table:style-name="ro1">
          <table:table-cell office:value-type="float" office:value="12.3284235" calcext:value-type="float">
            <text:p>12.3284235</text:p>
          </table:table-cell>
          <table:table-cell office:value-type="float" office:value="1.60770094" calcext:value-type="float">
            <text:p>1.60770094</text:p>
          </table:table-cell>
          <table:table-cell table:style-name="ce1" office:value-type="float" office:value="-0.0859020501" calcext:value-type="float">
            <text:p>-8.59E-02</text:p>
          </table:table-cell>
          <table:table-cell office:value-type="float" office:value="8.96319675" calcext:value-type="float">
            <text:p>8.96319675</text:p>
          </table:table-cell>
          <table:table-cell office:value-type="float" office:value="0.427109301" calcext:value-type="float">
            <text:p>0.427109301</text:p>
          </table:table-cell>
          <table:table-cell office:value-type="float" office:value="-0.997540295" calcext:value-type="float">
            <text:p>-0.997540295</text:p>
          </table:table-cell>
        </table:table-row>
        <table:table-row table:style-name="ro1">
          <table:table-cell office:value-type="float" office:value="12.4180098" calcext:value-type="float">
            <text:p>12.4180098</text:p>
          </table:table-cell>
          <table:table-cell office:value-type="float" office:value="1.61222661" calcext:value-type="float">
            <text:p>1.61222661</text:p>
          </table:table-cell>
          <table:table-cell table:style-name="ce1" office:value-type="float" office:value="-0.096478954" calcext:value-type="float">
            <text:p>-9.65E-02</text:p>
          </table:table-cell>
          <table:table-cell office:value-type="float" office:value="8.9536047" calcext:value-type="float">
            <text:p>8.9536047</text:p>
          </table:table-cell>
          <table:table-cell office:value-type="float" office:value="0.478995204" calcext:value-type="float">
            <text:p>0.478995204</text:p>
          </table:table-cell>
          <table:table-cell office:value-type="float" office:value="-1.12020409" calcext:value-type="float">
            <text:p>-1.12020409</text:p>
          </table:table-cell>
        </table:table-row>
        <table:table-row table:style-name="ro1">
          <table:table-cell office:value-type="float" office:value="12.5074873" calcext:value-type="float">
            <text:p>12.5074873</text:p>
          </table:table-cell>
          <table:table-cell office:value-type="float" office:value="1.61730111" calcext:value-type="float">
            <text:p>1.61730111</text:p>
          </table:table-cell>
          <table:table-cell office:value-type="float" office:value="-0.108356126" calcext:value-type="float">
            <text:p>-0.108356126</text:p>
          </table:table-cell>
          <table:table-cell office:value-type="float" office:value="8.94152546" calcext:value-type="float">
            <text:p>8.94152546</text:p>
          </table:table-cell>
          <table:table-cell office:value-type="float" office:value="0.536968231" calcext:value-type="float">
            <text:p>0.536968231</text:p>
          </table:table-cell>
          <table:table-cell office:value-type="float" office:value="-1.25787961" calcext:value-type="float">
            <text:p>-1.25787961</text:p>
          </table:table-cell>
        </table:table-row>
        <table:table-row table:style-name="ro1">
          <table:table-cell office:value-type="float" office:value="12.5968294" calcext:value-type="float">
            <text:p>12.5968294</text:p>
          </table:table-cell>
          <table:table-cell office:value-type="float" office:value="1.62298834" calcext:value-type="float">
            <text:p>1.62298834</text:p>
          </table:table-cell>
          <table:table-cell office:value-type="float" office:value="-0.121692553" calcext:value-type="float">
            <text:p>-0.121692553</text:p>
          </table:table-cell>
          <table:table-cell office:value-type="float" office:value="8.92632103" calcext:value-type="float">
            <text:p>8.92632103</text:p>
          </table:table-cell>
          <table:table-cell office:value-type="float" office:value="0.601652324" calcext:value-type="float">
            <text:p>0.601652324</text:p>
          </table:table-cell>
          <table:table-cell office:value-type="float" office:value="-1.41237354" calcext:value-type="float">
            <text:p>-1.41237354</text:p>
          </table:table-cell>
        </table:table-row>
        <table:table-row table:style-name="ro1">
          <table:table-cell office:value-type="float" office:value="12.6860008" calcext:value-type="float">
            <text:p>12.6860008</text:p>
          </table:table-cell>
          <table:table-cell office:value-type="float" office:value="1.62935865" calcext:value-type="float">
            <text:p>1.62935865</text:p>
          </table:table-cell>
          <table:table-cell office:value-type="float" office:value="-0.136666298" calcext:value-type="float">
            <text:p>-0.136666298</text:p>
          </table:table-cell>
          <table:table-cell office:value-type="float" office:value="8.90719318" calcext:value-type="float">
            <text:p>8.90719318</text:p>
          </table:table-cell>
          <table:table-cell office:value-type="float" office:value="0.673696816" calcext:value-type="float">
            <text:p>0.673696816</text:p>
          </table:table-cell>
          <table:table-cell office:value-type="float" office:value="-1.58569717" calcext:value-type="float">
            <text:p>-1.58569717</text:p>
          </table:table-cell>
        </table:table-row>
        <table:table-row table:style-name="ro1">
          <table:table-cell office:value-type="float" office:value="12.7749567" calcext:value-type="float">
            <text:p>12.7749567</text:p>
          </table:table-cell>
          <table:table-cell office:value-type="float" office:value="1.63648891" calcext:value-type="float">
            <text:p>1.63648891</text:p>
          </table:table-cell>
          <table:table-cell office:value-type="float" office:value="-0.153476641" calcext:value-type="float">
            <text:p>-0.153476641</text:p>
          </table:table-cell>
          <table:table-cell office:value-type="float" office:value="8.88314819" calcext:value-type="float">
            <text:p>8.88314819</text:p>
          </table:table-cell>
          <table:table-cell office:value-type="float" office:value="0.753758967" calcext:value-type="float">
            <text:p>0.753758967</text:p>
          </table:table-cell>
          <table:table-cell office:value-type="float" office:value="-1.78008342" calcext:value-type="float">
            <text:p>-1.78008342</text:p>
          </table:table-cell>
        </table:table-row>
        <table:table-row table:style-name="ro1">
          <table:table-cell office:value-type="float" office:value="12.8636427" calcext:value-type="float">
            <text:p>12.8636427</text:p>
          </table:table-cell>
          <table:table-cell office:value-type="float" office:value="1.64446259" calcext:value-type="float">
            <text:p>1.64446259</text:p>
          </table:table-cell>
          <table:table-cell office:value-type="float" office:value="-0.172346339" calcext:value-type="float">
            <text:p>-0.172346339</text:p>
          </table:table-cell>
          <table:table-cell office:value-type="float" office:value="8.8529501" calcext:value-type="float">
            <text:p>8.8529501</text:p>
          </table:table-cell>
          <table:table-cell office:value-type="float" office:value="0.842476368" calcext:value-type="float">
            <text:p>0.842476368</text:p>
          </table:table-cell>
          <table:table-cell office:value-type="float" office:value="-1.99800313" calcext:value-type="float">
            <text:p>-1.99800313</text:p>
          </table:table-cell>
        </table:table-row>
        <table:table-row table:style-name="ro1">
          <table:table-cell office:value-type="float" office:value="12.9519901" calcext:value-type="float">
            <text:p>12.9519901</text:p>
          </table:table-cell>
          <table:table-cell office:value-type="float" office:value="1.65336919" calcext:value-type="float">
            <text:p>1.65336919</text:p>
          </table:table-cell>
          <table:table-cell office:value-type="float" office:value="-0.193524137" calcext:value-type="float">
            <text:p>-0.193524137</text:p>
          </table:table-cell>
          <table:table-cell office:value-type="float" office:value="8.81507015" calcext:value-type="float">
            <text:p>8.81507015</text:p>
          </table:table-cell>
          <table:table-cell office:value-type="float" office:value="0.940425217" calcext:value-type="float">
            <text:p>0.940425217</text:p>
          </table:table-cell>
          <table:table-cell office:value-type="float" office:value="-2.24217749" calcext:value-type="float">
            <text:p>-2.24217749</text:p>
          </table:table-cell>
        </table:table-row>
        <table:table-row table:style-name="ro1">
          <table:table-cell office:value-type="float" office:value="13.0399122" calcext:value-type="float">
            <text:p>13.0399122</text:p>
          </table:table-cell>
          <table:table-cell office:value-type="float" office:value="1.66330338" calcext:value-type="float">
            <text:p>1.66330338</text:p>
          </table:table-cell>
          <table:table-cell office:value-type="float" office:value="-0.217287257" calcext:value-type="float">
            <text:p>-0.217287257</text:p>
          </table:table-cell>
          <table:table-cell office:value-type="float" office:value="8.76762486" calcext:value-type="float">
            <text:p>8.76762486</text:p>
          </table:table-cell>
          <table:table-cell office:value-type="float" office:value="1.04805923" calcext:value-type="float">
            <text:p>1.04805923</text:p>
          </table:table-cell>
          <table:table-cell office:value-type="float" office:value="-2.51558638" calcext:value-type="float">
            <text:p>-2.51558638</text:p>
          </table:table-cell>
        </table:table-row>
        <table:table-row table:style-name="ro1">
          <table:table-cell office:value-type="float" office:value="13.1273031" calcext:value-type="float">
            <text:p>13.1273031</text:p>
          </table:table-cell>
          <table:table-cell office:value-type="float" office:value="1.67436349" calcext:value-type="float">
            <text:p>1.67436349</text:p>
          </table:table-cell>
          <table:table-cell office:value-type="float" office:value="-0.243944019" calcext:value-type="float">
            <text:p>-0.243944019</text:p>
          </table:table-cell>
          <table:table-cell office:value-type="float" office:value="8.70831394" calcext:value-type="float">
            <text:p>8.70831394</text:p>
          </table:table-cell>
          <table:table-cell office:value-type="float" office:value="1.16562223" calcext:value-type="float">
            <text:p>1.16562223</text:p>
          </table:table-cell>
          <table:table-cell office:value-type="float" office:value="-2.82146358" calcext:value-type="float">
            <text:p>-2.82146358</text:p>
          </table:table-cell>
        </table:table-row>
        <table:table-row table:style-name="ro1">
          <table:table-cell office:value-type="float" office:value="13.2140303" calcext:value-type="float">
            <text:p>13.2140303</text:p>
          </table:table-cell>
          <table:table-cell office:value-type="float" office:value="1.68664873" calcext:value-type="float">
            <text:p>1.68664873</text:p>
          </table:table-cell>
          <table:table-cell office:value-type="float" office:value="-0.273836255" calcext:value-type="float">
            <text:p>-0.273836255</text:p>
          </table:table-cell>
          <table:table-cell office:value-type="float" office:value="8.63434887" calcext:value-type="float">
            <text:p>8.63434887</text:p>
          </table:table-cell>
          <table:table-cell office:value-type="float" office:value="1.29302561" calcext:value-type="float">
            <text:p>1.29302561</text:p>
          </table:table-cell>
          <table:table-cell office:value-type="float" office:value="-3.16327953" calcext:value-type="float">
            <text:p>-3.16327953</text:p>
          </table:table-cell>
        </table:table-row>
        <table:table-row table:style-name="ro1">
          <table:table-cell office:value-type="float" office:value="13.2999306" calcext:value-type="float">
            <text:p>13.2999306</text:p>
          </table:table-cell>
          <table:table-cell office:value-type="float" office:value="1.70025492" calcext:value-type="float">
            <text:p>1.70025492</text:p>
          </table:table-cell>
          <table:table-cell office:value-type="float" office:value="-0.307341546" calcext:value-type="float">
            <text:p>-0.307341546</text:p>
          </table:table-cell>
          <table:table-cell office:value-type="float" office:value="8.54239273" calcext:value-type="float">
            <text:p>8.54239273</text:p>
          </table:table-cell>
          <table:table-cell office:value-type="float" office:value="1.4296819" calcext:value-type="float">
            <text:p>1.4296819</text:p>
          </table:table-cell>
          <table:table-cell office:value-type="float" office:value="-3.54469442" calcext:value-type="float">
            <text:p>-3.54469442</text:p>
          </table:table-cell>
        </table:table-row>
        <table:table-row table:style-name="ro1">
          <table:table-cell office:value-type="float" office:value="13.3848057" calcext:value-type="float">
            <text:p>13.3848057</text:p>
          </table:table-cell>
          <table:table-cell office:value-type="float" office:value="1.71526885" calcext:value-type="float">
            <text:p>1.71526885</text:p>
          </table:table-cell>
          <table:table-cell office:value-type="float" office:value="-0.34487465" calcext:value-type="float">
            <text:p>-0.34487465</text:p>
          </table:table-cell>
          <table:table-cell office:value-type="float" office:value="8.42851543" calcext:value-type="float">
            <text:p>8.42851543</text:p>
          </table:table-cell>
          <table:table-cell office:value-type="float" office:value="1.57428288" calcext:value-type="float">
            <text:p>1.57428288</text:p>
          </table:table-cell>
          <table:table-cell office:value-type="float" office:value="-3.96947265" calcext:value-type="float">
            <text:p>-3.96947265</text:p>
          </table:table-cell>
        </table:table-row>
        <table:table-row table:style-name="ro1">
          <table:table-cell office:value-type="float" office:value="13.4684134" calcext:value-type="float">
            <text:p>13.4684134</text:p>
          </table:table-cell>
          <table:table-cell office:value-type="float" office:value="1.73175943" calcext:value-type="float">
            <text:p>1.73175943</text:p>
          </table:table-cell>
          <table:table-cell office:value-type="float" office:value="-0.386887938" calcext:value-type="float">
            <text:p>-0.386887938</text:p>
          </table:table-cell>
          <table:table-cell office:value-type="float" office:value="8.2881937" calcext:value-type="float">
            <text:p>8.2881937</text:p>
          </table:table-cell>
          <table:table-cell office:value-type="float" office:value="1.72451472" calcext:value-type="float">
            <text:p>1.72451472</text:p>
          </table:table-cell>
          <table:table-cell office:value-type="float" office:value="-4.44133425" calcext:value-type="float">
            <text:p>-4.44133425</text:p>
          </table:table-cell>
        </table:table-row>
        <table:table-row table:style-name="ro1">
          <table:table-cell office:value-type="float" office:value="13.5504646" calcext:value-type="float">
            <text:p>13.5504646</text:p>
          </table:table-cell>
          <table:table-cell office:value-type="float" office:value="1.74976587" calcext:value-type="float">
            <text:p>1.74976587</text:p>
          </table:table-cell>
          <table:table-cell office:value-type="float" office:value="-0.433869779" calcext:value-type="float">
            <text:p>-0.433869779</text:p>
          </table:table-cell>
          <table:table-cell office:value-type="float" office:value="8.1163826" calcext:value-type="float">
            <text:p>8.1163826</text:p>
          </table:table-cell>
          <table:table-cell office:value-type="float" office:value="1.87670708" calcext:value-type="float">
            <text:p>1.87670708</text:p>
          </table:table-cell>
          <table:table-cell office:value-type="float" office:value="-4.96371174" calcext:value-type="float">
            <text:p>-4.96371174</text:p>
          </table:table-cell>
        </table:table-row>
        <table:table-row table:style-name="ro1">
          <table:table-cell office:value-type="float" office:value="13.6306181" calcext:value-type="float">
            <text:p>13.6306181</text:p>
          </table:table-cell>
          <table:table-cell office:value-type="float" office:value="1.76928222" calcext:value-type="float">
            <text:p>1.76928222</text:p>
          </table:table-cell>
          <table:table-cell office:value-type="float" office:value="-0.486339927" calcext:value-type="float">
            <text:p>-0.486339927</text:p>
          </table:table-cell>
          <table:table-cell office:value-type="float" office:value="7.90771914" calcext:value-type="float">
            <text:p>7.90771914</text:p>
          </table:table-cell>
          <table:table-cell office:value-type="float" office:value="2.02542591" calcext:value-type="float">
            <text:p>2.02542591</text:p>
          </table:table-cell>
          <table:table-cell office:value-type="float" office:value="-5.53937054" calcext:value-type="float">
            <text:p>-5.53937054</text:p>
          </table:table-cell>
        </table:table-row>
        <table:table-row table:style-name="ro1">
          <table:table-cell office:value-type="float" office:value="13.7084789" calcext:value-type="float">
            <text:p>13.7084789</text:p>
          </table:table-cell>
          <table:table-cell office:value-type="float" office:value="1.79023767" calcext:value-type="float">
            <text:p>1.79023767</text:p>
          </table:table-cell>
          <table:table-cell office:value-type="float" office:value="-0.544840157" calcext:value-type="float">
            <text:p>-0.544840157</text:p>
          </table:table-cell>
          <table:table-cell office:value-type="float" office:value="7.65692472" calcext:value-type="float">
            <text:p>7.65692472</text:p>
          </table:table-cell>
          <table:table-cell office:value-type="float" office:value="2.16304564" calcext:value-type="float">
            <text:p>2.16304564</text:p>
          </table:table-cell>
          <table:table-cell office:value-type="float" office:value="-6.1698308" calcext:value-type="float">
            <text:p>-6.1698308</text:p>
          </table:table-cell>
        </table:table-row>
        <table:table-row table:style-name="ro1">
          <table:table-cell office:value-type="float" office:value="13.7836018" calcext:value-type="float">
            <text:p>13.7836018</text:p>
          </table:table-cell>
          <table:table-cell office:value-type="float" office:value="1.81247246" calcext:value-type="float">
            <text:p>1.81247246</text:p>
          </table:table-cell>
          <table:table-cell office:value-type="float" office:value="-0.60991776" calcext:value-type="float">
            <text:p>-0.60991776</text:p>
          </table:table-cell>
          <table:table-cell office:value-type="float" office:value="7.3595047" calcext:value-type="float">
            <text:p>7.3595047</text:p>
          </table:table-cell>
          <table:table-cell office:value-type="float" office:value="2.27937508" calcext:value-type="float">
            <text:p>2.27937508</text:p>
          </table:table-cell>
          <table:table-cell office:value-type="float" office:value="-6.85452271" calcext:value-type="float">
            <text:p>-6.85452271</text:p>
          </table:table-cell>
        </table:table-row>
        <table:table-row table:style-name="ro1">
          <table:table-cell office:value-type="float" office:value="13.855505" calcext:value-type="float">
            <text:p>13.855505</text:p>
          </table:table-cell>
          <table:table-cell office:value-type="float" office:value="1.83571136" calcext:value-type="float">
            <text:p>1.83571136</text:p>
          </table:table-cell>
          <table:table-cell office:value-type="float" office:value="-0.682099283" calcext:value-type="float">
            <text:p>-0.682099283</text:p>
          </table:table-cell>
          <table:table-cell office:value-type="float" office:value="7.01283503" calcext:value-type="float">
            <text:p>7.01283503</text:p>
          </table:table-cell>
          <table:table-cell office:value-type="float" office:value="2.36147118" calcext:value-type="float">
            <text:p>2.36147118</text:p>
          </table:table-cell>
          <table:table-cell office:value-type="float" office:value="-7.58960533" calcext:value-type="float">
            <text:p>-7.58960533</text:p>
          </table:table-cell>
        </table:table-row>
        <table:table-row table:style-name="ro1">
          <table:table-cell office:value-type="float" office:value="13.9236965" calcext:value-type="float">
            <text:p>13.9236965</text:p>
          </table:table-cell>
          <table:table-cell office:value-type="float" office:value="1.85953641" calcext:value-type="float">
            <text:p>1.85953641</text:p>
          </table:table-cell>
          <table:table-cell office:value-type="float" office:value="-0.761849999" calcext:value-type="float">
            <text:p>-0.761849999</text:p>
          </table:table-cell>
          <table:table-cell office:value-type="float" office:value="6.61770773" calcext:value-type="float">
            <text:p>6.61770773</text:p>
          </table:table-cell>
          <table:table-cell office:value-type="float" office:value="2.39384484" calcext:value-type="float">
            <text:p>2.39384484</text:p>
          </table:table-cell>
          <table:table-cell office:value-type="float" office:value="-8.36641884" calcext:value-type="float">
            <text:p>-8.36641884</text:p>
          </table:table-cell>
        </table:table-row>
        <table:table-row table:style-name="ro1">
          <table:table-cell office:value-type="float" office:value="13.9877176" calcext:value-type="float">
            <text:p>13.9877176</text:p>
          </table:table-cell>
          <table:table-cell office:value-type="float" office:value="1.88336527" calcext:value-type="float">
            <text:p>1.88336527</text:p>
          </table:table-cell>
          <table:table-cell office:value-type="float" office:value="-0.849517047" calcext:value-type="float">
            <text:p>-0.849517047</text:p>
          </table:table-cell>
          <table:table-cell office:value-type="float" office:value="6.18029833" calcext:value-type="float">
            <text:p>6.18029833</text:p>
          </table:table-cell>
          <table:table-cell office:value-type="float" office:value="2.35932827" calcext:value-type="float">
            <text:p>2.35932827</text:p>
          </table:table-cell>
          <table:table-cell office:value-type="float" office:value="-9.16964149" calcext:value-type="float">
            <text:p>-9.16964149</text:p>
          </table:table-cell>
        </table:table-row>
        <table:table-row table:style-name="ro1">
          <table:table-cell office:value-type="float" office:value="14.0472059" calcext:value-type="float">
            <text:p>14.0472059</text:p>
          </table:table-cell>
          <table:table-cell office:value-type="float" office:value="1.90644276" calcext:value-type="float">
            <text:p>1.90644276</text:p>
          </table:table-cell>
          <table:table-cell office:value-type="float" office:value="-0.945253074" calcext:value-type="float">
            <text:p>-0.945253074</text:p>
          </table:table-cell>
          <table:table-cell office:value-type="float" office:value="5.71429157" calcext:value-type="float">
            <text:p>5.71429157</text:p>
          </table:table-cell>
          <table:table-cell office:value-type="float" office:value="2.24087644" calcext:value-type="float">
            <text:p>2.24087644</text:p>
          </table:table-cell>
          <table:table-cell office:value-type="float" office:value="-9.9754467" calcext:value-type="float">
            <text:p>-9.9754467</text:p>
          </table:table-cell>
        </table:table-row>
        <table:table-row table:style-name="ro1">
          <table:table-cell office:value-type="float" office:value="14.1019831" calcext:value-type="float">
            <text:p>14.1019831</text:p>
          </table:table-cell>
          <table:table-cell office:value-type="float" office:value="1.92785525" calcext:value-type="float">
            <text:p>1.92785525</text:p>
          </table:table-cell>
          <table:table-cell office:value-type="float" office:value="-1.04892445" calcext:value-type="float">
            <text:p>-1.04892445</text:p>
          </table:table-cell>
          <table:table-cell office:value-type="float" office:value="5.24255276" calcext:value-type="float">
            <text:p>5.24255276</text:p>
          </table:table-cell>
          <table:table-cell office:value-type="float" office:value="2.02445245" calcext:value-type="float">
            <text:p>2.02445245</text:p>
          </table:table-cell>
          <table:table-cell office:value-type="float" office:value="-10.7502956" calcext:value-type="float">
            <text:p>-10.7502956</text:p>
          </table:table-cell>
        </table:table-row>
        <table:table-row table:style-name="ro1">
          <table:table-cell office:value-type="float" office:value="14.1521444" calcext:value-type="float">
            <text:p>14.1521444</text:p>
          </table:table-cell>
          <table:table-cell office:value-type="float" office:value="1.94657946" calcext:value-type="float">
            <text:p>1.94657946</text:p>
          </table:table-cell>
          <table:table-cell office:value-type="float" office:value="-1.16001439" calcext:value-type="float">
            <text:p>-1.16001439</text:p>
          </table:table-cell>
          <table:table-cell office:value-type="float" office:value="4.79733324" calcext:value-type="float">
            <text:p>4.79733324</text:p>
          </table:table-cell>
          <table:table-cell office:value-type="float" office:value="1.70279741" calcext:value-type="float">
            <text:p>1.70279741</text:p>
          </table:table-cell>
          <table:table-cell office:value-type="float" office:value="-11.4513588" calcext:value-type="float">
            <text:p>-11.4513588</text:p>
          </table:table-cell>
        </table:table-row>
        <table:table-row table:style-name="ro1">
          <table:table-cell office:value-type="float" office:value="14.1981478" calcext:value-type="float">
            <text:p>14.1981478</text:p>
          </table:table-cell>
          <table:table-cell office:value-type="float" office:value="1.96156991" calcext:value-type="float">
            <text:p>1.96156991</text:p>
          </table:table-cell>
          <table:table-cell office:value-type="float" office:value="-1.27754319" calcext:value-type="float">
            <text:p>-1.27754319</text:p>
          </table:table-cell>
          <table:table-cell office:value-type="float" office:value="4.41782761" calcext:value-type="float">
            <text:p>4.41782761</text:p>
          </table:table-cell>
          <table:table-cell office:value-type="float" office:value="1.2793324" calcext:value-type="float">
            <text:p>1.2793324</text:p>
          </table:table-cell>
          <table:table-cell office:value-type="float" office:value="-12.0297136" calcext:value-type="float">
            <text:p>-12.0297136</text:p>
          </table:table-cell>
        </table:table-row>
        <table:table-row table:style-name="ro1">
          <table:table-cell office:value-type="float" office:value="14.2408552" calcext:value-type="float">
            <text:p>14.2408552</text:p>
          </table:table-cell>
          <table:table-cell office:value-type="float" office:value="1.97188079" calcext:value-type="float">
            <text:p>1.97188079</text:p>
          </table:table-cell>
          <table:table-cell office:value-type="float" office:value="-1.40003753" calcext:value-type="float">
            <text:p>-1.40003753</text:p>
          </table:table-cell>
          <table:table-cell office:value-type="float" office:value="4.14440632" calcext:value-type="float">
            <text:p>4.14440632</text:p>
          </table:table-cell>
          <table:table-cell office:value-type="float" office:value="0.7708444" calcext:value-type="float">
            <text:p>0.7708444</text:p>
          </table:table-cell>
          <table:table-cell office:value-type="float" office:value="-12.4369106" calcext:value-type="float">
            <text:p>-12.4369106</text:p>
          </table:table-cell>
        </table:table-row>
        <table:table-row table:style-name="ro1">
          <table:table-cell office:value-type="float" office:value="14.2815027" calcext:value-type="float">
            <text:p>14.2815027</text:p>
          </table:table-cell>
          <table:table-cell office:value-type="float" office:value="1.97680223" calcext:value-type="float">
            <text:p>1.97680223</text:p>
          </table:table-cell>
          <table:table-cell office:value-type="float" office:value="-1.52557945" calcext:value-type="float">
            <text:p>-1.52557945</text:p>
          </table:table-cell>
          <table:table-cell office:value-type="float" office:value="4.01024008" calcext:value-type="float">
            <text:p>4.01024008</text:p>
          </table:table-cell>
          <table:table-cell office:value-type="float" office:value="0.207417488" calcext:value-type="float">
            <text:p>0.207417488</text:p>
          </table:table-cell>
          <table:table-cell office:value-type="float" office:value="-12.6340837" calcext:value-type="float">
            <text:p>-12.6340837</text:p>
          </table:table-cell>
        </table:table-row>
        <table:table-row table:style-name="ro1">
          <table:table-cell office:value-type="float" office:value="14.3215857" calcext:value-type="float">
            <text:p>14.3215857</text:p>
          </table:table-cell>
          <table:table-cell office:value-type="float" office:value="1.97597778" calcext:value-type="float">
            <text:p>1.97597778</text:p>
          </table:table-cell>
          <table:table-cell office:value-type="float" office:value="-1.65194881" calcext:value-type="float">
            <text:p>-1.65194881</text:p>
          </table:table-cell>
          <table:table-cell office:value-type="float" office:value="4.03288126" calcext:value-type="float">
            <text:p>4.03288126</text:p>
          </table:table-cell>
          <table:table-cell office:value-type="float" office:value="-0.371282876" calcext:value-type="float">
            <text:p>-0.371282876</text:p>
          </table:table-cell>
          <table:table-cell office:value-type="float" office:value="-12.6009245" calcext:value-type="float">
            <text:p>-12.6009245</text:p>
          </table:table-cell>
        </table:table-row>
        <table:table-row table:style-name="ro1">
          <table:table-cell office:value-type="float" office:value="14.3626757" calcext:value-type="float">
            <text:p>14.3626757</text:p>
          </table:table-cell>
          <table:table-cell office:value-type="float" office:value="1.96946788" calcext:value-type="float">
            <text:p>1.96946788</text:p>
          </table:table-cell>
          <table:table-cell office:value-type="float" office:value="-1.77683938" calcext:value-type="float">
            <text:p>-1.77683938</text:p>
          </table:table-cell>
          <table:table-cell office:value-type="float" office:value="4.20930862" calcext:value-type="float">
            <text:p>4.20930862</text:p>
          </table:table-cell>
          <table:table-cell office:value-type="float" office:value="-0.922792852" calcext:value-type="float">
            <text:p>-0.922792852</text:p>
          </table:table-cell>
          <table:table-cell office:value-type="float" office:value="-12.3409176" calcext:value-type="float">
            <text:p>-12.3409176</text:p>
          </table:table-cell>
        </table:table-row>
        <table:table-row table:style-name="ro1">
          <table:table-cell office:value-type="float" office:value="14.4062109" calcext:value-type="float">
            <text:p>14.4062109</text:p>
          </table:table-cell>
          <table:table-cell office:value-type="float" office:value="1.95773911" calcext:value-type="float">
            <text:p>1.95773911</text:p>
          </table:table-cell>
          <table:table-cell office:value-type="float" office:value="-1.8980974" calcext:value-type="float">
            <text:p>-1.8980974</text:p>
          </table:table-cell>
          <table:table-cell office:value-type="float" office:value="4.51680326" calcext:value-type="float">
            <text:p>4.51680326</text:p>
          </table:table-cell>
          <table:table-cell office:value-type="float" office:value="-1.40958977" calcext:value-type="float">
            <text:p>-1.40958977</text:p>
          </table:table-cell>
          <table:table-cell office:value-type="float" office:value="-11.8804178" calcext:value-type="float">
            <text:p>-11.8804178</text:p>
          </table:table-cell>
        </table:table-row>
        <table:table-row table:style-name="ro1">
          <table:table-cell office:value-type="float" office:value="14.4533291" calcext:value-type="float">
            <text:p>14.4533291</text:p>
          </table:table-cell>
          <table:table-cell office:value-type="float" office:value="1.94158208" calcext:value-type="float">
            <text:p>1.94158208</text:p>
          </table:table-cell>
          <table:table-cell office:value-type="float" office:value="-2.01392102" calcext:value-type="float">
            <text:p>-2.01392102</text:p>
          </table:table-cell>
          <table:table-cell office:value-type="float" office:value="4.91922379" calcext:value-type="float">
            <text:p>4.91922379</text:p>
          </table:table-cell>
          <table:table-cell office:value-type="float" office:value="-1.80516076" calcext:value-type="float">
            <text:p>-1.80516076</text:p>
          </table:table-cell>
          <table:table-cell office:value-type="float" office:value="-11.2620077" calcext:value-type="float">
            <text:p>-11.2620077</text:p>
          </table:table-cell>
        </table:table-row>
        <table:table-row table:style-name="ro1">
          <table:table-cell office:value-type="float" office:value="14.504775" calcext:value-type="float">
            <text:p>14.504775</text:p>
          </table:table-cell>
          <table:table-cell office:value-type="float" office:value="1.92198455" calcext:value-type="float">
            <text:p>1.92198455</text:p>
          </table:table-cell>
          <table:table-cell office:value-type="float" office:value="-2.12297678" calcext:value-type="float">
            <text:p>-2.12297678</text:p>
          </table:table-cell>
          <table:table-cell office:value-type="float" office:value="5.37576246" calcext:value-type="float">
            <text:p>5.37576246</text:p>
          </table:table-cell>
          <table:table-cell office:value-type="float" office:value="-2.09666443" calcext:value-type="float">
            <text:p>-2.09666443</text:p>
          </table:table-cell>
          <table:table-cell office:value-type="float" office:value="-10.5351229" calcext:value-type="float">
            <text:p>-10.5351229</text:p>
          </table:table-cell>
        </table:table-row>
        <table:table-row table:style-name="ro1">
          <table:table-cell office:value-type="float" office:value="14.5608978" calcext:value-type="float">
            <text:p>14.5608978</text:p>
          </table:table-cell>
          <table:table-cell office:value-type="float" office:value="1.899997" calcext:value-type="float">
            <text:p>1.899997</text:p>
          </table:table-cell>
          <table:table-cell office:value-type="float" office:value="-2.22442245" calcext:value-type="float">
            <text:p>-2.22442245</text:p>
          </table:table-cell>
          <table:table-cell office:value-type="float" office:value="5.84876156" calcext:value-type="float">
            <text:p>5.84876156</text:p>
          </table:table-cell>
          <table:table-cell office:value-type="float" office:value="-2.28407717" calcext:value-type="float">
            <text:p>-2.28407717</text:p>
          </table:table-cell>
          <table:table-cell office:value-type="float" office:value="-9.74747181" calcext:value-type="float">
            <text:p>-9.74747181</text:p>
          </table:table-cell>
        </table:table-row>
        <table:table-row table:style-name="ro1">
          <table:table-cell office:value-type="float" office:value="14.6217051" calcext:value-type="float">
            <text:p>14.6217051</text:p>
          </table:table-cell>
          <table:table-cell office:value-type="float" office:value="1.87661874" calcext:value-type="float">
            <text:p>1.87661874</text:p>
          </table:table-cell>
          <table:table-cell office:value-type="float" office:value="-2.31785989" calcext:value-type="float">
            <text:p>-2.31785989</text:p>
          </table:table-cell>
          <table:table-cell office:value-type="float" office:value="6.30853033" calcext:value-type="float">
            <text:p>6.30853033</text:p>
          </table:table-cell>
          <table:table-cell office:value-type="float" office:value="-2.37700081" calcext:value-type="float">
            <text:p>-2.37700081</text:p>
          </table:table-cell>
          <table:table-cell office:value-type="float" office:value="-8.93942451" calcext:value-type="float">
            <text:p>-8.93942451</text:p>
          </table:table-cell>
        </table:table-row>
        <table:table-row table:style-name="ro1">
          <table:table-cell office:value-type="float" office:value="14.6869564" calcext:value-type="float">
            <text:p>14.6869564</text:p>
          </table:table-cell>
          <table:table-cell office:value-type="float" office:value="1.85272145" calcext:value-type="float">
            <text:p>1.85272145</text:p>
          </table:table-cell>
          <table:table-cell office:value-type="float" office:value="-2.40324688" calcext:value-type="float">
            <text:p>-2.40324688</text:p>
          </table:table-cell>
          <table:table-cell office:value-type="float" office:value="6.73492527" calcext:value-type="float">
            <text:p>6.73492527</text:p>
          </table:table-cell>
          <table:table-cell office:value-type="float" office:value="-2.3906827" calcext:value-type="float">
            <text:p>-2.3906827</text:p>
          </table:table-cell>
          <table:table-cell office:value-type="float" office:value="-8.14170265" calcext:value-type="float">
            <text:p>-8.14170265</text:p>
          </table:table-cell>
        </table:table-row>
        <table:table-row table:style-name="ro1">
          <table:table-cell office:value-type="float" office:value="14.7562542" calcext:value-type="float">
            <text:p>14.7562542</text:p>
          </table:table-cell>
          <table:table-cell office:value-type="float" office:value="1.82901144" calcext:value-type="float">
            <text:p>1.82901144</text:p>
          </table:table-cell>
          <table:table-cell office:value-type="float" office:value="-2.48080039" calcext:value-type="float">
            <text:p>-2.48080039</text:p>
          </table:table-cell>
          <table:table-cell office:value-type="float" office:value="7.11660624" calcext:value-type="float">
            <text:p>7.11660624</text:p>
          </table:table-cell>
          <table:table-cell office:value-type="float" office:value="-2.34244895" calcext:value-type="float">
            <text:p>-2.34244895</text:p>
          </table:table-cell>
          <table:table-cell office:value-type="float" office:value="-7.37554407" calcext:value-type="float">
            <text:p>-7.37554407</text:p>
          </table:table-cell>
        </table:table-row>
        <table:table-row table:style-name="ro1">
          <table:table-cell office:value-type="float" office:value="14.8291245" calcext:value-type="float">
            <text:p>14.8291245</text:p>
          </table:table-cell>
          <table:table-cell office:value-type="float" office:value="1.80602252" calcext:value-type="float">
            <text:p>1.80602252</text:p>
          </table:table-cell>
          <table:table-cell office:value-type="float" office:value="-2.55090809" calcext:value-type="float">
            <text:p>-2.55090809</text:p>
          </table:table-cell>
          <table:table-cell office:value-type="float" office:value="7.44914818" calcext:value-type="float">
            <text:p>7.44914818</text:p>
          </table:table-cell>
          <table:table-cell office:value-type="float" office:value="-2.24912786" calcext:value-type="float">
            <text:p>-2.24912786</text:p>
          </table:table-cell>
          <table:table-cell office:value-type="float" office:value="-6.65417671" calcext:value-type="float">
            <text:p>-6.65417671</text:p>
          </table:table-cell>
        </table:table-row>
        <table:table-row table:style-name="ro1">
          <table:table-cell office:value-type="float" office:value="14.9050741" calcext:value-type="float">
            <text:p>14.9050741</text:p>
          </table:table-cell>
          <table:table-cell office:value-type="float" office:value="1.7841295" calcext:value-type="float">
            <text:p>1.7841295</text:p>
          </table:table-cell>
          <table:table-cell office:value-type="float" office:value="-2.61405754" calcext:value-type="float">
            <text:p>-2.61405754</text:p>
          </table:table-cell>
          <table:table-cell office:value-type="float" office:value="7.73291636" calcext:value-type="float">
            <text:p>7.73291636</text:p>
          </table:table-cell>
          <table:table-cell office:value-type="float" office:value="-2.12553716" calcext:value-type="float">
            <text:p>-2.12553716</text:p>
          </table:table-cell>
          <table:table-cell office:value-type="float" office:value="-5.98471069" calcext:value-type="float">
            <text:p>-5.98471069</text:p>
          </table:table-cell>
        </table:table-row>
        <table:table-row table:style-name="ro1">
          <table:table-cell office:value-type="float" office:value="14.9836311" calcext:value-type="float">
            <text:p>14.9836311</text:p>
          </table:table-cell>
          <table:table-cell office:value-type="float" office:value="1.76357186" calcext:value-type="float">
            <text:p>1.76357186</text:p>
          </table:table-cell>
          <table:table-cell office:value-type="float" office:value="-2.67078471" calcext:value-type="float">
            <text:p>-2.67078471</text:p>
          </table:table-cell>
          <table:table-cell office:value-type="float" office:value="7.97120428" calcext:value-type="float">
            <text:p>7.97120428</text:p>
          </table:table-cell>
          <table:table-cell office:value-type="float" office:value="-1.98383558" calcext:value-type="float">
            <text:p>-1.98383558</text:p>
          </table:table-cell>
          <table:table-cell office:value-type="float" office:value="-5.3699131" calcext:value-type="float">
            <text:p>-5.3699131</text:p>
          </table:table-cell>
        </table:table-row>
        <table:table-row table:style-name="ro1">
          <table:table-cell office:value-type="float" office:value="15.0643635" calcext:value-type="float">
            <text:p>15.0643635</text:p>
          </table:table-cell>
          <table:table-cell office:value-type="float" office:value="1.74448144" calcext:value-type="float">
            <text:p>1.74448144</text:p>
          </table:table-cell>
          <table:table-cell office:value-type="float" office:value="-2.72163773" calcext:value-type="float">
            <text:p>-2.72163773</text:p>
          </table:table-cell>
          <table:table-cell office:value-type="float" office:value="8.16882229" calcext:value-type="float">
            <text:p>8.16882229</text:p>
          </table:table-cell>
          <table:table-cell office:value-type="float" office:value="-1.83345318" calcext:value-type="float">
            <text:p>-1.83345318</text:p>
          </table:table-cell>
          <table:table-cell office:value-type="float" office:value="-4.80965376" calcext:value-type="float">
            <text:p>-4.80965376</text:p>
          </table:table-cell>
        </table:table-row>
        <table:table-row table:style-name="ro1">
          <table:table-cell office:value-type="float" office:value="15.1468906" calcext:value-type="float">
            <text:p>15.1468906</text:p>
          </table:table-cell>
          <table:table-cell office:value-type="float" office:value="1.72690833" calcext:value-type="float">
            <text:p>1.72690833</text:p>
          </table:table-cell>
          <table:table-cell office:value-type="float" office:value="-2.76715326" calcext:value-type="float">
            <text:p>-2.76715326</text:p>
          </table:table-cell>
          <table:table-cell office:value-type="float" office:value="8.33112812" calcext:value-type="float">
            <text:p>8.33112812</text:p>
          </table:table-cell>
          <table:table-cell office:value-type="float" office:value="-1.68134892" calcext:value-type="float">
            <text:p>-1.68134892</text:p>
          </table:table-cell>
          <table:table-cell office:value-type="float" office:value="-4.30198574" calcext:value-type="float">
            <text:p>-4.30198574</text:p>
          </table:table-cell>
        </table:table-row>
        <table:table-row table:style-name="ro1">
          <table:table-cell office:value-type="float" office:value="15.2308865" calcext:value-type="float">
            <text:p>15.2308865</text:p>
          </table:table-cell>
          <table:table-cell office:value-type="float" office:value="1.7108438" calcext:value-type="float">
            <text:p>1.7108438</text:p>
          </table:table-cell>
          <table:table-cell office:value-type="float" office:value="-2.80784273" calcext:value-type="float">
            <text:p>-2.80784273</text:p>
          </table:table-cell>
          <table:table-cell office:value-type="float" office:value="8.46342564" calcext:value-type="float">
            <text:p>8.46342564</text:p>
          </table:table-cell>
          <table:table-cell office:value-type="float" office:value="-1.5324111" calcext:value-type="float">
            <text:p>-1.5324111</text:p>
          </table:table-cell>
          <table:table-cell office:value-type="float" office:value="-3.8439045" calcext:value-type="float">
            <text:p>-3.8439045</text:p>
          </table:table-cell>
        </table:table-row>
        <table:table-row table:style-name="ro1">
          <table:table-cell office:value-type="float" office:value="15.3160753" calcext:value-type="float">
            <text:p>15.3160753</text:p>
          </table:table-cell>
          <table:table-cell office:value-type="float" office:value="1.69623864" calcext:value-type="float">
            <text:p>1.69623864</text:p>
          </table:table-cell>
          <table:table-cell office:value-type="float" office:value="-2.84418464" calcext:value-type="float">
            <text:p>-2.84418464</text:p>
          </table:table-cell>
          <table:table-cell office:value-type="float" office:value="8.57062531" calcext:value-type="float">
            <text:p>8.57062531</text:p>
          </table:table-cell>
          <table:table-cell office:value-type="float" office:value="-1.38988447" calcext:value-type="float">
            <text:p>-1.38988447</text:p>
          </table:table-cell>
          <table:table-cell office:value-type="float" office:value="-3.43186355" calcext:value-type="float">
            <text:p>-3.43186355</text:p>
          </table:table-cell>
        </table:table-row>
        <table:table-row table:style-name="ro1">
          <table:table-cell office:value-type="float" office:value="15.4022293" calcext:value-type="float">
            <text:p>15.4022293</text:p>
          </table:table-cell>
          <table:table-cell office:value-type="float" office:value="1.68301797" calcext:value-type="float">
            <text:p>1.68301797</text:p>
          </table:table-cell>
          <table:table-cell office:value-type="float" office:value="-2.87662077" calcext:value-type="float">
            <text:p>-2.87662077</text:p>
          </table:table-cell>
          <table:table-cell office:value-type="float" office:value="8.65708542" calcext:value-type="float">
            <text:p>8.65708542</text:p>
          </table:table-cell>
          <table:table-cell office:value-type="float" office:value="-1.25576353" calcext:value-type="float">
            <text:p>-1.25576353</text:p>
          </table:table-cell>
          <table:table-cell office:value-type="float" office:value="-3.06210995" calcext:value-type="float">
            <text:p>-3.06210995</text:p>
          </table:table-cell>
        </table:table-row>
        <table:table-row table:style-name="ro1">
          <table:table-cell office:value-type="float" office:value="15.4891605" calcext:value-type="float">
            <text:p>15.4891605</text:p>
          </table:table-cell>
          <table:table-cell office:value-type="float" office:value="1.67109168" calcext:value-type="float">
            <text:p>1.67109168</text:p>
          </table:table-cell>
          <table:table-cell office:value-type="float" office:value="-2.90555525" calcext:value-type="float">
            <text:p>-2.90555525</text:p>
          </table:table-cell>
          <table:table-cell office:value-type="float" office:value="8.72656345" calcext:value-type="float">
            <text:p>8.72656345</text:p>
          </table:table-cell>
          <table:table-cell office:value-type="float" office:value="-1.13112509" calcext:value-type="float">
            <text:p>-1.13112509</text:p>
          </table:table-cell>
          <table:table-cell office:value-type="float" office:value="-2.73089743" calcext:value-type="float">
            <text:p>-2.73089743</text:p>
          </table:table-cell>
        </table:table-row>
        <table:table-row table:style-name="ro1">
          <table:table-cell office:value-type="float" office:value="15.5767145" calcext:value-type="float">
            <text:p>15.5767145</text:p>
          </table:table-cell>
          <table:table-cell office:value-type="float" office:value="1.66036236" calcext:value-type="float">
            <text:p>1.66036236</text:p>
          </table:table-cell>
          <table:table-cell office:value-type="float" office:value="-2.931355" calcext:value-type="float">
            <text:p>-2.931355</text:p>
          </table:table-cell>
          <table:table-cell office:value-type="float" office:value="8.78223419" calcext:value-type="float">
            <text:p>8.78223419</text:p>
          </table:table-cell>
          <table:table-cell office:value-type="float" office:value="-1.01639462" calcext:value-type="float">
            <text:p>-1.01639462</text:p>
          </table:table-cell>
          <table:table-cell office:value-type="float" office:value="-2.4346137" calcext:value-type="float">
            <text:p>-2.4346137</text:p>
          </table:table-cell>
        </table:table-row>
        <table:table-row table:style-name="ro1">
          <table:table-cell office:value-type="float" office:value="15.6647673" calcext:value-type="float">
            <text:p>15.6647673</text:p>
          </table:table-cell>
          <table:table-cell office:value-type="float" office:value="1.65073085" calcext:value-type="float">
            <text:p>1.65073085</text:p>
          </table:table-cell>
          <table:table-cell office:value-type="float" office:value="-2.95435238" calcext:value-type="float">
            <text:p>-2.95435238</text:p>
          </table:table-cell>
          <table:table-cell office:value-type="float" office:value="8.82674122" calcext:value-type="float">
            <text:p>8.82674122</text:p>
          </table:table-cell>
          <table:table-cell office:value-type="float" office:value="-0.911551237" calcext:value-type="float">
            <text:p>-0.911551237</text:p>
          </table:table-cell>
          <table:table-cell office:value-type="float" office:value="-2.16985226" calcext:value-type="float">
            <text:p>-2.16985226</text:p>
          </table:table-cell>
        </table:table-row>
        <table:table-row table:style-name="ro1">
          <table:table-cell office:value-type="float" office:value="15.7532187" calcext:value-type="float">
            <text:p>15.7532187</text:p>
          </table:table-cell>
          <table:table-cell office:value-type="float" office:value="1.6420995" calcext:value-type="float">
            <text:p>1.6420995</text:p>
          </table:table-cell>
          <table:table-cell office:value-type="float" office:value="-2.97484636" calcext:value-type="float">
            <text:p>-2.97484636</text:p>
          </table:table-cell>
          <table:table-cell office:value-type="float" office:value="8.86225891" calcext:value-type="float">
            <text:p>8.86225891</text:p>
          </table:table-cell>
          <table:table-cell office:value-type="float" office:value="-0.816280663" calcext:value-type="float">
            <text:p>-0.816280663</text:p>
          </table:table-cell>
          <table:table-cell office:value-type="float" office:value="-1.9334501" calcext:value-type="float">
            <text:p>-1.9334501</text:p>
          </table:table-cell>
        </table:table-row>
        <table:table-row table:style-name="ro1">
          <table:table-cell office:value-type="float" office:value="15.8419886" calcext:value-type="float">
            <text:p>15.8419886</text:p>
          </table:table-cell>
          <table:table-cell office:value-type="float" office:value="1.63437498" calcext:value-type="float">
            <text:p>1.63437498</text:p>
          </table:table-cell>
          <table:table-cell office:value-type="float" office:value="-2.99310613" calcext:value-type="float">
            <text:p>-2.99310613</text:p>
          </table:table-cell>
          <table:table-cell office:value-type="float" office:value="8.89056301" calcext:value-type="float">
            <text:p>8.89056301</text:p>
          </table:table-cell>
          <table:table-cell office:value-type="float" office:value="-0.730086625" calcext:value-type="float">
            <text:p>-0.730086625</text:p>
          </table:table-cell>
          <table:table-cell office:value-type="float" office:value="-1.72250152" calcext:value-type="float">
            <text:p>-1.72250152</text:p>
          </table:table-cell>
        </table:table-row>
        <table:table-row table:style-name="ro1">
          <table:table-cell office:value-type="float" office:value="15.9310112" calcext:value-type="float">
            <text:p>15.9310112</text:p>
          </table:table-cell>
          <table:table-cell office:value-type="float" office:value="1.62746954" calcext:value-type="float">
            <text:p>1.62746954</text:p>
          </table:table-cell>
          <table:table-cell office:value-type="float" office:value="-3.00937247" calcext:value-type="float">
            <text:p>-3.00937247</text:p>
          </table:table-cell>
          <table:table-cell office:value-type="float" office:value="8.91309357" calcext:value-type="float">
            <text:p>8.91309357</text:p>
          </table:table-cell>
          <table:table-cell office:value-type="float" office:value="-0.652370214" calcext:value-type="float">
            <text:p>-0.652370214</text:p>
          </table:table-cell>
          <table:table-cell office:value-type="float" office:value="-1.53435802" calcext:value-type="float">
            <text:p>-1.53435802</text:p>
          </table:table-cell>
        </table:table-row>
        <table:table-row table:style-name="ro1">
          <table:table-cell office:value-type="float" office:value="16.0202351" calcext:value-type="float">
            <text:p>16.0202351</text:p>
          </table:table-cell>
          <table:table-cell office:value-type="float" office:value="1.62130153" calcext:value-type="float">
            <text:p>1.62130153</text:p>
          </table:table-cell>
          <table:table-cell office:value-type="float" office:value="-3.02386117" calcext:value-type="float">
            <text:p>-3.02386117</text:p>
          </table:table-cell>
          <table:table-cell office:value-type="float" office:value="8.93101215" calcext:value-type="float">
            <text:p>8.93101215</text:p>
          </table:table-cell>
          <table:table-cell office:value-type="float" office:value="-0.582484603" calcext:value-type="float">
            <text:p>-0.582484603</text:p>
          </table:table-cell>
          <table:table-cell office:value-type="float" office:value="-1.36661851" calcext:value-type="float">
            <text:p>-1.36661851</text:p>
          </table:table-cell>
        </table:table-row>
        <table:table-row table:style-name="ro1">
          <table:table-cell office:value-type="float" office:value="16.1096191" calcext:value-type="float">
            <text:p>16.1096191</text:p>
          </table:table-cell>
          <table:table-cell office:value-type="float" office:value="1.61579597" calcext:value-type="float">
            <text:p>1.61579597</text:p>
          </table:table-cell>
          <table:table-cell office:value-type="float" office:value="-3.03676558" calcext:value-type="float">
            <text:p>-3.03676558</text:p>
          </table:table-cell>
          <table:table-cell office:value-type="float" office:value="8.94525337" calcext:value-type="float">
            <text:p>8.94525337</text:p>
          </table:table-cell>
          <table:table-cell office:value-type="float" office:value="-0.519772589" calcext:value-type="float">
            <text:p>-0.519772589</text:p>
          </table:table-cell>
          <table:table-cell office:value-type="float" office:value="-1.21711385" calcext:value-type="float">
            <text:p>-1.21711385</text:p>
          </table:table-cell>
        </table:table-row>
        <table:table-row table:style-name="ro1">
          <table:table-cell office:value-type="float" office:value="16.199131" calcext:value-type="float">
            <text:p>16.199131</text:p>
          </table:table-cell>
          <table:table-cell office:value-type="float" office:value="1.61088431" calcext:value-type="float">
            <text:p>1.61088431</text:p>
          </table:table-cell>
          <table:table-cell office:value-type="float" office:value="-3.04825783" calcext:value-type="float">
            <text:p>-3.04825783</text:p>
          </table:table-cell>
          <table:table-cell office:value-type="float" office:value="8.95656586" calcext:value-type="float">
            <text:p>8.95656586</text:p>
          </table:table-cell>
          <table:table-cell office:value-type="float" office:value="-0.463590592" calcext:value-type="float">
            <text:p>-0.463590592</text:p>
          </table:table-cell>
          <table:table-cell office:value-type="float" office:value="-1.08389437" calcext:value-type="float">
            <text:p>-1.08389437</text:p>
          </table:table-cell>
        </table:table-row>
        <table:table-row table:style-name="ro1">
          <table:table-cell office:value-type="float" office:value="16.288744" calcext:value-type="float">
            <text:p>16.288744</text:p>
          </table:table-cell>
          <table:table-cell office:value-type="float" office:value="1.60650444" calcext:value-type="float">
            <text:p>1.60650444</text:p>
          </table:table-cell>
          <table:table-cell office:value-type="float" office:value="-3.05849195" calcext:value-type="float">
            <text:p>-3.05849195</text:p>
          </table:table-cell>
          <table:table-cell office:value-type="float" office:value="8.96554756" calcext:value-type="float">
            <text:p>8.96554756</text:p>
          </table:table-cell>
          <table:table-cell office:value-type="float" office:value="-0.413324058" calcext:value-type="float">
            <text:p>-0.413324058</text:p>
          </table:table-cell>
          <table:table-cell office:value-type="float" office:value="-0.965207636" calcext:value-type="float">
            <text:p>-0.965207636</text:p>
          </table:table-cell>
        </table:table-row>
        <table:table-row table:style-name="ro1">
          <table:table-cell office:value-type="float" office:value="16.378437" calcext:value-type="float">
            <text:p>16.378437</text:p>
          </table:table-cell>
          <table:table-cell office:value-type="float" office:value="1.6026001" calcext:value-type="float">
            <text:p>1.6026001</text:p>
          </table:table-cell>
          <table:table-cell office:value-type="float" office:value="-3.06760526" calcext:value-type="float">
            <text:p>-3.06760526</text:p>
          </table:table-cell>
          <table:table-cell office:value-type="float" office:value="8.97267628" calcext:value-type="float">
            <text:p>8.97267628</text:p>
          </table:table-cell>
          <table:table-cell office:value-type="float" office:value="-0.368396163" calcext:value-type="float">
            <text:p>-0.368396163</text:p>
          </table:table-cell>
          <table:table-cell office:value-type="float" office:value="-0.859484136" calcext:value-type="float">
            <text:p>-0.859484136</text:p>
          </table:table-cell>
        </table:table-row>
        <table:table-row table:style-name="ro1">
          <table:table-cell office:value-type="float" office:value="16.4681931" calcext:value-type="float">
            <text:p>16.4681931</text:p>
          </table:table-cell>
          <table:table-cell office:value-type="float" office:value="1.5991205" calcext:value-type="float">
            <text:p>1.5991205</text:p>
          </table:table-cell>
          <table:table-cell office:value-type="float" office:value="-3.07572007" calcext:value-type="float">
            <text:p>-3.07572007</text:p>
          </table:table-cell>
          <table:table-cell office:value-type="float" office:value="8.97833252" calcext:value-type="float">
            <text:p>8.97833252</text:p>
          </table:table-cell>
          <table:table-cell office:value-type="float" office:value="-0.328272343" calcext:value-type="float">
            <text:p>-0.328272343</text:p>
          </table:table-cell>
          <table:table-cell office:value-type="float" office:value="-0.76531899" calcext:value-type="float">
            <text:p>-0.76531899</text:p>
          </table:table-cell>
        </table:table-row>
        <table:table-row table:style-name="ro1">
          <table:table-cell office:value-type="float" office:value="16.5580006" calcext:value-type="float">
            <text:p>16.5580006</text:p>
          </table:table-cell>
          <table:table-cell office:value-type="float" office:value="1.59602022" calcext:value-type="float">
            <text:p>1.59602022</text:p>
          </table:table-cell>
          <table:table-cell office:value-type="float" office:value="-3.08294582" calcext:value-type="float">
            <text:p>-3.08294582</text:p>
          </table:table-cell>
          <table:table-cell office:value-type="float" office:value="8.98281956" calcext:value-type="float">
            <text:p>8.98281956</text:p>
          </table:table-cell>
          <table:table-cell office:value-type="float" office:value="-0.292461723" calcext:value-type="float">
            <text:p>-0.292461723</text:p>
          </table:table-cell>
          <table:table-cell office:value-type="float" office:value="-0.681456089" calcext:value-type="float">
            <text:p>-0.681456089</text:p>
          </table:table-cell>
        </table:table-row>
        <table:table-row table:style-name="ro1">
          <table:table-cell office:value-type="float" office:value="16.6478481" calcext:value-type="float">
            <text:p>16.6478481</text:p>
          </table:table-cell>
          <table:table-cell office:value-type="float" office:value="1.59325838" calcext:value-type="float">
            <text:p>1.59325838</text:p>
          </table:table-cell>
          <table:table-cell office:value-type="float" office:value="-3.08937979" calcext:value-type="float">
            <text:p>-3.08937979</text:p>
          </table:table-cell>
          <table:table-cell office:value-type="float" office:value="8.98637867" calcext:value-type="float">
            <text:p>8.98637867</text:p>
          </table:table-cell>
          <table:table-cell office:value-type="float" office:value="-0.260516673" calcext:value-type="float">
            <text:p>-0.260516673</text:p>
          </table:table-cell>
          <table:table-cell office:value-type="float" office:value="-0.606774211" calcext:value-type="float">
            <text:p>-0.606774211</text:p>
          </table:table-cell>
        </table:table-row>
        <table:table-row table:style-name="ro1">
          <table:table-cell office:value-type="float" office:value="16.7377262" calcext:value-type="float">
            <text:p>16.7377262</text:p>
          </table:table-cell>
          <table:table-cell office:value-type="float" office:value="1.59079838" calcext:value-type="float">
            <text:p>1.59079838</text:p>
          </table:table-cell>
          <table:table-cell office:value-type="float" office:value="-3.09510851" calcext:value-type="float">
            <text:p>-3.09510851</text:p>
          </table:table-cell>
          <table:table-cell office:value-type="float" office:value="8.98920155" calcext:value-type="float">
            <text:p>8.98920155</text:p>
          </table:table-cell>
          <table:table-cell office:value-type="float" office:value="-0.232031167" calcext:value-type="float">
            <text:p>-0.232031167</text:p>
          </table:table-cell>
          <table:table-cell office:value-type="float" office:value="-0.540272593" calcext:value-type="float">
            <text:p>-0.540272593</text:p>
          </table:table-cell>
        </table:table-row>
        <table:table-row table:style-name="ro1">
          <table:table-cell office:value-type="float" office:value="16.8276291" calcext:value-type="float">
            <text:p>16.8276291</text:p>
          </table:table-cell>
          <table:table-cell office:value-type="float" office:value="1.58860743" calcext:value-type="float">
            <text:p>1.58860743</text:p>
          </table:table-cell>
          <table:table-cell office:value-type="float" office:value="-3.10020947" calcext:value-type="float">
            <text:p>-3.10020947</text:p>
          </table:table-cell>
          <table:table-cell office:value-type="float" office:value="8.99143982" calcext:value-type="float">
            <text:p>8.99143982</text:p>
          </table:table-cell>
          <table:table-cell office:value-type="float" office:value="-0.206638396" calcext:value-type="float">
            <text:p>-0.206638396</text:p>
          </table:table-cell>
          <table:table-cell office:value-type="float" office:value="-0.48105821" calcext:value-type="float">
            <text:p>-0.48105821</text:p>
          </table:table-cell>
        </table:table-row>
        <table:table-row table:style-name="ro1">
          <table:table-cell office:value-type="float" office:value="16.9175529" calcext:value-type="float">
            <text:p>16.9175529</text:p>
          </table:table-cell>
          <table:table-cell office:value-type="float" office:value="1.58665633" calcext:value-type="float">
            <text:p>1.58665633</text:p>
          </table:table-cell>
          <table:table-cell office:value-type="float" office:value="-3.10475135" calcext:value-type="float">
            <text:p>-3.10475135</text:p>
          </table:table-cell>
          <table:table-cell office:value-type="float" office:value="8.99321461" calcext:value-type="float">
            <text:p>8.99321461</text:p>
          </table:table-cell>
          <table:table-cell office:value-type="float" office:value="-0.184007972" calcext:value-type="float">
            <text:p>-0.184007972</text:p>
          </table:table-cell>
          <table:table-cell office:value-type="float" office:value="-0.428335547" calcext:value-type="float">
            <text:p>-0.428335547</text:p>
          </table:table-cell>
        </table:table-row>
        <table:table-row table:style-name="ro1">
          <table:table-cell office:value-type="float" office:value="17.0074921" calcext:value-type="float">
            <text:p>17.0074921</text:p>
          </table:table-cell>
          <table:table-cell office:value-type="float" office:value="1.58491898" calcext:value-type="float">
            <text:p>1.58491898</text:p>
          </table:table-cell>
          <table:table-cell office:value-type="float" office:value="-3.1087954" calcext:value-type="float">
            <text:p>-3.1087954</text:p>
          </table:table-cell>
          <table:table-cell office:value-type="float" office:value="8.99462128" calcext:value-type="float">
            <text:p>8.99462128</text:p>
          </table:table-cell>
          <table:table-cell office:value-type="float" office:value="-0.163843125" calcext:value-type="float">
            <text:p>-0.163843125</text:p>
          </table:table-cell>
          <table:table-cell office:value-type="float" office:value="-0.381394565" calcext:value-type="float">
            <text:p>-0.381394565</text:p>
          </table:table-cell>
        </table:table-row>
        <table:table-row table:style-name="ro1">
          <table:table-cell office:value-type="float" office:value="17.0974445" calcext:value-type="float">
            <text:p>17.0974445</text:p>
          </table:table-cell>
          <table:table-cell office:value-type="float" office:value="1.58337212" calcext:value-type="float">
            <text:p>1.58337212</text:p>
          </table:table-cell>
          <table:table-cell office:value-type="float" office:value="-3.11239624" calcext:value-type="float">
            <text:p>-3.11239624</text:p>
          </table:table-cell>
          <table:table-cell office:value-type="float" office:value="8.99573708" calcext:value-type="float">
            <text:p>8.99573708</text:p>
          </table:table-cell>
          <table:table-cell office:value-type="float" office:value="-0.145877734" calcext:value-type="float">
            <text:p>-0.145877734</text:p>
          </table:table-cell>
          <table:table-cell office:value-type="float" office:value="-0.339602649" calcext:value-type="float">
            <text:p>-0.339602649</text:p>
          </table:table-cell>
        </table:table-row>
        <table:table-row table:style-name="ro1">
          <table:table-cell office:value-type="float" office:value="17.1874065" calcext:value-type="float">
            <text:p>17.1874065</text:p>
          </table:table-cell>
          <table:table-cell office:value-type="float" office:value="1.58199489" calcext:value-type="float">
            <text:p>1.58199489</text:p>
          </table:table-cell>
          <table:table-cell office:value-type="float" office:value="-3.11560273" calcext:value-type="float">
            <text:p>-3.11560273</text:p>
          </table:table-cell>
          <table:table-cell office:value-type="float" office:value="8.99662113" calcext:value-type="float">
            <text:p>8.99662113</text:p>
          </table:table-cell>
          <table:table-cell office:value-type="float" office:value="-0.129873544" calcext:value-type="float">
            <text:p>-0.129873544</text:p>
          </table:table-cell>
          <table:table-cell office:value-type="float" office:value="-0.302396953" calcext:value-type="float">
            <text:p>-0.302396953</text:p>
          </table:table-cell>
        </table:table-row>
        <table:table-row table:style-name="ro1">
          <table:table-cell office:value-type="float" office:value="17.2773762" calcext:value-type="float">
            <text:p>17.2773762</text:p>
          </table:table-cell>
          <table:table-cell office:value-type="float" office:value="1.58076882" calcext:value-type="float">
            <text:p>1.58076882</text:p>
          </table:table-cell>
          <table:table-cell office:value-type="float" office:value="-3.11845779" calcext:value-type="float">
            <text:p>-3.11845779</text:p>
          </table:table-cell>
          <table:table-cell office:value-type="float" office:value="8.99732208" calcext:value-type="float">
            <text:p>8.99732208</text:p>
          </table:table-cell>
          <table:table-cell office:value-type="float" office:value="-0.115617424" calcext:value-type="float">
            <text:p>-0.115617424</text:p>
          </table:table-cell>
          <table:table-cell office:value-type="float" office:value="-0.269276023" calcext:value-type="float">
            <text:p>-0.269276023</text:p>
          </table:table-cell>
        </table:table-row>
        <table:table-row table:style-name="ro1">
          <table:table-cell office:value-type="float" office:value="17.3673515" calcext:value-type="float">
            <text:p>17.3673515</text:p>
          </table:table-cell>
          <table:table-cell office:value-type="float" office:value="1.57967734" calcext:value-type="float">
            <text:p>1.57967734</text:p>
          </table:table-cell>
          <table:table-cell office:value-type="float" office:value="-3.12100029" calcext:value-type="float">
            <text:p>-3.12100029</text:p>
          </table:table-cell>
          <table:table-cell office:value-type="float" office:value="8.99787807" calcext:value-type="float">
            <text:p>8.99787807</text:p>
          </table:table-cell>
          <table:table-cell office:value-type="float" office:value="-0.102918975" calcext:value-type="float">
            <text:p>-0.102918975</text:p>
          </table:table-cell>
          <table:table-cell office:value-type="float" office:value="-0.239792258" calcext:value-type="float">
            <text:p>-0.239792258</text:p>
          </table:table-cell>
        </table:table-row>
        <table:table-row table:style-name="ro1">
          <table:table-cell office:value-type="float" office:value="17.4573326" calcext:value-type="float">
            <text:p>17.4573326</text:p>
          </table:table-cell>
          <table:table-cell office:value-type="float" office:value="1.57870579" calcext:value-type="float">
            <text:p>1.57870579</text:p>
          </table:table-cell>
          <table:table-cell office:value-type="float" office:value="-3.12326455" calcext:value-type="float">
            <text:p>-3.12326455</text:p>
          </table:table-cell>
          <table:table-cell office:value-type="float" office:value="8.99831867" calcext:value-type="float">
            <text:p>8.99831867</text:p>
          </table:table-cell>
          <table:table-cell table:style-name="ce1" office:value-type="float" office:value="-0.0916081294" calcext:value-type="float">
            <text:p>-9.16E-02</text:p>
          </table:table-cell>
          <table:table-cell office:value-type="float" office:value="-0.213548258" calcext:value-type="float">
            <text:p>-0.213548258</text:p>
          </table:table-cell>
        </table:table-row>
        <table:table-row table:style-name="ro1">
          <table:table-cell office:value-type="float" office:value="17.5473175" calcext:value-type="float">
            <text:p>17.5473175</text:p>
          </table:table-cell>
          <table:table-cell office:value-type="float" office:value="1.57784104" calcext:value-type="float">
            <text:p>1.57784104</text:p>
          </table:table-cell>
          <table:table-cell office:value-type="float" office:value="-3.12528086" calcext:value-type="float">
            <text:p>-3.12528086</text:p>
          </table:table-cell>
          <table:table-cell office:value-type="float" office:value="8.99866772" calcext:value-type="float">
            <text:p>8.99866772</text:p>
          </table:table-cell>
          <table:table-cell table:style-name="ce1" office:value-type="float" office:value="-0.0815331489" calcext:value-type="float">
            <text:p>-8.15E-02</text:p>
          </table:table-cell>
          <table:table-cell office:value-type="float" office:value="-0.190189853" calcext:value-type="float">
            <text:p>-0.190189853</text:p>
          </table:table-cell>
        </table:table-row>
        <table:table-row table:style-name="ro1">
          <table:table-cell office:value-type="float" office:value="17.6373062" calcext:value-type="float">
            <text:p>17.6373062</text:p>
          </table:table-cell>
          <table:table-cell office:value-type="float" office:value="1.57707143" calcext:value-type="float">
            <text:p>1.57707143</text:p>
          </table:table-cell>
          <table:table-cell office:value-type="float" office:value="-3.12707686" calcext:value-type="float">
            <text:p>-3.12707686</text:p>
          </table:table-cell>
          <table:table-cell office:value-type="float" office:value="8.99894428" calcext:value-type="float">
            <text:p>8.99894428</text:p>
          </table:table-cell>
          <table:table-cell table:style-name="ce1" office:value-type="float" office:value="-0.0725586414" calcext:value-type="float">
            <text:p>-7.26E-02</text:p>
          </table:table-cell>
          <table:table-cell office:value-type="float" office:value="-0.169401333" calcext:value-type="float">
            <text:p>-0.169401333</text:p>
          </table:table-cell>
        </table:table-row>
        <table:table-row table:style-name="ro1">
          <table:table-cell office:value-type="float" office:value="17.7272968" calcext:value-type="float">
            <text:p>17.7272968</text:p>
          </table:table-cell>
          <table:table-cell office:value-type="float" office:value="1.57638657" calcext:value-type="float">
            <text:p>1.57638657</text:p>
          </table:table-cell>
          <table:table-cell office:value-type="float" office:value="-3.12867665" calcext:value-type="float">
            <text:p>-3.12867665</text:p>
          </table:table-cell>
          <table:table-cell office:value-type="float" office:value="8.99916363" calcext:value-type="float">
            <text:p>8.99916363</text:p>
          </table:table-cell>
          <table:table-cell table:style-name="ce1" office:value-type="float" office:value="-0.0645638555" calcext:value-type="float">
            <text:p>-6.46E-02</text:p>
          </table:table-cell>
          <table:table-cell office:value-type="float" office:value="-0.150902182" calcext:value-type="float">
            <text:p>-0.150902182</text:p>
          </table:table-cell>
        </table:table-row>
        <table:table-row table:style-name="ro1">
          <table:table-cell office:value-type="float" office:value="17.8172894" calcext:value-type="float">
            <text:p>17.8172894</text:p>
          </table:table-cell>
          <table:table-cell office:value-type="float" office:value="1.57577717" calcext:value-type="float">
            <text:p>1.57577717</text:p>
          </table:table-cell>
          <table:table-cell office:value-type="float" office:value="-3.13010168" calcext:value-type="float">
            <text:p>-3.13010168</text:p>
          </table:table-cell>
          <table:table-cell office:value-type="float" office:value="8.9993372" calcext:value-type="float">
            <text:p>8.9993372</text:p>
          </table:table-cell>
          <table:table-cell table:style-name="ce1" office:value-type="float" office:value="-0.057441093" calcext:value-type="float">
            <text:p>-5.74E-02</text:p>
          </table:table-cell>
          <table:table-cell office:value-type="float" office:value="-0.134442821" calcext:value-type="float">
            <text:p>-0.134442821</text:p>
          </table:table-cell>
        </table:table-row>
        <table:table-row table:style-name="ro1">
          <table:table-cell office:value-type="float" office:value="17.9072838" calcext:value-type="float">
            <text:p>17.9072838</text:p>
          </table:table-cell>
          <table:table-cell office:value-type="float" office:value="1.57523513" calcext:value-type="float">
            <text:p>1.57523513</text:p>
          </table:table-cell>
          <table:table-cell office:value-type="float" office:value="-3.1313715" calcext:value-type="float">
            <text:p>-3.1313715</text:p>
          </table:table-cell>
          <table:table-cell office:value-type="float" office:value="8.99947548" calcext:value-type="float">
            <text:p>8.99947548</text:p>
          </table:table-cell>
          <table:table-cell table:style-name="ce1" office:value-type="float" office:value="-0.0510943532" calcext:value-type="float">
            <text:p>-5.11E-02</text:p>
          </table:table-cell>
          <table:table-cell office:value-type="float" office:value="-0.119799919" calcext:value-type="float">
            <text:p>-0.119799919</text:p>
          </table:table-cell>
        </table:table-row>
        <table:table-row table:style-name="ro1">
          <table:table-cell office:value-type="float" office:value="17.9972782" calcext:value-type="float">
            <text:p>17.9972782</text:p>
          </table:table-cell>
          <table:table-cell office:value-type="float" office:value="1.57475305" calcext:value-type="float">
            <text:p>1.57475305</text:p>
          </table:table-cell>
          <table:table-cell office:value-type="float" office:value="-3.13250303" calcext:value-type="float">
            <text:p>-3.13250303</text:p>
          </table:table-cell>
          <table:table-cell office:value-type="float" office:value="8.99958515" calcext:value-type="float">
            <text:p>8.99958515</text:p>
          </table:table-cell>
          <table:table-cell table:style-name="ce1" office:value-type="float" office:value="-0.0454380587" calcext:value-type="float">
            <text:p>-4.54E-02</text:p>
          </table:table-cell>
          <table:table-cell office:value-type="float" office:value="-0.106776342" calcext:value-type="float">
            <text:p>-0.106776342</text:p>
          </table:table-cell>
        </table:table-row>
        <table:table-row table:style-name="ro1">
          <table:table-cell office:value-type="float" office:value="18.0872746" calcext:value-type="float">
            <text:p>18.0872746</text:p>
          </table:table-cell>
          <table:table-cell office:value-type="float" office:value="1.57432437" calcext:value-type="float">
            <text:p>1.57432437</text:p>
          </table:table-cell>
          <table:table-cell office:value-type="float" office:value="-3.13351178" calcext:value-type="float">
            <text:p>-3.13351178</text:p>
          </table:table-cell>
          <table:table-cell office:value-type="float" office:value="8.99967194" calcext:value-type="float">
            <text:p>8.99967194</text:p>
          </table:table-cell>
          <table:table-cell table:style-name="ce1" office:value-type="float" office:value="-0.0403958708" calcext:value-type="float">
            <text:p>-4.04E-02</text:p>
          </table:table-cell>
          <table:table-cell table:style-name="ce1" office:value-type="float" office:value="-0.0951958448" calcext:value-type="float">
            <text:p>-9.52E-02</text:p>
          </table:table-cell>
        </table:table-row>
        <table:table-row table:style-name="ro1">
          <table:table-cell office:value-type="float" office:value="18.1772709" calcext:value-type="float">
            <text:p>18.1772709</text:p>
          </table:table-cell>
          <table:table-cell office:value-type="float" office:value="1.57394338" calcext:value-type="float">
            <text:p>1.57394338</text:p>
          </table:table-cell>
          <table:table-cell office:value-type="float" office:value="-3.13441133" calcext:value-type="float">
            <text:p>-3.13441133</text:p>
          </table:table-cell>
          <table:table-cell office:value-type="float" office:value="8.9997406" calcext:value-type="float">
            <text:p>8.9997406</text:p>
          </table:table-cell>
          <table:table-cell table:style-name="ce1" office:value-type="float" office:value="-0.0358997323" calcext:value-type="float">
            <text:p>-3.59E-02</text:p>
          </table:table-cell>
          <table:table-cell table:style-name="ce1" office:value-type="float" office:value="-0.0849020779" calcext:value-type="float">
            <text:p>-8.49E-02</text:p>
          </table:table-cell>
        </table:table-row>
        <table:table-row table:style-name="ro1">
          <table:table-cell office:value-type="float" office:value="18.2672691" calcext:value-type="float">
            <text:p>18.2672691</text:p>
          </table:table-cell>
          <table:table-cell office:value-type="float" office:value="1.57360482" calcext:value-type="float">
            <text:p>1.57360482</text:p>
          </table:table-cell>
          <table:table-cell office:value-type="float" office:value="-3.13521361" calcext:value-type="float">
            <text:p>-3.13521361</text:p>
          </table:table-cell>
          <table:table-cell office:value-type="float" office:value="8.99979496" calcext:value-type="float">
            <text:p>8.99979496</text:p>
          </table:table-cell>
          <table:table-cell table:style-name="ce1" office:value-type="float" office:value="-0.0318889059" calcext:value-type="float">
            <text:p>-3.19E-02</text:p>
          </table:table-cell>
          <table:table-cell table:style-name="ce1" office:value-type="float" office:value="-0.0757568404" calcext:value-type="float">
            <text:p>-7.58E-02</text:p>
          </table:table-cell>
        </table:table-row>
        <table:table-row table:style-name="ro1">
          <table:table-cell office:value-type="float" office:value="18.3572674" calcext:value-type="float">
            <text:p>18.3572674</text:p>
          </table:table-cell>
          <table:table-cell office:value-type="float" office:value="1.57330418" calcext:value-type="float">
            <text:p>1.57330418</text:p>
          </table:table-cell>
          <table:table-cell office:value-type="float" office:value="-3.13592982" calcext:value-type="float">
            <text:p>-3.13592982</text:p>
          </table:table-cell>
          <table:table-cell office:value-type="float" office:value="8.99983788" calcext:value-type="float">
            <text:p>8.99983788</text:p>
          </table:table-cell>
          <table:table-cell table:style-name="ce1" office:value-type="float" office:value="-0.0283091888" calcext:value-type="float">
            <text:p>-2.83E-02</text:p>
          </table:table-cell>
          <table:table-cell table:style-name="ce1" office:value-type="float" office:value="-0.0676351413" calcext:value-type="float">
            <text:p>-6.76E-02</text:p>
          </table:table-cell>
        </table:table-row>
        <table:table-row table:style-name="ro1">
          <table:table-cell office:value-type="float" office:value="18.4472656" calcext:value-type="float">
            <text:p>18.4472656</text:p>
          </table:table-cell>
          <table:table-cell office:value-type="float" office:value="1.57303739" calcext:value-type="float">
            <text:p>1.57303739</text:p>
          </table:table-cell>
          <table:table-cell office:value-type="float" office:value="-3.1365695" calcext:value-type="float">
            <text:p>-3.1365695</text:p>
          </table:table-cell>
          <table:table-cell office:value-type="float" office:value="8.99987221" calcext:value-type="float">
            <text:p>8.99987221</text:p>
          </table:table-cell>
          <table:table-cell table:style-name="ce1" office:value-type="float" office:value="-0.0251122229" calcext:value-type="float">
            <text:p>-2.51E-02</text:p>
          </table:table-cell>
          <table:table-cell table:style-name="ce1" office:value-type="float" office:value="-0.0604279265" calcext:value-type="float">
            <text:p>-6.04E-02</text:p>
          </table:table-cell>
        </table:table-row>
        <table:table-row table:style-name="ro1">
          <table:table-cell office:value-type="float" office:value="18.5372639" calcext:value-type="float">
            <text:p>18.5372639</text:p>
          </table:table-cell>
          <table:table-cell office:value-type="float" office:value="1.57280087" calcext:value-type="float">
            <text:p>1.57280087</text:p>
          </table:table-cell>
          <table:table-cell office:value-type="float" office:value="-3.13714123" calcext:value-type="float">
            <text:p>-3.13714123</text:p>
          </table:table-cell>
          <table:table-cell office:value-type="float" office:value="8.99989891" calcext:value-type="float">
            <text:p>8.99989891</text:p>
          </table:table-cell>
          <table:table-cell table:style-name="ce1" office:value-type="float" office:value="-0.0222547613" calcext:value-type="float">
            <text:p>-2.23E-02</text:p>
          </table:table-cell>
          <table:table-cell table:style-name="ce1" office:value-type="float" office:value="-0.0540382639" calcext:value-type="float">
            <text:p>-5.40E-02</text:p>
          </table:table-cell>
        </table:table-row>
        <table:table-row table:style-name="ro1">
          <table:table-cell office:value-type="float" office:value="18.6272621" calcext:value-type="float">
            <text:p>18.6272621</text:p>
          </table:table-cell>
          <table:table-cell office:value-type="float" office:value="1.5725913" calcext:value-type="float">
            <text:p>1.5725913</text:p>
          </table:table-cell>
          <table:table-cell office:value-type="float" office:value="-3.13765264" calcext:value-type="float">
            <text:p>-3.13765264</text:p>
          </table:table-cell>
          <table:table-cell office:value-type="float" office:value="8.99992085" calcext:value-type="float">
            <text:p>8.99992085</text:p>
          </table:table-cell>
          <table:table-cell table:style-name="ce1" office:value-type="float" office:value="-0.0196981616" calcext:value-type="float">
            <text:p>-1.97E-02</text:p>
          </table:table-cell>
          <table:table-cell table:style-name="ce1" office:value-type="float" office:value="-0.0483794697" calcext:value-type="float">
            <text:p>-4.84E-02</text:p>
          </table:table-cell>
        </table:table-row>
        <table:table-row table:style-name="ro1">
          <table:table-cell office:value-type="float" office:value="18.7172623" calcext:value-type="float">
            <text:p>18.7172623</text:p>
          </table:table-cell>
          <table:table-cell office:value-type="float" office:value="1.57240593" calcext:value-type="float">
            <text:p>1.57240593</text:p>
          </table:table-cell>
          <table:table-cell office:value-type="float" office:value="-3.13811088" calcext:value-type="float">
            <text:p>-3.13811088</text:p>
          </table:table-cell>
          <table:table-cell office:value-type="float" office:value="8.99993801" calcext:value-type="float">
            <text:p>8.99993801</text:p>
          </table:table-cell>
          <table:table-cell table:style-name="ce1" office:value-type="float" office:value="-0.0174078178" calcext:value-type="float">
            <text:p>-1.74E-02</text:p>
          </table:table-cell>
          <table:table-cell table:style-name="ce1" office:value-type="float" office:value="-0.0433748625" calcext:value-type="float">
            <text:p>-4.34E-02</text:p>
          </table:table-cell>
        </table:table-row>
        <table:table-row table:style-name="ro1">
          <table:table-cell office:value-type="float" office:value="18.8072624" calcext:value-type="float">
            <text:p>18.8072624</text:p>
          </table:table-cell>
          <table:table-cell office:value-type="float" office:value="1.57224226" calcext:value-type="float">
            <text:p>1.57224226</text:p>
          </table:table-cell>
          <table:table-cell office:value-type="float" office:value="-3.13852215" calcext:value-type="float">
            <text:p>-3.13852215</text:p>
          </table:table-cell>
          <table:table-cell office:value-type="float" office:value="8.99995136" calcext:value-type="float">
            <text:p>8.99995136</text:p>
          </table:table-cell>
          <table:table-cell table:style-name="ce1" office:value-type="float" office:value="-0.0153527446" calcext:value-type="float">
            <text:p>-1.54E-02</text:p>
          </table:table-cell>
          <table:table-cell table:style-name="ce1" office:value-type="float" office:value="-0.0389567837" calcext:value-type="float">
            <text:p>-3.90E-02</text:p>
          </table:table-cell>
        </table:table-row>
        <table:table-row table:style-name="ro1">
          <table:table-cell office:value-type="float" office:value="18.8972626" calcext:value-type="float">
            <text:p>18.8972626</text:p>
          </table:table-cell>
          <table:table-cell office:value-type="float" office:value="1.57209814" calcext:value-type="float">
            <text:p>1.57209814</text:p>
          </table:table-cell>
          <table:table-cell office:value-type="float" office:value="-3.13889194" calcext:value-type="float">
            <text:p>-3.13889194</text:p>
          </table:table-cell>
          <table:table-cell office:value-type="float" office:value="8.99996185" calcext:value-type="float">
            <text:p>8.99996185</text:p>
          </table:table-cell>
          <table:table-cell table:style-name="ce1" office:value-type="float" office:value="-0.0135051217" calcext:value-type="float">
            <text:p>-1.35E-02</text:p>
          </table:table-cell>
          <table:table-cell table:style-name="ce1" office:value-type="float" office:value="-0.0350661762" calcext:value-type="float">
            <text:p>-3.51E-02</text:p>
          </table:table-cell>
        </table:table-row>
        <table:table-row table:style-name="ro1">
          <table:table-cell office:value-type="float" office:value="18.9872627" calcext:value-type="float">
            <text:p>18.9872627</text:p>
          </table:table-cell>
          <table:table-cell office:value-type="float" office:value="1.57197154" calcext:value-type="float">
            <text:p>1.57197154</text:p>
          </table:table-cell>
          <table:table-cell office:value-type="float" office:value="-3.13922524" calcext:value-type="float">
            <text:p>-3.13922524</text:p>
          </table:table-cell>
          <table:table-cell office:value-type="float" office:value="8.99997044" calcext:value-type="float">
            <text:p>8.99997044</text:p>
          </table:table-cell>
          <table:table-cell table:style-name="ce1" office:value-type="float" office:value="-0.0118399467" calcext:value-type="float">
            <text:p>-1.18E-02</text:p>
          </table:table-cell>
          <table:table-cell table:style-name="ce1" office:value-type="float" office:value="-0.0316498391" calcext:value-type="float">
            <text:p>-3.16E-02</text:p>
          </table:table-cell>
        </table:table-row>
        <table:table-row table:style-name="ro1">
          <table:table-cell office:value-type="float" office:value="19.0772629" calcext:value-type="float">
            <text:p>19.0772629</text:p>
          </table:table-cell>
          <table:table-cell office:value-type="float" office:value="1.57186079" calcext:value-type="float">
            <text:p>1.57186079</text:p>
          </table:table-cell>
          <table:table-cell office:value-type="float" office:value="-3.13952637" calcext:value-type="float">
            <text:p>-3.13952637</text:p>
          </table:table-cell>
          <table:table-cell office:value-type="float" office:value="8.99997711" calcext:value-type="float">
            <text:p>8.99997711</text:p>
          </table:table-cell>
          <table:table-cell table:style-name="ce1" office:value-type="float" office:value="-0.0103346547" calcext:value-type="float">
            <text:p>-1.03E-02</text:p>
          </table:table-cell>
          <table:table-cell table:style-name="ce1" office:value-type="float" office:value="-0.0286623463" calcext:value-type="float">
            <text:p>-2.87E-02</text:p>
          </table:table-cell>
        </table:table-row>
        <table:table-row table:style-name="ro1">
          <table:table-cell office:value-type="float" office:value="19.167263" calcext:value-type="float">
            <text:p>19.167263</text:p>
          </table:table-cell>
          <table:table-cell office:value-type="float" office:value="1.57176435" calcext:value-type="float">
            <text:p>1.57176435</text:p>
          </table:table-cell>
          <table:table-cell office:value-type="float" office:value="-3.13979959" calcext:value-type="float">
            <text:p>-3.13979959</text:p>
          </table:table-cell>
          <table:table-cell office:value-type="float" office:value="8.99998283" calcext:value-type="float">
            <text:p>8.99998283</text:p>
          </table:table-cell>
          <table:table-cell table:style-name="ce1" office:value-type="float" office:value="-0.00896886829" calcext:value-type="float">
            <text:p>-8.97E-03</text:p>
          </table:table-cell>
          <table:table-cell table:style-name="ce1" office:value-type="float" office:value="-0.0260622986" calcext:value-type="float">
            <text:p>-2.61E-02</text:p>
          </table:table-cell>
        </table:table-row>
        <table:table-row table:style-name="ro1">
          <table:table-cell office:value-type="float" office:value="19.2572632" calcext:value-type="float">
            <text:p>19.2572632</text:p>
          </table:table-cell>
          <table:table-cell office:value-type="float" office:value="1.57168102" calcext:value-type="float">
            <text:p>1.57168102</text:p>
          </table:table-cell>
          <table:table-cell office:value-type="float" office:value="-3.14004874" calcext:value-type="float">
            <text:p>-3.14004874</text:p>
          </table:table-cell>
          <table:table-cell office:value-type="float" office:value="8.99998665" calcext:value-type="float">
            <text:p>8.99998665</text:p>
          </table:table-cell>
          <table:table-cell table:style-name="ce1" office:value-type="float" office:value="-0.00772408908" calcext:value-type="float">
            <text:p>-7.72E-03</text:p>
          </table:table-cell>
          <table:table-cell table:style-name="ce1" office:value-type="float" office:value="-0.0238145441" calcext:value-type="float">
            <text:p>-2.38E-02</text:p>
          </table:table-cell>
        </table:table-row>
        <table:table-row table:style-name="ro1">
          <table:table-cell office:value-type="float" office:value="19.3472633" calcext:value-type="float">
            <text:p>19.3472633</text:p>
          </table:table-cell>
          <table:table-cell office:value-type="float" office:value="1.57160962" calcext:value-type="float">
            <text:p>1.57160962</text:p>
          </table:table-cell>
          <table:table-cell office:value-type="float" office:value="-3.14027691" calcext:value-type="float">
            <text:p>-3.14027691</text:p>
          </table:table-cell>
          <table:table-cell office:value-type="float" office:value="8.99998951" calcext:value-type="float">
            <text:p>8.99998951</text:p>
          </table:table-cell>
          <table:table-cell table:style-name="ce1" office:value-type="float" office:value="-0.00658349367" calcext:value-type="float">
            <text:p>-6.58E-03</text:p>
          </table:table-cell>
          <table:table-cell table:style-name="ce1" office:value-type="float" office:value="-0.0218892209" calcext:value-type="float">
            <text:p>-2.19E-02</text:p>
          </table:table-cell>
        </table:table-row>
        <table:table-row table:style-name="ro1">
          <table:table-cell office:value-type="float" office:value="19.4372635" calcext:value-type="float">
            <text:p>19.4372635</text:p>
          </table:table-cell>
          <table:table-cell office:value-type="float" office:value="1.57154906" calcext:value-type="float">
            <text:p>1.57154906</text:p>
          </table:table-cell>
          <table:table-cell office:value-type="float" office:value="-3.14048743" calcext:value-type="float">
            <text:p>-3.14048743</text:p>
          </table:table-cell>
          <table:table-cell office:value-type="float" office:value="8.99999237" calcext:value-type="float">
            <text:p>8.99999237</text:p>
          </table:table-cell>
          <table:table-cell table:style-name="ce1" office:value-type="float" office:value="-0.00553164771" calcext:value-type="float">
            <text:p>-5.53E-03</text:p>
          </table:table-cell>
          <table:table-cell table:style-name="ce1" office:value-type="float" office:value="-0.0202594995" calcext:value-type="float">
            <text:p>-2.03E-02</text:p>
          </table:table-cell>
        </table:table-row>
        <table:table-row table:style-name="ro1">
          <table:table-cell office:value-type="float" office:value="19.5272636" calcext:value-type="float">
            <text:p>19.5272636</text:p>
          </table:table-cell>
          <table:table-cell office:value-type="float" office:value="1.57149863" calcext:value-type="float">
            <text:p>1.57149863</text:p>
          </table:table-cell>
          <table:table-cell office:value-type="float" office:value="-3.14068294" calcext:value-type="float">
            <text:p>-3.14068294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-0.00455428055" calcext:value-type="float">
            <text:p>-4.55E-03</text:p>
          </table:table-cell>
          <table:table-cell table:style-name="ce1" office:value-type="float" office:value="-0.0189040657" calcext:value-type="float">
            <text:p>-1.89E-02</text:p>
          </table:table-cell>
        </table:table-row>
        <table:table-row table:style-name="ro1">
          <table:table-cell office:value-type="float" office:value="19.6172638" calcext:value-type="float">
            <text:p>19.6172638</text:p>
          </table:table-cell>
          <table:table-cell office:value-type="float" office:value="1.57145774" calcext:value-type="float">
            <text:p>1.57145774</text:p>
          </table:table-cell>
          <table:table-cell office:value-type="float" office:value="-3.14086628" calcext:value-type="float">
            <text:p>-3.14086628</text:p>
          </table:table-cell>
          <table:table-cell office:value-type="float" office:value="8.99999619" calcext:value-type="float">
            <text:p>8.99999619</text:p>
          </table:table-cell>
          <table:table-cell table:style-name="ce1" office:value-type="float" office:value="-0.00363816973" calcext:value-type="float">
            <text:p>-3.64E-03</text:p>
          </table:table-cell>
          <table:table-cell table:style-name="ce1" office:value-type="float" office:value="-0.01780417" calcext:value-type="float">
            <text:p>-1.78E-02</text:p>
          </table:table-cell>
        </table:table-row>
        <table:table-row table:style-name="ro1">
          <table:table-cell office:value-type="float" office:value="19.7072639" calcext:value-type="float">
            <text:p>19.7072639</text:p>
          </table:table-cell>
          <table:table-cell office:value-type="float" office:value="1.57142568" calcext:value-type="float">
            <text:p>1.57142568</text:p>
          </table:table-cell>
          <table:table-cell office:value-type="float" office:value="-3.14103985" calcext:value-type="float">
            <text:p>-3.14103985</text:p>
          </table:table-cell>
          <table:table-cell office:value-type="float" office:value="8.99999714" calcext:value-type="float">
            <text:p>8.99999714</text:p>
          </table:table-cell>
          <table:table-cell table:style-name="ce1" office:value-type="float" office:value="-0.00277092867" calcext:value-type="float">
            <text:p>-2.77E-03</text:p>
          </table:table-cell>
          <table:table-cell table:style-name="ce1" office:value-type="float" office:value="-0.016945092" calcext:value-type="float">
            <text:p>-1.69E-02</text:p>
          </table:table-cell>
        </table:table-row>
        <table:table-row table:style-name="ro1">
          <table:table-cell office:value-type="float" office:value="19.7972641" calcext:value-type="float">
            <text:p>19.7972641</text:p>
          </table:table-cell>
          <table:table-cell office:value-type="float" office:value="1.57140219" calcext:value-type="float">
            <text:p>1.57140219</text:p>
          </table:table-cell>
          <table:table-cell office:value-type="float" office:value="-3.14120603" calcext:value-type="float">
            <text:p>-3.14120603</text:p>
          </table:table-cell>
          <table:table-cell office:value-type="float" office:value="8.99999809" calcext:value-type="float">
            <text:p>8.99999809</text:p>
          </table:table-cell>
          <table:table-cell table:style-name="ce1" office:value-type="float" office:value="-0.00194080127" calcext:value-type="float">
            <text:p>-1.94E-03</text:p>
          </table:table-cell>
          <table:table-cell table:style-name="ce1" office:value-type="float" office:value="-0.0163155869" calcext:value-type="float">
            <text:p>-1.63E-02</text:p>
          </table:table-cell>
        </table:table-row>
        <table:table-row table:style-name="ro1">
          <table:table-cell office:value-type="float" office:value="19.8872643" calcext:value-type="float">
            <text:p>19.8872643</text:p>
          </table:table-cell>
          <table:table-cell office:value-type="float" office:value="1.57138681" calcext:value-type="float">
            <text:p>1.57138681</text:p>
          </table:table-cell>
          <table:table-cell office:value-type="float" office:value="-3.14136696" calcext:value-type="float">
            <text:p>-3.14136696</text:p>
          </table:table-cell>
          <table:table-cell office:value-type="float" office:value="8.99999905" calcext:value-type="float">
            <text:p>8.99999905</text:p>
          </table:table-cell>
          <table:table-cell table:style-name="ce1" office:value-type="float" office:value="-0.00113654835" calcext:value-type="float">
            <text:p>-1.14E-03</text:p>
          </table:table-cell>
          <table:table-cell table:style-name="ce1" office:value-type="float" office:value="-0.0159070492" calcext:value-type="float">
            <text:p>-1.59E-02</text:p>
          </table:table-cell>
        </table:table-row>
        <table:table-row table:style-name="ro1">
          <table:table-cell office:value-type="float" office:value="19.9772644" calcext:value-type="float">
            <text:p>19.9772644</text:p>
          </table:table-cell>
          <table:table-cell office:value-type="float" office:value="1.57137942" calcext:value-type="float">
            <text:p>1.57137942</text:p>
          </table:table-cell>
          <table:table-cell office:value-type="float" office:value="-3.14152479" calcext:value-type="float">
            <text:p>-3.14152479</text:p>
          </table:table-cell>
          <table:table-cell office:value-type="float" office:value="8.99999905" calcext:value-type="float">
            <text:p>8.99999905</text:p>
          </table:table-cell>
          <table:table-cell table:style-name="ce1" office:value-type="float" office:value="-0.000347248162" calcext:value-type="float">
            <text:p>-3.47E-04</text:p>
          </table:table-cell>
          <table:table-cell table:style-name="ce1" office:value-type="float" office:value="-0.0157135911" calcext:value-type="float">
            <text:p>-1.57E-02</text:p>
          </table:table-cell>
        </table:table-row>
        <table:table-row table:style-name="ro1">
          <table:table-cell office:value-type="float" office:value="20.0672646" calcext:value-type="float">
            <text:p>20.0672646</text:p>
          </table:table-cell>
          <table:table-cell office:value-type="float" office:value="1.5713799" calcext:value-type="float">
            <text:p>1.5713799</text:p>
          </table:table-cell>
          <table:table-cell office:value-type="float" office:value="-3.14168191" calcext:value-type="float">
            <text:p>-3.14168191</text:p>
          </table:table-cell>
          <table:table-cell office:value-type="float" office:value="8.99999905" calcext:value-type="float">
            <text:p>8.99999905</text:p>
          </table:table-cell>
          <table:table-cell table:style-name="ce1" office:value-type="float" office:value="0.000437757233" calcext:value-type="float">
            <text:p>4.38E-04</text:p>
          </table:table-cell>
          <table:table-cell table:style-name="ce1" office:value-type="float" office:value="-0.0157325212" calcext:value-type="float">
            <text:p>-1.57E-02</text:p>
          </table:table-cell>
        </table:table-row>
        <table:table-row table:style-name="ro1">
          <table:table-cell office:value-type="float" office:value="20.1572647" calcext:value-type="float">
            <text:p>20.1572647</text:p>
          </table:table-cell>
          <table:table-cell office:value-type="float" office:value="1.57138824" calcext:value-type="float">
            <text:p>1.57138824</text:p>
          </table:table-cell>
          <table:table-cell office:value-type="float" office:value="-3.14184022" calcext:value-type="float">
            <text:p>-3.14184022</text:p>
          </table:table-cell>
          <table:table-cell office:value-type="float" office:value="8.99999905" calcext:value-type="float">
            <text:p>8.99999905</text:p>
          </table:table-cell>
          <table:table-cell table:style-name="ce1" office:value-type="float" office:value="0.00122907979" calcext:value-type="float">
            <text:p>1.23E-03</text:p>
          </table:table-cell>
          <table:table-cell table:style-name="ce1" office:value-type="float" office:value="-0.0159642585" calcext:value-type="float">
            <text:p>-1.60E-02</text:p>
          </table:table-cell>
        </table:table-row>
        <table:table-row table:style-name="ro1">
          <table:table-cell office:value-type="float" office:value="20.2472649" calcext:value-type="float">
            <text:p>20.2472649</text:p>
          </table:table-cell>
          <table:table-cell office:value-type="float" office:value="1.57140458" calcext:value-type="float">
            <text:p>1.57140458</text:p>
          </table:table-cell>
          <table:table-cell office:value-type="float" office:value="-3.14200187" calcext:value-type="float">
            <text:p>-3.14200187</text:p>
          </table:table-cell>
          <table:table-cell office:value-type="float" office:value="8.99999809" calcext:value-type="float">
            <text:p>8.99999809</text:p>
          </table:table-cell>
          <table:table-cell table:style-name="ce1" office:value-type="float" office:value="0.00203742902" calcext:value-type="float">
            <text:p>2.04E-03</text:p>
          </table:table-cell>
          <table:table-cell table:style-name="ce1" office:value-type="float" office:value="-0.0164118409" calcext:value-type="float">
            <text:p>-1.64E-02</text:p>
          </table:table-cell>
        </table:table-row>
        <table:table-row table:style-name="ro1">
          <table:table-cell office:value-type="float" office:value="20.337265" calcext:value-type="float">
            <text:p>20.337265</text:p>
          </table:table-cell>
          <table:table-cell office:value-type="float" office:value="1.57142913" calcext:value-type="float">
            <text:p>1.57142913</text:p>
          </table:table-cell>
          <table:table-cell office:value-type="float" office:value="-3.14216924" calcext:value-type="float">
            <text:p>-3.14216924</text:p>
          </table:table-cell>
          <table:table-cell office:value-type="float" office:value="8.99999714" calcext:value-type="float">
            <text:p>8.99999714</text:p>
          </table:table-cell>
          <table:table-cell table:style-name="ce1" office:value-type="float" office:value="0.0028737355" calcext:value-type="float">
            <text:p>2.87E-03</text:p>
          </table:table-cell>
          <table:table-cell table:style-name="ce1" office:value-type="float" office:value="-0.0170809999" calcext:value-type="float">
            <text:p>-1.71E-02</text:p>
          </table:table-cell>
        </table:table-row>
        <table:table-row table:style-name="ro1">
          <table:table-cell office:value-type="float" office:value="20.4272652" calcext:value-type="float">
            <text:p>20.4272652</text:p>
          </table:table-cell>
          <table:table-cell office:value-type="float" office:value="1.57146215" calcext:value-type="float">
            <text:p>1.57146215</text:p>
          </table:table-cell>
          <table:table-cell office:value-type="float" office:value="-3.14234424" calcext:value-type="float">
            <text:p>-3.14234424</text:p>
          </table:table-cell>
          <table:table-cell office:value-type="float" office:value="8.99999619" calcext:value-type="float">
            <text:p>8.99999619</text:p>
          </table:table-cell>
          <table:table-cell table:style-name="ce1" office:value-type="float" office:value="0.00374929328" calcext:value-type="float">
            <text:p>3.75E-03</text:p>
          </table:table-cell>
          <table:table-cell table:style-name="ce1" office:value-type="float" office:value="-0.017981289" calcext:value-type="float">
            <text:p>-1.80E-02</text:p>
          </table:table-cell>
        </table:table-row>
        <table:table-row table:style-name="ro1">
          <table:table-cell office:value-type="float" office:value="20.5172653" calcext:value-type="float">
            <text:p>20.5172653</text:p>
          </table:table-cell>
          <table:table-cell office:value-type="float" office:value="1.57150424" calcext:value-type="float">
            <text:p>1.57150424</text:p>
          </table:table-cell>
          <table:table-cell office:value-type="float" office:value="-3.14252949" calcext:value-type="float">
            <text:p>-3.14252949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0.00467597041" calcext:value-type="float">
            <text:p>4.68E-03</text:p>
          </table:table-cell>
          <table:table-cell table:style-name="ce1" office:value-type="float" office:value="-0.0191243868" calcext:value-type="float">
            <text:p>-1.91E-02</text:p>
          </table:table-cell>
        </table:table-row>
        <table:table-row table:style-name="ro1">
          <table:table-cell office:value-type="float" office:value="20.6072655" calcext:value-type="float">
            <text:p>20.6072655</text:p>
          </table:table-cell>
          <table:table-cell office:value-type="float" office:value="1.57155585" calcext:value-type="float">
            <text:p>1.57155585</text:p>
          </table:table-cell>
          <table:table-cell office:value-type="float" office:value="-3.14272761" calcext:value-type="float">
            <text:p>-3.14272761</text:p>
          </table:table-cell>
          <table:table-cell office:value-type="float" office:value="8.99999237" calcext:value-type="float">
            <text:p>8.99999237</text:p>
          </table:table-cell>
          <table:table-cell table:style-name="ce1" office:value-type="float" office:value="0.00566624105" calcext:value-type="float">
            <text:p>5.67E-03</text:p>
          </table:table-cell>
          <table:table-cell table:style-name="ce1" office:value-type="float" office:value="-0.0205253754" calcext:value-type="float">
            <text:p>-2.05E-02</text:p>
          </table:table-cell>
        </table:table-row>
        <table:table-row table:style-name="ro1">
          <table:table-cell office:value-type="float" office:value="20.6972656" calcext:value-type="float">
            <text:p>20.6972656</text:p>
          </table:table-cell>
          <table:table-cell office:value-type="float" office:value="1.57161772" calcext:value-type="float">
            <text:p>1.57161772</text:p>
          </table:table-cell>
          <table:table-cell office:value-type="float" office:value="-3.142941" calcext:value-type="float">
            <text:p>-3.142941</text:p>
          </table:table-cell>
          <table:table-cell office:value-type="float" office:value="8.99998951" calcext:value-type="float">
            <text:p>8.99998951</text:p>
          </table:table-cell>
          <table:table-cell table:style-name="ce1" office:value-type="float" office:value="0.00673349155" calcext:value-type="float">
            <text:p>6.73E-03</text:p>
          </table:table-cell>
          <table:table-cell table:style-name="ce1" office:value-type="float" office:value="-0.0222042855" calcext:value-type="float">
            <text:p>-2.22E-02</text:p>
          </table:table-cell>
        </table:table-row>
        <table:table-row table:style-name="ro1">
          <table:table-cell office:value-type="float" office:value="20.7872658" calcext:value-type="float">
            <text:p>20.7872658</text:p>
          </table:table-cell>
          <table:table-cell office:value-type="float" office:value="1.5716908" calcext:value-type="float">
            <text:p>1.5716908</text:p>
          </table:table-cell>
          <table:table-cell office:value-type="float" office:value="-3.14317274" calcext:value-type="float">
            <text:p>-3.14317274</text:p>
          </table:table-cell>
          <table:table-cell office:value-type="float" office:value="8.99998569" calcext:value-type="float">
            <text:p>8.99998569</text:p>
          </table:table-cell>
          <table:table-cell table:style-name="ce1" office:value-type="float" office:value="0.00789217278" calcext:value-type="float">
            <text:p>7.89E-03</text:p>
          </table:table-cell>
          <table:table-cell table:style-name="ce1" office:value-type="float" office:value="-0.0241832826" calcext:value-type="float">
            <text:p>-2.42E-02</text:p>
          </table:table-cell>
        </table:table-row>
        <table:table-row table:style-name="ro1">
          <table:table-cell office:value-type="float" office:value="20.8772659" calcext:value-type="float">
            <text:p>20.8772659</text:p>
          </table:table-cell>
          <table:table-cell office:value-type="float" office:value="1.57177591" calcext:value-type="float">
            <text:p>1.57177591</text:p>
          </table:table-cell>
          <table:table-cell office:value-type="float" office:value="-3.1434257" calcext:value-type="float">
            <text:p>-3.1434257</text:p>
          </table:table-cell>
          <table:table-cell office:value-type="float" office:value="8.99998093" calcext:value-type="float">
            <text:p>8.99998093</text:p>
          </table:table-cell>
          <table:table-cell table:style-name="ce1" office:value-type="float" office:value="0.00915791187" calcext:value-type="float">
            <text:p>9.16E-03</text:p>
          </table:table-cell>
          <table:table-cell table:style-name="ce1" office:value-type="float" office:value="-0.0264891423" calcext:value-type="float">
            <text:p>-2.65E-02</text:p>
          </table:table-cell>
        </table:table-row>
        <table:table-row table:style-name="ro1">
          <table:table-cell office:value-type="float" office:value="20.9672661" calcext:value-type="float">
            <text:p>20.9672661</text:p>
          </table:table-cell>
          <table:table-cell office:value-type="float" office:value="1.57187438" calcext:value-type="float">
            <text:p>1.57187438</text:p>
          </table:table-cell>
          <table:table-cell office:value-type="float" office:value="-3.1437037" calcext:value-type="float">
            <text:p>-3.1437037</text:p>
          </table:table-cell>
          <table:table-cell office:value-type="float" office:value="8.9999752" calcext:value-type="float">
            <text:p>8.9999752</text:p>
          </table:table-cell>
          <table:table-cell table:style-name="ce1" office:value-type="float" office:value="0.0105478112" calcext:value-type="float">
            <text:p>1.05E-02</text:p>
          </table:table-cell>
          <table:table-cell table:style-name="ce1" office:value-type="float" office:value="-0.0291525181" calcext:value-type="float">
            <text:p>-2.92E-02</text:p>
          </table:table-cell>
        </table:table-row>
        <table:table-row table:style-name="ro1">
          <table:table-cell office:value-type="float" office:value="21.0572662" calcext:value-type="float">
            <text:p>21.0572662</text:p>
          </table:table-cell>
          <table:table-cell office:value-type="float" office:value="1.57198739" calcext:value-type="float">
            <text:p>1.57198739</text:p>
          </table:table-cell>
          <table:table-cell office:value-type="float" office:value="-3.14401007" calcext:value-type="float">
            <text:p>-3.14401007</text:p>
          </table:table-cell>
          <table:table-cell office:value-type="float" office:value="8.99996853" calcext:value-type="float">
            <text:p>8.99996853</text:p>
          </table:table-cell>
          <table:table-cell table:style-name="ce1" office:value-type="float" office:value="0.0120806005" calcext:value-type="float">
            <text:p>1.21E-02</text:p>
          </table:table-cell>
          <table:table-cell table:style-name="ce1" office:value-type="float" office:value="-0.0322095305" calcext:value-type="float">
            <text:p>-3.22E-02</text:p>
          </table:table-cell>
        </table:table-row>
        <table:table-row table:style-name="ro1">
          <table:table-cell office:value-type="float" office:value="21.1472664" calcext:value-type="float">
            <text:p>21.1472664</text:p>
          </table:table-cell>
          <table:table-cell office:value-type="float" office:value="1.57211649" calcext:value-type="float">
            <text:p>1.57211649</text:p>
          </table:table-cell>
          <table:table-cell office:value-type="float" office:value="-3.14434934" calcext:value-type="float">
            <text:p>-3.14434934</text:p>
          </table:table-cell>
          <table:table-cell office:value-type="float" office:value="8.99995995" calcext:value-type="float">
            <text:p>8.99995995</text:p>
          </table:table-cell>
          <table:table-cell table:style-name="ce1" office:value-type="float" office:value="0.0137769729" calcext:value-type="float">
            <text:p>1.38E-02</text:p>
          </table:table-cell>
          <table:table-cell table:style-name="ce1" office:value-type="float" office:value="-0.0357012823" calcext:value-type="float">
            <text:p>-3.57E-02</text:p>
          </table:table-cell>
        </table:table-row>
        <table:table-row table:style-name="ro1">
          <table:table-cell office:value-type="float" office:value="21.2372665" calcext:value-type="float">
            <text:p>21.2372665</text:p>
          </table:table-cell>
          <table:table-cell office:value-type="float" office:value="1.57226348" calcext:value-type="float">
            <text:p>1.57226348</text:p>
          </table:table-cell>
          <table:table-cell office:value-type="float" office:value="-3.1447258" calcext:value-type="float">
            <text:p>-3.1447258</text:p>
          </table:table-cell>
          <table:table-cell office:value-type="float" office:value="8.9999485" calcext:value-type="float">
            <text:p>8.9999485</text:p>
          </table:table-cell>
          <table:table-cell table:style-name="ce1" office:value-type="float" office:value="0.0156598426" calcext:value-type="float">
            <text:p>1.57E-02</text:p>
          </table:table-cell>
          <table:table-cell table:style-name="ce1" office:value-type="float" office:value="-0.0396759361" calcext:value-type="float">
            <text:p>-3.97E-02</text:p>
          </table:table-cell>
        </table:table-row>
        <table:table-row table:style-name="ro1">
          <table:table-cell office:value-type="float" office:value="21.3272667" calcext:value-type="float">
            <text:p>21.3272667</text:p>
          </table:table-cell>
          <table:table-cell office:value-type="float" office:value="1.57243037" calcext:value-type="float">
            <text:p>1.57243037</text:p>
          </table:table-cell>
          <table:table-cell office:value-type="float" office:value="-3.1451447" calcext:value-type="float">
            <text:p>-3.1451447</text:p>
          </table:table-cell>
          <table:table-cell office:value-type="float" office:value="8.9999342" calcext:value-type="float">
            <text:p>8.9999342</text:p>
          </table:table-cell>
          <table:table-cell table:style-name="ce1" office:value-type="float" office:value="0.0177546348" calcext:value-type="float">
            <text:p>1.78E-02</text:p>
          </table:table-cell>
          <table:table-cell table:style-name="ce1" office:value-type="float" office:value="-0.0441861562" calcext:value-type="float">
            <text:p>-4.42E-02</text:p>
          </table:table-cell>
        </table:table-row>
        <table:table-row table:style-name="ro1">
          <table:table-cell office:value-type="float" office:value="21.4172668" calcext:value-type="float">
            <text:p>21.4172668</text:p>
          </table:table-cell>
          <table:table-cell office:value-type="float" office:value="1.57261944" calcext:value-type="float">
            <text:p>1.57261944</text:p>
          </table:table-cell>
          <table:table-cell office:value-type="float" office:value="-3.14561152" calcext:value-type="float">
            <text:p>-3.14561152</text:p>
          </table:table-cell>
          <table:table-cell office:value-type="float" office:value="8.99991608" calcext:value-type="float">
            <text:p>8.99991608</text:p>
          </table:table-cell>
          <table:table-cell table:style-name="ce1" office:value-type="float" office:value="0.0200896133" calcext:value-type="float">
            <text:p>2.01E-02</text:p>
          </table:table-cell>
          <table:table-cell table:style-name="ce1" office:value-type="float" office:value="-0.0492936261" calcext:value-type="float">
            <text:p>-4.93E-02</text:p>
          </table:table-cell>
        </table:table-row>
        <table:table-row table:style-name="ro1">
          <table:table-cell office:value-type="float" office:value="21.5072651" calcext:value-type="float">
            <text:p>21.5072651</text:p>
          </table:table-cell>
          <table:table-cell office:value-type="float" office:value="1.57283318" calcext:value-type="float">
            <text:p>1.57283318</text:p>
          </table:table-cell>
          <table:table-cell office:value-type="float" office:value="-3.14613271" calcext:value-type="float">
            <text:p>-3.14613271</text:p>
          </table:table-cell>
          <table:table-cell office:value-type="float" office:value="8.99989414" calcext:value-type="float">
            <text:p>8.99989414</text:p>
          </table:table-cell>
          <table:table-cell table:style-name="ce1" office:value-type="float" office:value="0.0226962958" calcext:value-type="float">
            <text:p>2.27E-02</text:p>
          </table:table-cell>
          <table:table-cell table:style-name="ce1" office:value-type="float" office:value="-0.0550667457" calcext:value-type="float">
            <text:p>-5.51E-02</text:p>
          </table:table-cell>
        </table:table-row>
        <table:table-row table:style-name="ro1">
          <table:table-cell office:value-type="float" office:value="21.5972633" calcext:value-type="float">
            <text:p>21.5972633</text:p>
          </table:table-cell>
          <table:table-cell office:value-type="float" office:value="1.57307446" calcext:value-type="float">
            <text:p>1.57307446</text:p>
          </table:table-cell>
          <table:table-cell office:value-type="float" office:value="-3.1467154" calcext:value-type="float">
            <text:p>-3.1467154</text:p>
          </table:table-cell>
          <table:table-cell office:value-type="float" office:value="8.99986553" calcext:value-type="float">
            <text:p>8.99986553</text:p>
          </table:table-cell>
          <table:table-cell table:style-name="ce1" office:value-type="float" office:value="0.0256098397" calcext:value-type="float">
            <text:p>2.56E-02</text:p>
          </table:table-cell>
          <table:table-cell table:style-name="ce1" office:value-type="float" office:value="-0.0615834445" calcext:value-type="float">
            <text:p>-6.16E-02</text:p>
          </table:table-cell>
        </table:table-row>
        <table:table-row table:style-name="ro1">
          <table:table-cell office:value-type="float" office:value="21.6872616" calcext:value-type="float">
            <text:p>21.6872616</text:p>
          </table:table-cell>
          <table:table-cell office:value-type="float" office:value="1.5733465" calcext:value-type="float">
            <text:p>1.5733465</text:p>
          </table:table-cell>
          <table:table-cell office:value-type="float" office:value="-3.14736724" calcext:value-type="float">
            <text:p>-3.14736724</text:p>
          </table:table-cell>
          <table:table-cell office:value-type="float" office:value="8.99983025" calcext:value-type="float">
            <text:p>8.99983025</text:p>
          </table:table-cell>
          <table:table-cell table:style-name="ce1" office:value-type="float" office:value="0.0288695861" calcext:value-type="float">
            <text:p>2.89E-02</text:p>
          </table:table-cell>
          <table:table-cell table:style-name="ce1" office:value-type="float" office:value="-0.0689322948" calcext:value-type="float">
            <text:p>-6.89E-02</text:p>
          </table:table-cell>
        </table:table-row>
        <table:table-row table:style-name="ro1">
          <table:table-cell office:value-type="float" office:value="21.7772598" calcext:value-type="float">
            <text:p>21.7772598</text:p>
          </table:table-cell>
          <table:table-cell office:value-type="float" office:value="1.5736531" calcext:value-type="float">
            <text:p>1.5736531</text:p>
          </table:table-cell>
          <table:table-cell office:value-type="float" office:value="-3.14809704" calcext:value-type="float">
            <text:p>-3.14809704</text:p>
          </table:table-cell>
          <table:table-cell office:value-type="float" office:value="8.99978542" calcext:value-type="float">
            <text:p>8.99978542</text:p>
          </table:table-cell>
          <table:table-cell table:style-name="ce1" office:value-type="float" office:value="0.032519564" calcext:value-type="float">
            <text:p>3.25E-02</text:p>
          </table:table-cell>
          <table:table-cell table:style-name="ce1" office:value-type="float" office:value="-0.0772125274" calcext:value-type="float">
            <text:p>-7.72E-02</text:p>
          </table:table-cell>
        </table:table-row>
        <table:table-row table:style-name="ro1">
          <table:table-cell office:value-type="float" office:value="21.8672581" calcext:value-type="float">
            <text:p>21.8672581</text:p>
          </table:table-cell>
          <table:table-cell office:value-type="float" office:value="1.57399833" calcext:value-type="float">
            <text:p>1.57399833</text:p>
          </table:table-cell>
          <table:table-cell office:value-type="float" office:value="-3.14891481" calcext:value-type="float">
            <text:p>-3.14891481</text:p>
          </table:table-cell>
          <table:table-cell office:value-type="float" office:value="8.99972916" calcext:value-type="float">
            <text:p>8.99972916</text:p>
          </table:table-cell>
          <table:table-cell table:style-name="ce1" office:value-type="float" office:value="0.0366089977" calcext:value-type="float">
            <text:p>3.66E-02</text:p>
          </table:table-cell>
          <table:table-cell table:style-name="ce1" office:value-type="float" office:value="-0.086535193" calcext:value-type="float">
            <text:p>-8.65E-02</text:p>
          </table:table-cell>
        </table:table-row>
        <table:table-row table:style-name="ro1">
          <table:table-cell office:value-type="float" office:value="21.9572544" calcext:value-type="float">
            <text:p>21.9572544</text:p>
          </table:table-cell>
          <table:table-cell office:value-type="float" office:value="1.57438695" calcext:value-type="float">
            <text:p>1.57438695</text:p>
          </table:table-cell>
          <table:table-cell office:value-type="float" office:value="-3.14983153" calcext:value-type="float">
            <text:p>-3.14983153</text:p>
          </table:table-cell>
          <table:table-cell office:value-type="float" office:value="8.99965763" calcext:value-type="float">
            <text:p>8.99965763</text:p>
          </table:table-cell>
          <table:table-cell table:style-name="ce1" office:value-type="float" office:value="0.0411930643" calcext:value-type="float">
            <text:p>4.12E-02</text:p>
          </table:table-cell>
          <table:table-cell table:style-name="ce1" office:value-type="float" office:value="-0.0970267877" calcext:value-type="float">
            <text:p>-9.70E-02</text:p>
          </table:table-cell>
        </table:table-row>
        <table:table-row table:style-name="ro1">
          <table:table-cell office:value-type="float" office:value="22.0472507" calcext:value-type="float">
            <text:p>22.0472507</text:p>
          </table:table-cell>
          <table:table-cell office:value-type="float" office:value="1.57482409" calcext:value-type="float">
            <text:p>1.57482409</text:p>
          </table:table-cell>
          <table:table-cell office:value-type="float" office:value="-3.15085959" calcext:value-type="float">
            <text:p>-3.15085959</text:p>
          </table:table-cell>
          <table:table-cell office:value-type="float" office:value="8.99956799" calcext:value-type="float">
            <text:p>8.99956799</text:p>
          </table:table-cell>
          <table:table-cell table:style-name="ce1" office:value-type="float" office:value="0.046333544" calcext:value-type="float">
            <text:p>4.63E-02</text:p>
          </table:table-cell>
          <table:table-cell office:value-type="float" office:value="-0.108829044" calcext:value-type="float">
            <text:p>-0.108829044</text:p>
          </table:table-cell>
        </table:table-row>
        <table:table-row table:style-name="ro1">
          <table:table-cell office:value-type="float" office:value="22.1372452" calcext:value-type="float">
            <text:p>22.1372452</text:p>
          </table:table-cell>
          <table:table-cell office:value-type="float" office:value="1.57531571" calcext:value-type="float">
            <text:p>1.57531571</text:p>
          </table:table-cell>
          <table:table-cell office:value-type="float" office:value="-3.15201306" calcext:value-type="float">
            <text:p>-3.15201306</text:p>
          </table:table-cell>
          <table:table-cell office:value-type="float" office:value="8.9994545" calcext:value-type="float">
            <text:p>8.9994545</text:p>
          </table:table-cell>
          <table:table-cell table:style-name="ce1" office:value-type="float" office:value="0.0520998091" calcext:value-type="float">
            <text:p>5.21E-02</text:p>
          </table:table-cell>
          <table:table-cell office:value-type="float" office:value="-0.122101061" calcext:value-type="float">
            <text:p>-0.122101061</text:p>
          </table:table-cell>
        </table:table-row>
        <table:table-row table:style-name="ro1">
          <table:table-cell office:value-type="float" office:value="22.2272396" calcext:value-type="float">
            <text:p>22.2272396</text:p>
          </table:table-cell>
          <table:table-cell office:value-type="float" office:value="1.57586849" calcext:value-type="float">
            <text:p>1.57586849</text:p>
          </table:table-cell>
          <table:table-cell office:value-type="float" office:value="-3.1533072" calcext:value-type="float">
            <text:p>-3.1533072</text:p>
          </table:table-cell>
          <table:table-cell office:value-type="float" office:value="8.99931145" calcext:value-type="float">
            <text:p>8.99931145</text:p>
          </table:table-cell>
          <table:table-cell table:style-name="ce1" office:value-type="float" office:value="0.058569584" calcext:value-type="float">
            <text:p>5.86E-02</text:p>
          </table:table-cell>
          <table:table-cell office:value-type="float" office:value="-0.137023643" calcext:value-type="float">
            <text:p>-0.137023643</text:p>
          </table:table-cell>
        </table:table-row>
        <table:table-row table:style-name="ro1">
          <table:table-cell office:value-type="float" office:value="22.3172321" calcext:value-type="float">
            <text:p>22.3172321</text:p>
          </table:table-cell>
          <table:table-cell office:value-type="float" office:value="1.57648981" calcext:value-type="float">
            <text:p>1.57648981</text:p>
          </table:table-cell>
          <table:table-cell office:value-type="float" office:value="-3.15475965" calcext:value-type="float">
            <text:p>-3.15475965</text:p>
          </table:table-cell>
          <table:table-cell office:value-type="float" office:value="8.9991312" calcext:value-type="float">
            <text:p>8.9991312</text:p>
          </table:table-cell>
          <table:table-cell table:style-name="ce1" office:value-type="float" office:value="0.0658300743" calcext:value-type="float">
            <text:p>6.58E-02</text:p>
          </table:table-cell>
          <table:table-cell office:value-type="float" office:value="-0.153797194" calcext:value-type="float">
            <text:p>-0.153797194</text:p>
          </table:table-cell>
        </table:table-row>
        <table:table-row table:style-name="ro1">
          <table:table-cell office:value-type="float" office:value="22.4072227" calcext:value-type="float">
            <text:p>22.4072227</text:p>
          </table:table-cell>
          <table:table-cell office:value-type="float" office:value="1.57718801" calcext:value-type="float">
            <text:p>1.57718801</text:p>
          </table:table-cell>
          <table:table-cell office:value-type="float" office:value="-3.15638995" calcext:value-type="float">
            <text:p>-3.15638995</text:p>
          </table:table-cell>
          <table:table-cell office:value-type="float" office:value="8.99890327" calcext:value-type="float">
            <text:p>8.99890327</text:p>
          </table:table-cell>
          <table:table-cell table:style-name="ce1" office:value-type="float" office:value="0.0739790872" calcext:value-type="float">
            <text:p>7.40E-02</text:p>
          </table:table-cell>
          <table:table-cell office:value-type="float" office:value="-0.172648534" calcext:value-type="float">
            <text:p>-0.172648534</text:p>
          </table:table-cell>
        </table:table-row>
        <table:table-row table:style-name="ro1">
          <table:table-cell office:value-type="float" office:value="22.4972095" calcext:value-type="float">
            <text:p>22.4972095</text:p>
          </table:table-cell>
          <table:table-cell office:value-type="float" office:value="1.57797265" calcext:value-type="float">
            <text:p>1.57797265</text:p>
          </table:table-cell>
          <table:table-cell office:value-type="float" office:value="-3.15822029" calcext:value-type="float">
            <text:p>-3.15822029</text:p>
          </table:table-cell>
          <table:table-cell office:value-type="float" office:value="8.99861622" calcext:value-type="float">
            <text:p>8.99861622</text:p>
          </table:table-cell>
          <table:table-cell table:style-name="ce1" office:value-type="float" office:value="0.0831262916" calcext:value-type="float">
            <text:p>8.31E-02</text:p>
          </table:table-cell>
          <table:table-cell office:value-type="float" office:value="-0.193832219" calcext:value-type="float">
            <text:p>-0.193832219</text:p>
          </table:table-cell>
        </table:table-row>
        <table:table-row table:style-name="ro1">
          <table:table-cell office:value-type="float" office:value="22.5871944" calcext:value-type="float">
            <text:p>22.5871944</text:p>
          </table:table-cell>
          <table:table-cell office:value-type="float" office:value="1.57885432" calcext:value-type="float">
            <text:p>1.57885432</text:p>
          </table:table-cell>
          <table:table-cell office:value-type="float" office:value="-3.16027522" calcext:value-type="float">
            <text:p>-3.16027522</text:p>
          </table:table-cell>
          <table:table-cell office:value-type="float" office:value="8.99825382" calcext:value-type="float">
            <text:p>8.99825382</text:p>
          </table:table-cell>
          <table:table-cell table:style-name="ce1" office:value-type="float" office:value="0.0933946818" calcext:value-type="float">
            <text:p>9.34E-02</text:p>
          </table:table-cell>
          <table:table-cell office:value-type="float" office:value="-0.21763441" calcext:value-type="float">
            <text:p>-0.21763441</text:p>
          </table:table-cell>
        </table:table-row>
        <table:table-row table:style-name="ro1">
          <table:table-cell office:value-type="float" office:value="22.6771755" calcext:value-type="float">
            <text:p>22.6771755</text:p>
          </table:table-cell>
          <table:table-cell office:value-type="float" office:value="1.57984483" calcext:value-type="float">
            <text:p>1.57984483</text:p>
          </table:table-cell>
          <table:table-cell office:value-type="float" office:value="-3.16258264" calcext:value-type="float">
            <text:p>-3.16258264</text:p>
          </table:table-cell>
          <table:table-cell office:value-type="float" office:value="8.99779606" calcext:value-type="float">
            <text:p>8.99779606</text:p>
          </table:table-cell>
          <table:table-cell office:value-type="float" office:value="0.104922161" calcext:value-type="float">
            <text:p>0.104922161</text:p>
          </table:table-cell>
          <table:table-cell office:value-type="float" office:value="-0.24437657" calcext:value-type="float">
            <text:p>-0.24437657</text:p>
          </table:table-cell>
        </table:table-row>
        <table:table-row table:style-name="ro1">
          <table:table-cell office:value-type="float" office:value="22.7671509" calcext:value-type="float">
            <text:p>22.7671509</text:p>
          </table:table-cell>
          <table:table-cell office:value-type="float" office:value="1.58095753" calcext:value-type="float">
            <text:p>1.58095753</text:p>
          </table:table-cell>
          <table:table-cell office:value-type="float" office:value="-3.16517377" calcext:value-type="float">
            <text:p>-3.16517377</text:p>
          </table:table-cell>
          <table:table-cell office:value-type="float" office:value="8.99721909" calcext:value-type="float">
            <text:p>8.99721909</text:p>
          </table:table-cell>
          <table:table-cell office:value-type="float" office:value="0.117863283" calcext:value-type="float">
            <text:p>0.117863283</text:p>
          </table:table-cell>
          <table:table-cell office:value-type="float" office:value="-0.274419725" calcext:value-type="float">
            <text:p>-0.274419725</text:p>
          </table:table-cell>
        </table:table-row>
        <table:table-row table:style-name="ro1">
          <table:table-cell office:value-type="float" office:value="22.8571205" calcext:value-type="float">
            <text:p>22.8571205</text:p>
          </table:table-cell>
          <table:table-cell office:value-type="float" office:value="1.58220744" calcext:value-type="float">
            <text:p>1.58220744</text:p>
          </table:table-cell>
          <table:table-cell office:value-type="float" office:value="-3.16808343" calcext:value-type="float">
            <text:p>-3.16808343</text:p>
          </table:table-cell>
          <table:table-cell office:value-type="float" office:value="8.99649143" calcext:value-type="float">
            <text:p>8.99649143</text:p>
          </table:table-cell>
          <table:table-cell office:value-type="float" office:value="0.132391259" calcext:value-type="float">
            <text:p>0.132391259</text:p>
          </table:table-cell>
          <table:table-cell office:value-type="float" office:value="-0.308169872" calcext:value-type="float">
            <text:p>-0.308169872</text:p>
          </table:table-cell>
        </table:table-row>
        <table:table-row table:style-name="ro1">
          <table:table-cell office:value-type="float" office:value="22.9470806" calcext:value-type="float">
            <text:p>22.9470806</text:p>
          </table:table-cell>
          <table:table-cell office:value-type="float" office:value="1.58361137" calcext:value-type="float">
            <text:p>1.58361137</text:p>
          </table:table-cell>
          <table:table-cell office:value-type="float" office:value="-3.17135096" calcext:value-type="float">
            <text:p>-3.17135096</text:p>
          </table:table-cell>
          <table:table-cell office:value-type="float" office:value="8.99557304" calcext:value-type="float">
            <text:p>8.99557304</text:p>
          </table:table-cell>
          <table:table-cell office:value-type="float" office:value="0.148700044" calcext:value-type="float">
            <text:p>0.148700044</text:p>
          </table:table-cell>
          <table:table-cell office:value-type="float" office:value="-0.34608224" calcext:value-type="float">
            <text:p>-0.34608224</text:p>
          </table:table-cell>
        </table:table-row>
        <table:table-row table:style-name="ro1">
          <table:table-cell office:value-type="float" office:value="23.0370312" calcext:value-type="float">
            <text:p>23.0370312</text:p>
          </table:table-cell>
          <table:table-cell office:value-type="float" office:value="1.58518815" calcext:value-type="float">
            <text:p>1.58518815</text:p>
          </table:table-cell>
          <table:table-cell office:value-type="float" office:value="-3.17502069" calcext:value-type="float">
            <text:p>-3.17502069</text:p>
          </table:table-cell>
          <table:table-cell office:value-type="float" office:value="8.99441433" calcext:value-type="float">
            <text:p>8.99441433</text:p>
          </table:table-cell>
          <table:table-cell office:value-type="float" office:value="0.167006657" calcext:value-type="float">
            <text:p>0.167006657</text:p>
          </table:table-cell>
          <table:table-cell office:value-type="float" office:value="-0.388667732" calcext:value-type="float">
            <text:p>-0.388667732</text:p>
          </table:table-cell>
        </table:table-row>
        <table:table-row table:style-name="ro1">
          <table:table-cell office:value-type="float" office:value="23.1269684" calcext:value-type="float">
            <text:p>23.1269684</text:p>
          </table:table-cell>
          <table:table-cell office:value-type="float" office:value="1.586959" calcext:value-type="float">
            <text:p>1.586959</text:p>
          </table:table-cell>
          <table:table-cell office:value-type="float" office:value="-3.179142" calcext:value-type="float">
            <text:p>-3.179142</text:p>
          </table:table-cell>
          <table:table-cell office:value-type="float" office:value="8.9929533" calcext:value-type="float">
            <text:p>8.9929533</text:p>
          </table:table-cell>
          <table:table-cell office:value-type="float" office:value="0.187553748" calcext:value-type="float">
            <text:p>0.187553748</text:p>
          </table:table-cell>
          <table:table-cell office:value-type="float" office:value="-0.436501205" calcext:value-type="float">
            <text:p>-0.436501205</text:p>
          </table:table-cell>
        </table:table-row>
        <table:table-row table:style-name="ro1">
          <table:table-cell office:value-type="float" office:value="23.2168884" calcext:value-type="float">
            <text:p>23.2168884</text:p>
          </table:table-cell>
          <table:table-cell office:value-type="float" office:value="1.58894765" calcext:value-type="float">
            <text:p>1.58894765</text:p>
          </table:table-cell>
          <table:table-cell office:value-type="float" office:value="-3.18377042" calcext:value-type="float">
            <text:p>-3.18377042</text:p>
          </table:table-cell>
          <table:table-cell office:value-type="float" office:value="8.99110985" calcext:value-type="float">
            <text:p>8.99110985</text:p>
          </table:table-cell>
          <table:table-cell office:value-type="float" office:value="0.210612237" calcext:value-type="float">
            <text:p>0.210612237</text:p>
          </table:table-cell>
          <table:table-cell office:value-type="float" office:value="-0.490226626" calcext:value-type="float">
            <text:p>-0.490226626</text:p>
          </table:table-cell>
        </table:table-row>
        <table:table-row table:style-name="ro1">
          <table:table-cell office:value-type="float" office:value="23.3067875" calcext:value-type="float">
            <text:p>23.3067875</text:p>
          </table:table-cell>
          <table:table-cell office:value-type="float" office:value="1.59118068" calcext:value-type="float">
            <text:p>1.59118068</text:p>
          </table:table-cell>
          <table:table-cell office:value-type="float" office:value="-3.18896866" calcext:value-type="float">
            <text:p>-3.18896866</text:p>
          </table:table-cell>
          <table:table-cell office:value-type="float" office:value="8.98878574" calcext:value-type="float">
            <text:p>8.98878574</text:p>
          </table:table-cell>
          <table:table-cell office:value-type="float" office:value="0.236484185" calcext:value-type="float">
            <text:p>0.236484185</text:p>
          </table:table-cell>
          <table:table-cell office:value-type="float" office:value="-0.550566912" calcext:value-type="float">
            <text:p>-0.550566912</text:p>
          </table:table-cell>
        </table:table-row>
        <table:table-row table:style-name="ro1">
          <table:table-cell office:value-type="float" office:value="23.3966618" calcext:value-type="float">
            <text:p>23.3966618</text:p>
          </table:table-cell>
          <table:table-cell office:value-type="float" office:value="1.59368789" calcext:value-type="float">
            <text:p>1.59368789</text:p>
          </table:table-cell>
          <table:table-cell office:value-type="float" office:value="-3.19480658" calcext:value-type="float">
            <text:p>-3.19480658</text:p>
          </table:table-cell>
          <table:table-cell office:value-type="float" office:value="8.98585415" calcext:value-type="float">
            <text:p>8.98585415</text:p>
          </table:table-cell>
          <table:table-cell office:value-type="float" office:value="0.265505701" calcext:value-type="float">
            <text:p>0.265505701</text:p>
          </table:table-cell>
          <table:table-cell office:value-type="float" office:value="-0.618333638" calcext:value-type="float">
            <text:p>-0.618333638</text:p>
          </table:table-cell>
        </table:table-row>
        <table:table-row table:style-name="ro1">
          <table:table-cell office:value-type="float" office:value="23.4865017" calcext:value-type="float">
            <text:p>23.4865017</text:p>
          </table:table-cell>
          <table:table-cell office:value-type="float" office:value="1.59650254" calcext:value-type="float">
            <text:p>1.59650254</text:p>
          </table:table-cell>
          <table:table-cell office:value-type="float" office:value="-3.20136309" calcext:value-type="float">
            <text:p>-3.20136309</text:p>
          </table:table-cell>
          <table:table-cell office:value-type="float" office:value="8.98215866" calcext:value-type="float">
            <text:p>8.98215866</text:p>
          </table:table-cell>
          <table:table-cell office:value-type="float" office:value="0.298049837" calcext:value-type="float">
            <text:p>0.298049837</text:p>
          </table:table-cell>
          <table:table-cell office:value-type="float" office:value="-0.694435775" calcext:value-type="float">
            <text:p>-0.694435775</text:p>
          </table:table-cell>
        </table:table-row>
        <table:table-row table:style-name="ro1">
          <table:table-cell office:value-type="float" office:value="23.5763016" calcext:value-type="float">
            <text:p>23.5763016</text:p>
          </table:table-cell>
          <table:table-cell office:value-type="float" office:value="1.59966195" calcext:value-type="float">
            <text:p>1.59966195</text:p>
          </table:table-cell>
          <table:table-cell office:value-type="float" office:value="-3.20872641" calcext:value-type="float">
            <text:p>-3.20872641</text:p>
          </table:table-cell>
          <table:table-cell office:value-type="float" office:value="8.97749901" calcext:value-type="float">
            <text:p>8.97749901</text:p>
          </table:table-cell>
          <table:table-cell office:value-type="float" office:value="0.334529281" calcext:value-type="float">
            <text:p>0.334529281</text:p>
          </table:table-cell>
          <table:table-cell office:value-type="float" office:value="-0.779893458" calcext:value-type="float">
            <text:p>-0.779893458</text:p>
          </table:table-cell>
        </table:table-row>
        <table:table-row table:style-name="ro1">
          <table:table-cell office:value-type="float" office:value="23.666048" calcext:value-type="float">
            <text:p>23.666048</text:p>
          </table:table-cell>
          <table:table-cell office:value-type="float" office:value="1.60320771" calcext:value-type="float">
            <text:p>1.60320771</text:p>
          </table:table-cell>
          <table:table-cell office:value-type="float" office:value="-3.21699595" calcext:value-type="float">
            <text:p>-3.21699595</text:p>
          </table:table-cell>
          <table:table-cell office:value-type="float" office:value="8.97162533" calcext:value-type="float">
            <text:p>8.97162533</text:p>
          </table:table-cell>
          <table:table-cell office:value-type="float" office:value="0.375398636" calcext:value-type="float">
            <text:p>0.375398636</text:p>
          </table:table-cell>
          <table:table-cell office:value-type="float" office:value="-0.875848711" calcext:value-type="float">
            <text:p>-0.875848711</text:p>
          </table:table-cell>
        </table:table-row>
        <table:table-row table:style-name="ro1">
          <table:table-cell office:value-type="float" office:value="23.7557278" calcext:value-type="float">
            <text:p>23.7557278</text:p>
          </table:table-cell>
          <table:table-cell office:value-type="float" office:value="1.6071862" calcext:value-type="float">
            <text:p>1.6071862</text:p>
          </table:table-cell>
          <table:table-cell office:value-type="float" office:value="-3.2262826" calcext:value-type="float">
            <text:p>-3.2262826</text:p>
          </table:table-cell>
          <table:table-cell office:value-type="float" office:value="8.96422386" calcext:value-type="float">
            <text:p>8.96422386</text:p>
          </table:table-cell>
          <table:table-cell office:value-type="float" office:value="0.42115593" calcext:value-type="float">
            <text:p>0.42115593</text:p>
          </table:table-cell>
          <table:table-cell office:value-type="float" office:value="-0.98358047" calcext:value-type="float">
            <text:p>-0.98358047</text:p>
          </table:table-cell>
        </table:table-row>
        <table:table-row table:style-name="ro1">
          <table:table-cell office:value-type="float" office:value="23.8453255" calcext:value-type="float">
            <text:p>23.8453255</text:p>
          </table:table-cell>
          <table:table-cell office:value-type="float" office:value="1.61164892" calcext:value-type="float">
            <text:p>1.61164892</text:p>
          </table:table-cell>
          <table:table-cell office:value-type="float" office:value="-3.2367115" calcext:value-type="float">
            <text:p>-3.2367115</text:p>
          </table:table-cell>
          <table:table-cell office:value-type="float" office:value="8.95489883" calcext:value-type="float">
            <text:p>8.95489883</text:p>
          </table:table-cell>
          <table:table-cell office:value-type="float" office:value="0.472342759" calcext:value-type="float">
            <text:p>0.472342759</text:p>
          </table:table-cell>
          <table:table-cell office:value-type="float" office:value="-1.10451865" calcext:value-type="float">
            <text:p>-1.10451865</text:p>
          </table:table-cell>
        </table:table-row>
        <table:table-row table:style-name="ro1">
          <table:table-cell office:value-type="float" office:value="23.9348183" calcext:value-type="float">
            <text:p>23.9348183</text:p>
          </table:table-cell>
          <table:table-cell office:value-type="float" office:value="1.61665308" calcext:value-type="float">
            <text:p>1.61665308</text:p>
          </table:table-cell>
          <table:table-cell office:value-type="float" office:value="-3.24842238" calcext:value-type="float">
            <text:p>-3.24842238</text:p>
          </table:table-cell>
          <table:table-cell office:value-type="float" office:value="8.94315434" calcext:value-type="float">
            <text:p>8.94315434</text:p>
          </table:table-cell>
          <table:table-cell office:value-type="float" office:value="0.529542446" calcext:value-type="float">
            <text:p>0.529542446</text:p>
          </table:table-cell>
          <table:table-cell office:value-type="float" office:value="-1.24026227" calcext:value-type="float">
            <text:p>-1.24026227</text:p>
          </table:table-cell>
        </table:table-row>
        <table:table-row table:style-name="ro1">
          <table:table-cell office:value-type="float" office:value="24.0241795" calcext:value-type="float">
            <text:p>24.0241795</text:p>
          </table:table-cell>
          <table:table-cell office:value-type="float" office:value="1.62226188" calcext:value-type="float">
            <text:p>1.62226188</text:p>
          </table:table-cell>
          <table:table-cell office:value-type="float" office:value="-3.26157212" calcext:value-type="float">
            <text:p>-3.26157212</text:p>
          </table:table-cell>
          <table:table-cell office:value-type="float" office:value="8.92837048" calcext:value-type="float">
            <text:p>8.92837048</text:p>
          </table:table-cell>
          <table:table-cell office:value-type="float" office:value="0.593375087" calcext:value-type="float">
            <text:p>0.593375087</text:p>
          </table:table-cell>
          <table:table-cell office:value-type="float" office:value="-1.39259434" calcext:value-type="float">
            <text:p>-1.39259434</text:p>
          </table:table-cell>
        </table:table-row>
        <table:table-row table:style-name="ro1">
          <table:table-cell office:value-type="float" office:value="24.1133728" calcext:value-type="float">
            <text:p>24.1133728</text:p>
          </table:table-cell>
          <table:table-cell office:value-type="float" office:value="1.62854481" calcext:value-type="float">
            <text:p>1.62854481</text:p>
          </table:table-cell>
          <table:table-cell office:value-type="float" office:value="-3.27633619" calcext:value-type="float">
            <text:p>-3.27633619</text:p>
          </table:table-cell>
          <table:table-cell office:value-type="float" office:value="8.90977001" calcext:value-type="float">
            <text:p>8.90977001</text:p>
          </table:table-cell>
          <table:table-cell office:value-type="float" office:value="0.66448766" calcext:value-type="float">
            <text:p>0.66448766</text:p>
          </table:table-cell>
          <table:table-cell office:value-type="float" office:value="-1.56350052" calcext:value-type="float">
            <text:p>-1.56350052</text:p>
          </table:table-cell>
        </table:table-row>
        <table:table-row table:style-name="ro1">
          <table:table-cell office:value-type="float" office:value="24.2023582" calcext:value-type="float">
            <text:p>24.2023582</text:p>
          </table:table-cell>
          <table:table-cell office:value-type="float" office:value="1.63557804" calcext:value-type="float">
            <text:p>1.63557804</text:p>
          </table:table-cell>
          <table:table-cell office:value-type="float" office:value="-3.29291129" calcext:value-type="float">
            <text:p>-3.29291129</text:p>
          </table:table-cell>
          <table:table-cell office:value-type="float" office:value="8.88638592" calcext:value-type="float">
            <text:p>8.88638592</text:p>
          </table:table-cell>
          <table:table-cell office:value-type="float" office:value="0.743537784" calcext:value-type="float">
            <text:p>0.743537784</text:p>
          </table:table-cell>
          <table:table-cell office:value-type="float" office:value="-1.75518489" calcext:value-type="float">
            <text:p>-1.75518489</text:p>
          </table:table-cell>
        </table:table-row>
        <table:table-row table:style-name="ro1">
          <table:table-cell office:value-type="float" office:value="24.2910805" calcext:value-type="float">
            <text:p>24.2910805</text:p>
          </table:table-cell>
          <table:table-cell office:value-type="float" office:value="1.64344418" calcext:value-type="float">
            <text:p>1.64344418</text:p>
          </table:table-cell>
          <table:table-cell office:value-type="float" office:value="-3.31151724" calcext:value-type="float">
            <text:p>-3.31151724</text:p>
          </table:table-cell>
          <table:table-cell office:value-type="float" office:value="8.8570137" calcext:value-type="float">
            <text:p>8.8570137</text:p>
          </table:table-cell>
          <table:table-cell office:value-type="float" office:value="0.8311674" calcext:value-type="float">
            <text:p>0.8311674</text:p>
          </table:table-cell>
          <table:table-cell office:value-type="float" office:value="-1.97008836" calcext:value-type="float">
            <text:p>-1.97008836</text:p>
          </table:table-cell>
        </table:table-row>
        <table:table-row table:style-name="ro1">
          <table:table-cell office:value-type="float" office:value="24.3794727" calcext:value-type="float">
            <text:p>24.3794727</text:p>
          </table:table-cell>
          <table:table-cell office:value-type="float" office:value="1.65223193" calcext:value-type="float">
            <text:p>1.65223193</text:p>
          </table:table-cell>
          <table:table-cell office:value-type="float" office:value="-3.33239937" calcext:value-type="float">
            <text:p>-3.33239937</text:p>
          </table:table-cell>
          <table:table-cell office:value-type="float" office:value="8.82016373" calcext:value-type="float">
            <text:p>8.82016373</text:p>
          </table:table-cell>
          <table:table-cell office:value-type="float" office:value="0.927963018" calcext:value-type="float">
            <text:p>0.927963018</text:p>
          </table:table-cell>
          <table:table-cell office:value-type="float" office:value="-2.21090174" calcext:value-type="float">
            <text:p>-2.21090174</text:p>
          </table:table-cell>
        </table:table-row>
        <table:table-row table:style-name="ro1">
          <table:table-cell office:value-type="float" office:value="24.467453" calcext:value-type="float">
            <text:p>24.467453</text:p>
          </table:table-cell>
          <table:table-cell office:value-type="float" office:value="1.66203558" calcext:value-type="float">
            <text:p>1.66203558</text:p>
          </table:table-cell>
          <table:table-cell office:value-type="float" office:value="-3.35583138" calcext:value-type="float">
            <text:p>-3.35583138</text:p>
          </table:table-cell>
          <table:table-cell office:value-type="float" office:value="8.77400017" calcext:value-type="float">
            <text:p>8.77400017</text:p>
          </table:table-cell>
          <table:table-cell office:value-type="float" office:value="1.03439748" calcext:value-type="float">
            <text:p>1.03439748</text:p>
          </table:table-cell>
          <table:table-cell office:value-type="float" office:value="-2.48057222" calcext:value-type="float">
            <text:p>-2.48057222</text:p>
          </table:table-cell>
        </table:table-row>
        <table:table-row table:style-name="ro1">
          <table:table-cell office:value-type="float" office:value="24.5549145" calcext:value-type="float">
            <text:p>24.5549145</text:p>
          </table:table-cell>
          <table:table-cell office:value-type="float" office:value="1.67295301" calcext:value-type="float">
            <text:p>1.67295301</text:p>
          </table:table-cell>
          <table:table-cell office:value-type="float" office:value="-3.38211751" calcext:value-type="float">
            <text:p>-3.38211751</text:p>
          </table:table-cell>
          <table:table-cell office:value-type="float" office:value="8.71627522" calcext:value-type="float">
            <text:p>8.71627522</text:p>
          </table:table-cell>
          <table:table-cell office:value-type="float" office:value="1.15074599" calcext:value-type="float">
            <text:p>1.15074599</text:p>
          </table:table-cell>
          <table:table-cell office:value-type="float" office:value="-2.78230381" calcext:value-type="float">
            <text:p>-2.78230381</text:p>
          </table:table-cell>
        </table:table-row>
        <table:table-row table:style-name="ro1">
          <table:table-cell office:value-type="float" office:value="24.6417313" calcext:value-type="float">
            <text:p>24.6417313</text:p>
          </table:table-cell>
          <table:table-cell office:value-type="float" office:value="1.68508351" calcext:value-type="float">
            <text:p>1.68508351</text:p>
          </table:table-cell>
          <table:table-cell office:value-type="float" office:value="-3.41159558" calcext:value-type="float">
            <text:p>-3.41159558</text:p>
          </table:table-cell>
          <table:table-cell office:value-type="float" office:value="8.64426517" calcext:value-type="float">
            <text:p>8.64426517</text:p>
          </table:table-cell>
          <table:table-cell office:value-type="float" office:value="1.27696848" calcext:value-type="float">
            <text:p>1.27696848</text:p>
          </table:table-cell>
          <table:table-cell office:value-type="float" office:value="-3.11953926" calcext:value-type="float">
            <text:p>-3.11953926</text:p>
          </table:table-cell>
        </table:table-row>
        <table:table-row table:style-name="ro1">
          <table:table-cell office:value-type="float" office:value="24.7277431" calcext:value-type="float">
            <text:p>24.7277431</text:p>
          </table:table-cell>
          <table:table-cell office:value-type="float" office:value="1.69852364" calcext:value-type="float">
            <text:p>1.69852364</text:p>
          </table:table-cell>
          <table:table-cell office:value-type="float" office:value="-3.44463873" calcext:value-type="float">
            <text:p>-3.44463873</text:p>
          </table:table-cell>
          <table:table-cell office:value-type="float" office:value="8.55470276" calcext:value-type="float">
            <text:p>8.55470276</text:p>
          </table:table-cell>
          <table:table-cell office:value-type="float" office:value="1.4125489" calcext:value-type="float">
            <text:p>1.4125489</text:p>
          </table:table-cell>
          <table:table-cell office:value-type="float" office:value="-3.49591947" calcext:value-type="float">
            <text:p>-3.49591947</text:p>
          </table:table-cell>
        </table:table-row>
        <table:table-row table:style-name="ro1">
          <table:table-cell office:value-type="float" office:value="24.8127556" calcext:value-type="float">
            <text:p>24.8127556</text:p>
          </table:table-cell>
          <table:table-cell office:value-type="float" office:value="1.71336174" calcext:value-type="float">
            <text:p>1.71336174</text:p>
          </table:table-cell>
          <table:table-cell office:value-type="float" office:value="-3.48165703" calcext:value-type="float">
            <text:p>-3.48165703</text:p>
          </table:table-cell>
          <table:table-cell office:value-type="float" office:value="8.44373131" calcext:value-type="float">
            <text:p>8.44373131</text:p>
          </table:table-cell>
          <table:table-cell office:value-type="float" office:value="1.55628097" calcext:value-type="float">
            <text:p>1.55628097</text:p>
          </table:table-cell>
          <table:table-cell office:value-type="float" office:value="-3.91520333" calcext:value-type="float">
            <text:p>-3.91520333</text:p>
          </table:table-cell>
        </table:table-row>
        <table:table-row table:style-name="ro1">
          <table:table-cell office:value-type="float" office:value="24.8965321" calcext:value-type="float">
            <text:p>24.8965321</text:p>
          </table:table-cell>
          <table:table-cell office:value-type="float" office:value="1.72966933" calcext:value-type="float">
            <text:p>1.72966933</text:p>
          </table:table-cell>
          <table:table-cell office:value-type="float" office:value="-3.52309823" calcext:value-type="float">
            <text:p>-3.52309823</text:p>
          </table:table-cell>
          <table:table-cell office:value-type="float" office:value="8.30689716" calcext:value-type="float">
            <text:p>8.30689716</text:p>
          </table:table-cell>
          <table:table-cell office:value-type="float" office:value="1.70599127" calcext:value-type="float">
            <text:p>1.70599127</text:p>
          </table:table-cell>
          <table:table-cell office:value-type="float" office:value="-4.38112688" calcext:value-type="float">
            <text:p>-4.38112688</text:p>
          </table:table-cell>
        </table:table-row>
        <table:table-row table:style-name="ro1">
          <table:table-cell office:value-type="float" office:value="24.9787903" calcext:value-type="float">
            <text:p>24.9787903</text:p>
          </table:table-cell>
          <table:table-cell office:value-type="float" office:value="1.74749005" calcext:value-type="float">
            <text:p>1.74749005</text:p>
          </table:table-cell>
          <table:table-cell office:value-type="float" office:value="-3.56944656" calcext:value-type="float">
            <text:p>-3.56944656</text:p>
          </table:table-cell>
          <table:table-cell office:value-type="float" office:value="8.13921165" calcext:value-type="float">
            <text:p>8.13921165</text:p>
          </table:table-cell>
          <table:table-cell office:value-type="float" office:value="1.85819566" calcext:value-type="float">
            <text:p>1.85819566</text:p>
          </table:table-cell>
          <table:table-cell office:value-type="float" office:value="-4.89717436" calcext:value-type="float">
            <text:p>-4.89717436</text:p>
          </table:table-cell>
        </table:table-row>
        <table:table-row table:style-name="ro1">
          <table:table-cell office:value-type="float" office:value="25.0591946" calcext:value-type="float">
            <text:p>25.0591946</text:p>
          </table:table-cell>
          <table:table-cell office:value-type="float" office:value="1.76682448" calcext:value-type="float">
            <text:p>1.76682448</text:p>
          </table:table-cell>
          <table:table-cell office:value-type="float" office:value="-3.62121844" calcext:value-type="float">
            <text:p>-3.62121844</text:p>
          </table:table-cell>
          <table:table-cell office:value-type="float" office:value="7.93533421" calcext:value-type="float">
            <text:p>7.93533421</text:p>
          </table:table-cell>
          <table:table-cell office:value-type="float" office:value="2.0076983" calcext:value-type="float">
            <text:p>2.0076983</text:p>
          </table:table-cell>
          <table:table-cell office:value-type="float" office:value="-5.46621895" calcext:value-type="float">
            <text:p>-5.46621895</text:p>
          </table:table-cell>
        </table:table-row>
        <table:table-row table:style-name="ro1">
          <table:table-cell office:value-type="float" office:value="25.1373577" calcext:value-type="float">
            <text:p>25.1373577</text:p>
          </table:table-cell>
          <table:table-cell office:value-type="float" office:value="1.78761089" calcext:value-type="float">
            <text:p>1.78761089</text:p>
          </table:table-cell>
          <table:table-cell office:value-type="float" office:value="-3.67895365" calcext:value-type="float">
            <text:p>-3.67895365</text:p>
          </table:table-cell>
          <table:table-cell office:value-type="float" office:value="7.68994522" calcext:value-type="float">
            <text:p>7.68994522</text:p>
          </table:table-cell>
          <table:table-cell office:value-type="float" office:value="2.14716315" calcext:value-type="float">
            <text:p>2.14716315</text:p>
          </table:table-cell>
          <table:table-cell office:value-type="float" office:value="-6.08997154" calcext:value-type="float">
            <text:p>-6.08997154</text:p>
          </table:table-cell>
        </table:table-row>
        <table:table-row table:style-name="ro1">
          <table:table-cell office:value-type="float" office:value="25.2128391" calcext:value-type="float">
            <text:p>25.2128391</text:p>
          </table:table-cell>
          <table:table-cell office:value-type="float" office:value="1.8097018" calcext:value-type="float">
            <text:p>1.8097018</text:p>
          </table:table-cell>
          <table:table-cell office:value-type="float" office:value="-3.74319983" calcext:value-type="float">
            <text:p>-3.74319983</text:p>
          </table:table-cell>
          <table:table-cell office:value-type="float" office:value="7.3984046" calcext:value-type="float">
            <text:p>7.3984046</text:p>
          </table:table-cell>
          <table:table-cell office:value-type="float" office:value="2.26672745" calcext:value-type="float">
            <text:p>2.26672745</text:p>
          </table:table-cell>
          <table:table-cell office:value-type="float" office:value="-6.76817417" calcext:value-type="float">
            <text:p>-6.76817417</text:p>
          </table:table-cell>
        </table:table-row>
        <table:table-row table:style-name="ro1">
          <table:table-cell office:value-type="float" office:value="25.285162" calcext:value-type="float">
            <text:p>25.285162</text:p>
          </table:table-cell>
          <table:table-cell office:value-type="float" office:value="1.83283746" calcext:value-type="float">
            <text:p>1.83283746</text:p>
          </table:table-cell>
          <table:table-cell office:value-type="float" office:value="-3.81448793" calcext:value-type="float">
            <text:p>-3.81448793</text:p>
          </table:table-cell>
          <table:table-cell office:value-type="float" office:value="7.05778646" calcext:value-type="float">
            <text:p>7.05778646</text:p>
          </table:table-cell>
          <table:table-cell office:value-type="float" office:value="2.35378313" calcext:value-type="float">
            <text:p>2.35378313</text:p>
          </table:table-cell>
          <table:table-cell office:value-type="float" office:value="-7.49745989" calcext:value-type="float">
            <text:p>-7.49745989</text:p>
          </table:table-cell>
        </table:table-row>
        <table:table-row table:style-name="ro1">
          <table:table-cell office:value-type="float" office:value="25.3538322" calcext:value-type="float">
            <text:p>25.3538322</text:p>
          </table:table-cell>
          <table:table-cell office:value-type="float" office:value="1.85661864" calcext:value-type="float">
            <text:p>1.85661864</text:p>
          </table:table-cell>
          <table:table-cell office:value-type="float" office:value="-3.89329362" calcext:value-type="float">
            <text:p>-3.89329362</text:p>
          </table:table-cell>
          <table:table-cell office:value-type="float" office:value="6.66836834" calcext:value-type="float">
            <text:p>6.66836834</text:p>
          </table:table-cell>
          <table:table-cell office:value-type="float" office:value="2.39312148" calcext:value-type="float">
            <text:p>2.39312148</text:p>
          </table:table-cell>
          <table:table-cell office:value-type="float" office:value="-8.26985073" calcext:value-type="float">
            <text:p>-8.26985073</text:p>
          </table:table-cell>
        </table:table-row>
        <table:table-row table:style-name="ro1">
          <table:table-cell office:value-type="float" office:value="25.4183846" calcext:value-type="float">
            <text:p>25.4183846</text:p>
          </table:table-cell>
          <table:table-cell office:value-type="float" office:value="1.88048398" calcext:value-type="float">
            <text:p>1.88048398</text:p>
          </table:table-cell>
          <table:table-cell office:value-type="float" office:value="-3.9799819" calcext:value-type="float">
            <text:p>-3.9799819</text:p>
          </table:table-cell>
          <table:table-cell office:value-type="float" office:value="6.23555422" calcext:value-type="float">
            <text:p>6.23555422</text:p>
          </table:table-cell>
          <table:table-cell office:value-type="float" office:value="2.36770344" calcext:value-type="float">
            <text:p>2.36770344</text:p>
          </table:table-cell>
          <table:table-cell office:value-type="float" office:value="-9.07094097" calcext:value-type="float">
            <text:p>-9.07094097</text:p>
          </table:table-cell>
        </table:table-row>
        <table:table-row table:style-name="ro1">
          <table:table-cell office:value-type="float" office:value="25.4784412" calcext:value-type="float">
            <text:p>25.4784412</text:p>
          </table:table-cell>
          <table:table-cell office:value-type="float" office:value="1.90369916" calcext:value-type="float">
            <text:p>1.90369916</text:p>
          </table:table-cell>
          <table:table-cell office:value-type="float" office:value="-4.07473421" calcext:value-type="float">
            <text:p>-4.07473421</text:p>
          </table:table-cell>
          <table:table-cell office:value-type="float" office:value="5.77200556" calcext:value-type="float">
            <text:p>5.77200556</text:p>
          </table:table-cell>
          <table:table-cell office:value-type="float" office:value="2.26033664" calcext:value-type="float">
            <text:p>2.26033664</text:p>
          </table:table-cell>
          <table:table-cell office:value-type="float" office:value="-9.87802887" calcext:value-type="float">
            <text:p>-9.87802887</text:p>
          </table:table-cell>
        </table:table-row>
        <table:table-row table:style-name="ro1">
          <table:table-cell office:value-type="float" office:value="25.5337944" calcext:value-type="float">
            <text:p>25.5337944</text:p>
          </table:table-cell>
          <table:table-cell office:value-type="float" office:value="1.92536807" calcext:value-type="float">
            <text:p>1.92536807</text:p>
          </table:table-cell>
          <table:table-cell office:value-type="float" office:value="-4.17745686" calcext:value-type="float">
            <text:p>-4.17745686</text:p>
          </table:table-cell>
          <table:table-cell office:value-type="float" office:value="5.29941654" calcext:value-type="float">
            <text:p>5.29941654</text:p>
          </table:table-cell>
          <table:table-cell office:value-type="float" office:value="2.05642772" calcext:value-type="float">
            <text:p>2.05642772</text:p>
          </table:table-cell>
          <table:table-cell office:value-type="float" office:value="-10.6587801" calcext:value-type="float">
            <text:p>-10.6587801</text:p>
          </table:table-cell>
        </table:table-row>
        <table:table-row table:style-name="ro1">
          <table:table-cell office:value-type="float" office:value="25.5845032" calcext:value-type="float">
            <text:p>25.5845032</text:p>
          </table:table-cell>
          <table:table-cell office:value-type="float" office:value="1.94447684" calcext:value-type="float">
            <text:p>1.94447684</text:p>
          </table:table-cell>
          <table:table-cell office:value-type="float" office:value="-4.28768444" calcext:value-type="float">
            <text:p>-4.28768444</text:p>
          </table:table-cell>
          <table:table-cell office:value-type="float" office:value="4.84895992" calcext:value-type="float">
            <text:p>4.84895992</text:p>
          </table:table-cell>
          <table:table-cell office:value-type="float" office:value="1.74767423" calcext:value-type="float">
            <text:p>1.74767423</text:p>
          </table:table-cell>
          <table:table-cell office:value-type="float" office:value="-11.3713923" calcext:value-type="float">
            <text:p>-11.3713923</text:p>
          </table:table-cell>
        </table:table-row>
        <table:table-row table:style-name="ro1">
          <table:table-cell office:value-type="float" office:value="25.6309757" calcext:value-type="float">
            <text:p>25.6309757</text:p>
          </table:table-cell>
          <table:table-cell office:value-type="float" office:value="1.95997667" calcext:value-type="float">
            <text:p>1.95997667</text:p>
          </table:table-cell>
          <table:table-cell office:value-type="float" office:value="-4.40449667" calcext:value-type="float">
            <text:p>-4.40449667</text:p>
          </table:table-cell>
          <table:table-cell office:value-type="float" office:value="4.45922613" calcext:value-type="float">
            <text:p>4.45922613</text:p>
          </table:table-cell>
          <table:table-cell office:value-type="float" office:value="1.33601117" calcext:value-type="float">
            <text:p>1.33601117</text:p>
          </table:table-cell>
          <table:table-cell office:value-type="float" office:value="-11.9674015" calcext:value-type="float">
            <text:p>-11.9674015</text:p>
          </table:table-cell>
        </table:table-row>
        <table:table-row table:style-name="ro1">
          <table:table-cell office:value-type="float" office:value="25.6740265" calcext:value-type="float">
            <text:p>25.6740265</text:p>
          </table:table-cell>
          <table:table-cell office:value-type="float" office:value="1.97090244" calcext:value-type="float">
            <text:p>1.97090244</text:p>
          </table:table-cell>
          <table:table-cell office:value-type="float" office:value="-4.5264802" calcext:value-type="float">
            <text:p>-4.5264802</text:p>
          </table:table-cell>
          <table:table-cell office:value-type="float" office:value="4.17085552" calcext:value-type="float">
            <text:p>4.17085552</text:p>
          </table:table-cell>
          <table:table-cell office:value-type="float" office:value="0.836530566" calcext:value-type="float">
            <text:p>0.836530566</text:p>
          </table:table-cell>
          <table:table-cell office:value-type="float" office:value="-12.3978453" calcext:value-type="float">
            <text:p>-12.3978453</text:p>
          </table:table-cell>
        </table:table-row>
        <table:table-row table:style-name="ro1">
          <table:table-cell office:value-type="float" office:value="25.7148476" calcext:value-type="float">
            <text:p>25.7148476</text:p>
          </table:table-cell>
          <table:table-cell office:value-type="float" office:value="1.97650838" calcext:value-type="float">
            <text:p>1.97650838</text:p>
          </table:table-cell>
          <table:table-cell office:value-type="float" office:value="-4.65176487" calcext:value-type="float">
            <text:p>-4.65176487</text:p>
          </table:table-cell>
          <table:table-cell office:value-type="float" office:value="4.01838017" calcext:value-type="float">
            <text:p>4.01838017</text:p>
          </table:table-cell>
          <table:table-cell office:value-type="float" office:value="0.277818561" calcext:value-type="float">
            <text:p>0.277818561</text:p>
          </table:table-cell>
          <table:table-cell office:value-type="float" office:value="-12.6221714" calcext:value-type="float">
            <text:p>-12.6221714</text:p>
          </table:table-cell>
        </table:table-row>
        <table:table-row table:style-name="ro1">
          <table:table-cell office:value-type="float" office:value="25.7549152" calcext:value-type="float">
            <text:p>25.7549152</text:p>
          </table:table-cell>
          <table:table-cell office:value-type="float" office:value="1.97639012" calcext:value-type="float">
            <text:p>1.97639012</text:p>
          </table:table-cell>
          <table:table-cell office:value-type="float" office:value="-4.77815723" calcext:value-type="float">
            <text:p>-4.77815723</text:p>
          </table:table-cell>
          <table:table-cell office:value-type="float" office:value="4.02162361" calcext:value-type="float">
            <text:p>4.02162361</text:p>
          </table:table-cell>
          <table:table-cell office:value-type="float" office:value="-0.301311374" calcext:value-type="float">
            <text:p>-0.301311374</text:p>
          </table:table-cell>
          <table:table-cell office:value-type="float" office:value="-12.6174202" calcext:value-type="float">
            <text:p>-12.6174202</text:p>
          </table:table-cell>
        </table:table-row>
        <table:table-row table:style-name="ro1">
          <table:table-cell office:value-type="float" office:value="25.7958012" calcext:value-type="float">
            <text:p>25.7958012</text:p>
          </table:table-cell>
          <table:table-cell office:value-type="float" office:value="1.97055638" calcext:value-type="float">
            <text:p>1.97055638</text:p>
          </table:table-cell>
          <table:table-cell office:value-type="float" office:value="-4.90334892" calcext:value-type="float">
            <text:p>-4.90334892</text:p>
          </table:table-cell>
          <table:table-cell office:value-type="float" office:value="4.18015289" calcext:value-type="float">
            <text:p>4.18015289</text:p>
          </table:table-cell>
          <table:table-cell office:value-type="float" office:value="-0.858315945" calcext:value-type="float">
            <text:p>-0.858315945</text:p>
          </table:table-cell>
          <table:table-cell office:value-type="float" office:value="-12.3840914" calcext:value-type="float">
            <text:p>-12.3840914</text:p>
          </table:table-cell>
        </table:table-row>
        <table:table-row table:style-name="ro1">
          <table:table-cell office:value-type="float" office:value="25.8389702" calcext:value-type="float">
            <text:p>25.8389702</text:p>
          </table:table-cell>
          <table:table-cell office:value-type="float" office:value="1.95942736" calcext:value-type="float">
            <text:p>1.95942736</text:p>
          </table:table-cell>
          <table:table-cell office:value-type="float" office:value="-5.02515507" calcext:value-type="float">
            <text:p>-5.02515507</text:p>
          </table:table-cell>
          <table:table-cell office:value-type="float" office:value="4.47340393" calcext:value-type="float">
            <text:p>4.47340393</text:p>
          </table:table-cell>
          <table:table-cell office:value-type="float" office:value="-1.35468888" calcext:value-type="float">
            <text:p>-1.35468888</text:p>
          </table:table-cell>
          <table:table-cell office:value-type="float" office:value="-11.9460106" calcext:value-type="float">
            <text:p>-11.9460106</text:p>
          </table:table-cell>
        </table:table-row>
        <table:table-row table:style-name="ro1">
          <table:table-cell office:value-type="float" office:value="25.885603" calcext:value-type="float">
            <text:p>25.885603</text:p>
          </table:table-cell>
          <table:table-cell office:value-type="float" office:value="1.94376016" calcext:value-type="float">
            <text:p>1.94376016</text:p>
          </table:table-cell>
          <table:table-cell office:value-type="float" office:value="-5.14172316" calcext:value-type="float">
            <text:p>-5.14172316</text:p>
          </table:table-cell>
          <table:table-cell office:value-type="float" office:value="4.86641836" calcext:value-type="float">
            <text:p>4.86641836</text:p>
          </table:table-cell>
          <table:table-cell office:value-type="float" office:value="-1.76235592" calcext:value-type="float">
            <text:p>-1.76235592</text:p>
          </table:table-cell>
          <table:table-cell office:value-type="float" office:value="-11.344264" calcext:value-type="float">
            <text:p>-11.344264</text:p>
          </table:table-cell>
        </table:table-row>
        <table:table-row table:style-name="ro1">
          <table:table-cell office:value-type="float" office:value="25.9364948" calcext:value-type="float">
            <text:p>25.9364948</text:p>
          </table:table-cell>
          <table:table-cell office:value-type="float" office:value="1.9245261" calcext:value-type="float">
            <text:p>1.9245261</text:p>
          </table:table-cell>
          <table:table-cell office:value-type="float" office:value="-5.25165939" calcext:value-type="float">
            <text:p>-5.25165939</text:p>
          </table:table-cell>
          <table:table-cell office:value-type="float" office:value="5.31849384" calcext:value-type="float">
            <text:p>5.31849384</text:p>
          </table:table-cell>
          <table:table-cell office:value-type="float" office:value="-2.06679034" calcext:value-type="float">
            <text:p>-2.06679034</text:p>
          </table:table-cell>
          <table:table-cell office:value-type="float" office:value="-10.6279554" calcext:value-type="float">
            <text:p>-10.6279554</text:p>
          </table:table-cell>
        </table:table-row>
        <table:table-row table:style-name="ro1">
          <table:table-cell office:value-type="float" office:value="25.9920406" calcext:value-type="float">
            <text:p>25.9920406</text:p>
          </table:table-cell>
          <table:table-cell office:value-type="float" office:value="1.90277469" calcext:value-type="float">
            <text:p>1.90277469</text:p>
          </table:table-cell>
          <table:table-cell office:value-type="float" office:value="-5.35406303" calcext:value-type="float">
            <text:p>-5.35406303</text:p>
          </table:table-cell>
          <table:table-cell office:value-type="float" office:value="5.7912612" calcext:value-type="float">
            <text:p>5.7912612</text:p>
          </table:table-cell>
          <table:table-cell office:value-type="float" office:value="-2.26654387" calcext:value-type="float">
            <text:p>-2.26654387</text:p>
          </table:table-cell>
          <table:table-cell office:value-type="float" office:value="-9.84537506" calcext:value-type="float">
            <text:p>-9.84537506</text:p>
          </table:table-cell>
        </table:table-row>
        <table:table-row table:style-name="ro1">
          <table:table-cell office:value-type="float" office:value="26.0522861" calcext:value-type="float">
            <text:p>26.0522861</text:p>
          </table:table-cell>
          <table:table-cell office:value-type="float" office:value="1.87951624" calcext:value-type="float">
            <text:p>1.87951624</text:p>
          </table:table-cell>
          <table:table-cell office:value-type="float" office:value="-5.44848585" calcext:value-type="float">
            <text:p>-5.44848585</text:p>
          </table:table-cell>
          <table:table-cell office:value-type="float" office:value="6.25391388" calcext:value-type="float">
            <text:p>6.25391388</text:p>
          </table:table-cell>
          <table:table-cell office:value-type="float" office:value="-2.37025499" calcext:value-type="float">
            <text:p>-2.37025499</text:p>
          </table:table-cell>
          <table:table-cell office:value-type="float" office:value="-9.0379715" calcext:value-type="float">
            <text:p>-9.0379715</text:p>
          </table:table-cell>
        </table:table-row>
        <table:table-row table:style-name="ro1">
          <table:table-cell office:value-type="float" office:value="26.1170139" calcext:value-type="float">
            <text:p>26.1170139</text:p>
          </table:table-cell>
          <table:table-cell office:value-type="float" office:value="1.85564089" calcext:value-type="float">
            <text:p>1.85564089</text:p>
          </table:table-cell>
          <table:table-cell office:value-type="float" office:value="-5.53484774" calcext:value-type="float">
            <text:p>-5.53484774</text:p>
          </table:table-cell>
          <table:table-cell office:value-type="float" office:value="6.68514872" calcext:value-type="float">
            <text:p>6.68514872</text:p>
          </table:table-cell>
          <table:table-cell office:value-type="float" office:value="-2.39268947" calcext:value-type="float">
            <text:p>-2.39268947</text:p>
          </table:table-cell>
          <table:table-cell office:value-type="float" office:value="-8.23767376" calcext:value-type="float">
            <text:p>-8.23767376</text:p>
          </table:table-cell>
        </table:table-row>
        <table:table-row table:style-name="ro1">
          <table:table-cell office:value-type="float" office:value="26.1858425" calcext:value-type="float">
            <text:p>26.1858425</text:p>
          </table:table-cell>
          <table:table-cell office:value-type="float" office:value="1.83187592" calcext:value-type="float">
            <text:p>1.83187592</text:p>
          </table:table-cell>
          <table:table-cell office:value-type="float" office:value="-5.61333895" calcext:value-type="float">
            <text:p>-5.61333895</text:p>
          </table:table-cell>
          <table:table-cell office:value-type="float" office:value="7.07263947" calcext:value-type="float">
            <text:p>7.07263947</text:p>
          </table:table-cell>
          <table:table-cell office:value-type="float" office:value="-2.35108042" calcext:value-type="float">
            <text:p>-2.35108042</text:p>
          </table:table-cell>
          <table:table-cell office:value-type="float" office:value="-7.46681404" calcext:value-type="float">
            <text:p>-7.46681404</text:p>
          </table:table-cell>
        </table:table-row>
        <table:table-row table:style-name="ro1">
          <table:table-cell office:value-type="float" office:value="26.2583027" calcext:value-type="float">
            <text:p>26.2583027</text:p>
          </table:table-cell>
          <table:table-cell office:value-type="float" office:value="1.8087759" calcext:value-type="float">
            <text:p>1.8087759</text:p>
          </table:table-cell>
          <table:table-cell office:value-type="float" office:value="-5.68433046" calcext:value-type="float">
            <text:p>-5.68433046</text:p>
          </table:table-cell>
          <table:table-cell office:value-type="float" office:value="7.41123343" calcext:value-type="float">
            <text:p>7.41123343</text:p>
          </table:table-cell>
          <table:table-cell office:value-type="float" office:value="-2.26241708" calcext:value-type="float">
            <text:p>-2.26241708</text:p>
          </table:table-cell>
          <table:table-cell office:value-type="float" office:value="-6.73949862" calcext:value-type="float">
            <text:p>-6.73949862</text:p>
          </table:table-cell>
        </table:table-row>
        <table:table-row table:style-name="ro1">
          <table:table-cell office:value-type="float" office:value="26.3339024" calcext:value-type="float">
            <text:p>26.3339024</text:p>
          </table:table-cell>
          <table:table-cell office:value-type="float" office:value="1.78673375" calcext:value-type="float">
            <text:p>1.78673375</text:p>
          </table:table-cell>
          <table:table-cell office:value-type="float" office:value="-5.74830055" calcext:value-type="float">
            <text:p>-5.74830055</text:p>
          </table:table-cell>
          <table:table-cell office:value-type="float" office:value="7.70081854" calcext:value-type="float">
            <text:p>7.70081854</text:p>
          </table:table-cell>
          <table:table-cell office:value-type="float" office:value="-2.14181232" calcext:value-type="float">
            <text:p>-2.14181232</text:p>
          </table:table-cell>
          <table:table-cell office:value-type="float" office:value="-6.06348324" calcext:value-type="float">
            <text:p>-6.06348324</text:p>
          </table:table-cell>
        </table:table-row>
        <table:table-row table:style-name="ro1">
          <table:table-cell office:value-type="float" office:value="26.4121647" calcext:value-type="float">
            <text:p>26.4121647</text:p>
          </table:table-cell>
          <table:table-cell office:value-type="float" office:value="1.76600409" calcext:value-type="float">
            <text:p>1.76600409</text:p>
          </table:table-cell>
          <table:table-cell office:value-type="float" office:value="-5.80578184" calcext:value-type="float">
            <text:p>-5.80578184</text:p>
          </table:table-cell>
          <table:table-cell office:value-type="float" office:value="7.94441652" calcext:value-type="float">
            <text:p>7.94441652</text:p>
          </table:table-cell>
          <table:table-cell office:value-type="float" office:value="-2.00176191" calcext:value-type="float">
            <text:p>-2.00176191</text:p>
          </table:table-cell>
          <table:table-cell office:value-type="float" office:value="-5.44197941" calcext:value-type="float">
            <text:p>-5.44197941</text:p>
          </table:table-cell>
        </table:table-row>
        <table:table-row table:style-name="ro1">
          <table:table-cell office:value-type="float" office:value="26.4926529" calcext:value-type="float">
            <text:p>26.4926529</text:p>
          </table:table-cell>
          <table:table-cell office:value-type="float" office:value="1.74673045" calcext:value-type="float">
            <text:p>1.74673045</text:p>
          </table:table-cell>
          <table:table-cell office:value-type="float" office:value="-5.85732222" calcext:value-type="float">
            <text:p>-5.85732222</text:p>
          </table:table-cell>
          <table:table-cell office:value-type="float" office:value="8.14671326" calcext:value-type="float">
            <text:p>8.14671326</text:p>
          </table:table-cell>
          <table:table-cell office:value-type="float" office:value="-1.85201955" calcext:value-type="float">
            <text:p>-1.85201955</text:p>
          </table:table-cell>
          <table:table-cell office:value-type="float" office:value="-4.87514544" calcext:value-type="float">
            <text:p>-4.87514544</text:p>
          </table:table-cell>
        </table:table-row>
        <table:table-row table:style-name="ro1">
          <table:table-cell office:value-type="float" office:value="26.5749798" calcext:value-type="float">
            <text:p>26.5749798</text:p>
          </table:table-cell>
          <table:table-cell office:value-type="float" office:value="1.7289716" calcext:value-type="float">
            <text:p>1.7289716</text:p>
          </table:table-cell>
          <table:table-cell office:value-type="float" office:value="-5.90346098" calcext:value-type="float">
            <text:p>-5.90346098</text:p>
          </table:table-cell>
          <table:table-cell office:value-type="float" office:value="8.31303787" calcext:value-type="float">
            <text:p>8.31303787</text:p>
          </table:table-cell>
          <table:table-cell office:value-type="float" office:value="-1.69982588" calcext:value-type="float">
            <text:p>-1.69982588</text:p>
          </table:table-cell>
          <table:table-cell office:value-type="float" office:value="-4.36120939" calcext:value-type="float">
            <text:p>-4.36120939</text:p>
          </table:table-cell>
        </table:table-row>
        <table:table-row table:style-name="ro1">
          <table:table-cell office:value-type="float" office:value="26.6588116" calcext:value-type="float">
            <text:p>26.6588116</text:p>
          </table:table-cell>
          <table:table-cell office:value-type="float" office:value="1.7127248" calcext:value-type="float">
            <text:p>1.7127248</text:p>
          </table:table-cell>
          <table:table-cell office:value-type="float" office:value="-5.94471312" calcext:value-type="float">
            <text:p>-5.94471312</text:p>
          </table:table-cell>
          <table:table-cell office:value-type="float" office:value="8.44872379" calcext:value-type="float">
            <text:p>8.44872379</text:p>
          </table:table-cell>
          <table:table-cell office:value-type="float" office:value="-1.55029845" calcext:value-type="float">
            <text:p>-1.55029845</text:p>
          </table:table-cell>
          <table:table-cell office:value-type="float" office:value="-3.897264" calcext:value-type="float">
            <text:p>-3.897264</text:p>
          </table:table-cell>
        </table:table-row>
        <table:table-row table:style-name="ro1">
          <table:table-cell office:value-type="float" office:value="26.7438679" calcext:value-type="float">
            <text:p>26.7438679</text:p>
          </table:table-cell>
          <table:table-cell office:value-type="float" office:value="1.69794512" calcext:value-type="float">
            <text:p>1.69794512</text:p>
          </table:table-cell>
          <table:table-cell office:value-type="float" office:value="-5.98156118" calcext:value-type="float">
            <text:p>-5.98156118</text:p>
          </table:table-cell>
          <table:table-cell office:value-type="float" office:value="8.55873966" calcext:value-type="float">
            <text:p>8.55873966</text:p>
          </table:table-cell>
          <table:table-cell office:value-type="float" office:value="-1.40686047" calcext:value-type="float">
            <text:p>-1.40686047</text:p>
          </table:table-cell>
          <table:table-cell office:value-type="float" office:value="-3.47980833" calcext:value-type="float">
            <text:p>-3.47980833</text:p>
          </table:table-cell>
        </table:table-row>
        <table:table-row table:style-name="ro1">
          <table:table-cell office:value-type="float" office:value="26.829916" calcext:value-type="float">
            <text:p>26.829916</text:p>
          </table:table-cell>
          <table:table-cell office:value-type="float" office:value="1.68456006" calcext:value-type="float">
            <text:p>1.68456006</text:p>
          </table:table-cell>
          <table:table-cell office:value-type="float" office:value="-6.0144515" calcext:value-type="float">
            <text:p>-6.0144515</text:p>
          </table:table-cell>
          <table:table-cell office:value-type="float" office:value="8.64751625" calcext:value-type="float">
            <text:p>8.64751625</text:p>
          </table:table-cell>
          <table:table-cell office:value-type="float" office:value="-1.27163982" calcext:value-type="float">
            <text:p>-1.27163982</text:p>
          </table:table-cell>
          <table:table-cell office:value-type="float" office:value="-3.10510111" calcext:value-type="float">
            <text:p>-3.10510111</text:p>
          </table:table-cell>
        </table:table-row>
        <table:table-row table:style-name="ro1">
          <table:table-cell office:value-type="float" office:value="26.9167614" calcext:value-type="float">
            <text:p>26.9167614</text:p>
          </table:table-cell>
          <table:table-cell office:value-type="float" office:value="1.67248094" calcext:value-type="float">
            <text:p>1.67248094</text:p>
          </table:table-cell>
          <table:table-cell office:value-type="float" office:value="-6.04379272" calcext:value-type="float">
            <text:p>-6.04379272</text:p>
          </table:table-cell>
          <table:table-cell office:value-type="float" office:value="8.71888447" calcext:value-type="float">
            <text:p>8.71888447</text:p>
          </table:table-cell>
          <table:table-cell office:value-type="float" office:value="-1.14580965" calcext:value-type="float">
            <text:p>-1.14580965</text:p>
          </table:table-cell>
          <table:table-cell office:value-type="float" office:value="-2.76938701" calcext:value-type="float">
            <text:p>-2.76938701</text:p>
          </table:table-cell>
        </table:table-row>
        <table:table-row table:style-name="ro1">
          <table:table-cell office:value-type="float" office:value="27.0042477" calcext:value-type="float">
            <text:p>27.0042477</text:p>
          </table:table-cell>
          <table:table-cell office:value-type="float" office:value="1.66161084" calcext:value-type="float">
            <text:p>1.66161084</text:p>
          </table:table-cell>
          <table:table-cell office:value-type="float" office:value="-6.06995678" calcext:value-type="float">
            <text:p>-6.06995678</text:p>
          </table:table-cell>
          <table:table-cell office:value-type="float" office:value="8.77608871" calcext:value-type="float">
            <text:p>8.77608871</text:p>
          </table:table-cell>
          <table:table-cell office:value-type="float" office:value="-1.02986288" calcext:value-type="float">
            <text:p>-1.02986288</text:p>
          </table:table-cell>
          <table:table-cell office:value-type="float" office:value="-2.46903181" calcext:value-type="float">
            <text:p>-2.46903181</text:p>
          </table:table-cell>
        </table:table-row>
        <table:table-row table:style-name="ro1">
          <table:table-cell office:value-type="float" office:value="27.0922451" calcext:value-type="float">
            <text:p>27.0922451</text:p>
          </table:table-cell>
          <table:table-cell office:value-type="float" office:value="1.65185058" calcext:value-type="float">
            <text:p>1.65185058</text:p>
          </table:table-cell>
          <table:table-cell office:value-type="float" office:value="-6.09327984" calcext:value-type="float">
            <text:p>-6.09327984</text:p>
          </table:table-cell>
          <table:table-cell office:value-type="float" office:value="8.82183266" calcext:value-type="float">
            <text:p>8.82183266</text:p>
          </table:table-cell>
          <table:table-cell office:value-type="float" office:value="-0.923823833" calcext:value-type="float">
            <text:p>-0.923823833</text:p>
          </table:table-cell>
          <table:table-cell office:value-type="float" office:value="-2.20060277" calcext:value-type="float">
            <text:p>-2.20060277</text:p>
          </table:table-cell>
        </table:table-row>
        <table:table-row table:style-name="ro1">
          <table:table-cell office:value-type="float" office:value="27.1806526" calcext:value-type="float">
            <text:p>27.1806526</text:p>
          </table:table-cell>
          <table:table-cell office:value-type="float" office:value="1.64310229" calcext:value-type="float">
            <text:p>1.64310229</text:p>
          </table:table-cell>
          <table:table-cell office:value-type="float" office:value="-6.11406469" calcext:value-type="float">
            <text:p>-6.11406469</text:p>
          </table:table-cell>
          <table:table-cell office:value-type="float" office:value="8.85834503" calcext:value-type="float">
            <text:p>8.85834503</text:p>
          </table:table-cell>
          <table:table-cell office:value-type="float" office:value="-0.8274073" calcext:value-type="float">
            <text:p>-0.8274073</text:p>
          </table:table-cell>
          <table:table-cell office:value-type="float" office:value="-1.96090615" calcext:value-type="float">
            <text:p>-1.96090615</text:p>
          </table:table-cell>
        </table:table-row>
        <table:table-row table:style-name="ro1">
          <table:table-cell office:value-type="float" office:value="27.2693863" calcext:value-type="float">
            <text:p>27.2693863</text:p>
          </table:table-cell>
          <table:table-cell office:value-type="float" office:value="1.63527203" calcext:value-type="float">
            <text:p>1.63527203</text:p>
          </table:table-cell>
          <table:table-cell office:value-type="float" office:value="-6.1325841" calcext:value-type="float">
            <text:p>-6.1325841</text:p>
          </table:table-cell>
          <table:table-cell office:value-type="float" office:value="8.8874464" calcext:value-type="float">
            <text:p>8.8874464</text:p>
          </table:table-cell>
          <table:table-cell office:value-type="float" office:value="-0.740134358" calcext:value-type="float">
            <text:p>-0.740134358</text:p>
          </table:table-cell>
          <table:table-cell office:value-type="float" office:value="-1.74700463" calcext:value-type="float">
            <text:p>-1.74700463</text:p>
          </table:table-cell>
        </table:table-row>
        <table:table-row table:style-name="ro1">
          <table:table-cell office:value-type="float" office:value="27.3583813" calcext:value-type="float">
            <text:p>27.3583813</text:p>
          </table:table-cell>
          <table:table-cell office:value-type="float" office:value="1.6282711" calcext:value-type="float">
            <text:p>1.6282711</text:p>
          </table:table-cell>
          <table:table-cell office:value-type="float" office:value="-6.14908218" calcext:value-type="float">
            <text:p>-6.14908218</text:p>
          </table:table-cell>
          <table:table-cell office:value-type="float" office:value="8.91061401" calcext:value-type="float">
            <text:p>8.91061401</text:p>
          </table:table-cell>
          <table:table-cell office:value-type="float" office:value="-0.661415219" calcext:value-type="float">
            <text:p>-0.661415219</text:p>
          </table:table-cell>
          <table:table-cell office:value-type="float" office:value="-1.55621886" calcext:value-type="float">
            <text:p>-1.55621886</text:p>
          </table:table-cell>
        </table:table-row>
        <table:table-row table:style-name="ro1">
          <table:table-cell office:value-type="float" office:value="27.4475822" calcext:value-type="float">
            <text:p>27.4475822</text:p>
          </table:table-cell>
          <table:table-cell office:value-type="float" office:value="1.62201726" calcext:value-type="float">
            <text:p>1.62201726</text:p>
          </table:table-cell>
          <table:table-cell office:value-type="float" office:value="-6.16377735" calcext:value-type="float">
            <text:p>-6.16377735</text:p>
          </table:table-cell>
          <table:table-cell office:value-type="float" office:value="8.92904186" calcext:value-type="float">
            <text:p>8.92904186</text:p>
          </table:table-cell>
          <table:table-cell office:value-type="float" office:value="-0.59060657" calcext:value-type="float">
            <text:p>-0.59060657</text:p>
          </table:table-cell>
          <table:table-cell office:value-type="float" office:value="-1.38611758" calcext:value-type="float">
            <text:p>-1.38611758</text:p>
          </table:table-cell>
        </table:table-row>
        <table:table-row table:style-name="ro1">
          <table:table-cell office:value-type="float" office:value="27.5369492" calcext:value-type="float">
            <text:p>27.5369492</text:p>
          </table:table-cell>
          <table:table-cell office:value-type="float" office:value="1.61643481" calcext:value-type="float">
            <text:p>1.61643481</text:p>
          </table:table-cell>
          <table:table-cell office:value-type="float" office:value="-6.17686605" calcext:value-type="float">
            <text:p>-6.17686605</text:p>
          </table:table-cell>
          <table:table-cell office:value-type="float" office:value="8.94368839" calcext:value-type="float">
            <text:p>8.94368839</text:p>
          </table:table-cell>
          <table:table-cell office:value-type="float" office:value="-0.527050972" calcext:value-type="float">
            <text:p>-0.527050972</text:p>
          </table:table-cell>
          <table:table-cell office:value-type="float" office:value="-1.23450387" calcext:value-type="float">
            <text:p>-1.23450387</text:p>
          </table:table-cell>
        </table:table-row>
        <table:table-row table:style-name="ro1">
          <table:table-cell office:value-type="float" office:value="27.6264458" calcext:value-type="float">
            <text:p>27.6264458</text:p>
          </table:table-cell>
          <table:table-cell office:value-type="float" office:value="1.61145425" calcext:value-type="float">
            <text:p>1.61145425</text:p>
          </table:table-cell>
          <table:table-cell office:value-type="float" office:value="-6.18852282" calcext:value-type="float">
            <text:p>-6.18852282</text:p>
          </table:table-cell>
          <table:table-cell office:value-type="float" office:value="8.95532322" calcext:value-type="float">
            <text:p>8.95532322</text:p>
          </table:table-cell>
          <table:table-cell office:value-type="float" office:value="-0.470102131" calcext:value-type="float">
            <text:p>-0.470102131</text:p>
          </table:table-cell>
          <table:table-cell office:value-type="float" office:value="-1.09940326" calcext:value-type="float">
            <text:p>-1.09940326</text:p>
          </table:table-cell>
        </table:table-row>
        <table:table-row table:style-name="ro1">
          <table:table-cell office:value-type="float" office:value="27.7160473" calcext:value-type="float">
            <text:p>27.7160473</text:p>
          </table:table-cell>
          <table:table-cell office:value-type="float" office:value="1.60701275" calcext:value-type="float">
            <text:p>1.60701275</text:p>
          </table:table-cell>
          <table:table-cell office:value-type="float" office:value="-6.19890356" calcext:value-type="float">
            <text:p>-6.19890356</text:p>
          </table:table-cell>
          <table:table-cell office:value-type="float" office:value="8.96456146" calcext:value-type="float">
            <text:p>8.96456146</text:p>
          </table:table-cell>
          <table:table-cell office:value-type="float" office:value="-0.419141352" calcext:value-type="float">
            <text:p>-0.419141352</text:p>
          </table:table-cell>
          <table:table-cell office:value-type="float" office:value="-0.979040205" calcext:value-type="float">
            <text:p>-0.979040205</text:p>
          </table:table-cell>
        </table:table-row>
        <table:table-row table:style-name="ro1">
          <table:table-cell office:value-type="float" office:value="27.8057308" calcext:value-type="float">
            <text:p>27.8057308</text:p>
          </table:table-cell>
          <table:table-cell office:value-type="float" office:value="1.60305333" calcext:value-type="float">
            <text:p>1.60305333</text:p>
          </table:table-cell>
          <table:table-cell office:value-type="float" office:value="-6.20814753" calcext:value-type="float">
            <text:p>-6.20814753</text:p>
          </table:table-cell>
          <table:table-cell office:value-type="float" office:value="8.97189426" calcext:value-type="float">
            <text:p>8.97189426</text:p>
          </table:table-cell>
          <table:table-cell office:value-type="float" office:value="-0.373586863" calcext:value-type="float">
            <text:p>-0.373586863</text:p>
          </table:table-cell>
          <table:table-cell office:value-type="float" office:value="-0.871823728" calcext:value-type="float">
            <text:p>-0.871823728</text:p>
          </table:table-cell>
        </table:table-row>
        <table:table-row table:style-name="ro1">
          <table:table-cell office:value-type="float" office:value="27.8954792" calcext:value-type="float">
            <text:p>27.8954792</text:p>
          </table:table-cell>
          <table:table-cell office:value-type="float" office:value="1.59952474" calcext:value-type="float">
            <text:p>1.59952474</text:p>
          </table:table-cell>
          <table:table-cell office:value-type="float" office:value="-6.21637917" calcext:value-type="float">
            <text:p>-6.21637917</text:p>
          </table:table-cell>
          <table:table-cell office:value-type="float" office:value="8.97771263" calcext:value-type="float">
            <text:p>8.97771263</text:p>
          </table:table-cell>
          <table:table-cell office:value-type="float" office:value="-0.332898736" calcext:value-type="float">
            <text:p>-0.332898736</text:p>
          </table:table-cell>
          <table:table-cell office:value-type="float" office:value="-0.776329577" calcext:value-type="float">
            <text:p>-0.776329577</text:p>
          </table:table-cell>
        </table:table-row>
        <table:table-row table:style-name="ro1">
          <table:table-cell office:value-type="float" office:value="27.985281" calcext:value-type="float">
            <text:p>27.985281</text:p>
          </table:table-cell>
          <table:table-cell office:value-type="float" office:value="1.59638083" calcext:value-type="float">
            <text:p>1.59638083</text:p>
          </table:table-cell>
          <table:table-cell office:value-type="float" office:value="-6.22370911" calcext:value-type="float">
            <text:p>-6.22370911</text:p>
          </table:table-cell>
          <table:table-cell office:value-type="float" office:value="8.98232841" calcext:value-type="float">
            <text:p>8.98232841</text:p>
          </table:table-cell>
          <table:table-cell office:value-type="float" office:value="-0.296580762" calcext:value-type="float">
            <text:p>-0.296580762</text:p>
          </table:table-cell>
          <table:table-cell office:value-type="float" office:value="-0.691284299" calcext:value-type="float">
            <text:p>-0.691284299</text:p>
          </table:table-cell>
        </table:table-row>
        <table:table-row table:style-name="ro1">
          <table:table-cell office:value-type="float" office:value="28.0751228" calcext:value-type="float">
            <text:p>28.0751228</text:p>
          </table:table-cell>
          <table:table-cell office:value-type="float" office:value="1.59358013" calcext:value-type="float">
            <text:p>1.59358013</text:p>
          </table:table-cell>
          <table:table-cell office:value-type="float" office:value="-6.23023605" calcext:value-type="float">
            <text:p>-6.23023605</text:p>
          </table:table-cell>
          <table:table-cell office:value-type="float" office:value="8.98598957" calcext:value-type="float">
            <text:p>8.98598957</text:p>
          </table:table-cell>
          <table:table-cell office:value-type="float" office:value="-0.264180034" calcext:value-type="float">
            <text:p>-0.264180034</text:p>
          </table:table-cell>
          <table:table-cell office:value-type="float" office:value="-0.615552306" calcext:value-type="float">
            <text:p>-0.615552306</text:p>
          </table:table-cell>
        </table:table-row>
        <table:table-row table:style-name="ro1">
          <table:table-cell office:value-type="float" office:value="28.1649971" calcext:value-type="float">
            <text:p>28.1649971</text:p>
          </table:table-cell>
          <table:table-cell office:value-type="float" office:value="1.59108555" calcext:value-type="float">
            <text:p>1.59108555</text:p>
          </table:table-cell>
          <table:table-cell office:value-type="float" office:value="-6.23604774" calcext:value-type="float">
            <text:p>-6.23604774</text:p>
          </table:table-cell>
          <table:table-cell office:value-type="float" office:value="8.98889351" calcext:value-type="float">
            <text:p>8.98889351</text:p>
          </table:table-cell>
          <table:table-cell office:value-type="float" office:value="-0.235285446" calcext:value-type="float">
            <text:p>-0.235285446</text:p>
          </table:table-cell>
          <table:table-cell office:value-type="float" office:value="-0.548118472" calcext:value-type="float">
            <text:p>-0.548118472</text:p>
          </table:table-cell>
        </table:table-row>
        <table:table-row table:style-name="ro1">
          <table:table-cell office:value-type="float" office:value="28.2548981" calcext:value-type="float">
            <text:p>28.2548981</text:p>
          </table:table-cell>
          <table:table-cell office:value-type="float" office:value="1.58886397" calcext:value-type="float">
            <text:p>1.58886397</text:p>
          </table:table-cell>
          <table:table-cell office:value-type="float" office:value="-6.24122286" calcext:value-type="float">
            <text:p>-6.24122286</text:p>
          </table:table-cell>
          <table:table-cell office:value-type="float" office:value="8.99119568" calcext:value-type="float">
            <text:p>8.99119568</text:p>
          </table:table-cell>
          <table:table-cell office:value-type="float" office:value="-0.209525496" calcext:value-type="float">
            <text:p>-0.209525496</text:p>
          </table:table-cell>
          <table:table-cell office:value-type="float" office:value="-0.488075942" calcext:value-type="float">
            <text:p>-0.488075942</text:p>
          </table:table-cell>
        </table:table-row>
        <table:table-row table:style-name="ro1">
          <table:table-cell office:value-type="float" office:value="28.34482" calcext:value-type="float">
            <text:p>28.34482</text:p>
          </table:table-cell>
          <table:table-cell office:value-type="float" office:value="1.58688569" calcext:value-type="float">
            <text:p>1.58688569</text:p>
          </table:table-cell>
          <table:table-cell office:value-type="float" office:value="-6.24583101" calcext:value-type="float">
            <text:p>-6.24583101</text:p>
          </table:table-cell>
          <table:table-cell office:value-type="float" office:value="8.99302101" calcext:value-type="float">
            <text:p>8.99302101</text:p>
          </table:table-cell>
          <table:table-cell office:value-type="float" office:value="-0.186565489" calcext:value-type="float">
            <text:p>-0.186565489</text:p>
          </table:table-cell>
          <table:table-cell office:value-type="float" office:value="-0.434618771" calcext:value-type="float">
            <text:p>-0.434618771</text:p>
          </table:table-cell>
        </table:table-row>
        <table:table-row table:style-name="ro1">
          <table:table-cell office:value-type="float" office:value="28.4347572" calcext:value-type="float">
            <text:p>28.4347572</text:p>
          </table:table-cell>
          <table:table-cell office:value-type="float" office:value="1.58512425" calcext:value-type="float">
            <text:p>1.58512425</text:p>
          </table:table-cell>
          <table:table-cell office:value-type="float" office:value="-6.24993467" calcext:value-type="float">
            <text:p>-6.24993467</text:p>
          </table:table-cell>
          <table:table-cell office:value-type="float" office:value="8.99446869" calcext:value-type="float">
            <text:p>8.99446869</text:p>
          </table:table-cell>
          <table:table-cell office:value-type="float" office:value="-0.16610463" calcext:value-type="float">
            <text:p>-0.16610463</text:p>
          </table:table-cell>
          <table:table-cell office:value-type="float" office:value="-0.387026936" calcext:value-type="float">
            <text:p>-0.387026936</text:p>
          </table:table-cell>
        </table:table-row>
        <table:table-row table:style-name="ro1">
          <table:table-cell office:value-type="float" office:value="28.5247078" calcext:value-type="float">
            <text:p>28.5247078</text:p>
          </table:table-cell>
          <table:table-cell office:value-type="float" office:value="1.58355618" calcext:value-type="float">
            <text:p>1.58355618</text:p>
          </table:table-cell>
          <table:table-cell office:value-type="float" office:value="-6.25358915" calcext:value-type="float">
            <text:p>-6.25358915</text:p>
          </table:table-cell>
          <table:table-cell office:value-type="float" office:value="8.99561596" calcext:value-type="float">
            <text:p>8.99561596</text:p>
          </table:table-cell>
          <table:table-cell office:value-type="float" office:value="-0.147873119" calcext:value-type="float">
            <text:p>-0.147873119</text:p>
          </table:table-cell>
          <table:table-cell office:value-type="float" office:value="-0.344660074" calcext:value-type="float">
            <text:p>-0.344660074</text:p>
          </table:table-cell>
        </table:table-row>
        <table:table-row table:style-name="ro1">
          <table:table-cell office:value-type="float" office:value="28.6146679" calcext:value-type="float">
            <text:p>28.6146679</text:p>
          </table:table-cell>
          <table:table-cell office:value-type="float" office:value="1.58216023" calcext:value-type="float">
            <text:p>1.58216023</text:p>
          </table:table-cell>
          <table:table-cell office:value-type="float" office:value="-6.25684357" calcext:value-type="float">
            <text:p>-6.25684357</text:p>
          </table:table-cell>
          <table:table-cell office:value-type="float" office:value="8.99652576" calcext:value-type="float">
            <text:p>8.99652576</text:p>
          </table:table-cell>
          <table:table-cell office:value-type="float" office:value="-0.131629303" calcext:value-type="float">
            <text:p>-0.131629303</text:p>
          </table:table-cell>
          <table:table-cell office:value-type="float" office:value="-0.306948453" calcext:value-type="float">
            <text:p>-0.306948453</text:p>
          </table:table-cell>
        </table:table-row>
        <table:table-row table:style-name="ro1">
          <table:table-cell office:value-type="float" office:value="28.7046375" calcext:value-type="float">
            <text:p>28.7046375</text:p>
          </table:table-cell>
          <table:table-cell office:value-type="float" office:value="1.58091772" calcext:value-type="float">
            <text:p>1.58091772</text:p>
          </table:table-cell>
          <table:table-cell office:value-type="float" office:value="-6.25974178" calcext:value-type="float">
            <text:p>-6.25974178</text:p>
          </table:table-cell>
          <table:table-cell office:value-type="float" office:value="8.99724674" calcext:value-type="float">
            <text:p>8.99724674</text:p>
          </table:table-cell>
          <table:table-cell office:value-type="float" office:value="-0.117156975" calcext:value-type="float">
            <text:p>-0.117156975</text:p>
          </table:table-cell>
          <table:table-cell office:value-type="float" office:value="-0.273382097" calcext:value-type="float">
            <text:p>-0.273382097</text:p>
          </table:table-cell>
        </table:table-row>
        <table:table-row table:style-name="ro1">
          <table:table-cell office:value-type="float" office:value="28.7946129" calcext:value-type="float">
            <text:p>28.7946129</text:p>
          </table:table-cell>
          <table:table-cell office:value-type="float" office:value="1.57981181" calcext:value-type="float">
            <text:p>1.57981181</text:p>
          </table:table-cell>
          <table:table-cell office:value-type="float" office:value="-6.26232338" calcext:value-type="float">
            <text:p>-6.26232338</text:p>
          </table:table-cell>
          <table:table-cell office:value-type="float" office:value="8.99781895" calcext:value-type="float">
            <text:p>8.99781895</text:p>
          </table:table-cell>
          <table:table-cell office:value-type="float" office:value="-0.104262941" calcext:value-type="float">
            <text:p>-0.104262941</text:p>
          </table:table-cell>
          <table:table-cell office:value-type="float" office:value="-0.243507951" calcext:value-type="float">
            <text:p>-0.243507951</text:p>
          </table:table-cell>
        </table:table-row>
        <table:table-row table:style-name="ro1">
          <table:table-cell office:value-type="float" office:value="28.884594" calcext:value-type="float">
            <text:p>28.884594</text:p>
          </table:table-cell>
          <table:table-cell office:value-type="float" office:value="1.57882774" calcext:value-type="float">
            <text:p>1.57882774</text:p>
          </table:table-cell>
          <table:table-cell office:value-type="float" office:value="-6.26462317" calcext:value-type="float">
            <text:p>-6.26462317</text:p>
          </table:table-cell>
          <table:table-cell office:value-type="float" office:value="8.99827194" calcext:value-type="float">
            <text:p>8.99827194</text:p>
          </table:table-cell>
          <table:table-cell table:style-name="ce1" office:value-type="float" office:value="-0.0927746296" calcext:value-type="float">
            <text:p>-9.28E-02</text:p>
          </table:table-cell>
          <table:table-cell office:value-type="float" office:value="-0.216922924" calcext:value-type="float">
            <text:p>-0.216922924</text:p>
          </table:table-cell>
        </table:table-row>
        <table:table-row table:style-name="ro1">
          <table:table-cell office:value-type="float" office:value="28.9745789" calcext:value-type="float">
            <text:p>28.9745789</text:p>
          </table:table-cell>
          <table:table-cell office:value-type="float" office:value="1.57795215" calcext:value-type="float">
            <text:p>1.57795215</text:p>
          </table:table-cell>
          <table:table-cell office:value-type="float" office:value="-6.26667166" calcext:value-type="float">
            <text:p>-6.26667166</text:p>
          </table:table-cell>
          <table:table-cell office:value-type="float" office:value="8.99863148" calcext:value-type="float">
            <text:p>8.99863148</text:p>
          </table:table-cell>
          <table:table-cell table:style-name="ce1" office:value-type="float" office:value="-0.082537964" calcext:value-type="float">
            <text:p>-8.25E-02</text:p>
          </table:table-cell>
          <table:table-cell office:value-type="float" office:value="-0.193269417" calcext:value-type="float">
            <text:p>-0.193269417</text:p>
          </table:table-cell>
        </table:table-row>
        <table:table-row table:style-name="ro1">
          <table:table-cell office:value-type="float" office:value="29.0645676" calcext:value-type="float">
            <text:p>29.0645676</text:p>
          </table:table-cell>
          <table:table-cell office:value-type="float" office:value="1.57717323" calcext:value-type="float">
            <text:p>1.57717323</text:p>
          </table:table-cell>
          <table:table-cell office:value-type="float" office:value="-6.26849699" calcext:value-type="float">
            <text:p>-6.26849699</text:p>
          </table:table-cell>
          <table:table-cell office:value-type="float" office:value="8.99891663" calcext:value-type="float">
            <text:p>8.99891663</text:p>
          </table:table-cell>
          <table:table-cell table:style-name="ce1" office:value-type="float" office:value="-0.0734154284" calcext:value-type="float">
            <text:p>-7.34E-02</text:p>
          </table:table-cell>
          <table:table-cell office:value-type="float" office:value="-0.172226653" calcext:value-type="float">
            <text:p>-0.172226653</text:p>
          </table:table-cell>
        </table:table-row>
        <table:table-row table:style-name="ro1">
          <table:table-cell office:value-type="float" office:value="29.1545582" calcext:value-type="float">
            <text:p>29.1545582</text:p>
          </table:table-cell>
          <table:table-cell office:value-type="float" office:value="1.57648051" calcext:value-type="float">
            <text:p>1.57648051</text:p>
          </table:table-cell>
          <table:table-cell office:value-type="float" office:value="-6.27012396" calcext:value-type="float">
            <text:p>-6.27012396</text:p>
          </table:table-cell>
          <table:table-cell office:value-type="float" office:value="8.99914265" calcext:value-type="float">
            <text:p>8.99914265</text:p>
          </table:table-cell>
          <table:table-cell table:style-name="ce1" office:value-type="float" office:value="-0.0652843639" calcext:value-type="float">
            <text:p>-6.53E-02</text:p>
          </table:table-cell>
          <table:table-cell office:value-type="float" office:value="-0.153510079" calcext:value-type="float">
            <text:p>-0.153510079</text:p>
          </table:table-cell>
        </table:table-row>
        <table:table-row table:style-name="ro1">
          <table:table-cell office:value-type="float" office:value="29.2445507" calcext:value-type="float">
            <text:p>29.2445507</text:p>
          </table:table-cell>
          <table:table-cell office:value-type="float" office:value="1.57586455" calcext:value-type="float">
            <text:p>1.57586455</text:p>
          </table:table-cell>
          <table:table-cell office:value-type="float" office:value="-6.27157402" calcext:value-type="float">
            <text:p>-6.27157402</text:p>
          </table:table-cell>
          <table:table-cell office:value-type="float" office:value="8.99932194" calcext:value-type="float">
            <text:p>8.99932194</text:p>
          </table:table-cell>
          <table:table-cell table:style-name="ce1" office:value-type="float" office:value="-0.0580353253" calcext:value-type="float">
            <text:p>-5.80E-02</text:p>
          </table:table-cell>
          <table:table-cell office:value-type="float" office:value="-0.136868134" calcext:value-type="float">
            <text:p>-0.136868134</text:p>
          </table:table-cell>
        </table:table-row>
        <table:table-row table:style-name="ro1">
          <table:table-cell office:value-type="float" office:value="29.3345451" calcext:value-type="float">
            <text:p>29.3345451</text:p>
          </table:table-cell>
          <table:table-cell office:value-type="float" office:value="1.57531714" calcext:value-type="float">
            <text:p>1.57531714</text:p>
          </table:table-cell>
          <table:table-cell office:value-type="float" office:value="-6.2728672" calcext:value-type="float">
            <text:p>-6.2728672</text:p>
          </table:table-cell>
          <table:table-cell office:value-type="float" office:value="8.99946404" calcext:value-type="float">
            <text:p>8.99946404</text:p>
          </table:table-cell>
          <table:table-cell table:style-name="ce1" office:value-type="float" office:value="-0.0515706427" calcext:value-type="float">
            <text:p>-5.16E-02</text:p>
          </table:table-cell>
          <table:table-cell office:value-type="float" office:value="-0.122074895" calcext:value-type="float">
            <text:p>-0.122074895</text:p>
          </table:table-cell>
        </table:table-row>
        <table:table-row table:style-name="ro1">
          <table:table-cell office:value-type="float" office:value="29.4245396" calcext:value-type="float">
            <text:p>29.4245396</text:p>
          </table:table-cell>
          <table:table-cell office:value-type="float" office:value="1.57483077" calcext:value-type="float">
            <text:p>1.57483077</text:p>
          </table:table-cell>
          <table:table-cell office:value-type="float" office:value="-6.27402115" calcext:value-type="float">
            <text:p>-6.27402115</text:p>
          </table:table-cell>
          <table:table-cell office:value-type="float" office:value="8.99957657" calcext:value-type="float">
            <text:p>8.99957657</text:p>
          </table:table-cell>
          <table:table-cell table:style-name="ce1" office:value-type="float" office:value="-0.0458032005" calcext:value-type="float">
            <text:p>-4.58E-02</text:p>
          </table:table-cell>
          <table:table-cell office:value-type="float" office:value="-0.108931035" calcext:value-type="float">
            <text:p>-0.108931035</text:p>
          </table:table-cell>
        </table:table-row>
        <table:table-row table:style-name="ro1">
          <table:table-cell office:value-type="float" office:value="29.5145359" calcext:value-type="float">
            <text:p>29.5145359</text:p>
          </table:table-cell>
          <table:table-cell office:value-type="float" office:value="1.57439899" calcext:value-type="float">
            <text:p>1.57439899</text:p>
          </table:table-cell>
          <table:table-cell office:value-type="float" office:value="-6.27505112" calcext:value-type="float">
            <text:p>-6.27505112</text:p>
          </table:table-cell>
          <table:table-cell office:value-type="float" office:value="8.99966526" calcext:value-type="float">
            <text:p>8.99966526</text:p>
          </table:table-cell>
          <table:table-cell table:style-name="ce1" office:value-type="float" office:value="-0.0406551771" calcext:value-type="float">
            <text:p>-4.07E-02</text:p>
          </table:table-cell>
          <table:table-cell table:style-name="ce1" office:value-type="float" office:value="-0.0972595811" calcext:value-type="float">
            <text:p>-9.73E-02</text:p>
          </table:table-cell>
        </table:table-row>
        <table:table-row table:style-name="ro1">
          <table:table-cell office:value-type="float" office:value="29.6045322" calcext:value-type="float">
            <text:p>29.6045322</text:p>
          </table:table-cell>
          <table:table-cell office:value-type="float" office:value="1.57401586" calcext:value-type="float">
            <text:p>1.57401586</text:p>
          </table:table-cell>
          <table:table-cell office:value-type="float" office:value="-6.27597094" calcext:value-type="float">
            <text:p>-6.27597094</text:p>
          </table:table-cell>
          <table:table-cell office:value-type="float" office:value="8.99973583" calcext:value-type="float">
            <text:p>8.99973583</text:p>
          </table:table-cell>
          <table:table-cell table:style-name="ce1" office:value-type="float" office:value="-0.0360570922" calcext:value-type="float">
            <text:p>-3.61E-02</text:p>
          </table:table-cell>
          <table:table-cell table:style-name="ce1" office:value-type="float" office:value="-0.0869036168" calcext:value-type="float">
            <text:p>-8.69E-02</text:p>
          </table:table-cell>
        </table:table-row>
        <table:table-row table:style-name="ro1">
          <table:table-cell office:value-type="float" office:value="29.6945305" calcext:value-type="float">
            <text:p>29.6945305</text:p>
          </table:table-cell>
          <table:table-cell office:value-type="float" office:value="1.57367623" calcext:value-type="float">
            <text:p>1.57367623</text:p>
          </table:table-cell>
          <table:table-cell office:value-type="float" office:value="-6.276793" calcext:value-type="float">
            <text:p>-6.276793</text:p>
          </table:table-cell>
          <table:table-cell office:value-type="float" office:value="8.9997921" calcext:value-type="float">
            <text:p>8.9997921</text:p>
          </table:table-cell>
          <table:table-cell table:style-name="ce1" office:value-type="float" office:value="-0.0319468156" calcext:value-type="float">
            <text:p>-3.19E-02</text:p>
          </table:table-cell>
          <table:table-cell table:style-name="ce1" office:value-type="float" office:value="-0.077722162" calcext:value-type="float">
            <text:p>-7.77E-02</text:p>
          </table:table-cell>
        </table:table-row>
        <table:table-row table:style-name="ro1">
          <table:table-cell office:value-type="float" office:value="29.7845287" calcext:value-type="float">
            <text:p>29.7845287</text:p>
          </table:table-cell>
          <table:table-cell office:value-type="float" office:value="1.57337546" calcext:value-type="float">
            <text:p>1.57337546</text:p>
          </table:table-cell>
          <table:table-cell office:value-type="float" office:value="-6.27752876" calcext:value-type="float">
            <text:p>-6.27752876</text:p>
          </table:table-cell>
          <table:table-cell office:value-type="float" office:value="8.99983597" calcext:value-type="float">
            <text:p>8.99983597</text:p>
          </table:table-cell>
          <table:table-cell table:style-name="ce1" office:value-type="float" office:value="-0.0282688439" calcext:value-type="float">
            <text:p>-2.83E-02</text:p>
          </table:table-cell>
          <table:table-cell table:style-name="ce1" office:value-type="float" office:value="-0.0695913881" calcext:value-type="float">
            <text:p>-6.96E-02</text:p>
          </table:table-cell>
        </table:table-row>
        <table:table-row table:style-name="ro1">
          <table:table-cell office:value-type="float" office:value="29.874527" calcext:value-type="float">
            <text:p>29.874527</text:p>
          </table:table-cell>
          <table:table-cell office:value-type="float" office:value="1.57310951" calcext:value-type="float">
            <text:p>1.57310951</text:p>
          </table:table-cell>
          <table:table-cell office:value-type="float" office:value="-6.27818775" calcext:value-type="float">
            <text:p>-6.27818775</text:p>
          </table:table-cell>
          <table:table-cell office:value-type="float" office:value="8.99987125" calcext:value-type="float">
            <text:p>8.99987125</text:p>
          </table:table-cell>
          <table:table-cell table:style-name="ce1" office:value-type="float" office:value="-0.0249734521" calcext:value-type="float">
            <text:p>-2.50E-02</text:p>
          </table:table-cell>
          <table:table-cell table:style-name="ce1" office:value-type="float" office:value="-0.062401548" calcext:value-type="float">
            <text:p>-6.24E-02</text:p>
          </table:table-cell>
        </table:table-row>
        <table:table-row table:style-name="ro1">
          <table:table-cell office:value-type="float" office:value="29.9645252" calcext:value-type="float">
            <text:p>29.9645252</text:p>
          </table:table-cell>
          <table:table-cell office:value-type="float" office:value="1.57287478" calcext:value-type="float">
            <text:p>1.57287478</text:p>
          </table:table-cell>
          <table:table-cell office:value-type="float" office:value="-6.27877951" calcext:value-type="float">
            <text:p>-6.27877951</text:p>
          </table:table-cell>
          <table:table-cell office:value-type="float" office:value="8.99989891" calcext:value-type="float">
            <text:p>8.99989891</text:p>
          </table:table-cell>
          <table:table-cell table:style-name="ce1" office:value-type="float" office:value="-0.0220161583" calcext:value-type="float">
            <text:p>-2.20E-02</text:p>
          </table:table-cell>
          <table:table-cell table:style-name="ce1" office:value-type="float" office:value="-0.0560538322" calcext:value-type="float">
            <text:p>-5.61E-02</text:p>
          </table:table-cell>
        </table:table-row>
        <table:table-row table:style-name="ro1">
          <table:table-cell office:value-type="float" office:value="30.0545235" calcext:value-type="float">
            <text:p>30.0545235</text:p>
          </table:table-cell>
          <table:table-cell office:value-type="float" office:value="1.57266819" calcext:value-type="float">
            <text:p>1.57266819</text:p>
          </table:table-cell>
          <table:table-cell office:value-type="float" office:value="-6.27931166" calcext:value-type="float">
            <text:p>-6.27931166</text:p>
          </table:table-cell>
          <table:table-cell office:value-type="float" office:value="8.99992085" calcext:value-type="float">
            <text:p>8.99992085</text:p>
          </table:table-cell>
          <table:table-cell table:style-name="ce1" office:value-type="float" office:value="-0.0193569772" calcext:value-type="float">
            <text:p>-1.94E-02</text:p>
          </table:table-cell>
          <table:table-cell table:style-name="ce1" office:value-type="float" office:value="-0.0504652746" calcext:value-type="float">
            <text:p>-5.05E-02</text:p>
          </table:table-cell>
        </table:table-row>
        <table:table-row table:style-name="ro1">
          <table:table-cell office:value-type="float" office:value="30.1445236" calcext:value-type="float">
            <text:p>30.1445236</text:p>
          </table:table-cell>
          <table:table-cell office:value-type="float" office:value="1.57248676" calcext:value-type="float">
            <text:p>1.57248676</text:p>
          </table:table-cell>
          <table:table-cell office:value-type="float" office:value="-6.27979136" calcext:value-type="float">
            <text:p>-6.27979136</text:p>
          </table:table-cell>
          <table:table-cell office:value-type="float" office:value="8.99993801" calcext:value-type="float">
            <text:p>8.99993801</text:p>
          </table:table-cell>
          <table:table-cell table:style-name="ce1" office:value-type="float" office:value="-0.0169599336" calcext:value-type="float">
            <text:p>-1.70E-02</text:p>
          </table:table-cell>
          <table:table-cell table:style-name="ce1" office:value-type="float" office:value="-0.0455594324" calcext:value-type="float">
            <text:p>-4.56E-02</text:p>
          </table:table-cell>
        </table:table-row>
        <table:table-row table:style-name="ro1">
          <table:table-cell office:value-type="float" office:value="30.2345238" calcext:value-type="float">
            <text:p>30.2345238</text:p>
          </table:table-cell>
          <table:table-cell office:value-type="float" office:value="1.57232821" calcext:value-type="float">
            <text:p>1.57232821</text:p>
          </table:table-cell>
          <table:table-cell office:value-type="float" office:value="-6.2802248" calcext:value-type="float">
            <text:p>-6.2802248</text:p>
          </table:table-cell>
          <table:table-cell office:value-type="float" office:value="8.99995136" calcext:value-type="float">
            <text:p>8.99995136</text:p>
          </table:table-cell>
          <table:table-cell table:style-name="ce1" office:value-type="float" office:value="-0.0147925382" calcext:value-type="float">
            <text:p>-1.48E-02</text:p>
          </table:table-cell>
          <table:table-cell table:style-name="ce1" office:value-type="float" office:value="-0.0412706919" calcext:value-type="float">
            <text:p>-4.13E-02</text:p>
          </table:table-cell>
        </table:table-row>
        <table:table-row table:style-name="ro1">
          <table:table-cell office:value-type="float" office:value="30.3245239" calcext:value-type="float">
            <text:p>30.3245239</text:p>
          </table:table-cell>
          <table:table-cell office:value-type="float" office:value="1.57219028" calcext:value-type="float">
            <text:p>1.57219028</text:p>
          </table:table-cell>
          <table:table-cell office:value-type="float" office:value="-6.28061819" calcext:value-type="float">
            <text:p>-6.28061819</text:p>
          </table:table-cell>
          <table:table-cell office:value-type="float" office:value="8.99996185" calcext:value-type="float">
            <text:p>8.99996185</text:p>
          </table:table-cell>
          <table:table-cell table:style-name="ce1" office:value-type="float" office:value="-0.0128254909" calcext:value-type="float">
            <text:p>-1.28E-02</text:p>
          </table:table-cell>
          <table:table-cell table:style-name="ce1" office:value-type="float" office:value="-0.037538968" calcext:value-type="float">
            <text:p>-3.75E-02</text:p>
          </table:table-cell>
        </table:table-row>
        <table:table-row table:style-name="ro1">
          <table:table-cell office:value-type="float" office:value="30.4145241" calcext:value-type="float">
            <text:p>30.4145241</text:p>
          </table:table-cell>
          <table:table-cell office:value-type="float" office:value="1.57207108" calcext:value-type="float">
            <text:p>1.57207108</text:p>
          </table:table-cell>
          <table:table-cell office:value-type="float" office:value="-6.28097725" calcext:value-type="float">
            <text:p>-6.28097725</text:p>
          </table:table-cell>
          <table:table-cell office:value-type="float" office:value="8.99997044" calcext:value-type="float">
            <text:p>8.99997044</text:p>
          </table:table-cell>
          <table:table-cell table:style-name="ce1" office:value-type="float" office:value="-0.0110322265" calcext:value-type="float">
            <text:p>-1.10E-02</text:p>
          </table:table-cell>
          <table:table-cell table:style-name="ce1" office:value-type="float" office:value="-0.0343142152" calcext:value-type="float">
            <text:p>-3.43E-02</text:p>
          </table:table-cell>
        </table:table-row>
        <table:table-row table:style-name="ro1">
          <table:table-cell office:value-type="float" office:value="30.5045242" calcext:value-type="float">
            <text:p>30.5045242</text:p>
          </table:table-cell>
          <table:table-cell office:value-type="float" office:value="1.57196903" calcext:value-type="float">
            <text:p>1.57196903</text:p>
          </table:table-cell>
          <table:table-cell office:value-type="float" office:value="-6.28130627" calcext:value-type="float">
            <text:p>-6.28130627</text:p>
          </table:table-cell>
          <table:table-cell office:value-type="float" office:value="8.99997711" calcext:value-type="float">
            <text:p>8.99997711</text:p>
          </table:table-cell>
          <table:table-cell table:style-name="ce1" office:value-type="float" office:value="-0.00938844495" calcext:value-type="float">
            <text:p>-9.39E-03</text:p>
          </table:table-cell>
          <table:table-cell table:style-name="ce1" office:value-type="float" office:value="-0.0315545648" calcext:value-type="float">
            <text:p>-3.16E-02</text:p>
          </table:table-cell>
        </table:table-row>
        <table:table-row table:style-name="ro1">
          <table:table-cell office:value-type="float" office:value="30.5945244" calcext:value-type="float">
            <text:p>30.5945244</text:p>
          </table:table-cell>
          <table:table-cell office:value-type="float" office:value="1.57188284" calcext:value-type="float">
            <text:p>1.57188284</text:p>
          </table:table-cell>
          <table:table-cell office:value-type="float" office:value="-6.28161001" calcext:value-type="float">
            <text:p>-6.28161001</text:p>
          </table:table-cell>
          <table:table-cell office:value-type="float" office:value="8.99998283" calcext:value-type="float">
            <text:p>8.99998283</text:p>
          </table:table-cell>
          <table:table-cell table:style-name="ce1" office:value-type="float" office:value="-0.00787184853" calcext:value-type="float">
            <text:p>-7.87E-03</text:p>
          </table:table-cell>
          <table:table-cell table:style-name="ce1" office:value-type="float" office:value="-0.0292223021" calcext:value-type="float">
            <text:p>-2.92E-02</text:p>
          </table:table-cell>
        </table:table-row>
        <table:table-row table:style-name="ro1">
          <table:table-cell office:value-type="float" office:value="30.6845245" calcext:value-type="float">
            <text:p>30.6845245</text:p>
          </table:table-cell>
          <table:table-cell office:value-type="float" office:value="1.5718112" calcext:value-type="float">
            <text:p>1.5718112</text:p>
          </table:table-cell>
          <table:table-cell office:value-type="float" office:value="-6.2818923" calcext:value-type="float">
            <text:p>-6.2818923</text:p>
          </table:table-cell>
          <table:table-cell office:value-type="float" office:value="8.99998665" calcext:value-type="float">
            <text:p>8.99998665</text:p>
          </table:table-cell>
          <table:table-cell table:style-name="ce1" office:value-type="float" office:value="-0.00646190252" calcext:value-type="float">
            <text:p>-6.46E-03</text:p>
          </table:table-cell>
          <table:table-cell table:style-name="ce1" office:value-type="float" office:value="-0.0272858627" calcext:value-type="float">
            <text:p>-2.73E-02</text:p>
          </table:table-cell>
        </table:table-row>
        <table:table-row table:style-name="ro1">
          <table:table-cell office:value-type="float" office:value="30.7745247" calcext:value-type="float">
            <text:p>30.7745247</text:p>
          </table:table-cell>
          <table:table-cell office:value-type="float" office:value="1.57175326" calcext:value-type="float">
            <text:p>1.57175326</text:p>
          </table:table-cell>
          <table:table-cell office:value-type="float" office:value="-6.28215694" calcext:value-type="float">
            <text:p>-6.28215694</text:p>
          </table:table-cell>
          <table:table-cell office:value-type="float" office:value="8.99998951" calcext:value-type="float">
            <text:p>8.99998951</text:p>
          </table:table-cell>
          <table:table-cell table:style-name="ce1" office:value-type="float" office:value="-0.00513944309" calcext:value-type="float">
            <text:p>-5.14E-03</text:p>
          </table:table-cell>
          <table:table-cell table:style-name="ce1" office:value-type="float" office:value="-0.0257194005" calcext:value-type="float">
            <text:p>-2.57E-02</text:p>
          </table:table-cell>
        </table:table-row>
        <table:table-row table:style-name="ro1">
          <table:table-cell office:value-type="float" office:value="30.8645248" calcext:value-type="float">
            <text:p>30.8645248</text:p>
          </table:table-cell>
          <table:table-cell office:value-type="float" office:value="1.5717082" calcext:value-type="float">
            <text:p>1.5717082</text:p>
          </table:table-cell>
          <table:table-cell office:value-type="float" office:value="-6.28240776" calcext:value-type="float">
            <text:p>-6.28240776</text:p>
          </table:table-cell>
          <table:table-cell office:value-type="float" office:value="8.99999142" calcext:value-type="float">
            <text:p>8.99999142</text:p>
          </table:table-cell>
          <table:table-cell table:style-name="ce1" office:value-type="float" office:value="-0.00388653437" calcext:value-type="float">
            <text:p>-3.89E-03</text:p>
          </table:table-cell>
          <table:table-cell table:style-name="ce1" office:value-type="float" office:value="-0.0245008878" calcext:value-type="float">
            <text:p>-2.45E-02</text:p>
          </table:table-cell>
        </table:table-row>
        <table:table-row table:style-name="ro1">
          <table:table-cell office:value-type="float" office:value="30.954525" calcext:value-type="float">
            <text:p>30.954525</text:p>
          </table:table-cell>
          <table:table-cell office:value-type="float" office:value="1.57167542" calcext:value-type="float">
            <text:p>1.57167542</text:p>
          </table:table-cell>
          <table:table-cell office:value-type="float" office:value="-6.28264809" calcext:value-type="float">
            <text:p>-6.28264809</text:p>
          </table:table-cell>
          <table:table-cell office:value-type="float" office:value="8.99999332" calcext:value-type="float">
            <text:p>8.99999332</text:p>
          </table:table-cell>
          <table:table-cell table:style-name="ce1" office:value-type="float" office:value="-0.0026862279" calcext:value-type="float">
            <text:p>-2.69E-03</text:p>
          </table:table-cell>
          <table:table-cell table:style-name="ce1" office:value-type="float" office:value="-0.0236140303" calcext:value-type="float">
            <text:p>-2.36E-02</text:p>
          </table:table-cell>
        </table:table-row>
        <table:table-row table:style-name="ro1">
          <table:table-cell office:value-type="float" office:value="31.0445251" calcext:value-type="float">
            <text:p>31.0445251</text:p>
          </table:table-cell>
          <table:table-cell office:value-type="float" office:value="1.57165444" calcext:value-type="float">
            <text:p>1.57165444</text:p>
          </table:table-cell>
          <table:table-cell office:value-type="float" office:value="-6.28288126" calcext:value-type="float">
            <text:p>-6.28288126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-0.00152221066" calcext:value-type="float">
            <text:p>-1.52E-03</text:p>
          </table:table-cell>
          <table:table-cell table:style-name="ce1" office:value-type="float" office:value="-0.0230473988" calcext:value-type="float">
            <text:p>-2.30E-02</text:p>
          </table:table-cell>
        </table:table-row>
        <table:table-row table:style-name="ro1">
          <table:table-cell office:value-type="float" office:value="31.1345253" calcext:value-type="float">
            <text:p>31.1345253</text:p>
          </table:table-cell>
          <table:table-cell office:value-type="float" office:value="1.5716449" calcext:value-type="float">
            <text:p>1.5716449</text:p>
          </table:table-cell>
          <table:table-cell office:value-type="float" office:value="-6.28311014" calcext:value-type="float">
            <text:p>-6.28311014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-0.00037867541" calcext:value-type="float">
            <text:p>-3.79E-04</text:p>
          </table:table-cell>
          <table:table-cell table:style-name="ce1" office:value-type="float" office:value="-0.0227937717" calcext:value-type="float">
            <text:p>-2.28E-02</text:p>
          </table:table-cell>
        </table:table-row>
        <table:table-row table:style-name="ro1">
          <table:table-cell office:value-type="float" office:value="31.2245255" calcext:value-type="float">
            <text:p>31.2245255</text:p>
          </table:table-cell>
          <table:table-cell office:value-type="float" office:value="1.57164681" calcext:value-type="float">
            <text:p>1.57164681</text:p>
          </table:table-cell>
          <table:table-cell office:value-type="float" office:value="-6.28333807" calcext:value-type="float">
            <text:p>-6.28333807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0.000759907067" calcext:value-type="float">
            <text:p>7.60E-04</text:p>
          </table:table-cell>
          <table:table-cell table:style-name="ce1" office:value-type="float" office:value="-0.0228477716" calcext:value-type="float">
            <text:p>-2.28E-02</text:p>
          </table:table-cell>
        </table:table-row>
        <table:table-row table:style-name="ro1">
          <table:table-cell office:value-type="float" office:value="31.3145256" calcext:value-type="float">
            <text:p>31.3145256</text:p>
          </table:table-cell>
          <table:table-cell office:value-type="float" office:value="1.57166016" calcext:value-type="float">
            <text:p>1.57166016</text:p>
          </table:table-cell>
          <table:table-cell office:value-type="float" office:value="-6.28356791" calcext:value-type="float">
            <text:p>-6.28356791</text:p>
          </table:table-cell>
          <table:table-cell office:value-type="float" office:value="8.99999332" calcext:value-type="float">
            <text:p>8.99999332</text:p>
          </table:table-cell>
          <table:table-cell table:style-name="ce1" office:value-type="float" office:value="0.00190895936" calcext:value-type="float">
            <text:p>1.91E-03</text:p>
          </table:table-cell>
          <table:table-cell table:style-name="ce1" office:value-type="float" office:value="-0.0232117828" calcext:value-type="float">
            <text:p>-2.32E-02</text:p>
          </table:table-cell>
        </table:table-row>
        <table:table-row table:style-name="ro1">
          <table:table-cell office:value-type="float" office:value="31.4045258" calcext:value-type="float">
            <text:p>31.4045258</text:p>
          </table:table-cell>
          <table:table-cell office:value-type="float" office:value="1.57168508" calcext:value-type="float">
            <text:p>1.57168508</text:p>
          </table:table-cell>
          <table:table-cell office:value-type="float" office:value="-6.28380299" calcext:value-type="float">
            <text:p>-6.28380299</text:p>
          </table:table-cell>
          <table:table-cell office:value-type="float" office:value="8.99999237" calcext:value-type="float">
            <text:p>8.99999237</text:p>
          </table:table-cell>
          <table:table-cell table:style-name="ce1" office:value-type="float" office:value="0.00308404211" calcext:value-type="float">
            <text:p>3.08E-03</text:p>
          </table:table-cell>
          <table:table-cell table:style-name="ce1" office:value-type="float" office:value="-0.0238885041" calcext:value-type="float">
            <text:p>-2.39E-02</text:p>
          </table:table-cell>
        </table:table-row>
        <table:table-row table:style-name="ro1">
          <table:table-cell office:value-type="float" office:value="31.4945259" calcext:value-type="float">
            <text:p>31.4945259</text:p>
          </table:table-cell>
          <table:table-cell office:value-type="float" office:value="1.57172191" calcext:value-type="float">
            <text:p>1.57172191</text:p>
          </table:table-cell>
          <table:table-cell office:value-type="float" office:value="-6.28404665" calcext:value-type="float">
            <text:p>-6.28404665</text:p>
          </table:table-cell>
          <table:table-cell office:value-type="float" office:value="8.99999046" calcext:value-type="float">
            <text:p>8.99999046</text:p>
          </table:table-cell>
          <table:table-cell table:style-name="ce1" office:value-type="float" office:value="0.00430102646" calcext:value-type="float">
            <text:p>4.30E-03</text:p>
          </table:table-cell>
          <table:table-cell table:style-name="ce1" office:value-type="float" office:value="-0.0248879418" calcext:value-type="float">
            <text:p>-2.49E-02</text:p>
          </table:table-cell>
        </table:table-row>
        <table:table-row table:style-name="ro1">
          <table:table-cell office:value-type="float" office:value="31.5845261" calcext:value-type="float">
            <text:p>31.5845261</text:p>
          </table:table-cell>
          <table:table-cell office:value-type="float" office:value="1.57177126" calcext:value-type="float">
            <text:p>1.57177126</text:p>
          </table:table-cell>
          <table:table-cell office:value-type="float" office:value="-6.28430176" calcext:value-type="float">
            <text:p>-6.28430176</text:p>
          </table:table-cell>
          <table:table-cell office:value-type="float" office:value="8.9999876" calcext:value-type="float">
            <text:p>8.9999876</text:p>
          </table:table-cell>
          <table:table-cell table:style-name="ce1" office:value-type="float" office:value="0.0055764094" calcext:value-type="float">
            <text:p>5.58E-03</text:p>
          </table:table-cell>
          <table:table-cell table:style-name="ce1" office:value-type="float" office:value="-0.0262248889" calcext:value-type="float">
            <text:p>-2.62E-02</text:p>
          </table:table-cell>
        </table:table-row>
        <table:table-row table:style-name="ro1">
          <table:table-cell office:value-type="float" office:value="31.6745262" calcext:value-type="float">
            <text:p>31.6745262</text:p>
          </table:table-cell>
          <table:table-cell office:value-type="float" office:value="1.57183373" calcext:value-type="float">
            <text:p>1.57183373</text:p>
          </table:table-cell>
          <table:table-cell office:value-type="float" office:value="-6.28457212" calcext:value-type="float">
            <text:p>-6.28457212</text:p>
          </table:table-cell>
          <table:table-cell office:value-type="float" office:value="8.99998379" calcext:value-type="float">
            <text:p>8.99998379</text:p>
          </table:table-cell>
          <table:table-cell table:style-name="ce1" office:value-type="float" office:value="0.00692745112" calcext:value-type="float">
            <text:p>6.93E-03</text:p>
          </table:table-cell>
          <table:table-cell table:style-name="ce1" office:value-type="float" office:value="-0.0279162936" calcext:value-type="float">
            <text:p>-2.79E-02</text:p>
          </table:table-cell>
        </table:table-row>
        <table:table-row table:style-name="ro1">
          <table:table-cell office:value-type="float" office:value="31.7645264" calcext:value-type="float">
            <text:p>31.7645264</text:p>
          </table:table-cell>
          <table:table-cell office:value-type="float" office:value="1.57191014" calcext:value-type="float">
            <text:p>1.57191014</text:p>
          </table:table-cell>
          <table:table-cell office:value-type="float" office:value="-6.28486109" calcext:value-type="float">
            <text:p>-6.28486109</text:p>
          </table:table-cell>
          <table:table-cell office:value-type="float" office:value="8.99997902" calcext:value-type="float">
            <text:p>8.99997902</text:p>
          </table:table-cell>
          <table:table-cell table:style-name="ce1" office:value-type="float" office:value="0.00837244559" calcext:value-type="float">
            <text:p>8.37E-03</text:p>
          </table:table-cell>
          <table:table-cell table:style-name="ce1" office:value-type="float" office:value="-0.029985616" calcext:value-type="float">
            <text:p>-3.00E-02</text:p>
          </table:table-cell>
        </table:table-row>
        <table:table-row table:style-name="ro1">
          <table:table-cell office:value-type="float" office:value="31.8545265" calcext:value-type="float">
            <text:p>31.8545265</text:p>
          </table:table-cell>
          <table:table-cell office:value-type="float" office:value="1.57200158" calcext:value-type="float">
            <text:p>1.57200158</text:p>
          </table:table-cell>
          <table:table-cell office:value-type="float" office:value="-6.28517294" calcext:value-type="float">
            <text:p>-6.28517294</text:p>
          </table:table-cell>
          <table:table-cell office:value-type="float" office:value="8.9999733" calcext:value-type="float">
            <text:p>8.9999733</text:p>
          </table:table-cell>
          <table:table-cell table:style-name="ce1" office:value-type="float" office:value="0.00993093196" calcext:value-type="float">
            <text:p>9.93E-03</text:p>
          </table:table-cell>
          <table:table-cell table:style-name="ce1" office:value-type="float" office:value="-0.0324589722" calcext:value-type="float">
            <text:p>-3.25E-02</text:p>
          </table:table-cell>
        </table:table-row>
        <table:table-row table:style-name="ro1">
          <table:table-cell office:value-type="float" office:value="31.9445267" calcext:value-type="float">
            <text:p>31.9445267</text:p>
          </table:table-cell>
          <table:table-cell office:value-type="float" office:value="1.57210922" calcext:value-type="float">
            <text:p>1.57210922</text:p>
          </table:table-cell>
          <table:table-cell office:value-type="float" office:value="-6.28551149" calcext:value-type="float">
            <text:p>-6.28551149</text:p>
          </table:table-cell>
          <table:table-cell office:value-type="float" office:value="8.99996567" calcext:value-type="float">
            <text:p>8.99996567</text:p>
          </table:table-cell>
          <table:table-cell table:style-name="ce1" office:value-type="float" office:value="0.0116239479" calcext:value-type="float">
            <text:p>1.16E-02</text:p>
          </table:table-cell>
          <table:table-cell table:style-name="ce1" office:value-type="float" office:value="-0.0353711843" calcext:value-type="float">
            <text:p>-3.54E-02</text:p>
          </table:table-cell>
        </table:table-row>
        <table:table-row table:style-name="ro1">
          <table:table-cell office:value-type="float" office:value="32.0345268" calcext:value-type="float">
            <text:p>32.0345268</text:p>
          </table:table-cell>
          <table:table-cell office:value-type="float" office:value="1.57223463" calcext:value-type="float">
            <text:p>1.57223463</text:p>
          </table:table-cell>
          <table:table-cell office:value-type="float" office:value="-6.28588152" calcext:value-type="float">
            <text:p>-6.28588152</text:p>
          </table:table-cell>
          <table:table-cell office:value-type="float" office:value="8.99995613" calcext:value-type="float">
            <text:p>8.99995613</text:p>
          </table:table-cell>
          <table:table-cell table:style-name="ce1" office:value-type="float" office:value="0.0134743936" calcext:value-type="float">
            <text:p>1.35E-02</text:p>
          </table:table-cell>
          <table:table-cell table:style-name="ce1" office:value-type="float" office:value="-0.0387613103" calcext:value-type="float">
            <text:p>-3.88E-02</text:p>
          </table:table-cell>
        </table:table-row>
        <table:table-row table:style-name="ro1">
          <table:table-cell office:value-type="float" office:value="32.124527" calcext:value-type="float">
            <text:p>32.124527</text:p>
          </table:table-cell>
          <table:table-cell office:value-type="float" office:value="1.57237935" calcext:value-type="float">
            <text:p>1.57237935</text:p>
          </table:table-cell>
          <table:table-cell office:value-type="float" office:value="-6.28628826" calcext:value-type="float">
            <text:p>-6.28628826</text:p>
          </table:table-cell>
          <table:table-cell office:value-type="float" office:value="8.99994469" calcext:value-type="float">
            <text:p>8.99994469</text:p>
          </table:table-cell>
          <table:table-cell table:style-name="ce1" office:value-type="float" office:value="0.0155072697" calcext:value-type="float">
            <text:p>1.55E-02</text:p>
          </table:table-cell>
          <table:table-cell table:style-name="ce1" office:value-type="float" office:value="-0.0426751226" calcext:value-type="float">
            <text:p>-4.27E-02</text:p>
          </table:table-cell>
        </table:table-row>
        <table:table-row table:style-name="ro1">
          <table:table-cell office:value-type="float" office:value="32.2145271" calcext:value-type="float">
            <text:p>32.2145271</text:p>
          </table:table-cell>
          <table:table-cell office:value-type="float" office:value="1.57254541" calcext:value-type="float">
            <text:p>1.57254541</text:p>
          </table:table-cell>
          <table:table-cell office:value-type="float" office:value="-6.28673697" calcext:value-type="float">
            <text:p>-6.28673697</text:p>
          </table:table-cell>
          <table:table-cell office:value-type="float" office:value="8.99992943" calcext:value-type="float">
            <text:p>8.99992943</text:p>
          </table:table-cell>
          <table:table-cell table:style-name="ce1" office:value-type="float" office:value="0.0177500639" calcext:value-type="float">
            <text:p>1.78E-02</text:p>
          </table:table-cell>
          <table:table-cell table:style-name="ce1" office:value-type="float" office:value="-0.0471654721" calcext:value-type="float">
            <text:p>-4.72E-02</text:p>
          </table:table-cell>
        </table:table-row>
        <table:table-row table:style-name="ro1">
          <table:table-cell office:value-type="float" office:value="32.3045273" calcext:value-type="float">
            <text:p>32.3045273</text:p>
          </table:table-cell>
          <table:table-cell office:value-type="float" office:value="1.57273507" calcext:value-type="float">
            <text:p>1.57273507</text:p>
          </table:table-cell>
          <table:table-cell office:value-type="float" office:value="-6.28723383" calcext:value-type="float">
            <text:p>-6.28723383</text:p>
          </table:table-cell>
          <table:table-cell office:value-type="float" office:value="8.99991035" calcext:value-type="float">
            <text:p>8.99991035</text:p>
          </table:table-cell>
          <table:table-cell table:style-name="ce1" office:value-type="float" office:value="0.0202331264" calcext:value-type="float">
            <text:p>2.02E-02</text:p>
          </table:table-cell>
          <table:table-cell table:style-name="ce1" office:value-type="float" office:value="-0.05229472" calcext:value-type="float">
            <text:p>-5.23E-02</text:p>
          </table:table-cell>
        </table:table-row>
        <table:table-row table:style-name="ro1">
          <table:table-cell office:value-type="float" office:value="32.3945274" calcext:value-type="float">
            <text:p>32.3945274</text:p>
          </table:table-cell>
          <table:table-cell office:value-type="float" office:value="1.57295096" calcext:value-type="float">
            <text:p>1.57295096</text:p>
          </table:table-cell>
          <table:table-cell office:value-type="float" office:value="-6.28778553" calcext:value-type="float">
            <text:p>-6.28778553</text:p>
          </table:table-cell>
          <table:table-cell office:value-type="float" office:value="8.99988651" calcext:value-type="float">
            <text:p>8.99988651</text:p>
          </table:table-cell>
          <table:table-cell table:style-name="ce1" office:value-type="float" office:value="0.0229900572" calcext:value-type="float">
            <text:p>2.30E-02</text:p>
          </table:table-cell>
          <table:table-cell table:style-name="ce1" office:value-type="float" office:value="-0.0581308156" calcext:value-type="float">
            <text:p>-5.81E-02</text:p>
          </table:table-cell>
        </table:table-row>
        <table:table-row table:style-name="ro1">
          <table:table-cell office:value-type="float" office:value="32.4845276" calcext:value-type="float">
            <text:p>32.4845276</text:p>
          </table:table-cell>
          <table:table-cell office:value-type="float" office:value="1.57319593" calcext:value-type="float">
            <text:p>1.57319593</text:p>
          </table:table-cell>
          <table:table-cell office:value-type="float" office:value="-6.28839922" calcext:value-type="float">
            <text:p>-6.28839922</text:p>
          </table:table-cell>
          <table:table-cell office:value-type="float" office:value="8.999856" calcext:value-type="float">
            <text:p>8.999856</text:p>
          </table:table-cell>
          <table:table-cell table:style-name="ce1" office:value-type="float" office:value="0.0260581523" calcext:value-type="float">
            <text:p>2.61E-02</text:p>
          </table:table-cell>
          <table:table-cell table:style-name="ce1" office:value-type="float" office:value="-0.0647538155" calcext:value-type="float">
            <text:p>-6.48E-02</text:p>
          </table:table-cell>
        </table:table-row>
        <table:table-row table:style-name="ro1">
          <table:table-cell office:value-type="float" office:value="32.5745277" calcext:value-type="float">
            <text:p>32.5745277</text:p>
          </table:table-cell>
          <table:table-cell office:value-type="float" office:value="1.57347333" calcext:value-type="float">
            <text:p>1.57347333</text:p>
          </table:table-cell>
          <table:table-cell office:value-type="float" office:value="-6.28908348" calcext:value-type="float">
            <text:p>-6.28908348</text:p>
          </table:table-cell>
          <table:table-cell office:value-type="float" office:value="8.99981785" calcext:value-type="float">
            <text:p>8.99981785</text:p>
          </table:table-cell>
          <table:table-cell table:style-name="ce1" office:value-type="float" office:value="0.0294788834" calcext:value-type="float">
            <text:p>2.95E-02</text:p>
          </table:table-cell>
          <table:table-cell table:style-name="ce1" office:value-type="float" office:value="-0.0722518042" calcext:value-type="float">
            <text:p>-7.23E-02</text:p>
          </table:table-cell>
        </table:table-row>
        <table:table-row table:style-name="ro1">
          <table:table-cell office:value-type="float" office:value="32.6645241" calcext:value-type="float">
            <text:p>32.6645241</text:p>
          </table:table-cell>
          <table:table-cell office:value-type="float" office:value="1.57378685" calcext:value-type="float">
            <text:p>1.57378685</text:p>
          </table:table-cell>
          <table:table-cell office:value-type="float" office:value="-6.28984737" calcext:value-type="float">
            <text:p>-6.28984737</text:p>
          </table:table-cell>
          <table:table-cell office:value-type="float" office:value="8.99977016" calcext:value-type="float">
            <text:p>8.99977016</text:p>
          </table:table-cell>
          <table:table-cell table:style-name="ce1" office:value-type="float" office:value="0.0332984626" calcext:value-type="float">
            <text:p>3.33E-02</text:p>
          </table:table-cell>
          <table:table-cell table:style-name="ce1" office:value-type="float" office:value="-0.0807265267" calcext:value-type="float">
            <text:p>-8.07E-02</text:p>
          </table:table-cell>
        </table:table-row>
        <table:table-row table:style-name="ro1">
          <table:table-cell office:value-type="float" office:value="32.7545204" calcext:value-type="float">
            <text:p>32.7545204</text:p>
          </table:table-cell>
          <table:table-cell office:value-type="float" office:value="1.57414079" calcext:value-type="float">
            <text:p>1.57414079</text:p>
          </table:table-cell>
          <table:table-cell office:value-type="float" office:value="-6.29070139" calcext:value-type="float">
            <text:p>-6.29070139</text:p>
          </table:table-cell>
          <table:table-cell office:value-type="float" office:value="8.99970913" calcext:value-type="float">
            <text:p>8.99970913</text:p>
          </table:table-cell>
          <table:table-cell table:style-name="ce1" office:value-type="float" office:value="0.0375684723" calcext:value-type="float">
            <text:p>3.76E-02</text:p>
          </table:table-cell>
          <table:table-cell table:style-name="ce1" office:value-type="float" office:value="-0.0902916491" calcext:value-type="float">
            <text:p>-9.03E-02</text:p>
          </table:table-cell>
        </table:table-row>
        <table:table-row table:style-name="ro1">
          <table:table-cell office:value-type="float" office:value="32.8445168" calcext:value-type="float">
            <text:p>32.8445168</text:p>
          </table:table-cell>
          <table:table-cell office:value-type="float" office:value="1.5745399" calcext:value-type="float">
            <text:p>1.5745399</text:p>
          </table:table-cell>
          <table:table-cell office:value-type="float" office:value="-6.29165697" calcext:value-type="float">
            <text:p>-6.29165697</text:p>
          </table:table-cell>
          <table:table-cell office:value-type="float" office:value="8.99963284" calcext:value-type="float">
            <text:p>8.99963284</text:p>
          </table:table-cell>
          <table:table-cell table:style-name="ce1" office:value-type="float" office:value="0.042346552" calcext:value-type="float">
            <text:p>4.23E-02</text:p>
          </table:table-cell>
          <table:table-cell office:value-type="float" office:value="-0.101076722" calcext:value-type="float">
            <text:p>-0.101076722</text:p>
          </table:table-cell>
        </table:table-row>
        <table:table-row table:style-name="ro1">
          <table:table-cell office:value-type="float" office:value="32.9345131" calcext:value-type="float">
            <text:p>32.9345131</text:p>
          </table:table-cell>
          <table:table-cell office:value-type="float" office:value="1.57498956" calcext:value-type="float">
            <text:p>1.57498956</text:p>
          </table:table-cell>
          <table:table-cell office:value-type="float" office:value="-6.29272747" calcext:value-type="float">
            <text:p>-6.29272747</text:p>
          </table:table-cell>
          <table:table-cell office:value-type="float" office:value="8.99953651" calcext:value-type="float">
            <text:p>8.99953651</text:p>
          </table:table-cell>
          <table:table-cell table:style-name="ce1" office:value-type="float" office:value="0.0476971604" calcext:value-type="float">
            <text:p>4.77E-02</text:p>
          </table:table-cell>
          <table:table-cell office:value-type="float" office:value="-0.113227233" calcext:value-type="float">
            <text:p>-0.113227233</text:p>
          </table:table-cell>
        </table:table-row>
        <table:table-row table:style-name="ro1">
          <table:table-cell office:value-type="float" office:value="33.0245094" calcext:value-type="float">
            <text:p>33.0245094</text:p>
          </table:table-cell>
          <table:table-cell office:value-type="float" office:value="1.57549596" calcext:value-type="float">
            <text:p>1.57549596</text:p>
          </table:table-cell>
          <table:table-cell office:value-type="float" office:value="-6.29392672" calcext:value-type="float">
            <text:p>-6.29392672</text:p>
          </table:table-cell>
          <table:table-cell office:value-type="float" office:value="8.99941444" calcext:value-type="float">
            <text:p>8.99941444</text:p>
          </table:table-cell>
          <table:table-cell table:style-name="ce1" office:value-type="float" office:value="0.0536925085" calcext:value-type="float">
            <text:p>5.37E-02</text:p>
          </table:table-cell>
          <table:table-cell office:value-type="float" office:value="-0.126908422" calcext:value-type="float">
            <text:p>-0.126908422</text:p>
          </table:table-cell>
        </table:table-row>
        <table:table-row table:style-name="ro1">
          <table:table-cell office:value-type="float" office:value="33.114502" calcext:value-type="float">
            <text:p>33.114502</text:p>
          </table:table-cell>
          <table:table-cell office:value-type="float" office:value="1.5760659" calcext:value-type="float">
            <text:p>1.5760659</text:p>
          </table:table-cell>
          <table:table-cell office:value-type="float" office:value="-6.2952714" calcext:value-type="float">
            <text:p>-6.2952714</text:p>
          </table:table-cell>
          <table:table-cell office:value-type="float" office:value="8.9992609" calcext:value-type="float">
            <text:p>8.9992609</text:p>
          </table:table-cell>
          <table:table-cell table:style-name="ce1" office:value-type="float" office:value="0.0604134612" calcext:value-type="float">
            <text:p>6.04E-02</text:p>
          </table:table-cell>
          <table:table-cell office:value-type="float" office:value="-0.142304629" calcext:value-type="float">
            <text:p>-0.142304629</text:p>
          </table:table-cell>
        </table:table-row>
        <table:table-row table:style-name="ro1">
          <table:table-cell office:value-type="float" office:value="33.2044945" calcext:value-type="float">
            <text:p>33.2044945</text:p>
          </table:table-cell>
          <table:table-cell office:value-type="float" office:value="1.57670701" calcext:value-type="float">
            <text:p>1.57670701</text:p>
          </table:table-cell>
          <table:table-cell office:value-type="float" office:value="-6.29677916" calcext:value-type="float">
            <text:p>-6.29677916</text:p>
          </table:table-cell>
          <table:table-cell office:value-type="float" office:value="8.99906731" calcext:value-type="float">
            <text:p>8.99906731</text:p>
          </table:table-cell>
          <table:table-cell table:style-name="ce1" office:value-type="float" office:value="0.0679506138" calcext:value-type="float">
            <text:p>6.80E-02</text:p>
          </table:table-cell>
          <table:table-cell office:value-type="float" office:value="-0.159623981" calcext:value-type="float">
            <text:p>-0.159623981</text:p>
          </table:table-cell>
        </table:table-row>
        <table:table-row table:style-name="ro1">
          <table:table-cell office:value-type="float" office:value="33.2944832" calcext:value-type="float">
            <text:p>33.2944832</text:p>
          </table:table-cell>
          <table:table-cell office:value-type="float" office:value="1.57742798" calcext:value-type="float">
            <text:p>1.57742798</text:p>
          </table:table-cell>
          <table:table-cell office:value-type="float" office:value="-6.29847097" calcext:value-type="float">
            <text:p>-6.29847097</text:p>
          </table:table-cell>
          <table:table-cell office:value-type="float" office:value="8.99882317" calcext:value-type="float">
            <text:p>8.99882317</text:p>
          </table:table-cell>
          <table:table-cell table:style-name="ce1" office:value-type="float" office:value="0.0764054954" calcext:value-type="float">
            <text:p>7.64E-02</text:p>
          </table:table-cell>
          <table:table-cell office:value-type="float" office:value="-0.179099217" calcext:value-type="float">
            <text:p>-0.179099217</text:p>
          </table:table-cell>
        </table:table-row>
        <table:table-row table:style-name="ro1">
          <table:table-cell office:value-type="float" office:value="33.3844681" calcext:value-type="float">
            <text:p>33.3844681</text:p>
          </table:table-cell>
          <table:table-cell office:value-type="float" office:value="1.57823861" calcext:value-type="float">
            <text:p>1.57823861</text:p>
          </table:table-cell>
          <table:table-cell office:value-type="float" office:value="-6.30036926" calcext:value-type="float">
            <text:p>-6.30036926</text:p>
          </table:table-cell>
          <table:table-cell office:value-type="float" office:value="8.99851513" calcext:value-type="float">
            <text:p>8.99851513</text:p>
          </table:table-cell>
          <table:table-cell table:style-name="ce1" office:value-type="float" office:value="0.0858918577" calcext:value-type="float">
            <text:p>8.59E-02</text:p>
          </table:table-cell>
          <table:table-cell office:value-type="float" office:value="-0.200994551" calcext:value-type="float">
            <text:p>-0.200994551</text:p>
          </table:table-cell>
        </table:table-row>
        <table:table-row table:style-name="ro1">
          <table:table-cell office:value-type="float" office:value="33.474453" calcext:value-type="float">
            <text:p>33.474453</text:p>
          </table:table-cell>
          <table:table-cell office:value-type="float" office:value="1.57914972" calcext:value-type="float">
            <text:p>1.57914972</text:p>
          </table:table-cell>
          <table:table-cell office:value-type="float" office:value="-6.30249977" calcext:value-type="float">
            <text:p>-6.30249977</text:p>
          </table:table-cell>
          <table:table-cell office:value-type="float" office:value="8.99812603" calcext:value-type="float">
            <text:p>8.99812603</text:p>
          </table:table-cell>
          <table:table-cell table:style-name="ce1" office:value-type="float" office:value="0.0965372324" calcext:value-type="float">
            <text:p>9.65E-02</text:p>
          </table:table-cell>
          <table:table-cell office:value-type="float" office:value="-0.225605592" calcext:value-type="float">
            <text:p>-0.225605592</text:p>
          </table:table-cell>
        </table:table-row>
        <table:table-row table:style-name="ro1">
          <table:table-cell office:value-type="float" office:value="33.5644302" calcext:value-type="float">
            <text:p>33.5644302</text:p>
          </table:table-cell>
          <table:table-cell office:value-type="float" office:value="1.58017373" calcext:value-type="float">
            <text:p>1.58017373</text:p>
          </table:table-cell>
          <table:table-cell office:value-type="float" office:value="-6.30489159" calcext:value-type="float">
            <text:p>-6.30489159</text:p>
          </table:table-cell>
          <table:table-cell office:value-type="float" office:value="8.99763584" calcext:value-type="float">
            <text:p>8.99763584</text:p>
          </table:table-cell>
          <table:table-cell office:value-type="float" office:value="0.108484566" calcext:value-type="float">
            <text:p>0.108484566</text:p>
          </table:table-cell>
          <table:table-cell office:value-type="float" office:value="-0.253263891" calcext:value-type="float">
            <text:p>-0.253263891</text:p>
          </table:table-cell>
        </table:table-row>
        <table:table-row table:style-name="ro1">
          <table:table-cell office:value-type="float" office:value="33.6544037" calcext:value-type="float">
            <text:p>33.6544037</text:p>
          </table:table-cell>
          <table:table-cell office:value-type="float" office:value="1.58132434" calcext:value-type="float">
            <text:p>1.58132434</text:p>
          </table:table-cell>
          <table:table-cell office:value-type="float" office:value="-6.30757666" calcext:value-type="float">
            <text:p>-6.30757666</text:p>
          </table:table-cell>
          <table:table-cell office:value-type="float" office:value="8.99701691" calcext:value-type="float">
            <text:p>8.99701691</text:p>
          </table:table-cell>
          <table:table-cell office:value-type="float" office:value="0.121893965" calcext:value-type="float">
            <text:p>0.121893965</text:p>
          </table:table-cell>
          <table:table-cell office:value-type="float" office:value="-0.284344077" calcext:value-type="float">
            <text:p>-0.284344077</text:p>
          </table:table-cell>
        </table:table-row>
        <table:table-row table:style-name="ro1">
          <table:table-cell office:value-type="float" office:value="33.7443695" calcext:value-type="float">
            <text:p>33.7443695</text:p>
          </table:table-cell>
          <table:table-cell office:value-type="float" office:value="1.58261704" calcext:value-type="float">
            <text:p>1.58261704</text:p>
          </table:table-cell>
          <table:table-cell office:value-type="float" office:value="-6.31059122" calcext:value-type="float">
            <text:p>-6.31059122</text:p>
          </table:table-cell>
          <table:table-cell office:value-type="float" office:value="8.9962368" calcext:value-type="float">
            <text:p>8.9962368</text:p>
          </table:table-cell>
          <table:table-cell office:value-type="float" office:value="0.136944816" calcext:value-type="float">
            <text:p>0.136944816</text:p>
          </table:table-cell>
          <table:table-cell office:value-type="float" office:value="-0.319265187" calcext:value-type="float">
            <text:p>-0.319265187</text:p>
          </table:table-cell>
        </table:table-row>
        <table:table-row table:style-name="ro1">
          <table:table-cell office:value-type="float" office:value="33.8343277" calcext:value-type="float">
            <text:p>33.8343277</text:p>
          </table:table-cell>
          <table:table-cell office:value-type="float" office:value="1.58406937" calcext:value-type="float">
            <text:p>1.58406937</text:p>
          </table:table-cell>
          <table:table-cell office:value-type="float" office:value="-6.31397629" calcext:value-type="float">
            <text:p>-6.31397629</text:p>
          </table:table-cell>
          <table:table-cell office:value-type="float" office:value="8.99525261" calcext:value-type="float">
            <text:p>8.99525261</text:p>
          </table:table-cell>
          <table:table-cell office:value-type="float" office:value="0.153837875" calcext:value-type="float">
            <text:p>0.153837875</text:p>
          </table:table-cell>
          <table:table-cell office:value-type="float" office:value="-0.35849762" calcext:value-type="float">
            <text:p>-0.35849762</text:p>
          </table:table-cell>
        </table:table-row>
        <table:table-row table:style-name="ro1">
          <table:table-cell office:value-type="float" office:value="33.9242744" calcext:value-type="float">
            <text:p>33.9242744</text:p>
          </table:table-cell>
          <table:table-cell office:value-type="float" office:value="1.58570075" calcext:value-type="float">
            <text:p>1.58570075</text:p>
          </table:table-cell>
          <table:table-cell office:value-type="float" office:value="-6.31777716" calcext:value-type="float">
            <text:p>-6.31777716</text:p>
          </table:table-cell>
          <table:table-cell office:value-type="float" office:value="8.99401093" calcext:value-type="float">
            <text:p>8.99401093</text:p>
          </table:table-cell>
          <table:table-cell office:value-type="float" office:value="0.172797635" calcext:value-type="float">
            <text:p>0.172797635</text:p>
          </table:table-cell>
          <table:table-cell office:value-type="float" office:value="-0.402570367" calcext:value-type="float">
            <text:p>-0.402570367</text:p>
          </table:table-cell>
        </table:table-row>
        <table:table-row table:style-name="ro1">
          <table:table-cell office:value-type="float" office:value="34.0142059" calcext:value-type="float">
            <text:p>34.0142059</text:p>
          </table:table-cell>
          <table:table-cell office:value-type="float" office:value="1.58753312" calcext:value-type="float">
            <text:p>1.58753312</text:p>
          </table:table-cell>
          <table:table-cell office:value-type="float" office:value="-6.3220458" calcext:value-type="float">
            <text:p>-6.3220458</text:p>
          </table:table-cell>
          <table:table-cell office:value-type="float" office:value="8.99244499" calcext:value-type="float">
            <text:p>8.99244499</text:p>
          </table:table-cell>
          <table:table-cell office:value-type="float" office:value="0.194074959" calcext:value-type="float">
            <text:p>0.194074959</text:p>
          </table:table-cell>
          <table:table-cell office:value-type="float" office:value="-0.452076674" calcext:value-type="float">
            <text:p>-0.452076674</text:p>
          </table:table-cell>
        </table:table-row>
        <table:table-row table:style-name="ro1">
          <table:table-cell office:value-type="float" office:value="34.1041222" calcext:value-type="float">
            <text:p>34.1041222</text:p>
          </table:table-cell>
          <table:table-cell office:value-type="float" office:value="1.58959091" calcext:value-type="float">
            <text:p>1.58959091</text:p>
          </table:table-cell>
          <table:table-cell office:value-type="float" office:value="-6.32683945" calcext:value-type="float">
            <text:p>-6.32683945</text:p>
          </table:table-cell>
          <table:table-cell office:value-type="float" office:value="8.99046993" calcext:value-type="float">
            <text:p>8.99046993</text:p>
          </table:table-cell>
          <table:table-cell office:value-type="float" office:value="0.217949867" calcext:value-type="float">
            <text:p>0.217949867</text:p>
          </table:table-cell>
          <table:table-cell office:value-type="float" office:value="-0.507685065" calcext:value-type="float">
            <text:p>-0.507685065</text:p>
          </table:table-cell>
        </table:table-row>
        <table:table-row table:style-name="ro1">
          <table:table-cell office:value-type="float" office:value="34.1940155" calcext:value-type="float">
            <text:p>34.1940155</text:p>
          </table:table-cell>
          <table:table-cell office:value-type="float" office:value="1.59190178" calcext:value-type="float">
            <text:p>1.59190178</text:p>
          </table:table-cell>
          <table:table-cell office:value-type="float" office:value="-6.33222246" calcext:value-type="float">
            <text:p>-6.33222246</text:p>
          </table:table-cell>
          <table:table-cell office:value-type="float" office:value="8.98797894" calcext:value-type="float">
            <text:p>8.98797894</text:p>
          </table:table-cell>
          <table:table-cell office:value-type="float" office:value="0.244734451" calcext:value-type="float">
            <text:p>0.244734451</text:p>
          </table:table-cell>
          <table:table-cell office:value-type="float" office:value="-0.570143282" calcext:value-type="float">
            <text:p>-0.570143282</text:p>
          </table:table-cell>
        </table:table-row>
        <table:table-row table:style-name="ro1">
          <table:table-cell office:value-type="float" office:value="34.2838783" calcext:value-type="float">
            <text:p>34.2838783</text:p>
          </table:table-cell>
          <table:table-cell office:value-type="float" office:value="1.59449649" calcext:value-type="float">
            <text:p>1.59449649</text:p>
          </table:table-cell>
          <table:table-cell office:value-type="float" office:value="-6.3382678" calcext:value-type="float">
            <text:p>-6.3382678</text:p>
          </table:table-cell>
          <table:table-cell office:value-type="float" office:value="8.98483753" calcext:value-type="float">
            <text:p>8.98483753</text:p>
          </table:table-cell>
          <table:table-cell office:value-type="float" office:value="0.274775624" calcext:value-type="float">
            <text:p>0.274775624</text:p>
          </table:table-cell>
          <table:table-cell office:value-type="float" office:value="-0.640289962" calcext:value-type="float">
            <text:p>-0.640289962</text:p>
          </table:table-cell>
        </table:table-row>
        <table:table-row table:style-name="ro1">
          <table:table-cell office:value-type="float" office:value="34.3737068" calcext:value-type="float">
            <text:p>34.3737068</text:p>
          </table:table-cell>
          <table:table-cell office:value-type="float" office:value="1.59740949" calcext:value-type="float">
            <text:p>1.59740949</text:p>
          </table:table-cell>
          <table:table-cell office:value-type="float" office:value="-6.34505701" calcext:value-type="float">
            <text:p>-6.34505701</text:p>
          </table:table-cell>
          <table:table-cell office:value-type="float" office:value="8.98087692" calcext:value-type="float">
            <text:p>8.98087692</text:p>
          </table:table-cell>
          <table:table-cell office:value-type="float" office:value="0.30845803" calcext:value-type="float">
            <text:p>0.30845803</text:p>
          </table:table-cell>
          <table:table-cell office:value-type="float" office:value="-0.719065964" calcext:value-type="float">
            <text:p>-0.719065964</text:p>
          </table:table-cell>
        </table:table-row>
        <table:table-row table:style-name="ro1">
          <table:table-cell office:value-type="float" office:value="34.4634933" calcext:value-type="float">
            <text:p>34.4634933</text:p>
          </table:table-cell>
          <table:table-cell office:value-type="float" office:value="1.60067928" calcext:value-type="float">
            <text:p>1.60067928</text:p>
          </table:table-cell>
          <table:table-cell office:value-type="float" office:value="-6.35268164" calcext:value-type="float">
            <text:p>-6.35268164</text:p>
          </table:table-cell>
          <table:table-cell office:value-type="float" office:value="8.97588348" calcext:value-type="float">
            <text:p>8.97588348</text:p>
          </table:table-cell>
          <table:table-cell office:value-type="float" office:value="0.346206725" calcext:value-type="float">
            <text:p>0.346206725</text:p>
          </table:table-cell>
          <table:table-cell office:value-type="float" office:value="-0.80752629" calcext:value-type="float">
            <text:p>-0.80752629</text:p>
          </table:table-cell>
        </table:table-row>
        <table:table-row table:style-name="ro1">
          <table:table-cell office:value-type="float" office:value="34.5532227" calcext:value-type="float">
            <text:p>34.5532227</text:p>
          </table:table-cell>
          <table:table-cell office:value-type="float" office:value="1.60434878" calcext:value-type="float">
            <text:p>1.60434878</text:p>
          </table:table-cell>
          <table:table-cell office:value-type="float" office:value="-6.36124372" calcext:value-type="float">
            <text:p>-6.36124372</text:p>
          </table:table-cell>
          <table:table-cell office:value-type="float" office:value="8.96958923" calcext:value-type="float">
            <text:p>8.96958923</text:p>
          </table:table-cell>
          <table:table-cell office:value-type="float" office:value="0.388489217" calcext:value-type="float">
            <text:p>0.388489217</text:p>
          </table:table-cell>
          <table:table-cell office:value-type="float" office:value="-0.906853974" calcext:value-type="float">
            <text:p>-0.906853974</text:p>
          </table:table-cell>
        </table:table-row>
        <table:table-row table:style-name="ro1">
          <table:table-cell office:value-type="float" office:value="34.6428795" calcext:value-type="float">
            <text:p>34.6428795</text:p>
          </table:table-cell>
          <table:table-cell office:value-type="float" office:value="1.60846591" calcext:value-type="float">
            <text:p>1.60846591</text:p>
          </table:table-cell>
          <table:table-cell office:value-type="float" office:value="-6.37085915" calcext:value-type="float">
            <text:p>-6.37085915</text:p>
          </table:table-cell>
          <table:table-cell office:value-type="float" office:value="8.96165752" calcext:value-type="float">
            <text:p>8.96165752</text:p>
          </table:table-cell>
          <table:table-cell office:value-type="float" office:value="0.435816735" calcext:value-type="float">
            <text:p>0.435816735</text:p>
          </table:table-cell>
          <table:table-cell office:value-type="float" office:value="-1.01836896" calcext:value-type="float">
            <text:p>-1.01836896</text:p>
          </table:table-cell>
        </table:table-row>
        <table:table-row table:style-name="ro1">
          <table:table-cell office:value-type="float" office:value="34.7324486" calcext:value-type="float">
            <text:p>34.7324486</text:p>
          </table:table-cell>
          <table:table-cell office:value-type="float" office:value="1.61308384" calcext:value-type="float">
            <text:p>1.61308384</text:p>
          </table:table-cell>
          <table:table-cell office:value-type="float" office:value="-6.38165665" calcext:value-type="float">
            <text:p>-6.38165665</text:p>
          </table:table-cell>
          <table:table-cell office:value-type="float" office:value="8.95166588" calcext:value-type="float">
            <text:p>8.95166588</text:p>
          </table:table-cell>
          <table:table-cell office:value-type="float" office:value="0.488743633" calcext:value-type="float">
            <text:p>0.488743633</text:p>
          </table:table-cell>
          <table:table-cell office:value-type="float" office:value="-1.14355004" calcext:value-type="float">
            <text:p>-1.14355004</text:p>
          </table:table-cell>
        </table:table-row>
        <table:table-row table:style-name="ro1">
          <table:table-cell office:value-type="float" office:value="34.8219032" calcext:value-type="float">
            <text:p>34.8219032</text:p>
          </table:table-cell>
          <table:table-cell office:value-type="float" office:value="1.61826146" calcext:value-type="float">
            <text:p>1.61826146</text:p>
          </table:table-cell>
          <table:table-cell office:value-type="float" office:value="-6.39378119" calcext:value-type="float">
            <text:p>-6.39378119</text:p>
          </table:table-cell>
          <table:table-cell office:value-type="float" office:value="8.93908405" calcext:value-type="float">
            <text:p>8.93908405</text:p>
          </table:table-cell>
          <table:table-cell office:value-type="float" office:value="0.547864914" calcext:value-type="float">
            <text:p>0.547864914</text:p>
          </table:table-cell>
          <table:table-cell office:value-type="float" office:value="-1.28405011" calcext:value-type="float">
            <text:p>-1.28405011</text:p>
          </table:table-cell>
        </table:table-row>
        <table:table-row table:style-name="ro1">
          <table:table-cell office:value-type="float" office:value="34.9112167" calcext:value-type="float">
            <text:p>34.9112167</text:p>
          </table:table-cell>
          <table:table-cell office:value-type="float" office:value="1.62406385" calcext:value-type="float">
            <text:p>1.62406385</text:p>
          </table:table-cell>
          <table:table-cell office:value-type="float" office:value="-6.40739489" calcext:value-type="float">
            <text:p>-6.40739489</text:p>
          </table:table-cell>
          <table:table-cell office:value-type="float" office:value="8.92324829" calcext:value-type="float">
            <text:p>8.92324829</text:p>
          </table:table-cell>
          <table:table-cell office:value-type="float" office:value="0.613810003" calcext:value-type="float">
            <text:p>0.613810003</text:p>
          </table:table-cell>
          <table:table-cell office:value-type="float" office:value="-1.44171011" calcext:value-type="float">
            <text:p>-1.44171011</text:p>
          </table:table-cell>
        </table:table-row>
        <table:table-row table:style-name="ro1">
          <table:table-cell office:value-type="float" office:value="35.0003548" calcext:value-type="float">
            <text:p>35.0003548</text:p>
          </table:table-cell>
          <table:table-cell office:value-type="float" office:value="1.63056254" calcext:value-type="float">
            <text:p>1.63056254</text:p>
          </table:table-cell>
          <table:table-cell office:value-type="float" office:value="-6.42267942" calcext:value-type="float">
            <text:p>-6.42267942</text:p>
          </table:table-cell>
          <table:table-cell office:value-type="float" office:value="8.9033289" calcext:value-type="float">
            <text:p>8.9033289</text:p>
          </table:table-cell>
          <table:table-cell office:value-type="float" office:value="0.687231183" calcext:value-type="float">
            <text:p>0.687231183</text:p>
          </table:table-cell>
          <table:table-cell office:value-type="float" office:value="-1.61857879" calcext:value-type="float">
            <text:p>-1.61857879</text:p>
          </table:table-cell>
        </table:table-row>
        <table:table-row table:style-name="ro1">
          <table:table-cell office:value-type="float" office:value="35.0892677" calcext:value-type="float">
            <text:p>35.0892677</text:p>
          </table:table-cell>
          <table:table-cell office:value-type="float" office:value="1.63783562" calcext:value-type="float">
            <text:p>1.63783562</text:p>
          </table:table-cell>
          <table:table-cell office:value-type="float" office:value="-6.43983793" calcext:value-type="float">
            <text:p>-6.43983793</text:p>
          </table:table-cell>
          <table:table-cell office:value-type="float" office:value="8.87829304" calcext:value-type="float">
            <text:p>8.87829304</text:p>
          </table:table-cell>
          <table:table-cell office:value-type="float" office:value="0.768784583" calcext:value-type="float">
            <text:p>0.768784583</text:p>
          </table:table-cell>
          <table:table-cell office:value-type="float" office:value="-1.81693125" calcext:value-type="float">
            <text:p>-1.81693125</text:p>
          </table:table-cell>
        </table:table-row>
        <table:table-row table:style-name="ro1">
          <table:table-cell office:value-type="float" office:value="35.1778984" calcext:value-type="float">
            <text:p>35.1778984</text:p>
          </table:table-cell>
          <table:table-cell office:value-type="float" office:value="1.64596748" calcext:value-type="float">
            <text:p>1.64596748</text:p>
          </table:table-cell>
          <table:table-cell office:value-type="float" office:value="-6.45909786" calcext:value-type="float">
            <text:p>-6.45909786</text:p>
          </table:table-cell>
          <table:table-cell office:value-type="float" office:value="8.84685612" calcext:value-type="float">
            <text:p>8.84685612</text:p>
          </table:table-cell>
          <table:table-cell office:value-type="float" office:value="0.85910058" calcext:value-type="float">
            <text:p>0.85910058</text:p>
          </table:table-cell>
          <table:table-cell office:value-type="float" office:value="-2.0392797" calcext:value-type="float">
            <text:p>-2.0392797</text:p>
          </table:table-cell>
        </table:table-row>
        <table:table-row table:style-name="ro1">
          <table:table-cell office:value-type="float" office:value="35.2661781" calcext:value-type="float">
            <text:p>35.2661781</text:p>
          </table:table-cell>
          <table:table-cell office:value-type="float" office:value="1.65504873" calcext:value-type="float">
            <text:p>1.65504873</text:p>
          </table:table-cell>
          <table:table-cell office:value-type="float" office:value="-6.48071289" calcext:value-type="float">
            <text:p>-6.48071289</text:p>
          </table:table-cell>
          <table:table-cell office:value-type="float" office:value="8.80743217" calcext:value-type="float">
            <text:p>8.80743217</text:p>
          </table:table-cell>
          <table:table-cell office:value-type="float" office:value="0.958738804" calcext:value-type="float">
            <text:p>0.958738804</text:p>
          </table:table-cell>
          <table:table-cell office:value-type="float" office:value="-2.28839207" calcext:value-type="float">
            <text:p>-2.28839207</text:p>
          </table:table-cell>
        </table:table-row>
        <table:table-row table:style-name="ro1">
          <table:table-cell office:value-type="float" office:value="35.3540154" calcext:value-type="float">
            <text:p>35.3540154</text:p>
          </table:table-cell>
          <table:table-cell office:value-type="float" office:value="1.66517472" calcext:value-type="float">
            <text:p>1.66517472</text:p>
          </table:table-cell>
          <table:table-cell office:value-type="float" office:value="-6.50496531" calcext:value-type="float">
            <text:p>-6.50496531</text:p>
          </table:table-cell>
          <table:table-cell office:value-type="float" office:value="8.75806808" calcext:value-type="float">
            <text:p>8.75806808</text:p>
          </table:table-cell>
          <table:table-cell office:value-type="float" office:value="1.0681231" calcext:value-type="float">
            <text:p>1.0681231</text:p>
          </table:table-cell>
          <table:table-cell office:value-type="float" office:value="-2.56729436" calcext:value-type="float">
            <text:p>-2.56729436</text:p>
          </table:table-cell>
        </table:table-row>
        <table:table-row table:style-name="ro1">
          <table:table-cell office:value-type="float" office:value="35.4412994" calcext:value-type="float">
            <text:p>35.4412994</text:p>
          </table:table-cell>
          <table:table-cell office:value-type="float" office:value="1.67644429" calcext:value-type="float">
            <text:p>1.67644429</text:p>
          </table:table-cell>
          <table:table-cell office:value-type="float" office:value="-6.53216887" calcext:value-type="float">
            <text:p>-6.53216887</text:p>
          </table:table-cell>
          <table:table-cell office:value-type="float" office:value="8.69638252" calcext:value-type="float">
            <text:p>8.69638252</text:p>
          </table:table-cell>
          <table:table-cell office:value-type="float" office:value="1.18744862" calcext:value-type="float">
            <text:p>1.18744862</text:p>
          </table:table-cell>
          <table:table-cell office:value-type="float" office:value="-2.8792634" calcext:value-type="float">
            <text:p>-2.8792634</text:p>
          </table:table-cell>
        </table:table-row>
        <table:table-row table:style-name="ro1">
          <table:table-cell office:value-type="float" office:value="35.5278931" calcext:value-type="float">
            <text:p>35.5278931</text:p>
          </table:table-cell>
          <table:table-cell office:value-type="float" office:value="1.68895638" calcext:value-type="float">
            <text:p>1.68895638</text:p>
          </table:table-cell>
          <table:table-cell office:value-type="float" office:value="-6.56267214" calcext:value-type="float">
            <text:p>-6.56267214</text:p>
          </table:table-cell>
          <table:table-cell office:value-type="float" office:value="8.61949348" calcext:value-type="float">
            <text:p>8.61949348</text:p>
          </table:table-cell>
          <table:table-cell office:value-type="float" office:value="1.31655216" calcext:value-type="float">
            <text:p>1.31655216</text:p>
          </table:table-cell>
          <table:table-cell office:value-type="float" office:value="-3.22780609" calcext:value-type="float">
            <text:p>-3.22780609</text:p>
          </table:table-cell>
        </table:table-row>
        <table:table-row table:style-name="ro1">
          <table:table-cell office:value-type="float" office:value="35.6136284" calcext:value-type="float">
            <text:p>35.6136284</text:p>
          </table:table-cell>
          <table:table-cell office:value-type="float" office:value="1.70280576" calcext:value-type="float">
            <text:p>1.70280576</text:p>
          </table:table-cell>
          <table:table-cell office:value-type="float" office:value="-6.59685898" calcext:value-type="float">
            <text:p>-6.59685898</text:p>
          </table:table-cell>
          <table:table-cell office:value-type="float" office:value="8.52396297" calcext:value-type="float">
            <text:p>8.52396297</text:p>
          </table:table-cell>
          <table:table-cell office:value-type="float" office:value="1.45473647" calcext:value-type="float">
            <text:p>1.45473647</text:p>
          </table:table-cell>
          <table:table-cell office:value-type="float" office:value="-3.61660957" calcext:value-type="float">
            <text:p>-3.61660957</text:p>
          </table:table-cell>
        </table:table-row>
        <table:table-row table:style-name="ro1">
          <table:table-cell office:value-type="float" office:value="35.6982994" calcext:value-type="float">
            <text:p>35.6982994</text:p>
          </table:table-cell>
          <table:table-cell office:value-type="float" office:value="1.71807659" calcext:value-type="float">
            <text:p>1.71807659</text:p>
          </table:table-cell>
          <table:table-cell office:value-type="float" office:value="-6.63515091" calcext:value-type="float">
            <text:p>-6.63515091</text:p>
          </table:table-cell>
          <table:table-cell office:value-type="float" office:value="8.40575409" calcext:value-type="float">
            <text:p>8.40575409</text:p>
          </table:table-cell>
          <table:table-cell office:value-type="float" office:value="1.60053813" calcext:value-type="float">
            <text:p>1.60053813</text:p>
          </table:table-cell>
          <table:table-cell office:value-type="float" office:value="-4.04944229" calcext:value-type="float">
            <text:p>-4.04944229</text:p>
          </table:table-cell>
        </table:table-row>
        <table:table-row table:style-name="ro1">
          <table:table-cell office:value-type="float" office:value="35.7816544" calcext:value-type="float">
            <text:p>35.7816544</text:p>
          </table:table-cell>
          <table:table-cell office:value-type="float" office:value="1.7348336" calcext:value-type="float">
            <text:p>1.7348336</text:p>
          </table:table-cell>
          <table:table-cell office:value-type="float" office:value="-6.67800665" calcext:value-type="float">
            <text:p>-6.67800665</text:p>
          </table:table-cell>
          <table:table-cell office:value-type="float" office:value="8.26024246" calcext:value-type="float">
            <text:p>8.26024246</text:p>
          </table:table-cell>
          <table:table-cell office:value-type="float" office:value="1.75143087" calcext:value-type="float">
            <text:p>1.75143087</text:p>
          </table:table-cell>
          <table:table-cell office:value-type="float" office:value="-4.52999592" calcext:value-type="float">
            <text:p>-4.52999592</text:p>
          </table:table-cell>
        </table:table-row>
        <table:table-row table:style-name="ro1">
          <table:table-cell office:value-type="float" office:value="35.8633957" calcext:value-type="float">
            <text:p>35.8633957</text:p>
          </table:table-cell>
          <table:table-cell office:value-type="float" office:value="1.75310922" calcext:value-type="float">
            <text:p>1.75310922</text:p>
          </table:table-cell>
          <table:table-cell office:value-type="float" office:value="-6.72592068" calcext:value-type="float">
            <text:p>-6.72592068</text:p>
          </table:table-cell>
          <table:table-cell office:value-type="float" office:value="8.08230782" calcext:value-type="float">
            <text:p>8.08230782</text:p>
          </table:table-cell>
          <table:table-cell office:value-type="float" office:value="1.90346324" calcext:value-type="float">
            <text:p>1.90346324</text:p>
          </table:table-cell>
          <table:table-cell office:value-type="float" office:value="-5.06161642" calcext:value-type="float">
            <text:p>-5.06161642</text:p>
          </table:table-cell>
        </table:table-row>
        <table:table-row table:style-name="ro1">
          <table:table-cell office:value-type="float" office:value="35.9431725" calcext:value-type="float">
            <text:p>35.9431725</text:p>
          </table:table-cell>
          <table:table-cell office:value-type="float" office:value="1.77288759" calcext:value-type="float">
            <text:p>1.77288759</text:p>
          </table:table-cell>
          <table:table-cell office:value-type="float" office:value="-6.77941799" calcext:value-type="float">
            <text:p>-6.77941799</text:p>
          </table:table-cell>
          <table:table-cell office:value-type="float" office:value="7.8665657" calcext:value-type="float">
            <text:p>7.8665657</text:p>
          </table:table-cell>
          <table:table-cell office:value-type="float" office:value="2.05084443" calcext:value-type="float">
            <text:p>2.05084443</text:p>
          </table:table-cell>
          <table:table-cell office:value-type="float" office:value="-5.64689779" calcext:value-type="float">
            <text:p>-5.64689779</text:p>
          </table:table-cell>
        </table:table-row>
        <table:table-row table:style-name="ro1">
          <table:table-cell office:value-type="float" office:value="36.0205841" calcext:value-type="float">
            <text:p>36.0205841</text:p>
          </table:table-cell>
          <table:table-cell office:value-type="float" office:value="1.79408407" calcext:value-type="float">
            <text:p>1.79408407</text:p>
          </table:table-cell>
          <table:table-cell office:value-type="float" office:value="-6.83904219" calcext:value-type="float">
            <text:p>-6.83904219</text:p>
          </table:table-cell>
          <table:table-cell office:value-type="float" office:value="7.60781527" calcext:value-type="float">
            <text:p>7.60781527</text:p>
          </table:table-cell>
          <table:table-cell office:value-type="float" office:value="2.18551898" calcext:value-type="float">
            <text:p>2.18551898</text:p>
          </table:table-cell>
          <table:table-cell office:value-type="float" office:value="-6.28706217" calcext:value-type="float">
            <text:p>-6.28706217</text:p>
          </table:table-cell>
        </table:table-row>
        <table:table-row table:style-name="ro1">
          <table:table-cell office:value-type="float" office:value="36.0951729" calcext:value-type="float">
            <text:p>36.0951729</text:p>
          </table:table-cell>
          <table:table-cell office:value-type="float" office:value="1.81652045" calcext:value-type="float">
            <text:p>1.81652045</text:p>
          </table:table-cell>
          <table:table-cell office:value-type="float" office:value="-6.90533924" calcext:value-type="float">
            <text:p>-6.90533924</text:p>
          </table:table-cell>
          <table:table-cell office:value-type="float" office:value="7.3018012" calcext:value-type="float">
            <text:p>7.3018012</text:p>
          </table:table-cell>
          <table:table-cell office:value-type="float" office:value="2.29681468" calcext:value-type="float">
            <text:p>2.29681468</text:p>
          </table:table-cell>
          <table:table-cell office:value-type="float" office:value="-6.98105717" calcext:value-type="float">
            <text:p>-6.98105717</text:p>
          </table:table-cell>
        </table:table-row>
        <table:table-row table:style-name="ro1">
          <table:table-cell office:value-type="float" office:value="36.1664543" calcext:value-type="float">
            <text:p>36.1664543</text:p>
          </table:table-cell>
          <table:table-cell office:value-type="float" office:value="1.83989799" calcext:value-type="float">
            <text:p>1.83989799</text:p>
          </table:table-cell>
          <table:table-cell office:value-type="float" office:value="-6.97882843" calcext:value-type="float">
            <text:p>-6.97882843</text:p>
          </table:table-cell>
          <table:table-cell office:value-type="float" office:value="6.94637728" calcext:value-type="float">
            <text:p>6.94637728</text:p>
          </table:table-cell>
          <table:table-cell office:value-type="float" office:value="2.37130809" calcext:value-type="float">
            <text:p>2.37130809</text:p>
          </table:table-cell>
          <table:table-cell office:value-type="float" office:value="-7.72431231" calcext:value-type="float">
            <text:p>-7.72431231</text:p>
          </table:table-cell>
        </table:table-row>
        <table:table-row table:style-name="ro1">
          <table:table-cell office:value-type="float" office:value="36.2339401" calcext:value-type="float">
            <text:p>36.2339401</text:p>
          </table:table-cell>
          <table:table-cell office:value-type="float" office:value="1.8637712" calcext:value-type="float">
            <text:p>1.8637712</text:p>
          </table:table-cell>
          <table:table-cell office:value-type="float" office:value="-7.05995846" calcext:value-type="float">
            <text:p>-7.05995846</text:p>
          </table:table-cell>
          <table:table-cell office:value-type="float" office:value="6.54313517" calcext:value-type="float">
            <text:p>6.54313517</text:p>
          </table:table-cell>
          <table:table-cell office:value-type="float" office:value="2.39312673" calcext:value-type="float">
            <text:p>2.39312673</text:p>
          </table:table-cell>
          <table:table-cell office:value-type="float" office:value="-8.50712872" calcext:value-type="float">
            <text:p>-8.50712872</text:p>
          </table:table-cell>
        </table:table-row>
        <table:table-row table:style-name="ro1">
          <table:table-cell office:value-type="float" office:value="36.2971802" calcext:value-type="float">
            <text:p>36.2971802</text:p>
          </table:table-cell>
          <table:table-cell office:value-type="float" office:value="1.88752723" calcext:value-type="float">
            <text:p>1.88752723</text:p>
          </table:table-cell>
          <table:table-cell office:value-type="float" office:value="-7.14904833" calcext:value-type="float">
            <text:p>-7.14904833</text:p>
          </table:table-cell>
          <table:table-cell office:value-type="float" office:value="6.09942675" calcext:value-type="float">
            <text:p>6.09942675</text:p>
          </table:table-cell>
          <table:table-cell office:value-type="float" office:value="2.34496307" calcext:value-type="float">
            <text:p>2.34496307</text:p>
          </table:table-cell>
          <table:table-cell office:value-type="float" office:value="-9.31280708" calcext:value-type="float">
            <text:p>-9.31280708</text:p>
          </table:table-cell>
        </table:table-row>
        <table:table-row table:style-name="ro1">
          <table:table-cell office:value-type="float" office:value="36.3558426" calcext:value-type="float">
            <text:p>36.3558426</text:p>
          </table:table-cell>
          <table:table-cell office:value-type="float" office:value="1.91038084" calcext:value-type="float">
            <text:p>1.91038084</text:p>
          </table:table-cell>
          <table:table-cell office:value-type="float" office:value="-7.24620724" calcext:value-type="float">
            <text:p>-7.24620724</text:p>
          </table:table-cell>
          <table:table-cell office:value-type="float" office:value="5.63046503" calcext:value-type="float">
            <text:p>5.63046503</text:p>
          </table:table-cell>
          <table:table-cell office:value-type="float" office:value="2.21006393" calcext:value-type="float">
            <text:p>2.21006393</text:p>
          </table:table-cell>
          <table:table-cell office:value-type="float" office:value="-10.1158609" calcext:value-type="float">
            <text:p>-10.1158609</text:p>
          </table:table-cell>
        </table:table-row>
        <table:table-row table:style-name="ro1">
          <table:table-cell office:value-type="float" office:value="36.4097862" calcext:value-type="float">
            <text:p>36.4097862</text:p>
          </table:table-cell>
          <table:table-cell office:value-type="float" office:value="1.93139458" calcext:value-type="float">
            <text:p>1.93139458</text:p>
          </table:table-cell>
          <table:table-cell office:value-type="float" office:value="-7.35124063" calcext:value-type="float">
            <text:p>-7.35124063</text:p>
          </table:table-cell>
          <table:table-cell office:value-type="float" office:value="5.16082144" calcext:value-type="float">
            <text:p>5.16082144</text:p>
          </table:table-cell>
          <table:table-cell office:value-type="float" office:value="1.9752996" calcext:value-type="float">
            <text:p>1.9752996</text:p>
          </table:table-cell>
          <table:table-cell office:value-type="float" office:value="-10.8810101" calcext:value-type="float">
            <text:p>-10.8810101</text:p>
          </table:table-cell>
        </table:table-row>
        <table:table-row table:style-name="ro1">
          <table:table-cell office:value-type="float" office:value="36.4591675" calcext:value-type="float">
            <text:p>36.4591675</text:p>
          </table:table-cell>
          <table:table-cell office:value-type="float" office:value="1.94953358" calcext:value-type="float">
            <text:p>1.94953358</text:p>
          </table:table-cell>
          <table:table-cell office:value-type="float" office:value="-7.46355486" calcext:value-type="float">
            <text:p>-7.46355486</text:p>
          </table:table-cell>
          <table:table-cell office:value-type="float" office:value="4.72424412" calcext:value-type="float">
            <text:p>4.72424412</text:p>
          </table:table-cell>
          <table:table-cell office:value-type="float" office:value="1.63503051" calcext:value-type="float">
            <text:p>1.63503051</text:p>
          </table:table-cell>
          <table:table-cell office:value-type="float" office:value="-11.5640221" calcext:value-type="float">
            <text:p>-11.5640221</text:p>
          </table:table-cell>
        </table:table-row>
        <table:table-row table:style-name="ro1">
          <table:table-cell office:value-type="float" office:value="36.5045128" calcext:value-type="float">
            <text:p>36.5045128</text:p>
          </table:table-cell>
          <table:table-cell office:value-type="float" office:value="1.96376038" calcext:value-type="float">
            <text:p>1.96376038</text:p>
          </table:table-cell>
          <table:table-cell office:value-type="float" office:value="-7.58208323" calcext:value-type="float">
            <text:p>-7.58208323</text:p>
          </table:table-cell>
          <table:table-cell office:value-type="float" office:value="4.36065054" calcext:value-type="float">
            <text:p>4.36065054</text:p>
          </table:table-cell>
          <table:table-cell office:value-type="float" office:value="1.19490576" calcext:value-type="float">
            <text:p>1.19490576</text:p>
          </table:table-cell>
          <table:table-cell office:value-type="float" office:value="-12.1154852" calcext:value-type="float">
            <text:p>-12.1154852</text:p>
          </table:table-cell>
        </table:table-row>
        <table:table-row table:style-name="ro1">
          <table:table-cell office:value-type="float" office:value="36.5467567" calcext:value-type="float">
            <text:p>36.5467567</text:p>
          </table:table-cell>
          <table:table-cell office:value-type="float" office:value="1.9731611" calcext:value-type="float">
            <text:p>1.9731611</text:p>
          </table:table-cell>
          <table:table-cell office:value-type="float" office:value="-7.70526743" calcext:value-type="float">
            <text:p>-7.70526743</text:p>
          </table:table-cell>
          <table:table-cell office:value-type="float" office:value="4.10979128" calcext:value-type="float">
            <text:p>4.10979128</text:p>
          </table:table-cell>
          <table:table-cell office:value-type="float" office:value="0.674168169" calcext:value-type="float">
            <text:p>0.674168169</text:p>
          </table:table-cell>
          <table:table-cell office:value-type="float" office:value="-12.4879408" calcext:value-type="float">
            <text:p>-12.4879408</text:p>
          </table:table-cell>
        </table:table-row>
        <table:table-row table:style-name="ro1">
          <table:table-cell office:value-type="float" office:value="36.5871887" calcext:value-type="float">
            <text:p>36.5871887</text:p>
          </table:table-cell>
          <table:table-cell office:value-type="float" office:value="1.97708094" calcext:value-type="float">
            <text:p>1.97708094</text:p>
          </table:table-cell>
          <table:table-cell office:value-type="float" office:value="-7.83112288" calcext:value-type="float">
            <text:p>-7.83112288</text:p>
          </table:table-cell>
          <table:table-cell office:value-type="float" office:value="4.00263453" calcext:value-type="float">
            <text:p>4.00263453</text:p>
          </table:table-cell>
          <table:table-cell office:value-type="float" office:value="0.104972005" calcext:value-type="float">
            <text:p>0.104972005</text:p>
          </table:table-cell>
          <table:table-cell office:value-type="float" office:value="-12.6452122" calcext:value-type="float">
            <text:p>-12.6452122</text:p>
          </table:table-cell>
        </table:table-row>
        <table:table-row table:style-name="ro1">
          <table:table-cell office:value-type="float" office:value="36.6273384" calcext:value-type="float">
            <text:p>36.6273384</text:p>
          </table:table-cell>
          <table:table-cell office:value-type="float" office:value="1.97523451" calcext:value-type="float">
            <text:p>1.97523451</text:p>
          </table:table-cell>
          <table:table-cell office:value-type="float" office:value="-7.95739746" calcext:value-type="float">
            <text:p>-7.95739746</text:p>
          </table:table-cell>
          <table:table-cell office:value-type="float" office:value="4.05330563" calcext:value-type="float">
            <text:p>4.05330563</text:p>
          </table:table-cell>
          <table:table-cell office:value-type="float" office:value="-0.471967041" calcext:value-type="float">
            <text:p>-0.471967041</text:p>
          </table:table-cell>
          <table:table-cell office:value-type="float" office:value="-12.5709763" calcext:value-type="float">
            <text:p>-12.5709763</text:p>
          </table:table-cell>
        </table:table-row>
        <table:table-row table:style-name="ro1">
          <table:table-cell office:value-type="float" office:value="36.6687622" calcext:value-type="float">
            <text:p>36.6687622</text:p>
          </table:table-cell>
          <table:table-cell office:value-type="float" office:value="1.96775711" calcext:value-type="float">
            <text:p>1.96775711</text:p>
          </table:table-cell>
          <table:table-cell office:value-type="float" office:value="-8.08179474" calcext:value-type="float">
            <text:p>-8.08179474</text:p>
          </table:table-cell>
          <table:table-cell office:value-type="float" office:value="4.25505781" calcext:value-type="float">
            <text:p>4.25505781</text:p>
          </table:table-cell>
          <table:table-cell office:value-type="float" office:value="-1.01451087" calcext:value-type="float">
            <text:p>-1.01451087</text:p>
          </table:table-cell>
          <table:table-cell office:value-type="float" office:value="-12.273016" calcext:value-type="float">
            <text:p>-12.273016</text:p>
          </table:table-cell>
        </table:table-row>
        <table:table-row table:style-name="ro1">
          <table:table-cell office:value-type="float" office:value="36.7128601" calcext:value-type="float">
            <text:p>36.7128601</text:p>
          </table:table-cell>
          <table:table-cell office:value-type="float" office:value="1.95518029" calcext:value-type="float">
            <text:p>1.95518029</text:p>
          </table:table-cell>
          <table:table-cell office:value-type="float" office:value="-8.20221043" calcext:value-type="float">
            <text:p>-8.20221043</text:p>
          </table:table-cell>
          <table:table-cell office:value-type="float" office:value="4.58222342" calcext:value-type="float">
            <text:p>4.58222342</text:p>
          </table:table-cell>
          <table:table-cell office:value-type="float" office:value="-1.48672509" calcext:value-type="float">
            <text:p>-1.48672509</text:p>
          </table:table-cell>
          <table:table-cell office:value-type="float" office:value="-11.7811661" calcext:value-type="float">
            <text:p>-11.7811661</text:p>
          </table:table-cell>
        </table:table-row>
        <table:table-row table:style-name="ro1">
          <table:table-cell office:value-type="float" office:value="36.7607002" calcext:value-type="float">
            <text:p>36.7607002</text:p>
          </table:table-cell>
          <table:table-cell office:value-type="float" office:value="1.93833947" calcext:value-type="float">
            <text:p>1.93833947</text:p>
          </table:table-cell>
          <table:table-cell office:value-type="float" office:value="-8.31692028" calcext:value-type="float">
            <text:p>-8.31692028</text:p>
          </table:table-cell>
          <table:table-cell office:value-type="float" office:value="4.99718523" calcext:value-type="float">
            <text:p>4.99718523</text:p>
          </table:table-cell>
          <table:table-cell office:value-type="float" office:value="-1.86442995" calcext:value-type="float">
            <text:p>-1.86442995</text:p>
          </table:table-cell>
          <table:table-cell office:value-type="float" office:value="-11.1399221" calcext:value-type="float">
            <text:p>-11.1399221</text:p>
          </table:table-cell>
        </table:table-row>
        <table:table-row table:style-name="ro1">
          <table:table-cell office:value-type="float" office:value="36.8129578" calcext:value-type="float">
            <text:p>36.8129578</text:p>
          </table:table-cell>
          <table:table-cell office:value-type="float" office:value="1.91824317" calcext:value-type="float">
            <text:p>1.91824317</text:p>
          </table:table-cell>
          <table:table-cell office:value-type="float" office:value="-8.42467785" calcext:value-type="float">
            <text:p>-8.42467785</text:p>
          </table:table-cell>
          <table:table-cell office:value-type="float" office:value="5.45919275" calcext:value-type="float">
            <text:p>5.45919275</text:p>
          </table:table-cell>
          <table:table-cell office:value-type="float" office:value="-2.13719964" calcext:value-type="float">
            <text:p>-2.13719964</text:p>
          </table:table-cell>
          <table:table-cell office:value-type="float" office:value="-10.3989735" calcext:value-type="float">
            <text:p>-10.3989735</text:p>
          </table:table-cell>
        </table:table-row>
        <table:table-row table:style-name="ro1">
          <table:table-cell office:value-type="float" office:value="36.869915" calcext:value-type="float">
            <text:p>36.869915</text:p>
          </table:table-cell>
          <table:table-cell office:value-type="float" office:value="1.89593995" calcext:value-type="float">
            <text:p>1.89593995</text:p>
          </table:table-cell>
          <table:table-cell office:value-type="float" office:value="-8.52472496" calcext:value-type="float">
            <text:p>-8.52472496</text:p>
          </table:table-cell>
          <table:table-cell office:value-type="float" office:value="5.93174553" calcext:value-type="float">
            <text:p>5.93174553</text:p>
          </table:table-cell>
          <table:table-cell office:value-type="float" office:value="-2.30698752" calcext:value-type="float">
            <text:p>-2.30698752</text:p>
          </table:table-cell>
          <table:table-cell office:value-type="float" office:value="-9.6050396" calcext:value-type="float">
            <text:p>-9.6050396</text:p>
          </table:table-cell>
        </table:table-row>
        <table:table-row table:style-name="ro1">
          <table:table-cell office:value-type="float" office:value="36.93153" calcext:value-type="float">
            <text:p>36.93153</text:p>
          </table:table-cell>
          <table:table-cell office:value-type="float" office:value="1.87241101" calcext:value-type="float">
            <text:p>1.87241101</text:p>
          </table:table-cell>
          <table:table-cell office:value-type="float" office:value="-8.6167326" calcext:value-type="float">
            <text:p>-8.6167326</text:p>
          </table:table-cell>
          <table:table-cell office:value-type="float" office:value="6.38680792" calcext:value-type="float">
            <text:p>6.38680792</text:p>
          </table:table-cell>
          <table:table-cell office:value-type="float" office:value="-2.38468432" calcext:value-type="float">
            <text:p>-2.38468432</text:p>
          </table:table-cell>
          <table:table-cell office:value-type="float" office:value="-8.79686546" calcext:value-type="float">
            <text:p>-8.79686546</text:p>
          </table:table-cell>
        </table:table-row>
        <table:table-row table:style-name="ro1">
          <table:table-cell office:value-type="float" office:value="36.9975281" calcext:value-type="float">
            <text:p>36.9975281</text:p>
          </table:table-cell>
          <table:table-cell office:value-type="float" office:value="1.84850061" calcext:value-type="float">
            <text:p>1.84850061</text:p>
          </table:table-cell>
          <table:table-cell office:value-type="float" office:value="-8.7007122" calcext:value-type="float">
            <text:p>-8.7007122</text:p>
          </table:table-cell>
          <table:table-cell office:value-type="float" office:value="6.80589533" calcext:value-type="float">
            <text:p>6.80589533</text:p>
          </table:table-cell>
          <table:table-cell office:value-type="float" office:value="-2.38614106" calcext:value-type="float">
            <text:p>-2.38614106</text:p>
          </table:table-cell>
          <table:table-cell office:value-type="float" office:value="-8.00343227" calcext:value-type="float">
            <text:p>-8.00343227</text:p>
          </table:table-cell>
        </table:table-row>
        <table:table-row table:style-name="ro1">
          <table:table-cell office:value-type="float" office:value="37.0674934" calcext:value-type="float">
            <text:p>37.0674934</text:p>
          </table:table-cell>
          <table:table-cell office:value-type="float" office:value="1.8248843" calcext:value-type="float">
            <text:p>1.8248843</text:p>
          </table:table-cell>
          <table:table-cell office:value-type="float" office:value="-8.7769165" calcext:value-type="float">
            <text:p>-8.7769165</text:p>
          </table:table-cell>
          <table:table-cell office:value-type="float" office:value="7.17904377" calcext:value-type="float">
            <text:p>7.17904377</text:p>
          </table:table-cell>
          <table:table-cell office:value-type="float" office:value="-2.32875156" calcext:value-type="float">
            <text:p>-2.32875156</text:p>
          </table:table-cell>
          <table:table-cell office:value-type="float" office:value="-7.2444315" calcext:value-type="float">
            <text:p>-7.2444315</text:p>
          </table:table-cell>
        </table:table-row>
        <table:table-row table:style-name="ro1">
          <table:table-cell office:value-type="float" office:value="37.1409454" calcext:value-type="float">
            <text:p>37.1409454</text:p>
          </table:table-cell>
          <table:table-cell office:value-type="float" office:value="1.80206633" calcext:value-type="float">
            <text:p>1.80206633</text:p>
          </table:table-cell>
          <table:table-cell office:value-type="float" office:value="-8.84575558" calcext:value-type="float">
            <text:p>-8.84575558</text:p>
          </table:table-cell>
          <table:table-cell office:value-type="float" office:value="7.50282764" calcext:value-type="float">
            <text:p>7.50282764</text:p>
          </table:table-cell>
          <table:table-cell office:value-type="float" office:value="-2.22907043" calcext:value-type="float">
            <text:p>-2.22907043</text:p>
          </table:table-cell>
          <table:table-cell office:value-type="float" office:value="-6.53187037" calcext:value-type="float">
            <text:p>-6.53187037</text:p>
          </table:table-cell>
        </table:table-row>
        <table:table-row table:style-name="ro1">
          <table:table-cell office:value-type="float" office:value="37.2173882" calcext:value-type="float">
            <text:p>37.2173882</text:p>
          </table:table-cell>
          <table:table-cell office:value-type="float" office:value="1.78039563" calcext:value-type="float">
            <text:p>1.78039563</text:p>
          </table:table-cell>
          <table:table-cell office:value-type="float" office:value="-8.90772915" calcext:value-type="float">
            <text:p>-8.90772915</text:p>
          </table:table-cell>
          <table:table-cell office:value-type="float" office:value="7.77825356" calcext:value-type="float">
            <text:p>7.77825356</text:p>
          </table:table-cell>
          <table:table-cell office:value-type="float" office:value="-2.10147214" calcext:value-type="float">
            <text:p>-2.10147214</text:p>
          </table:table-cell>
          <table:table-cell office:value-type="float" office:value="-5.87196827" calcext:value-type="float">
            <text:p>-5.87196827</text:p>
          </table:table-cell>
        </table:table-row>
        <table:table-row table:style-name="ro1">
          <table:table-cell office:value-type="float" office:value="37.29636" calcext:value-type="float">
            <text:p>37.29636</text:p>
          </table:table-cell>
          <table:table-cell office:value-type="float" office:value="1.76009071" calcext:value-type="float">
            <text:p>1.76009071</text:p>
          </table:table-cell>
          <table:table-cell office:value-type="float" office:value="-8.96337795" calcext:value-type="float">
            <text:p>-8.96337795</text:p>
          </table:table-cell>
          <table:table-cell office:value-type="float" office:value="8.00897217" calcext:value-type="float">
            <text:p>8.00897217</text:p>
          </table:table-cell>
          <table:table-cell office:value-type="float" office:value="-1.95762515" calcext:value-type="float">
            <text:p>-1.95762515</text:p>
          </table:table-cell>
          <table:table-cell office:value-type="float" office:value="-5.26688719" calcext:value-type="float">
            <text:p>-5.26688719</text:p>
          </table:table-cell>
        </table:table-row>
        <table:table-row table:style-name="ro1">
          <table:table-cell office:value-type="float" office:value="37.3774338" calcext:value-type="float">
            <text:p>37.3774338</text:p>
          </table:table-cell>
          <table:table-cell office:value-type="float" office:value="1.74126709" calcext:value-type="float">
            <text:p>1.74126709</text:p>
          </table:table-cell>
          <table:table-cell office:value-type="float" office:value="-9.01324844" calcext:value-type="float">
            <text:p>-9.01324844</text:p>
          </table:table-cell>
          <table:table-cell office:value-type="float" office:value="8.19995022" calcext:value-type="float">
            <text:p>8.19995022</text:p>
          </table:table-cell>
          <table:table-cell office:value-type="float" office:value="-1.80649757" calcext:value-type="float">
            <text:p>-1.80649757</text:p>
          </table:table-cell>
          <table:table-cell office:value-type="float" office:value="-4.71610832" calcext:value-type="float">
            <text:p>-4.71610832</text:p>
          </table:table-cell>
        </table:table-row>
        <table:table-row table:style-name="ro1">
          <table:table-cell office:value-type="float" office:value="37.4602432" calcext:value-type="float">
            <text:p>37.4602432</text:p>
          </table:table-cell>
          <table:table-cell office:value-type="float" office:value="1.7239629" calcext:value-type="float">
            <text:p>1.7239629</text:p>
          </table:table-cell>
          <table:table-cell office:value-type="float" office:value="-9.05787373" calcext:value-type="float">
            <text:p>-9.05787373</text:p>
          </table:table-cell>
          <table:table-cell office:value-type="float" office:value="8.35657024" calcext:value-type="float">
            <text:p>8.35657024</text:p>
          </table:table-cell>
          <table:table-cell office:value-type="float" office:value="-1.65465128" calcext:value-type="float">
            <text:p>-1.65465128</text:p>
          </table:table-cell>
          <table:table-cell office:value-type="float" office:value="-4.21744919" calcext:value-type="float">
            <text:p>-4.21744919</text:p>
          </table:table-cell>
        </table:table-row>
        <table:table-row table:style-name="ro1">
          <table:table-cell office:value-type="float" office:value="37.5444679" calcext:value-type="float">
            <text:p>37.5444679</text:p>
          </table:table-cell>
          <table:table-cell office:value-type="float" office:value="1.708161" calcext:value-type="float">
            <text:p>1.708161</text:p>
          </table:table-cell>
          <table:table-cell office:value-type="float" office:value="-9.0977602" calcext:value-type="float">
            <text:p>-9.0977602</text:p>
          </table:table-cell>
          <table:table-cell office:value-type="float" office:value="8.48408604" calcext:value-type="float">
            <text:p>8.48408604</text:p>
          </table:table-cell>
          <table:table-cell office:value-type="float" office:value="-1.50665319" calcext:value-type="float">
            <text:p>-1.50665319</text:p>
          </table:table-cell>
          <table:table-cell office:value-type="float" office:value="-3.7677772" calcext:value-type="float">
            <text:p>-3.7677772</text:p>
          </table:table-cell>
        </table:table-row>
        <table:table-row table:style-name="ro1">
          <table:table-cell office:value-type="float" office:value="37.6298447" calcext:value-type="float">
            <text:p>37.6298447</text:p>
          </table:table-cell>
          <table:table-cell office:value-type="float" office:value="1.69380689" calcext:value-type="float">
            <text:p>1.69380689</text:p>
          </table:table-cell>
          <table:table-cell office:value-type="float" office:value="-9.13337994" calcext:value-type="float">
            <text:p>-9.13337994</text:p>
          </table:table-cell>
          <table:table-cell office:value-type="float" office:value="8.58731747" calcext:value-type="float">
            <text:p>8.58731747</text:p>
          </table:table-cell>
          <table:table-cell office:value-type="float" office:value="-1.36549997" calcext:value-type="float">
            <text:p>-1.36549997</text:p>
          </table:table-cell>
          <table:table-cell office:value-type="float" office:value="-3.3634882" calcext:value-type="float">
            <text:p>-3.3634882</text:p>
          </table:table-cell>
        </table:table-row>
        <table:table-row table:style-name="ro1">
          <table:table-cell office:value-type="float" office:value="37.7161484" calcext:value-type="float">
            <text:p>37.7161484</text:p>
          </table:table-cell>
          <table:table-cell office:value-type="float" office:value="1.68082213" calcext:value-type="float">
            <text:p>1.68082213</text:p>
          </table:table-cell>
          <table:table-cell office:value-type="float" office:value="-9.16516876" calcext:value-type="float">
            <text:p>-9.16516876</text:p>
          </table:table-cell>
          <table:table-cell office:value-type="float" office:value="8.67051697" calcext:value-type="float">
            <text:p>8.67051697</text:p>
          </table:table-cell>
          <table:table-cell office:value-type="float" office:value="-1.23300135" calcext:value-type="float">
            <text:p>-1.23300135</text:p>
          </table:table-cell>
          <table:table-cell office:value-type="float" office:value="-3.00081921" calcext:value-type="float">
            <text:p>-3.00081921</text:p>
          </table:table-cell>
        </table:table-row>
        <table:table-row table:style-name="ro1">
          <table:table-cell office:value-type="float" office:value="37.8031998" calcext:value-type="float">
            <text:p>37.8031998</text:p>
          </table:table-cell>
          <table:table-cell office:value-type="float" office:value="1.66911483" calcext:value-type="float">
            <text:p>1.66911483</text:p>
          </table:table-cell>
          <table:table-cell office:value-type="float" office:value="-9.19352341" calcext:value-type="float">
            <text:p>-9.19352341</text:p>
          </table:table-cell>
          <table:table-cell office:value-type="float" office:value="8.73733711" calcext:value-type="float">
            <text:p>8.73733711</text:p>
          </table:table-cell>
          <table:table-cell office:value-type="float" office:value="-1.11010134" calcext:value-type="float">
            <text:p>-1.11010134</text:p>
          </table:table-cell>
          <table:table-cell office:value-type="float" office:value="-2.67604232" calcext:value-type="float">
            <text:p>-2.67604232</text:p>
          </table:table-cell>
        </table:table-row>
        <table:table-row table:style-name="ro1">
          <table:table-cell office:value-type="float" office:value="37.8908501" calcext:value-type="float">
            <text:p>37.8908501</text:p>
          </table:table-cell>
          <table:table-cell office:value-type="float" office:value="1.65858698" calcext:value-type="float">
            <text:p>1.65858698</text:p>
          </table:table-cell>
          <table:table-cell office:value-type="float" office:value="-9.21880436" calcext:value-type="float">
            <text:p>-9.21880436</text:p>
          </table:table-cell>
          <table:table-cell office:value-type="float" office:value="8.79085541" calcext:value-type="float">
            <text:p>8.79085541</text:p>
          </table:table-cell>
          <table:table-cell office:value-type="float" office:value="-0.997133076" calcext:value-type="float">
            <text:p>-0.997133076</text:p>
          </table:table-cell>
          <table:table-cell office:value-type="float" office:value="-2.38557696" calcext:value-type="float">
            <text:p>-2.38557696</text:p>
          </table:table-cell>
        </table:table-row>
        <table:table-row table:style-name="ro1">
          <table:table-cell office:value-type="float" office:value="37.978981" calcext:value-type="float">
            <text:p>37.978981</text:p>
          </table:table-cell>
          <table:table-cell office:value-type="float" office:value="1.6491394" calcext:value-type="float">
            <text:p>1.6491394</text:p>
          </table:table-cell>
          <table:table-cell office:value-type="float" office:value="-9.24133778" calcext:value-type="float">
            <text:p>-9.24133778</text:p>
          </table:table-cell>
          <table:table-cell office:value-type="float" office:value="8.83362579" calcext:value-type="float">
            <text:p>8.83362579</text:p>
          </table:table-cell>
          <table:table-cell office:value-type="float" office:value="-0.894013822" calcext:value-type="float">
            <text:p>-0.894013822</text:p>
          </table:table-cell>
          <table:table-cell office:value-type="float" office:value="-2.12605739" calcext:value-type="float">
            <text:p>-2.12605739</text:p>
          </table:table-cell>
        </table:table-row>
        <table:table-row table:style-name="ro1">
          <table:table-cell office:value-type="float" office:value="38.0674934" calcext:value-type="float">
            <text:p>38.0674934</text:p>
          </table:table-cell>
          <table:table-cell office:value-type="float" office:value="1.64067507" calcext:value-type="float">
            <text:p>1.64067507</text:p>
          </table:table-cell>
          <table:table-cell office:value-type="float" office:value="-9.26141834" calcext:value-type="float">
            <text:p>-9.26141834</text:p>
          </table:table-cell>
          <table:table-cell office:value-type="float" office:value="8.86774826" calcext:value-type="float">
            <text:p>8.86774826</text:p>
          </table:table-cell>
          <table:table-cell office:value-type="float" office:value="-0.800390005" calcext:value-type="float">
            <text:p>-0.800390005</text:p>
          </table:table-cell>
          <table:table-cell office:value-type="float" office:value="-1.89436531" calcext:value-type="float">
            <text:p>-1.89436531</text:p>
          </table:table-cell>
        </table:table-row>
        <table:table-row table:style-name="ro1">
          <table:table-cell office:value-type="float" office:value="38.156311" calcext:value-type="float">
            <text:p>38.156311</text:p>
          </table:table-cell>
          <table:table-cell office:value-type="float" office:value="1.6331017" calcext:value-type="float">
            <text:p>1.6331017</text:p>
          </table:table-cell>
          <table:table-cell office:value-type="float" office:value="-9.27930832" calcext:value-type="float">
            <text:p>-9.27930832</text:p>
          </table:table-cell>
          <table:table-cell office:value-type="float" office:value="8.89493465" calcext:value-type="float">
            <text:p>8.89493465</text:p>
          </table:table-cell>
          <table:table-cell office:value-type="float" office:value="-0.715742171" calcext:value-type="float">
            <text:p>-0.715742171</text:p>
          </table:table-cell>
          <table:table-cell office:value-type="float" office:value="-1.68764174" calcext:value-type="float">
            <text:p>-1.68764174</text:p>
          </table:table-cell>
        </table:table-row>
        <table:table-row table:style-name="ro1">
          <table:table-cell office:value-type="float" office:value="38.2453728" calcext:value-type="float">
            <text:p>38.2453728</text:p>
          </table:table-cell>
          <table:table-cell office:value-type="float" office:value="1.6263324" calcext:value-type="float">
            <text:p>1.6263324</text:p>
          </table:table-cell>
          <table:table-cell office:value-type="float" office:value="-9.29524517" calcext:value-type="float">
            <text:p>-9.29524517</text:p>
          </table:table-cell>
          <table:table-cell office:value-type="float" office:value="8.91657162" calcext:value-type="float">
            <text:p>8.91657162</text:p>
          </table:table-cell>
          <table:table-cell office:value-type="float" office:value="-0.639459431" calcext:value-type="float">
            <text:p>-0.639459431</text:p>
          </table:table-cell>
          <table:table-cell office:value-type="float" office:value="-1.503281" calcext:value-type="float">
            <text:p>-1.503281</text:p>
          </table:table-cell>
        </table:table-row>
        <table:table-row table:style-name="ro1">
          <table:table-cell office:value-type="float" office:value="38.3346291" calcext:value-type="float">
            <text:p>38.3346291</text:p>
          </table:table-cell>
          <table:table-cell office:value-type="float" office:value="1.62028682" calcext:value-type="float">
            <text:p>1.62028682</text:p>
          </table:table-cell>
          <table:table-cell office:value-type="float" office:value="-9.30944061" calcext:value-type="float">
            <text:p>-9.30944061</text:p>
          </table:table-cell>
          <table:table-cell office:value-type="float" office:value="8.93377781" calcext:value-type="float">
            <text:p>8.93377781</text:p>
          </table:table-cell>
          <table:table-cell office:value-type="float" office:value="-0.570890903" calcext:value-type="float">
            <text:p>-0.570890903</text:p>
          </table:table-cell>
          <table:table-cell office:value-type="float" office:value="-1.33892357" calcext:value-type="float">
            <text:p>-1.33892357</text:p>
          </table:table-cell>
        </table:table-row>
        <table:table-row table:style-name="ro1">
          <table:table-cell office:value-type="float" office:value="38.4240379" calcext:value-type="float">
            <text:p>38.4240379</text:p>
          </table:table-cell>
          <table:table-cell office:value-type="float" office:value="1.61489105" calcext:value-type="float">
            <text:p>1.61489105</text:p>
          </table:table-cell>
          <table:table-cell office:value-type="float" office:value="-9.32208347" calcext:value-type="float">
            <text:p>-9.32208347</text:p>
          </table:table-cell>
          <table:table-cell office:value-type="float" office:value="8.94745064" calcext:value-type="float">
            <text:p>8.94745064</text:p>
          </table:table-cell>
          <table:table-cell office:value-type="float" office:value="-0.509380162" calcext:value-type="float">
            <text:p>-0.509380162</text:p>
          </table:table-cell>
          <table:table-cell office:value-type="float" office:value="-1.19244266" calcext:value-type="float">
            <text:p>-1.19244266</text:p>
          </table:table-cell>
        </table:table-row>
        <table:table-row table:style-name="ro1">
          <table:table-cell office:value-type="float" office:value="38.5135689" calcext:value-type="float">
            <text:p>38.5135689</text:p>
          </table:table-cell>
          <table:table-cell office:value-type="float" office:value="1.61007786" calcext:value-type="float">
            <text:p>1.61007786</text:p>
          </table:table-cell>
          <table:table-cell office:value-type="float" office:value="-9.33334255" calcext:value-type="float">
            <text:p>-9.33334255</text:p>
          </table:table-cell>
          <table:table-cell office:value-type="float" office:value="8.95831013" calcext:value-type="float">
            <text:p>8.95831013</text:p>
          </table:table-cell>
          <table:table-cell office:value-type="float" office:value="-0.454287827" calcext:value-type="float">
            <text:p>-0.454287827</text:p>
          </table:table-cell>
          <table:table-cell office:value-type="float" office:value="-1.06192493" calcext:value-type="float">
            <text:p>-1.06192493</text:p>
          </table:table-cell>
        </table:table-row>
        <table:table-row table:style-name="ro1">
          <table:table-cell office:value-type="float" office:value="38.6031952" calcext:value-type="float">
            <text:p>38.6031952</text:p>
          </table:table-cell>
          <table:table-cell office:value-type="float" office:value="1.60578597" calcext:value-type="float">
            <text:p>1.60578597</text:p>
          </table:table-cell>
          <table:table-cell office:value-type="float" office:value="-9.34336948" calcext:value-type="float">
            <text:p>-9.34336948</text:p>
          </table:table-cell>
          <table:table-cell office:value-type="float" office:value="8.9669323" calcext:value-type="float">
            <text:p>8.9669323</text:p>
          </table:table-cell>
          <table:table-cell office:value-type="float" office:value="-0.405005455" calcext:value-type="float">
            <text:p>-0.405005455</text:p>
          </table:table-cell>
          <table:table-cell office:value-type="float" office:value="-0.945649981" calcext:value-type="float">
            <text:p>-0.945649981</text:p>
          </table:table-cell>
        </table:table-row>
        <table:table-row table:style-name="ro1">
          <table:table-cell office:value-type="float" office:value="38.6929016" calcext:value-type="float">
            <text:p>38.6929016</text:p>
          </table:table-cell>
          <table:table-cell office:value-type="float" office:value="1.6019603" calcext:value-type="float">
            <text:p>1.6019603</text:p>
          </table:table-cell>
          <table:table-cell office:value-type="float" office:value="-9.35229778" calcext:value-type="float">
            <text:p>-9.35229778</text:p>
          </table:table-cell>
          <table:table-cell office:value-type="float" office:value="8.97377491" calcext:value-type="float">
            <text:p>8.97377491</text:p>
          </table:table-cell>
          <table:table-cell office:value-type="float" office:value="-0.360963434" calcext:value-type="float">
            <text:p>-0.360963434</text:p>
          </table:table-cell>
          <table:table-cell office:value-type="float" office:value="-0.842078686" calcext:value-type="float">
            <text:p>-0.842078686</text:p>
          </table:table-cell>
        </table:table-row>
        <table:table-row table:style-name="ro1">
          <table:table-cell office:value-type="float" office:value="38.7826691" calcext:value-type="float">
            <text:p>38.7826691</text:p>
          </table:table-cell>
          <table:table-cell office:value-type="float" office:value="1.59855103" calcext:value-type="float">
            <text:p>1.59855103</text:p>
          </table:table-cell>
          <table:table-cell office:value-type="float" office:value="-9.36024857" calcext:value-type="float">
            <text:p>-9.36024857</text:p>
          </table:table-cell>
          <table:table-cell office:value-type="float" office:value="8.97920418" calcext:value-type="float">
            <text:p>8.97920418</text:p>
          </table:table-cell>
          <table:table-cell office:value-type="float" office:value="-0.321634889" calcext:value-type="float">
            <text:p>-0.321634889</text:p>
          </table:table-cell>
          <table:table-cell office:value-type="float" office:value="-0.749833524" calcext:value-type="float">
            <text:p>-0.749833524</text:p>
          </table:table-cell>
        </table:table-row>
        <table:table-row table:style-name="ro1">
          <table:table-cell office:value-type="float" office:value="38.8724823" calcext:value-type="float">
            <text:p>38.8724823</text:p>
          </table:table-cell>
          <table:table-cell office:value-type="float" office:value="1.59551346" calcext:value-type="float">
            <text:p>1.59551346</text:p>
          </table:table-cell>
          <table:table-cell office:value-type="float" office:value="-9.36732864" calcext:value-type="float">
            <text:p>-9.36732864</text:p>
          </table:table-cell>
          <table:table-cell office:value-type="float" office:value="8.98351097" calcext:value-type="float">
            <text:p>8.98351097</text:p>
          </table:table-cell>
          <table:table-cell office:value-type="float" office:value="-0.286536604" calcext:value-type="float">
            <text:p>-0.286536604</text:p>
          </table:table-cell>
          <table:table-cell office:value-type="float" office:value="-0.667684376" calcext:value-type="float">
            <text:p>-0.667684376</text:p>
          </table:table-cell>
        </table:table-row>
        <table:table-row table:style-name="ro1">
          <table:table-cell office:value-type="float" office:value="38.9623337" calcext:value-type="float">
            <text:p>38.9623337</text:p>
          </table:table-cell>
          <table:table-cell office:value-type="float" office:value="1.59280765" calcext:value-type="float">
            <text:p>1.59280765</text:p>
          </table:table-cell>
          <table:table-cell office:value-type="float" office:value="-9.37363243" calcext:value-type="float">
            <text:p>-9.37363243</text:p>
          </table:table-cell>
          <table:table-cell office:value-type="float" office:value="8.98692703" calcext:value-type="float">
            <text:p>8.98692703</text:p>
          </table:table-cell>
          <table:table-cell office:value-type="float" office:value="-0.255228281" calcext:value-type="float">
            <text:p>-0.255228281</text:p>
          </table:table-cell>
          <table:table-cell office:value-type="float" office:value="-0.594534874" calcext:value-type="float">
            <text:p>-0.594534874</text:p>
          </table:table-cell>
        </table:table-row>
        <table:table-row table:style-name="ro1">
          <table:table-cell office:value-type="float" office:value="39.0522156" calcext:value-type="float">
            <text:p>39.0522156</text:p>
          </table:table-cell>
          <table:table-cell office:value-type="float" office:value="1.5903976" calcext:value-type="float">
            <text:p>1.5903976</text:p>
          </table:table-cell>
          <table:table-cell office:value-type="float" office:value="-9.37924576" calcext:value-type="float">
            <text:p>-9.37924576</text:p>
          </table:table-cell>
          <table:table-cell office:value-type="float" office:value="8.98963642" calcext:value-type="float">
            <text:p>8.98963642</text:p>
          </table:table-cell>
          <table:table-cell office:value-type="float" office:value="-0.227310911" calcext:value-type="float">
            <text:p>-0.227310911</text:p>
          </table:table-cell>
          <table:table-cell office:value-type="float" office:value="-0.529399931" calcext:value-type="float">
            <text:p>-0.529399931</text:p>
          </table:table-cell>
        </table:table-row>
        <table:table-row table:style-name="ro1">
          <table:table-cell office:value-type="float" office:value="39.1421242" calcext:value-type="float">
            <text:p>39.1421242</text:p>
          </table:table-cell>
          <table:table-cell office:value-type="float" office:value="1.58825135" calcext:value-type="float">
            <text:p>1.58825135</text:p>
          </table:table-cell>
          <table:table-cell office:value-type="float" office:value="-9.38424397" calcext:value-type="float">
            <text:p>-9.38424397</text:p>
          </table:table-cell>
          <table:table-cell office:value-type="float" office:value="8.99178505" calcext:value-type="float">
            <text:p>8.99178505</text:p>
          </table:table-cell>
          <table:table-cell office:value-type="float" office:value="-0.202424258" calcext:value-type="float">
            <text:p>-0.202424258</text:p>
          </table:table-cell>
          <table:table-cell office:value-type="float" office:value="-0.471408308" calcext:value-type="float">
            <text:p>-0.471408308</text:p>
          </table:table-cell>
        </table:table-row>
        <table:table-row table:style-name="ro1">
          <table:table-cell office:value-type="float" office:value="39.2320518" calcext:value-type="float">
            <text:p>39.2320518</text:p>
          </table:table-cell>
          <table:table-cell office:value-type="float" office:value="1.58634019" calcext:value-type="float">
            <text:p>1.58634019</text:p>
          </table:table-cell>
          <table:table-cell office:value-type="float" office:value="-9.38869476" calcext:value-type="float">
            <text:p>-9.38869476</text:p>
          </table:table-cell>
          <table:table-cell office:value-type="float" office:value="8.99348831" calcext:value-type="float">
            <text:p>8.99348831</text:p>
          </table:table-cell>
          <table:table-cell office:value-type="float" office:value="-0.180244043" calcext:value-type="float">
            <text:p>-0.180244043</text:p>
          </table:table-cell>
          <table:table-cell office:value-type="float" office:value="-0.419776678" calcext:value-type="float">
            <text:p>-0.419776678</text:p>
          </table:table-cell>
        </table:table-row>
        <table:table-row table:style-name="ro1">
          <table:table-cell office:value-type="float" office:value="39.3219948" calcext:value-type="float">
            <text:p>39.3219948</text:p>
          </table:table-cell>
          <table:table-cell office:value-type="float" office:value="1.58463848" calcext:value-type="float">
            <text:p>1.58463848</text:p>
          </table:table-cell>
          <table:table-cell office:value-type="float" office:value="-9.39265823" calcext:value-type="float">
            <text:p>-9.39265823</text:p>
          </table:table-cell>
          <table:table-cell office:value-type="float" office:value="8.99483871" calcext:value-type="float">
            <text:p>8.99483871</text:p>
          </table:table-cell>
          <table:table-cell office:value-type="float" office:value="-0.160479084" calcext:value-type="float">
            <text:p>-0.160479084</text:p>
          </table:table-cell>
          <table:table-cell office:value-type="float" office:value="-0.373810649" calcext:value-type="float">
            <text:p>-0.373810649</text:p>
          </table:table-cell>
        </table:table-row>
        <table:table-row table:style-name="ro1">
          <table:table-cell office:value-type="float" office:value="39.4119492" calcext:value-type="float">
            <text:p>39.4119492</text:p>
          </table:table-cell>
          <table:table-cell office:value-type="float" office:value="1.58312345" calcext:value-type="float">
            <text:p>1.58312345</text:p>
          </table:table-cell>
          <table:table-cell office:value-type="float" office:value="-9.39618778" calcext:value-type="float">
            <text:p>-9.39618778</text:p>
          </table:table-cell>
          <table:table-cell office:value-type="float" office:value="8.99590969" calcext:value-type="float">
            <text:p>8.99590969</text:p>
          </table:table-cell>
          <table:table-cell office:value-type="float" office:value="-0.142868295" calcext:value-type="float">
            <text:p>-0.142868295</text:p>
          </table:table-cell>
          <table:table-cell office:value-type="float" office:value="-0.332892299" calcext:value-type="float">
            <text:p>-0.332892299</text:p>
          </table:table-cell>
        </table:table-row>
        <table:table-row table:style-name="ro1">
          <table:table-cell office:value-type="float" office:value="39.5019112" calcext:value-type="float">
            <text:p>39.5019112</text:p>
          </table:table-cell>
          <table:table-cell office:value-type="float" office:value="1.58177471" calcext:value-type="float">
            <text:p>1.58177471</text:p>
          </table:table-cell>
          <table:table-cell office:value-type="float" office:value="-9.39933109" calcext:value-type="float">
            <text:p>-9.39933109</text:p>
          </table:table-cell>
          <table:table-cell office:value-type="float" office:value="8.99675846" calcext:value-type="float">
            <text:p>8.99675846</text:p>
          </table:table-cell>
          <table:table-cell office:value-type="float" office:value="-0.127177924" calcext:value-type="float">
            <text:p>-0.127177924</text:p>
          </table:table-cell>
          <table:table-cell office:value-type="float" office:value="-0.296468824" calcext:value-type="float">
            <text:p>-0.296468824</text:p>
          </table:table-cell>
        </table:table-row>
        <table:table-row table:style-name="ro1">
          <table:table-cell office:value-type="float" office:value="39.5918808" calcext:value-type="float">
            <text:p>39.5918808</text:p>
          </table:table-cell>
          <table:table-cell office:value-type="float" office:value="1.58057415" calcext:value-type="float">
            <text:p>1.58057415</text:p>
          </table:table-cell>
          <table:table-cell office:value-type="float" office:value="-9.40213013" calcext:value-type="float">
            <text:p>-9.40213013</text:p>
          </table:table-cell>
          <table:table-cell office:value-type="float" office:value="8.99743176" calcext:value-type="float">
            <text:p>8.99743176</text:p>
          </table:table-cell>
          <table:table-cell office:value-type="float" office:value="-0.113198936" calcext:value-type="float">
            <text:p>-0.113198936</text:p>
          </table:table-cell>
          <table:table-cell office:value-type="float" office:value="-0.264049619" calcext:value-type="float">
            <text:p>-0.264049619</text:p>
          </table:table-cell>
        </table:table-row>
        <table:table-row table:style-name="ro1">
          <table:table-cell office:value-type="float" office:value="39.6818581" calcext:value-type="float">
            <text:p>39.6818581</text:p>
          </table:table-cell>
          <table:table-cell office:value-type="float" office:value="1.57950568" calcext:value-type="float">
            <text:p>1.57950568</text:p>
          </table:table-cell>
          <table:table-cell office:value-type="float" office:value="-9.40462399" calcext:value-type="float">
            <text:p>-9.40462399</text:p>
          </table:table-cell>
          <table:table-cell office:value-type="float" office:value="8.99796486" calcext:value-type="float">
            <text:p>8.99796486</text:p>
          </table:table-cell>
          <table:table-cell office:value-type="float" office:value="-0.100744575" calcext:value-type="float">
            <text:p>-0.100744575</text:p>
          </table:table-cell>
          <table:table-cell office:value-type="float" office:value="-0.23519589" calcext:value-type="float">
            <text:p>-0.23519589</text:p>
          </table:table-cell>
        </table:table-row>
        <table:table-row table:style-name="ro1">
          <table:table-cell office:value-type="float" office:value="39.7718391" calcext:value-type="float">
            <text:p>39.7718391</text:p>
          </table:table-cell>
          <table:table-cell office:value-type="float" office:value="1.57855475" calcext:value-type="float">
            <text:p>1.57855475</text:p>
          </table:table-cell>
          <table:table-cell office:value-type="float" office:value="-9.40684509" calcext:value-type="float">
            <text:p>-9.40684509</text:p>
          </table:table-cell>
          <table:table-cell office:value-type="float" office:value="8.99838734" calcext:value-type="float">
            <text:p>8.99838734</text:p>
          </table:table-cell>
          <table:table-cell table:style-name="ce1" office:value-type="float" office:value="-0.0896480009" calcext:value-type="float">
            <text:p>-8.96E-02</text:p>
          </table:table-cell>
          <table:table-cell office:value-type="float" office:value="-0.209522218" calcext:value-type="float">
            <text:p>-0.209522218</text:p>
          </table:table-cell>
        </table:table-row>
        <table:table-row table:style-name="ro1">
          <table:table-cell office:value-type="float" office:value="39.861824" calcext:value-type="float">
            <text:p>39.861824</text:p>
          </table:table-cell>
          <table:table-cell office:value-type="float" office:value="1.5777086" calcext:value-type="float">
            <text:p>1.5777086</text:p>
          </table:table-cell>
          <table:table-cell office:value-type="float" office:value="-9.40882397" calcext:value-type="float">
            <text:p>-9.40882397</text:p>
          </table:table-cell>
          <table:table-cell office:value-type="float" office:value="8.99872208" calcext:value-type="float">
            <text:p>8.99872208</text:p>
          </table:table-cell>
          <table:table-cell table:style-name="ce1" office:value-type="float" office:value="-0.079760246" calcext:value-type="float">
            <text:p>-7.98E-02</text:p>
          </table:table-cell>
          <table:table-cell office:value-type="float" office:value="-0.186678767" calcext:value-type="float">
            <text:p>-0.186678767</text:p>
          </table:table-cell>
        </table:table-row>
        <table:table-row table:style-name="ro1">
          <table:table-cell office:value-type="float" office:value="39.9518127" calcext:value-type="float">
            <text:p>39.9518127</text:p>
          </table:table-cell>
          <table:table-cell office:value-type="float" office:value="1.57695591" calcext:value-type="float">
            <text:p>1.57695591</text:p>
          </table:table-cell>
          <table:table-cell office:value-type="float" office:value="-9.41058731" calcext:value-type="float">
            <text:p>-9.41058731</text:p>
          </table:table-cell>
          <table:table-cell office:value-type="float" office:value="8.99898815" calcext:value-type="float">
            <text:p>8.99898815</text:p>
          </table:table-cell>
          <table:table-cell table:style-name="ce1" office:value-type="float" office:value="-0.0709483996" calcext:value-type="float">
            <text:p>-7.09E-02</text:p>
          </table:table-cell>
          <table:table-cell office:value-type="float" office:value="-0.166358173" calcext:value-type="float">
            <text:p>-0.166358173</text:p>
          </table:table-cell>
        </table:table-row>
        <table:table-row table:style-name="ro1">
          <table:table-cell office:value-type="float" office:value="40.0418053" calcext:value-type="float">
            <text:p>40.0418053</text:p>
          </table:table-cell>
          <table:table-cell office:value-type="float" office:value="1.57628644" calcext:value-type="float">
            <text:p>1.57628644</text:p>
          </table:table-cell>
          <table:table-cell office:value-type="float" office:value="-9.41215897" calcext:value-type="float">
            <text:p>-9.41215897</text:p>
          </table:table-cell>
          <table:table-cell office:value-type="float" office:value="8.99919891" calcext:value-type="float">
            <text:p>8.99919891</text:p>
          </table:table-cell>
          <table:table-cell table:style-name="ce1" office:value-type="float" office:value="-0.0630939156" calcext:value-type="float">
            <text:p>-6.31E-02</text:p>
          </table:table-cell>
          <table:table-cell office:value-type="float" office:value="-0.148285866" calcext:value-type="float">
            <text:p>-0.148285866</text:p>
          </table:table-cell>
        </table:table-row>
        <table:table-row table:style-name="ro1">
          <table:table-cell office:value-type="float" office:value="40.1317978" calcext:value-type="float">
            <text:p>40.1317978</text:p>
          </table:table-cell>
          <table:table-cell office:value-type="float" office:value="1.57569122" calcext:value-type="float">
            <text:p>1.57569122</text:p>
          </table:table-cell>
          <table:table-cell office:value-type="float" office:value="-9.41355991" calcext:value-type="float">
            <text:p>-9.41355991</text:p>
          </table:table-cell>
          <table:table-cell office:value-type="float" office:value="8.99936581" calcext:value-type="float">
            <text:p>8.99936581</text:p>
          </table:table-cell>
          <table:table-cell table:style-name="ce1" office:value-type="float" office:value="-0.0560909696" calcext:value-type="float">
            <text:p>-5.61E-02</text:p>
          </table:table-cell>
          <table:table-cell office:value-type="float" office:value="-0.132217869" calcext:value-type="float">
            <text:p>-0.132217869</text:p>
          </table:table-cell>
        </table:table-row>
        <table:table-row table:style-name="ro1">
          <table:table-cell office:value-type="float" office:value="40.2217903" calcext:value-type="float">
            <text:p>40.2217903</text:p>
          </table:table-cell>
          <table:table-cell office:value-type="float" office:value="1.57516217" calcext:value-type="float">
            <text:p>1.57516217</text:p>
          </table:table-cell>
          <table:table-cell office:value-type="float" office:value="-9.41480923" calcext:value-type="float">
            <text:p>-9.41480923</text:p>
          </table:table-cell>
          <table:table-cell office:value-type="float" office:value="8.99949837" calcext:value-type="float">
            <text:p>8.99949837</text:p>
          </table:table-cell>
          <table:table-cell table:style-name="ce1" office:value-type="float" office:value="-0.049845174" calcext:value-type="float">
            <text:p>-4.98E-02</text:p>
          </table:table-cell>
          <table:table-cell office:value-type="float" office:value="-0.117937118" calcext:value-type="float">
            <text:p>-0.117937118</text:p>
          </table:table-cell>
        </table:table-row>
        <table:table-row table:style-name="ro1">
          <table:table-cell office:value-type="float" office:value="40.3117867" calcext:value-type="float">
            <text:p>40.3117867</text:p>
          </table:table-cell>
          <table:table-cell office:value-type="float" office:value="1.57469213" calcext:value-type="float">
            <text:p>1.57469213</text:p>
          </table:table-cell>
          <table:table-cell office:value-type="float" office:value="-9.41592407" calcext:value-type="float">
            <text:p>-9.41592407</text:p>
          </table:table-cell>
          <table:table-cell office:value-type="float" office:value="8.99960327" calcext:value-type="float">
            <text:p>8.99960327</text:p>
          </table:table-cell>
          <table:table-cell table:style-name="ce1" office:value-type="float" office:value="-0.0442723408" calcext:value-type="float">
            <text:p>-4.43E-02</text:p>
          </table:table-cell>
          <table:table-cell office:value-type="float" office:value="-0.105248377" calcext:value-type="float">
            <text:p>-0.105248377</text:p>
          </table:table-cell>
        </table:table-row>
        <table:table-row table:style-name="ro1">
          <table:table-cell office:value-type="float" office:value="40.401783" calcext:value-type="float">
            <text:p>40.401783</text:p>
          </table:table-cell>
          <table:table-cell office:value-type="float" office:value="1.57427478" calcext:value-type="float">
            <text:p>1.57427478</text:p>
          </table:table-cell>
          <table:table-cell office:value-type="float" office:value="-9.41691875" calcext:value-type="float">
            <text:p>-9.41691875</text:p>
          </table:table-cell>
          <table:table-cell office:value-type="float" office:value="8.99968624" calcext:value-type="float">
            <text:p>8.99968624</text:p>
          </table:table-cell>
          <table:table-cell table:style-name="ce1" office:value-type="float" office:value="-0.0392973311" calcext:value-type="float">
            <text:p>-3.93E-02</text:p>
          </table:table-cell>
          <table:table-cell table:style-name="ce1" office:value-type="float" office:value="-0.0939828753" calcext:value-type="float">
            <text:p>-9.40E-02</text:p>
          </table:table-cell>
        </table:table-row>
        <table:table-row table:style-name="ro1">
          <table:table-cell office:value-type="float" office:value="40.4917793" calcext:value-type="float">
            <text:p>40.4917793</text:p>
          </table:table-cell>
          <table:table-cell office:value-type="float" office:value="1.5739044" calcext:value-type="float">
            <text:p>1.5739044</text:p>
          </table:table-cell>
          <table:table-cell office:value-type="float" office:value="-9.41780758" calcext:value-type="float">
            <text:p>-9.41780758</text:p>
          </table:table-cell>
          <table:table-cell office:value-type="float" office:value="8.99975204" calcext:value-type="float">
            <text:p>8.99975204</text:p>
          </table:table-cell>
          <table:table-cell table:style-name="ce1" office:value-type="float" office:value="-0.0348530114" calcext:value-type="float">
            <text:p>-3.49E-02</text:p>
          </table:table-cell>
          <table:table-cell table:style-name="ce1" office:value-type="float" office:value="-0.083986178" calcext:value-type="float">
            <text:p>-8.40E-02</text:p>
          </table:table-cell>
        </table:table-row>
        <table:table-row table:style-name="ro1">
          <table:table-cell office:value-type="float" office:value="40.5817757" calcext:value-type="float">
            <text:p>40.5817757</text:p>
          </table:table-cell>
          <table:table-cell office:value-type="float" office:value="1.57357609" calcext:value-type="float">
            <text:p>1.57357609</text:p>
          </table:table-cell>
          <table:table-cell office:value-type="float" office:value="-9.41860199" calcext:value-type="float">
            <text:p>-9.41860199</text:p>
          </table:table-cell>
          <table:table-cell office:value-type="float" office:value="8.9998045" calcext:value-type="float">
            <text:p>8.9998045</text:p>
          </table:table-cell>
          <table:table-cell table:style-name="ce1" office:value-type="float" office:value="-0.0308794435" calcext:value-type="float">
            <text:p>-3.09E-02</text:p>
          </table:table-cell>
          <table:table-cell table:style-name="ce1" office:value-type="float" office:value="-0.0751235932" calcext:value-type="float">
            <text:p>-7.51E-02</text:p>
          </table:table-cell>
        </table:table-row>
        <table:table-row table:style-name="ro1">
          <table:table-cell office:value-type="float" office:value="40.6717758" calcext:value-type="float">
            <text:p>40.6717758</text:p>
          </table:table-cell>
          <table:table-cell office:value-type="float" office:value="1.57328546" calcext:value-type="float">
            <text:p>1.57328546</text:p>
          </table:table-cell>
          <table:table-cell office:value-type="float" office:value="-9.41931343" calcext:value-type="float">
            <text:p>-9.41931343</text:p>
          </table:table-cell>
          <table:table-cell office:value-type="float" office:value="8.9998455" calcext:value-type="float">
            <text:p>8.9998455</text:p>
          </table:table-cell>
          <table:table-cell table:style-name="ce1" office:value-type="float" office:value="-0.0273230597" calcext:value-type="float">
            <text:p>-2.73E-02</text:p>
          </table:table-cell>
          <table:table-cell table:style-name="ce1" office:value-type="float" office:value="-0.067275472" calcext:value-type="float">
            <text:p>-6.73E-02</text:p>
          </table:table-cell>
        </table:table-row>
        <table:table-row table:style-name="ro1">
          <table:table-cell office:value-type="float" office:value="40.761776" calcext:value-type="float">
            <text:p>40.761776</text:p>
          </table:table-cell>
          <table:table-cell office:value-type="float" office:value="1.57302845" calcext:value-type="float">
            <text:p>1.57302845</text:p>
          </table:table-cell>
          <table:table-cell office:value-type="float" office:value="-9.41995049" calcext:value-type="float">
            <text:p>-9.41995049</text:p>
          </table:table-cell>
          <table:table-cell office:value-type="float" office:value="8.99987793" calcext:value-type="float">
            <text:p>8.99987793</text:p>
          </table:table-cell>
          <table:table-cell table:style-name="ce1" office:value-type="float" office:value="-0.0241358541" calcext:value-type="float">
            <text:p>-2.41E-02</text:p>
          </table:table-cell>
          <table:table-cell table:style-name="ce1" office:value-type="float" office:value="-0.060336601" calcext:value-type="float">
            <text:p>-6.03E-02</text:p>
          </table:table-cell>
        </table:table-row>
        <table:table-row table:style-name="ro1">
          <table:table-cell office:value-type="float" office:value="40.8517761" calcext:value-type="float">
            <text:p>40.8517761</text:p>
          </table:table-cell>
          <table:table-cell office:value-type="float" office:value="1.57280159" calcext:value-type="float">
            <text:p>1.57280159</text:p>
          </table:table-cell>
          <table:table-cell office:value-type="float" office:value="-9.42052269" calcext:value-type="float">
            <text:p>-9.42052269</text:p>
          </table:table-cell>
          <table:table-cell office:value-type="float" office:value="8.99990368" calcext:value-type="float">
            <text:p>8.99990368</text:p>
          </table:table-cell>
          <table:table-cell table:style-name="ce1" office:value-type="float" office:value="-0.0212748405" calcext:value-type="float">
            <text:p>-2.13E-02</text:p>
          </table:table-cell>
          <table:table-cell table:style-name="ce1" office:value-type="float" office:value="-0.0542113259" calcext:value-type="float">
            <text:p>-5.42E-02</text:p>
          </table:table-cell>
        </table:table-row>
        <table:table-row table:style-name="ro1">
          <table:table-cell office:value-type="float" office:value="40.9417763" calcext:value-type="float">
            <text:p>40.9417763</text:p>
          </table:table-cell>
          <table:table-cell office:value-type="float" office:value="1.57260191" calcext:value-type="float">
            <text:p>1.57260191</text:p>
          </table:table-cell>
          <table:table-cell office:value-type="float" office:value="-9.42103767" calcext:value-type="float">
            <text:p>-9.42103767</text:p>
          </table:table-cell>
          <table:table-cell office:value-type="float" office:value="8.99992466" calcext:value-type="float">
            <text:p>8.99992466</text:p>
          </table:table-cell>
          <table:table-cell table:style-name="ce1" office:value-type="float" office:value="-0.0187014043" calcext:value-type="float">
            <text:p>-1.87E-02</text:p>
          </table:table-cell>
          <table:table-cell table:style-name="ce1" office:value-type="float" office:value="-0.0488186665" calcext:value-type="float">
            <text:p>-4.88E-02</text:p>
          </table:table-cell>
        </table:table-row>
        <table:table-row table:style-name="ro1">
          <table:table-cell office:value-type="float" office:value="41.0317764" calcext:value-type="float">
            <text:p>41.0317764</text:p>
          </table:table-cell>
          <table:table-cell office:value-type="float" office:value="1.57242668" calcext:value-type="float">
            <text:p>1.57242668</text:p>
          </table:table-cell>
          <table:table-cell office:value-type="float" office:value="-9.42150211" calcext:value-type="float">
            <text:p>-9.42150211</text:p>
          </table:table-cell>
          <table:table-cell office:value-type="float" office:value="8.99994087" calcext:value-type="float">
            <text:p>8.99994087</text:p>
          </table:table-cell>
          <table:table-cell table:style-name="ce1" office:value-type="float" office:value="-0.0163807366" calcext:value-type="float">
            <text:p>-1.64E-02</text:p>
          </table:table-cell>
          <table:table-cell table:style-name="ce1" office:value-type="float" office:value="-0.044088088" calcext:value-type="float">
            <text:p>-4.41E-02</text:p>
          </table:table-cell>
        </table:table-row>
        <table:table-row table:style-name="ro1">
          <table:table-cell office:value-type="float" office:value="41.1217766" calcext:value-type="float">
            <text:p>41.1217766</text:p>
          </table:table-cell>
          <table:table-cell office:value-type="float" office:value="1.57227349" calcext:value-type="float">
            <text:p>1.57227349</text:p>
          </table:table-cell>
          <table:table-cell office:value-type="float" office:value="-9.42192173" calcext:value-type="float">
            <text:p>-9.42192173</text:p>
          </table:table-cell>
          <table:table-cell office:value-type="float" office:value="8.99995327" calcext:value-type="float">
            <text:p>8.99995327</text:p>
          </table:table-cell>
          <table:table-cell table:style-name="ce1" office:value-type="float" office:value="-0.0142813809" calcext:value-type="float">
            <text:p>-1.43E-02</text:p>
          </table:table-cell>
          <table:table-cell table:style-name="ce1" office:value-type="float" office:value="-0.039954979" calcext:value-type="float">
            <text:p>-4.00E-02</text:p>
          </table:table-cell>
        </table:table-row>
        <table:table-row table:style-name="ro1">
          <table:table-cell office:value-type="float" office:value="41.2117767" calcext:value-type="float">
            <text:p>41.2117767</text:p>
          </table:table-cell>
          <table:table-cell office:value-type="float" office:value="1.57214034" calcext:value-type="float">
            <text:p>1.57214034</text:p>
          </table:table-cell>
          <table:table-cell office:value-type="float" office:value="-9.4223032" calcext:value-type="float">
            <text:p>-9.4223032</text:p>
          </table:table-cell>
          <table:table-cell office:value-type="float" office:value="8.99996376" calcext:value-type="float">
            <text:p>8.99996376</text:p>
          </table:table-cell>
          <table:table-cell table:style-name="ce1" office:value-type="float" office:value="-0.0123749943" calcext:value-type="float">
            <text:p>-1.24E-02</text:p>
          </table:table-cell>
          <table:table-cell table:style-name="ce1" office:value-type="float" office:value="-0.0363591984" calcext:value-type="float">
            <text:p>-3.64E-02</text:p>
          </table:table-cell>
        </table:table-row>
        <table:table-row table:style-name="ro1">
          <table:table-cell office:value-type="float" office:value="41.3017769" calcext:value-type="float">
            <text:p>41.3017769</text:p>
          </table:table-cell>
          <table:table-cell office:value-type="float" office:value="1.57202542" calcext:value-type="float">
            <text:p>1.57202542</text:p>
          </table:table-cell>
          <table:table-cell office:value-type="float" office:value="-9.42265129" calcext:value-type="float">
            <text:p>-9.42265129</text:p>
          </table:table-cell>
          <table:table-cell office:value-type="float" office:value="8.99997139" calcext:value-type="float">
            <text:p>8.99997139</text:p>
          </table:table-cell>
          <table:table-cell table:style-name="ce1" office:value-type="float" office:value="-0.0106358379" calcext:value-type="float">
            <text:p>-1.06E-02</text:p>
          </table:table-cell>
          <table:table-cell table:style-name="ce1" office:value-type="float" office:value="-0.0332575738" calcext:value-type="float">
            <text:p>-3.33E-02</text:p>
          </table:table-cell>
        </table:table-row>
        <table:table-row table:style-name="ro1">
          <table:table-cell office:value-type="float" office:value="41.391777" calcext:value-type="float">
            <text:p>41.391777</text:p>
          </table:table-cell>
          <table:table-cell office:value-type="float" office:value="1.57192719" calcext:value-type="float">
            <text:p>1.57192719</text:p>
          </table:table-cell>
          <table:table-cell office:value-type="float" office:value="-9.42296982" calcext:value-type="float">
            <text:p>-9.42296982</text:p>
          </table:table-cell>
          <table:table-cell office:value-type="float" office:value="8.99997807" calcext:value-type="float">
            <text:p>8.99997807</text:p>
          </table:table-cell>
          <table:table-cell table:style-name="ce1" office:value-type="float" office:value="-0.00904034171" calcext:value-type="float">
            <text:p>-9.04E-03</text:p>
          </table:table-cell>
          <table:table-cell table:style-name="ce1" office:value-type="float" office:value="-0.0306058563" calcext:value-type="float">
            <text:p>-3.06E-02</text:p>
          </table:table-cell>
        </table:table-row>
        <table:table-row table:style-name="ro1">
          <table:table-cell office:value-type="float" office:value="41.4817772" calcext:value-type="float">
            <text:p>41.4817772</text:p>
          </table:table-cell>
          <table:table-cell office:value-type="float" office:value="1.57184422" calcext:value-type="float">
            <text:p>1.57184422</text:p>
          </table:table-cell>
          <table:table-cell office:value-type="float" office:value="-9.4232645" calcext:value-type="float">
            <text:p>-9.4232645</text:p>
          </table:table-cell>
          <table:table-cell office:value-type="float" office:value="8.99998283" calcext:value-type="float">
            <text:p>8.99998283</text:p>
          </table:table-cell>
          <table:table-cell table:style-name="ce1" office:value-type="float" office:value="-0.00756701594" calcext:value-type="float">
            <text:p>-7.57E-03</text:p>
          </table:table-cell>
          <table:table-cell table:style-name="ce1" office:value-type="float" office:value="-0.0283650085" calcext:value-type="float">
            <text:p>-2.84E-02</text:p>
          </table:table-cell>
        </table:table-row>
        <table:table-row table:style-name="ro1">
          <table:table-cell office:value-type="float" office:value="41.5717773" calcext:value-type="float">
            <text:p>41.5717773</text:p>
          </table:table-cell>
          <table:table-cell office:value-type="float" office:value="1.57177544" calcext:value-type="float">
            <text:p>1.57177544</text:p>
          </table:table-cell>
          <table:table-cell office:value-type="float" office:value="-9.42353821" calcext:value-type="float">
            <text:p>-9.42353821</text:p>
          </table:table-cell>
          <table:table-cell office:value-type="float" office:value="8.99998665" calcext:value-type="float">
            <text:p>8.99998665</text:p>
          </table:table-cell>
          <table:table-cell table:style-name="ce1" office:value-type="float" office:value="-0.00619601272" calcext:value-type="float">
            <text:p>-6.20E-03</text:p>
          </table:table-cell>
          <table:table-cell table:style-name="ce1" office:value-type="float" office:value="-0.0265086815" calcext:value-type="float">
            <text:p>-2.65E-02</text:p>
          </table:table-cell>
        </table:table-row>
        <table:table-row table:style-name="ro1">
          <table:table-cell office:value-type="float" office:value="41.6617775" calcext:value-type="float">
            <text:p>41.6617775</text:p>
          </table:table-cell>
          <table:table-cell office:value-type="float" office:value="1.57172" calcext:value-type="float">
            <text:p>1.57172</text:p>
          </table:table-cell>
          <table:table-cell office:value-type="float" office:value="-9.4237957" calcext:value-type="float">
            <text:p>-9.4237957</text:p>
          </table:table-cell>
          <table:table-cell office:value-type="float" office:value="8.99998951" calcext:value-type="float">
            <text:p>8.99998951</text:p>
          </table:table-cell>
          <table:table-cell table:style-name="ce1" office:value-type="float" office:value="-0.00490879733" calcext:value-type="float">
            <text:p>-4.91E-03</text:p>
          </table:table-cell>
          <table:table-cell table:style-name="ce1" office:value-type="float" office:value="-0.0250091832" calcext:value-type="float">
            <text:p>-2.50E-02</text:p>
          </table:table-cell>
        </table:table-row>
        <table:table-row table:style-name="ro1">
          <table:table-cell office:value-type="float" office:value="41.7517776" calcext:value-type="float">
            <text:p>41.7517776</text:p>
          </table:table-cell>
          <table:table-cell office:value-type="float" office:value="1.57167709" calcext:value-type="float">
            <text:p>1.57167709</text:p>
          </table:table-cell>
          <table:table-cell office:value-type="float" office:value="-9.42403984" calcext:value-type="float">
            <text:p>-9.42403984</text:p>
          </table:table-cell>
          <table:table-cell office:value-type="float" office:value="8.99999142" calcext:value-type="float">
            <text:p>8.99999142</text:p>
          </table:table-cell>
          <table:table-cell table:style-name="ce1" office:value-type="float" office:value="-0.0036880495" calcext:value-type="float">
            <text:p>-3.69E-03</text:p>
          </table:table-cell>
          <table:table-cell table:style-name="ce1" office:value-type="float" office:value="-0.0238478146" calcext:value-type="float">
            <text:p>-2.38E-02</text:p>
          </table:table-cell>
        </table:table-row>
        <table:table-row table:style-name="ro1">
          <table:table-cell office:value-type="float" office:value="41.8417778" calcext:value-type="float">
            <text:p>41.8417778</text:p>
          </table:table-cell>
          <table:table-cell office:value-type="float" office:value="1.57164609" calcext:value-type="float">
            <text:p>1.57164609</text:p>
          </table:table-cell>
          <table:table-cell office:value-type="float" office:value="-9.42427349" calcext:value-type="float">
            <text:p>-9.42427349</text:p>
          </table:table-cell>
          <table:table-cell office:value-type="float" office:value="8.99999332" calcext:value-type="float">
            <text:p>8.99999332</text:p>
          </table:table-cell>
          <table:table-cell table:style-name="ce1" office:value-type="float" office:value="-0.00251730625" calcext:value-type="float">
            <text:p>-2.52E-03</text:p>
          </table:table-cell>
          <table:table-cell table:style-name="ce1" office:value-type="float" office:value="-0.023008341" calcext:value-type="float">
            <text:p>-2.30E-02</text:p>
          </table:table-cell>
        </table:table-row>
        <table:table-row table:style-name="ro1">
          <table:table-cell office:value-type="float" office:value="41.931778" calcext:value-type="float">
            <text:p>41.931778</text:p>
          </table:table-cell>
          <table:table-cell office:value-type="float" office:value="1.57162666" calcext:value-type="float">
            <text:p>1.57162666</text:p>
          </table:table-cell>
          <table:table-cell office:value-type="float" office:value="-9.42450047" calcext:value-type="float">
            <text:p>-9.42450047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-0.0013807707" calcext:value-type="float">
            <text:p>-1.38E-03</text:p>
          </table:table-cell>
          <table:table-cell table:style-name="ce1" office:value-type="float" office:value="-0.0224787239" calcext:value-type="float">
            <text:p>-2.25E-02</text:p>
          </table:table-cell>
        </table:table-row>
        <table:table-row table:style-name="ro1">
          <table:table-cell office:value-type="float" office:value="42.0217781" calcext:value-type="float">
            <text:p>42.0217781</text:p>
          </table:table-cell>
          <table:table-cell office:value-type="float" office:value="1.57161844" calcext:value-type="float">
            <text:p>1.57161844</text:p>
          </table:table-cell>
          <table:table-cell office:value-type="float" office:value="-9.42472363" calcext:value-type="float">
            <text:p>-9.42472363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-0.000263199327" calcext:value-type="float">
            <text:p>-2.63E-04</text:p>
          </table:table-cell>
          <table:table-cell table:style-name="ce1" office:value-type="float" office:value="-0.0222520567" calcext:value-type="float">
            <text:p>-2.23E-02</text:p>
          </table:table-cell>
        </table:table-row>
        <table:table-row table:style-name="ro1">
          <table:table-cell office:value-type="float" office:value="42.1117783" calcext:value-type="float">
            <text:p>42.1117783</text:p>
          </table:table-cell>
          <table:table-cell office:value-type="float" office:value="1.57162142" calcext:value-type="float">
            <text:p>1.57162142</text:p>
          </table:table-cell>
          <table:table-cell office:value-type="float" office:value="-9.42494583" calcext:value-type="float">
            <text:p>-9.42494583</text:p>
          </table:table-cell>
          <table:table-cell office:value-type="float" office:value="8.99999428" calcext:value-type="float">
            <text:p>8.99999428</text:p>
          </table:table-cell>
          <table:table-cell table:style-name="ce1" office:value-type="float" office:value="0.000850463985" calcext:value-type="float">
            <text:p>8.50E-04</text:p>
          </table:table-cell>
          <table:table-cell table:style-name="ce1" office:value-type="float" office:value="-0.0223242007" calcext:value-type="float">
            <text:p>-2.23E-02</text:p>
          </table:table-cell>
        </table:table-row>
        <table:table-row table:style-name="ro1">
          <table:table-cell office:value-type="float" office:value="42.2017784" calcext:value-type="float">
            <text:p>42.2017784</text:p>
          </table:table-cell>
          <table:table-cell office:value-type="float" office:value="1.57163548" calcext:value-type="float">
            <text:p>1.57163548</text:p>
          </table:table-cell>
          <table:table-cell office:value-type="float" office:value="-9.4251709" calcext:value-type="float">
            <text:p>-9.4251709</text:p>
          </table:table-cell>
          <table:table-cell office:value-type="float" office:value="8.99999332" calcext:value-type="float">
            <text:p>8.99999332</text:p>
          </table:table-cell>
          <table:table-cell table:style-name="ce1" office:value-type="float" office:value="0.00197513867" calcext:value-type="float">
            <text:p>1.98E-03</text:p>
          </table:table-cell>
          <table:table-cell table:style-name="ce1" office:value-type="float" office:value="-0.0226964727" calcext:value-type="float">
            <text:p>-2.27E-02</text:p>
          </table:table-cell>
        </table:table-row>
        <table:table-row table:style-name="ro1">
          <table:table-cell office:value-type="float" office:value="42.2917786" calcext:value-type="float">
            <text:p>42.2917786</text:p>
          </table:table-cell>
          <table:table-cell office:value-type="float" office:value="1.571661" calcext:value-type="float">
            <text:p>1.571661</text:p>
          </table:table-cell>
          <table:table-cell office:value-type="float" office:value="-9.42540073" calcext:value-type="float">
            <text:p>-9.42540073</text:p>
          </table:table-cell>
          <table:table-cell office:value-type="float" office:value="8.99999237" calcext:value-type="float">
            <text:p>8.99999237</text:p>
          </table:table-cell>
          <table:table-cell table:style-name="ce1" office:value-type="float" office:value="0.00312597677" calcext:value-type="float">
            <text:p>3.13E-03</text:p>
          </table:table-cell>
          <table:table-cell table:style-name="ce1" office:value-type="float" office:value="-0.0233755745" calcext:value-type="float">
            <text:p>-2.34E-02</text:p>
          </table:table-cell>
        </table:table-row>
        <table:table-row table:style-name="ro1">
          <table:table-cell office:value-type="float" office:value="42.3817787" calcext:value-type="float">
            <text:p>42.3817787</text:p>
          </table:table-cell>
          <table:table-cell office:value-type="float" office:value="1.57169819" calcext:value-type="float">
            <text:p>1.57169819</text:p>
          </table:table-cell>
          <table:table-cell office:value-type="float" office:value="-9.42563915" calcext:value-type="float">
            <text:p>-9.42563915</text:p>
          </table:table-cell>
          <table:table-cell office:value-type="float" office:value="8.99999046" calcext:value-type="float">
            <text:p>8.99999046</text:p>
          </table:table-cell>
          <table:table-cell table:style-name="ce1" office:value-type="float" office:value="0.00431853067" calcext:value-type="float">
            <text:p>4.32E-03</text:p>
          </table:table-cell>
          <table:table-cell table:style-name="ce1" office:value-type="float" office:value="-0.0243702456" calcext:value-type="float">
            <text:p>-2.44E-02</text:p>
          </table:table-cell>
        </table:table-row>
        <table:table-row table:style-name="ro1">
          <table:table-cell office:value-type="float" office:value="42.4717789" calcext:value-type="float">
            <text:p>42.4717789</text:p>
          </table:table-cell>
          <table:table-cell office:value-type="float" office:value="1.57174754" calcext:value-type="float">
            <text:p>1.57174754</text:p>
          </table:table-cell>
          <table:table-cell office:value-type="float" office:value="-9.42588902" calcext:value-type="float">
            <text:p>-9.42588902</text:p>
          </table:table-cell>
          <table:table-cell office:value-type="float" office:value="8.9999876" calcext:value-type="float">
            <text:p>8.9999876</text:p>
          </table:table-cell>
          <table:table-cell table:style-name="ce1" office:value-type="float" office:value="0.00556886895" calcext:value-type="float">
            <text:p>5.57E-03</text:p>
          </table:table-cell>
          <table:table-cell table:style-name="ce1" office:value-type="float" office:value="-0.0256935544" calcext:value-type="float">
            <text:p>-2.57E-02</text:p>
          </table:table-cell>
        </table:table-row>
        <table:table-row table:style-name="ro1">
          <table:table-cell office:value-type="float" office:value="42.561779" calcext:value-type="float">
            <text:p>42.561779</text:p>
          </table:table-cell>
          <table:table-cell office:value-type="float" office:value="1.57180977" calcext:value-type="float">
            <text:p>1.57180977</text:p>
          </table:table-cell>
          <table:table-cell office:value-type="float" office:value="-9.42615414" calcext:value-type="float">
            <text:p>-9.42615414</text:p>
          </table:table-cell>
          <table:table-cell office:value-type="float" office:value="8.99998474" calcext:value-type="float">
            <text:p>8.99998474</text:p>
          </table:table-cell>
          <table:table-cell table:style-name="ce1" office:value-type="float" office:value="0.00689385366" calcext:value-type="float">
            <text:p>6.89E-03</text:p>
          </table:table-cell>
          <table:table-cell table:style-name="ce1" office:value-type="float" office:value="-0.0273638591" calcext:value-type="float">
            <text:p>-2.74E-02</text:p>
          </table:table-cell>
        </table:table-row>
        <table:table-row table:style-name="ro1">
          <table:table-cell office:value-type="float" office:value="42.6517792" calcext:value-type="float">
            <text:p>42.6517792</text:p>
          </table:table-cell>
          <table:table-cell office:value-type="float" office:value="1.5718857" calcext:value-type="float">
            <text:p>1.5718857</text:p>
          </table:table-cell>
          <table:table-cell office:value-type="float" office:value="-9.42643738" calcext:value-type="float">
            <text:p>-9.42643738</text:p>
          </table:table-cell>
          <table:table-cell office:value-type="float" office:value="8.99997997" calcext:value-type="float">
            <text:p>8.99997997</text:p>
          </table:table-cell>
          <table:table-cell table:style-name="ce1" office:value-type="float" office:value="0.00831136294" calcext:value-type="float">
            <text:p>8.31E-03</text:p>
          </table:table-cell>
          <table:table-cell table:style-name="ce1" office:value-type="float" office:value="-0.0294030178" calcext:value-type="float">
            <text:p>-2.94E-02</text:p>
          </table:table-cell>
        </table:table-row>
        <table:table-row table:style-name="ro1">
          <table:table-cell office:value-type="float" office:value="42.7417793" calcext:value-type="float">
            <text:p>42.7417793</text:p>
          </table:table-cell>
          <table:table-cell office:value-type="float" office:value="1.5719763" calcext:value-type="float">
            <text:p>1.5719763</text:p>
          </table:table-cell>
          <table:table-cell office:value-type="float" office:value="-9.42674351" calcext:value-type="float">
            <text:p>-9.42674351</text:p>
          </table:table-cell>
          <table:table-cell office:value-type="float" office:value="8.99997425" calcext:value-type="float">
            <text:p>8.99997425</text:p>
          </table:table-cell>
          <table:table-cell table:style-name="ce1" office:value-type="float" office:value="0.0098405201" calcext:value-type="float">
            <text:p>9.84E-03</text:p>
          </table:table-cell>
          <table:table-cell table:style-name="ce1" office:value-type="float" office:value="-0.0318390094" calcext:value-type="float">
            <text:p>-3.18E-02</text:p>
          </table:table-cell>
        </table:table-row>
        <table:table-row table:style-name="ro1">
          <table:table-cell office:value-type="float" office:value="42.8317795" calcext:value-type="float">
            <text:p>42.8317795</text:p>
          </table:table-cell>
          <table:table-cell office:value-type="float" office:value="1.57208288" calcext:value-type="float">
            <text:p>1.57208288</text:p>
          </table:table-cell>
          <table:table-cell office:value-type="float" office:value="-9.42707634" calcext:value-type="float">
            <text:p>-9.42707634</text:p>
          </table:table-cell>
          <table:table-cell office:value-type="float" office:value="8.99996758" calcext:value-type="float">
            <text:p>8.99996758</text:p>
          </table:table-cell>
          <table:table-cell table:style-name="ce1" office:value-type="float" office:value="0.0115020238" calcext:value-type="float">
            <text:p>1.15E-02</text:p>
          </table:table-cell>
          <table:table-cell table:style-name="ce1" office:value-type="float" office:value="-0.0347070955" calcext:value-type="float">
            <text:p>-3.47E-02</text:p>
          </table:table-cell>
        </table:table-row>
        <table:table-row table:style-name="ro1">
          <table:table-cell office:value-type="float" office:value="42.9217796" calcext:value-type="float">
            <text:p>42.9217796</text:p>
          </table:table-cell>
          <table:table-cell office:value-type="float" office:value="1.57220685" calcext:value-type="float">
            <text:p>1.57220685</text:p>
          </table:table-cell>
          <table:table-cell office:value-type="float" office:value="-9.42743969" calcext:value-type="float">
            <text:p>-9.42743969</text:p>
          </table:table-cell>
          <table:table-cell office:value-type="float" office:value="8.99995899" calcext:value-type="float">
            <text:p>8.99995899</text:p>
          </table:table-cell>
          <table:table-cell table:style-name="ce1" office:value-type="float" office:value="0.0133184381" calcext:value-type="float">
            <text:p>1.33E-02</text:p>
          </table:table-cell>
          <table:table-cell table:style-name="ce1" office:value-type="float" office:value="-0.0380456708" calcext:value-type="float">
            <text:p>-3.80E-02</text:p>
          </table:table-cell>
        </table:table-row>
        <table:table-row table:style-name="ro1">
          <table:table-cell office:value-type="float" office:value="43.0117798" calcext:value-type="float">
            <text:p>43.0117798</text:p>
          </table:table-cell>
          <table:table-cell office:value-type="float" office:value="1.57234991" calcext:value-type="float">
            <text:p>1.57234991</text:p>
          </table:table-cell>
          <table:table-cell office:value-type="float" office:value="-9.42783928" calcext:value-type="float">
            <text:p>-9.42783928</text:p>
          </table:table-cell>
          <table:table-cell office:value-type="float" office:value="8.99994755" calcext:value-type="float">
            <text:p>8.99994755</text:p>
          </table:table-cell>
          <table:table-cell table:style-name="ce1" office:value-type="float" office:value="0.0153143154" calcext:value-type="float">
            <text:p>1.53E-02</text:p>
          </table:table-cell>
          <table:table-cell table:style-name="ce1" office:value-type="float" office:value="-0.0418984443" calcext:value-type="float">
            <text:p>-4.19E-02</text:p>
          </table:table-cell>
        </table:table-row>
        <table:table-row table:style-name="ro1">
          <table:table-cell office:value-type="float" office:value="43.1017799" calcext:value-type="float">
            <text:p>43.1017799</text:p>
          </table:table-cell>
          <table:table-cell office:value-type="float" office:value="1.57251382" calcext:value-type="float">
            <text:p>1.57251382</text:p>
          </table:table-cell>
          <table:table-cell office:value-type="float" office:value="-9.42827988" calcext:value-type="float">
            <text:p>-9.42827988</text:p>
          </table:table-cell>
          <table:table-cell office:value-type="float" office:value="8.99993324" calcext:value-type="float">
            <text:p>8.99993324</text:p>
          </table:table-cell>
          <table:table-cell table:style-name="ce1" office:value-type="float" office:value="0.0175167117" calcext:value-type="float">
            <text:p>1.75E-02</text:p>
          </table:table-cell>
          <table:table-cell table:style-name="ce1" office:value-type="float" office:value="-0.0463190153" calcext:value-type="float">
            <text:p>-4.63E-02</text:p>
          </table:table-cell>
        </table:table-row>
        <table:table-row table:style-name="ro1">
          <table:table-cell office:value-type="float" office:value="43.1917801" calcext:value-type="float">
            <text:p>43.1917801</text:p>
          </table:table-cell>
          <table:table-cell office:value-type="float" office:value="1.57270098" calcext:value-type="float">
            <text:p>1.57270098</text:p>
          </table:table-cell>
          <table:table-cell office:value-type="float" office:value="-9.42876816" calcext:value-type="float">
            <text:p>-9.42876816</text:p>
          </table:table-cell>
          <table:table-cell office:value-type="float" office:value="8.99991512" calcext:value-type="float">
            <text:p>8.99991512</text:p>
          </table:table-cell>
          <table:table-cell table:style-name="ce1" office:value-type="float" office:value="0.0199554563" calcext:value-type="float">
            <text:p>2.00E-02</text:p>
          </table:table-cell>
          <table:table-cell table:style-name="ce1" office:value-type="float" office:value="-0.0513662547" calcext:value-type="float">
            <text:p>-5.14E-02</text:p>
          </table:table-cell>
        </table:table-row>
        <table:table-row table:style-name="ro1">
          <table:table-cell office:value-type="float" office:value="43.2817802" calcext:value-type="float">
            <text:p>43.2817802</text:p>
          </table:table-cell>
          <table:table-cell office:value-type="float" office:value="1.57291389" calcext:value-type="float">
            <text:p>1.57291389</text:p>
          </table:table-cell>
          <table:table-cell office:value-type="float" office:value="-9.42930984" calcext:value-type="float">
            <text:p>-9.42930984</text:p>
          </table:table-cell>
          <table:table-cell office:value-type="float" office:value="8.99989223" calcext:value-type="float">
            <text:p>8.99989223</text:p>
          </table:table-cell>
          <table:table-cell table:style-name="ce1" office:value-type="float" office:value="0.0226635505" calcext:value-type="float">
            <text:p>2.27E-02</text:p>
          </table:table-cell>
          <table:table-cell table:style-name="ce1" office:value-type="float" office:value="-0.0571091063" calcext:value-type="float">
            <text:p>-5.71E-02</text:p>
          </table:table-cell>
        </table:table-row>
        <table:table-row table:style-name="ro1">
          <table:table-cell office:value-type="float" office:value="43.3717804" calcext:value-type="float">
            <text:p>43.3717804</text:p>
          </table:table-cell>
          <table:table-cell office:value-type="float" office:value="1.57315528" calcext:value-type="float">
            <text:p>1.57315528</text:p>
          </table:table-cell>
          <table:table-cell office:value-type="float" office:value="-9.42991257" calcext:value-type="float">
            <text:p>-9.42991257</text:p>
          </table:table-cell>
          <table:table-cell office:value-type="float" office:value="8.99986267" calcext:value-type="float">
            <text:p>8.99986267</text:p>
          </table:table-cell>
          <table:table-cell table:style-name="ce1" office:value-type="float" office:value="0.0256776307" calcext:value-type="float">
            <text:p>2.57E-02</text:p>
          </table:table-cell>
          <table:table-cell table:style-name="ce1" office:value-type="float" office:value="-0.063623473" calcext:value-type="float">
            <text:p>-6.36E-02</text:p>
          </table:table-cell>
        </table:table-row>
        <table:table-row table:style-name="ro1">
          <table:table-cell office:value-type="float" office:value="43.4617805" calcext:value-type="float">
            <text:p>43.4617805</text:p>
          </table:table-cell>
          <table:table-cell office:value-type="float" office:value="1.57342851" calcext:value-type="float">
            <text:p>1.57342851</text:p>
          </table:table-cell>
          <table:table-cell office:value-type="float" office:value="-9.43058491" calcext:value-type="float">
            <text:p>-9.43058491</text:p>
          </table:table-cell>
          <table:table-cell office:value-type="float" office:value="8.99982548" calcext:value-type="float">
            <text:p>8.99982548</text:p>
          </table:table-cell>
          <table:table-cell table:style-name="ce1" office:value-type="float" office:value="0.0290384647" calcext:value-type="float">
            <text:p>2.90E-02</text:p>
          </table:table-cell>
          <table:table-cell table:style-name="ce1" office:value-type="float" office:value="-0.0709991381" calcext:value-type="float">
            <text:p>-7.10E-02</text:p>
          </table:table-cell>
        </table:table-row>
        <table:table-row table:style-name="ro1">
          <table:table-cell office:value-type="float" office:value="43.5517769" calcext:value-type="float">
            <text:p>43.5517769</text:p>
          </table:table-cell>
          <table:table-cell office:value-type="float" office:value="1.57373726" calcext:value-type="float">
            <text:p>1.57373726</text:p>
          </table:table-cell>
          <table:table-cell office:value-type="float" office:value="-9.43133545" calcext:value-type="float">
            <text:p>-9.43133545</text:p>
          </table:table-cell>
          <table:table-cell office:value-type="float" office:value="8.99977875" calcext:value-type="float">
            <text:p>8.99977875</text:p>
          </table:table-cell>
          <table:table-cell table:style-name="ce1" office:value-type="float" office:value="0.0327915065" calcext:value-type="float">
            <text:p>3.28E-02</text:p>
          </table:table-cell>
          <table:table-cell table:style-name="ce1" office:value-type="float" office:value="-0.0793335065" calcext:value-type="float">
            <text:p>-7.93E-02</text:p>
          </table:table-cell>
        </table:table-row>
        <table:table-row table:style-name="ro1">
          <table:table-cell office:value-type="float" office:value="43.6417732" calcext:value-type="float">
            <text:p>43.6417732</text:p>
          </table:table-cell>
          <table:table-cell office:value-type="float" office:value="1.57408571" calcext:value-type="float">
            <text:p>1.57408571</text:p>
          </table:table-cell>
          <table:table-cell office:value-type="float" office:value="-9.43217468" calcext:value-type="float">
            <text:p>-9.43217468</text:p>
          </table:table-cell>
          <table:table-cell office:value-type="float" office:value="8.99972057" calcext:value-type="float">
            <text:p>8.99972057</text:p>
          </table:table-cell>
          <table:table-cell table:style-name="ce1" office:value-type="float" office:value="0.0369873866" calcext:value-type="float">
            <text:p>3.70E-02</text:p>
          </table:table-cell>
          <table:table-cell table:style-name="ce1" office:value-type="float" office:value="-0.0887392536" calcext:value-type="float">
            <text:p>-8.87E-02</text:p>
          </table:table-cell>
        </table:table-row>
        <table:table-row table:style-name="ro1">
          <table:table-cell office:value-type="float" office:value="43.7317696" calcext:value-type="float">
            <text:p>43.7317696</text:p>
          </table:table-cell>
          <table:table-cell office:value-type="float" office:value="1.57447863" calcext:value-type="float">
            <text:p>1.57447863</text:p>
          </table:table-cell>
          <table:table-cell office:value-type="float" office:value="-9.43311405" calcext:value-type="float">
            <text:p>-9.43311405</text:p>
          </table:table-cell>
          <table:table-cell office:value-type="float" office:value="8.99964714" calcext:value-type="float">
            <text:p>8.99964714</text:p>
          </table:table-cell>
          <table:table-cell table:style-name="ce1" office:value-type="float" office:value="0.0416827239" calcext:value-type="float">
            <text:p>4.17E-02</text:p>
          </table:table-cell>
          <table:table-cell table:style-name="ce1" office:value-type="float" office:value="-0.0993432254" calcext:value-type="float">
            <text:p>-9.93E-02</text:p>
          </table:table-cell>
        </table:table-row>
        <table:table-row table:style-name="ro1">
          <table:table-cell office:value-type="float" office:value="43.8217659" calcext:value-type="float">
            <text:p>43.8217659</text:p>
          </table:table-cell>
          <table:table-cell office:value-type="float" office:value="1.57492125" calcext:value-type="float">
            <text:p>1.57492125</text:p>
          </table:table-cell>
          <table:table-cell office:value-type="float" office:value="-9.43416595" calcext:value-type="float">
            <text:p>-9.43416595</text:p>
          </table:table-cell>
          <table:table-cell office:value-type="float" office:value="8.99955368" calcext:value-type="float">
            <text:p>8.99955368</text:p>
          </table:table-cell>
          <table:table-cell table:style-name="ce1" office:value-type="float" office:value="0.0469408929" calcext:value-type="float">
            <text:p>4.69E-02</text:p>
          </table:table-cell>
          <table:table-cell office:value-type="float" office:value="-0.111290723" calcext:value-type="float">
            <text:p>-0.111290723</text:p>
          </table:table-cell>
        </table:table-row>
        <table:table-row table:style-name="ro1">
          <table:table-cell office:value-type="float" office:value="43.9117622" calcext:value-type="float">
            <text:p>43.9117622</text:p>
          </table:table-cell>
          <table:table-cell office:value-type="float" office:value="1.57541955" calcext:value-type="float">
            <text:p>1.57541955</text:p>
          </table:table-cell>
          <table:table-cell office:value-type="float" office:value="-9.4353447" calcext:value-type="float">
            <text:p>-9.4353447</text:p>
          </table:table-cell>
          <table:table-cell office:value-type="float" office:value="8.99943638" calcext:value-type="float">
            <text:p>8.99943638</text:p>
          </table:table-cell>
          <table:table-cell table:style-name="ce1" office:value-type="float" office:value="0.0528328903" calcext:value-type="float">
            <text:p>5.28E-02</text:p>
          </table:table-cell>
          <table:table-cell office:value-type="float" office:value="-0.12474224" calcext:value-type="float">
            <text:p>-0.12474224</text:p>
          </table:table-cell>
        </table:table-row>
        <table:table-row table:style-name="ro1">
          <table:table-cell office:value-type="float" office:value="44.0017548" calcext:value-type="float">
            <text:p>44.0017548</text:p>
          </table:table-cell>
          <table:table-cell office:value-type="float" office:value="1.57598031" calcext:value-type="float">
            <text:p>1.57598031</text:p>
          </table:table-cell>
          <table:table-cell office:value-type="float" office:value="-9.43666649" calcext:value-type="float">
            <text:p>-9.43666649</text:p>
          </table:table-cell>
          <table:table-cell office:value-type="float" office:value="8.99928761" calcext:value-type="float">
            <text:p>8.99928761</text:p>
          </table:table-cell>
          <table:table-cell table:style-name="ce1" office:value-type="float" office:value="0.0594381988" calcext:value-type="float">
            <text:p>5.94E-02</text:p>
          </table:table-cell>
          <table:table-cell office:value-type="float" office:value="-0.139879361" calcext:value-type="float">
            <text:p>-0.139879361</text:p>
          </table:table-cell>
        </table:table-row>
        <table:table-row table:style-name="ro1">
          <table:table-cell office:value-type="float" office:value="44.0917473" calcext:value-type="float">
            <text:p>44.0917473</text:p>
          </table:table-cell>
          <table:table-cell office:value-type="float" office:value="1.57661104" calcext:value-type="float">
            <text:p>1.57661104</text:p>
          </table:table-cell>
          <table:table-cell office:value-type="float" office:value="-9.4381485" calcext:value-type="float">
            <text:p>-9.4381485</text:p>
          </table:table-cell>
          <table:table-cell office:value-type="float" office:value="8.99910069" calcext:value-type="float">
            <text:p>8.99910069</text:p>
          </table:table-cell>
          <table:table-cell table:style-name="ce1" office:value-type="float" office:value="0.0668458939" calcext:value-type="float">
            <text:p>6.68E-02</text:p>
          </table:table-cell>
          <table:table-cell office:value-type="float" office:value="-0.156907648" calcext:value-type="float">
            <text:p>-0.156907648</text:p>
          </table:table-cell>
        </table:table-row>
        <table:table-row table:style-name="ro1">
          <table:table-cell office:value-type="float" office:value="44.181736" calcext:value-type="float">
            <text:p>44.181736</text:p>
          </table:table-cell>
          <table:table-cell office:value-type="float" office:value="1.57732022" calcext:value-type="float">
            <text:p>1.57732022</text:p>
          </table:table-cell>
          <table:table-cell office:value-type="float" office:value="-9.43981171" calcext:value-type="float">
            <text:p>-9.43981171</text:p>
          </table:table-cell>
          <table:table-cell office:value-type="float" office:value="8.99886417" calcext:value-type="float">
            <text:p>8.99886417</text:p>
          </table:table-cell>
          <table:table-cell table:style-name="ce1" office:value-type="float" office:value="0.0751558691" calcext:value-type="float">
            <text:p>7.52E-02</text:p>
          </table:table-cell>
          <table:table-cell office:value-type="float" office:value="-0.176056832" calcext:value-type="float">
            <text:p>-0.176056832</text:p>
          </table:table-cell>
        </table:table-row>
        <table:table-row table:style-name="ro1">
          <table:table-cell office:value-type="float" office:value="44.2717247" calcext:value-type="float">
            <text:p>44.2717247</text:p>
          </table:table-cell>
          <table:table-cell office:value-type="float" office:value="1.57811749" calcext:value-type="float">
            <text:p>1.57811749</text:p>
          </table:table-cell>
          <table:table-cell office:value-type="float" office:value="-9.44167805" calcext:value-type="float">
            <text:p>-9.44167805</text:p>
          </table:table-cell>
          <table:table-cell office:value-type="float" office:value="8.99856663" calcext:value-type="float">
            <text:p>8.99856663</text:p>
          </table:table-cell>
          <table:table-cell table:style-name="ce1" office:value-type="float" office:value="0.0844800547" calcext:value-type="float">
            <text:p>8.45E-02</text:p>
          </table:table-cell>
          <table:table-cell office:value-type="float" office:value="-0.197586134" calcext:value-type="float">
            <text:p>-0.197586134</text:p>
          </table:table-cell>
        </table:table-row>
        <table:table-row table:style-name="ro1">
          <table:table-cell office:value-type="float" office:value="44.3617096" calcext:value-type="float">
            <text:p>44.3617096</text:p>
          </table:table-cell>
          <table:table-cell office:value-type="float" office:value="1.57901359" calcext:value-type="float">
            <text:p>1.57901359</text:p>
          </table:table-cell>
          <table:table-cell office:value-type="float" office:value="-9.44377232" calcext:value-type="float">
            <text:p>-9.44377232</text:p>
          </table:table-cell>
          <table:table-cell office:value-type="float" office:value="8.99819088" calcext:value-type="float">
            <text:p>8.99819088</text:p>
          </table:table-cell>
          <table:table-cell table:style-name="ce1" office:value-type="float" office:value="0.0949439704" calcext:value-type="float">
            <text:p>9.49E-02</text:p>
          </table:table-cell>
          <table:table-cell office:value-type="float" office:value="-0.221786946" calcext:value-type="float">
            <text:p>-0.221786946</text:p>
          </table:table-cell>
        </table:table-row>
        <table:table-row table:style-name="ro1">
          <table:table-cell office:value-type="float" office:value="44.4516907" calcext:value-type="float">
            <text:p>44.4516907</text:p>
          </table:table-cell>
          <table:table-cell office:value-type="float" office:value="1.58002067" calcext:value-type="float">
            <text:p>1.58002067</text:p>
          </table:table-cell>
          <table:table-cell office:value-type="float" office:value="-9.44612312" calcext:value-type="float">
            <text:p>-9.44612312</text:p>
          </table:table-cell>
          <table:table-cell office:value-type="float" office:value="8.9977169" calcext:value-type="float">
            <text:p>8.9977169</text:p>
          </table:table-cell>
          <table:table-cell office:value-type="float" office:value="0.106688187" calcext:value-type="float">
            <text:p>0.106688187</text:p>
          </table:table-cell>
          <table:table-cell office:value-type="float" office:value="-0.248983935" calcext:value-type="float">
            <text:p>-0.248983935</text:p>
          </table:table-cell>
        </table:table-row>
        <table:table-row table:style-name="ro1">
          <table:table-cell office:value-type="float" office:value="44.5416641" calcext:value-type="float">
            <text:p>44.5416641</text:p>
          </table:table-cell>
          <table:table-cell office:value-type="float" office:value="1.5811522" calcext:value-type="float">
            <text:p>1.5811522</text:p>
          </table:table-cell>
          <table:table-cell office:value-type="float" office:value="-9.44876289" calcext:value-type="float">
            <text:p>-9.44876289</text:p>
          </table:table-cell>
          <table:table-cell office:value-type="float" office:value="8.99711895" calcext:value-type="float">
            <text:p>8.99711895</text:p>
          </table:table-cell>
          <table:table-cell office:value-type="float" office:value="0.119870119" calcext:value-type="float">
            <text:p>0.119870119</text:p>
          </table:table-cell>
          <table:table-cell office:value-type="float" office:value="-0.279542983" calcext:value-type="float">
            <text:p>-0.279542983</text:p>
          </table:table-cell>
        </table:table-row>
        <table:table-row table:style-name="ro1">
          <table:table-cell office:value-type="float" office:value="44.6316299" calcext:value-type="float">
            <text:p>44.6316299</text:p>
          </table:table-cell>
          <table:table-cell office:value-type="float" office:value="1.58242345" calcext:value-type="float">
            <text:p>1.58242345</text:p>
          </table:table-cell>
          <table:table-cell office:value-type="float" office:value="-9.45172691" calcext:value-type="float">
            <text:p>-9.45172691</text:p>
          </table:table-cell>
          <table:table-cell office:value-type="float" office:value="8.99636459" calcext:value-type="float">
            <text:p>8.99636459</text:p>
          </table:table-cell>
          <table:table-cell office:value-type="float" office:value="0.134666175" calcext:value-type="float">
            <text:p>0.134666175</text:p>
          </table:table-cell>
          <table:table-cell office:value-type="float" office:value="-0.313879222" calcext:value-type="float">
            <text:p>-0.313879222</text:p>
          </table:table-cell>
        </table:table-row>
        <table:table-row table:style-name="ro1">
          <table:table-cell office:value-type="float" office:value="44.7215881" calcext:value-type="float">
            <text:p>44.7215881</text:p>
          </table:table-cell>
          <table:table-cell office:value-type="float" office:value="1.58385158" calcext:value-type="float">
            <text:p>1.58385158</text:p>
          </table:table-cell>
          <table:table-cell office:value-type="float" office:value="-9.45505524" calcext:value-type="float">
            <text:p>-9.45505524</text:p>
          </table:table-cell>
          <table:table-cell office:value-type="float" office:value="8.99541283" calcext:value-type="float">
            <text:p>8.99541283</text:p>
          </table:table-cell>
          <table:table-cell office:value-type="float" office:value="0.151273921" calcext:value-type="float">
            <text:p>0.151273921</text:p>
          </table:table-cell>
          <table:table-cell office:value-type="float" office:value="-0.352456748" calcext:value-type="float">
            <text:p>-0.352456748</text:p>
          </table:table-cell>
        </table:table-row>
        <table:table-row table:style-name="ro1">
          <table:table-cell office:value-type="float" office:value="44.8115349" calcext:value-type="float">
            <text:p>44.8115349</text:p>
          </table:table-cell>
          <table:table-cell office:value-type="float" office:value="1.58545578" calcext:value-type="float">
            <text:p>1.58545578</text:p>
          </table:table-cell>
          <table:table-cell office:value-type="float" office:value="-9.45879269" calcext:value-type="float">
            <text:p>-9.45879269</text:p>
          </table:table-cell>
          <table:table-cell office:value-type="float" office:value="8.99421215" calcext:value-type="float">
            <text:p>8.99421215</text:p>
          </table:table-cell>
          <table:table-cell office:value-type="float" office:value="0.16991435" calcext:value-type="float">
            <text:p>0.16991435</text:p>
          </table:table-cell>
          <table:table-cell office:value-type="float" office:value="-0.395795882" calcext:value-type="float">
            <text:p>-0.395795882</text:p>
          </table:table-cell>
        </table:table-row>
        <table:table-row table:style-name="ro1">
          <table:table-cell office:value-type="float" office:value="44.9014702" calcext:value-type="float">
            <text:p>44.9014702</text:p>
          </table:table-cell>
          <table:table-cell office:value-type="float" office:value="1.5872575" calcext:value-type="float">
            <text:p>1.5872575</text:p>
          </table:table-cell>
          <table:table-cell office:value-type="float" office:value="-9.46298981" calcext:value-type="float">
            <text:p>-9.46298981</text:p>
          </table:table-cell>
          <table:table-cell office:value-type="float" office:value="8.99269772" calcext:value-type="float">
            <text:p>8.99269772</text:p>
          </table:table-cell>
          <table:table-cell office:value-type="float" office:value="0.190834478" calcext:value-type="float">
            <text:p>0.190834478</text:p>
          </table:table-cell>
          <table:table-cell office:value-type="float" office:value="-0.444479614" calcext:value-type="float">
            <text:p>-0.444479614</text:p>
          </table:table-cell>
        </table:table-row>
        <table:table-row table:style-name="ro1">
          <table:table-cell office:value-type="float" office:value="44.9913864" calcext:value-type="float">
            <text:p>44.9913864</text:p>
          </table:table-cell>
          <table:table-cell office:value-type="float" office:value="1.58928096" calcext:value-type="float">
            <text:p>1.58928096</text:p>
          </table:table-cell>
          <table:table-cell office:value-type="float" office:value="-9.46770287" calcext:value-type="float">
            <text:p>-9.46770287</text:p>
          </table:table-cell>
          <table:table-cell office:value-type="float" office:value="8.99078751" calcext:value-type="float">
            <text:p>8.99078751</text:p>
          </table:table-cell>
          <table:table-cell office:value-type="float" office:value="0.21431005" calcext:value-type="float">
            <text:p>0.21431005</text:p>
          </table:table-cell>
          <table:table-cell office:value-type="float" office:value="-0.499165833" calcext:value-type="float">
            <text:p>-0.499165833</text:p>
          </table:table-cell>
        </table:table-row>
        <table:table-row table:style-name="ro1">
          <table:table-cell office:value-type="float" office:value="45.0812836" calcext:value-type="float">
            <text:p>45.0812836</text:p>
          </table:table-cell>
          <table:table-cell office:value-type="float" office:value="1.59155321" calcext:value-type="float">
            <text:p>1.59155321</text:p>
          </table:table-cell>
          <table:table-cell office:value-type="float" office:value="-9.47299576" calcext:value-type="float">
            <text:p>-9.47299576</text:p>
          </table:table-cell>
          <table:table-cell office:value-type="float" office:value="8.98837852" calcext:value-type="float">
            <text:p>8.98837852</text:p>
          </table:table-cell>
          <table:table-cell office:value-type="float" office:value="0.240648374" calcext:value-type="float">
            <text:p>0.240648374</text:p>
          </table:table-cell>
          <table:table-cell office:value-type="float" office:value="-0.560587525" calcext:value-type="float">
            <text:p>-0.560587525</text:p>
          </table:table-cell>
        </table:table-row>
        <table:table-row table:style-name="ro1">
          <table:table-cell office:value-type="float" office:value="45.171154" calcext:value-type="float">
            <text:p>45.171154</text:p>
          </table:table-cell>
          <table:table-cell office:value-type="float" office:value="1.59410453" calcext:value-type="float">
            <text:p>1.59410453</text:p>
          </table:table-cell>
          <table:table-cell office:value-type="float" office:value="-9.47894001" calcext:value-type="float">
            <text:p>-9.47894001</text:p>
          </table:table-cell>
          <table:table-cell office:value-type="float" office:value="8.98534107" calcext:value-type="float">
            <text:p>8.98534107</text:p>
          </table:table-cell>
          <table:table-cell office:value-type="float" office:value="0.270191133" calcext:value-type="float">
            <text:p>0.270191133</text:p>
          </table:table-cell>
          <table:table-cell office:value-type="float" office:value="-0.629570842" calcext:value-type="float">
            <text:p>-0.629570842</text:p>
          </table:table-cell>
        </table:table-row>
        <table:table-row table:style-name="ro1">
          <table:table-cell office:value-type="float" office:value="45.2609901" calcext:value-type="float">
            <text:p>45.2609901</text:p>
          </table:table-cell>
          <table:table-cell office:value-type="float" office:value="1.59696889" calcext:value-type="float">
            <text:p>1.59696889</text:p>
          </table:table-cell>
          <table:table-cell office:value-type="float" office:value="-9.48561573" calcext:value-type="float">
            <text:p>-9.48561573</text:p>
          </table:table-cell>
          <table:table-cell office:value-type="float" office:value="8.98151112" calcext:value-type="float">
            <text:p>8.98151112</text:p>
          </table:table-cell>
          <table:table-cell office:value-type="float" office:value="0.303317398" calcext:value-type="float">
            <text:p>0.303317398</text:p>
          </table:table-cell>
          <table:table-cell office:value-type="float" office:value="-0.707040906" calcext:value-type="float">
            <text:p>-0.707040906</text:p>
          </table:table-cell>
        </table:table-row>
        <table:table-row table:style-name="ro1">
          <table:table-cell office:value-type="float" office:value="45.3507805" calcext:value-type="float">
            <text:p>45.3507805</text:p>
          </table:table-cell>
          <table:table-cell office:value-type="float" office:value="1.6001842" calcext:value-type="float">
            <text:p>1.6001842</text:p>
          </table:table-cell>
          <table:table-cell office:value-type="float" office:value="-9.49311256" calcext:value-type="float">
            <text:p>-9.49311256</text:p>
          </table:table-cell>
          <table:table-cell office:value-type="float" office:value="8.97668266" calcext:value-type="float">
            <text:p>8.97668266</text:p>
          </table:table-cell>
          <table:table-cell office:value-type="float" office:value="0.340446293" calcext:value-type="float">
            <text:p>0.340446293</text:p>
          </table:table-cell>
          <table:table-cell office:value-type="float" office:value="-0.794035614" calcext:value-type="float">
            <text:p>-0.794035614</text:p>
          </table:table-cell>
        </table:table-row>
        <table:table-row table:style-name="ro1">
          <table:table-cell office:value-type="float" office:value="45.4405174" calcext:value-type="float">
            <text:p>45.4405174</text:p>
          </table:table-cell>
          <table:table-cell office:value-type="float" office:value="1.60379267" calcext:value-type="float">
            <text:p>1.60379267</text:p>
          </table:table-cell>
          <table:table-cell office:value-type="float" office:value="-9.5015316" calcext:value-type="float">
            <text:p>-9.5015316</text:p>
          </table:table-cell>
          <table:table-cell office:value-type="float" office:value="8.97059631" calcext:value-type="float">
            <text:p>8.97059631</text:p>
          </table:table-cell>
          <table:table-cell office:value-type="float" office:value="0.38203904" calcext:value-type="float">
            <text:p>0.38203904</text:p>
          </table:table-cell>
          <table:table-cell office:value-type="float" office:value="-0.891716421" calcext:value-type="float">
            <text:p>-0.891716421</text:p>
          </table:table-cell>
        </table:table-row>
        <table:table-row table:style-name="ro1">
          <table:table-cell office:value-type="float" office:value="45.5301857" calcext:value-type="float">
            <text:p>45.5301857</text:p>
          </table:table-cell>
          <table:table-cell office:value-type="float" office:value="1.60784149" calcext:value-type="float">
            <text:p>1.60784149</text:p>
          </table:table-cell>
          <table:table-cell office:value-type="float" office:value="-9.51098633" calcext:value-type="float">
            <text:p>-9.51098633</text:p>
          </table:table-cell>
          <table:table-cell office:value-type="float" office:value="8.96292591" calcext:value-type="float">
            <text:p>8.96292591</text:p>
          </table:table-cell>
          <table:table-cell office:value-type="float" office:value="0.42860043" calcext:value-type="float">
            <text:p>0.42860043</text:p>
          </table:table-cell>
          <table:table-cell office:value-type="float" office:value="-1.00138235" calcext:value-type="float">
            <text:p>-1.00138235</text:p>
          </table:table-cell>
        </table:table-row>
        <table:table-row table:style-name="ro1">
          <table:table-cell office:value-type="float" office:value="45.6197701" calcext:value-type="float">
            <text:p>45.6197701</text:p>
          </table:table-cell>
          <table:table-cell office:value-type="float" office:value="1.61238301" calcext:value-type="float">
            <text:p>1.61238301</text:p>
          </table:table-cell>
          <table:table-cell office:value-type="float" office:value="-9.52160358" calcext:value-type="float">
            <text:p>-9.52160358</text:p>
          </table:table-cell>
          <table:table-cell office:value-type="float" office:value="8.95326328" calcext:value-type="float">
            <text:p>8.95326328</text:p>
          </table:table-cell>
          <table:table-cell office:value-type="float" office:value="0.480678648" calcext:value-type="float">
            <text:p>0.480678648</text:p>
          </table:table-cell>
          <table:table-cell office:value-type="float" office:value="-1.12449086" calcext:value-type="float">
            <text:p>-1.12449086</text:p>
          </table:table-cell>
        </table:table-row>
        <table:table-row table:style-name="ro1">
          <table:table-cell office:value-type="float" office:value="45.7092438" calcext:value-type="float">
            <text:p>45.7092438</text:p>
          </table:table-cell>
          <table:table-cell office:value-type="float" office:value="1.61747539" calcext:value-type="float">
            <text:p>1.61747539</text:p>
          </table:table-cell>
          <table:table-cell office:value-type="float" office:value="-9.53352642" calcext:value-type="float">
            <text:p>-9.53352642</text:p>
          </table:table-cell>
          <table:table-cell office:value-type="float" office:value="8.9410944" calcext:value-type="float">
            <text:p>8.9410944</text:p>
          </table:table-cell>
          <table:table-cell office:value-type="float" office:value="0.538863122" calcext:value-type="float">
            <text:p>0.538863122</text:p>
          </table:table-cell>
          <table:table-cell office:value-type="float" office:value="-1.26266623" calcext:value-type="float">
            <text:p>-1.26266623</text:p>
          </table:table-cell>
        </table:table-row>
        <table:table-row table:style-name="ro1">
          <table:table-cell office:value-type="float" office:value="45.7985802" calcext:value-type="float">
            <text:p>45.7985802</text:p>
          </table:table-cell>
          <table:table-cell office:value-type="float" office:value="1.62318277" calcext:value-type="float">
            <text:p>1.62318277</text:p>
          </table:table-cell>
          <table:table-cell office:value-type="float" office:value="-9.54691315" calcext:value-type="float">
            <text:p>-9.54691315</text:p>
          </table:table-cell>
          <table:table-cell office:value-type="float" office:value="8.92577744" calcext:value-type="float">
            <text:p>8.92577744</text:p>
          </table:table-cell>
          <table:table-cell office:value-type="float" office:value="0.603778839" calcext:value-type="float">
            <text:p>0.603778839</text:p>
          </table:table-cell>
          <table:table-cell office:value-type="float" office:value="-1.41772413" calcext:value-type="float">
            <text:p>-1.41772413</text:p>
          </table:table-cell>
        </table:table-row>
        <table:table-row table:style-name="ro1">
          <table:table-cell office:value-type="float" office:value="45.8877449" calcext:value-type="float">
            <text:p>45.8877449</text:p>
          </table:table-cell>
          <table:table-cell office:value-type="float" office:value="1.62957561" calcext:value-type="float">
            <text:p>1.62957561</text:p>
          </table:table-cell>
          <table:table-cell office:value-type="float" office:value="-9.56194305" calcext:value-type="float">
            <text:p>-9.56194305</text:p>
          </table:table-cell>
          <table:table-cell office:value-type="float" office:value="8.90650845" calcext:value-type="float">
            <text:p>8.90650845</text:p>
          </table:table-cell>
          <table:table-cell office:value-type="float" office:value="0.676075697" calcext:value-type="float">
            <text:p>0.676075697</text:p>
          </table:table-cell>
          <table:table-cell office:value-type="float" office:value="-1.59167862" calcext:value-type="float">
            <text:p>-1.59167862</text:p>
          </table:table-cell>
        </table:table-row>
        <table:table-row table:style-name="ro1">
          <table:table-cell office:value-type="float" office:value="45.9766922" calcext:value-type="float">
            <text:p>45.9766922</text:p>
          </table:table-cell>
          <table:table-cell office:value-type="float" office:value="1.63673103" calcext:value-type="float">
            <text:p>1.63673103</text:p>
          </table:table-cell>
          <table:table-cell office:value-type="float" office:value="-9.57881641" calcext:value-type="float">
            <text:p>-9.57881641</text:p>
          </table:table-cell>
          <table:table-cell office:value-type="float" office:value="8.88228703" calcext:value-type="float">
            <text:p>8.88228703</text:p>
          </table:table-cell>
          <table:table-cell office:value-type="float" office:value="0.756410837" calcext:value-type="float">
            <text:p>0.756410837</text:p>
          </table:table-cell>
          <table:table-cell office:value-type="float" office:value="-1.78677058" calcext:value-type="float">
            <text:p>-1.78677058</text:p>
          </table:table-cell>
        </table:table-row>
        <table:table-row table:style-name="ro1">
          <table:table-cell office:value-type="float" office:value="46.0653687" calcext:value-type="float">
            <text:p>46.0653687</text:p>
          </table:table-cell>
          <table:table-cell office:value-type="float" office:value="1.64473271" calcext:value-type="float">
            <text:p>1.64473271</text:p>
          </table:table-cell>
          <table:table-cell office:value-type="float" office:value="-9.59775639" calcext:value-type="float">
            <text:p>-9.59775639</text:p>
          </table:table-cell>
          <table:table-cell office:value-type="float" office:value="8.85186863" calcext:value-type="float">
            <text:p>8.85186863</text:p>
          </table:table-cell>
          <table:table-cell office:value-type="float" office:value="0.845420539" calcext:value-type="float">
            <text:p>0.845420539</text:p>
          </table:table-cell>
          <table:table-cell office:value-type="float" office:value="-2.0054791" calcext:value-type="float">
            <text:p>-2.0054791</text:p>
          </table:table-cell>
        </table:table-row>
        <table:table-row table:style-name="ro1">
          <table:table-cell office:value-type="float" office:value="46.1537056" calcext:value-type="float">
            <text:p>46.1537056</text:p>
          </table:table-cell>
          <table:table-cell office:value-type="float" office:value="1.65367031" calcext:value-type="float">
            <text:p>1.65367031</text:p>
          </table:table-cell>
          <table:table-cell office:value-type="float" office:value="-9.61901283" calcext:value-type="float">
            <text:p>-9.61901283</text:p>
          </table:table-cell>
          <table:table-cell office:value-type="float" office:value="8.81371307" calcext:value-type="float">
            <text:p>8.81371307</text:p>
          </table:table-cell>
          <table:table-cell office:value-type="float" office:value="0.94367826" calcext:value-type="float">
            <text:p>0.94367826</text:p>
          </table:table-cell>
          <table:table-cell office:value-type="float" office:value="-2.25053167" calcext:value-type="float">
            <text:p>-2.25053167</text:p>
          </table:table-cell>
        </table:table-row>
        <table:table-row table:style-name="ro1">
          <table:table-cell office:value-type="float" office:value="46.2416115" calcext:value-type="float">
            <text:p>46.2416115</text:p>
          </table:table-cell>
          <table:table-cell office:value-type="float" office:value="1.66363859" calcext:value-type="float">
            <text:p>1.66363859</text:p>
          </table:table-cell>
          <table:table-cell office:value-type="float" office:value="-9.64286423" calcext:value-type="float">
            <text:p>-9.64286423</text:p>
          </table:table-cell>
          <table:table-cell office:value-type="float" office:value="8.76592636" calcext:value-type="float">
            <text:p>8.76592636</text:p>
          </table:table-cell>
          <table:table-cell office:value-type="float" office:value="1.05163229" calcext:value-type="float">
            <text:p>1.05163229</text:p>
          </table:table-cell>
          <table:table-cell office:value-type="float" office:value="-2.5249176" calcext:value-type="float">
            <text:p>-2.5249176</text:p>
          </table:table-cell>
        </table:table-row>
        <table:table-row table:style-name="ro1">
          <table:table-cell office:value-type="float" office:value="46.3289833" calcext:value-type="float">
            <text:p>46.3289833</text:p>
          </table:table-cell>
          <table:table-cell office:value-type="float" office:value="1.67473602" calcext:value-type="float">
            <text:p>1.67473602</text:p>
          </table:table-cell>
          <table:table-cell office:value-type="float" office:value="-9.66961956" calcext:value-type="float">
            <text:p>-9.66961956</text:p>
          </table:table-cell>
          <table:table-cell office:value-type="float" office:value="8.70619297" calcext:value-type="float">
            <text:p>8.70619297</text:p>
          </table:table-cell>
          <table:table-cell office:value-type="float" office:value="1.16951799" calcext:value-type="float">
            <text:p>1.16951799</text:p>
          </table:table-cell>
          <table:table-cell office:value-type="float" office:value="-2.83187914" calcext:value-type="float">
            <text:p>-2.83187914</text:p>
          </table:table-cell>
        </table:table-row>
        <table:table-row table:style-name="ro1">
          <table:table-cell office:value-type="float" office:value="46.4156876" calcext:value-type="float">
            <text:p>46.4156876</text:p>
          </table:table-cell>
          <table:table-cell office:value-type="float" office:value="1.68706179" calcext:value-type="float">
            <text:p>1.68706179</text:p>
          </table:table-cell>
          <table:table-cell office:value-type="float" office:value="-9.69962215" calcext:value-type="float">
            <text:p>-9.69962215</text:p>
          </table:table-cell>
          <table:table-cell office:value-type="float" office:value="8.63170719" calcext:value-type="float">
            <text:p>8.63170719</text:p>
          </table:table-cell>
          <table:table-cell office:value-type="float" office:value="1.29723358" calcext:value-type="float">
            <text:p>1.29723358</text:p>
          </table:table-cell>
          <table:table-cell office:value-type="float" office:value="-3.17489481" calcext:value-type="float">
            <text:p>-3.17489481</text:p>
          </table:table-cell>
        </table:table-row>
        <table:table-row table:style-name="ro1">
          <table:table-cell office:value-type="float" office:value="46.5015602" calcext:value-type="float">
            <text:p>46.5015602</text:p>
          </table:table-cell>
          <table:table-cell office:value-type="float" office:value="1.70071161" calcext:value-type="float">
            <text:p>1.70071161</text:p>
          </table:table-cell>
          <table:table-cell office:value-type="float" office:value="-9.73324966" calcext:value-type="float">
            <text:p>-9.73324966</text:p>
          </table:table-cell>
          <table:table-cell office:value-type="float" office:value="8.539114" calcext:value-type="float">
            <text:p>8.539114</text:p>
          </table:table-cell>
          <table:table-cell office:value-type="float" office:value="1.43417239" calcext:value-type="float">
            <text:p>1.43417239</text:p>
          </table:table-cell>
          <table:table-cell office:value-type="float" office:value="-3.55762982" calcext:value-type="float">
            <text:p>-3.55762982</text:p>
          </table:table-cell>
        </table:table-row>
        <table:table-row table:style-name="ro1">
          <table:table-cell office:value-type="float" office:value="46.5863991" calcext:value-type="float">
            <text:p>46.5863991</text:p>
          </table:table-cell>
          <table:table-cell office:value-type="float" office:value="1.71577168" calcext:value-type="float">
            <text:p>1.71577168</text:p>
          </table:table-cell>
          <table:table-cell office:value-type="float" office:value="-9.77091885" calcext:value-type="float">
            <text:p>-9.77091885</text:p>
          </table:table-cell>
          <table:table-cell office:value-type="float" office:value="8.42446518" calcext:value-type="float">
            <text:p>8.42446518</text:p>
          </table:table-cell>
          <table:table-cell office:value-type="float" office:value="1.57899904" calcext:value-type="float">
            <text:p>1.57899904</text:p>
          </table:table-cell>
          <table:table-cell office:value-type="float" office:value="-3.98384738" calcext:value-type="float">
            <text:p>-3.98384738</text:p>
          </table:table-cell>
        </table:table-row>
        <table:table-row table:style-name="ro1">
          <table:table-cell office:value-type="float" office:value="46.66996" calcext:value-type="float">
            <text:p>46.66996</text:p>
          </table:table-cell>
          <table:table-cell office:value-type="float" office:value="1.73231018" calcext:value-type="float">
            <text:p>1.73231018</text:p>
          </table:table-cell>
          <table:table-cell office:value-type="float" office:value="-9.81308365" calcext:value-type="float">
            <text:p>-9.81308365</text:p>
          </table:table-cell>
          <table:table-cell office:value-type="float" office:value="8.28321934" calcext:value-type="float">
            <text:p>8.28321934</text:p>
          </table:table-cell>
          <table:table-cell office:value-type="float" office:value="1.72936213" calcext:value-type="float">
            <text:p>1.72936213</text:p>
          </table:table-cell>
          <table:table-cell office:value-type="float" office:value="-4.45726299" calcext:value-type="float">
            <text:p>-4.45726299</text:p>
          </table:table-cell>
        </table:table-row>
        <table:table-row table:style-name="ro1">
          <table:table-cell office:value-type="float" office:value="46.7519569" calcext:value-type="float">
            <text:p>46.7519569</text:p>
          </table:table-cell>
          <table:table-cell office:value-type="float" office:value="1.75036514" calcext:value-type="float">
            <text:p>1.75036514</text:p>
          </table:table-cell>
          <table:table-cell office:value-type="float" office:value="-9.86023331" calcext:value-type="float">
            <text:p>-9.86023331</text:p>
          </table:table-cell>
          <table:table-cell office:value-type="float" office:value="8.11031532" calcext:value-type="float">
            <text:p>8.11031532</text:p>
          </table:table-cell>
          <table:table-cell office:value-type="float" office:value="1.88154125" calcext:value-type="float">
            <text:p>1.88154125</text:p>
          </table:table-cell>
          <table:table-cell office:value-type="float" office:value="-4.98129702" calcext:value-type="float">
            <text:p>-4.98129702</text:p>
          </table:table-cell>
        </table:table-row>
        <table:table-row table:style-name="ro1">
          <table:table-cell office:value-type="float" office:value="46.8320427" calcext:value-type="float">
            <text:p>46.8320427</text:p>
          </table:table-cell>
          <table:table-cell office:value-type="float" office:value="1.76992893" calcext:value-type="float">
            <text:p>1.76992893</text:p>
          </table:table-cell>
          <table:table-cell office:value-type="float" office:value="-9.91288757" calcext:value-type="float">
            <text:p>-9.91288757</text:p>
          </table:table-cell>
          <table:table-cell office:value-type="float" office:value="7.90038586" calcext:value-type="float">
            <text:p>7.90038586</text:p>
          </table:table-cell>
          <table:table-cell office:value-type="float" office:value="2.03003907" calcext:value-type="float">
            <text:p>2.03003907</text:p>
          </table:table-cell>
          <table:table-cell office:value-type="float" office:value="-5.55868435" calcext:value-type="float">
            <text:p>-5.55868435</text:p>
          </table:table-cell>
        </table:table-row>
        <table:table-row table:style-name="ro1">
          <table:table-cell office:value-type="float" office:value="46.9098244" calcext:value-type="float">
            <text:p>46.9098244</text:p>
          </table:table-cell>
          <table:table-cell office:value-type="float" office:value="1.79092824" calcext:value-type="float">
            <text:p>1.79092824</text:p>
          </table:table-cell>
          <table:table-cell office:value-type="float" office:value="-9.97159004" calcext:value-type="float">
            <text:p>-9.97159004</text:p>
          </table:table-cell>
          <table:table-cell office:value-type="float" office:value="7.6481657" calcext:value-type="float">
            <text:p>7.6481657</text:p>
          </table:table-cell>
          <table:table-cell office:value-type="float" office:value="2.16715336" calcext:value-type="float">
            <text:p>2.16715336</text:p>
          </table:table-cell>
          <table:table-cell office:value-type="float" office:value="-6.1908927" calcext:value-type="float">
            <text:p>-6.1908927</text:p>
          </table:table-cell>
        </table:table-row>
        <table:table-row table:style-name="ro1">
          <table:table-cell office:value-type="float" office:value="46.9848518" calcext:value-type="float">
            <text:p>46.9848518</text:p>
          </table:table-cell>
          <table:table-cell office:value-type="float" office:value="1.81320012" calcext:value-type="float">
            <text:p>1.81320012</text:p>
          </table:table-cell>
          <table:table-cell office:value-type="float" office:value="-10.0368872" calcext:value-type="float">
            <text:p>-10.0368872</text:p>
          </table:table-cell>
          <table:table-cell office:value-type="float" office:value="7.34920073" calcext:value-type="float">
            <text:p>7.34920073</text:p>
          </table:table-cell>
          <table:table-cell office:value-type="float" office:value="2.28260684" calcext:value-type="float">
            <text:p>2.28260684</text:p>
          </table:table-cell>
          <table:table-cell office:value-type="float" office:value="-6.87726831" calcext:value-type="float">
            <text:p>-6.87726831</text:p>
          </table:table-cell>
        </table:table-row>
        <table:table-row table:style-name="ro1">
          <table:table-cell office:value-type="float" office:value="47.0566444" calcext:value-type="float">
            <text:p>47.0566444</text:p>
          </table:table-cell>
          <table:table-cell office:value-type="float" office:value="1.836465" calcext:value-type="float">
            <text:p>1.836465</text:p>
          </table:table-cell>
          <table:table-cell office:value-type="float" office:value="-10.1093035" calcext:value-type="float">
            <text:p>-10.1093035</text:p>
          </table:table-cell>
          <table:table-cell office:value-type="float" office:value="7.00094843" calcext:value-type="float">
            <text:p>7.00094843</text:p>
          </table:table-cell>
          <table:table-cell office:value-type="float" office:value="2.36336875" calcext:value-type="float">
            <text:p>2.36336875</text:p>
          </table:table-cell>
          <table:table-cell office:value-type="float" office:value="-7.61384344" calcext:value-type="float">
            <text:p>-7.61384344</text:p>
          </table:table-cell>
        </table:table-row>
        <table:table-row table:style-name="ro1">
          <table:table-cell office:value-type="float" office:value="47.1247101" calcext:value-type="float">
            <text:p>47.1247101</text:p>
          </table:table-cell>
          <table:table-cell office:value-type="float" office:value="1.86030018" calcext:value-type="float">
            <text:p>1.86030018</text:p>
          </table:table-cell>
          <table:table-cell office:value-type="float" office:value="-10.1893024" calcext:value-type="float">
            <text:p>-10.1893024</text:p>
          </table:table-cell>
          <table:table-cell office:value-type="float" office:value="6.60434151" calcext:value-type="float">
            <text:p>6.60434151</text:p>
          </table:table-cell>
          <table:table-cell office:value-type="float" office:value="2.39387941" calcext:value-type="float">
            <text:p>2.39387941</text:p>
          </table:table-cell>
          <table:table-cell office:value-type="float" office:value="-8.39177322" calcext:value-type="float">
            <text:p>-8.39177322</text:p>
          </table:table-cell>
        </table:table-row>
        <table:table-row table:style-name="ro1">
          <table:table-cell office:value-type="float" office:value="47.188591" calcext:value-type="float">
            <text:p>47.188591</text:p>
          </table:table-cell>
          <table:table-cell office:value-type="float" office:value="1.88411772" calcext:value-type="float">
            <text:p>1.88411772</text:p>
          </table:table-cell>
          <table:table-cell office:value-type="float" office:value="-10.2772264" calcext:value-type="float">
            <text:p>-10.2772264</text:p>
          </table:table-cell>
          <table:table-cell office:value-type="float" office:value="6.1657629" calcext:value-type="float">
            <text:p>6.1657629</text:p>
          </table:table-cell>
          <table:table-cell office:value-type="float" office:value="2.35694098" calcext:value-type="float">
            <text:p>2.35694098</text:p>
          </table:table-cell>
          <table:table-cell office:value-type="float" office:value="-9.19549179" calcext:value-type="float">
            <text:p>-9.19549179</text:p>
          </table:table-cell>
        </table:table-row>
        <table:table-row table:style-name="ro1">
          <table:table-cell office:value-type="float" office:value="47.2479324" calcext:value-type="float">
            <text:p>47.2479324</text:p>
          </table:table-cell>
          <table:table-cell office:value-type="float" office:value="1.90715706" calcext:value-type="float">
            <text:p>1.90715706</text:p>
          </table:table-cell>
          <table:table-cell office:value-type="float" office:value="-10.3732195" calcext:value-type="float">
            <text:p>-10.3732195</text:p>
          </table:table-cell>
          <table:table-cell office:value-type="float" office:value="5.69916868" calcext:value-type="float">
            <text:p>5.69916868</text:p>
          </table:table-cell>
          <table:table-cell office:value-type="float" office:value="2.23555422" calcext:value-type="float">
            <text:p>2.23555422</text:p>
          </table:table-cell>
          <table:table-cell office:value-type="float" office:value="-10.0008774" calcext:value-type="float">
            <text:p>-10.0008774</text:p>
          </table:table-cell>
        </table:table-row>
        <table:table-row table:style-name="ro1">
          <table:table-cell office:value-type="float" office:value="47.3025589" calcext:value-type="float">
            <text:p>47.3025589</text:p>
          </table:table-cell>
          <table:table-cell office:value-type="float" office:value="1.92850018" calcext:value-type="float">
            <text:p>1.92850018</text:p>
          </table:table-cell>
          <table:table-cell office:value-type="float" office:value="-10.4771385" calcext:value-type="float">
            <text:p>-10.4771385</text:p>
          </table:table-cell>
          <table:table-cell office:value-type="float" office:value="5.2277317" calcext:value-type="float">
            <text:p>5.2277317</text:p>
          </table:table-cell>
          <table:table-cell office:value-type="float" office:value="2.01583791" calcext:value-type="float">
            <text:p>2.01583791</text:p>
          </table:table-cell>
          <table:table-cell office:value-type="float" office:value="-10.7740746" calcext:value-type="float">
            <text:p>-10.7740746</text:p>
          </table:table-cell>
        </table:table-row>
        <table:table-row table:style-name="ro1">
          <table:table-cell office:value-type="float" office:value="47.3525772" calcext:value-type="float">
            <text:p>47.3525772</text:p>
          </table:table-cell>
          <table:table-cell office:value-type="float" office:value="1.94712138" calcext:value-type="float">
            <text:p>1.94712138</text:p>
          </table:table-cell>
          <table:table-cell office:value-type="float" office:value="-10.5884514" calcext:value-type="float">
            <text:p>-10.5884514</text:p>
          </table:table-cell>
          <table:table-cell office:value-type="float" office:value="4.78397942" calcext:value-type="float">
            <text:p>4.78397942</text:p>
          </table:table-cell>
          <table:table-cell office:value-type="float" office:value="1.69081485" calcext:value-type="float">
            <text:p>1.69081485</text:p>
          </table:table-cell>
          <table:table-cell office:value-type="float" office:value="-11.4719944" calcext:value-type="float">
            <text:p>-11.4719944</text:p>
          </table:table-cell>
        </table:table-row>
        <table:table-row table:style-name="ro1">
          <table:table-cell office:value-type="float" office:value="47.3984604" calcext:value-type="float">
            <text:p>47.3984604</text:p>
          </table:table-cell>
          <table:table-cell office:value-type="float" office:value="1.96197629" calcext:value-type="float">
            <text:p>1.96197629</text:p>
          </table:table-cell>
          <table:table-cell office:value-type="float" office:value="-10.7061644" calcext:value-type="float">
            <text:p>-10.7061644</text:p>
          </table:table-cell>
          <table:table-cell office:value-type="float" office:value="4.4072504" calcext:value-type="float">
            <text:p>4.4072504</text:p>
          </table:table-cell>
          <table:table-cell office:value-type="float" office:value="1.26430321" calcext:value-type="float">
            <text:p>1.26430321</text:p>
          </table:table-cell>
          <table:table-cell office:value-type="float" office:value="-12.0456095" calcext:value-type="float">
            <text:p>-12.0456095</text:p>
          </table:table-cell>
        </table:table-row>
        <table:table-row table:style-name="ro1">
          <table:table-cell office:value-type="float" office:value="47.441082" calcext:value-type="float">
            <text:p>47.441082</text:p>
          </table:table-cell>
          <table:table-cell office:value-type="float" office:value="1.9721247" calcext:value-type="float">
            <text:p>1.9721247</text:p>
          </table:table-cell>
          <table:table-cell office:value-type="float" office:value="-10.8287878" calcext:value-type="float">
            <text:p>-10.8287878</text:p>
          </table:table-cell>
          <table:table-cell office:value-type="float" office:value="4.13782454" calcext:value-type="float">
            <text:p>4.13782454</text:p>
          </table:table-cell>
          <table:table-cell office:value-type="float" office:value="0.753532827" calcext:value-type="float">
            <text:p>0.753532827</text:p>
          </table:table-cell>
          <table:table-cell office:value-type="float" office:value="-12.4466267" calcext:value-type="float">
            <text:p>-12.4466267</text:p>
          </table:table-cell>
        </table:table-row>
        <table:table-row table:style-name="ro1">
          <table:table-cell office:value-type="float" office:value="47.4816856" calcext:value-type="float">
            <text:p>47.4816856</text:p>
          </table:table-cell>
          <table:table-cell office:value-type="float" office:value="1.97686636" calcext:value-type="float">
            <text:p>1.97686636</text:p>
          </table:table-cell>
          <table:table-cell office:value-type="float" office:value="-10.9543915" calcext:value-type="float">
            <text:p>-10.9543915</text:p>
          </table:table-cell>
          <table:table-cell office:value-type="float" office:value="4.0084939" calcext:value-type="float">
            <text:p>4.0084939</text:p>
          </table:table-cell>
          <table:table-cell office:value-type="float" office:value="0.188971162" calcext:value-type="float">
            <text:p>0.188971162</text:p>
          </table:table-cell>
          <table:table-cell office:value-type="float" office:value="-12.6366444" calcext:value-type="float">
            <text:p>-12.6366444</text:p>
          </table:table-cell>
        </table:table-row>
        <table:table-row table:style-name="ro1">
          <table:table-cell office:value-type="float" office:value="47.5217781" calcext:value-type="float">
            <text:p>47.5217781</text:p>
          </table:table-cell>
          <table:table-cell office:value-type="float" office:value="1.97585738" calcext:value-type="float">
            <text:p>1.97585738</text:p>
          </table:table-cell>
          <table:table-cell office:value-type="float" office:value="-11.0807495" calcext:value-type="float">
            <text:p>-11.0807495</text:p>
          </table:table-cell>
          <table:table-cell office:value-type="float" office:value="4.03620386" calcext:value-type="float">
            <text:p>4.03620386</text:p>
          </table:table-cell>
          <table:table-cell office:value-type="float" office:value="-0.389510572" calcext:value-type="float">
            <text:p>-0.389510572</text:p>
          </table:table-cell>
          <table:table-cell office:value-type="float" office:value="-12.5960617" calcext:value-type="float">
            <text:p>-12.5960617</text:p>
          </table:table-cell>
        </table:table-row>
        <table:table-row table:style-name="ro1">
          <table:table-cell office:value-type="float" office:value="47.5629234" calcext:value-type="float">
            <text:p>47.5629234</text:p>
          </table:table-cell>
          <table:table-cell office:value-type="float" office:value="1.96917188" calcext:value-type="float">
            <text:p>1.96917188</text:p>
          </table:table-cell>
          <table:table-cell office:value-type="float" office:value="-11.2055559" calcext:value-type="float">
            <text:p>-11.2055559</text:p>
          </table:table-cell>
          <table:table-cell office:value-type="float" office:value="4.21725845" calcext:value-type="float">
            <text:p>4.21725845</text:p>
          </table:table-cell>
          <table:table-cell office:value-type="float" office:value="-0.93948853" calcext:value-type="float">
            <text:p>-0.93948853</text:p>
          </table:table-cell>
          <table:table-cell office:value-type="float" office:value="-12.3291416" calcext:value-type="float">
            <text:p>-12.3291416</text:p>
          </table:table-cell>
        </table:table-row>
        <table:table-row table:style-name="ro1">
          <table:table-cell office:value-type="float" office:value="47.6065559" calcext:value-type="float">
            <text:p>47.6065559</text:p>
          </table:table-cell>
          <table:table-cell office:value-type="float" office:value="1.95728838" calcext:value-type="float">
            <text:p>1.95728838</text:p>
          </table:table-cell>
          <table:table-cell office:value-type="float" office:value="-11.3266659" calcext:value-type="float">
            <text:p>-11.3266659</text:p>
          </table:table-cell>
          <table:table-cell office:value-type="float" office:value="4.52838993" calcext:value-type="float">
            <text:p>4.52838993</text:p>
          </table:table-cell>
          <table:table-cell office:value-type="float" office:value="-1.42371333" calcext:value-type="float">
            <text:p>-1.42371333</text:p>
          </table:table-cell>
          <table:table-cell office:value-type="float" office:value="-11.8628836" calcext:value-type="float">
            <text:p>-11.8628836</text:p>
          </table:table-cell>
        </table:table-row>
        <table:table-row table:style-name="ro1">
          <table:table-cell office:value-type="float" office:value="47.653801" calcext:value-type="float">
            <text:p>47.653801</text:p>
          </table:table-cell>
          <table:table-cell office:value-type="float" office:value="1.94100571" calcext:value-type="float">
            <text:p>1.94100571</text:p>
          </table:table-cell>
          <table:table-cell office:value-type="float" office:value="-11.4422913" calcext:value-type="float">
            <text:p>-11.4422913</text:p>
          </table:table-cell>
          <table:table-cell office:value-type="float" office:value="4.93317032" calcext:value-type="float">
            <text:p>4.93317032</text:p>
          </table:table-cell>
          <table:table-cell office:value-type="float" office:value="-1.81608725" calcext:value-type="float">
            <text:p>-1.81608725</text:p>
          </table:table-cell>
          <table:table-cell office:value-type="float" office:value="-11.2402372" calcext:value-type="float">
            <text:p>-11.2402372</text:p>
          </table:table-cell>
        </table:table-row>
        <table:table-row table:style-name="ro1">
          <table:table-cell office:value-type="float" office:value="47.7053947" calcext:value-type="float">
            <text:p>47.7053947</text:p>
          </table:table-cell>
          <table:table-cell office:value-type="float" office:value="1.92131591" calcext:value-type="float">
            <text:p>1.92131591</text:p>
          </table:table-cell>
          <table:table-cell office:value-type="float" office:value="-11.551115" calcext:value-type="float">
            <text:p>-11.551115</text:p>
          </table:table-cell>
          <table:table-cell office:value-type="float" office:value="5.39078379" calcext:value-type="float">
            <text:p>5.39078379</text:p>
          </table:table-cell>
          <table:table-cell office:value-type="float" office:value="-2.10420799" calcext:value-type="float">
            <text:p>-2.10420799</text:p>
          </table:table-cell>
          <table:table-cell office:value-type="float" office:value="-10.510704" calcext:value-type="float">
            <text:p>-10.510704</text:p>
          </table:table-cell>
        </table:table-row>
        <table:table-row table:style-name="ro1">
          <table:table-cell office:value-type="float" office:value="47.7616692" calcext:value-type="float">
            <text:p>47.7616692</text:p>
          </table:table-cell>
          <table:table-cell office:value-type="float" office:value="1.89926922" calcext:value-type="float">
            <text:p>1.89926922</text:p>
          </table:table-cell>
          <table:table-cell office:value-type="float" office:value="-11.6523094" calcext:value-type="float">
            <text:p>-11.6523094</text:p>
          </table:table-cell>
          <table:table-cell office:value-type="float" office:value="5.86377048" calcext:value-type="float">
            <text:p>5.86377048</text:p>
          </table:table-cell>
          <table:table-cell office:value-type="float" office:value="-2.28841591" calcext:value-type="float">
            <text:p>-2.28841591</text:p>
          </table:table-cell>
          <table:table-cell office:value-type="float" office:value="-9.72182751" calcext:value-type="float">
            <text:p>-9.72182751</text:p>
          </table:table-cell>
        </table:table-row>
        <table:table-row table:style-name="ro1">
          <table:table-cell office:value-type="float" office:value="47.8226242" calcext:value-type="float">
            <text:p>47.8226242</text:p>
          </table:table-cell>
          <table:table-cell office:value-type="float" office:value="1.87586188" calcext:value-type="float">
            <text:p>1.87586188</text:p>
          </table:table-cell>
          <table:table-cell office:value-type="float" office:value="-11.7454891" calcext:value-type="float">
            <text:p>-11.7454891</text:p>
          </table:table-cell>
          <table:table-cell office:value-type="float" office:value="6.32273579" calcext:value-type="float">
            <text:p>6.32273579</text:p>
          </table:table-cell>
          <table:table-cell office:value-type="float" office:value="-2.37855482" calcext:value-type="float">
            <text:p>-2.37855482</text:p>
          </table:table-cell>
          <table:table-cell office:value-type="float" office:value="-8.91368771" calcext:value-type="float">
            <text:p>-8.91368771</text:p>
          </table:table-cell>
        </table:table-row>
        <table:table-row table:style-name="ro1">
          <table:table-cell office:value-type="float" office:value="47.8880119" calcext:value-type="float">
            <text:p>47.8880119</text:p>
          </table:table-cell>
          <table:table-cell office:value-type="float" office:value="1.85196078" calcext:value-type="float">
            <text:p>1.85196078</text:p>
          </table:table-cell>
          <table:table-cell office:value-type="float" office:value="-11.8306217" calcext:value-type="float">
            <text:p>-11.8306217</text:p>
          </table:table-cell>
          <table:table-cell office:value-type="float" office:value="6.74783754" calcext:value-type="float">
            <text:p>6.74783754</text:p>
          </table:table-cell>
          <table:table-cell office:value-type="float" office:value="-2.38998961" calcext:value-type="float">
            <text:p>-2.38998961</text:p>
          </table:table-cell>
          <table:table-cell office:value-type="float" office:value="-8.11669254" calcext:value-type="float">
            <text:p>-8.11669254</text:p>
          </table:table-cell>
        </table:table-row>
        <table:table-row table:style-name="ro1">
          <table:table-cell office:value-type="float" office:value="47.9574318" calcext:value-type="float">
            <text:p>47.9574318</text:p>
          </table:table-cell>
          <table:table-cell office:value-type="float" office:value="1.82826662" calcext:value-type="float">
            <text:p>1.82826662</text:p>
          </table:table-cell>
          <table:table-cell office:value-type="float" office:value="-11.9079313" calcext:value-type="float">
            <text:p>-11.9079313</text:p>
          </table:table-cell>
          <table:table-cell office:value-type="float" office:value="7.12798834" calcext:value-type="float">
            <text:p>7.12798834</text:p>
          </table:table-cell>
          <table:table-cell office:value-type="float" office:value="-2.34006429" calcext:value-type="float">
            <text:p>-2.34006429</text:p>
          </table:table-cell>
          <table:table-cell office:value-type="float" office:value="-7.35179663" calcext:value-type="float">
            <text:p>-7.35179663</text:p>
          </table:table-cell>
        </table:table-row>
        <table:table-row table:style-name="ro1">
          <table:table-cell office:value-type="float" office:value="48.030407" calcext:value-type="float">
            <text:p>48.030407</text:p>
          </table:table-cell>
          <table:table-cell office:value-type="float" office:value="1.80530787" calcext:value-type="float">
            <text:p>1.80530787</text:p>
          </table:table-cell>
          <table:table-cell office:value-type="float" office:value="-11.977809" calcext:value-type="float">
            <text:p>-11.977809</text:p>
          </table:table-cell>
          <table:table-cell office:value-type="float" office:value="7.45894861" calcext:value-type="float">
            <text:p>7.45894861</text:p>
          </table:table-cell>
          <table:table-cell office:value-type="float" office:value="-2.24556041" calcext:value-type="float">
            <text:p>-2.24556041</text:p>
          </table:table-cell>
          <table:table-cell office:value-type="float" office:value="-6.63200474" calcext:value-type="float">
            <text:p>-6.63200474</text:p>
          </table:table-cell>
        </table:table-row>
        <table:table-row table:style-name="ro1">
          <table:table-cell office:value-type="float" office:value="48.1064491" calcext:value-type="float">
            <text:p>48.1064491</text:p>
          </table:table-cell>
          <table:table-cell office:value-type="float" office:value="1.78345454" calcext:value-type="float">
            <text:p>1.78345454</text:p>
          </table:table-cell>
          <table:table-cell office:value-type="float" office:value="-12.0407457" calcext:value-type="float">
            <text:p>-12.0407457</text:p>
          </table:table-cell>
          <table:table-cell office:value-type="float" office:value="7.74120331" calcext:value-type="float">
            <text:p>7.74120331</text:p>
          </table:table-cell>
          <table:table-cell office:value-type="float" office:value="-2.12121773" calcext:value-type="float">
            <text:p>-2.12121773</text:p>
          </table:table-cell>
          <table:table-cell office:value-type="float" office:value="-5.9642601" calcext:value-type="float">
            <text:p>-5.9642601</text:p>
          </table:table-cell>
        </table:table-row>
        <table:table-row table:style-name="ro1">
          <table:table-cell office:value-type="float" office:value="48.1850815" calcext:value-type="float">
            <text:p>48.1850815</text:p>
          </table:table-cell>
          <table:table-cell office:value-type="float" office:value="1.76294243" calcext:value-type="float">
            <text:p>1.76294243</text:p>
          </table:table-cell>
          <table:table-cell office:value-type="float" office:value="-12.0972776" calcext:value-type="float">
            <text:p>-12.0972776</text:p>
          </table:table-cell>
          <table:table-cell office:value-type="float" office:value="7.97811365" calcext:value-type="float">
            <text:p>7.97811365</text:p>
          </table:table-cell>
          <table:table-cell office:value-type="float" office:value="-1.97910607" calcext:value-type="float">
            <text:p>-1.97910607</text:p>
          </table:table-cell>
          <table:table-cell office:value-type="float" office:value="-5.35122013" calcext:value-type="float">
            <text:p>-5.35122013</text:p>
          </table:table-cell>
        </table:table-row>
        <table:table-row table:style-name="ro1">
          <table:table-cell office:value-type="float" office:value="48.2658768" calcext:value-type="float">
            <text:p>48.2658768</text:p>
          </table:table-cell>
          <table:table-cell office:value-type="float" office:value="1.7439003" calcext:value-type="float">
            <text:p>1.7439003</text:p>
          </table:table-cell>
          <table:table-cell office:value-type="float" office:value="-12.1479521" calcext:value-type="float">
            <text:p>-12.1479521</text:p>
          </table:table-cell>
          <table:table-cell office:value-type="float" office:value="8.17452049" calcext:value-type="float">
            <text:p>8.17452049</text:p>
          </table:table-cell>
          <table:table-cell office:value-type="float" office:value="-1.82857168" calcext:value-type="float">
            <text:p>-1.82857168</text:p>
          </table:table-cell>
          <table:table-cell office:value-type="float" office:value="-4.79268169" calcext:value-type="float">
            <text:p>-4.79268169</text:p>
          </table:table-cell>
        </table:table-row>
        <table:table-row table:style-name="ro1">
          <table:table-cell office:value-type="float" office:value="48.3484535" calcext:value-type="float">
            <text:p>48.3484535</text:p>
          </table:table-cell>
          <table:table-cell office:value-type="float" office:value="1.72637594" calcext:value-type="float">
            <text:p>1.72637594</text:p>
          </table:table-cell>
          <table:table-cell office:value-type="float" office:value="-12.193306" calcext:value-type="float">
            <text:p>-12.193306</text:p>
          </table:table-cell>
          <table:table-cell office:value-type="float" office:value="8.33578777" calcext:value-type="float">
            <text:p>8.33578777</text:p>
          </table:table-cell>
          <table:table-cell office:value-type="float" office:value="-1.67650163" calcext:value-type="float">
            <text:p>-1.67650163</text:p>
          </table:table-cell>
          <table:table-cell office:value-type="float" office:value="-4.28664923" calcext:value-type="float">
            <text:p>-4.28664923</text:p>
          </table:table-cell>
        </table:table-row>
        <table:table-row table:style-name="ro1">
          <table:table-cell office:value-type="float" office:value="48.4324913" calcext:value-type="float">
            <text:p>48.4324913</text:p>
          </table:table-cell>
          <table:table-cell office:value-type="float" office:value="1.7103591" calcext:value-type="float">
            <text:p>1.7103591</text:p>
          </table:table-cell>
          <table:table-cell office:value-type="float" office:value="-12.2338495" calcext:value-type="float">
            <text:p>-12.2338495</text:p>
          </table:table-cell>
          <table:table-cell office:value-type="float" office:value="8.46721077" calcext:value-type="float">
            <text:p>8.46721077</text:p>
          </table:table-cell>
          <table:table-cell office:value-type="float" office:value="-1.52772462" calcext:value-type="float">
            <text:p>-1.52772462</text:p>
          </table:table-cell>
          <table:table-cell office:value-type="float" office:value="-3.8300972" calcext:value-type="float">
            <text:p>-3.8300972</text:p>
          </table:table-cell>
        </table:table-row>
        <table:table-row table:style-name="ro1">
          <table:table-cell office:value-type="float" office:value="48.5177155" calcext:value-type="float">
            <text:p>48.5177155</text:p>
          </table:table-cell>
          <table:table-cell office:value-type="float" office:value="1.69579971" calcext:value-type="float">
            <text:p>1.69579971</text:p>
          </table:table-cell>
          <table:table-cell office:value-type="float" office:value="-12.2700605" calcext:value-type="float">
            <text:p>-12.2700605</text:p>
          </table:table-cell>
          <table:table-cell office:value-type="float" office:value="8.57368374" calcext:value-type="float">
            <text:p>8.57368374</text:p>
          </table:table-cell>
          <table:table-cell office:value-type="float" office:value="-1.38543963" calcext:value-type="float">
            <text:p>-1.38543963</text:p>
          </table:table-cell>
          <table:table-cell office:value-type="float" office:value="-3.41946888" calcext:value-type="float">
            <text:p>-3.41946888</text:p>
          </table:table-cell>
        </table:table-row>
        <table:table-row table:style-name="ro1">
          <table:table-cell office:value-type="float" office:value="48.6038971" calcext:value-type="float">
            <text:p>48.6038971</text:p>
          </table:table-cell>
          <table:table-cell office:value-type="float" office:value="1.68262208" calcext:value-type="float">
            <text:p>1.68262208</text:p>
          </table:table-cell>
          <table:table-cell office:value-type="float" office:value="-12.3023796" calcext:value-type="float">
            <text:p>-12.3023796</text:p>
          </table:table-cell>
          <table:table-cell office:value-type="float" office:value="8.65954685" calcext:value-type="float">
            <text:p>8.65954685</text:p>
          </table:table-cell>
          <table:table-cell office:value-type="float" office:value="-1.25160718" calcext:value-type="float">
            <text:p>-1.25160718</text:p>
          </table:table-cell>
          <table:table-cell office:value-type="float" office:value="-3.05100727" calcext:value-type="float">
            <text:p>-3.05100727</text:p>
          </table:table-cell>
        </table:table-row>
        <table:table-row table:style-name="ro1">
          <table:table-cell office:value-type="float" office:value="48.6908493" calcext:value-type="float">
            <text:p>48.6908493</text:p>
          </table:table-cell>
          <table:table-cell office:value-type="float" office:value="1.67073584" calcext:value-type="float">
            <text:p>1.67073584</text:p>
          </table:table-cell>
          <table:table-cell office:value-type="float" office:value="-12.3312092" calcext:value-type="float">
            <text:p>-12.3312092</text:p>
          </table:table-cell>
          <table:table-cell office:value-type="float" office:value="8.72853756" calcext:value-type="float">
            <text:p>8.72853756</text:p>
          </table:table-cell>
          <table:table-cell office:value-type="float" office:value="-1.1272794" calcext:value-type="float">
            <text:p>-1.1272794</text:p>
          </table:table-cell>
          <table:table-cell office:value-type="float" office:value="-2.72097087" calcext:value-type="float">
            <text:p>-2.72097087</text:p>
          </table:table-cell>
        </table:table-row>
        <table:table-row table:style-name="ro1">
          <table:table-cell office:value-type="float" office:value="48.7784195" calcext:value-type="float">
            <text:p>48.7784195</text:p>
          </table:table-cell>
          <table:table-cell office:value-type="float" office:value="1.66004348" calcext:value-type="float">
            <text:p>1.66004348</text:p>
          </table:table-cell>
          <table:table-cell office:value-type="float" office:value="-12.3569155" calcext:value-type="float">
            <text:p>-12.3569155</text:p>
          </table:table-cell>
          <table:table-cell office:value-type="float" office:value="8.78381348" calcext:value-type="float">
            <text:p>8.78381348</text:p>
          </table:table-cell>
          <table:table-cell office:value-type="float" office:value="-1.01286447" calcext:value-type="float">
            <text:p>-1.01286447</text:p>
          </table:table-cell>
          <table:table-cell office:value-type="float" office:value="-2.42575383" calcext:value-type="float">
            <text:p>-2.42575383</text:p>
          </table:table-cell>
        </table:table-row>
        <table:table-row table:style-name="ro1">
          <table:table-cell office:value-type="float" office:value="48.8664856" calcext:value-type="float">
            <text:p>48.8664856</text:p>
          </table:table-cell>
          <table:table-cell office:value-type="float" office:value="1.6504457" calcext:value-type="float">
            <text:p>1.6504457</text:p>
          </table:table-cell>
          <table:table-cell office:value-type="float" office:value="-12.3798294" calcext:value-type="float">
            <text:p>-12.3798294</text:p>
          </table:table-cell>
          <table:table-cell office:value-type="float" office:value="8.82800198" calcext:value-type="float">
            <text:p>8.82800198</text:p>
          </table:table-cell>
          <table:table-cell office:value-type="float" office:value="-0.908329904" calcext:value-type="float">
            <text:p>-0.908329904</text:p>
          </table:table-cell>
          <table:table-cell office:value-type="float" office:value="-2.16195607" calcext:value-type="float">
            <text:p>-2.16195607</text:p>
          </table:table-cell>
        </table:table-row>
        <table:table-row table:style-name="ro1">
          <table:table-cell office:value-type="float" office:value="48.9549484" calcext:value-type="float">
            <text:p>48.9549484</text:p>
          </table:table-cell>
          <table:table-cell office:value-type="float" office:value="1.64184511" calcext:value-type="float">
            <text:p>1.64184511</text:p>
          </table:table-cell>
          <table:table-cell office:value-type="float" office:value="-12.4002485" calcext:value-type="float">
            <text:p>-12.4002485</text:p>
          </table:table-cell>
          <table:table-cell office:value-type="float" office:value="8.86326408" calcext:value-type="float">
            <text:p>8.86326408</text:p>
          </table:table-cell>
          <table:table-cell office:value-type="float" office:value="-0.813354015" calcext:value-type="float">
            <text:p>-0.813354015</text:p>
          </table:table-cell>
          <table:table-cell office:value-type="float" office:value="-1.92642355" calcext:value-type="float">
            <text:p>-1.92642355</text:p>
          </table:table-cell>
        </table:table-row>
        <table:table-row table:style-name="ro1">
          <table:table-cell office:value-type="float" office:value="49.0437279" calcext:value-type="float">
            <text:p>49.0437279</text:p>
          </table:table-cell>
          <table:table-cell office:value-type="float" office:value="1.63414848" calcext:value-type="float">
            <text:p>1.63414848</text:p>
          </table:table-cell>
          <table:table-cell office:value-type="float" office:value="-12.4184418" calcext:value-type="float">
            <text:p>-12.4184418</text:p>
          </table:table-cell>
          <table:table-cell office:value-type="float" office:value="8.89136314" calcext:value-type="float">
            <text:p>8.89136314</text:p>
          </table:table-cell>
          <table:table-cell office:value-type="float" office:value="-0.727436185" calcext:value-type="float">
            <text:p>-0.727436185</text:p>
          </table:table-cell>
          <table:table-cell office:value-type="float" office:value="-1.71625566" calcext:value-type="float">
            <text:p>-1.71625566</text:p>
          </table:table-cell>
        </table:table-row>
        <table:table-row table:style-name="ro1">
          <table:table-cell office:value-type="float" office:value="49.1327591" calcext:value-type="float">
            <text:p>49.1327591</text:p>
          </table:table-cell>
          <table:table-cell office:value-type="float" office:value="1.6272682" calcext:value-type="float">
            <text:p>1.6272682</text:p>
          </table:table-cell>
          <table:table-cell office:value-type="float" office:value="-12.4346495" calcext:value-type="float">
            <text:p>-12.4346495</text:p>
          </table:table-cell>
          <table:table-cell office:value-type="float" office:value="8.91372967" calcext:value-type="float">
            <text:p>8.91372967</text:p>
          </table:table-cell>
          <table:table-cell office:value-type="float" office:value="-0.649975121" calcext:value-type="float">
            <text:p>-0.649975121</text:p>
          </table:table-cell>
          <table:table-cell office:value-type="float" office:value="-1.52881336" calcext:value-type="float">
            <text:p>-1.52881336</text:p>
          </table:table-cell>
        </table:table-row>
        <table:table-row table:style-name="ro1">
          <table:table-cell office:value-type="float" office:value="49.2219887" calcext:value-type="float">
            <text:p>49.2219887</text:p>
          </table:table-cell>
          <table:table-cell office:value-type="float" office:value="1.62112296" calcext:value-type="float">
            <text:p>1.62112296</text:p>
          </table:table-cell>
          <table:table-cell office:value-type="float" office:value="-12.4490862" calcext:value-type="float">
            <text:p>-12.4490862</text:p>
          </table:table-cell>
          <table:table-cell office:value-type="float" office:value="8.9315176" calcext:value-type="float">
            <text:p>8.9315176</text:p>
          </table:table-cell>
          <table:table-cell office:value-type="float" office:value="-0.5803231" calcext:value-type="float">
            <text:p>-0.5803231</text:p>
          </table:table-cell>
          <table:table-cell office:value-type="float" office:value="-1.36170506" calcext:value-type="float">
            <text:p>-1.36170506</text:p>
          </table:table-cell>
        </table:table-row>
        <table:table-row table:style-name="ro1">
          <table:table-cell office:value-type="float" office:value="49.3113785" calcext:value-type="float">
            <text:p>49.3113785</text:p>
          </table:table-cell>
          <table:table-cell office:value-type="float" office:value="1.6156379" calcext:value-type="float">
            <text:p>1.6156379</text:p>
          </table:table-cell>
          <table:table-cell office:value-type="float" office:value="-12.4619446" calcext:value-type="float">
            <text:p>-12.4619446</text:p>
          </table:table-cell>
          <table:table-cell office:value-type="float" office:value="8.94565487" calcext:value-type="float">
            <text:p>8.94565487</text:p>
          </table:table-cell>
          <table:table-cell office:value-type="float" office:value="-0.517822862" calcext:value-type="float">
            <text:p>-0.517822862</text:p>
          </table:table-cell>
          <table:table-cell office:value-type="float" office:value="-1.21276939" calcext:value-type="float">
            <text:p>-1.21276939</text:p>
          </table:table-cell>
        </table:table-row>
        <table:table-row table:style-name="ro1">
          <table:table-cell office:value-type="float" office:value="49.4008942" calcext:value-type="float">
            <text:p>49.4008942</text:p>
          </table:table-cell>
          <table:table-cell office:value-type="float" office:value="1.61074483" calcext:value-type="float">
            <text:p>1.61074483</text:p>
          </table:table-cell>
          <table:table-cell office:value-type="float" office:value="-12.4733963" calcext:value-type="float">
            <text:p>-12.4733963</text:p>
          </table:table-cell>
          <table:table-cell office:value-type="float" office:value="8.95688343" calcext:value-type="float">
            <text:p>8.95688343</text:p>
          </table:table-cell>
          <table:table-cell office:value-type="float" office:value="-0.461831391" calcext:value-type="float">
            <text:p>-0.461831391</text:p>
          </table:table-cell>
          <table:table-cell office:value-type="float" office:value="-1.08006227" calcext:value-type="float">
            <text:p>-1.08006227</text:p>
          </table:table-cell>
        </table:table-row>
        <table:table-row table:style-name="ro1">
          <table:table-cell office:value-type="float" office:value="49.490509" calcext:value-type="float">
            <text:p>49.490509</text:p>
          </table:table-cell>
          <table:table-cell office:value-type="float" office:value="1.60638165" calcext:value-type="float">
            <text:p>1.60638165</text:p>
          </table:table-cell>
          <table:table-cell office:value-type="float" office:value="-12.4835939" calcext:value-type="float">
            <text:p>-12.4835939</text:p>
          </table:table-cell>
          <table:table-cell office:value-type="float" office:value="8.96579838" calcext:value-type="float">
            <text:p>8.96579838</text:p>
          </table:table-cell>
          <table:table-cell office:value-type="float" office:value="-0.411735058" calcext:value-type="float">
            <text:p>-0.411735058</text:p>
          </table:table-cell>
          <table:table-cell office:value-type="float" office:value="-0.961839378" calcext:value-type="float">
            <text:p>-0.961839378</text:p>
          </table:table-cell>
        </table:table-row>
        <table:table-row table:style-name="ro1">
          <table:table-cell office:value-type="float" office:value="49.580204" calcext:value-type="float">
            <text:p>49.580204</text:p>
          </table:table-cell>
          <table:table-cell office:value-type="float" office:value="1.60249245" calcext:value-type="float">
            <text:p>1.60249245</text:p>
          </table:table-cell>
          <table:table-cell office:value-type="float" office:value="-12.4926758" calcext:value-type="float">
            <text:p>-12.4926758</text:p>
          </table:table-cell>
          <table:table-cell office:value-type="float" office:value="8.97287464" calcext:value-type="float">
            <text:p>8.97287464</text:p>
          </table:table-cell>
          <table:table-cell office:value-type="float" office:value="-0.366958261" calcext:value-type="float">
            <text:p>-0.366958261</text:p>
          </table:table-cell>
          <table:table-cell office:value-type="float" office:value="-0.856532931" calcext:value-type="float">
            <text:p>-0.856532931</text:p>
          </table:table-cell>
        </table:table-row>
        <table:table-row table:style-name="ro1">
          <table:table-cell office:value-type="float" office:value="49.66996" calcext:value-type="float">
            <text:p>49.66996</text:p>
          </table:table-cell>
          <table:table-cell office:value-type="float" office:value="1.59902656" calcext:value-type="float">
            <text:p>1.59902656</text:p>
          </table:table-cell>
          <table:table-cell office:value-type="float" office:value="-12.5007629" calcext:value-type="float">
            <text:p>-12.5007629</text:p>
          </table:table-cell>
          <table:table-cell office:value-type="float" office:value="8.97848892" calcext:value-type="float">
            <text:p>8.97848892</text:p>
          </table:table-cell>
          <table:table-cell office:value-type="float" office:value="-0.326967686" calcext:value-type="float">
            <text:p>-0.326967686</text:p>
          </table:table-cell>
          <table:table-cell office:value-type="float" office:value="-0.762746572" calcext:value-type="float">
            <text:p>-0.762746572</text:p>
          </table:table-cell>
        </table:table-row>
        <table:table-row table:style-name="ro1">
          <table:table-cell office:value-type="float" office:value="49.7597694" calcext:value-type="float">
            <text:p>49.7597694</text:p>
          </table:table-cell>
          <table:table-cell office:value-type="float" office:value="1.5959388" calcext:value-type="float">
            <text:p>1.5959388</text:p>
          </table:table-cell>
          <table:table-cell office:value-type="float" office:value="-12.5079651" calcext:value-type="float">
            <text:p>-12.5079651</text:p>
          </table:table-cell>
          <table:table-cell office:value-type="float" office:value="8.98294258" calcext:value-type="float">
            <text:p>8.98294258</text:p>
          </table:table-cell>
          <table:table-cell office:value-type="float" office:value="-0.291273654" calcext:value-type="float">
            <text:p>-0.291273654</text:p>
          </table:table-cell>
          <table:table-cell office:value-type="float" office:value="-0.67922765" calcext:value-type="float">
            <text:p>-0.67922765</text:p>
          </table:table-cell>
        </table:table-row>
        <table:table-row table:style-name="ro1">
          <table:table-cell office:value-type="float" office:value="49.849617" calcext:value-type="float">
            <text:p>49.849617</text:p>
          </table:table-cell>
          <table:table-cell office:value-type="float" office:value="1.59318829" calcext:value-type="float">
            <text:p>1.59318829</text:p>
          </table:table-cell>
          <table:table-cell office:value-type="float" office:value="-12.5143785" calcext:value-type="float">
            <text:p>-12.5143785</text:p>
          </table:table-cell>
          <table:table-cell office:value-type="float" office:value="8.98647499" calcext:value-type="float">
            <text:p>8.98647499</text:p>
          </table:table-cell>
          <table:table-cell office:value-type="float" office:value="-0.259429693" calcext:value-type="float">
            <text:p>-0.259429693</text:p>
          </table:table-cell>
          <table:table-cell office:value-type="float" office:value="-0.604861975" calcext:value-type="float">
            <text:p>-0.604861975</text:p>
          </table:table-cell>
        </table:table-row>
        <table:table-row table:style-name="ro1">
          <table:table-cell office:value-type="float" office:value="49.9394951" calcext:value-type="float">
            <text:p>49.9394951</text:p>
          </table:table-cell>
          <table:table-cell office:value-type="float" office:value="1.59073865" calcext:value-type="float">
            <text:p>1.59073865</text:p>
          </table:table-cell>
          <table:table-cell office:value-type="float" office:value="-12.5200901" calcext:value-type="float">
            <text:p>-12.5200901</text:p>
          </table:table-cell>
          <table:table-cell office:value-type="float" office:value="8.98927689" calcext:value-type="float">
            <text:p>8.98927689</text:p>
          </table:table-cell>
          <table:table-cell office:value-type="float" office:value="-0.231030777" calcext:value-type="float">
            <text:p>-0.231030777</text:p>
          </table:table-cell>
          <table:table-cell office:value-type="float" office:value="-0.53865087" calcext:value-type="float">
            <text:p>-0.53865087</text:p>
          </table:table-cell>
        </table:table-row>
        <table:table-row table:style-name="ro1">
          <table:table-cell office:value-type="float" office:value="50.0293999" calcext:value-type="float">
            <text:p>50.0293999</text:p>
          </table:table-cell>
          <table:table-cell office:value-type="float" office:value="1.58855736" calcext:value-type="float">
            <text:p>1.58855736</text:p>
          </table:table-cell>
          <table:table-cell office:value-type="float" office:value="-12.525176" calcext:value-type="float">
            <text:p>-12.525176</text:p>
          </table:table-cell>
          <table:table-cell office:value-type="float" office:value="8.99149895" calcext:value-type="float">
            <text:p>8.99149895</text:p>
          </table:table-cell>
          <table:table-cell office:value-type="float" office:value="-0.205710992" calcext:value-type="float">
            <text:p>-0.205710992</text:p>
          </table:table-cell>
          <table:table-cell office:value-type="float" office:value="-0.47970745" calcext:value-type="float">
            <text:p>-0.47970745</text:p>
          </table:table-cell>
        </table:table-row>
        <table:table-row table:style-name="ro1">
          <table:table-cell office:value-type="float" office:value="50.1193237" calcext:value-type="float">
            <text:p>50.1193237</text:p>
          </table:table-cell>
          <table:table-cell office:value-type="float" office:value="1.58661532" calcext:value-type="float">
            <text:p>1.58661532</text:p>
          </table:table-cell>
          <table:table-cell office:value-type="float" office:value="-12.529706" calcext:value-type="float">
            <text:p>-12.529706</text:p>
          </table:table-cell>
          <table:table-cell office:value-type="float" office:value="8.99326038" calcext:value-type="float">
            <text:p>8.99326038</text:p>
          </table:table-cell>
          <table:table-cell office:value-type="float" office:value="-0.18314077" calcext:value-type="float">
            <text:p>-0.18314077</text:p>
          </table:table-cell>
          <table:table-cell office:value-type="float" office:value="-0.427236974" calcext:value-type="float">
            <text:p>-0.427236974</text:p>
          </table:table-cell>
        </table:table-row>
        <table:table-row table:style-name="ro1">
          <table:table-cell office:value-type="float" office:value="50.2092628" calcext:value-type="float">
            <text:p>50.2092628</text:p>
          </table:table-cell>
          <table:table-cell office:value-type="float" office:value="1.58488643" calcext:value-type="float">
            <text:p>1.58488643</text:p>
          </table:table-cell>
          <table:table-cell office:value-type="float" office:value="-12.53374" calcext:value-type="float">
            <text:p>-12.53374</text:p>
          </table:table-cell>
          <table:table-cell office:value-type="float" office:value="8.99465656" calcext:value-type="float">
            <text:p>8.99465656</text:p>
          </table:table-cell>
          <table:table-cell office:value-type="float" office:value="-0.163024038" calcext:value-type="float">
            <text:p>-0.163024038</text:p>
          </table:table-cell>
          <table:table-cell office:value-type="float" office:value="-0.380535066" calcext:value-type="float">
            <text:p>-0.380535066</text:p>
          </table:table-cell>
        </table:table-row>
        <table:table-row table:style-name="ro1">
          <table:table-cell office:value-type="float" office:value="50.2992134" calcext:value-type="float">
            <text:p>50.2992134</text:p>
          </table:table-cell>
          <table:table-cell office:value-type="float" office:value="1.58334756" calcext:value-type="float">
            <text:p>1.58334756</text:p>
          </table:table-cell>
          <table:table-cell office:value-type="float" office:value="-12.5373335" calcext:value-type="float">
            <text:p>-12.5373335</text:p>
          </table:table-cell>
          <table:table-cell office:value-type="float" office:value="8.99576378" calcext:value-type="float">
            <text:p>8.99576378</text:p>
          </table:table-cell>
          <table:table-cell office:value-type="float" office:value="-0.145095184" calcext:value-type="float">
            <text:p>-0.145095184</text:p>
          </table:table-cell>
          <table:table-cell office:value-type="float" office:value="-0.338970333" calcext:value-type="float">
            <text:p>-0.338970333</text:p>
          </table:table-cell>
        </table:table-row>
        <table:table-row table:style-name="ro1">
          <table:table-cell office:value-type="float" office:value="50.3891754" calcext:value-type="float">
            <text:p>50.3891754</text:p>
          </table:table-cell>
          <table:table-cell office:value-type="float" office:value="1.58197808" calcext:value-type="float">
            <text:p>1.58197808</text:p>
          </table:table-cell>
          <table:table-cell office:value-type="float" office:value="-12.540535" calcext:value-type="float">
            <text:p>-12.540535</text:p>
          </table:table-cell>
          <table:table-cell office:value-type="float" office:value="8.99664116" calcext:value-type="float">
            <text:p>8.99664116</text:p>
          </table:table-cell>
          <table:table-cell office:value-type="float" office:value="-0.129116461" calcext:value-type="float">
            <text:p>-0.129116461</text:p>
          </table:table-cell>
          <table:table-cell office:value-type="float" office:value="-0.301981777" calcext:value-type="float">
            <text:p>-0.301981777</text:p>
          </table:table-cell>
        </table:table-row>
        <table:table-row table:style-name="ro1">
          <table:table-cell office:value-type="float" office:value="50.4791451" calcext:value-type="float">
            <text:p>50.4791451</text:p>
          </table:table-cell>
          <table:table-cell office:value-type="float" office:value="1.58075953" calcext:value-type="float">
            <text:p>1.58075953</text:p>
          </table:table-cell>
          <table:table-cell office:value-type="float" office:value="-12.5433874" calcext:value-type="float">
            <text:p>-12.5433874</text:p>
          </table:table-cell>
          <table:table-cell office:value-type="float" office:value="8.99733734" calcext:value-type="float">
            <text:p>8.99733734</text:p>
          </table:table-cell>
          <table:table-cell office:value-type="float" office:value="-0.114875086" calcext:value-type="float">
            <text:p>-0.114875086</text:p>
          </table:table-cell>
          <table:table-cell office:value-type="float" office:value="-0.269073546" calcext:value-type="float">
            <text:p>-0.269073546</text:p>
          </table:table-cell>
        </table:table-row>
        <table:table-row table:style-name="ro1">
          <table:table-cell office:value-type="float" office:value="50.5691223" calcext:value-type="float">
            <text:p>50.5691223</text:p>
          </table:table-cell>
          <table:table-cell office:value-type="float" office:value="1.57967544" calcext:value-type="float">
            <text:p>1.57967544</text:p>
          </table:table-cell>
          <table:table-cell office:value-type="float" office:value="-12.545929" calcext:value-type="float">
            <text:p>-12.545929</text:p>
          </table:table-cell>
          <table:table-cell office:value-type="float" office:value="8.99788857" calcext:value-type="float">
            <text:p>8.99788857</text:p>
          </table:table-cell>
          <table:table-cell office:value-type="float" office:value="-0.102180742" calcext:value-type="float">
            <text:p>-0.102180742</text:p>
          </table:table-cell>
          <table:table-cell office:value-type="float" office:value="-0.239801392" calcext:value-type="float">
            <text:p>-0.239801392</text:p>
          </table:table-cell>
        </table:table-row>
        <table:table-row table:style-name="ro1">
          <table:table-cell office:value-type="float" office:value="50.6591034" calcext:value-type="float">
            <text:p>50.6591034</text:p>
          </table:table-cell>
          <table:table-cell office:value-type="float" office:value="1.57871127" calcext:value-type="float">
            <text:p>1.57871127</text:p>
          </table:table-cell>
          <table:table-cell office:value-type="float" office:value="-12.5481939" calcext:value-type="float">
            <text:p>-12.5481939</text:p>
          </table:table-cell>
          <table:table-cell office:value-type="float" office:value="8.9983263" calcext:value-type="float">
            <text:p>8.9983263</text:p>
          </table:table-cell>
          <table:table-cell table:style-name="ce1" office:value-type="float" office:value="-0.090863362" calcext:value-type="float">
            <text:p>-9.09E-02</text:p>
          </table:table-cell>
          <table:table-cell office:value-type="float" office:value="-0.21376875" calcext:value-type="float">
            <text:p>-0.21376875</text:p>
          </table:table-cell>
        </table:table-row>
        <table:table-row table:style-name="ro1">
          <table:table-cell office:value-type="float" office:value="50.7490883" calcext:value-type="float">
            <text:p>50.7490883</text:p>
          </table:table-cell>
          <table:table-cell office:value-type="float" office:value="1.57785404" calcext:value-type="float">
            <text:p>1.57785404</text:p>
          </table:table-cell>
          <table:table-cell office:value-type="float" office:value="-12.5502138" calcext:value-type="float">
            <text:p>-12.5502138</text:p>
          </table:table-cell>
          <table:table-cell office:value-type="float" office:value="8.99867249" calcext:value-type="float">
            <text:p>8.99867249</text:p>
          </table:table-cell>
          <table:table-cell table:style-name="ce1" office:value-type="float" office:value="-0.0807712004" calcext:value-type="float">
            <text:p>-8.08E-02</text:p>
          </table:table-cell>
          <table:table-cell office:value-type="float" office:value="-0.190622598" calcext:value-type="float">
            <text:p>-0.190622598</text:p>
          </table:table-cell>
        </table:table-row>
        <table:table-row table:style-name="ro1">
          <table:table-cell office:value-type="float" office:value="50.839077" calcext:value-type="float">
            <text:p>50.839077</text:p>
          </table:table-cell>
          <table:table-cell office:value-type="float" office:value="1.57709217" calcext:value-type="float">
            <text:p>1.57709217</text:p>
          </table:table-cell>
          <table:table-cell office:value-type="float" office:value="-12.5520153" calcext:value-type="float">
            <text:p>-12.5520153</text:p>
          </table:table-cell>
          <table:table-cell office:value-type="float" office:value="8.99894714" calcext:value-type="float">
            <text:p>8.99894714</text:p>
          </table:table-cell>
          <table:table-cell table:style-name="ce1" office:value-type="float" office:value="-0.0717686936" calcext:value-type="float">
            <text:p>-7.18E-02</text:p>
          </table:table-cell>
          <table:table-cell office:value-type="float" office:value="-0.17005223" calcext:value-type="float">
            <text:p>-0.17005223</text:p>
          </table:table-cell>
        </table:table-row>
        <table:table-row table:style-name="ro1">
          <table:table-cell office:value-type="float" office:value="50.9290657" calcext:value-type="float">
            <text:p>50.9290657</text:p>
          </table:table-cell>
          <table:table-cell office:value-type="float" office:value="1.57641542" calcext:value-type="float">
            <text:p>1.57641542</text:p>
          </table:table-cell>
          <table:table-cell office:value-type="float" office:value="-12.5536222" calcext:value-type="float">
            <text:p>-12.5536222</text:p>
          </table:table-cell>
          <table:table-cell office:value-type="float" office:value="8.99916458" calcext:value-type="float">
            <text:p>8.99916458</text:p>
          </table:table-cell>
          <table:table-cell table:style-name="ce1" office:value-type="float" office:value="-0.063734673" calcext:value-type="float">
            <text:p>-6.37E-02</text:p>
          </table:table-cell>
          <table:table-cell office:value-type="float" office:value="-0.151782095" calcext:value-type="float">
            <text:p>-0.151782095</text:p>
          </table:table-cell>
        </table:table-row>
        <table:table-row table:style-name="ro1">
          <table:table-cell office:value-type="float" office:value="51.0190582" calcext:value-type="float">
            <text:p>51.0190582</text:p>
          </table:table-cell>
          <table:table-cell office:value-type="float" office:value="1.5758146" calcext:value-type="float">
            <text:p>1.5758146</text:p>
          </table:table-cell>
          <table:table-cell office:value-type="float" office:value="-12.5550575" calcext:value-type="float">
            <text:p>-12.5550575</text:p>
          </table:table-cell>
          <table:table-cell office:value-type="float" office:value="8.9993372" calcext:value-type="float">
            <text:p>8.9993372</text:p>
          </table:table-cell>
          <table:table-cell table:style-name="ce1" office:value-type="float" office:value="-0.0565609448" calcext:value-type="float">
            <text:p>-5.66E-02</text:p>
          </table:table-cell>
          <table:table-cell office:value-type="float" office:value="-0.135560751" calcext:value-type="float">
            <text:p>-0.135560751</text:p>
          </table:table-cell>
        </table:table-row>
        <table:table-row table:style-name="ro1">
          <table:table-cell office:value-type="float" office:value="51.1090508" calcext:value-type="float">
            <text:p>51.1090508</text:p>
          </table:table-cell>
          <table:table-cell office:value-type="float" office:value="1.57528162" calcext:value-type="float">
            <text:p>1.57528162</text:p>
          </table:table-cell>
          <table:table-cell office:value-type="float" office:value="-12.5563402" calcext:value-type="float">
            <text:p>-12.5563402</text:p>
          </table:table-cell>
          <table:table-cell office:value-type="float" office:value="8.99947357" calcext:value-type="float">
            <text:p>8.99947357</text:p>
          </table:table-cell>
          <table:table-cell table:style-name="ce1" office:value-type="float" office:value="-0.0501508936" calcext:value-type="float">
            <text:p>-5.02E-02</text:p>
          </table:table-cell>
          <table:table-cell office:value-type="float" office:value="-0.121171407" calcext:value-type="float">
            <text:p>-0.121171407</text:p>
          </table:table-cell>
        </table:table-row>
        <table:table-row table:style-name="ro1">
          <table:table-cell office:value-type="float" office:value="51.1990471" calcext:value-type="float">
            <text:p>51.1990471</text:p>
          </table:table-cell>
          <table:table-cell office:value-type="float" office:value="1.57480931" calcext:value-type="float">
            <text:p>1.57480931</text:p>
          </table:table-cell>
          <table:table-cell office:value-type="float" office:value="-12.5574865" calcext:value-type="float">
            <text:p>-12.5574865</text:p>
          </table:table-cell>
          <table:table-cell office:value-type="float" office:value="8.99958229" calcext:value-type="float">
            <text:p>8.99958229</text:p>
          </table:table-cell>
          <table:table-cell table:style-name="ce1" office:value-type="float" office:value="-0.0444180742" calcext:value-type="float">
            <text:p>-4.44E-02</text:p>
          </table:table-cell>
          <table:table-cell office:value-type="float" office:value="-0.108420484" calcext:value-type="float">
            <text:p>-0.108420484</text:p>
          </table:table-cell>
        </table:table-row>
        <table:table-row table:style-name="ro1">
          <table:table-cell office:value-type="float" office:value="51.2890434" calcext:value-type="float">
            <text:p>51.2890434</text:p>
          </table:table-cell>
          <table:table-cell office:value-type="float" office:value="1.57439125" calcext:value-type="float">
            <text:p>1.57439125</text:p>
          </table:table-cell>
          <table:table-cell office:value-type="float" office:value="-12.5585127" calcext:value-type="float">
            <text:p>-12.5585127</text:p>
          </table:table-cell>
          <table:table-cell office:value-type="float" office:value="8.99966812" calcext:value-type="float">
            <text:p>8.99966812</text:p>
          </table:table-cell>
          <table:table-cell table:style-name="ce1" office:value-type="float" office:value="-0.0392851867" calcext:value-type="float">
            <text:p>-3.93E-02</text:p>
          </table:table-cell>
          <table:table-cell table:style-name="ce1" office:value-type="float" office:value="-0.0971325636" calcext:value-type="float">
            <text:p>-9.71E-02</text:p>
          </table:table-cell>
        </table:table-row>
        <table:table-row table:style-name="ro1">
          <table:table-cell office:value-type="float" office:value="51.3790398" calcext:value-type="float">
            <text:p>51.3790398</text:p>
          </table:table-cell>
          <table:table-cell office:value-type="float" office:value="1.57402182" calcext:value-type="float">
            <text:p>1.57402182</text:p>
          </table:table-cell>
          <table:table-cell office:value-type="float" office:value="-12.559433" calcext:value-type="float">
            <text:p>-12.559433</text:p>
          </table:table-cell>
          <table:table-cell office:value-type="float" office:value="8.99973583" calcext:value-type="float">
            <text:p>8.99973583</text:p>
          </table:table-cell>
          <table:table-cell table:style-name="ce1" office:value-type="float" office:value="-0.0346830972" calcext:value-type="float">
            <text:p>-3.47E-02</text:p>
          </table:table-cell>
          <table:table-cell table:style-name="ce1" office:value-type="float" office:value="-0.087154448" calcext:value-type="float">
            <text:p>-8.72E-02</text:p>
          </table:table-cell>
        </table:table-row>
        <table:table-row table:style-name="ro1">
          <table:table-cell office:value-type="float" office:value="51.4690361" calcext:value-type="float">
            <text:p>51.4690361</text:p>
          </table:table-cell>
          <table:table-cell office:value-type="float" office:value="1.57369602" calcext:value-type="float">
            <text:p>1.57369602</text:p>
          </table:table-cell>
          <table:table-cell office:value-type="float" office:value="-12.5602598" calcext:value-type="float">
            <text:p>-12.5602598</text:p>
          </table:table-cell>
          <table:table-cell office:value-type="float" office:value="8.99979019" calcext:value-type="float">
            <text:p>8.99979019</text:p>
          </table:table-cell>
          <table:table-cell table:style-name="ce1" office:value-type="float" office:value="-0.0305498149" calcext:value-type="float">
            <text:p>-3.05E-02</text:p>
          </table:table-cell>
          <table:table-cell table:style-name="ce1" office:value-type="float" office:value="-0.0783541873" calcext:value-type="float">
            <text:p>-7.84E-02</text:p>
          </table:table-cell>
        </table:table-row>
        <table:table-row table:style-name="ro1">
          <table:table-cell office:value-type="float" office:value="51.5590324" calcext:value-type="float">
            <text:p>51.5590324</text:p>
          </table:table-cell>
          <table:table-cell office:value-type="float" office:value="1.57340944" calcext:value-type="float">
            <text:p>1.57340944</text:p>
          </table:table-cell>
          <table:table-cell office:value-type="float" office:value="-12.5610037" calcext:value-type="float">
            <text:p>-12.5610037</text:p>
          </table:table-cell>
          <table:table-cell office:value-type="float" office:value="8.99983311" calcext:value-type="float">
            <text:p>8.99983311</text:p>
          </table:table-cell>
          <table:table-cell table:style-name="ce1" office:value-type="float" office:value="-0.0268294923" calcext:value-type="float">
            <text:p>-2.68E-02</text:p>
          </table:table-cell>
          <table:table-cell table:style-name="ce1" office:value-type="float" office:value="-0.0706137046" calcext:value-type="float">
            <text:p>-7.06E-02</text:p>
          </table:table-cell>
        </table:table-row>
        <table:table-row table:style-name="ro1">
          <table:table-cell office:value-type="float" office:value="51.6490326" calcext:value-type="float">
            <text:p>51.6490326</text:p>
          </table:table-cell>
          <table:table-cell office:value-type="float" office:value="1.57315826" calcext:value-type="float">
            <text:p>1.57315826</text:p>
          </table:table-cell>
          <table:table-cell office:value-type="float" office:value="-12.5616751" calcext:value-type="float">
            <text:p>-12.5616751</text:p>
          </table:table-cell>
          <table:table-cell office:value-type="float" office:value="8.99986649" calcext:value-type="float">
            <text:p>8.99986649</text:p>
          </table:table-cell>
          <table:table-cell table:style-name="ce1" office:value-type="float" office:value="-0.0234719142" calcext:value-type="float">
            <text:p>-2.35E-02</text:p>
          </table:table-cell>
          <table:table-cell table:style-name="ce1" office:value-type="float" office:value="-0.0638262033" calcext:value-type="float">
            <text:p>-6.38E-02</text:p>
          </table:table-cell>
        </table:table-row>
        <table:table-row table:style-name="ro1">
          <table:table-cell office:value-type="float" office:value="51.7390327" calcext:value-type="float">
            <text:p>51.7390327</text:p>
          </table:table-cell>
          <table:table-cell office:value-type="float" office:value="1.57293904" calcext:value-type="float">
            <text:p>1.57293904</text:p>
          </table:table-cell>
          <table:table-cell office:value-type="float" office:value="-12.5622826" calcext:value-type="float">
            <text:p>-12.5622826</text:p>
          </table:table-cell>
          <table:table-cell office:value-type="float" office:value="8.99989319" calcext:value-type="float">
            <text:p>8.99989319</text:p>
          </table:table-cell>
          <table:table-cell table:style-name="ce1" office:value-type="float" office:value="-0.0204317626" calcext:value-type="float">
            <text:p>-2.04E-02</text:p>
          </table:table-cell>
          <table:table-cell table:style-name="ce1" office:value-type="float" office:value="-0.0579015799" calcext:value-type="float">
            <text:p>-5.79E-02</text:p>
          </table:table-cell>
        </table:table-row>
        <table:table-row table:style-name="ro1">
          <table:table-cell office:value-type="float" office:value="51.8290329" calcext:value-type="float">
            <text:p>51.8290329</text:p>
          </table:table-cell>
          <table:table-cell office:value-type="float" office:value="1.57274878" calcext:value-type="float">
            <text:p>1.57274878</text:p>
          </table:table-cell>
          <table:table-cell office:value-type="float" office:value="-12.5628357" calcext:value-type="float">
            <text:p>-12.5628357</text:p>
          </table:table-cell>
          <table:table-cell office:value-type="float" office:value="8.99991417" calcext:value-type="float">
            <text:p>8.99991417</text:p>
          </table:table-cell>
          <table:table-cell table:style-name="ce1" office:value-type="float" office:value="-0.0176680498" calcext:value-type="float">
            <text:p>-1.77E-02</text:p>
          </table:table-cell>
          <table:table-cell table:style-name="ce1" office:value-type="float" office:value="-0.0527573414" calcext:value-type="float">
            <text:p>-5.28E-02</text:p>
          </table:table-cell>
        </table:table-row>
        <table:table-row table:style-name="ro1">
          <table:table-cell office:value-type="float" office:value="51.9190331" calcext:value-type="float">
            <text:p>51.9190331</text:p>
          </table:table-cell>
          <table:table-cell office:value-type="float" office:value="1.57258487" calcext:value-type="float">
            <text:p>1.57258487</text:p>
          </table:table-cell>
          <table:table-cell office:value-type="float" office:value="-12.5633402" calcext:value-type="float">
            <text:p>-12.5633402</text:p>
          </table:table-cell>
          <table:table-cell office:value-type="float" office:value="8.99993038" calcext:value-type="float">
            <text:p>8.99993038</text:p>
          </table:table-cell>
          <table:table-cell table:style-name="ce1" office:value-type="float" office:value="-0.0151434448" calcext:value-type="float">
            <text:p>-1.51E-02</text:p>
          </table:table-cell>
          <table:table-cell table:style-name="ce1" office:value-type="float" office:value="-0.0483278558" calcext:value-type="float">
            <text:p>-4.83E-02</text:p>
          </table:table-cell>
        </table:table-row>
        <table:table-row table:style-name="ro1">
          <table:table-cell office:value-type="float" office:value="52.0090332" calcext:value-type="float">
            <text:p>52.0090332</text:p>
          </table:table-cell>
          <table:table-cell office:value-type="float" office:value="1.57244515" calcext:value-type="float">
            <text:p>1.57244515</text:p>
          </table:table-cell>
          <table:table-cell office:value-type="float" office:value="-12.5638037" calcext:value-type="float">
            <text:p>-12.5638037</text:p>
          </table:table-cell>
          <table:table-cell office:value-type="float" office:value="8.99994373" calcext:value-type="float">
            <text:p>8.99994373</text:p>
          </table:table-cell>
          <table:table-cell table:style-name="ce1" office:value-type="float" office:value="-0.0128238434" calcext:value-type="float">
            <text:p>-1.28E-02</text:p>
          </table:table-cell>
          <table:table-cell table:style-name="ce1" office:value-type="float" office:value="-0.0445494503" calcext:value-type="float">
            <text:p>-4.45E-02</text:p>
          </table:table-cell>
        </table:table-row>
        <table:table-row table:style-name="ro1">
          <table:table-cell office:value-type="float" office:value="52.0990334" calcext:value-type="float">
            <text:p>52.0990334</text:p>
          </table:table-cell>
          <table:table-cell office:value-type="float" office:value="1.57232773" calcext:value-type="float">
            <text:p>1.57232773</text:p>
          </table:table-cell>
          <table:table-cell office:value-type="float" office:value="-12.5642328" calcext:value-type="float">
            <text:p>-12.5642328</text:p>
          </table:table-cell>
          <table:table-cell office:value-type="float" office:value="8.99995422" calcext:value-type="float">
            <text:p>8.99995422</text:p>
          </table:table-cell>
          <table:table-cell table:style-name="ce1" office:value-type="float" office:value="-0.0106780045" calcext:value-type="float">
            <text:p>-1.07E-02</text:p>
          </table:table-cell>
          <table:table-cell table:style-name="ce1" office:value-type="float" office:value="-0.0413717106" calcext:value-type="float">
            <text:p>-4.14E-02</text:p>
          </table:table-cell>
        </table:table-row>
        <table:table-row table:style-name="ro1">
          <table:table-cell office:value-type="float" office:value="52.1890335" calcext:value-type="float">
            <text:p>52.1890335</text:p>
          </table:table-cell>
          <table:table-cell office:value-type="float" office:value="1.57223105" calcext:value-type="float">
            <text:p>1.57223105</text:p>
          </table:table-cell>
          <table:table-cell office:value-type="float" office:value="-12.5646334" calcext:value-type="float">
            <text:p>-12.5646334</text:p>
          </table:table-cell>
          <table:table-cell office:value-type="float" office:value="8.99996185" calcext:value-type="float">
            <text:p>8.99996185</text:p>
          </table:table-cell>
          <table:table-cell table:style-name="ce1" office:value-type="float" office:value="-0.00867698621" calcext:value-type="float">
            <text:p>-8.68E-03</text:p>
          </table:table-cell>
          <table:table-cell table:style-name="ce1" office:value-type="float" office:value="-0.0387524776" calcext:value-type="float">
            <text:p>-3.88E-02</text:p>
          </table:table-cell>
        </table:table-row>
        <table:table-row table:style-name="ro1">
          <table:table-cell office:value-type="float" office:value="52.2790337" calcext:value-type="float">
            <text:p>52.2790337</text:p>
          </table:table-cell>
          <table:table-cell office:value-type="float" office:value="1.57215381" calcext:value-type="float">
            <text:p>1.57215381</text:p>
          </table:table-cell>
          <table:table-cell office:value-type="float" office:value="-12.5650101" calcext:value-type="float">
            <text:p>-12.5650101</text:p>
          </table:table-cell>
          <table:table-cell office:value-type="float" office:value="8.99996758" calcext:value-type="float">
            <text:p>8.99996758</text:p>
          </table:table-cell>
          <table:table-cell table:style-name="ce1" office:value-type="float" office:value="-0.00679374021" calcext:value-type="float">
            <text:p>-6.79E-03</text:p>
          </table:table-cell>
          <table:table-cell table:style-name="ce1" office:value-type="float" office:value="-0.0366582982" calcext:value-type="float">
            <text:p>-3.67E-02</text:p>
          </table:table-cell>
        </table:table-row>
        <table:table-row table:style-name="ro1">
          <table:table-cell office:value-type="float" office:value="52.3690338" calcext:value-type="float">
            <text:p>52.3690338</text:p>
          </table:table-cell>
          <table:table-cell office:value-type="float" office:value="1.57209492" calcext:value-type="float">
            <text:p>1.57209492</text:p>
          </table:table-cell>
          <table:table-cell office:value-type="float" office:value="-12.5653687" calcext:value-type="float">
            <text:p>-12.5653687</text:p>
          </table:table-cell>
          <table:table-cell office:value-type="float" office:value="8.99997139" calcext:value-type="float">
            <text:p>8.99997139</text:p>
          </table:table-cell>
          <table:table-cell table:style-name="ce1" office:value-type="float" office:value="-0.00500279153" calcext:value-type="float">
            <text:p>-5.00E-03</text:p>
          </table:table-cell>
          <table:table-cell table:style-name="ce1" office:value-type="float" office:value="-0.0350595638" calcext:value-type="float">
            <text:p>-3.51E-02</text:p>
          </table:table-cell>
        </table:table-row>
        <table:table-row table:style-name="ro1">
          <table:table-cell office:value-type="float" office:value="52.459034" calcext:value-type="float">
            <text:p>52.459034</text:p>
          </table:table-cell>
          <table:table-cell office:value-type="float" office:value="1.57205355" calcext:value-type="float">
            <text:p>1.57205355</text:p>
          </table:table-cell>
          <table:table-cell office:value-type="float" office:value="-12.5657129" calcext:value-type="float">
            <text:p>-12.5657129</text:p>
          </table:table-cell>
          <table:table-cell office:value-type="float" office:value="8.99997425" calcext:value-type="float">
            <text:p>8.99997425</text:p>
          </table:table-cell>
          <table:table-cell table:style-name="ce1" office:value-type="float" office:value="-0.0032798769" calcext:value-type="float">
            <text:p>-3.28E-03</text:p>
          </table:table-cell>
          <table:table-cell table:style-name="ce1" office:value-type="float" office:value="-0.0339370817" calcext:value-type="float">
            <text:p>-3.39E-02</text:p>
          </table:table-cell>
        </table:table-row>
        <table:table-row table:style-name="ro1">
          <table:table-cell office:value-type="float" office:value="52.5490341" calcext:value-type="float">
            <text:p>52.5490341</text:p>
          </table:table-cell>
          <table:table-cell office:value-type="float" office:value="1.57202911" calcext:value-type="float">
            <text:p>1.57202911</text:p>
          </table:table-cell>
          <table:table-cell office:value-type="float" office:value="-12.5660486" calcext:value-type="float">
            <text:p>-12.5660486</text:p>
          </table:table-cell>
          <table:table-cell office:value-type="float" office:value="8.99997616" calcext:value-type="float">
            <text:p>8.99997616</text:p>
          </table:table-cell>
          <table:table-cell table:style-name="ce1" office:value-type="float" office:value="-0.00160163746" calcext:value-type="float">
            <text:p>-1.60E-03</text:p>
          </table:table-cell>
          <table:table-cell table:style-name="ce1" office:value-type="float" office:value="-0.033272326" calcext:value-type="float">
            <text:p>-3.33E-02</text:p>
          </table:table-cell>
        </table:table-row>
        <table:table-row table:style-name="ro1">
          <table:table-cell office:value-type="float" office:value="52.6390343" calcext:value-type="float">
            <text:p>52.6390343</text:p>
          </table:table-cell>
          <table:table-cell office:value-type="float" office:value="1.57202137" calcext:value-type="float">
            <text:p>1.57202137</text:p>
          </table:table-cell>
          <table:table-cell office:value-type="float" office:value="-12.5663795" calcext:value-type="float">
            <text:p>-12.5663795</text:p>
          </table:table-cell>
          <table:table-cell office:value-type="float" office:value="8.99997711" calcext:value-type="float">
            <text:p>8.99997711</text:p>
          </table:table-cell>
          <table:table-cell table:style-name="ce1" office:value-type="float" office:value="0.0000545295188" calcext:value-type="float">
            <text:p>5.45E-05</text:p>
          </table:table-cell>
          <table:table-cell table:style-name="ce1" office:value-type="float" office:value="-0.0330562517" calcext:value-type="float">
            <text:p>-3.31E-02</text:p>
          </table:table-cell>
        </table:table-row>
        <table:table-row table:style-name="ro1">
          <table:table-cell office:value-type="float" office:value="52.7290344" calcext:value-type="float">
            <text:p>52.7290344</text:p>
          </table:table-cell>
          <table:table-cell office:value-type="float" office:value="1.57203019" calcext:value-type="float">
            <text:p>1.57203019</text:p>
          </table:table-cell>
          <table:table-cell office:value-type="float" office:value="-12.5667105" calcext:value-type="float">
            <text:p>-12.5667105</text:p>
          </table:table-cell>
          <table:table-cell office:value-type="float" office:value="8.99997616" calcext:value-type="float">
            <text:p>8.99997616</text:p>
          </table:table-cell>
          <table:table-cell table:style-name="ce1" office:value-type="float" office:value="0.00171096541" calcext:value-type="float">
            <text:p>1.71E-03</text:p>
          </table:table-cell>
          <table:table-cell table:style-name="ce1" office:value-type="float" office:value="-0.0332857333" calcext:value-type="float">
            <text:p>-3.33E-02</text:p>
          </table:table-cell>
        </table:table-row>
        <table:table-row table:style-name="ro1">
          <table:table-cell office:value-type="float" office:value="52.8190346" calcext:value-type="float">
            <text:p>52.8190346</text:p>
          </table:table-cell>
          <table:table-cell office:value-type="float" office:value="1.5720557" calcext:value-type="float">
            <text:p>1.5720557</text:p>
          </table:table-cell>
          <table:table-cell office:value-type="float" office:value="-12.5670462" calcext:value-type="float">
            <text:p>-12.5670462</text:p>
          </table:table-cell>
          <table:table-cell office:value-type="float" office:value="8.99997425" calcext:value-type="float">
            <text:p>8.99997425</text:p>
          </table:table-cell>
          <table:table-cell table:style-name="ce1" office:value-type="float" office:value="0.00339000905" calcext:value-type="float">
            <text:p>3.39E-03</text:p>
          </table:table-cell>
          <table:table-cell table:style-name="ce1" office:value-type="float" office:value="-0.0339655466" calcext:value-type="float">
            <text:p>-3.40E-02</text:p>
          </table:table-cell>
        </table:table-row>
        <table:table-row table:style-name="ro1">
          <table:table-cell office:value-type="float" office:value="52.9090347" calcext:value-type="float">
            <text:p>52.9090347</text:p>
          </table:table-cell>
          <table:table-cell office:value-type="float" office:value="1.57209814" calcext:value-type="float">
            <text:p>1.57209814</text:p>
          </table:table-cell>
          <table:table-cell office:value-type="float" office:value="-12.5673914" calcext:value-type="float">
            <text:p>-12.5673914</text:p>
          </table:table-cell>
          <table:table-cell office:value-type="float" office:value="8.99997139" calcext:value-type="float">
            <text:p>8.99997139</text:p>
          </table:table-cell>
          <table:table-cell table:style-name="ce1" office:value-type="float" office:value="0.00511431415" calcext:value-type="float">
            <text:p>5.11E-03</text:p>
          </table:table-cell>
          <table:table-cell table:style-name="ce1" office:value-type="float" office:value="-0.0351018384" calcext:value-type="float">
            <text:p>-3.51E-02</text:p>
          </table:table-cell>
        </table:table-row>
        <table:table-row table:style-name="ro1">
          <table:table-cell office:value-type="float" office:value="52.9990349" calcext:value-type="float">
            <text:p>52.9990349</text:p>
          </table:table-cell>
          <table:table-cell office:value-type="float" office:value="1.57215822" calcext:value-type="float">
            <text:p>1.57215822</text:p>
          </table:table-cell>
          <table:table-cell office:value-type="float" office:value="-12.56775" calcext:value-type="float">
            <text:p>-12.56775</text:p>
          </table:table-cell>
          <table:table-cell office:value-type="float" office:value="8.99996662" calcext:value-type="float">
            <text:p>8.99996662</text:p>
          </table:table-cell>
          <table:table-cell table:style-name="ce1" office:value-type="float" office:value="0.00690719485" calcext:value-type="float">
            <text:p>6.91E-03</text:p>
          </table:table-cell>
          <table:table-cell table:style-name="ce1" office:value-type="float" office:value="-0.0367154256" calcext:value-type="float">
            <text:p>-3.67E-02</text:p>
          </table:table-cell>
        </table:table-row>
        <table:table-row table:style-name="ro1">
          <table:table-cell office:value-type="float" office:value="53.089035" calcext:value-type="float">
            <text:p>53.089035</text:p>
          </table:table-cell>
          <table:table-cell office:value-type="float" office:value="1.57223666" calcext:value-type="float">
            <text:p>1.57223666</text:p>
          </table:table-cell>
          <table:table-cell office:value-type="float" office:value="-12.5681276" calcext:value-type="float">
            <text:p>-12.5681276</text:p>
          </table:table-cell>
          <table:table-cell office:value-type="float" office:value="8.9999609" calcext:value-type="float">
            <text:p>8.9999609</text:p>
          </table:table-cell>
          <table:table-cell table:style-name="ce1" office:value-type="float" office:value="0.00879291818" calcext:value-type="float">
            <text:p>8.79E-03</text:p>
          </table:table-cell>
          <table:table-cell table:style-name="ce1" office:value-type="float" office:value="-0.0388232619" calcext:value-type="float">
            <text:p>-3.88E-02</text:p>
          </table:table-cell>
        </table:table-row>
        <table:table-row table:style-name="ro1">
          <table:table-cell office:value-type="float" office:value="53.1790352" calcext:value-type="float">
            <text:p>53.1790352</text:p>
          </table:table-cell>
          <table:table-cell office:value-type="float" office:value="1.57233453" calcext:value-type="float">
            <text:p>1.57233453</text:p>
          </table:table-cell>
          <table:table-cell office:value-type="float" office:value="-12.5685282" calcext:value-type="float">
            <text:p>-12.5685282</text:p>
          </table:table-cell>
          <table:table-cell office:value-type="float" office:value="8.99995327" calcext:value-type="float">
            <text:p>8.99995327</text:p>
          </table:table-cell>
          <table:table-cell table:style-name="ce1" office:value-type="float" office:value="0.0107970331" calcext:value-type="float">
            <text:p>1.08E-02</text:p>
          </table:table-cell>
          <table:table-cell table:style-name="ce1" office:value-type="float" office:value="-0.0414598063" calcext:value-type="float">
            <text:p>-4.15E-02</text:p>
          </table:table-cell>
        </table:table-row>
        <table:table-row table:style-name="ro1">
          <table:table-cell office:value-type="float" office:value="53.2690353" calcext:value-type="float">
            <text:p>53.2690353</text:p>
          </table:table-cell>
          <table:table-cell office:value-type="float" office:value="1.57245314" calcext:value-type="float">
            <text:p>1.57245314</text:p>
          </table:table-cell>
          <table:table-cell office:value-type="float" office:value="-12.5689583" calcext:value-type="float">
            <text:p>-12.5689583</text:p>
          </table:table-cell>
          <table:table-cell office:value-type="float" office:value="8.99994278" calcext:value-type="float">
            <text:p>8.99994278</text:p>
          </table:table-cell>
          <table:table-cell table:style-name="ce1" office:value-type="float" office:value="0.0129466634" calcext:value-type="float">
            <text:p>1.29E-02</text:p>
          </table:table-cell>
          <table:table-cell table:style-name="ce1" office:value-type="float" office:value="-0.0446536355" calcext:value-type="float">
            <text:p>-4.47E-02</text:p>
          </table:table-cell>
        </table:table-row>
        <table:table-row table:style-name="ro1">
          <table:table-cell office:value-type="float" office:value="53.3590355" calcext:value-type="float">
            <text:p>53.3590355</text:p>
          </table:table-cell>
          <table:table-cell office:value-type="float" office:value="1.57259405" calcext:value-type="float">
            <text:p>1.57259405</text:p>
          </table:table-cell>
          <table:table-cell office:value-type="float" office:value="-12.5694237" calcext:value-type="float">
            <text:p>-12.5694237</text:p>
          </table:table-cell>
          <table:table-cell office:value-type="float" office:value="8.99992943" calcext:value-type="float">
            <text:p>8.99992943</text:p>
          </table:table-cell>
          <table:table-cell table:style-name="ce1" office:value-type="float" office:value="0.0152707901" calcext:value-type="float">
            <text:p>1.53E-02</text:p>
          </table:table-cell>
          <table:table-cell table:style-name="ce1" office:value-type="float" office:value="-0.0484516919" calcext:value-type="float">
            <text:p>-4.85E-02</text:p>
          </table:table-cell>
        </table:table-row>
        <table:table-row table:style-name="ro1">
          <table:table-cell office:value-type="float" office:value="53.4490356" calcext:value-type="float">
            <text:p>53.4490356</text:p>
          </table:table-cell>
          <table:table-cell office:value-type="float" office:value="1.57275927" calcext:value-type="float">
            <text:p>1.57275927</text:p>
          </table:table-cell>
          <table:table-cell office:value-type="float" office:value="-12.5699301" calcext:value-type="float">
            <text:p>-12.5699301</text:p>
          </table:table-cell>
          <table:table-cell office:value-type="float" office:value="8.99991226" calcext:value-type="float">
            <text:p>8.99991226</text:p>
          </table:table-cell>
          <table:table-cell table:style-name="ce1" office:value-type="float" office:value="0.0178009514" calcext:value-type="float">
            <text:p>1.78E-02</text:p>
          </table:table-cell>
          <table:table-cell table:style-name="ce1" office:value-type="float" office:value="-0.0529071279" calcext:value-type="float">
            <text:p>-5.29E-02</text:p>
          </table:table-cell>
        </table:table-row>
        <table:table-row table:style-name="ro1">
          <table:table-cell office:value-type="float" office:value="53.5390358" calcext:value-type="float">
            <text:p>53.5390358</text:p>
          </table:table-cell>
          <table:table-cell office:value-type="float" office:value="1.57295096" calcext:value-type="float">
            <text:p>1.57295096</text:p>
          </table:table-cell>
          <table:table-cell office:value-type="float" office:value="-12.5704842" calcext:value-type="float">
            <text:p>-12.5704842</text:p>
          </table:table-cell>
          <table:table-cell office:value-type="float" office:value="8.99989128" calcext:value-type="float">
            <text:p>8.99989128</text:p>
          </table:table-cell>
          <table:table-cell table:style-name="ce1" office:value-type="float" office:value="0.0205714218" calcext:value-type="float">
            <text:p>2.06E-02</text:p>
          </table:table-cell>
          <table:table-cell table:style-name="ce1" office:value-type="float" office:value="-0.0580785014" calcext:value-type="float">
            <text:p>-5.81E-02</text:p>
          </table:table-cell>
        </table:table-row>
        <table:table-row table:style-name="ro1">
          <table:table-cell office:value-type="float" office:value="53.6290359" calcext:value-type="float">
            <text:p>53.6290359</text:p>
          </table:table-cell>
          <table:table-cell office:value-type="float" office:value="1.57317162" calcext:value-type="float">
            <text:p>1.57317162</text:p>
          </table:table-cell>
          <table:table-cell office:value-type="float" office:value="-12.5710945" calcext:value-type="float">
            <text:p>-12.5710945</text:p>
          </table:table-cell>
          <table:table-cell office:value-type="float" office:value="8.99986458" calcext:value-type="float">
            <text:p>8.99986458</text:p>
          </table:table-cell>
          <table:table-cell table:style-name="ce1" office:value-type="float" office:value="0.0236196648" calcext:value-type="float">
            <text:p>2.36E-02</text:p>
          </table:table-cell>
          <table:table-cell table:style-name="ce1" office:value-type="float" office:value="-0.0640339851" calcext:value-type="float">
            <text:p>-6.40E-02</text:p>
          </table:table-cell>
        </table:table-row>
        <table:table-row table:style-name="ro1">
          <table:table-cell office:value-type="float" office:value="53.7190361" calcext:value-type="float">
            <text:p>53.7190361</text:p>
          </table:table-cell>
          <table:table-cell office:value-type="float" office:value="1.57342434" calcext:value-type="float">
            <text:p>1.57342434</text:p>
          </table:table-cell>
          <table:table-cell office:value-type="float" office:value="-12.5717678" calcext:value-type="float">
            <text:p>-12.5717678</text:p>
          </table:table-cell>
          <table:table-cell office:value-type="float" office:value="8.99983025" calcext:value-type="float">
            <text:p>8.99983025</text:p>
          </table:table-cell>
          <table:table-cell table:style-name="ce1" office:value-type="float" office:value="0.026986964" calcext:value-type="float">
            <text:p>2.70E-02</text:p>
          </table:table-cell>
          <table:table-cell table:style-name="ce1" office:value-type="float" office:value="-0.0708578452" calcext:value-type="float">
            <text:p>-7.09E-02</text:p>
          </table:table-cell>
        </table:table-row>
        <table:table-row table:style-name="ro1">
          <table:table-cell office:value-type="float" office:value="53.8090324" calcext:value-type="float">
            <text:p>53.8090324</text:p>
          </table:table-cell>
          <table:table-cell office:value-type="float" office:value="1.57371259" calcext:value-type="float">
            <text:p>1.57371259</text:p>
          </table:table-cell>
          <table:table-cell office:value-type="float" office:value="-12.5725145" calcext:value-type="float">
            <text:p>-12.5725145</text:p>
          </table:table-cell>
          <table:table-cell office:value-type="float" office:value="8.99978733" calcext:value-type="float">
            <text:p>8.99978733</text:p>
          </table:table-cell>
          <table:table-cell table:style-name="ce1" office:value-type="float" office:value="0.0307188779" calcext:value-type="float">
            <text:p>3.07E-02</text:p>
          </table:table-cell>
          <table:table-cell table:style-name="ce1" office:value-type="float" office:value="-0.0786385983" calcext:value-type="float">
            <text:p>-7.86E-02</text:p>
          </table:table-cell>
        </table:table-row>
        <table:table-row table:style-name="ro1">
          <table:table-cell office:value-type="float" office:value="53.8990288" calcext:value-type="float">
            <text:p>53.8990288</text:p>
          </table:table-cell>
          <table:table-cell office:value-type="float" office:value="1.57404017" calcext:value-type="float">
            <text:p>1.57404017</text:p>
          </table:table-cell>
          <table:table-cell office:value-type="float" office:value="-12.5733442" calcext:value-type="float">
            <text:p>-12.5733442</text:p>
          </table:table-cell>
          <table:table-cell office:value-type="float" office:value="8.99973297" calcext:value-type="float">
            <text:p>8.99973297</text:p>
          </table:table-cell>
          <table:table-cell table:style-name="ce1" office:value-type="float" office:value="0.0348658077" calcext:value-type="float">
            <text:p>3.49E-02</text:p>
          </table:table-cell>
          <table:table-cell table:style-name="ce1" office:value-type="float" office:value="-0.0874826163" calcext:value-type="float">
            <text:p>-8.75E-02</text:p>
          </table:table-cell>
        </table:table-row>
        <table:table-row table:style-name="ro1">
          <table:table-cell office:value-type="float" office:value="53.9890251" calcext:value-type="float">
            <text:p>53.9890251</text:p>
          </table:table-cell>
          <table:table-cell office:value-type="float" office:value="1.57441151" calcext:value-type="float">
            <text:p>1.57441151</text:p>
          </table:table-cell>
          <table:table-cell office:value-type="float" office:value="-12.5742683" calcext:value-type="float">
            <text:p>-12.5742683</text:p>
          </table:table-cell>
          <table:table-cell office:value-type="float" office:value="8.99966431" calcext:value-type="float">
            <text:p>8.99966431</text:p>
          </table:table-cell>
          <table:table-cell table:style-name="ce1" office:value-type="float" office:value="0.0394838117" calcext:value-type="float">
            <text:p>3.95E-02</text:p>
          </table:table-cell>
          <table:table-cell table:style-name="ce1" office:value-type="float" office:value="-0.0975100249" calcext:value-type="float">
            <text:p>-9.75E-02</text:p>
          </table:table-cell>
        </table:table-row>
        <table:table-row table:style-name="ro1">
          <table:table-cell office:value-type="float" office:value="54.0790215" calcext:value-type="float">
            <text:p>54.0790215</text:p>
          </table:table-cell>
          <table:table-cell office:value-type="float" office:value="1.5748316" calcext:value-type="float">
            <text:p>1.5748316</text:p>
          </table:table-cell>
          <table:table-cell office:value-type="float" office:value="-12.5752993" calcext:value-type="float">
            <text:p>-12.5752993</text:p>
          </table:table-cell>
          <table:table-cell office:value-type="float" office:value="8.99957752" calcext:value-type="float">
            <text:p>8.99957752</text:p>
          </table:table-cell>
          <table:table-cell table:style-name="ce1" office:value-type="float" office:value="0.0446353108" calcext:value-type="float">
            <text:p>4.46E-02</text:p>
          </table:table-cell>
          <table:table-cell office:value-type="float" office:value="-0.108855963" calcext:value-type="float">
            <text:p>-0.108855963</text:p>
          </table:table-cell>
        </table:table-row>
        <table:table-row table:style-name="ro1">
          <table:table-cell office:value-type="float" office:value="54.1690178" calcext:value-type="float">
            <text:p>54.1690178</text:p>
          </table:table-cell>
          <table:table-cell office:value-type="float" office:value="1.57530618" calcext:value-type="float">
            <text:p>1.57530618</text:p>
          </table:table-cell>
          <table:table-cell office:value-type="float" office:value="-12.5764503" calcext:value-type="float">
            <text:p>-12.5764503</text:p>
          </table:table-cell>
          <table:table-cell office:value-type="float" office:value="8.99946785" calcext:value-type="float">
            <text:p>8.99946785</text:p>
          </table:table-cell>
          <table:table-cell table:style-name="ce1" office:value-type="float" office:value="0.0503899418" calcext:value-type="float">
            <text:p>5.04E-02</text:p>
          </table:table-cell>
          <table:table-cell office:value-type="float" office:value="-0.121675238" calcext:value-type="float">
            <text:p>-0.121675238</text:p>
          </table:table-cell>
        </table:table-row>
        <table:table-row table:style-name="ro1">
          <table:table-cell office:value-type="float" office:value="54.2590103" calcext:value-type="float">
            <text:p>54.2590103</text:p>
          </table:table-cell>
          <table:table-cell office:value-type="float" office:value="1.57584167" calcext:value-type="float">
            <text:p>1.57584167</text:p>
          </table:table-cell>
          <table:table-cell office:value-type="float" office:value="-12.5777378" calcext:value-type="float">
            <text:p>-12.5777378</text:p>
          </table:table-cell>
          <table:table-cell office:value-type="float" office:value="8.99932957" calcext:value-type="float">
            <text:p>8.99932957</text:p>
          </table:table-cell>
          <table:table-cell table:style-name="ce1" office:value-type="float" office:value="0.0568254218" calcext:value-type="float">
            <text:p>5.68E-02</text:p>
          </table:table-cell>
          <table:table-cell office:value-type="float" office:value="-0.136138856" calcext:value-type="float">
            <text:p>-0.136138856</text:p>
          </table:table-cell>
        </table:table-row>
        <table:table-row table:style-name="ro1">
          <table:table-cell office:value-type="float" office:value="54.3490028" calcext:value-type="float">
            <text:p>54.3490028</text:p>
          </table:table-cell>
          <table:table-cell office:value-type="float" office:value="1.57644522" calcext:value-type="float">
            <text:p>1.57644522</text:p>
          </table:table-cell>
          <table:table-cell office:value-type="float" office:value="-12.5791788" calcext:value-type="float">
            <text:p>-12.5791788</text:p>
          </table:table-cell>
          <table:table-cell office:value-type="float" office:value="8.99915504" calcext:value-type="float">
            <text:p>8.99915504</text:p>
          </table:table-cell>
          <table:table-cell table:style-name="ce1" office:value-type="float" office:value="0.0640285388" calcext:value-type="float">
            <text:p>6.40E-02</text:p>
          </table:table-cell>
          <table:table-cell office:value-type="float" office:value="-0.152441546" calcext:value-type="float">
            <text:p>-0.152441546</text:p>
          </table:table-cell>
        </table:table-row>
        <table:table-row table:style-name="ro1">
          <table:table-cell office:value-type="float" office:value="54.4389915" calcext:value-type="float">
            <text:p>54.4389915</text:p>
          </table:table-cell>
          <table:table-cell office:value-type="float" office:value="1.57712507" calcext:value-type="float">
            <text:p>1.57712507</text:p>
          </table:table-cell>
          <table:table-cell office:value-type="float" office:value="-12.5807934" calcext:value-type="float">
            <text:p>-12.5807934</text:p>
          </table:table-cell>
          <table:table-cell office:value-type="float" office:value="8.9989357" calcext:value-type="float">
            <text:p>8.9989357</text:p>
          </table:table-cell>
          <table:table-cell table:style-name="ce1" office:value-type="float" office:value="0.0720963255" calcext:value-type="float">
            <text:p>7.21E-02</text:p>
          </table:table-cell>
          <table:table-cell office:value-type="float" office:value="-0.170803651" calcext:value-type="float">
            <text:p>-0.170803651</text:p>
          </table:table-cell>
        </table:table-row>
        <table:table-row table:style-name="ro1">
          <table:table-cell office:value-type="float" office:value="54.5289803" calcext:value-type="float">
            <text:p>54.5289803</text:p>
          </table:table-cell>
          <table:table-cell office:value-type="float" office:value="1.5778904" calcext:value-type="float">
            <text:p>1.5778904</text:p>
          </table:table-cell>
          <table:table-cell office:value-type="float" office:value="-12.5826025" calcext:value-type="float">
            <text:p>-12.5826025</text:p>
          </table:table-cell>
          <table:table-cell office:value-type="float" office:value="8.99865818" calcext:value-type="float">
            <text:p>8.99865818</text:p>
          </table:table-cell>
          <table:table-cell table:style-name="ce1" office:value-type="float" office:value="0.0811374933" calcext:value-type="float">
            <text:p>8.11E-02</text:p>
          </table:table-cell>
          <table:table-cell office:value-type="float" office:value="-0.191475391" calcext:value-type="float">
            <text:p>-0.191475391</text:p>
          </table:table-cell>
        </table:table-row>
        <table:table-row table:style-name="ro1">
          <table:table-cell office:value-type="float" office:value="54.6189651" calcext:value-type="float">
            <text:p>54.6189651</text:p>
          </table:table-cell>
          <table:table-cell office:value-type="float" office:value="1.57875144" calcext:value-type="float">
            <text:p>1.57875144</text:p>
          </table:table-cell>
          <table:table-cell office:value-type="float" office:value="-12.584631" calcext:value-type="float">
            <text:p>-12.584631</text:p>
          </table:table-cell>
          <table:table-cell office:value-type="float" office:value="8.99830818" calcext:value-type="float">
            <text:p>8.99830818</text:p>
          </table:table-cell>
          <table:table-cell table:style-name="ce1" office:value-type="float" office:value="0.0912736505" calcext:value-type="float">
            <text:p>9.13E-02</text:p>
          </table:table-cell>
          <table:table-cell office:value-type="float" office:value="-0.214732081" calcext:value-type="float">
            <text:p>-0.214732081</text:p>
          </table:table-cell>
        </table:table-row>
        <table:table-row table:style-name="ro1">
          <table:table-cell office:value-type="float" office:value="54.7089462" calcext:value-type="float">
            <text:p>54.7089462</text:p>
          </table:table-cell>
          <table:table-cell office:value-type="float" office:value="1.5797199" calcext:value-type="float">
            <text:p>1.5797199</text:p>
          </table:table-cell>
          <table:table-cell office:value-type="float" office:value="-12.5869064" calcext:value-type="float">
            <text:p>-12.5869064</text:p>
          </table:table-cell>
          <table:table-cell office:value-type="float" office:value="8.99786663" calcext:value-type="float">
            <text:p>8.99786663</text:p>
          </table:table-cell>
          <table:table-cell office:value-type="float" office:value="0.102640942" calcext:value-type="float">
            <text:p>0.102640942</text:p>
          </table:table-cell>
          <table:table-cell office:value-type="float" office:value="-0.240889132" calcext:value-type="float">
            <text:p>-0.240889132</text:p>
          </table:table-cell>
        </table:table-row>
        <table:table-row table:style-name="ro1">
          <table:table-cell office:value-type="float" office:value="54.7989235" calcext:value-type="float">
            <text:p>54.7989235</text:p>
          </table:table-cell>
          <table:table-cell office:value-type="float" office:value="1.58080888" calcext:value-type="float">
            <text:p>1.58080888</text:p>
          </table:table-cell>
          <table:table-cell office:value-type="float" office:value="-12.5894594" calcext:value-type="float">
            <text:p>-12.5894594</text:p>
          </table:table-cell>
          <table:table-cell office:value-type="float" office:value="8.99730968" calcext:value-type="float">
            <text:p>8.99730968</text:p>
          </table:table-cell>
          <table:table-cell office:value-type="float" office:value="0.11539185" calcext:value-type="float">
            <text:p>0.11539185</text:p>
          </table:table-cell>
          <table:table-cell office:value-type="float" office:value="-0.270301938" calcext:value-type="float">
            <text:p>-0.270301938</text:p>
          </table:table-cell>
        </table:table-row>
        <table:table-row table:style-name="ro1">
          <table:table-cell office:value-type="float" office:value="54.8888931" calcext:value-type="float">
            <text:p>54.8888931</text:p>
          </table:table-cell>
          <table:table-cell office:value-type="float" office:value="1.58203292" calcext:value-type="float">
            <text:p>1.58203292</text:p>
          </table:table-cell>
          <table:table-cell office:value-type="float" office:value="-12.5923243" calcext:value-type="float">
            <text:p>-12.5923243</text:p>
          </table:table-cell>
          <table:table-cell office:value-type="float" office:value="8.99660778" calcext:value-type="float">
            <text:p>8.99660778</text:p>
          </table:table-cell>
          <table:table-cell office:value-type="float" office:value="0.129697159" calcext:value-type="float">
            <text:p>0.129697159</text:p>
          </table:table-cell>
          <table:table-cell office:value-type="float" office:value="-0.303365171" calcext:value-type="float">
            <text:p>-0.303365171</text:p>
          </table:table-cell>
        </table:table-row>
        <table:table-row table:style-name="ro1">
          <table:table-cell office:value-type="float" office:value="54.9788551" calcext:value-type="float">
            <text:p>54.9788551</text:p>
          </table:table-cell>
          <table:table-cell office:value-type="float" office:value="1.58340859" calcext:value-type="float">
            <text:p>1.58340859</text:p>
          </table:table-cell>
          <table:table-cell office:value-type="float" office:value="-12.59554" calcext:value-type="float">
            <text:p>-12.59554</text:p>
          </table:table-cell>
          <table:table-cell office:value-type="float" office:value="8.99572182" calcext:value-type="float">
            <text:p>8.99572182</text:p>
          </table:table-cell>
          <table:table-cell office:value-type="float" office:value="0.145747915" calcext:value-type="float">
            <text:p>0.145747915</text:p>
          </table:table-cell>
          <table:table-cell office:value-type="float" office:value="-0.34052524" calcext:value-type="float">
            <text:p>-0.34052524</text:p>
          </table:table-cell>
        </table:table-row>
        <table:table-row table:style-name="ro1">
          <table:table-cell office:value-type="float" office:value="55.0688057" calcext:value-type="float">
            <text:p>55.0688057</text:p>
          </table:table-cell>
          <table:table-cell office:value-type="float" office:value="1.58495438" calcext:value-type="float">
            <text:p>1.58495438</text:p>
          </table:table-cell>
          <table:table-cell office:value-type="float" office:value="-12.5991497" calcext:value-type="float">
            <text:p>-12.5991497</text:p>
          </table:table-cell>
          <table:table-cell office:value-type="float" office:value="8.99460411" calcext:value-type="float">
            <text:p>8.99460411</text:p>
          </table:table-cell>
          <table:table-cell office:value-type="float" office:value="0.163757831" calcext:value-type="float">
            <text:p>0.163757831</text:p>
          </table:table-cell>
          <table:table-cell office:value-type="float" office:value="-0.382284284" calcext:value-type="float">
            <text:p>-0.382284284</text:p>
          </table:table-cell>
        </table:table-row>
        <table:table-row table:style-name="ro1">
          <table:table-cell office:value-type="float" office:value="55.1587448" calcext:value-type="float">
            <text:p>55.1587448</text:p>
          </table:table-cell>
          <table:table-cell office:value-type="float" office:value="1.58669102" calcext:value-type="float">
            <text:p>1.58669102</text:p>
          </table:table-cell>
          <table:table-cell office:value-type="float" office:value="-12.6032028" calcext:value-type="float">
            <text:p>-12.6032028</text:p>
          </table:table-cell>
          <table:table-cell office:value-type="float" office:value="8.99319458" calcext:value-type="float">
            <text:p>8.99319458</text:p>
          </table:table-cell>
          <table:table-cell office:value-type="float" office:value="0.183965757" calcext:value-type="float">
            <text:p>0.183965757</text:p>
          </table:table-cell>
          <table:table-cell office:value-type="float" office:value="-0.429203093" calcext:value-type="float">
            <text:p>-0.429203093</text:p>
          </table:table-cell>
        </table:table-row>
        <table:table-row table:style-name="ro1">
          <table:table-cell office:value-type="float" office:value="55.2486687" calcext:value-type="float">
            <text:p>55.2486687</text:p>
          </table:table-cell>
          <table:table-cell office:value-type="float" office:value="1.58864188" calcext:value-type="float">
            <text:p>1.58864188</text:p>
          </table:table-cell>
          <table:table-cell office:value-type="float" office:value="-12.6077538" calcext:value-type="float">
            <text:p>-12.6077538</text:p>
          </table:table-cell>
          <table:table-cell office:value-type="float" office:value="8.99141693" calcext:value-type="float">
            <text:p>8.99141693</text:p>
          </table:table-cell>
          <table:table-cell office:value-type="float" office:value="0.206638411" calcext:value-type="float">
            <text:p>0.206638411</text:p>
          </table:table-cell>
          <table:table-cell office:value-type="float" office:value="-0.481917441" calcext:value-type="float">
            <text:p>-0.481917441</text:p>
          </table:table-cell>
        </table:table-row>
        <table:table-row table:style-name="ro1">
          <table:table-cell office:value-type="float" office:value="55.3385735" calcext:value-type="float">
            <text:p>55.3385735</text:p>
          </table:table-cell>
          <table:table-cell office:value-type="float" office:value="1.59083295" calcext:value-type="float">
            <text:p>1.59083295</text:p>
          </table:table-cell>
          <table:table-cell office:value-type="float" office:value="-12.6128635" calcext:value-type="float">
            <text:p>-12.6128635</text:p>
          </table:table-cell>
          <table:table-cell office:value-type="float" office:value="8.98917484" calcext:value-type="float">
            <text:p>8.98917484</text:p>
          </table:table-cell>
          <table:table-cell office:value-type="float" office:value="0.232073262" calcext:value-type="float">
            <text:p>0.232073262</text:p>
          </table:table-cell>
          <table:table-cell office:value-type="float" office:value="-0.541137278" calcext:value-type="float">
            <text:p>-0.541137278</text:p>
          </table:table-cell>
        </table:table-row>
        <table:table-row table:style-name="ro1">
          <table:table-cell office:value-type="float" office:value="55.4284515" calcext:value-type="float">
            <text:p>55.4284515</text:p>
          </table:table-cell>
          <table:table-cell office:value-type="float" office:value="1.59329355" calcext:value-type="float">
            <text:p>1.59329355</text:p>
          </table:table-cell>
          <table:table-cell office:value-type="float" office:value="-12.6186008" calcext:value-type="float">
            <text:p>-12.6186008</text:p>
          </table:table-cell>
          <table:table-cell office:value-type="float" office:value="8.9863472" calcext:value-type="float">
            <text:p>8.9863472</text:p>
          </table:table-cell>
          <table:table-cell office:value-type="float" office:value="0.260601342" calcext:value-type="float">
            <text:p>0.260601342</text:p>
          </table:table-cell>
          <table:table-cell office:value-type="float" office:value="-0.607657492" calcext:value-type="float">
            <text:p>-0.607657492</text:p>
          </table:table-cell>
        </table:table-row>
        <table:table-row table:style-name="ro1">
          <table:table-cell office:value-type="float" office:value="55.5182991" calcext:value-type="float">
            <text:p>55.5182991</text:p>
          </table:table-cell>
          <table:table-cell office:value-type="float" office:value="1.59605646" calcext:value-type="float">
            <text:p>1.59605646</text:p>
          </table:table-cell>
          <table:table-cell office:value-type="float" office:value="-12.6250439" calcext:value-type="float">
            <text:p>-12.6250439</text:p>
          </table:table-cell>
          <table:table-cell office:value-type="float" office:value="8.98278141" calcext:value-type="float">
            <text:p>8.98278141</text:p>
          </table:table-cell>
          <table:table-cell office:value-type="float" office:value="0.292590022" calcext:value-type="float">
            <text:p>0.292590022</text:p>
          </table:table-cell>
          <table:table-cell office:value-type="float" office:value="-0.682369947" calcext:value-type="float">
            <text:p>-0.682369947</text:p>
          </table:table-cell>
        </table:table-row>
        <table:table-row table:style-name="ro1">
          <table:table-cell office:value-type="float" office:value="55.6081047" calcext:value-type="float">
            <text:p>55.6081047</text:p>
          </table:table-cell>
          <table:table-cell office:value-type="float" office:value="1.59915829" calcext:value-type="float">
            <text:p>1.59915829</text:p>
          </table:table-cell>
          <table:table-cell office:value-type="float" office:value="-12.6322794" calcext:value-type="float">
            <text:p>-12.6322794</text:p>
          </table:table-cell>
          <table:table-cell office:value-type="float" office:value="8.97828579" calcext:value-type="float">
            <text:p>8.97828579</text:p>
          </table:table-cell>
          <table:table-cell office:value-type="float" office:value="0.328445911" calcext:value-type="float">
            <text:p>0.328445911</text:p>
          </table:table-cell>
          <table:table-cell office:value-type="float" office:value="-0.766276121" calcext:value-type="float">
            <text:p>-0.766276121</text:p>
          </table:table-cell>
        </table:table-row>
        <table:table-row table:style-name="ro1">
          <table:table-cell office:value-type="float" office:value="55.6978607" calcext:value-type="float">
            <text:p>55.6978607</text:p>
          </table:table-cell>
          <table:table-cell office:value-type="float" office:value="1.60263979" calcext:value-type="float">
            <text:p>1.60263979</text:p>
          </table:table-cell>
          <table:table-cell office:value-type="float" office:value="-12.6404037" calcext:value-type="float">
            <text:p>-12.6404037</text:p>
          </table:table-cell>
          <table:table-cell office:value-type="float" office:value="8.97261906" calcext:value-type="float">
            <text:p>8.97261906</text:p>
          </table:table-cell>
          <table:table-cell office:value-type="float" office:value="0.368617147" calcext:value-type="float">
            <text:p>0.368617147</text:p>
          </table:table-cell>
          <table:table-cell office:value-type="float" office:value="-0.860498071" calcext:value-type="float">
            <text:p>-0.860498071</text:p>
          </table:table-cell>
        </table:table-row>
        <table:table-row table:style-name="ro1">
          <table:table-cell office:value-type="float" office:value="55.7875519" calcext:value-type="float">
            <text:p>55.7875519</text:p>
          </table:table-cell>
          <table:table-cell office:value-type="float" office:value="1.60654664" calcext:value-type="float">
            <text:p>1.60654664</text:p>
          </table:table-cell>
          <table:table-cell office:value-type="float" office:value="-12.6495275" calcext:value-type="float">
            <text:p>-12.6495275</text:p>
          </table:table-cell>
          <table:table-cell office:value-type="float" office:value="8.96547794" calcext:value-type="float">
            <text:p>8.96547794</text:p>
          </table:table-cell>
          <table:table-cell office:value-type="float" office:value="0.41359514" calcext:value-type="float">
            <text:p>0.41359514</text:p>
          </table:table-cell>
          <table:table-cell office:value-type="float" office:value="-0.966290593" calcext:value-type="float">
            <text:p>-0.966290593</text:p>
          </table:table-cell>
        </table:table-row>
        <table:table-row table:style-name="ro1">
          <table:table-cell office:value-type="float" office:value="55.8771629" calcext:value-type="float">
            <text:p>55.8771629</text:p>
          </table:table-cell>
          <table:table-cell office:value-type="float" office:value="1.61092949" calcext:value-type="float">
            <text:p>1.61092949</text:p>
          </table:table-cell>
          <table:table-cell office:value-type="float" office:value="-12.6597729" calcext:value-type="float">
            <text:p>-12.6597729</text:p>
          </table:table-cell>
          <table:table-cell office:value-type="float" office:value="8.95648003" calcext:value-type="float">
            <text:p>8.95648003</text:p>
          </table:table-cell>
          <table:table-cell office:value-type="float" office:value="0.463914931" calcext:value-type="float">
            <text:p>0.463914931</text:p>
          </table:table-cell>
          <table:table-cell office:value-type="float" office:value="-1.08506227" calcext:value-type="float">
            <text:p>-1.08506227</text:p>
          </table:table-cell>
        </table:table-row>
        <table:table-row table:style-name="ro1">
          <table:table-cell office:value-type="float" office:value="55.9666748" calcext:value-type="float">
            <text:p>55.9666748</text:p>
          </table:table-cell>
          <table:table-cell office:value-type="float" office:value="1.61584461" calcext:value-type="float">
            <text:p>1.61584461</text:p>
          </table:table-cell>
          <table:table-cell office:value-type="float" office:value="-12.671277" calcext:value-type="float">
            <text:p>-12.671277</text:p>
          </table:table-cell>
          <table:table-cell office:value-type="float" office:value="8.94514751" calcext:value-type="float">
            <text:p>8.94514751</text:p>
          </table:table-cell>
          <table:table-cell office:value-type="float" office:value="0.52015388" calcext:value-type="float">
            <text:p>0.52015388</text:p>
          </table:table-cell>
          <table:table-cell office:value-type="float" office:value="-1.21838284" calcext:value-type="float">
            <text:p>-1.21838284</text:p>
          </table:table-cell>
        </table:table-row>
        <table:table-row table:style-name="ro1">
          <table:table-cell office:value-type="float" office:value="56.056057" calcext:value-type="float">
            <text:p>56.056057</text:p>
          </table:table-cell>
          <table:table-cell office:value-type="float" office:value="1.62135434" calcext:value-type="float">
            <text:p>1.62135434</text:p>
          </table:table-cell>
          <table:table-cell office:value-type="float" office:value="-12.6841946" calcext:value-type="float">
            <text:p>-12.6841946</text:p>
          </table:table-cell>
          <table:table-cell office:value-type="float" office:value="8.93088055" calcext:value-type="float">
            <text:p>8.93088055</text:p>
          </table:table-cell>
          <table:table-cell office:value-type="float" office:value="0.582926869" calcext:value-type="float">
            <text:p>0.582926869</text:p>
          </table:table-cell>
          <table:table-cell office:value-type="float" office:value="-1.36800325" calcext:value-type="float">
            <text:p>-1.36800325</text:p>
          </table:table-cell>
        </table:table-row>
        <table:table-row table:style-name="ro1">
          <table:table-cell office:value-type="float" office:value="56.1452789" calcext:value-type="float">
            <text:p>56.1452789</text:p>
          </table:table-cell>
          <table:table-cell office:value-type="float" office:value="1.62752712" calcext:value-type="float">
            <text:p>1.62752712</text:p>
          </table:table-cell>
          <table:table-cell office:value-type="float" office:value="-12.698698" calcext:value-type="float">
            <text:p>-12.698698</text:p>
          </table:table-cell>
          <table:table-cell office:value-type="float" office:value="8.91292953" calcext:value-type="float">
            <text:p>8.91292953</text:p>
          </table:table-cell>
          <table:table-cell office:value-type="float" office:value="0.652877688" calcext:value-type="float">
            <text:p>0.652877688</text:p>
          </table:table-cell>
          <table:table-cell office:value-type="float" office:value="-1.53587747" calcext:value-type="float">
            <text:p>-1.53587747</text:p>
          </table:table-cell>
        </table:table-row>
        <table:table-row table:style-name="ro1">
          <table:table-cell office:value-type="float" office:value="56.2342987" calcext:value-type="float">
            <text:p>56.2342987</text:p>
          </table:table-cell>
          <table:table-cell office:value-type="float" office:value="1.63443804" calcext:value-type="float">
            <text:p>1.63443804</text:p>
          </table:table-cell>
          <table:table-cell office:value-type="float" office:value="-12.7149801" calcext:value-type="float">
            <text:p>-12.7149801</text:p>
          </table:table-cell>
          <table:table-cell office:value-type="float" office:value="8.89035892" calcext:value-type="float">
            <text:p>8.89035892</text:p>
          </table:table-cell>
          <table:table-cell office:value-type="float" office:value="0.730663776" calcext:value-type="float">
            <text:p>0.730663776</text:p>
          </table:table-cell>
          <table:table-cell office:value-type="float" office:value="-1.7241745" calcext:value-type="float">
            <text:p>-1.7241745</text:p>
          </table:table-cell>
        </table:table-row>
        <table:table-row table:style-name="ro1">
          <table:table-cell office:value-type="float" office:value="56.3230667" calcext:value-type="float">
            <text:p>56.3230667</text:p>
          </table:table-cell>
          <table:table-cell office:value-type="float" office:value="1.64216864" calcext:value-type="float">
            <text:p>1.64216864</text:p>
          </table:table-cell>
          <table:table-cell office:value-type="float" office:value="-12.7332573" calcext:value-type="float">
            <text:p>-12.7332573</text:p>
          </table:table-cell>
          <table:table-cell office:value-type="float" office:value="8.86200428" calcext:value-type="float">
            <text:p>8.86200428</text:p>
          </table:table-cell>
          <table:table-cell office:value-type="float" office:value="0.816931725" calcext:value-type="float">
            <text:p>0.816931725</text:p>
          </table:table-cell>
          <table:table-cell office:value-type="float" office:value="-1.93529868" calcext:value-type="float">
            <text:p>-1.93529868</text:p>
          </table:table-cell>
        </table:table-row>
        <table:table-row table:style-name="ro1">
          <table:table-cell office:value-type="float" office:value="56.4115143" calcext:value-type="float">
            <text:p>56.4115143</text:p>
          </table:table-cell>
          <table:table-cell office:value-type="float" office:value="1.6508069" calcext:value-type="float">
            <text:p>1.6508069</text:p>
          </table:table-cell>
          <table:table-cell office:value-type="float" office:value="-12.7537708" calcext:value-type="float">
            <text:p>-12.7537708</text:p>
          </table:table-cell>
          <table:table-cell office:value-type="float" office:value="8.82642365" calcext:value-type="float">
            <text:p>8.82642365</text:p>
          </table:table-cell>
          <table:table-cell office:value-type="float" office:value="0.912280083" calcext:value-type="float">
            <text:p>0.912280083</text:p>
          </table:table-cell>
          <table:table-cell office:value-type="float" office:value="-2.17189956" calcext:value-type="float">
            <text:p>-2.17189956</text:p>
          </table:table-cell>
        </table:table-row>
        <table:table-row table:style-name="ro1">
          <table:table-cell office:value-type="float" office:value="56.4995651" calcext:value-type="float">
            <text:p>56.4995651</text:p>
          </table:table-cell>
          <table:table-cell office:value-type="float" office:value="1.66044617" calcext:value-type="float">
            <text:p>1.66044617</text:p>
          </table:table-cell>
          <table:table-cell office:value-type="float" office:value="-12.7767897" calcext:value-type="float">
            <text:p>-12.7767897</text:p>
          </table:table-cell>
          <table:table-cell office:value-type="float" office:value="8.78183842" calcext:value-type="float">
            <text:p>8.78183842</text:p>
          </table:table-cell>
          <table:table-cell office:value-type="float" office:value="1.01720405" calcext:value-type="float">
            <text:p>1.01720405</text:p>
          </table:table-cell>
          <table:table-cell office:value-type="float" office:value="-2.4368844" calcext:value-type="float">
            <text:p>-2.4368844</text:p>
          </table:table-cell>
        </table:table-row>
        <table:table-row table:style-name="ro1">
          <table:table-cell office:value-type="float" office:value="56.5871162" calcext:value-type="float">
            <text:p>56.5871162</text:p>
          </table:table-cell>
          <table:table-cell office:value-type="float" office:value="1.67118394" calcext:value-type="float">
            <text:p>1.67118394</text:p>
          </table:table-cell>
          <table:table-cell office:value-type="float" office:value="-12.8026133" calcext:value-type="float">
            <text:p>-12.8026133</text:p>
          </table:table-cell>
          <table:table-cell office:value-type="float" office:value="8.7260704" calcext:value-type="float">
            <text:p>8.7260704</text:p>
          </table:table-cell>
          <table:table-cell office:value-type="float" office:value="1.13201606" calcext:value-type="float">
            <text:p>1.13201606</text:p>
          </table:table-cell>
          <table:table-cell office:value-type="float" office:value="-2.73341823" calcext:value-type="float">
            <text:p>-2.73341823</text:p>
          </table:table-cell>
        </table:table-row>
        <table:table-row table:style-name="ro1">
          <table:table-cell office:value-type="float" office:value="56.6740417" calcext:value-type="float">
            <text:p>56.6740417</text:p>
          </table:table-cell>
          <table:table-cell office:value-type="float" office:value="1.68311954" calcext:value-type="float">
            <text:p>1.68311954</text:p>
          </table:table-cell>
          <table:table-cell office:value-type="float" office:value="-12.8315744" calcext:value-type="float">
            <text:p>-12.8315744</text:p>
          </table:table-cell>
          <table:table-cell office:value-type="float" office:value="8.65647316" calcext:value-type="float">
            <text:p>8.65647316</text:p>
          </table:table-cell>
          <table:table-cell office:value-type="float" office:value="1.25673449" calcext:value-type="float">
            <text:p>1.25673449</text:p>
          </table:table-cell>
          <table:table-cell office:value-type="float" office:value="-3.06490874" calcext:value-type="float">
            <text:p>-3.06490874</text:p>
          </table:table-cell>
        </table:table-row>
        <table:table-row table:style-name="ro1">
          <table:table-cell office:value-type="float" office:value="56.7601891" calcext:value-type="float">
            <text:p>56.7601891</text:p>
          </table:table-cell>
          <table:table-cell office:value-type="float" office:value="1.69635034" calcext:value-type="float">
            <text:p>1.69635034</text:p>
          </table:table-cell>
          <table:table-cell office:value-type="float" office:value="-12.8640404" calcext:value-type="float">
            <text:p>-12.8640404</text:p>
          </table:table-cell>
          <table:table-cell office:value-type="float" office:value="8.56986713" calcext:value-type="float">
            <text:p>8.56986713</text:p>
          </table:table-cell>
          <table:table-cell office:value-type="float" office:value="1.39092958" calcext:value-type="float">
            <text:p>1.39092958</text:p>
          </table:table-cell>
          <table:table-cell office:value-type="float" office:value="-3.43497038" calcext:value-type="float">
            <text:p>-3.43497038</text:p>
          </table:table-cell>
        </table:table-row>
        <table:table-row table:style-name="ro1">
          <table:table-cell office:value-type="float" office:value="56.8453712" calcext:value-type="float">
            <text:p>56.8453712</text:p>
          </table:table-cell>
          <table:table-cell office:value-type="float" office:value="1.71096623" calcext:value-type="float">
            <text:p>1.71096623</text:p>
          </table:table-cell>
          <table:table-cell office:value-type="float" office:value="-12.9004154" calcext:value-type="float">
            <text:p>-12.9004154</text:p>
          </table:table-cell>
          <table:table-cell office:value-type="float" office:value="8.46248913" calcext:value-type="float">
            <text:p>8.46248913</text:p>
          </table:table-cell>
          <table:table-cell office:value-type="float" office:value="1.53351831" calcext:value-type="float">
            <text:p>1.53351831</text:p>
          </table:table-cell>
          <table:table-cell office:value-type="float" office:value="-3.84735084" calcext:value-type="float">
            <text:p>-3.84735084</text:p>
          </table:table-cell>
        </table:table-row>
        <table:table-row table:style-name="ro1">
          <table:table-cell office:value-type="float" office:value="56.9293556" calcext:value-type="float">
            <text:p>56.9293556</text:p>
          </table:table-cell>
          <table:table-cell office:value-type="float" office:value="1.72704208" calcext:value-type="float">
            <text:p>1.72704208</text:p>
          </table:table-cell>
          <table:table-cell office:value-type="float" office:value="-12.9411411" calcext:value-type="float">
            <text:p>-12.9411411</text:p>
          </table:table-cell>
          <table:table-cell office:value-type="float" office:value="8.32997704" calcext:value-type="float">
            <text:p>8.32997704</text:p>
          </table:table-cell>
          <table:table-cell office:value-type="float" office:value="1.68249798" calcext:value-type="float">
            <text:p>1.68249798</text:p>
          </table:table-cell>
          <table:table-cell office:value-type="float" office:value="-4.30580235" calcext:value-type="float">
            <text:p>-4.30580235</text:p>
          </table:table-cell>
        </table:table-row>
        <table:table-row table:style-name="ro1">
          <table:table-cell office:value-type="float" office:value="57.0118713" calcext:value-type="float">
            <text:p>57.0118713</text:p>
          </table:table-cell>
          <table:table-cell office:value-type="float" office:value="1.74462676" calcext:value-type="float">
            <text:p>1.74462676</text:p>
          </table:table-cell>
          <table:table-cell office:value-type="float" office:value="-12.9866972" calcext:value-type="float">
            <text:p>-12.9866972</text:p>
          </table:table-cell>
          <table:table-cell office:value-type="float" office:value="8.16741562" calcext:value-type="float">
            <text:p>8.16741562</text:p>
          </table:table-cell>
          <table:table-cell office:value-type="float" office:value="1.83461273" calcext:value-type="float">
            <text:p>1.83461273</text:p>
          </table:table-cell>
          <table:table-cell office:value-type="float" office:value="-4.81386757" calcext:value-type="float">
            <text:p>-4.81386757</text:p>
          </table:table-cell>
        </table:table-row>
        <table:table-row table:style-name="ro1">
          <table:table-cell office:value-type="float" office:value="57.0925865" calcext:value-type="float">
            <text:p>57.0925865</text:p>
          </table:table-cell>
          <table:table-cell office:value-type="float" office:value="1.76372862" calcext:value-type="float">
            <text:p>1.76372862</text:p>
          </table:table-cell>
          <table:table-cell office:value-type="float" office:value="-13.0375948" calcext:value-type="float">
            <text:p>-13.0375948</text:p>
          </table:table-cell>
          <table:table-cell office:value-type="float" office:value="7.96950006" calcext:value-type="float">
            <text:p>7.96950006</text:p>
          </table:table-cell>
          <table:table-cell office:value-type="float" office:value="1.98495972" calcext:value-type="float">
            <text:p>1.98495972</text:p>
          </table:table-cell>
          <table:table-cell office:value-type="float" office:value="-5.37454605" calcext:value-type="float">
            <text:p>-5.37454605</text:p>
          </table:table-cell>
        </table:table-row>
        <table:table-row table:style-name="ro1">
          <table:table-cell office:value-type="float" office:value="57.1711235" calcext:value-type="float">
            <text:p>57.1711235</text:p>
          </table:table-cell>
          <table:table-cell office:value-type="float" office:value="1.78429711" calcext:value-type="float">
            <text:p>1.78429711</text:p>
          </table:table-cell>
          <table:table-cell office:value-type="float" office:value="-13.0943708" calcext:value-type="float">
            <text:p>-13.0943708</text:p>
          </table:table-cell>
          <table:table-cell office:value-type="float" office:value="7.73087311" calcext:value-type="float">
            <text:p>7.73087311</text:p>
          </table:table-cell>
          <table:table-cell office:value-type="float" office:value="2.12656212" calcext:value-type="float">
            <text:p>2.12656212</text:p>
          </table:table-cell>
          <table:table-cell office:value-type="float" office:value="-5.98977327" calcext:value-type="float">
            <text:p>-5.98977327</text:p>
          </table:table-cell>
        </table:table-row>
        <table:table-row table:style-name="ro1">
          <table:table-cell office:value-type="float" office:value="57.2470512" calcext:value-type="float">
            <text:p>57.2470512</text:p>
          </table:table-cell>
          <table:table-cell office:value-type="float" office:value="1.80619955" calcext:value-type="float">
            <text:p>1.80619955</text:p>
          </table:table-cell>
          <table:table-cell office:value-type="float" office:value="-13.1575727" calcext:value-type="float">
            <text:p>-13.1575727</text:p>
          </table:table-cell>
          <table:table-cell office:value-type="float" office:value="7.44673204" calcext:value-type="float">
            <text:p>7.44673204</text:p>
          </table:table-cell>
          <table:table-cell office:value-type="float" office:value="2.24996877" calcext:value-type="float">
            <text:p>2.24996877</text:p>
          </table:table-cell>
          <table:table-cell office:value-type="float" office:value="-6.65966225" calcext:value-type="float">
            <text:p>-6.65966225</text:p>
          </table:table-cell>
        </table:table-row>
        <table:table-row table:style-name="ro1">
          <table:table-cell office:value-type="float" office:value="57.3198967" calcext:value-type="float">
            <text:p>57.3198967</text:p>
          </table:table-cell>
          <table:table-cell office:value-type="float" office:value="1.8291955" calcext:value-type="float">
            <text:p>1.8291955</text:p>
          </table:table-cell>
          <table:table-cell office:value-type="float" office:value="-13.2277374" calcext:value-type="float">
            <text:p>-13.2277374</text:p>
          </table:table-cell>
          <table:table-cell office:value-type="float" office:value="7.11380053" calcext:value-type="float">
            <text:p>7.11380053</text:p>
          </table:table-cell>
          <table:table-cell office:value-type="float" office:value="2.34300017" calcext:value-type="float">
            <text:p>2.34300017</text:p>
          </table:table-cell>
          <table:table-cell office:value-type="float" office:value="-7.38141394" calcext:value-type="float">
            <text:p>-7.38141394</text:p>
          </table:table-cell>
        </table:table-row>
        <table:table-row table:style-name="ro1">
          <table:table-cell office:value-type="float" office:value="57.389164" calcext:value-type="float">
            <text:p>57.389164</text:p>
          </table:table-cell>
          <table:table-cell office:value-type="float" office:value="1.85290909" calcext:value-type="float">
            <text:p>1.85290909</text:p>
          </table:table-cell>
          <table:table-cell office:value-type="float" office:value="-13.3053513" calcext:value-type="float">
            <text:p>-13.3053513</text:p>
          </table:table-cell>
          <table:table-cell office:value-type="float" office:value="6.73174334" calcext:value-type="float">
            <text:p>6.73174334</text:p>
          </table:table-cell>
          <table:table-cell office:value-type="float" office:value="2.3908186" calcext:value-type="float">
            <text:p>2.3908186</text:p>
          </table:table-cell>
          <table:table-cell office:value-type="float" office:value="-8.14788055" calcext:value-type="float">
            <text:p>-8.14788055</text:p>
          </table:table-cell>
        </table:table-row>
        <table:table-row table:style-name="ro1">
          <table:table-cell office:value-type="float" office:value="57.45438" calcext:value-type="float">
            <text:p>57.45438</text:p>
          </table:table-cell>
          <table:table-cell office:value-type="float" office:value="1.87680507" calcext:value-type="float">
            <text:p>1.87680507</text:p>
          </table:table-cell>
          <table:table-cell office:value-type="float" office:value="-13.3908014" calcext:value-type="float">
            <text:p>-13.3908014</text:p>
          </table:table-cell>
          <table:table-cell office:value-type="float" office:value="6.30503082" calcext:value-type="float">
            <text:p>6.30503082</text:p>
          </table:table-cell>
          <table:table-cell office:value-type="float" office:value="2.37658525" calcext:value-type="float">
            <text:p>2.37658525</text:p>
          </table:table-cell>
          <table:table-cell office:value-type="float" office:value="-8.94577694" calcext:value-type="float">
            <text:p>-8.94577694</text:p>
          </table:table-cell>
        </table:table-row>
        <table:table-row table:style-name="ro1">
          <table:table-cell office:value-type="float" office:value="57.515152" calcext:value-type="float">
            <text:p>57.515152</text:p>
          </table:table-cell>
          <table:table-cell office:value-type="float" office:value="1.90017593" calcext:value-type="float">
            <text:p>1.90017593</text:p>
          </table:table-cell>
          <table:table-cell office:value-type="float" office:value="-13.4843025" calcext:value-type="float">
            <text:p>-13.4843025</text:p>
          </table:table-cell>
          <table:table-cell office:value-type="float" office:value="5.84506607" calcext:value-type="float">
            <text:p>5.84506607</text:p>
          </table:table-cell>
          <table:table-cell office:value-type="float" office:value="2.28297782" calcext:value-type="float">
            <text:p>2.28297782</text:p>
          </table:table-cell>
          <table:table-cell office:value-type="float" office:value="-9.75379753" calcext:value-type="float">
            <text:p>-9.75379753</text:p>
          </table:table-cell>
        </table:table-row>
        <table:table-row table:style-name="ro1">
          <table:table-cell office:value-type="float" office:value="57.5712357" calcext:value-type="float">
            <text:p>57.5712357</text:p>
          </table:table-cell>
          <table:table-cell office:value-type="float" office:value="1.92214859" calcext:value-type="float">
            <text:p>1.92214859</text:p>
          </table:table-cell>
          <table:table-cell office:value-type="float" office:value="-13.5858107" calcext:value-type="float">
            <text:p>-13.5858107</text:p>
          </table:table-cell>
          <table:table-cell office:value-type="float" office:value="5.37206697" calcext:value-type="float">
            <text:p>5.37206697</text:p>
          </table:table-cell>
          <table:table-cell office:value-type="float" office:value="2.09477854" calcext:value-type="float">
            <text:p>2.09477854</text:p>
          </table:table-cell>
          <table:table-cell office:value-type="float" office:value="-10.5411406" calcext:value-type="float">
            <text:p>-10.5411406</text:p>
          </table:table-cell>
        </table:table-row>
        <table:table-row table:style-name="ro1">
          <table:table-cell office:value-type="float" office:value="57.6226463" calcext:value-type="float">
            <text:p>57.6226463</text:p>
          </table:table-cell>
          <table:table-cell office:value-type="float" office:value="1.94172311" calcext:value-type="float">
            <text:p>1.94172311</text:p>
          </table:table-cell>
          <table:table-cell office:value-type="float" office:value="-13.6949234" calcext:value-type="float">
            <text:p>-13.6949234</text:p>
          </table:table-cell>
          <table:table-cell office:value-type="float" office:value="4.91579723" calcext:value-type="float">
            <text:p>4.91579723</text:p>
          </table:table-cell>
          <table:table-cell office:value-type="float" office:value="1.80244601" calcext:value-type="float">
            <text:p>1.80244601</text:p>
          </table:table-cell>
          <table:table-cell office:value-type="float" office:value="-11.2673664" calcext:value-type="float">
            <text:p>-11.2673664</text:p>
          </table:table-cell>
        </table:table-row>
        <table:table-row table:style-name="ro1">
          <table:table-cell office:value-type="float" office:value="57.6697311" calcext:value-type="float">
            <text:p>57.6697311</text:p>
          </table:table-cell>
          <table:table-cell office:value-type="float" office:value="1.95784903" calcext:value-type="float">
            <text:p>1.95784903</text:p>
          </table:table-cell>
          <table:table-cell office:value-type="float" office:value="-13.8107958" calcext:value-type="float">
            <text:p>-13.8107958</text:p>
          </table:table-cell>
          <table:table-cell office:value-type="float" office:value="4.51396179" calcext:value-type="float">
            <text:p>4.51396179</text:p>
          </table:table-cell>
          <table:table-cell office:value-type="float" office:value="1.40609419" calcext:value-type="float">
            <text:p>1.40609419</text:p>
          </table:table-cell>
          <table:table-cell office:value-type="float" office:value="-11.8847265" calcext:value-type="float">
            <text:p>-11.8847265</text:p>
          </table:table-cell>
        </table:table-row>
        <table:table-row table:style-name="ro1">
          <table:table-cell office:value-type="float" office:value="57.7132416" calcext:value-type="float">
            <text:p>57.7132416</text:p>
          </table:table-cell>
          <table:table-cell office:value-type="float" office:value="1.96953952" calcext:value-type="float">
            <text:p>1.96953952</text:p>
          </table:table-cell>
          <table:table-cell office:value-type="float" office:value="-13.9320898" calcext:value-type="float">
            <text:p>-13.9320898</text:p>
          </table:table-cell>
          <table:table-cell office:value-type="float" office:value="4.20736599" calcext:value-type="float">
            <text:p>4.20736599</text:p>
          </table:table-cell>
          <table:table-cell office:value-type="float" office:value="0.918671846" calcext:value-type="float">
            <text:p>0.918671846</text:p>
          </table:table-cell>
          <table:table-cell office:value-type="float" office:value="-12.3438025" calcext:value-type="float">
            <text:p>-12.3438025</text:p>
          </table:table-cell>
        </table:table-row>
        <table:table-row table:style-name="ro1">
          <table:table-cell office:value-type="float" office:value="57.7543182" calcext:value-type="float">
            <text:p>57.7543182</text:p>
          </table:table-cell>
          <table:table-cell office:value-type="float" office:value="1.97600603" calcext:value-type="float">
            <text:p>1.97600603</text:p>
          </table:table-cell>
          <table:table-cell office:value-type="float" office:value="-14.0570011" calcext:value-type="float">
            <text:p>-14.0570011</text:p>
          </table:table-cell>
          <table:table-cell office:value-type="float" office:value="4.03207779" calcext:value-type="float">
            <text:p>4.03207779</text:p>
          </table:table-cell>
          <table:table-cell office:value-type="float" office:value="0.366793633" calcext:value-type="float">
            <text:p>0.366793633</text:p>
          </table:table-cell>
          <table:table-cell office:value-type="float" office:value="-12.6021051" calcext:value-type="float">
            <text:p>-12.6021051</text:p>
          </table:table-cell>
        </table:table-row>
        <table:table-row table:style-name="ro1">
          <table:table-cell office:value-type="float" office:value="57.7943993" calcext:value-type="float">
            <text:p>57.7943993</text:p>
          </table:table-cell>
          <table:table-cell office:value-type="float" office:value="1.97678506" calcext:value-type="float">
            <text:p>1.97678506</text:p>
          </table:table-cell>
          <table:table-cell office:value-type="float" office:value="-14.1833735" calcext:value-type="float">
            <text:p>-14.1833735</text:p>
          </table:table-cell>
          <table:table-cell office:value-type="float" office:value="4.01068115" calcext:value-type="float">
            <text:p>4.01068115</text:p>
          </table:table-cell>
          <table:table-cell office:value-type="float" office:value="-0.211952329" calcext:value-type="float">
            <text:p>-0.211952329</text:p>
          </table:table-cell>
          <table:table-cell office:value-type="float" office:value="-12.6334391" calcext:value-type="float">
            <text:p>-12.6334391</text:p>
          </table:table-cell>
        </table:table-row>
        <table:table-row table:style-name="ro1">
          <table:table-cell office:value-type="float" office:value="57.8350563" calcext:value-type="float">
            <text:p>57.8350563</text:p>
          </table:table-cell>
          <table:table-cell office:value-type="float" office:value="1.9718194" calcext:value-type="float">
            <text:p>1.9718194</text:p>
          </table:table-cell>
          <table:table-cell office:value-type="float" office:value="-14.3088999" calcext:value-type="float">
            <text:p>-14.3088999</text:p>
          </table:table-cell>
          <table:table-cell office:value-type="float" office:value="4.14603233" calcext:value-type="float">
            <text:p>4.14603233</text:p>
          </table:table-cell>
          <table:table-cell office:value-type="float" office:value="-0.775093317" calcext:value-type="float">
            <text:p>-0.775093317</text:p>
          </table:table-cell>
          <table:table-cell office:value-type="float" office:value="-12.4345112" calcext:value-type="float">
            <text:p>-12.4345112</text:p>
          </table:table-cell>
        </table:table-row>
        <table:table-row table:style-name="ro1">
          <table:table-cell office:value-type="float" office:value="57.8777847" calcext:value-type="float">
            <text:p>57.8777847</text:p>
          </table:table-cell>
          <table:table-cell office:value-type="float" office:value="1.96146858" calcext:value-type="float">
            <text:p>1.96146858</text:p>
          </table:table-cell>
          <table:table-cell office:value-type="float" office:value="-14.4313622" calcext:value-type="float">
            <text:p>-14.4313622</text:p>
          </table:table-cell>
          <table:table-cell office:value-type="float" office:value="4.42042971" calcext:value-type="float">
            <text:p>4.42042971</text:p>
          </table:table-cell>
          <table:table-cell office:value-type="float" office:value="-1.28301537" calcext:value-type="float">
            <text:p>-1.28301537</text:p>
          </table:table-cell>
          <table:table-cell office:value-type="float" office:value="-12.0258026" calcext:value-type="float">
            <text:p>-12.0258026</text:p>
          </table:table-cell>
        </table:table-row>
        <table:table-row table:style-name="ro1">
          <table:table-cell office:value-type="float" office:value="57.9238167" calcext:value-type="float">
            <text:p>57.9238167</text:p>
          </table:table-cell>
          <table:table-cell office:value-type="float" office:value="1.94644487" calcext:value-type="float">
            <text:p>1.94644487</text:p>
          </table:table-cell>
          <table:table-cell office:value-type="float" office:value="-14.5488453" calcext:value-type="float">
            <text:p>-14.5488453</text:p>
          </table:table-cell>
          <table:table-cell office:value-type="float" office:value="4.80061054" calcext:value-type="float">
            <text:p>4.80061054</text:p>
          </table:table-cell>
          <table:table-cell office:value-type="float" office:value="-1.70572889" calcext:value-type="float">
            <text:p>-1.70572889</text:p>
          </table:table-cell>
          <table:table-cell office:value-type="float" office:value="-11.4462929" calcext:value-type="float">
            <text:p>-11.4462929</text:p>
          </table:table-cell>
        </table:table-row>
        <table:table-row table:style-name="ro1">
          <table:table-cell office:value-type="float" office:value="57.9740143" calcext:value-type="float">
            <text:p>57.9740143</text:p>
          </table:table-cell>
          <table:table-cell office:value-type="float" office:value="1.92769539" calcext:value-type="float">
            <text:p>1.92769539</text:p>
          </table:table-cell>
          <table:table-cell office:value-type="float" office:value="-14.6598806" calcext:value-type="float">
            <text:p>-14.6598806</text:p>
          </table:table-cell>
          <table:table-cell office:value-type="float" office:value="5.24618387" calcext:value-type="float">
            <text:p>5.24618387</text:p>
          </table:table-cell>
          <table:table-cell office:value-type="float" office:value="-2.02655602" calcext:value-type="float">
            <text:p>-2.02655602</text:p>
          </table:table-cell>
          <table:table-cell office:value-type="float" office:value="-10.7444687" calcext:value-type="float">
            <text:p>-10.7444687</text:p>
          </table:table-cell>
        </table:table-row>
        <table:table-row table:style-name="ro1">
          <table:table-cell office:value-type="float" office:value="58.0288277" calcext:value-type="float">
            <text:p>58.0288277</text:p>
          </table:table-cell>
          <table:table-cell office:value-type="float" office:value="1.90626585" calcext:value-type="float">
            <text:p>1.90626585</text:p>
          </table:table-cell>
          <table:table-cell office:value-type="float" office:value="-14.7634916" calcext:value-type="float">
            <text:p>-14.7634916</text:p>
          </table:table-cell>
          <table:table-cell office:value-type="float" office:value="5.71799088" calcext:value-type="float">
            <text:p>5.71799088</text:p>
          </table:table-cell>
          <table:table-cell office:value-type="float" office:value="-2.24217224" calcext:value-type="float">
            <text:p>-2.24217224</text:p>
          </table:table-cell>
          <table:table-cell office:value-type="float" office:value="-9.96922588" calcext:value-type="float">
            <text:p>-9.96922588</text:p>
          </table:table-cell>
        </table:table-row>
        <table:table-row table:style-name="ro1">
          <table:table-cell office:value-type="float" office:value="58.0883522" calcext:value-type="float">
            <text:p>58.0883522</text:p>
          </table:table-cell>
          <table:table-cell office:value-type="float" office:value="1.88317907" calcext:value-type="float">
            <text:p>1.88317907</text:p>
          </table:table-cell>
          <table:table-cell office:value-type="float" office:value="-14.8591652" calcext:value-type="float">
            <text:p>-14.8591652</text:p>
          </table:table-cell>
          <table:table-cell office:value-type="float" office:value="6.18384933" calcext:value-type="float">
            <text:p>6.18384933</text:p>
          </table:table-cell>
          <table:table-cell office:value-type="float" office:value="-2.35990477" calcext:value-type="float">
            <text:p>-2.35990477</text:p>
          </table:table-cell>
          <table:table-cell office:value-type="float" office:value="-9.16332817" calcext:value-type="float">
            <text:p>-9.16332817</text:p>
          </table:table-cell>
        </table:table-row>
        <table:table-row table:style-name="ro1">
          <table:table-cell office:value-type="float" office:value="58.1524086" calcext:value-type="float">
            <text:p>58.1524086</text:p>
          </table:table-cell>
          <table:table-cell office:value-type="float" office:value="1.85934746" calcext:value-type="float">
            <text:p>1.85934746</text:p>
          </table:table-cell>
          <table:table-cell office:value-type="float" office:value="-14.9467697" calcext:value-type="float">
            <text:p>-14.9467697</text:p>
          </table:table-cell>
          <table:table-cell office:value-type="float" office:value="6.62096882" calcext:value-type="float">
            <text:p>6.62096882</text:p>
          </table:table-cell>
          <table:table-cell office:value-type="float" office:value="-2.39382744" calcext:value-type="float">
            <text:p>-2.39382744</text:p>
          </table:table-cell>
          <table:table-cell office:value-type="float" office:value="-8.36023903" calcext:value-type="float">
            <text:p>-8.36023903</text:p>
          </table:table-cell>
        </table:table-row>
        <table:table-row table:style-name="ro1">
          <table:table-cell office:value-type="float" office:value="58.2206306" calcext:value-type="float">
            <text:p>58.2206306</text:p>
          </table:table-cell>
          <table:table-cell office:value-type="float" office:value="1.83552504" calcext:value-type="float">
            <text:p>1.83552504</text:p>
          </table:table-cell>
          <table:table-cell office:value-type="float" office:value="-15.0264597" calcext:value-type="float">
            <text:p>-15.0264597</text:p>
          </table:table-cell>
          <table:table-cell office:value-type="float" office:value="7.01573181" calcext:value-type="float">
            <text:p>7.01573181</text:p>
          </table:table-cell>
          <table:table-cell office:value-type="float" office:value="-2.36099625" calcext:value-type="float">
            <text:p>-2.36099625</text:p>
          </table:table-cell>
          <table:table-cell office:value-type="float" office:value="-7.58371067" calcext:value-type="float">
            <text:p>-7.58371067</text:p>
          </table:table-cell>
        </table:table-row>
        <table:table-row table:style-name="ro1">
          <table:table-cell office:value-type="float" office:value="58.2925606" calcext:value-type="float">
            <text:p>58.2925606</text:p>
          </table:table-cell>
          <table:table-cell office:value-type="float" office:value="1.8122927" calcext:value-type="float">
            <text:p>1.8122927</text:p>
          </table:table-cell>
          <table:table-cell office:value-type="float" office:value="-15.0985842" calcext:value-type="float">
            <text:p>-15.0985842</text:p>
          </table:table-cell>
          <table:table-cell office:value-type="float" office:value="7.36201334" calcext:value-type="float">
            <text:p>7.36201334</text:p>
          </table:table-cell>
          <table:table-cell office:value-type="float" office:value="-2.27857232" calcext:value-type="float">
            <text:p>-2.27857232</text:p>
          </table:table-cell>
          <table:table-cell office:value-type="float" office:value="-6.84900379" calcext:value-type="float">
            <text:p>-6.84900379</text:p>
          </table:table-cell>
        </table:table-row>
        <table:table-row table:style-name="ro1">
          <table:table-cell office:value-type="float" office:value="58.3677063" calcext:value-type="float">
            <text:p>58.3677063</text:p>
          </table:table-cell>
          <table:table-cell office:value-type="float" office:value="1.79006708" calcext:value-type="float">
            <text:p>1.79006708</text:p>
          </table:table-cell>
          <table:table-cell office:value-type="float" office:value="-15.1636086" calcext:value-type="float">
            <text:p>-15.1636086</text:p>
          </table:table-cell>
          <table:table-cell office:value-type="float" office:value="7.65905476" calcext:value-type="float">
            <text:p>7.65905476</text:p>
          </table:table-cell>
          <table:table-cell office:value-type="float" office:value="-2.16202641" calcext:value-type="float">
            <text:p>-2.16202641</text:p>
          </table:table-cell>
          <table:table-cell office:value-type="float" office:value="-6.16473484" calcext:value-type="float">
            <text:p>-6.16473484</text:p>
          </table:table-cell>
        </table:table-row>
        <table:table-row table:style-name="ro1">
          <table:table-cell office:value-type="float" office:value="58.4455872" calcext:value-type="float">
            <text:p>58.4455872</text:p>
          </table:table-cell>
          <table:table-cell office:value-type="float" office:value="1.76912248" calcext:value-type="float">
            <text:p>1.76912248</text:p>
          </table:table-cell>
          <table:table-cell office:value-type="float" office:value="-15.2220602" calcext:value-type="float">
            <text:p>-15.2220602</text:p>
          </table:table-cell>
          <table:table-cell office:value-type="float" office:value="7.9095006" calcext:value-type="float">
            <text:p>7.9095006</text:p>
          </table:table-cell>
          <table:table-cell office:value-type="float" office:value="-2.02428055" calcext:value-type="float">
            <text:p>-2.02428055</text:p>
          </table:table-cell>
          <table:table-cell office:value-type="float" office:value="-5.53471136" calcext:value-type="float">
            <text:p>-5.53471136</text:p>
          </table:table-cell>
        </table:table-row>
        <table:table-row table:style-name="ro1">
          <table:table-cell office:value-type="float" office:value="58.5257568" calcext:value-type="float">
            <text:p>58.5257568</text:p>
          </table:table-cell>
          <table:table-cell office:value-type="float" office:value="1.74961793" calcext:value-type="float">
            <text:p>1.74961793</text:p>
          </table:table-cell>
          <table:table-cell office:value-type="float" office:value="-15.2744856" calcext:value-type="float">
            <text:p>-15.2744856</text:p>
          </table:table-cell>
          <table:table-cell office:value-type="float" office:value="8.11785507" calcext:value-type="float">
            <text:p>8.11785507</text:p>
          </table:table-cell>
          <table:table-cell office:value-type="float" office:value="-1.87550402" calcext:value-type="float">
            <text:p>-1.87550402</text:p>
          </table:table-cell>
          <table:table-cell office:value-type="float" office:value="-4.95948553" calcext:value-type="float">
            <text:p>-4.95948553</text:p>
          </table:table-cell>
        </table:table-row>
        <table:table-row table:style-name="ro1">
          <table:table-cell office:value-type="float" office:value="58.6078224" calcext:value-type="float">
            <text:p>58.6078224</text:p>
          </table:table-cell>
          <table:table-cell office:value-type="float" office:value="1.73162365" calcext:value-type="float">
            <text:p>1.73162365</text:p>
          </table:table-cell>
          <table:table-cell office:value-type="float" office:value="-15.3214273" calcext:value-type="float">
            <text:p>-15.3214273</text:p>
          </table:table-cell>
          <table:table-cell office:value-type="float" office:value="8.28939915" calcext:value-type="float">
            <text:p>8.28939915</text:p>
          </table:table-cell>
          <table:table-cell office:value-type="float" office:value="-1.72330415" calcext:value-type="float">
            <text:p>-1.72330415</text:p>
          </table:table-cell>
          <table:table-cell office:value-type="float" office:value="-4.43752241" calcext:value-type="float">
            <text:p>-4.43752241</text:p>
          </table:table-cell>
        </table:table-row>
        <table:table-row table:style-name="ro1">
          <table:table-cell office:value-type="float" office:value="58.6914406" calcext:value-type="float">
            <text:p>58.6914406</text:p>
          </table:table-cell>
          <table:table-cell office:value-type="float" office:value="1.71514511" calcext:value-type="float">
            <text:p>1.71514511</text:p>
          </table:table-cell>
          <table:table-cell office:value-type="float" office:value="-15.3634043" calcext:value-type="float">
            <text:p>-15.3634043</text:p>
          </table:table-cell>
          <table:table-cell office:value-type="float" office:value="8.42949486" calcext:value-type="float">
            <text:p>8.42949486</text:p>
          </table:table-cell>
          <table:table-cell office:value-type="float" office:value="-1.57309926" calcext:value-type="float">
            <text:p>-1.57309926</text:p>
          </table:table-cell>
          <table:table-cell office:value-type="float" office:value="-3.96605134" calcext:value-type="float">
            <text:p>-3.96605134</text:p>
          </table:table-cell>
        </table:table-row>
        <table:table-row table:style-name="ro1">
          <table:table-cell office:value-type="float" office:value="58.7763252" calcext:value-type="float">
            <text:p>58.7763252</text:p>
          </table:table-cell>
          <table:table-cell office:value-type="float" office:value="1.70014274" calcext:value-type="float">
            <text:p>1.70014274</text:p>
          </table:table-cell>
          <table:table-cell office:value-type="float" office:value="-15.4009047" calcext:value-type="float">
            <text:p>-15.4009047</text:p>
          </table:table-cell>
          <table:table-cell office:value-type="float" office:value="8.54318428" calcext:value-type="float">
            <text:p>8.54318428</text:p>
          </table:table-cell>
          <table:table-cell office:value-type="float" office:value="-1.42854774" calcext:value-type="float">
            <text:p>-1.42854774</text:p>
          </table:table-cell>
          <table:table-cell office:value-type="float" office:value="-3.54163527" calcext:value-type="float">
            <text:p>-3.54163527</text:p>
          </table:table-cell>
        </table:table-row>
        <table:table-row table:style-name="ro1">
          <table:table-cell office:value-type="float" office:value="58.8622322" calcext:value-type="float">
            <text:p>58.8622322</text:p>
          </table:table-cell>
          <table:table-cell office:value-type="float" office:value="1.68654752" calcext:value-type="float">
            <text:p>1.68654752</text:p>
          </table:table-cell>
          <table:table-cell office:value-type="float" office:value="-15.4343815" calcext:value-type="float">
            <text:p>-15.4343815</text:p>
          </table:table-cell>
          <table:table-cell office:value-type="float" office:value="8.63498688" calcext:value-type="float">
            <text:p>8.63498688</text:p>
          </table:table-cell>
          <table:table-cell office:value-type="float" office:value="-1.2919544" calcext:value-type="float">
            <text:p>-1.2919544</text:p>
          </table:table-cell>
          <table:table-cell office:value-type="float" office:value="-3.16055107" calcext:value-type="float">
            <text:p>-3.16055107</text:p>
          </table:table-cell>
        </table:table-row>
        <table:table-row table:style-name="ro1">
          <table:table-cell office:value-type="float" office:value="58.9489632" calcext:value-type="float">
            <text:p>58.9489632</text:p>
          </table:table-cell>
          <table:table-cell office:value-type="float" office:value="1.67427266" calcext:value-type="float">
            <text:p>1.67427266</text:p>
          </table:table-cell>
          <table:table-cell office:value-type="float" office:value="-15.4642477" calcext:value-type="float">
            <text:p>-15.4642477</text:p>
          </table:table-cell>
          <table:table-cell office:value-type="float" office:value="8.70882607" calcext:value-type="float">
            <text:p>8.70882607</text:p>
          </table:table-cell>
          <table:table-cell office:value-type="float" office:value="-1.16462052" calcext:value-type="float">
            <text:p>-1.16462052</text:p>
          </table:table-cell>
          <table:table-cell office:value-type="float" office:value="-2.81903911" calcext:value-type="float">
            <text:p>-2.81903911</text:p>
          </table:table-cell>
        </table:table-row>
        <table:table-row table:style-name="ro1">
          <table:table-cell office:value-type="float" office:value="59.0363579" calcext:value-type="float">
            <text:p>59.0363579</text:p>
          </table:table-cell>
          <table:table-cell office:value-type="float" office:value="1.66322219" calcext:value-type="float">
            <text:p>1.66322219</text:p>
          </table:table-cell>
          <table:table-cell office:value-type="float" office:value="-15.4908819" calcext:value-type="float">
            <text:p>-15.4908819</text:p>
          </table:table-cell>
          <table:table-cell office:value-type="float" office:value="8.76803493" calcext:value-type="float">
            <text:p>8.76803493</text:p>
          </table:table-cell>
          <table:table-cell office:value-type="float" office:value="-1.04712903" calcext:value-type="float">
            <text:p>-1.04712903</text:p>
          </table:table-cell>
          <table:table-cell office:value-type="float" office:value="-2.51343799" calcext:value-type="float">
            <text:p>-2.51343799</text:p>
          </table:table-cell>
        </table:table-row>
        <table:table-row table:style-name="ro1">
          <table:table-cell office:value-type="float" office:value="59.1242828" calcext:value-type="float">
            <text:p>59.1242828</text:p>
          </table:table-cell>
          <table:table-cell office:value-type="float" office:value="1.65329695" calcext:value-type="float">
            <text:p>1.65329695</text:p>
          </table:table-cell>
          <table:table-cell office:value-type="float" office:value="-15.5146246" calcext:value-type="float">
            <text:p>-15.5146246</text:p>
          </table:table-cell>
          <table:table-cell office:value-type="float" office:value="8.81539726" calcext:value-type="float">
            <text:p>8.81539726</text:p>
          </table:table-cell>
          <table:table-cell office:value-type="float" office:value="-0.939565063" calcext:value-type="float">
            <text:p>-0.939565063</text:p>
          </table:table-cell>
          <table:table-cell office:value-type="float" office:value="-2.2402823" calcext:value-type="float">
            <text:p>-2.2402823</text:p>
          </table:table-cell>
        </table:table-row>
        <table:table-row table:style-name="ro1">
          <table:table-cell office:value-type="float" office:value="59.2126312" calcext:value-type="float">
            <text:p>59.2126312</text:p>
          </table:table-cell>
          <table:table-cell office:value-type="float" office:value="1.64439857" calcext:value-type="float">
            <text:p>1.64439857</text:p>
          </table:table-cell>
          <table:table-cell office:value-type="float" office:value="-15.5357847" calcext:value-type="float">
            <text:p>-15.5357847</text:p>
          </table:table-cell>
          <table:table-cell office:value-type="float" office:value="8.8532114" calcext:value-type="float">
            <text:p>8.8532114</text:p>
          </table:table-cell>
          <table:table-cell office:value-type="float" office:value="-0.841682911" calcext:value-type="float">
            <text:p>-0.841682911</text:p>
          </table:table-cell>
          <table:table-cell office:value-type="float" office:value="-1.99633563" calcext:value-type="float">
            <text:p>-1.99633563</text:p>
          </table:table-cell>
        </table:table-row>
        <table:table-row table:style-name="ro1">
          <table:table-cell office:value-type="float" office:value="59.3013191" calcext:value-type="float">
            <text:p>59.3013191</text:p>
          </table:table-cell>
          <table:table-cell office:value-type="float" office:value="1.63643253" calcext:value-type="float">
            <text:p>1.63643253</text:p>
          </table:table-cell>
          <table:table-cell office:value-type="float" office:value="-15.5546389" calcext:value-type="float">
            <text:p>-15.5546389</text:p>
          </table:table-cell>
          <table:table-cell office:value-type="float" office:value="8.88335609" calcext:value-type="float">
            <text:p>8.88335609</text:p>
          </table:table-cell>
          <table:table-cell office:value-type="float" office:value="-0.753027499" calcext:value-type="float">
            <text:p>-0.753027499</text:p>
          </table:table-cell>
          <table:table-cell office:value-type="float" office:value="-1.7786237" calcext:value-type="float">
            <text:p>-1.7786237</text:p>
          </table:table-cell>
        </table:table-row>
        <table:table-row table:style-name="ro1">
          <table:table-cell office:value-type="float" office:value="59.3902779" calcext:value-type="float">
            <text:p>59.3902779</text:p>
          </table:table-cell>
          <table:table-cell office:value-type="float" office:value="1.6293093" calcext:value-type="float">
            <text:p>1.6293093</text:p>
          </table:table-cell>
          <table:table-cell office:value-type="float" office:value="-15.5714359" calcext:value-type="float">
            <text:p>-15.5714359</text:p>
          </table:table-cell>
          <table:table-cell office:value-type="float" office:value="8.90735912" calcext:value-type="float">
            <text:p>8.90735912</text:p>
          </table:table-cell>
          <table:table-cell office:value-type="float" office:value="-0.673021913" calcext:value-type="float">
            <text:p>-0.673021913</text:p>
          </table:table-cell>
          <table:table-cell office:value-type="float" office:value="-1.58442569" calcext:value-type="float">
            <text:p>-1.58442569</text:p>
          </table:table-cell>
        </table:table-row>
        <table:table-row table:style-name="ro1">
          <table:table-cell office:value-type="float" office:value="59.4794502" calcext:value-type="float">
            <text:p>59.4794502</text:p>
          </table:table-cell>
          <table:table-cell office:value-type="float" office:value="1.62294543" calcext:value-type="float">
            <text:p>1.62294543</text:p>
          </table:table-cell>
          <table:table-cell office:value-type="float" office:value="-15.5863981" calcext:value-type="float">
            <text:p>-15.5863981</text:p>
          </table:table-cell>
          <table:table-cell office:value-type="float" office:value="8.92645264" calcext:value-type="float">
            <text:p>8.92645264</text:p>
          </table:table-cell>
          <table:table-cell office:value-type="float" office:value="-0.601028144" calcext:value-type="float">
            <text:p>-0.601028144</text:p>
          </table:table-cell>
          <table:table-cell office:value-type="float" office:value="-1.41127455" calcext:value-type="float">
            <text:p>-1.41127455</text:p>
          </table:table-cell>
        </table:table-row>
        <table:table-row table:style-name="ro1">
          <table:table-cell office:value-type="float" office:value="59.5687943" calcext:value-type="float">
            <text:p>59.5687943</text:p>
          </table:table-cell>
          <table:table-cell office:value-type="float" office:value="1.61726415" calcext:value-type="float">
            <text:p>1.61726415</text:p>
          </table:table-cell>
          <table:table-cell office:value-type="float" office:value="-15.5997248" calcext:value-type="float">
            <text:p>-15.5997248</text:p>
          </table:table-cell>
          <table:table-cell office:value-type="float" office:value="8.94163036" calcext:value-type="float">
            <text:p>8.94163036</text:p>
          </table:table-cell>
          <table:table-cell office:value-type="float" office:value="-0.536388755" calcext:value-type="float">
            <text:p>-0.536388755</text:p>
          </table:table-cell>
          <table:table-cell office:value-type="float" office:value="-1.25694036" calcext:value-type="float">
            <text:p>-1.25694036</text:p>
          </table:table-cell>
        </table:table-row>
        <table:table-row table:style-name="ro1">
          <table:table-cell office:value-type="float" office:value="59.6582718" calcext:value-type="float">
            <text:p>59.6582718</text:p>
          </table:table-cell>
          <table:table-cell office:value-type="float" office:value="1.61219525" calcext:value-type="float">
            <text:p>1.61219525</text:p>
          </table:table-cell>
          <table:table-cell office:value-type="float" office:value="-15.6115932" calcext:value-type="float">
            <text:p>-15.6115932</text:p>
          </table:table-cell>
          <table:table-cell office:value-type="float" office:value="8.95368767" calcext:value-type="float">
            <text:p>8.95368767</text:p>
          </table:table-cell>
          <table:table-cell office:value-type="float" office:value="-0.478454322" calcext:value-type="float">
            <text:p>-0.478454322</text:p>
          </table:table-cell>
          <table:table-cell office:value-type="float" office:value="-1.11941361" calcext:value-type="float">
            <text:p>-1.11941361</text:p>
          </table:table-cell>
        </table:table-row>
        <table:table-row table:style-name="ro1">
          <table:table-cell office:value-type="float" office:value="59.74786" calcext:value-type="float">
            <text:p>59.74786</text:p>
          </table:table-cell>
          <table:table-cell office:value-type="float" office:value="1.60767484" calcext:value-type="float">
            <text:p>1.60767484</text:p>
          </table:table-cell>
          <table:table-cell office:value-type="float" office:value="-15.6221628" calcext:value-type="float">
            <text:p>-15.6221628</text:p>
          </table:table-cell>
          <table:table-cell office:value-type="float" office:value="8.9632616" calcext:value-type="float">
            <text:p>8.9632616</text:p>
          </table:table-cell>
          <table:table-cell office:value-type="float" office:value="-0.426601052" calcext:value-type="float">
            <text:p>-0.426601052</text:p>
          </table:table-cell>
          <table:table-cell office:value-type="float" office:value="-0.996887982" calcext:value-type="float">
            <text:p>-0.996887982</text:p>
          </table:table-cell>
        </table:table-row>
        <table:table-row table:style-name="ro1">
          <table:table-cell office:value-type="float" office:value="59.837532" calcext:value-type="float">
            <text:p>59.837532</text:p>
          </table:table-cell>
          <table:table-cell office:value-type="float" office:value="1.60364497" calcext:value-type="float">
            <text:p>1.60364497</text:p>
          </table:table-cell>
          <table:table-cell office:value-type="float" office:value="-15.6315756" calcext:value-type="float">
            <text:p>-15.6315756</text:p>
          </table:table-cell>
          <table:table-cell office:value-type="float" office:value="8.97086143" calcext:value-type="float">
            <text:p>8.97086143</text:p>
          </table:table-cell>
          <table:table-cell office:value-type="float" office:value="-0.380240977" calcext:value-type="float">
            <text:p>-0.380240977</text:p>
          </table:table-cell>
          <table:table-cell office:value-type="float" office:value="-0.88774544" calcext:value-type="float">
            <text:p>-0.88774544</text:p>
          </table:table-cell>
        </table:table-row>
        <table:table-row table:style-name="ro1">
          <table:table-cell office:value-type="float" office:value="59.9272728" calcext:value-type="float">
            <text:p>59.9272728</text:p>
          </table:table-cell>
          <table:table-cell office:value-type="float" office:value="1.60005355" calcext:value-type="float">
            <text:p>1.60005355</text:p>
          </table:table-cell>
          <table:table-cell office:value-type="float" office:value="-15.6399574" calcext:value-type="float">
            <text:p>-15.6399574</text:p>
          </table:table-cell>
          <table:table-cell office:value-type="float" office:value="8.97689247" calcext:value-type="float">
            <text:p>8.97689247</text:p>
          </table:table-cell>
          <table:table-cell office:value-type="float" office:value="-0.338827521" calcext:value-type="float">
            <text:p>-0.338827521</text:p>
          </table:table-cell>
          <table:table-cell office:value-type="float" office:value="-0.790535688" calcext:value-type="float">
            <text:p>-0.790535688</text:p>
          </table:table-cell>
        </table:table-row>
        <table:table-row table:style-name="ro1">
          <table:table-cell office:value-type="float" office:value="60.017067" calcext:value-type="float">
            <text:p>60.017067</text:p>
          </table:table-cell>
          <table:table-cell office:value-type="float" office:value="1.59685361" calcext:value-type="float">
            <text:p>1.59685361</text:p>
          </table:table-cell>
          <table:table-cell office:value-type="float" office:value="-15.6474218" calcext:value-type="float">
            <text:p>-15.6474218</text:p>
          </table:table-cell>
          <table:table-cell office:value-type="float" office:value="8.98167706" calcext:value-type="float">
            <text:p>8.98167706</text:p>
          </table:table-cell>
          <table:table-cell office:value-type="float" office:value="-0.301857531" calcext:value-type="float">
            <text:p>-0.301857531</text:p>
          </table:table-cell>
          <table:table-cell office:value-type="float" office:value="-0.703966141" calcext:value-type="float">
            <text:p>-0.703966141</text:p>
          </table:table-cell>
        </table:table-row>
        <table:table-row table:style-name="ro1">
          <table:table-cell office:value-type="float" office:value="60.1069031" calcext:value-type="float">
            <text:p>60.1069031</text:p>
          </table:table-cell>
          <table:table-cell office:value-type="float" office:value="1.59400308" calcext:value-type="float">
            <text:p>1.59400308</text:p>
          </table:table-cell>
          <table:table-cell office:value-type="float" office:value="-15.6540689" calcext:value-type="float">
            <text:p>-15.6540689</text:p>
          </table:table-cell>
          <table:table-cell office:value-type="float" office:value="8.98547173" calcext:value-type="float">
            <text:p>8.98547173</text:p>
          </table:table-cell>
          <table:table-cell office:value-type="float" office:value="-0.268871278" calcext:value-type="float">
            <text:p>-0.268871278</text:p>
          </table:table-cell>
          <table:table-cell office:value-type="float" office:value="-0.626880229" calcext:value-type="float">
            <text:p>-0.626880229</text:p>
          </table:table-cell>
        </table:table-row>
        <table:table-row table:style-name="ro1">
          <table:table-cell office:value-type="float" office:value="60.1967735" calcext:value-type="float">
            <text:p>60.1967735</text:p>
          </table:table-cell>
          <table:table-cell office:value-type="float" office:value="1.59146428" calcext:value-type="float">
            <text:p>1.59146428</text:p>
          </table:table-cell>
          <table:table-cell office:value-type="float" office:value="-15.6599874" calcext:value-type="float">
            <text:p>-15.6599874</text:p>
          </table:table-cell>
          <table:table-cell office:value-type="float" office:value="8.98848152" calcext:value-type="float">
            <text:p>8.98848152</text:p>
          </table:table-cell>
          <table:table-cell office:value-type="float" office:value="-0.23945117" calcext:value-type="float">
            <text:p>-0.23945117</text:p>
          </table:table-cell>
          <table:table-cell office:value-type="float" office:value="-0.558245599" calcext:value-type="float">
            <text:p>-0.558245599</text:p>
          </table:table-cell>
        </table:table-row>
        <table:table-row table:style-name="ro1">
          <table:table-cell office:value-type="float" office:value="60.2866707" calcext:value-type="float">
            <text:p>60.2866707</text:p>
          </table:table-cell>
          <table:table-cell office:value-type="float" office:value="1.58920348" calcext:value-type="float">
            <text:p>1.58920348</text:p>
          </table:table-cell>
          <table:table-cell office:value-type="float" office:value="-15.6652584" calcext:value-type="float">
            <text:p>-15.6652584</text:p>
          </table:table-cell>
          <table:table-cell office:value-type="float" office:value="8.99086857" calcext:value-type="float">
            <text:p>8.99086857</text:p>
          </table:table-cell>
          <table:table-cell office:value-type="float" office:value="-0.213219598" calcext:value-type="float">
            <text:p>-0.213219598</text:p>
          </table:table-cell>
          <table:table-cell office:value-type="float" office:value="-0.497138053" calcext:value-type="float">
            <text:p>-0.497138053</text:p>
          </table:table-cell>
        </table:table-row>
        <table:table-row table:style-name="ro1">
          <table:table-cell office:value-type="float" office:value="60.3765907" calcext:value-type="float">
            <text:p>60.3765907</text:p>
          </table:table-cell>
          <table:table-cell office:value-type="float" office:value="1.58719039" calcext:value-type="float">
            <text:p>1.58719039</text:p>
          </table:table-cell>
          <table:table-cell office:value-type="float" office:value="-15.6699524" calcext:value-type="float">
            <text:p>-15.6699524</text:p>
          </table:table-cell>
          <table:table-cell office:value-type="float" office:value="8.99276066" calcext:value-type="float">
            <text:p>8.99276066</text:p>
          </table:table-cell>
          <table:table-cell office:value-type="float" office:value="-0.189836264" calcext:value-type="float">
            <text:p>-0.189836264</text:p>
          </table:table-cell>
          <table:table-cell office:value-type="float" office:value="-0.442736864" calcext:value-type="float">
            <text:p>-0.442736864</text:p>
          </table:table-cell>
        </table:table-row>
        <table:table-row table:style-name="ro1">
          <table:table-cell office:value-type="float" office:value="60.466526" calcext:value-type="float">
            <text:p>60.466526</text:p>
          </table:table-cell>
          <table:table-cell office:value-type="float" office:value="1.5853982" calcext:value-type="float">
            <text:p>1.5853982</text:p>
          </table:table-cell>
          <table:table-cell office:value-type="float" office:value="-15.6741333" calcext:value-type="float">
            <text:p>-15.6741333</text:p>
          </table:table-cell>
          <table:table-cell office:value-type="float" office:value="8.99426079" calcext:value-type="float">
            <text:p>8.99426079</text:p>
          </table:table-cell>
          <table:table-cell office:value-type="float" office:value="-0.168995112" calcext:value-type="float">
            <text:p>-0.168995112</text:p>
          </table:table-cell>
          <table:table-cell office:value-type="float" office:value="-0.394312322" calcext:value-type="float">
            <text:p>-0.394312322</text:p>
          </table:table-cell>
        </table:table-row>
        <table:table-row table:style-name="ro1">
          <table:table-cell office:value-type="float" office:value="60.5564766" calcext:value-type="float">
            <text:p>60.5564766</text:p>
          </table:table-cell>
          <table:table-cell office:value-type="float" office:value="1.58380294" calcext:value-type="float">
            <text:p>1.58380294</text:p>
          </table:table-cell>
          <table:table-cell office:value-type="float" office:value="-15.6778564" calcext:value-type="float">
            <text:p>-15.6778564</text:p>
          </table:table-cell>
          <table:table-cell office:value-type="float" office:value="8.99545002" calcext:value-type="float">
            <text:p>8.99545002</text:p>
          </table:table-cell>
          <table:table-cell office:value-type="float" office:value="-0.150421456" calcext:value-type="float">
            <text:p>-0.150421456</text:p>
          </table:table-cell>
          <table:table-cell office:value-type="float" office:value="-0.351212919" calcext:value-type="float">
            <text:p>-0.351212919</text:p>
          </table:table-cell>
        </table:table-row>
        <table:table-row table:style-name="ro1">
          <table:table-cell office:value-type="float" office:value="60.6464348" calcext:value-type="float">
            <text:p>60.6464348</text:p>
          </table:table-cell>
          <table:table-cell office:value-type="float" office:value="1.58238304" calcext:value-type="float">
            <text:p>1.58238304</text:p>
          </table:table-cell>
          <table:table-cell office:value-type="float" office:value="-15.6811733" calcext:value-type="float">
            <text:p>-15.6811733</text:p>
          </table:table-cell>
          <table:table-cell office:value-type="float" office:value="8.9963932" calcext:value-type="float">
            <text:p>8.9963932</text:p>
          </table:table-cell>
          <table:table-cell office:value-type="float" office:value="-0.133869231" calcext:value-type="float">
            <text:p>-0.133869231</text:p>
          </table:table-cell>
          <table:table-cell office:value-type="float" office:value="-0.312855005" calcext:value-type="float">
            <text:p>-0.312855005</text:p>
          </table:table-cell>
        </table:table-row>
        <table:table-row table:style-name="ro1">
          <table:table-cell office:value-type="float" office:value="60.7364044" calcext:value-type="float">
            <text:p>60.7364044</text:p>
          </table:table-cell>
          <table:table-cell office:value-type="float" office:value="1.58111954" calcext:value-type="float">
            <text:p>1.58111954</text:p>
          </table:table-cell>
          <table:table-cell office:value-type="float" office:value="-15.6841278" calcext:value-type="float">
            <text:p>-15.6841278</text:p>
          </table:table-cell>
          <table:table-cell office:value-type="float" office:value="8.99714088" calcext:value-type="float">
            <text:p>8.99714088</text:p>
          </table:table-cell>
          <table:table-cell office:value-type="float" office:value="-0.119118266" calcext:value-type="float">
            <text:p>-0.119118266</text:p>
          </table:table-cell>
          <table:table-cell office:value-type="float" office:value="-0.27872324" calcext:value-type="float">
            <text:p>-0.27872324</text:p>
          </table:table-cell>
        </table:table-row>
        <table:table-row table:style-name="ro1">
          <table:table-cell office:value-type="float" office:value="60.8263779" calcext:value-type="float">
            <text:p>60.8263779</text:p>
          </table:table-cell>
          <table:table-cell office:value-type="float" office:value="1.57999539" calcext:value-type="float">
            <text:p>1.57999539</text:p>
          </table:table-cell>
          <table:table-cell office:value-type="float" office:value="-15.6867599" calcext:value-type="float">
            <text:p>-15.6867599</text:p>
          </table:table-cell>
          <table:table-cell office:value-type="float" office:value="8.99773312" calcext:value-type="float">
            <text:p>8.99773312</text:p>
          </table:table-cell>
          <table:table-cell office:value-type="float" office:value="-0.105971649" calcext:value-type="float">
            <text:p>-0.105971649</text:p>
          </table:table-cell>
          <table:table-cell office:value-type="float" office:value="-0.248357058" calcext:value-type="float">
            <text:p>-0.248357058</text:p>
          </table:table-cell>
        </table:table-row>
        <table:table-row table:style-name="ro1">
          <table:table-cell office:value-type="float" office:value="60.9163589" calcext:value-type="float">
            <text:p>60.9163589</text:p>
          </table:table-cell>
          <table:table-cell office:value-type="float" office:value="1.57899535" calcext:value-type="float">
            <text:p>1.57899535</text:p>
          </table:table-cell>
          <table:table-cell office:value-type="float" office:value="-15.689106" calcext:value-type="float">
            <text:p>-15.689106</text:p>
          </table:table-cell>
          <table:table-cell office:value-type="float" office:value="8.99820328" calcext:value-type="float">
            <text:p>8.99820328</text:p>
          </table:table-cell>
          <table:table-cell table:style-name="ce1" office:value-type="float" office:value="-0.0942534432" calcext:value-type="float">
            <text:p>-9.43E-02</text:p>
          </table:table-cell>
          <table:table-cell office:value-type="float" office:value="-0.221345127" calcext:value-type="float">
            <text:p>-0.221345127</text:p>
          </table:table-cell>
        </table:table-row>
        <table:table-row table:style-name="ro1">
          <table:table-cell office:value-type="float" office:value="61.0063438" calcext:value-type="float">
            <text:p>61.0063438</text:p>
          </table:table-cell>
          <table:table-cell office:value-type="float" office:value="1.57810605" calcext:value-type="float">
            <text:p>1.57810605</text:p>
          </table:table-cell>
          <table:table-cell office:value-type="float" office:value="-15.6911974" calcext:value-type="float">
            <text:p>-15.6911974</text:p>
          </table:table-cell>
          <table:table-cell office:value-type="float" office:value="8.99857521" calcext:value-type="float">
            <text:p>8.99857521</text:p>
          </table:table-cell>
          <table:table-cell table:style-name="ce1" office:value-type="float" office:value="-0.0838065073" calcext:value-type="float">
            <text:p>-8.38E-02</text:p>
          </table:table-cell>
          <table:table-cell office:value-type="float" office:value="-0.197324306" calcext:value-type="float">
            <text:p>-0.197324306</text:p>
          </table:table-cell>
        </table:table-row>
        <table:table-row table:style-name="ro1">
          <table:table-cell office:value-type="float" office:value="61.0963326" calcext:value-type="float">
            <text:p>61.0963326</text:p>
          </table:table-cell>
          <table:table-cell office:value-type="float" office:value="1.57731545" calcext:value-type="float">
            <text:p>1.57731545</text:p>
          </table:table-cell>
          <table:table-cell office:value-type="float" office:value="-15.6930618" calcext:value-type="float">
            <text:p>-15.6930618</text:p>
          </table:table-cell>
          <table:table-cell office:value-type="float" office:value="8.99887085" calcext:value-type="float">
            <text:p>8.99887085</text:p>
          </table:table-cell>
          <table:table-cell table:style-name="ce1" office:value-type="float" office:value="-0.074490428" calcext:value-type="float">
            <text:p>-7.45E-02</text:p>
          </table:table-cell>
          <table:table-cell office:value-type="float" office:value="-0.175972164" calcext:value-type="float">
            <text:p>-0.175972164</text:p>
          </table:table-cell>
        </table:table-row>
        <table:table-row table:style-name="ro1">
          <table:table-cell office:value-type="float" office:value="61.1863213" calcext:value-type="float">
            <text:p>61.1863213</text:p>
          </table:table-cell>
          <table:table-cell office:value-type="float" office:value="1.57661283" calcext:value-type="float">
            <text:p>1.57661283</text:p>
          </table:table-cell>
          <table:table-cell office:value-type="float" office:value="-15.694725" calcext:value-type="float">
            <text:p>-15.694725</text:p>
          </table:table-cell>
          <table:table-cell office:value-type="float" office:value="8.9991045" calcext:value-type="float">
            <text:p>8.9991045</text:p>
          </table:table-cell>
          <table:table-cell table:style-name="ce1" office:value-type="float" office:value="-0.0661798045" calcext:value-type="float">
            <text:p>-6.62E-02</text:p>
          </table:table-cell>
          <table:table-cell office:value-type="float" office:value="-0.156998962" calcext:value-type="float">
            <text:p>-0.156998962</text:p>
          </table:table-cell>
        </table:table-row>
        <table:table-row table:style-name="ro1">
          <table:table-cell office:value-type="float" office:value="61.2763138" calcext:value-type="float">
            <text:p>61.2763138</text:p>
          </table:table-cell>
          <table:table-cell office:value-type="float" office:value="1.57598877" calcext:value-type="float">
            <text:p>1.57598877</text:p>
          </table:table-cell>
          <table:table-cell office:value-type="float" office:value="-15.696209" calcext:value-type="float">
            <text:p>-15.696209</text:p>
          </table:table-cell>
          <table:table-cell office:value-type="float" office:value="8.99928951" calcext:value-type="float">
            <text:p>8.99928951</text:p>
          </table:table-cell>
          <table:table-cell table:style-name="ce1" office:value-type="float" office:value="-0.0587626882" calcext:value-type="float">
            <text:p>-5.88E-02</text:p>
          </table:table-cell>
          <table:table-cell office:value-type="float" office:value="-0.140147179" calcext:value-type="float">
            <text:p>-0.140147179</text:p>
          </table:table-cell>
        </table:table-row>
        <table:table-row table:style-name="ro1">
          <table:table-cell office:value-type="float" office:value="61.3663063" calcext:value-type="float">
            <text:p>61.3663063</text:p>
          </table:table-cell>
          <table:table-cell office:value-type="float" office:value="1.57543492" calcext:value-type="float">
            <text:p>1.57543492</text:p>
          </table:table-cell>
          <table:table-cell office:value-type="float" office:value="-15.6975346" calcext:value-type="float">
            <text:p>-15.6975346</text:p>
          </table:table-cell>
          <table:table-cell office:value-type="float" office:value="8.99943638" calcext:value-type="float">
            <text:p>8.99943638</text:p>
          </table:table-cell>
          <table:table-cell table:style-name="ce1" office:value-type="float" office:value="-0.0521391295" calcext:value-type="float">
            <text:p>-5.21E-02</text:p>
          </table:table-cell>
          <table:table-cell office:value-type="float" office:value="-0.125189424" calcext:value-type="float">
            <text:p>-0.125189424</text:p>
          </table:table-cell>
        </table:table-row>
        <table:table-row table:style-name="ro1">
          <table:table-cell office:value-type="float" office:value="61.4563026" calcext:value-type="float">
            <text:p>61.4563026</text:p>
          </table:table-cell>
          <table:table-cell office:value-type="float" office:value="1.57494366" calcext:value-type="float">
            <text:p>1.57494366</text:p>
          </table:table-cell>
          <table:table-cell office:value-type="float" office:value="-15.698719" calcext:value-type="float">
            <text:p>-15.698719</text:p>
          </table:table-cell>
          <table:table-cell office:value-type="float" office:value="8.99955273" calcext:value-type="float">
            <text:p>8.99955273</text:p>
          </table:table-cell>
          <table:table-cell table:style-name="ce1" office:value-type="float" office:value="-0.0462198183" calcext:value-type="float">
            <text:p>-4.62E-02</text:p>
          </table:table-cell>
          <table:table-cell office:value-type="float" office:value="-0.111924335" calcext:value-type="float">
            <text:p>-0.111924335</text:p>
          </table:table-cell>
        </table:table-row>
        <table:table-row table:style-name="ro1">
          <table:table-cell office:value-type="float" office:value="61.546299" calcext:value-type="float">
            <text:p>61.546299</text:p>
          </table:table-cell>
          <table:table-cell office:value-type="float" office:value="1.57450843" calcext:value-type="float">
            <text:p>1.57450843</text:p>
          </table:table-cell>
          <table:table-cell office:value-type="float" office:value="-15.6997786" calcext:value-type="float">
            <text:p>-15.6997786</text:p>
          </table:table-cell>
          <table:table-cell office:value-type="float" office:value="8.99964523" calcext:value-type="float">
            <text:p>8.99964523</text:p>
          </table:table-cell>
          <table:table-cell table:style-name="ce1" office:value-type="float" office:value="-0.0409247875" calcext:value-type="float">
            <text:p>-4.09E-02</text:p>
          </table:table-cell>
          <table:table-cell office:value-type="float" office:value="-0.100174285" calcext:value-type="float">
            <text:p>-0.100174285</text:p>
          </table:table-cell>
        </table:table-row>
        <table:table-row table:style-name="ro1">
          <table:table-cell office:value-type="float" office:value="61.6362953" calcext:value-type="float">
            <text:p>61.6362953</text:p>
          </table:table-cell>
          <table:table-cell office:value-type="float" office:value="1.57412338" calcext:value-type="float">
            <text:p>1.57412338</text:p>
          </table:table-cell>
          <table:table-cell office:value-type="float" office:value="-15.7007275" calcext:value-type="float">
            <text:p>-15.7007275</text:p>
          </table:table-cell>
          <table:table-cell office:value-type="float" office:value="8.99971867" calcext:value-type="float">
            <text:p>8.99971867</text:p>
          </table:table-cell>
          <table:table-cell table:style-name="ce1" office:value-type="float" office:value="-0.0361824855" calcext:value-type="float">
            <text:p>-3.62E-02</text:p>
          </table:table-cell>
          <table:table-cell table:style-name="ce1" office:value-type="float" office:value="-0.0897786319" calcext:value-type="float">
            <text:p>-8.98E-02</text:p>
          </table:table-cell>
        </table:table-row>
        <table:table-row table:style-name="ro1">
          <table:table-cell office:value-type="float" office:value="61.7262917" calcext:value-type="float">
            <text:p>61.7262917</text:p>
          </table:table-cell>
          <table:table-cell office:value-type="float" office:value="1.57378316" calcext:value-type="float">
            <text:p>1.57378316</text:p>
          </table:table-cell>
          <table:table-cell office:value-type="float" office:value="-15.7015781" calcext:value-type="float">
            <text:p>-15.7015781</text:p>
          </table:table-cell>
          <table:table-cell office:value-type="float" office:value="8.99977684" calcext:value-type="float">
            <text:p>8.99977684</text:p>
          </table:table-cell>
          <table:table-cell table:style-name="ce1" office:value-type="float" office:value="-0.0319288224" calcext:value-type="float">
            <text:p>-3.19E-02</text:p>
          </table:table-cell>
          <table:table-cell table:style-name="ce1" office:value-type="float" office:value="-0.0805980191" calcext:value-type="float">
            <text:p>-8.06E-02</text:p>
          </table:table-cell>
        </table:table-row>
        <table:table-row table:style-name="ro1">
          <table:table-cell office:value-type="float" office:value="61.816288" calcext:value-type="float">
            <text:p>61.816288</text:p>
          </table:table-cell>
          <table:table-cell office:value-type="float" office:value="1.57348335" calcext:value-type="float">
            <text:p>1.57348335</text:p>
          </table:table-cell>
          <table:table-cell office:value-type="float" office:value="-15.702343" calcext:value-type="float">
            <text:p>-15.702343</text:p>
          </table:table-cell>
          <table:table-cell office:value-type="float" office:value="8.99982262" calcext:value-type="float">
            <text:p>8.99982262</text:p>
          </table:table-cell>
          <table:table-cell table:style-name="ce1" office:value-type="float" office:value="-0.0281062908" calcext:value-type="float">
            <text:p>-2.81E-02</text:p>
          </table:table-cell>
          <table:table-cell table:style-name="ce1" office:value-type="float" office:value="-0.0725066066" calcext:value-type="float">
            <text:p>-7.25E-02</text:p>
          </table:table-cell>
        </table:table-row>
        <table:table-row table:style-name="ro1">
          <table:table-cell office:value-type="float" office:value="61.9062881" calcext:value-type="float">
            <text:p>61.9062881</text:p>
          </table:table-cell>
          <table:table-cell office:value-type="float" office:value="1.57321978" calcext:value-type="float">
            <text:p>1.57321978</text:p>
          </table:table-cell>
          <table:table-cell office:value-type="float" office:value="-15.7030315" calcext:value-type="float">
            <text:p>-15.7030315</text:p>
          </table:table-cell>
          <table:table-cell office:value-type="float" office:value="8.99985886" calcext:value-type="float">
            <text:p>8.99985886</text:p>
          </table:table-cell>
          <table:table-cell table:style-name="ce1" office:value-type="float" office:value="-0.0246632677" calcext:value-type="float">
            <text:p>-2.47E-02</text:p>
          </table:table-cell>
          <table:table-cell table:style-name="ce1" office:value-type="float" office:value="-0.0653947964" calcext:value-type="float">
            <text:p>-6.54E-02</text:p>
          </table:table-cell>
        </table:table-row>
        <table:table-row table:style-name="ro1">
          <table:table-cell office:value-type="float" office:value="61.9962883" calcext:value-type="float">
            <text:p>61.9962883</text:p>
          </table:table-cell>
          <table:table-cell office:value-type="float" office:value="1.57298899" calcext:value-type="float">
            <text:p>1.57298899</text:p>
          </table:table-cell>
          <table:table-cell office:value-type="float" office:value="-15.7036533" calcext:value-type="float">
            <text:p>-15.7036533</text:p>
          </table:table-cell>
          <table:table-cell office:value-type="float" office:value="8.99988747" calcext:value-type="float">
            <text:p>8.99988747</text:p>
          </table:table-cell>
          <table:table-cell table:style-name="ce1" office:value-type="float" office:value="-0.0215532668" calcext:value-type="float">
            <text:p>-2.16E-02</text:p>
          </table:table-cell>
          <table:table-cell table:style-name="ce1" office:value-type="float" office:value="-0.0591664091" calcext:value-type="float">
            <text:p>-5.92E-02</text:p>
          </table:table-cell>
        </table:table-row>
        <table:table-row table:style-name="ro1">
          <table:table-cell office:value-type="float" office:value="62.0862885" calcext:value-type="float">
            <text:p>62.0862885</text:p>
          </table:table-cell>
          <table:table-cell office:value-type="float" office:value="1.57278776" calcext:value-type="float">
            <text:p>1.57278776</text:p>
          </table:table-cell>
          <table:table-cell office:value-type="float" office:value="-15.704217" calcext:value-type="float">
            <text:p>-15.704217</text:p>
          </table:table-cell>
          <table:table-cell office:value-type="float" office:value="8.99991035" calcext:value-type="float">
            <text:p>8.99991035</text:p>
          </table:table-cell>
          <table:table-cell table:style-name="ce1" office:value-type="float" office:value="-0.0187343135" calcext:value-type="float">
            <text:p>-1.87E-02</text:p>
          </table:table-cell>
          <table:table-cell table:style-name="ce1" office:value-type="float" office:value="-0.0537368096" calcext:value-type="float">
            <text:p>-5.37E-02</text:p>
          </table:table-cell>
        </table:table-row>
        <table:table-row table:style-name="ro1">
          <table:table-cell office:value-type="float" office:value="62.1762886" calcext:value-type="float">
            <text:p>62.1762886</text:p>
          </table:table-cell>
          <table:table-cell office:value-type="float" office:value="1.57261348" calcext:value-type="float">
            <text:p>1.57261348</text:p>
          </table:table-cell>
          <table:table-cell office:value-type="float" office:value="-15.70473" calcext:value-type="float">
            <text:p>-15.70473</text:p>
          </table:table-cell>
          <table:table-cell office:value-type="float" office:value="8.99992847" calcext:value-type="float">
            <text:p>8.99992847</text:p>
          </table:table-cell>
          <table:table-cell table:style-name="ce1" office:value-type="float" office:value="-0.0161683615" calcext:value-type="float">
            <text:p>-1.62E-02</text:p>
          </table:table-cell>
          <table:table-cell table:style-name="ce1" office:value-type="float" office:value="-0.0490325913" calcext:value-type="float">
            <text:p>-4.90E-02</text:p>
          </table:table-cell>
        </table:table-row>
        <table:table-row table:style-name="ro1">
          <table:table-cell office:value-type="float" office:value="62.2662888" calcext:value-type="float">
            <text:p>62.2662888</text:p>
          </table:table-cell>
          <table:table-cell office:value-type="float" office:value="1.57246375" calcext:value-type="float">
            <text:p>1.57246375</text:p>
          </table:table-cell>
          <table:table-cell office:value-type="float" office:value="-15.7051992" calcext:value-type="float">
            <text:p>-15.7051992</text:p>
          </table:table-cell>
          <table:table-cell office:value-type="float" office:value="8.99994278" calcext:value-type="float">
            <text:p>8.99994278</text:p>
          </table:table-cell>
          <table:table-cell table:style-name="ce1" office:value-type="float" office:value="-0.0138207637" calcext:value-type="float">
            <text:p>-1.38E-02</text:p>
          </table:table-cell>
          <table:table-cell table:style-name="ce1" office:value-type="float" office:value="-0.0449910089" calcext:value-type="float">
            <text:p>-4.50E-02</text:p>
          </table:table-cell>
        </table:table-row>
        <table:table-row table:style-name="ro1">
          <table:table-cell office:value-type="float" office:value="62.3562889" calcext:value-type="float">
            <text:p>62.3562889</text:p>
          </table:table-cell>
          <table:table-cell office:value-type="float" office:value="1.57233644" calcext:value-type="float">
            <text:p>1.57233644</text:p>
          </table:table-cell>
          <table:table-cell office:value-type="float" office:value="-15.7056313" calcext:value-type="float">
            <text:p>-15.7056313</text:p>
          </table:table-cell>
          <table:table-cell office:value-type="float" office:value="8.99995422" calcext:value-type="float">
            <text:p>8.99995422</text:p>
          </table:table-cell>
          <table:table-cell table:style-name="ce1" office:value-type="float" office:value="-0.0116598494" calcext:value-type="float">
            <text:p>-1.17E-02</text:p>
          </table:table-cell>
          <table:table-cell table:style-name="ce1" office:value-type="float" office:value="-0.0415558554" calcext:value-type="float">
            <text:p>-4.16E-02</text:p>
          </table:table-cell>
        </table:table-row>
        <table:table-row table:style-name="ro1">
          <table:table-cell office:value-type="float" office:value="62.4462891" calcext:value-type="float">
            <text:p>62.4462891</text:p>
          </table:table-cell>
          <table:table-cell office:value-type="float" office:value="1.57222998" calcext:value-type="float">
            <text:p>1.57222998</text:p>
          </table:table-cell>
          <table:table-cell office:value-type="float" office:value="-15.7060318" calcext:value-type="float">
            <text:p>-15.7060318</text:p>
          </table:table-cell>
          <table:table-cell office:value-type="float" office:value="8.99996281" calcext:value-type="float">
            <text:p>8.99996281</text:p>
          </table:table-cell>
          <table:table-cell table:style-name="ce1" office:value-type="float" office:value="-0.00965646002" calcext:value-type="float">
            <text:p>-9.66E-03</text:p>
          </table:table-cell>
          <table:table-cell table:style-name="ce1" office:value-type="float" office:value="-0.0386822298" calcext:value-type="float">
            <text:p>-3.87E-02</text:p>
          </table:table-cell>
        </table:table-row>
        <table:table-row table:style-name="ro1">
          <table:table-cell office:value-type="float" office:value="62.5362892" calcext:value-type="float">
            <text:p>62.5362892</text:p>
          </table:table-cell>
          <table:table-cell office:value-type="float" office:value="1.57214284" calcext:value-type="float">
            <text:p>1.57214284</text:p>
          </table:table-cell>
          <table:table-cell office:value-type="float" office:value="-15.7064066" calcext:value-type="float">
            <text:p>-15.7064066</text:p>
          </table:table-cell>
          <table:table-cell office:value-type="float" office:value="8.99996948" calcext:value-type="float">
            <text:p>8.99996948</text:p>
          </table:table-cell>
          <table:table-cell table:style-name="ce1" office:value-type="float" office:value="-0.00778354658" calcext:value-type="float">
            <text:p>-7.78E-03</text:p>
          </table:table-cell>
          <table:table-cell table:style-name="ce1" office:value-type="float" office:value="-0.0363299996" calcext:value-type="float">
            <text:p>-3.63E-02</text:p>
          </table:table-cell>
        </table:table-row>
        <table:table-row table:style-name="ro1">
          <table:table-cell office:value-type="float" office:value="62.6262894" calcext:value-type="float">
            <text:p>62.6262894</text:p>
          </table:table-cell>
          <table:table-cell office:value-type="float" office:value="1.57207394" calcext:value-type="float">
            <text:p>1.57207394</text:p>
          </table:table-cell>
          <table:table-cell office:value-type="float" office:value="-15.7067604" calcext:value-type="float">
            <text:p>-15.7067604</text:p>
          </table:table-cell>
          <table:table-cell office:value-type="float" office:value="8.99997425" calcext:value-type="float">
            <text:p>8.99997425</text:p>
          </table:table-cell>
          <table:table-cell table:style-name="ce1" office:value-type="float" office:value="-0.00601584697" calcext:value-type="float">
            <text:p>-6.02E-03</text:p>
          </table:table-cell>
          <table:table-cell table:style-name="ce1" office:value-type="float" office:value="-0.0344687551" calcext:value-type="float">
            <text:p>-3.45E-02</text:p>
          </table:table-cell>
        </table:table-row>
        <table:table-row table:style-name="ro1">
          <table:table-cell office:value-type="float" office:value="62.7162895" calcext:value-type="float">
            <text:p>62.7162895</text:p>
          </table:table-cell>
          <table:table-cell office:value-type="float" office:value="1.57202232" calcext:value-type="float">
            <text:p>1.57202232</text:p>
          </table:table-cell>
          <table:table-cell office:value-type="float" office:value="-15.707098" calcext:value-type="float">
            <text:p>-15.707098</text:p>
          </table:table-cell>
          <table:table-cell office:value-type="float" office:value="8.99997807" calcext:value-type="float">
            <text:p>8.99997807</text:p>
          </table:table-cell>
          <table:table-cell table:style-name="ce1" office:value-type="float" office:value="-0.00432943227" calcext:value-type="float">
            <text:p>-4.33E-03</text:p>
          </table:table-cell>
          <table:table-cell table:style-name="ce1" office:value-type="float" office:value="-0.0330747664" calcext:value-type="float">
            <text:p>-3.31E-02</text:p>
          </table:table-cell>
        </table:table-row>
        <table:table-row table:style-name="ro1">
          <table:table-cell office:value-type="float" office:value="62.8062897" calcext:value-type="float">
            <text:p>62.8062897</text:p>
          </table:table-cell>
          <table:table-cell office:value-type="float" office:value="1.57198715" calcext:value-type="float">
            <text:p>1.57198715</text:p>
          </table:table-cell>
          <table:table-cell office:value-type="float" office:value="-15.7074232" calcext:value-type="float">
            <text:p>-15.7074232</text:p>
          </table:table-cell>
          <table:table-cell office:value-type="float" office:value="8.99997997" calcext:value-type="float">
            <text:p>8.99997997</text:p>
          </table:table-cell>
          <table:table-cell table:style-name="ce1" office:value-type="float" office:value="-0.00270145154" calcext:value-type="float">
            <text:p>-2.70E-03</text:p>
          </table:table-cell>
          <table:table-cell table:style-name="ce1" office:value-type="float" office:value="-0.0321284309" calcext:value-type="float">
            <text:p>-3.21E-02</text:p>
          </table:table-cell>
        </table:table-row>
        <table:table-row table:style-name="ro1">
          <table:table-cell office:value-type="float" office:value="62.8962898" calcext:value-type="float">
            <text:p>62.8962898</text:p>
          </table:table-cell>
          <table:table-cell office:value-type="float" office:value="1.57196808" calcext:value-type="float">
            <text:p>1.57196808</text:p>
          </table:table-cell>
          <table:table-cell office:value-type="float" office:value="-15.7077417" calcext:value-type="float">
            <text:p>-15.7077417</text:p>
          </table:table-cell>
          <table:table-cell office:value-type="float" office:value="8.99998093" calcext:value-type="float">
            <text:p>8.99998093</text:p>
          </table:table-cell>
          <table:table-cell table:style-name="ce1" office:value-type="float" office:value="-0.00110988226" calcext:value-type="float">
            <text:p>-1.11E-03</text:p>
          </table:table-cell>
          <table:table-cell table:style-name="ce1" office:value-type="float" office:value="-0.0316154137" calcext:value-type="float">
            <text:p>-3.16E-02</text:p>
          </table:table-cell>
        </table:table-row>
        <table:table-row table:style-name="ro1">
          <table:table-cell office:value-type="float" office:value="62.98629" calcext:value-type="float">
            <text:p>62.98629</text:p>
          </table:table-cell>
          <table:table-cell office:value-type="float" office:value="1.57196486" calcext:value-type="float">
            <text:p>1.57196486</text:p>
          </table:table-cell>
          <table:table-cell office:value-type="float" office:value="-15.7080574" calcext:value-type="float">
            <text:p>-15.7080574</text:p>
          </table:table-cell>
          <table:table-cell office:value-type="float" office:value="8.99998093" calcext:value-type="float">
            <text:p>8.99998093</text:p>
          </table:table-cell>
          <table:table-cell table:style-name="ce1" office:value-type="float" office:value="0.000466788304" calcext:value-type="float">
            <text:p>4.67E-04</text:p>
          </table:table-cell>
          <table:table-cell table:style-name="ce1" office:value-type="float" office:value="-0.0315308832" calcext:value-type="float">
            <text:p>-3.15E-02</text:p>
          </table:table-cell>
        </table:table-row>
        <table:table-row table:style-name="ro1">
          <table:table-cell office:value-type="float" office:value="63.0762901" calcext:value-type="float">
            <text:p>63.0762901</text:p>
          </table:table-cell>
          <table:table-cell office:value-type="float" office:value="1.57197738" calcext:value-type="float">
            <text:p>1.57197738</text:p>
          </table:table-cell>
          <table:table-cell office:value-type="float" office:value="-15.708374" calcext:value-type="float">
            <text:p>-15.708374</text:p>
          </table:table-cell>
          <table:table-cell office:value-type="float" office:value="8.99997997" calcext:value-type="float">
            <text:p>8.99997997</text:p>
          </table:table-cell>
          <table:table-cell table:style-name="ce1" office:value-type="float" office:value="0.00204992574" calcext:value-type="float">
            <text:p>2.05E-03</text:p>
          </table:table-cell>
          <table:table-cell table:style-name="ce1" office:value-type="float" office:value="-0.0318732597" calcext:value-type="float">
            <text:p>-3.19E-02</text:p>
          </table:table-cell>
        </table:table-row>
        <table:table-row table:style-name="ro1">
          <table:table-cell office:value-type="float" office:value="63.1662903" calcext:value-type="float">
            <text:p>63.1662903</text:p>
          </table:table-cell>
          <table:table-cell office:value-type="float" office:value="1.57200587" calcext:value-type="float">
            <text:p>1.57200587</text:p>
          </table:table-cell>
          <table:table-cell office:value-type="float" office:value="-15.7086964" calcext:value-type="float">
            <text:p>-15.7086964</text:p>
          </table:table-cell>
          <table:table-cell office:value-type="float" office:value="8.99997807" calcext:value-type="float">
            <text:p>8.99997807</text:p>
          </table:table-cell>
          <table:table-cell table:style-name="ce1" office:value-type="float" office:value="0.00366098387" calcext:value-type="float">
            <text:p>3.66E-03</text:p>
          </table:table-cell>
          <table:table-cell table:style-name="ce1" office:value-type="float" office:value="-0.0326467827" calcext:value-type="float">
            <text:p>-3.26E-02</text:p>
          </table:table-cell>
        </table:table-row>
        <table:table-row table:style-name="ro1">
          <table:table-cell office:value-type="float" office:value="63.2562904" calcext:value-type="float">
            <text:p>63.2562904</text:p>
          </table:table-cell>
          <table:table-cell office:value-type="float" office:value="1.57205069" calcext:value-type="float">
            <text:p>1.57205069</text:p>
          </table:table-cell>
          <table:table-cell office:value-type="float" office:value="-15.7090282" calcext:value-type="float">
            <text:p>-15.7090282</text:p>
          </table:table-cell>
          <table:table-cell office:value-type="float" office:value="8.9999752" calcext:value-type="float">
            <text:p>8.9999752</text:p>
          </table:table-cell>
          <table:table-cell table:style-name="ce1" office:value-type="float" office:value="0.00532172341" calcext:value-type="float">
            <text:p>5.32E-03</text:p>
          </table:table-cell>
          <table:table-cell table:style-name="ce1" office:value-type="float" office:value="-0.0338620581" calcext:value-type="float">
            <text:p>-3.39E-02</text:p>
          </table:table-cell>
        </table:table-row>
        <table:table-row table:style-name="ro1">
          <table:table-cell office:value-type="float" office:value="63.3462906" calcext:value-type="float">
            <text:p>63.3462906</text:p>
          </table:table-cell>
          <table:table-cell office:value-type="float" office:value="1.57211256" calcext:value-type="float">
            <text:p>1.57211256</text:p>
          </table:table-cell>
          <table:table-cell office:value-type="float" office:value="-15.7093744" calcext:value-type="float">
            <text:p>-15.7093744</text:p>
          </table:table-cell>
          <table:table-cell office:value-type="float" office:value="8.99997044" calcext:value-type="float">
            <text:p>8.99997044</text:p>
          </table:table-cell>
          <table:table-cell table:style-name="ce1" office:value-type="float" office:value="0.00705461111" calcext:value-type="float">
            <text:p>7.05E-03</text:p>
          </table:table-cell>
          <table:table-cell table:style-name="ce1" office:value-type="float" office:value="-0.0355338603" calcext:value-type="float">
            <text:p>-3.55E-02</text:p>
          </table:table-cell>
        </table:table-row>
        <table:table-row table:style-name="ro1">
          <table:table-cell office:value-type="float" office:value="63.4362907" calcext:value-type="float">
            <text:p>63.4362907</text:p>
          </table:table-cell>
          <table:table-cell office:value-type="float" office:value="1.57219219" calcext:value-type="float">
            <text:p>1.57219219</text:p>
          </table:table-cell>
          <table:table-cell office:value-type="float" office:value="-15.7097397" calcext:value-type="float">
            <text:p>-15.7097397</text:p>
          </table:table-cell>
          <table:table-cell office:value-type="float" office:value="8.99996471" calcext:value-type="float">
            <text:p>8.99996471</text:p>
          </table:table-cell>
          <table:table-cell table:style-name="ce1" office:value-type="float" office:value="0.00888292212" calcext:value-type="float">
            <text:p>8.88E-03</text:p>
          </table:table-cell>
          <table:table-cell table:style-name="ce1" office:value-type="float" office:value="-0.0376833007" calcext:value-type="float">
            <text:p>-3.77E-02</text:p>
          </table:table-cell>
        </table:table-row>
        <table:table-row table:style-name="ro1">
          <table:table-cell office:value-type="float" office:value="63.5262909" calcext:value-type="float">
            <text:p>63.5262909</text:p>
          </table:table-cell>
          <table:table-cell office:value-type="float" office:value="1.57229066" calcext:value-type="float">
            <text:p>1.57229066</text:p>
          </table:table-cell>
          <table:table-cell office:value-type="float" office:value="-15.7101297" calcext:value-type="float">
            <text:p>-15.7101297</text:p>
          </table:table-cell>
          <table:table-cell office:value-type="float" office:value="8.99995708" calcext:value-type="float">
            <text:p>8.99995708</text:p>
          </table:table-cell>
          <table:table-cell table:style-name="ce1" office:value-type="float" office:value="0.0108312769" calcext:value-type="float">
            <text:p>1.08E-02</text:p>
          </table:table-cell>
          <table:table-cell table:style-name="ce1" office:value-type="float" office:value="-0.0403417461" calcext:value-type="float">
            <text:p>-4.03E-02</text:p>
          </table:table-cell>
        </table:table-row>
        <table:table-row table:style-name="ro1">
          <table:table-cell office:value-type="float" office:value="63.616291" calcext:value-type="float">
            <text:p>63.616291</text:p>
          </table:table-cell>
          <table:table-cell office:value-type="float" office:value="1.57240927" calcext:value-type="float">
            <text:p>1.57240927</text:p>
          </table:table-cell>
          <table:table-cell office:value-type="float" office:value="-15.7105484" calcext:value-type="float">
            <text:p>-15.7105484</text:p>
          </table:table-cell>
          <table:table-cell office:value-type="float" office:value="8.99994755" calcext:value-type="float">
            <text:p>8.99994755</text:p>
          </table:table-cell>
          <table:table-cell table:style-name="ce1" office:value-type="float" office:value="0.0129260495" calcext:value-type="float">
            <text:p>1.29E-02</text:p>
          </table:table-cell>
          <table:table-cell table:style-name="ce1" office:value-type="float" office:value="-0.0435467623" calcext:value-type="float">
            <text:p>-4.35E-02</text:p>
          </table:table-cell>
        </table:table-row>
        <table:table-row table:style-name="ro1">
          <table:table-cell office:value-type="float" office:value="63.7062912" calcext:value-type="float">
            <text:p>63.7062912</text:p>
          </table:table-cell>
          <table:table-cell office:value-type="float" office:value="1.5725497" calcext:value-type="float">
            <text:p>1.5725497</text:p>
          </table:table-cell>
          <table:table-cell office:value-type="float" office:value="-15.7110023" calcext:value-type="float">
            <text:p>-15.7110023</text:p>
          </table:table-cell>
          <table:table-cell office:value-type="float" office:value="8.99993515" calcext:value-type="float">
            <text:p>8.99993515</text:p>
          </table:table-cell>
          <table:table-cell table:style-name="ce1" office:value-type="float" office:value="0.0151955215" calcext:value-type="float">
            <text:p>1.52E-02</text:p>
          </table:table-cell>
          <table:table-cell table:style-name="ce1" office:value-type="float" office:value="-0.0473372564" calcext:value-type="float">
            <text:p>-4.73E-02</text:p>
          </table:table-cell>
        </table:table-row>
        <table:table-row table:style-name="ro1">
          <table:table-cell office:value-type="float" office:value="63.7962914" calcext:value-type="float">
            <text:p>63.7962914</text:p>
          </table:table-cell>
          <table:table-cell office:value-type="float" office:value="1.57271385" calcext:value-type="float">
            <text:p>1.57271385</text:p>
          </table:table-cell>
          <table:table-cell office:value-type="float" office:value="-15.7114973" calcext:value-type="float">
            <text:p>-15.7114973</text:p>
          </table:table-cell>
          <table:table-cell office:value-type="float" office:value="8.99991894" calcext:value-type="float">
            <text:p>8.99991894</text:p>
          </table:table-cell>
          <table:table-cell table:style-name="ce1" office:value-type="float" office:value="0.0176702831" calcext:value-type="float">
            <text:p>1.77E-02</text:p>
          </table:table-cell>
          <table:table-cell table:style-name="ce1" office:value-type="float" office:value="-0.0517691113" calcext:value-type="float">
            <text:p>-5.18E-02</text:p>
          </table:table-cell>
        </table:table-row>
        <table:table-row table:style-name="ro1">
          <table:table-cell office:value-type="float" office:value="63.8862915" calcext:value-type="float">
            <text:p>63.8862915</text:p>
          </table:table-cell>
          <table:table-cell office:value-type="float" office:value="1.57290387" calcext:value-type="float">
            <text:p>1.57290387</text:p>
          </table:table-cell>
          <table:table-cell office:value-type="float" office:value="-15.7120399" calcext:value-type="float">
            <text:p>-15.7120399</text:p>
          </table:table-cell>
          <table:table-cell office:value-type="float" office:value="8.99989796" calcext:value-type="float">
            <text:p>8.99989796</text:p>
          </table:table-cell>
          <table:table-cell table:style-name="ce1" office:value-type="float" office:value="0.0203838199" calcext:value-type="float">
            <text:p>2.04E-02</text:p>
          </table:table-cell>
          <table:table-cell table:style-name="ce1" office:value-type="float" office:value="-0.0569002032" calcext:value-type="float">
            <text:p>-5.69E-02</text:p>
          </table:table-cell>
        </table:table-row>
        <table:table-row table:style-name="ro1">
          <table:table-cell office:value-type="float" office:value="63.9762917" calcext:value-type="float">
            <text:p>63.9762917</text:p>
          </table:table-cell>
          <table:table-cell office:value-type="float" office:value="1.57312238" calcext:value-type="float">
            <text:p>1.57312238</text:p>
          </table:table-cell>
          <table:table-cell office:value-type="float" office:value="-15.7126379" calcext:value-type="float">
            <text:p>-15.7126379</text:p>
          </table:table-cell>
          <table:table-cell office:value-type="float" office:value="8.99987221" calcext:value-type="float">
            <text:p>8.99987221</text:p>
          </table:table-cell>
          <table:table-cell table:style-name="ce1" office:value-type="float" office:value="0.0233727787" calcext:value-type="float">
            <text:p>2.34E-02</text:p>
          </table:table-cell>
          <table:table-cell table:style-name="ce1" office:value-type="float" office:value="-0.0628004074" calcext:value-type="float">
            <text:p>-6.28E-02</text:p>
          </table:table-cell>
        </table:table-row>
        <table:table-row table:style-name="ro1">
          <table:table-cell office:value-type="float" office:value="64.0662918" calcext:value-type="float">
            <text:p>64.0662918</text:p>
          </table:table-cell>
          <table:table-cell office:value-type="float" office:value="1.57337236" calcext:value-type="float">
            <text:p>1.57337236</text:p>
          </table:table-cell>
          <table:table-cell office:value-type="float" office:value="-15.7132988" calcext:value-type="float">
            <text:p>-15.7132988</text:p>
          </table:table-cell>
          <table:table-cell office:value-type="float" office:value="8.99983883" calcext:value-type="float">
            <text:p>8.99983883</text:p>
          </table:table-cell>
          <table:table-cell table:style-name="ce1" office:value-type="float" office:value="0.0266775824" calcext:value-type="float">
            <text:p>2.67E-02</text:p>
          </table:table-cell>
          <table:table-cell table:style-name="ce1" office:value-type="float" office:value="-0.0695496947" calcext:value-type="float">
            <text:p>-6.95E-02</text:p>
          </table:table-cell>
        </table:table-row>
        <table:table-row table:style-name="ro1">
          <table:table-cell office:value-type="float" office:value="64.1562881" calcext:value-type="float">
            <text:p>64.1562881</text:p>
          </table:table-cell>
          <table:table-cell office:value-type="float" office:value="1.57365716" calcext:value-type="float">
            <text:p>1.57365716</text:p>
          </table:table-cell>
          <table:table-cell office:value-type="float" office:value="-15.7140322" calcext:value-type="float">
            <text:p>-15.7140322</text:p>
          </table:table-cell>
          <table:table-cell office:value-type="float" office:value="8.99979687" calcext:value-type="float">
            <text:p>8.99979687</text:p>
          </table:table-cell>
          <table:table-cell table:style-name="ce1" office:value-type="float" office:value="0.0303428713" calcext:value-type="float">
            <text:p>3.03E-02</text:p>
          </table:table-cell>
          <table:table-cell table:style-name="ce1" office:value-type="float" office:value="-0.0772398412" calcext:value-type="float">
            <text:p>-7.72E-02</text:p>
          </table:table-cell>
        </table:table-row>
        <table:table-row table:style-name="ro1">
          <table:table-cell office:value-type="float" office:value="64.2462845" calcext:value-type="float">
            <text:p>64.2462845</text:p>
          </table:table-cell>
          <table:table-cell office:value-type="float" office:value="1.57398057" calcext:value-type="float">
            <text:p>1.57398057</text:p>
          </table:table-cell>
          <table:table-cell office:value-type="float" office:value="-15.7148476" calcext:value-type="float">
            <text:p>-15.7148476</text:p>
          </table:table-cell>
          <table:table-cell office:value-type="float" office:value="8.99974442" calcext:value-type="float">
            <text:p>8.99974442</text:p>
          </table:table-cell>
          <table:table-cell table:style-name="ce1" office:value-type="float" office:value="0.0344181657" calcext:value-type="float">
            <text:p>3.44E-02</text:p>
          </table:table-cell>
          <table:table-cell table:style-name="ce1" office:value-type="float" office:value="-0.0859732628" calcext:value-type="float">
            <text:p>-8.60E-02</text:p>
          </table:table-cell>
        </table:table-row>
        <table:table-row table:style-name="ro1">
          <table:table-cell office:value-type="float" office:value="64.3362808" calcext:value-type="float">
            <text:p>64.3362808</text:p>
          </table:table-cell>
          <table:table-cell office:value-type="float" office:value="1.57434702" calcext:value-type="float">
            <text:p>1.57434702</text:p>
          </table:table-cell>
          <table:table-cell office:value-type="float" office:value="-15.7157555" calcext:value-type="float">
            <text:p>-15.7157555</text:p>
          </table:table-cell>
          <table:table-cell office:value-type="float" office:value="8.99967766" calcext:value-type="float">
            <text:p>8.99967766</text:p>
          </table:table-cell>
          <table:table-cell table:style-name="ce1" office:value-type="float" office:value="0.0389585495" calcext:value-type="float">
            <text:p>3.90E-02</text:p>
          </table:table-cell>
          <table:table-cell table:style-name="ce1" office:value-type="float" office:value="-0.0958698466" calcext:value-type="float">
            <text:p>-9.59E-02</text:p>
          </table:table-cell>
        </table:table-row>
        <table:table-row table:style-name="ro1">
          <table:table-cell office:value-type="float" office:value="64.4262772" calcext:value-type="float">
            <text:p>64.4262772</text:p>
          </table:table-cell>
          <table:table-cell office:value-type="float" office:value="1.57476151" calcext:value-type="float">
            <text:p>1.57476151</text:p>
          </table:table-cell>
          <table:table-cell office:value-type="float" office:value="-15.7167692" calcext:value-type="float">
            <text:p>-15.7167692</text:p>
          </table:table-cell>
          <table:table-cell office:value-type="float" office:value="8.99959373" calcext:value-type="float">
            <text:p>8.99959373</text:p>
          </table:table-cell>
          <table:table-cell table:style-name="ce1" office:value-type="float" office:value="0.0440253094" calcext:value-type="float">
            <text:p>4.40E-02</text:p>
          </table:table-cell>
          <table:table-cell office:value-type="float" office:value="-0.10706117" calcext:value-type="float">
            <text:p>-0.10706117</text:p>
          </table:table-cell>
        </table:table-row>
        <table:table-row table:style-name="ro1">
          <table:table-cell office:value-type="float" office:value="64.5162735" calcext:value-type="float">
            <text:p>64.5162735</text:p>
          </table:table-cell>
          <table:table-cell office:value-type="float" office:value="1.57522953" calcext:value-type="float">
            <text:p>1.57522953</text:p>
          </table:table-cell>
          <table:table-cell office:value-type="float" office:value="-15.7179022" calcext:value-type="float">
            <text:p>-15.7179022</text:p>
          </table:table-cell>
          <table:table-cell office:value-type="float" office:value="8.99948788" calcext:value-type="float">
            <text:p>8.99948788</text:p>
          </table:table-cell>
          <table:table-cell table:style-name="ce1" office:value-type="float" office:value="0.0496867821" calcext:value-type="float">
            <text:p>4.97E-02</text:p>
          </table:table-cell>
          <table:table-cell office:value-type="float" office:value="-0.119699165" calcext:value-type="float">
            <text:p>-0.119699165</text:p>
          </table:table-cell>
        </table:table-row>
        <table:table-row table:style-name="ro1">
          <table:table-cell office:value-type="float" office:value="64.6062698" calcext:value-type="float">
            <text:p>64.6062698</text:p>
          </table:table-cell>
          <table:table-cell office:value-type="float" office:value="1.5757575" calcext:value-type="float">
            <text:p>1.5757575</text:p>
          </table:table-cell>
          <table:table-cell office:value-type="float" office:value="-15.7191687" calcext:value-type="float">
            <text:p>-15.7191687</text:p>
          </table:table-cell>
          <table:table-cell office:value-type="float" office:value="8.99935436" calcext:value-type="float">
            <text:p>8.99935436</text:p>
          </table:table-cell>
          <table:table-cell table:style-name="ce1" office:value-type="float" office:value="0.0560194924" calcext:value-type="float">
            <text:p>5.60E-02</text:p>
          </table:table-cell>
          <table:table-cell office:value-type="float" office:value="-0.133958429" calcext:value-type="float">
            <text:p>-0.133958429</text:p>
          </table:table-cell>
        </table:table-row>
        <table:table-row table:style-name="ro1">
          <table:table-cell office:value-type="float" office:value="64.6962662" calcext:value-type="float">
            <text:p>64.6962662</text:p>
          </table:table-cell>
          <table:table-cell office:value-type="float" office:value="1.57635248" calcext:value-type="float">
            <text:p>1.57635248</text:p>
          </table:table-cell>
          <table:table-cell office:value-type="float" office:value="-15.7205868" calcext:value-type="float">
            <text:p>-15.7205868</text:p>
          </table:table-cell>
          <table:table-cell office:value-type="float" office:value="8.99918556" calcext:value-type="float">
            <text:p>8.99918556</text:p>
          </table:table-cell>
          <table:table-cell table:style-name="ce1" office:value-type="float" office:value="0.0631088242" calcext:value-type="float">
            <text:p>6.31E-02</text:p>
          </table:table-cell>
          <table:table-cell office:value-type="float" office:value="-0.150025129" calcext:value-type="float">
            <text:p>-0.150025129</text:p>
          </table:table-cell>
        </table:table-row>
        <table:table-row table:style-name="ro1">
          <table:table-cell office:value-type="float" office:value="64.7862549" calcext:value-type="float">
            <text:p>64.7862549</text:p>
          </table:table-cell>
          <table:table-cell office:value-type="float" office:value="1.57702255" calcext:value-type="float">
            <text:p>1.57702255</text:p>
          </table:table-cell>
          <table:table-cell office:value-type="float" office:value="-15.7221756" calcext:value-type="float">
            <text:p>-15.7221756</text:p>
          </table:table-cell>
          <table:table-cell office:value-type="float" office:value="8.99897194" calcext:value-type="float">
            <text:p>8.99897194</text:p>
          </table:table-cell>
          <table:table-cell table:style-name="ce1" office:value-type="float" office:value="0.0710502565" calcext:value-type="float">
            <text:p>7.11E-02</text:p>
          </table:table-cell>
          <table:table-cell office:value-type="float" office:value="-0.168118879" calcext:value-type="float">
            <text:p>-0.168118879</text:p>
          </table:table-cell>
        </table:table-row>
        <table:table-row table:style-name="ro1">
          <table:table-cell office:value-type="float" office:value="64.8762436" calcext:value-type="float">
            <text:p>64.8762436</text:p>
          </table:table-cell>
          <table:table-cell office:value-type="float" office:value="1.57777667" calcext:value-type="float">
            <text:p>1.57777667</text:p>
          </table:table-cell>
          <table:table-cell office:value-type="float" office:value="-15.7239571" calcext:value-type="float">
            <text:p>-15.7239571</text:p>
          </table:table-cell>
          <table:table-cell office:value-type="float" office:value="8.998703" calcext:value-type="float">
            <text:p>8.998703</text:p>
          </table:table-cell>
          <table:table-cell table:style-name="ce1" office:value-type="float" office:value="0.0799506903" calcext:value-type="float">
            <text:p>8.00E-02</text:p>
          </table:table-cell>
          <table:table-cell office:value-type="float" office:value="-0.188483059" calcext:value-type="float">
            <text:p>-0.188483059</text:p>
          </table:table-cell>
        </table:table-row>
        <table:table-row table:style-name="ro1">
          <table:table-cell office:value-type="float" office:value="64.9662323" calcext:value-type="float">
            <text:p>64.9662323</text:p>
          </table:table-cell>
          <table:table-cell office:value-type="float" office:value="1.57862508" calcext:value-type="float">
            <text:p>1.57862508</text:p>
          </table:table-cell>
          <table:table-cell office:value-type="float" office:value="-15.7259541" calcext:value-type="float">
            <text:p>-15.7259541</text:p>
          </table:table-cell>
          <table:table-cell office:value-type="float" office:value="8.99836349" calcext:value-type="float">
            <text:p>8.99836349</text:p>
          </table:table-cell>
          <table:table-cell table:style-name="ce1" office:value-type="float" office:value="0.0899299085" calcext:value-type="float">
            <text:p>8.99E-02</text:p>
          </table:table-cell>
          <table:table-cell office:value-type="float" office:value="-0.211396128" calcext:value-type="float">
            <text:p>-0.211396128</text:p>
          </table:table-cell>
        </table:table-row>
        <table:table-row table:style-name="ro1">
          <table:table-cell office:value-type="float" office:value="65.0562134" calcext:value-type="float">
            <text:p>65.0562134</text:p>
          </table:table-cell>
          <table:table-cell office:value-type="float" office:value="1.57957923" calcext:value-type="float">
            <text:p>1.57957923</text:p>
          </table:table-cell>
          <table:table-cell office:value-type="float" office:value="-15.7281942" calcext:value-type="float">
            <text:p>-15.7281942</text:p>
          </table:table-cell>
          <table:table-cell office:value-type="float" office:value="8.9979353" calcext:value-type="float">
            <text:p>8.9979353</text:p>
          </table:table-cell>
          <table:table-cell office:value-type="float" office:value="0.101122066" calcext:value-type="float">
            <text:p>0.101122066</text:p>
          </table:table-cell>
          <table:table-cell office:value-type="float" office:value="-0.237164184" calcext:value-type="float">
            <text:p>-0.237164184</text:p>
          </table:table-cell>
        </table:table-row>
        <table:table-row table:style-name="ro1">
          <table:table-cell office:value-type="float" office:value="65.1461868" calcext:value-type="float">
            <text:p>65.1461868</text:p>
          </table:table-cell>
          <table:table-cell office:value-type="float" office:value="1.580652" calcext:value-type="float">
            <text:p>1.580652</text:p>
          </table:table-cell>
          <table:table-cell office:value-type="float" office:value="-15.7307081" calcext:value-type="float">
            <text:p>-15.7307081</text:p>
          </table:table-cell>
          <table:table-cell office:value-type="float" office:value="8.99739552" calcext:value-type="float">
            <text:p>8.99739552</text:p>
          </table:table-cell>
          <table:table-cell office:value-type="float" office:value="0.113677278" calcext:value-type="float">
            <text:p>0.113677278</text:p>
          </table:table-cell>
          <table:table-cell office:value-type="float" office:value="-0.266135752" calcext:value-type="float">
            <text:p>-0.266135752</text:p>
          </table:table-cell>
        </table:table-row>
        <table:table-row table:style-name="ro1">
          <table:table-cell office:value-type="float" office:value="65.2361603" calcext:value-type="float">
            <text:p>65.2361603</text:p>
          </table:table-cell>
          <table:table-cell office:value-type="float" office:value="1.5818578" calcext:value-type="float">
            <text:p>1.5818578</text:p>
          </table:table-cell>
          <table:table-cell office:value-type="float" office:value="-15.7335291" calcext:value-type="float">
            <text:p>-15.7335291</text:p>
          </table:table-cell>
          <table:table-cell office:value-type="float" office:value="8.99671459" calcext:value-type="float">
            <text:p>8.99671459</text:p>
          </table:table-cell>
          <table:table-cell office:value-type="float" office:value="0.127763718" calcext:value-type="float">
            <text:p>0.127763718</text:p>
          </table:table-cell>
          <table:table-cell office:value-type="float" office:value="-0.298703998" calcext:value-type="float">
            <text:p>-0.298703998</text:p>
          </table:table-cell>
        </table:table-row>
        <table:table-row table:style-name="ro1">
          <table:table-cell office:value-type="float" office:value="65.3261261" calcext:value-type="float">
            <text:p>65.3261261</text:p>
          </table:table-cell>
          <table:table-cell office:value-type="float" office:value="1.58321297" calcext:value-type="float">
            <text:p>1.58321297</text:p>
          </table:table-cell>
          <table:table-cell office:value-type="float" office:value="-15.7366953" calcext:value-type="float">
            <text:p>-15.7366953</text:p>
          </table:table-cell>
          <table:table-cell office:value-type="float" office:value="8.99585533" calcext:value-type="float">
            <text:p>8.99585533</text:p>
          </table:table-cell>
          <table:table-cell office:value-type="float" office:value="0.143569693" calcext:value-type="float">
            <text:p>0.143569693</text:p>
          </table:table-cell>
          <table:table-cell office:value-type="float" office:value="-0.335307509" calcext:value-type="float">
            <text:p>-0.335307509</text:p>
          </table:table-cell>
        </table:table-row>
        <table:table-row table:style-name="ro1">
          <table:table-cell office:value-type="float" office:value="65.4160767" calcext:value-type="float">
            <text:p>65.4160767</text:p>
          </table:table-cell>
          <table:table-cell office:value-type="float" office:value="1.58473563" calcext:value-type="float">
            <text:p>1.58473563</text:p>
          </table:table-cell>
          <table:table-cell office:value-type="float" office:value="-15.7402496" calcext:value-type="float">
            <text:p>-15.7402496</text:p>
          </table:table-cell>
          <table:table-cell office:value-type="float" office:value="8.994771" calcext:value-type="float">
            <text:p>8.994771</text:p>
          </table:table-cell>
          <table:table-cell office:value-type="float" office:value="0.161305726" calcext:value-type="float">
            <text:p>0.161305726</text:p>
          </table:table-cell>
          <table:table-cell office:value-type="float" office:value="-0.376437753" calcext:value-type="float">
            <text:p>-0.376437753</text:p>
          </table:table-cell>
        </table:table-row>
        <table:table-row table:style-name="ro1">
          <table:table-cell office:value-type="float" office:value="65.5060196" calcext:value-type="float">
            <text:p>65.5060196</text:p>
          </table:table-cell>
          <table:table-cell office:value-type="float" office:value="1.58644629" calcext:value-type="float">
            <text:p>1.58644629</text:p>
          </table:table-cell>
          <table:table-cell office:value-type="float" office:value="-15.7442408" calcext:value-type="float">
            <text:p>-15.7442408</text:p>
          </table:table-cell>
          <table:table-cell office:value-type="float" office:value="8.99340343" calcext:value-type="float">
            <text:p>8.99340343</text:p>
          </table:table-cell>
          <table:table-cell office:value-type="float" office:value="0.18120712" calcext:value-type="float">
            <text:p>0.18120712</text:p>
          </table:table-cell>
          <table:table-cell office:value-type="float" office:value="-0.422649473" calcext:value-type="float">
            <text:p>-0.422649473</text:p>
          </table:table-cell>
        </table:table-row>
        <table:table-row table:style-name="ro1">
          <table:table-cell office:value-type="float" office:value="65.5959473" calcext:value-type="float">
            <text:p>65.5959473</text:p>
          </table:table-cell>
          <table:table-cell office:value-type="float" office:value="1.58836782" calcext:value-type="float">
            <text:p>1.58836782</text:p>
          </table:table-cell>
          <table:table-cell office:value-type="float" office:value="-15.7487221" calcext:value-type="float">
            <text:p>-15.7487221</text:p>
          </table:table-cell>
          <table:table-cell office:value-type="float" office:value="8.99167919" calcext:value-type="float">
            <text:p>8.99167919</text:p>
          </table:table-cell>
          <table:table-cell office:value-type="float" office:value="0.203536674" calcext:value-type="float">
            <text:p>0.203536674</text:p>
          </table:table-cell>
          <table:table-cell office:value-type="float" office:value="-0.474566102" calcext:value-type="float">
            <text:p>-0.474566102</text:p>
          </table:table-cell>
        </table:table-row>
        <table:table-row table:style-name="ro1">
          <table:table-cell office:value-type="float" office:value="65.6858521" calcext:value-type="float">
            <text:p>65.6858521</text:p>
          </table:table-cell>
          <table:table-cell office:value-type="float" office:value="1.59052598" calcext:value-type="float">
            <text:p>1.59052598</text:p>
          </table:table-cell>
          <table:table-cell office:value-type="float" office:value="-15.7537537" calcext:value-type="float">
            <text:p>-15.7537537</text:p>
          </table:table-cell>
          <table:table-cell office:value-type="float" office:value="8.98950481" calcext:value-type="float">
            <text:p>8.98950481</text:p>
          </table:table-cell>
          <table:table-cell office:value-type="float" office:value="0.228587493" calcext:value-type="float">
            <text:p>0.228587493</text:p>
          </table:table-cell>
          <table:table-cell office:value-type="float" office:value="-0.532887757" calcext:value-type="float">
            <text:p>-0.532887757</text:p>
          </table:table-cell>
        </table:table-row>
        <table:table-row table:style-name="ro1">
          <table:table-cell office:value-type="float" office:value="65.7757339" calcext:value-type="float">
            <text:p>65.7757339</text:p>
          </table:table-cell>
          <table:table-cell office:value-type="float" office:value="1.59294963" calcext:value-type="float">
            <text:p>1.59294963</text:p>
          </table:table-cell>
          <table:table-cell office:value-type="float" office:value="-15.7594042" calcext:value-type="float">
            <text:p>-15.7594042</text:p>
          </table:table-cell>
          <table:table-cell office:value-type="float" office:value="8.98676205" calcext:value-type="float">
            <text:p>8.98676205</text:p>
          </table:table-cell>
          <table:table-cell office:value-type="float" office:value="0.256685913" calcext:value-type="float">
            <text:p>0.256685913</text:p>
          </table:table-cell>
          <table:table-cell office:value-type="float" office:value="-0.598398447" calcext:value-type="float">
            <text:p>-0.598398447</text:p>
          </table:table-cell>
        </table:table-row>
        <table:table-row table:style-name="ro1">
          <table:table-cell office:value-type="float" office:value="65.8655853" calcext:value-type="float">
            <text:p>65.8655853</text:p>
          </table:table-cell>
          <table:table-cell office:value-type="float" office:value="1.59567106" calcext:value-type="float">
            <text:p>1.59567106</text:p>
          </table:table-cell>
          <table:table-cell office:value-type="float" office:value="-15.765749" calcext:value-type="float">
            <text:p>-15.765749</text:p>
          </table:table-cell>
          <table:table-cell office:value-type="float" office:value="8.98330402" calcext:value-type="float">
            <text:p>8.98330402</text:p>
          </table:table-cell>
          <table:table-cell office:value-type="float" office:value="0.288194358" calcext:value-type="float">
            <text:p>0.288194358</text:p>
          </table:table-cell>
          <table:table-cell office:value-type="float" office:value="-0.671978354" calcext:value-type="float">
            <text:p>-0.671978354</text:p>
          </table:table-cell>
        </table:table-row>
        <table:table-row table:style-name="ro1">
          <table:table-cell office:value-type="float" office:value="65.9553986" calcext:value-type="float">
            <text:p>65.9553986</text:p>
          </table:table-cell>
          <table:table-cell office:value-type="float" office:value="1.59872627" calcext:value-type="float">
            <text:p>1.59872627</text:p>
          </table:table-cell>
          <table:table-cell office:value-type="float" office:value="-15.7728739" calcext:value-type="float">
            <text:p>-15.7728739</text:p>
          </table:table-cell>
          <table:table-cell office:value-type="float" office:value="8.97894382" calcext:value-type="float">
            <text:p>8.97894382</text:p>
          </table:table-cell>
          <table:table-cell office:value-type="float" office:value="0.323514074" calcext:value-type="float">
            <text:p>0.323514074</text:p>
          </table:table-cell>
          <table:table-cell office:value-type="float" office:value="-0.754612327" calcext:value-type="float">
            <text:p>-0.754612327</text:p>
          </table:table-cell>
        </table:table-row>
        <table:table-row table:style-name="ro1">
          <table:table-cell office:value-type="float" office:value="66.0451584" calcext:value-type="float">
            <text:p>66.0451584</text:p>
          </table:table-cell>
          <table:table-cell office:value-type="float" office:value="1.60215557" calcext:value-type="float">
            <text:p>1.60215557</text:p>
          </table:table-cell>
          <table:table-cell office:value-type="float" office:value="-15.7808752" calcext:value-type="float">
            <text:p>-15.7808752</text:p>
          </table:table-cell>
          <table:table-cell office:value-type="float" office:value="8.9734478" calcext:value-type="float">
            <text:p>8.9734478</text:p>
          </table:table-cell>
          <table:table-cell office:value-type="float" office:value="0.363087595" calcext:value-type="float">
            <text:p>0.363087595</text:p>
          </table:table-cell>
          <table:table-cell office:value-type="float" office:value="-0.847406626" calcext:value-type="float">
            <text:p>-0.847406626</text:p>
          </table:table-cell>
        </table:table-row>
        <table:table-row table:style-name="ro1">
          <table:table-cell office:value-type="float" office:value="66.1348572" calcext:value-type="float">
            <text:p>66.1348572</text:p>
          </table:table-cell>
          <table:table-cell office:value-type="float" office:value="1.60600388" calcext:value-type="float">
            <text:p>1.60600388</text:p>
          </table:table-cell>
          <table:table-cell office:value-type="float" office:value="-15.7898598" calcext:value-type="float">
            <text:p>-15.7898598</text:p>
          </table:table-cell>
          <table:table-cell office:value-type="float" office:value="8.96652126" calcext:value-type="float">
            <text:p>8.96652126</text:p>
          </table:table-cell>
          <table:table-cell office:value-type="float" office:value="0.407400608" calcext:value-type="float">
            <text:p>0.407400608</text:p>
          </table:table-cell>
          <table:table-cell office:value-type="float" office:value="-0.95159936" calcext:value-type="float">
            <text:p>-0.95159936</text:p>
          </table:table-cell>
        </table:table-row>
        <table:table-row table:style-name="ro1">
          <table:table-cell office:value-type="float" office:value="66.2244797" calcext:value-type="float">
            <text:p>66.2244797</text:p>
          </table:table-cell>
          <table:table-cell office:value-type="float" office:value="1.61032116" calcext:value-type="float">
            <text:p>1.61032116</text:p>
          </table:table-cell>
          <table:table-cell office:value-type="float" office:value="-15.7999496" calcext:value-type="float">
            <text:p>-15.7999496</text:p>
          </table:table-cell>
          <table:table-cell office:value-type="float" office:value="8.95779324" calcext:value-type="float">
            <text:p>8.95779324</text:p>
          </table:table-cell>
          <table:table-cell office:value-type="float" office:value="0.456982404" calcext:value-type="float">
            <text:p>0.456982404</text:p>
          </table:table-cell>
          <table:table-cell office:value-type="float" office:value="-1.06857276" calcext:value-type="float">
            <text:p>-1.06857276</text:p>
          </table:table-cell>
        </table:table-row>
        <table:table-row table:style-name="ro1">
          <table:table-cell office:value-type="float" office:value="66.314003" calcext:value-type="float">
            <text:p>66.314003</text:p>
          </table:table-cell>
          <table:table-cell office:value-type="float" office:value="1.61516297" calcext:value-type="float">
            <text:p>1.61516297</text:p>
          </table:table-cell>
          <table:table-cell office:value-type="float" office:value="-15.8112793" calcext:value-type="float">
            <text:p>-15.8112793</text:p>
          </table:table-cell>
          <table:table-cell office:value-type="float" office:value="8.94680023" calcext:value-type="float">
            <text:p>8.94680023</text:p>
          </table:table-cell>
          <table:table-cell office:value-type="float" office:value="0.512404799" calcext:value-type="float">
            <text:p>0.512404799</text:p>
          </table:table-cell>
          <table:table-cell office:value-type="float" office:value="-1.19987845" calcext:value-type="float">
            <text:p>-1.19987845</text:p>
          </table:table-cell>
        </table:table-row>
        <table:table-row table:style-name="ro1">
          <table:table-cell office:value-type="float" office:value="66.4034042" calcext:value-type="float">
            <text:p>66.4034042</text:p>
          </table:table-cell>
          <table:table-cell office:value-type="float" office:value="1.62059069" calcext:value-type="float">
            <text:p>1.62059069</text:p>
          </table:table-cell>
          <table:table-cell office:value-type="float" office:value="-15.8240004" calcext:value-type="float">
            <text:p>-15.8240004</text:p>
          </table:table-cell>
          <table:table-cell office:value-type="float" office:value="8.93295956" calcext:value-type="float">
            <text:p>8.93295956</text:p>
          </table:table-cell>
          <table:table-cell office:value-type="float" office:value="0.574278235" calcext:value-type="float">
            <text:p>0.574278235</text:p>
          </table:table-cell>
          <table:table-cell office:value-type="float" office:value="-1.34724367" calcext:value-type="float">
            <text:p>-1.34724367</text:p>
          </table:table-cell>
        </table:table-row>
        <table:table-row table:style-name="ro1">
          <table:table-cell office:value-type="float" office:value="66.4926529" calcext:value-type="float">
            <text:p>66.4926529</text:p>
          </table:table-cell>
          <table:table-cell office:value-type="float" office:value="1.62667215" calcext:value-type="float">
            <text:p>1.62667215</text:p>
          </table:table-cell>
          <table:table-cell office:value-type="float" office:value="-15.8382835" calcext:value-type="float">
            <text:p>-15.8382835</text:p>
          </table:table-cell>
          <table:table-cell office:value-type="float" office:value="8.91554356" calcext:value-type="float">
            <text:p>8.91554356</text:p>
          </table:table-cell>
          <table:table-cell office:value-type="float" office:value="0.643243432" calcext:value-type="float">
            <text:p>0.643243432</text:p>
          </table:table-cell>
          <table:table-cell office:value-type="float" office:value="-1.51259005" calcext:value-type="float">
            <text:p>-1.51259005</text:p>
          </table:table-cell>
        </table:table-row>
        <table:table-row table:style-name="ro1">
          <table:table-cell office:value-type="float" office:value="66.5817032" calcext:value-type="float">
            <text:p>66.5817032</text:p>
          </table:table-cell>
          <table:table-cell office:value-type="float" office:value="1.63348138" calcext:value-type="float">
            <text:p>1.63348138</text:p>
          </table:table-cell>
          <table:table-cell office:value-type="float" office:value="-15.8543186" calcext:value-type="float">
            <text:p>-15.8543186</text:p>
          </table:table-cell>
          <table:table-cell office:value-type="float" office:value="8.89364338" calcext:value-type="float">
            <text:p>8.89364338</text:p>
          </table:table-cell>
          <table:table-cell office:value-type="float" office:value="0.719956994" calcext:value-type="float">
            <text:p>0.719956994</text:p>
          </table:table-cell>
          <table:table-cell office:value-type="float" office:value="-1.69806039" calcext:value-type="float">
            <text:p>-1.69806039</text:p>
          </table:table-cell>
        </table:table-row>
        <table:table-row table:style-name="ro1">
          <table:table-cell office:value-type="float" office:value="66.6705093" calcext:value-type="float">
            <text:p>66.6705093</text:p>
          </table:table-cell>
          <table:table-cell office:value-type="float" office:value="1.64109921" calcext:value-type="float">
            <text:p>1.64109921</text:p>
          </table:table-cell>
          <table:table-cell office:value-type="float" office:value="-15.8723192" calcext:value-type="float">
            <text:p>-15.8723192</text:p>
          </table:table-cell>
          <table:table-cell office:value-type="float" office:value="8.86612797" calcext:value-type="float">
            <text:p>8.86612797</text:p>
          </table:table-cell>
          <table:table-cell office:value-type="float" office:value="0.805068851" calcext:value-type="float">
            <text:p>0.805068851</text:p>
          </table:table-cell>
          <table:table-cell office:value-type="float" office:value="-1.90602469" calcext:value-type="float">
            <text:p>-1.90602469</text:p>
          </table:table-cell>
        </table:table-row>
        <table:table-row table:style-name="ro1">
          <table:table-cell office:value-type="float" office:value="66.7590027" calcext:value-type="float">
            <text:p>66.7590027</text:p>
          </table:table-cell>
          <table:table-cell office:value-type="float" office:value="1.64961278" calcext:value-type="float">
            <text:p>1.64961278</text:p>
          </table:table-cell>
          <table:table-cell office:value-type="float" office:value="-15.8925228" calcext:value-type="float">
            <text:p>-15.8925228</text:p>
          </table:table-cell>
          <table:table-cell office:value-type="float" office:value="8.83159447" calcext:value-type="float">
            <text:p>8.83159447</text:p>
          </table:table-cell>
          <table:table-cell office:value-type="float" office:value="0.899186432" calcext:value-type="float">
            <text:p>0.899186432</text:p>
          </table:table-cell>
          <table:table-cell office:value-type="float" office:value="-2.13910174" calcext:value-type="float">
            <text:p>-2.13910174</text:p>
          </table:table-cell>
        </table:table-row>
        <table:table-row table:style-name="ro1">
          <table:table-cell office:value-type="float" office:value="66.8471069" calcext:value-type="float">
            <text:p>66.8471069</text:p>
          </table:table-cell>
          <table:table-cell office:value-type="float" office:value="1.65911472" calcext:value-type="float">
            <text:p>1.65911472</text:p>
          </table:table-cell>
          <table:table-cell office:value-type="float" office:value="-15.9151945" calcext:value-type="float">
            <text:p>-15.9151945</text:p>
          </table:table-cell>
          <table:table-cell office:value-type="float" office:value="8.78831291" calcext:value-type="float">
            <text:p>8.78831291</text:p>
          </table:table-cell>
          <table:table-cell office:value-type="float" office:value="1.00282264" calcext:value-type="float">
            <text:p>1.00282264</text:p>
          </table:table-cell>
          <table:table-cell office:value-type="float" office:value="-2.40016508" calcext:value-type="float">
            <text:p>-2.40016508</text:p>
          </table:table-cell>
        </table:table-row>
        <table:table-row table:style-name="ro1">
          <table:table-cell office:value-type="float" office:value="66.9347305" calcext:value-type="float">
            <text:p>66.9347305</text:p>
          </table:table-cell>
          <table:table-cell office:value-type="float" office:value="1.66970217" calcext:value-type="float">
            <text:p>1.66970217</text:p>
          </table:table-cell>
          <table:table-cell office:value-type="float" office:value="-15.94063" calcext:value-type="float">
            <text:p>-15.94063</text:p>
          </table:table-cell>
          <table:table-cell office:value-type="float" office:value="8.73416138" calcext:value-type="float">
            <text:p>8.73416138</text:p>
          </table:table-cell>
          <table:table-cell office:value-type="float" office:value="1.11631966" calcext:value-type="float">
            <text:p>1.11631966</text:p>
          </table:table-cell>
          <table:table-cell office:value-type="float" office:value="-2.69234705" calcext:value-type="float">
            <text:p>-2.69234705</text:p>
          </table:table-cell>
        </table:table-row>
        <table:table-row table:style-name="ro1">
          <table:table-cell office:value-type="float" office:value="67.0217438" calcext:value-type="float">
            <text:p>67.0217438</text:p>
          </table:table-cell>
          <table:table-cell office:value-type="float" office:value="1.68147433" calcext:value-type="float">
            <text:p>1.68147433</text:p>
          </table:table-cell>
          <table:table-cell office:value-type="float" office:value="-15.9691563" calcext:value-type="float">
            <text:p>-15.9691563</text:p>
          </table:table-cell>
          <table:table-cell office:value-type="float" office:value="8.66655827" calcext:value-type="float">
            <text:p>8.66655827</text:p>
          </table:table-cell>
          <table:table-cell office:value-type="float" office:value="1.23974228" calcext:value-type="float">
            <text:p>1.23974228</text:p>
          </table:table-cell>
          <table:table-cell office:value-type="float" office:value="-3.01902342" calcext:value-type="float">
            <text:p>-3.01902342</text:p>
          </table:table-cell>
        </table:table-row>
        <table:table-row table:style-name="ro1">
          <table:table-cell office:value-type="float" office:value="67.1080017" calcext:value-type="float">
            <text:p>67.1080017</text:p>
          </table:table-cell>
          <table:table-cell office:value-type="float" office:value="1.69452906" calcext:value-type="float">
            <text:p>1.69452906</text:p>
          </table:table-cell>
          <table:table-cell office:value-type="float" office:value="-16.0011368" calcext:value-type="float">
            <text:p>-16.0011368</text:p>
          </table:table-cell>
          <table:table-cell office:value-type="float" office:value="8.58239937" calcext:value-type="float">
            <text:p>8.58239937</text:p>
          </table:table-cell>
          <table:table-cell office:value-type="float" office:value="1.37273073" calcext:value-type="float">
            <text:p>1.37273073</text:p>
          </table:table-cell>
          <table:table-cell office:value-type="float" office:value="-3.38378239" calcext:value-type="float">
            <text:p>-3.38378239</text:p>
          </table:table-cell>
        </table:table-row>
        <table:table-row table:style-name="ro1">
          <table:table-cell office:value-type="float" office:value="67.1933212" calcext:value-type="float">
            <text:p>67.1933212</text:p>
          </table:table-cell>
          <table:table-cell office:value-type="float" office:value="1.70895767" calcext:value-type="float">
            <text:p>1.70895767</text:p>
          </table:table-cell>
          <table:table-cell office:value-type="float" office:value="-16.0369701" calcext:value-type="float">
            <text:p>-16.0369701</text:p>
          </table:table-cell>
          <table:table-cell office:value-type="float" office:value="8.47799969" calcext:value-type="float">
            <text:p>8.47799969</text:p>
          </table:table-cell>
          <table:table-cell office:value-type="float" office:value="1.51430202" calcext:value-type="float">
            <text:p>1.51430202</text:p>
          </table:table-cell>
          <table:table-cell office:value-type="float" office:value="-3.79036069" calcext:value-type="float">
            <text:p>-3.79036069</text:p>
          </table:table-cell>
        </table:table-row>
        <table:table-row table:style-name="ro1">
          <table:table-cell office:value-type="float" office:value="67.2774811" calcext:value-type="float">
            <text:p>67.2774811</text:p>
          </table:table-cell>
          <table:table-cell office:value-type="float" office:value="1.72483766" calcext:value-type="float">
            <text:p>1.72483766</text:p>
          </table:table-cell>
          <table:table-cell office:value-type="float" office:value="-16.077095" calcext:value-type="float">
            <text:p>-16.077095</text:p>
          </table:table-cell>
          <table:table-cell office:value-type="float" office:value="8.34907532" calcext:value-type="float">
            <text:p>8.34907532</text:p>
          </table:table-cell>
          <table:table-cell office:value-type="float" office:value="1.66259265" calcext:value-type="float">
            <text:p>1.66259265</text:p>
          </table:table-cell>
          <table:table-cell office:value-type="float" office:value="-4.24251795" calcext:value-type="float">
            <text:p>-4.24251795</text:p>
          </table:table-cell>
        </table:table-row>
        <table:table-row table:style-name="ro1">
          <table:table-cell office:value-type="float" office:value="67.3602066" calcext:value-type="float">
            <text:p>67.3602066</text:p>
          </table:table-cell>
          <table:table-cell office:value-type="float" office:value="1.74222195" calcext:value-type="float">
            <text:p>1.74222195</text:p>
          </table:table-cell>
          <table:table-cell office:value-type="float" office:value="-16.1219845" calcext:value-type="float">
            <text:p>-16.1219845</text:p>
          </table:table-cell>
          <table:table-cell office:value-type="float" office:value="8.19077778" calcext:value-type="float">
            <text:p>8.19077778</text:p>
          </table:table-cell>
          <table:table-cell office:value-type="float" office:value="1.81453276" calcext:value-type="float">
            <text:p>1.81453276</text:p>
          </table:table-cell>
          <table:table-cell office:value-type="float" office:value="-4.74384642" calcext:value-type="float">
            <text:p>-4.74384642</text:p>
          </table:table-cell>
        </table:table-row>
        <table:table-row table:style-name="ro1">
          <table:table-cell office:value-type="float" office:value="67.4411774" calcext:value-type="float">
            <text:p>67.4411774</text:p>
          </table:table-cell>
          <table:table-cell office:value-type="float" office:value="1.76112521" calcext:value-type="float">
            <text:p>1.76112521</text:p>
          </table:table-cell>
          <table:table-cell office:value-type="float" office:value="-16.1721458" calcext:value-type="float">
            <text:p>-16.1721458</text:p>
          </table:table-cell>
          <table:table-cell office:value-type="float" office:value="7.99783945" calcext:value-type="float">
            <text:p>7.99783945</text:p>
          </table:table-cell>
          <table:table-cell office:value-type="float" office:value="1.96546197" calcext:value-type="float">
            <text:p>1.96546197</text:p>
          </table:table-cell>
          <table:table-cell office:value-type="float" office:value="-5.29743624" calcext:value-type="float">
            <text:p>-5.29743624</text:p>
          </table:table-cell>
        </table:table-row>
        <table:table-row table:style-name="ro1">
          <table:table-cell office:value-type="float" office:value="67.5200272" calcext:value-type="float">
            <text:p>67.5200272</text:p>
          </table:table-cell>
          <table:table-cell office:value-type="float" office:value="1.78150582" calcext:value-type="float">
            <text:p>1.78150582</text:p>
          </table:table-cell>
          <table:table-cell office:value-type="float" office:value="-16.2281151" calcext:value-type="float">
            <text:p>-16.2281151</text:p>
          </table:table-cell>
          <table:table-cell office:value-type="float" office:value="7.76488209" calcext:value-type="float">
            <text:p>7.76488209</text:p>
          </table:table-cell>
          <table:table-cell office:value-type="float" office:value="2.10870123" calcext:value-type="float">
            <text:p>2.10870123</text:p>
          </table:table-cell>
          <table:table-cell office:value-type="float" office:value="-5.90540409" calcext:value-type="float">
            <text:p>-5.90540409</text:p>
          </table:table-cell>
        </table:table-row>
        <table:table-row table:style-name="ro1">
          <table:table-cell office:value-type="float" office:value="67.5963287" calcext:value-type="float">
            <text:p>67.5963287</text:p>
          </table:table-cell>
          <table:table-cell office:value-type="float" office:value="1.80324352" calcext:value-type="float">
            <text:p>1.80324352</text:p>
          </table:table-cell>
          <table:table-cell office:value-type="float" office:value="-16.2904377" calcext:value-type="float">
            <text:p>-16.2904377</text:p>
          </table:table-cell>
          <table:table-cell office:value-type="float" office:value="7.48698187" calcext:value-type="float">
            <text:p>7.48698187</text:p>
          </table:table-cell>
          <table:table-cell office:value-type="float" office:value="2.23514485" calcext:value-type="float">
            <text:p>2.23514485</text:p>
          </table:table-cell>
          <table:table-cell office:value-type="float" office:value="-6.56816101" calcext:value-type="float">
            <text:p>-6.56816101</text:p>
          </table:table-cell>
        </table:table-row>
        <table:table-row table:style-name="ro1">
          <table:table-cell office:value-type="float" office:value="67.6696091" calcext:value-type="float">
            <text:p>67.6696091</text:p>
          </table:table-cell>
          <table:table-cell office:value-type="float" office:value="1.8261137" calcext:value-type="float">
            <text:p>1.8261137</text:p>
          </table:table-cell>
          <table:table-cell office:value-type="float" office:value="-16.3596535" calcext:value-type="float">
            <text:p>-16.3596535</text:p>
          </table:table-cell>
          <table:table-cell office:value-type="float" office:value="7.16059113" calcext:value-type="float">
            <text:p>7.16059113</text:p>
          </table:table-cell>
          <table:table-cell office:value-type="float" office:value="2.33297944" calcext:value-type="float">
            <text:p>2.33297944</text:p>
          </table:table-cell>
          <table:table-cell office:value-type="float" office:value="-7.2833643" calcext:value-type="float">
            <text:p>-7.2833643</text:p>
          </table:table-cell>
        </table:table-row>
        <table:table-row table:style-name="ro1">
          <table:table-cell office:value-type="float" office:value="67.7393799" calcext:value-type="float">
            <text:p>67.7393799</text:p>
          </table:table-cell>
          <table:table-cell office:value-type="float" office:value="1.8497597" calcext:value-type="float">
            <text:p>1.8497597</text:p>
          </table:table-cell>
          <table:table-cell office:value-type="float" office:value="-16.4362583" calcext:value-type="float">
            <text:p>-16.4362583</text:p>
          </table:table-cell>
          <table:table-cell office:value-type="float" office:value="6.78488779" calcext:value-type="float">
            <text:p>6.78488779</text:p>
          </table:table-cell>
          <table:table-cell office:value-type="float" office:value="2.38769627" calcext:value-type="float">
            <text:p>2.38769627</text:p>
          </table:table-cell>
          <table:table-cell office:value-type="float" office:value="-8.04453659" calcext:value-type="float">
            <text:p>-8.04453659</text:p>
          </table:table-cell>
        </table:table-row>
        <table:table-row table:style-name="ro1">
          <table:table-cell office:value-type="float" office:value="67.8051605" calcext:value-type="float">
            <text:p>67.8051605</text:p>
          </table:table-cell>
          <table:table-cell office:value-type="float" office:value="1.87366855" calcext:value-type="float">
            <text:p>1.87366855</text:p>
          </table:table-cell>
          <table:table-cell office:value-type="float" office:value="-16.5206566" calcext:value-type="float">
            <text:p>-16.5206566</text:p>
          </table:table-cell>
          <table:table-cell office:value-type="float" office:value="6.36358929" calcext:value-type="float">
            <text:p>6.36358929</text:p>
          </table:table-cell>
          <table:table-cell office:value-type="float" office:value="2.38265562" calcext:value-type="float">
            <text:p>2.38265562</text:p>
          </table:table-cell>
          <table:table-cell office:value-type="float" office:value="-8.8393116" calcext:value-type="float">
            <text:p>-8.8393116</text:p>
          </table:table-cell>
        </table:table-row>
        <table:table-row table:style-name="ro1">
          <table:table-cell office:value-type="float" office:value="67.866539" calcext:value-type="float">
            <text:p>67.866539</text:p>
          </table:table-cell>
          <table:table-cell office:value-type="float" office:value="1.89715552" calcext:value-type="float">
            <text:p>1.89715552</text:p>
          </table:table-cell>
          <table:table-cell office:value-type="float" office:value="-16.6130905" calcext:value-type="float">
            <text:p>-16.6130905</text:p>
          </table:table-cell>
          <table:table-cell office:value-type="float" office:value="5.90706205" calcext:value-type="float">
            <text:p>5.90706205</text:p>
          </table:table-cell>
          <table:table-cell office:value-type="float" office:value="2.30047441" calcext:value-type="float">
            <text:p>2.30047441</text:p>
          </table:table-cell>
          <table:table-cell office:value-type="float" office:value="-9.64754391" calcext:value-type="float">
            <text:p>-9.64754391</text:p>
          </table:table-cell>
        </table:table-row>
        <table:table-row table:style-name="ro1">
          <table:table-cell office:value-type="float" office:value="67.9232483" calcext:value-type="float">
            <text:p>67.9232483</text:p>
          </table:table-cell>
          <table:table-cell office:value-type="float" office:value="1.91936803" calcext:value-type="float">
            <text:p>1.91936803</text:p>
          </table:table-cell>
          <table:table-cell office:value-type="float" office:value="-16.7135563" calcext:value-type="float">
            <text:p>-16.7135563</text:p>
          </table:table-cell>
          <table:table-cell office:value-type="float" office:value="5.4342823" calcext:value-type="float">
            <text:p>5.4342823</text:p>
          </table:table-cell>
          <table:table-cell office:value-type="float" office:value="2.12547088" calcext:value-type="float">
            <text:p>2.12547088</text:p>
          </table:table-cell>
          <table:table-cell office:value-type="float" office:value="-10.4397335" calcext:value-type="float">
            <text:p>-10.4397335</text:p>
          </table:table-cell>
        </table:table-row>
        <table:table-row table:style-name="ro1">
          <table:table-cell office:value-type="float" office:value="67.9752655" calcext:value-type="float">
            <text:p>67.9752655</text:p>
          </table:table-cell>
          <table:table-cell office:value-type="float" office:value="1.93931925" calcext:value-type="float">
            <text:p>1.93931925</text:p>
          </table:table-cell>
          <table:table-cell office:value-type="float" office:value="-16.821703" calcext:value-type="float">
            <text:p>-16.821703</text:p>
          </table:table-cell>
          <table:table-cell office:value-type="float" office:value="4.97378254" calcext:value-type="float">
            <text:p>4.97378254</text:p>
          </table:table-cell>
          <table:table-cell office:value-type="float" office:value="1.84712434" calcext:value-type="float">
            <text:p>1.84712434</text:p>
          </table:table-cell>
          <table:table-cell office:value-type="float" office:value="-11.1766462" calcext:value-type="float">
            <text:p>-11.1766462</text:p>
          </table:table-cell>
        </table:table-row>
        <table:table-row table:style-name="ro1">
          <table:table-cell office:value-type="float" office:value="68.0228882" calcext:value-type="float">
            <text:p>68.0228882</text:p>
          </table:table-cell>
          <table:table-cell office:value-type="float" office:value="1.95595968" calcext:value-type="float">
            <text:p>1.95595968</text:p>
          </table:table-cell>
          <table:table-cell office:value-type="float" office:value="-16.9367485" calcext:value-type="float">
            <text:p>-16.9367485</text:p>
          </table:table-cell>
          <table:table-cell office:value-type="float" office:value="4.56242275" calcext:value-type="float">
            <text:p>4.56242275</text:p>
          </table:table-cell>
          <table:table-cell office:value-type="float" office:value="1.46406007" calcext:value-type="float">
            <text:p>1.46406007</text:p>
          </table:table-cell>
          <table:table-cell office:value-type="float" office:value="-11.8112497" calcext:value-type="float">
            <text:p>-11.8112497</text:p>
          </table:table-cell>
        </table:table-row>
        <table:table-row table:style-name="ro1">
          <table:table-cell office:value-type="float" office:value="68.0668106" calcext:value-type="float">
            <text:p>68.0668106</text:p>
          </table:table-cell>
          <table:table-cell office:value-type="float" office:value="1.96828651" calcext:value-type="float">
            <text:p>1.96828651</text:p>
          </table:table-cell>
          <table:table-cell office:value-type="float" office:value="-17.0574207" calcext:value-type="float">
            <text:p>-17.0574207</text:p>
          </table:table-cell>
          <table:table-cell office:value-type="float" office:value="4.24099493" calcext:value-type="float">
            <text:p>4.24099493</text:p>
          </table:table-cell>
          <table:table-cell office:value-type="float" office:value="0.987419963" calcext:value-type="float">
            <text:p>0.987419963</text:p>
          </table:table-cell>
          <table:table-cell office:value-type="float" office:value="-12.2939034" calcext:value-type="float">
            <text:p>-12.2939034</text:p>
          </table:table-cell>
        </table:table-row>
        <table:table-row table:style-name="ro1">
          <table:table-cell office:value-type="float" office:value="68.1081314" calcext:value-type="float">
            <text:p>68.1081314</text:p>
          </table:table-cell>
          <table:table-cell office:value-type="float" office:value="1.97547746" calcext:value-type="float">
            <text:p>1.97547746</text:p>
          </table:table-cell>
          <table:table-cell office:value-type="float" office:value="-17.1819725" calcext:value-type="float">
            <text:p>-17.1819725</text:p>
          </table:table-cell>
          <table:table-cell office:value-type="float" office:value="4.0467062" calcext:value-type="float">
            <text:p>4.0467062</text:p>
          </table:table-cell>
          <table:table-cell office:value-type="float" office:value="0.442085326" calcext:value-type="float">
            <text:p>0.442085326</text:p>
          </table:table-cell>
          <table:table-cell office:value-type="float" office:value="-12.5806494" calcext:value-type="float">
            <text:p>-12.5806494</text:p>
          </table:table-cell>
        </table:table-row>
        <table:table-row table:style-name="ro1">
          <table:table-cell office:value-type="float" office:value="68.1482544" calcext:value-type="float">
            <text:p>68.1482544</text:p>
          </table:table-cell>
          <table:table-cell office:value-type="float" office:value="1.97701991" calcext:value-type="float">
            <text:p>1.97701991</text:p>
          </table:table-cell>
          <table:table-cell office:value-type="float" office:value="-17.3082829" calcext:value-type="float">
            <text:p>-17.3082829</text:p>
          </table:table-cell>
          <table:table-cell office:value-type="float" office:value="4.00436926" calcext:value-type="float">
            <text:p>4.00436926</text:p>
          </table:table-cell>
          <table:table-cell office:value-type="float" office:value="-0.135517597" calcext:value-type="float">
            <text:p>-0.135517597</text:p>
          </table:table-cell>
          <table:table-cell office:value-type="float" office:value="-12.6426668" calcext:value-type="float">
            <text:p>-12.6426668</text:p>
          </table:table-cell>
        </table:table-row>
        <table:table-row table:style-name="ro1">
          <table:table-cell office:value-type="float" office:value="68.1887436" calcext:value-type="float">
            <text:p>68.1887436</text:p>
          </table:table-cell>
          <table:table-cell office:value-type="float" office:value="1.97280073" calcext:value-type="float">
            <text:p>1.97280073</text:p>
          </table:table-cell>
          <table:table-cell office:value-type="float" office:value="-17.4340515" calcext:value-type="float">
            <text:p>-17.4340515</text:p>
          </table:table-cell>
          <table:table-cell office:value-type="float" office:value="4.11962605" calcext:value-type="float">
            <text:p>4.11962605</text:p>
          </table:table-cell>
          <table:table-cell office:value-type="float" office:value="-0.703127563" calcext:value-type="float">
            <text:p>-0.703127563</text:p>
          </table:table-cell>
          <table:table-cell office:value-type="float" office:value="-12.4734468" calcext:value-type="float">
            <text:p>-12.4734468</text:p>
          </table:table-cell>
        </table:table-row>
        <table:table-row table:style-name="ro1">
          <table:table-cell office:value-type="float" office:value="68.2311172" calcext:value-type="float">
            <text:p>68.2311172</text:p>
          </table:table-cell>
          <table:table-cell office:value-type="float" office:value="1.96312666" calcext:value-type="float">
            <text:p>1.96312666</text:p>
          </table:table-cell>
          <table:table-cell office:value-type="float" office:value="-17.5570374" calcext:value-type="float">
            <text:p>-17.5570374</text:p>
          </table:table-cell>
          <table:table-cell office:value-type="float" office:value="4.37731361" calcext:value-type="float">
            <text:p>4.37731361</text:p>
          </table:table-cell>
          <table:table-cell office:value-type="float" office:value="-1.22031927" calcext:value-type="float">
            <text:p>-1.22031927</text:p>
          </table:table-cell>
          <table:table-cell office:value-type="float" office:value="-12.090517" calcext:value-type="float">
            <text:p>-12.090517</text:p>
          </table:table-cell>
        </table:table-row>
        <table:table-row table:style-name="ro1">
          <table:table-cell office:value-type="float" office:value="68.2766571" calcext:value-type="float">
            <text:p>68.2766571</text:p>
          </table:table-cell>
          <table:table-cell office:value-type="float" office:value="1.94866943" calcext:value-type="float">
            <text:p>1.94866943</text:p>
          </table:table-cell>
          <table:table-cell office:value-type="float" office:value="-17.675272" calcext:value-type="float">
            <text:p>-17.675272</text:p>
          </table:table-cell>
          <table:table-cell office:value-type="float" office:value="4.7457819" calcext:value-type="float">
            <text:p>4.7457819</text:p>
          </table:table-cell>
          <table:table-cell office:value-type="float" office:value="-1.65553951" calcext:value-type="float">
            <text:p>-1.65553951</text:p>
          </table:table-cell>
          <table:table-cell office:value-type="float" office:value="-11.5308847" calcext:value-type="float">
            <text:p>-11.5308847</text:p>
          </table:table-cell>
        </table:table-row>
        <table:table-row table:style-name="ro1">
          <table:table-cell office:value-type="float" office:value="68.3262711" calcext:value-type="float">
            <text:p>68.3262711</text:p>
          </table:table-cell>
          <table:table-cell office:value-type="float" office:value="1.93035269" calcext:value-type="float">
            <text:p>1.93035269</text:p>
          </table:table-cell>
          <table:table-cell office:value-type="float" office:value="-17.7872257" calcext:value-type="float">
            <text:p>-17.7872257</text:p>
          </table:table-cell>
          <table:table-cell office:value-type="float" office:value="5.18506527" calcext:value-type="float">
            <text:p>5.18506527</text:p>
          </table:table-cell>
          <table:table-cell office:value-type="float" office:value="-1.99027753" calcext:value-type="float">
            <text:p>-1.99027753</text:p>
          </table:table-cell>
          <table:table-cell office:value-type="float" office:value="-10.8423347" calcext:value-type="float">
            <text:p>-10.8423347</text:p>
          </table:table-cell>
        </table:table-row>
        <table:table-row table:style-name="ro1">
          <table:table-cell office:value-type="float" office:value="68.3804626" calcext:value-type="float">
            <text:p>68.3804626</text:p>
          </table:table-cell>
          <table:table-cell office:value-type="float" office:value="1.90921688" calcext:value-type="float">
            <text:p>1.90921688</text:p>
          </table:table-cell>
          <table:table-cell office:value-type="float" office:value="-17.8918552" calcext:value-type="float">
            <text:p>-17.8918552</text:p>
          </table:table-cell>
          <table:table-cell office:value-type="float" office:value="5.65544176" calcext:value-type="float">
            <text:p>5.65544176</text:p>
          </table:table-cell>
          <table:table-cell office:value-type="float" office:value="-2.21955562" calcext:value-type="float">
            <text:p>-2.21955562</text:p>
          </table:table-cell>
          <table:table-cell office:value-type="float" office:value="-10.0741568" calcext:value-type="float">
            <text:p>-10.0741568</text:p>
          </table:table-cell>
        </table:table-row>
        <table:table-row table:style-name="ro1">
          <table:table-cell office:value-type="float" office:value="68.4393692" calcext:value-type="float">
            <text:p>68.4393692</text:p>
          </table:table-cell>
          <table:table-cell office:value-type="float" office:value="1.88629365" calcext:value-type="float">
            <text:p>1.88629365</text:p>
          </table:table-cell>
          <table:table-cell office:value-type="float" office:value="-17.9885902" calcext:value-type="float">
            <text:p>-17.9885902</text:p>
          </table:table-cell>
          <table:table-cell office:value-type="float" office:value="6.12360048" calcext:value-type="float">
            <text:p>6.12360048</text:p>
          </table:table-cell>
          <table:table-cell office:value-type="float" office:value="-2.34950876" calcext:value-type="float">
            <text:p>-2.34950876</text:p>
          </table:table-cell>
          <table:table-cell office:value-type="float" office:value="-9.27017593" calcext:value-type="float">
            <text:p>-9.27017593</text:p>
          </table:table-cell>
        </table:table-row>
        <table:table-row table:style-name="ro1">
          <table:table-cell office:value-type="float" office:value="68.5028458" calcext:value-type="float">
            <text:p>68.5028458</text:p>
          </table:table-cell>
          <table:table-cell office:value-type="float" office:value="1.86251354" calcext:value-type="float">
            <text:p>1.86251354</text:p>
          </table:table-cell>
          <table:table-cell office:value-type="float" office:value="-18.0772552" calcext:value-type="float">
            <text:p>-18.0772552</text:p>
          </table:table-cell>
          <table:table-cell office:value-type="float" office:value="6.56547928" calcext:value-type="float">
            <text:p>6.56547928</text:p>
          </table:table-cell>
          <table:table-cell office:value-type="float" office:value="-2.39355135" calcext:value-type="float">
            <text:p>-2.39355135</text:p>
          </table:table-cell>
          <table:table-cell office:value-type="float" office:value="-8.46515274" calcext:value-type="float">
            <text:p>-8.46515274</text:p>
          </table:table-cell>
        </table:table-row>
        <table:table-row table:style-name="ro1">
          <table:table-cell office:value-type="float" office:value="68.5705414" calcext:value-type="float">
            <text:p>68.5705414</text:p>
          </table:table-cell>
          <table:table-cell office:value-type="float" office:value="1.83865285" calcext:value-type="float">
            <text:p>1.83865285</text:p>
          </table:table-cell>
          <table:table-cell office:value-type="float" office:value="-18.1579742" calcext:value-type="float">
            <text:p>-18.1579742</text:p>
          </table:table-cell>
          <table:table-cell office:value-type="float" office:value="6.96632576" calcext:value-type="float">
            <text:p>6.96632576</text:p>
          </table:table-cell>
          <table:table-cell office:value-type="float" office:value="-2.36853218" calcext:value-type="float">
            <text:p>-2.36853218</text:p>
          </table:table-cell>
          <table:table-cell office:value-type="float" office:value="-7.68407631" calcext:value-type="float">
            <text:p>-7.68407631</text:p>
          </table:table-cell>
        </table:table-row>
        <table:table-row table:style-name="ro1">
          <table:table-cell office:value-type="float" office:value="68.6420135" calcext:value-type="float">
            <text:p>68.6420135</text:p>
          </table:table-cell>
          <table:table-cell office:value-type="float" office:value="1.81531537" calcext:value-type="float">
            <text:p>1.81531537</text:p>
          </table:table-cell>
          <table:table-cell office:value-type="float" office:value="-18.2310734" calcext:value-type="float">
            <text:p>-18.2310734</text:p>
          </table:table-cell>
          <table:table-cell office:value-type="float" office:value="7.31914568" calcext:value-type="float">
            <text:p>7.31914568</text:p>
          </table:table-cell>
          <table:table-cell office:value-type="float" office:value="-2.29172277" calcext:value-type="float">
            <text:p>-2.29172277</text:p>
          </table:table-cell>
          <table:table-cell office:value-type="float" office:value="-6.94323015" calcext:value-type="float">
            <text:p>-6.94323015</text:p>
          </table:table-cell>
        </table:table-row>
        <table:table-row table:style-name="ro1">
          <table:table-cell office:value-type="float" office:value="68.7167664" calcext:value-type="float">
            <text:p>68.7167664</text:p>
          </table:table-cell>
          <table:table-cell office:value-type="float" office:value="1.79293823" calcext:value-type="float">
            <text:p>1.79293823</text:p>
          </table:table-cell>
          <table:table-cell office:value-type="float" office:value="-18.2970066" calcext:value-type="float">
            <text:p>-18.2970066</text:p>
          </table:table-cell>
          <table:table-cell office:value-type="float" office:value="7.6225915" calcext:value-type="float">
            <text:p>7.6225915</text:p>
          </table:table-cell>
          <table:table-cell office:value-type="float" office:value="-2.17888355" calcext:value-type="float">
            <text:p>-2.17888355</text:p>
          </table:table-cell>
          <table:table-cell office:value-type="float" office:value="-6.25199986" calcext:value-type="float">
            <text:p>-6.25199986</text:p>
          </table:table-cell>
        </table:table-row>
        <table:table-row table:style-name="ro1">
          <table:table-cell office:value-type="float" office:value="68.7943115" calcext:value-type="float">
            <text:p>68.7943115</text:p>
          </table:table-cell>
          <table:table-cell office:value-type="float" office:value="1.77181315" calcext:value-type="float">
            <text:p>1.77181315</text:p>
          </table:table-cell>
          <table:table-cell office:value-type="float" office:value="-18.3562946" calcext:value-type="float">
            <text:p>-18.3562946</text:p>
          </table:table-cell>
          <table:table-cell office:value-type="float" office:value="7.87895632" calcext:value-type="float">
            <text:p>7.87895632</text:p>
          </table:table-cell>
          <table:table-cell office:value-type="float" office:value="-2.04329562" calcext:value-type="float">
            <text:p>-2.04329562</text:p>
          </table:table-cell>
          <table:table-cell office:value-type="float" office:value="-5.6147337" calcext:value-type="float">
            <text:p>-5.6147337</text:p>
          </table:table-cell>
        </table:table-row>
        <table:table-row table:style-name="ro1">
          <table:table-cell office:value-type="float" office:value="68.8742065" calcext:value-type="float">
            <text:p>68.8742065</text:p>
          </table:table-cell>
          <table:table-cell office:value-type="float" office:value="1.75211275" calcext:value-type="float">
            <text:p>1.75211275</text:p>
          </table:table-cell>
          <table:table-cell office:value-type="float" office:value="-18.4094849" calcext:value-type="float">
            <text:p>-18.4094849</text:p>
          </table:table-cell>
          <table:table-cell office:value-type="float" office:value="8.09257221" calcext:value-type="float">
            <text:p>8.09257221</text:p>
          </table:table-cell>
          <table:table-cell office:value-type="float" office:value="-1.89548802" calcext:value-type="float">
            <text:p>-1.89548802</text:p>
          </table:table-cell>
          <table:table-cell office:value-type="float" office:value="-5.03233385" calcext:value-type="float">
            <text:p>-5.03233385</text:p>
          </table:table-cell>
        </table:table-row>
        <table:table-row table:style-name="ro1">
          <table:table-cell office:value-type="float" office:value="68.9560394" calcext:value-type="float">
            <text:p>68.9560394</text:p>
          </table:table-cell>
          <table:table-cell office:value-type="float" office:value="1.73391747" calcext:value-type="float">
            <text:p>1.73391747</text:p>
          </table:table-cell>
          <table:table-cell office:value-type="float" office:value="-18.4571209" calcext:value-type="float">
            <text:p>-18.4571209</text:p>
          </table:table-cell>
          <table:table-cell office:value-type="float" office:value="8.26866436" calcext:value-type="float">
            <text:p>8.26866436</text:p>
          </table:table-cell>
          <table:table-cell office:value-type="float" office:value="-1.74338663" calcext:value-type="float">
            <text:p>-1.74338663</text:p>
          </table:table-cell>
          <table:table-cell office:value-type="float" office:value="-4.50348902" calcext:value-type="float">
            <text:p>-4.50348902</text:p>
          </table:table-cell>
        </table:table-row>
        <table:table-row table:style-name="ro1">
          <table:table-cell office:value-type="float" office:value="69.0394669" calcext:value-type="float">
            <text:p>69.0394669</text:p>
          </table:table-cell>
          <table:table-cell office:value-type="float" office:value="1.71724021" calcext:value-type="float">
            <text:p>1.71724021</text:p>
          </table:table-cell>
          <table:table-cell office:value-type="float" office:value="-18.4997253" calcext:value-type="float">
            <text:p>-18.4997253</text:p>
          </table:table-cell>
          <table:table-cell office:value-type="float" office:value="8.41261196" calcext:value-type="float">
            <text:p>8.41261196</text:p>
          </table:table-cell>
          <table:table-cell office:value-type="float" office:value="-1.59267426" calcext:value-type="float">
            <text:p>-1.59267426</text:p>
          </table:table-cell>
          <table:table-cell office:value-type="float" office:value="-4.02555275" calcext:value-type="float">
            <text:p>-4.02555275</text:p>
          </table:table-cell>
        </table:table-row>
        <table:table-row table:style-name="ro1">
          <table:table-cell office:value-type="float" office:value="69.1241989" calcext:value-type="float">
            <text:p>69.1241989</text:p>
          </table:table-cell>
          <table:table-cell office:value-type="float" office:value="1.70204639" calcext:value-type="float">
            <text:p>1.70204639</text:p>
          </table:table-cell>
          <table:table-cell office:value-type="float" office:value="-18.5377903" calcext:value-type="float">
            <text:p>-18.5377903</text:p>
          </table:table-cell>
          <table:table-cell office:value-type="float" office:value="8.52951431" calcext:value-type="float">
            <text:p>8.52951431</text:p>
          </table:table-cell>
          <table:table-cell office:value-type="float" office:value="-1.44721735" calcext:value-type="float">
            <text:p>-1.44721735</text:p>
          </table:table-cell>
          <table:table-cell office:value-type="float" office:value="-3.59515047" calcext:value-type="float">
            <text:p>-3.59515047</text:p>
          </table:table-cell>
        </table:table-row>
        <table:table-row table:style-name="ro1">
          <table:table-cell office:value-type="float" office:value="69.2099838" calcext:value-type="float">
            <text:p>69.2099838</text:p>
          </table:table-cell>
          <table:table-cell office:value-type="float" office:value="1.68827009" calcext:value-type="float">
            <text:p>1.68827009</text:p>
          </table:table-cell>
          <table:table-cell office:value-type="float" office:value="-18.5717735" calcext:value-type="float">
            <text:p>-18.5717735</text:p>
          </table:table-cell>
          <table:table-cell office:value-type="float" office:value="8.62396717" calcext:value-type="float">
            <text:p>8.62396717</text:p>
          </table:table-cell>
          <table:table-cell office:value-type="float" office:value="-1.30947804" calcext:value-type="float">
            <text:p>-1.30947804</text:p>
          </table:table-cell>
          <table:table-cell office:value-type="float" office:value="-3.20857906" calcext:value-type="float">
            <text:p>-3.20857906</text:p>
          </table:table-cell>
        </table:table-row>
        <table:table-row table:style-name="ro1">
          <table:table-cell office:value-type="float" office:value="69.2966156" calcext:value-type="float">
            <text:p>69.2966156</text:p>
          </table:table-cell>
          <table:table-cell office:value-type="float" office:value="1.67582631" calcext:value-type="float">
            <text:p>1.67582631</text:p>
          </table:table-cell>
          <table:table-cell office:value-type="float" office:value="-18.6020947" calcext:value-type="float">
            <text:p>-18.6020947</text:p>
          </table:table-cell>
          <table:table-cell office:value-type="float" office:value="8.69997406" calcext:value-type="float">
            <text:p>8.69997406</text:p>
          </table:table-cell>
          <table:table-cell office:value-type="float" office:value="-1.18087232" calcext:value-type="float">
            <text:p>-1.18087232</text:p>
          </table:table-cell>
          <table:table-cell office:value-type="float" office:value="-2.86207056" calcext:value-type="float">
            <text:p>-2.86207056</text:p>
          </table:table-cell>
        </table:table-row>
        <table:table-row table:style-name="ro1">
          <table:table-cell office:value-type="float" office:value="69.383934" calcext:value-type="float">
            <text:p>69.383934</text:p>
          </table:table-cell>
          <table:table-cell office:value-type="float" office:value="1.66461992" calcext:value-type="float">
            <text:p>1.66461992</text:p>
          </table:table-cell>
          <table:table-cell office:value-type="float" office:value="-18.6291351" calcext:value-type="float">
            <text:p>-18.6291351</text:p>
          </table:table-cell>
          <table:table-cell office:value-type="float" office:value="8.76094341" calcext:value-type="float">
            <text:p>8.76094341</text:p>
          </table:table-cell>
          <table:table-cell office:value-type="float" office:value="-1.06206369" calcext:value-type="float">
            <text:p>-1.06206369</text:p>
          </table:table-cell>
          <table:table-cell office:value-type="float" office:value="-2.5519495" calcext:value-type="float">
            <text:p>-2.5519495</text:p>
          </table:table-cell>
        </table:table-row>
        <table:table-row table:style-name="ro1">
          <table:table-cell office:value-type="float" office:value="69.4717941" calcext:value-type="float">
            <text:p>69.4717941</text:p>
          </table:table-cell>
          <table:table-cell office:value-type="float" office:value="1.65455186" calcext:value-type="float">
            <text:p>1.65455186</text:p>
          </table:table-cell>
          <table:table-cell office:value-type="float" office:value="-18.6532421" calcext:value-type="float">
            <text:p>-18.6532421</text:p>
          </table:table-cell>
          <table:table-cell office:value-type="float" office:value="8.80972862" calcext:value-type="float">
            <text:p>8.80972862</text:p>
          </table:table-cell>
          <table:table-cell office:value-type="float" office:value="-0.953192592" calcext:value-type="float">
            <text:p>-0.953192592</text:p>
          </table:table-cell>
          <table:table-cell office:value-type="float" office:value="-2.27471685" calcext:value-type="float">
            <text:p>-2.27471685</text:p>
          </table:table-cell>
        </table:table-row>
        <table:table-row table:style-name="ro1">
          <table:table-cell office:value-type="float" office:value="69.5600967" calcext:value-type="float">
            <text:p>69.5600967</text:p>
          </table:table-cell>
          <table:table-cell office:value-type="float" office:value="1.64552367" calcext:value-type="float">
            <text:p>1.64552367</text:p>
          </table:table-cell>
          <table:table-cell office:value-type="float" office:value="-18.6747284" calcext:value-type="float">
            <text:p>-18.6747284</text:p>
          </table:table-cell>
          <table:table-cell office:value-type="float" office:value="8.84868717" calcext:value-type="float">
            <text:p>8.84868717</text:p>
          </table:table-cell>
          <table:table-cell office:value-type="float" office:value="-0.854049087" calcext:value-type="float">
            <text:p>-0.854049087</text:p>
          </table:table-cell>
          <table:table-cell office:value-type="float" office:value="-2.02710676" calcext:value-type="float">
            <text:p>-2.02710676</text:p>
          </table:table-cell>
        </table:table-row>
        <table:table-row table:style-name="ro1">
          <table:table-cell office:value-type="float" office:value="69.6487427" calcext:value-type="float">
            <text:p>69.6487427</text:p>
          </table:table-cell>
          <table:table-cell office:value-type="float" office:value="1.63743997" calcext:value-type="float">
            <text:p>1.63743997</text:p>
          </table:table-cell>
          <table:table-cell office:value-type="float" office:value="-18.6938744" calcext:value-type="float">
            <text:p>-18.6938744</text:p>
          </table:table-cell>
          <table:table-cell office:value-type="float" office:value="8.87975025" calcext:value-type="float">
            <text:p>8.87975025</text:p>
          </table:table-cell>
          <table:table-cell office:value-type="float" office:value="-0.764199972" calcext:value-type="float">
            <text:p>-0.764199972</text:p>
          </table:table-cell>
          <table:table-cell office:value-type="float" office:value="-1.80611086" calcext:value-type="float">
            <text:p>-1.80611086</text:p>
          </table:table-cell>
        </table:table-row>
        <table:table-row table:style-name="ro1">
          <table:table-cell office:value-type="float" office:value="69.7376709" calcext:value-type="float">
            <text:p>69.7376709</text:p>
          </table:table-cell>
          <table:table-cell office:value-type="float" office:value="1.63021064" calcext:value-type="float">
            <text:p>1.63021064</text:p>
          </table:table-cell>
          <table:table-cell office:value-type="float" office:value="-18.7109318" calcext:value-type="float">
            <text:p>-18.7109318</text:p>
          </table:table-cell>
          <table:table-cell office:value-type="float" office:value="8.90448761" calcext:value-type="float">
            <text:p>8.90448761</text:p>
          </table:table-cell>
          <table:table-cell office:value-type="float" office:value="-0.683080018" calcext:value-type="float">
            <text:p>-0.683080018</text:p>
          </table:table-cell>
          <table:table-cell office:value-type="float" office:value="-1.60898149" calcext:value-type="float">
            <text:p>-1.60898149</text:p>
          </table:table-cell>
        </table:table-row>
        <table:table-row table:style-name="ro1">
          <table:table-cell office:value-type="float" office:value="69.8268204" calcext:value-type="float">
            <text:p>69.8268204</text:p>
          </table:table-cell>
          <table:table-cell office:value-type="float" office:value="1.6237514" calcext:value-type="float">
            <text:p>1.6237514</text:p>
          </table:table-cell>
          <table:table-cell office:value-type="float" office:value="-18.7261257" calcext:value-type="float">
            <text:p>-18.7261257</text:p>
          </table:table-cell>
          <table:table-cell office:value-type="float" office:value="8.92416763" calcext:value-type="float">
            <text:p>8.92416763</text:p>
          </table:table-cell>
          <table:table-cell office:value-type="float" office:value="-0.610056341" calcext:value-type="float">
            <text:p>-0.610056341</text:p>
          </table:table-cell>
          <table:table-cell office:value-type="float" office:value="-1.43321478" calcext:value-type="float">
            <text:p>-1.43321478</text:p>
          </table:table-cell>
        </table:table-row>
        <table:table-row table:style-name="ro1">
          <table:table-cell office:value-type="float" office:value="69.9161453" calcext:value-type="float">
            <text:p>69.9161453</text:p>
          </table:table-cell>
          <table:table-cell office:value-type="float" office:value="1.61798465" calcext:value-type="float">
            <text:p>1.61798465</text:p>
          </table:table-cell>
          <table:table-cell office:value-type="float" office:value="-18.7396603" calcext:value-type="float">
            <text:p>-18.7396603</text:p>
          </table:table-cell>
          <table:table-cell office:value-type="float" office:value="8.93981266" calcext:value-type="float">
            <text:p>8.93981266</text:p>
          </table:table-cell>
          <table:table-cell office:value-type="float" office:value="-0.544472158" calcext:value-type="float">
            <text:p>-0.544472158</text:p>
          </table:table-cell>
          <table:table-cell office:value-type="float" office:value="-1.276546" calcext:value-type="float">
            <text:p>-1.276546</text:p>
          </table:table-cell>
        </table:table-row>
        <table:table-row table:style-name="ro1">
          <table:table-cell office:value-type="float" office:value="70.0056076" calcext:value-type="float">
            <text:p>70.0056076</text:p>
          </table:table-cell>
          <table:table-cell office:value-type="float" office:value="1.61283934" calcext:value-type="float">
            <text:p>1.61283934</text:p>
          </table:table-cell>
          <table:table-cell office:value-type="float" office:value="-18.7517147" calcext:value-type="float">
            <text:p>-18.7517147</text:p>
          </table:table-cell>
          <table:table-cell office:value-type="float" office:value="8.95224285" calcext:value-type="float">
            <text:p>8.95224285</text:p>
          </table:table-cell>
          <table:table-cell office:value-type="float" office:value="-0.485675752" calcext:value-type="float">
            <text:p>-0.485675752</text:p>
          </table:table-cell>
          <table:table-cell office:value-type="float" office:value="-1.13694274" calcext:value-type="float">
            <text:p>-1.13694274</text:p>
          </table:table-cell>
        </table:table-row>
        <table:table-row table:style-name="ro1">
          <table:table-cell office:value-type="float" office:value="70.0951843" calcext:value-type="float">
            <text:p>70.0951843</text:p>
          </table:table-cell>
          <table:table-cell office:value-type="float" office:value="1.60825062" calcext:value-type="float">
            <text:p>1.60825062</text:p>
          </table:table-cell>
          <table:table-cell office:value-type="float" office:value="-18.7624512" calcext:value-type="float">
            <text:p>-18.7624512</text:p>
          </table:table-cell>
          <table:table-cell office:value-type="float" office:value="8.96211338" calcext:value-type="float">
            <text:p>8.96211338</text:p>
          </table:table-cell>
          <table:table-cell office:value-type="float" office:value="-0.43303898" calcext:value-type="float">
            <text:p>-0.43303898</text:p>
          </table:table-cell>
          <table:table-cell office:value-type="float" office:value="-1.01257217" calcext:value-type="float">
            <text:p>-1.01257217</text:p>
          </table:table-cell>
        </table:table-row>
        <table:table-row table:style-name="ro1">
          <table:table-cell office:value-type="float" office:value="70.184845" calcext:value-type="float">
            <text:p>70.184845</text:p>
          </table:table-cell>
          <table:table-cell office:value-type="float" office:value="1.60415995" calcext:value-type="float">
            <text:p>1.60415995</text:p>
          </table:table-cell>
          <table:table-cell office:value-type="float" office:value="-18.7720127" calcext:value-type="float">
            <text:p>-18.7720127</text:p>
          </table:table-cell>
          <table:table-cell office:value-type="float" office:value="8.96994877" calcext:value-type="float">
            <text:p>8.96994877</text:p>
          </table:table-cell>
          <table:table-cell office:value-type="float" office:value="-0.385968387" calcext:value-type="float">
            <text:p>-0.385968387</text:p>
          </table:table-cell>
          <table:table-cell office:value-type="float" office:value="-0.901795268" calcext:value-type="float">
            <text:p>-0.901795268</text:p>
          </table:table-cell>
        </table:table-row>
        <table:table-row table:style-name="ro1">
          <table:table-cell office:value-type="float" office:value="70.2745743" calcext:value-type="float">
            <text:p>70.2745743</text:p>
          </table:table-cell>
          <table:table-cell office:value-type="float" office:value="1.60051453" calcext:value-type="float">
            <text:p>1.60051453</text:p>
          </table:table-cell>
          <table:table-cell office:value-type="float" office:value="-18.7805271" calcext:value-type="float">
            <text:p>-18.7805271</text:p>
          </table:table-cell>
          <table:table-cell office:value-type="float" office:value="8.97616673" calcext:value-type="float">
            <text:p>8.97616673</text:p>
          </table:table-cell>
          <table:table-cell office:value-type="float" office:value="-0.34391135" calcext:value-type="float">
            <text:p>-0.34391135</text:p>
          </table:table-cell>
          <table:table-cell office:value-type="float" office:value="-0.8031407" calcext:value-type="float">
            <text:p>-0.8031407</text:p>
          </table:table-cell>
        </table:table-row>
        <table:table-row table:style-name="ro1">
          <table:table-cell office:value-type="float" office:value="70.3643646" calcext:value-type="float">
            <text:p>70.3643646</text:p>
          </table:table-cell>
          <table:table-cell office:value-type="float" office:value="1.59726679" calcext:value-type="float">
            <text:p>1.59726679</text:p>
          </table:table-cell>
          <table:table-cell office:value-type="float" office:value="-18.7881107" calcext:value-type="float">
            <text:p>-18.7881107</text:p>
          </table:table-cell>
          <table:table-cell office:value-type="float" office:value="8.98110008" calcext:value-type="float">
            <text:p>8.98110008</text:p>
          </table:table-cell>
          <table:table-cell office:value-type="float" office:value="-0.306358874" calcext:value-type="float">
            <text:p>-0.306358874</text:p>
          </table:table-cell>
          <table:table-cell office:value-type="float" office:value="-0.715288103" calcext:value-type="float">
            <text:p>-0.715288103</text:p>
          </table:table-cell>
        </table:table-row>
        <table:table-row table:style-name="ro1">
          <table:table-cell office:value-type="float" office:value="70.4541931" calcext:value-type="float">
            <text:p>70.4541931</text:p>
          </table:table-cell>
          <table:table-cell office:value-type="float" office:value="1.59437394" calcext:value-type="float">
            <text:p>1.59437394</text:p>
          </table:table-cell>
          <table:table-cell office:value-type="float" office:value="-18.7948647" calcext:value-type="float">
            <text:p>-18.7948647</text:p>
          </table:table-cell>
          <table:table-cell office:value-type="float" office:value="8.98501301" calcext:value-type="float">
            <text:p>8.98501301</text:p>
          </table:table-cell>
          <table:table-cell office:value-type="float" office:value="-0.272845477" calcext:value-type="float">
            <text:p>-0.272845477</text:p>
          </table:table-cell>
          <table:table-cell office:value-type="float" office:value="-0.637069762" calcext:value-type="float">
            <text:p>-0.637069762</text:p>
          </table:table-cell>
        </table:table-row>
        <table:table-row table:style-name="ro1">
          <table:table-cell office:value-type="float" office:value="70.5440598" calcext:value-type="float">
            <text:p>70.5440598</text:p>
          </table:table-cell>
          <table:table-cell office:value-type="float" office:value="1.59179783" calcext:value-type="float">
            <text:p>1.59179783</text:p>
          </table:table-cell>
          <table:table-cell office:value-type="float" office:value="-18.8008804" calcext:value-type="float">
            <text:p>-18.8008804</text:p>
          </table:table-cell>
          <table:table-cell office:value-type="float" office:value="8.98811626" calcext:value-type="float">
            <text:p>8.98811626</text:p>
          </table:table-cell>
          <table:table-cell office:value-type="float" office:value="-0.242947891" calcext:value-type="float">
            <text:p>-0.242947891</text:p>
          </table:table-cell>
          <table:table-cell office:value-type="float" office:value="-0.567436159" calcext:value-type="float">
            <text:p>-0.567436159</text:p>
          </table:table-cell>
        </table:table-row>
        <table:table-row table:style-name="ro1">
          <table:table-cell office:value-type="float" office:value="70.6339569" calcext:value-type="float">
            <text:p>70.6339569</text:p>
          </table:table-cell>
          <table:table-cell office:value-type="float" office:value="1.58950424" calcext:value-type="float">
            <text:p>1.58950424</text:p>
          </table:table-cell>
          <table:table-cell office:value-type="float" office:value="-18.8062382" calcext:value-type="float">
            <text:p>-18.8062382</text:p>
          </table:table-cell>
          <table:table-cell office:value-type="float" office:value="8.9905777" calcext:value-type="float">
            <text:p>8.9905777</text:p>
          </table:table-cell>
          <table:table-cell office:value-type="float" office:value="-0.216283143" calcext:value-type="float">
            <text:p>-0.216283143</text:p>
          </table:table-cell>
          <table:table-cell office:value-type="float" office:value="-0.505452812" calcext:value-type="float">
            <text:p>-0.505452812</text:p>
          </table:table-cell>
        </table:table-row>
        <table:table-row table:style-name="ro1">
          <table:table-cell office:value-type="float" office:value="70.7238693" calcext:value-type="float">
            <text:p>70.7238693</text:p>
          </table:table-cell>
          <table:table-cell office:value-type="float" office:value="1.58746254" calcext:value-type="float">
            <text:p>1.58746254</text:p>
          </table:table-cell>
          <table:table-cell office:value-type="float" office:value="-18.8110123" calcext:value-type="float">
            <text:p>-18.8110123</text:p>
          </table:table-cell>
          <table:table-cell office:value-type="float" office:value="8.99252892" calcext:value-type="float">
            <text:p>8.99252892</text:p>
          </table:table-cell>
          <table:table-cell office:value-type="float" office:value="-0.192505777" calcext:value-type="float">
            <text:p>-0.192505777</text:p>
          </table:table-cell>
          <table:table-cell office:value-type="float" office:value="-0.450286835" calcext:value-type="float">
            <text:p>-0.450286835</text:p>
          </table:table-cell>
        </table:table-row>
        <table:table-row table:style-name="ro1">
          <table:table-cell office:value-type="float" office:value="70.8138046" calcext:value-type="float">
            <text:p>70.8138046</text:p>
          </table:table-cell>
          <table:table-cell office:value-type="float" office:value="1.58564556" calcext:value-type="float">
            <text:p>1.58564556</text:p>
          </table:table-cell>
          <table:table-cell office:value-type="float" office:value="-18.8152657" calcext:value-type="float">
            <text:p>-18.8152657</text:p>
          </table:table-cell>
          <table:table-cell office:value-type="float" office:value="8.99407578" calcext:value-type="float">
            <text:p>8.99407578</text:p>
          </table:table-cell>
          <table:table-cell office:value-type="float" office:value="-0.171304941" calcext:value-type="float">
            <text:p>-0.171304941</text:p>
          </table:table-cell>
          <table:table-cell office:value-type="float" office:value="-0.401198983" calcext:value-type="float">
            <text:p>-0.401198983</text:p>
          </table:table-cell>
        </table:table-row>
        <table:table-row table:style-name="ro1">
          <table:table-cell office:value-type="float" office:value="70.9037552" calcext:value-type="float">
            <text:p>70.9037552</text:p>
          </table:table-cell>
          <table:table-cell office:value-type="float" office:value="1.58402884" calcext:value-type="float">
            <text:p>1.58402884</text:p>
          </table:table-cell>
          <table:table-cell office:value-type="float" office:value="-18.8190556" calcext:value-type="float">
            <text:p>-18.8190556</text:p>
          </table:table-cell>
          <table:table-cell office:value-type="float" office:value="8.9953022" calcext:value-type="float">
            <text:p>8.9953022</text:p>
          </table:table-cell>
          <table:table-cell office:value-type="float" office:value="-0.152401403" calcext:value-type="float">
            <text:p>-0.152401403</text:p>
          </table:table-cell>
          <table:table-cell office:value-type="float" office:value="-0.357531965" calcext:value-type="float">
            <text:p>-0.357531965</text:p>
          </table:table-cell>
        </table:table-row>
        <table:table-row table:style-name="ro1">
          <table:table-cell office:value-type="float" office:value="70.9937134" calcext:value-type="float">
            <text:p>70.9937134</text:p>
          </table:table-cell>
          <table:table-cell office:value-type="float" office:value="1.5825907" calcext:value-type="float">
            <text:p>1.5825907</text:p>
          </table:table-cell>
          <table:table-cell office:value-type="float" office:value="-18.8224335" calcext:value-type="float">
            <text:p>-18.8224335</text:p>
          </table:table-cell>
          <table:table-cell office:value-type="float" office:value="8.99627495" calcext:value-type="float">
            <text:p>8.99627495</text:p>
          </table:table-cell>
          <table:table-cell office:value-type="float" office:value="-0.135544792" calcext:value-type="float">
            <text:p>-0.135544792</text:p>
          </table:table-cell>
          <table:table-cell office:value-type="float" office:value="-0.318692416" calcext:value-type="float">
            <text:p>-0.318692416</text:p>
          </table:table-cell>
        </table:table-row>
        <table:table-row table:style-name="ro1">
          <table:table-cell office:value-type="float" office:value="71.0836792" calcext:value-type="float">
            <text:p>71.0836792</text:p>
          </table:table-cell>
          <table:table-cell office:value-type="float" office:value="1.58131182" calcext:value-type="float">
            <text:p>1.58131182</text:p>
          </table:table-cell>
          <table:table-cell office:value-type="float" office:value="-18.8254452" calcext:value-type="float">
            <text:p>-18.8254452</text:p>
          </table:table-cell>
          <table:table-cell office:value-type="float" office:value="8.99704552" calcext:value-type="float">
            <text:p>8.99704552</text:p>
          </table:table-cell>
          <table:table-cell office:value-type="float" office:value="-0.12051098" calcext:value-type="float">
            <text:p>-0.12051098</text:p>
          </table:table-cell>
          <table:table-cell office:value-type="float" office:value="-0.284158021" calcext:value-type="float">
            <text:p>-0.284158021</text:p>
          </table:table-cell>
        </table:table-row>
        <table:table-row table:style-name="ro1">
          <table:table-cell office:value-type="float" office:value="71.1736526" calcext:value-type="float">
            <text:p>71.1736526</text:p>
          </table:table-cell>
          <table:table-cell office:value-type="float" office:value="1.58017504" calcext:value-type="float">
            <text:p>1.58017504</text:p>
          </table:table-cell>
          <table:table-cell office:value-type="float" office:value="-18.8281307" calcext:value-type="float">
            <text:p>-18.8281307</text:p>
          </table:table-cell>
          <table:table-cell office:value-type="float" office:value="8.99765682" calcext:value-type="float">
            <text:p>8.99765682</text:p>
          </table:table-cell>
          <table:table-cell office:value-type="float" office:value="-0.10709925" calcext:value-type="float">
            <text:p>-0.10709925</text:p>
          </table:table-cell>
          <table:table-cell office:value-type="float" office:value="-0.253466159" calcext:value-type="float">
            <text:p>-0.253466159</text:p>
          </table:table-cell>
        </table:table-row>
        <table:table-row table:style-name="ro1">
          <table:table-cell office:value-type="float" office:value="71.2636337" calcext:value-type="float">
            <text:p>71.2636337</text:p>
          </table:table-cell>
          <table:table-cell office:value-type="float" office:value="1.57916498" calcext:value-type="float">
            <text:p>1.57916498</text:p>
          </table:table-cell>
          <table:table-cell office:value-type="float" office:value="-18.8305264" calcext:value-type="float">
            <text:p>-18.8305264</text:p>
          </table:table-cell>
          <table:table-cell office:value-type="float" office:value="8.99814129" calcext:value-type="float">
            <text:p>8.99814129</text:p>
          </table:table-cell>
          <table:table-cell table:style-name="ce1" office:value-type="float" office:value="-0.095130071" calcext:value-type="float">
            <text:p>-9.51E-02</text:p>
          </table:table-cell>
          <table:table-cell office:value-type="float" office:value="-0.226199478" calcext:value-type="float">
            <text:p>-0.226199478</text:p>
          </table:table-cell>
        </table:table-row>
        <table:table-row table:style-name="ro1">
          <table:table-cell office:value-type="float" office:value="71.3536148" calcext:value-type="float">
            <text:p>71.3536148</text:p>
          </table:table-cell>
          <table:table-cell office:value-type="float" office:value="1.57826817" calcext:value-type="float">
            <text:p>1.57826817</text:p>
          </table:table-cell>
          <table:table-cell office:value-type="float" office:value="-18.8326645" calcext:value-type="float">
            <text:p>-18.8326645</text:p>
          </table:table-cell>
          <table:table-cell office:value-type="float" office:value="8.99852562" calcext:value-type="float">
            <text:p>8.99852562</text:p>
          </table:table-cell>
          <table:table-cell table:style-name="ce1" office:value-type="float" office:value="-0.0844430253" calcext:value-type="float">
            <text:p>-8.44E-02</text:p>
          </table:table-cell>
          <table:table-cell office:value-type="float" office:value="-0.201986864" calcext:value-type="float">
            <text:p>-0.201986864</text:p>
          </table:table-cell>
        </table:table-row>
        <table:table-row table:style-name="ro1">
          <table:table-cell office:value-type="float" office:value="71.4436035" calcext:value-type="float">
            <text:p>71.4436035</text:p>
          </table:table-cell>
          <table:table-cell office:value-type="float" office:value="1.57747233" calcext:value-type="float">
            <text:p>1.57747233</text:p>
          </table:table-cell>
          <table:table-cell office:value-type="float" office:value="-18.8345757" calcext:value-type="float">
            <text:p>-18.8345757</text:p>
          </table:table-cell>
          <table:table-cell office:value-type="float" office:value="8.99882984" calcext:value-type="float">
            <text:p>8.99882984</text:p>
          </table:table-cell>
          <table:table-cell table:style-name="ce1" office:value-type="float" office:value="-0.0748947784" calcext:value-type="float">
            <text:p>-7.49E-02</text:p>
          </table:table-cell>
          <table:table-cell office:value-type="float" office:value="-0.180500746" calcext:value-type="float">
            <text:p>-0.180500746</text:p>
          </table:table-cell>
        </table:table-row>
        <table:table-row table:style-name="ro1">
          <table:table-cell office:value-type="float" office:value="71.5335922" calcext:value-type="float">
            <text:p>71.5335922</text:p>
          </table:table-cell>
          <table:table-cell office:value-type="float" office:value="1.57676685" calcext:value-type="float">
            <text:p>1.57676685</text:p>
          </table:table-cell>
          <table:table-cell office:value-type="float" office:value="-18.8362827" calcext:value-type="float">
            <text:p>-18.8362827</text:p>
          </table:table-cell>
          <table:table-cell office:value-type="float" office:value="8.99907112" calcext:value-type="float">
            <text:p>8.99907112</text:p>
          </table:table-cell>
          <table:table-cell table:style-name="ce1" office:value-type="float" office:value="-0.066356957" calcext:value-type="float">
            <text:p>-6.64E-02</text:p>
          </table:table-cell>
          <table:table-cell office:value-type="float" office:value="-0.161456883" calcext:value-type="float">
            <text:p>-0.161456883</text:p>
          </table:table-cell>
        </table:table-row>
        <table:table-row table:style-name="ro1">
          <table:table-cell office:value-type="float" office:value="71.6235809" calcext:value-type="float">
            <text:p>71.6235809</text:p>
          </table:table-cell>
          <table:table-cell office:value-type="float" office:value="1.57614219" calcext:value-type="float">
            <text:p>1.57614219</text:p>
          </table:table-cell>
          <table:table-cell office:value-type="float" office:value="-18.8378105" calcext:value-type="float">
            <text:p>-18.8378105</text:p>
          </table:table-cell>
          <table:table-cell office:value-type="float" office:value="8.99926186" calcext:value-type="float">
            <text:p>8.99926186</text:p>
          </table:table-cell>
          <table:table-cell table:style-name="ce1" office:value-type="float" office:value="-0.0587146953" calcext:value-type="float">
            <text:p>-5.87E-02</text:p>
          </table:table-cell>
          <table:table-cell office:value-type="float" office:value="-0.144588709" calcext:value-type="float">
            <text:p>-0.144588709</text:p>
          </table:table-cell>
        </table:table-row>
        <table:table-row table:style-name="ro1">
          <table:table-cell office:value-type="float" office:value="71.7135773" calcext:value-type="float">
            <text:p>71.7135773</text:p>
          </table:table-cell>
          <table:table-cell office:value-type="float" office:value="1.5755899" calcext:value-type="float">
            <text:p>1.5755899</text:p>
          </table:table-cell>
          <table:table-cell office:value-type="float" office:value="-18.83918" calcext:value-type="float">
            <text:p>-18.83918</text:p>
          </table:table-cell>
          <table:table-cell office:value-type="float" office:value="8.99941349" calcext:value-type="float">
            <text:p>8.99941349</text:p>
          </table:table-cell>
          <table:table-cell table:style-name="ce1" office:value-type="float" office:value="-0.0518654399" calcext:value-type="float">
            <text:p>-5.19E-02</text:p>
          </table:table-cell>
          <table:table-cell office:value-type="float" office:value="-0.129669905" calcext:value-type="float">
            <text:p>-0.129669905</text:p>
          </table:table-cell>
        </table:table-row>
        <table:table-row table:style-name="ro1">
          <table:table-cell office:value-type="float" office:value="71.8035736" calcext:value-type="float">
            <text:p>71.8035736</text:p>
          </table:table-cell>
          <table:table-cell office:value-type="float" office:value="1.57510257" calcext:value-type="float">
            <text:p>1.57510257</text:p>
          </table:table-cell>
          <table:table-cell office:value-type="float" office:value="-18.8404102" calcext:value-type="float">
            <text:p>-18.8404102</text:p>
          </table:table-cell>
          <table:table-cell office:value-type="float" office:value="8.99953365" calcext:value-type="float">
            <text:p>8.99953365</text:p>
          </table:table-cell>
          <table:table-cell table:style-name="ce1" office:value-type="float" office:value="-0.0457170308" calcext:value-type="float">
            <text:p>-4.57E-02</text:p>
          </table:table-cell>
          <table:table-cell office:value-type="float" office:value="-0.11650259" calcext:value-type="float">
            <text:p>-0.11650259</text:p>
          </table:table-cell>
        </table:table-row>
        <table:table-row table:style-name="ro1">
          <table:table-cell office:value-type="float" office:value="71.8935699" calcext:value-type="float">
            <text:p>71.8935699</text:p>
          </table:table-cell>
          <table:table-cell office:value-type="float" office:value="1.57467353" calcext:value-type="float">
            <text:p>1.57467353</text:p>
          </table:table-cell>
          <table:table-cell office:value-type="float" office:value="-18.8415165" calcext:value-type="float">
            <text:p>-18.8415165</text:p>
          </table:table-cell>
          <table:table-cell office:value-type="float" office:value="8.99962902" calcext:value-type="float">
            <text:p>8.99962902</text:p>
          </table:table-cell>
          <table:table-cell table:style-name="ce1" office:value-type="float" office:value="-0.0401866399" calcext:value-type="float">
            <text:p>-4.02E-02</text:p>
          </table:table-cell>
          <table:table-cell office:value-type="float" office:value="-0.104908466" calcext:value-type="float">
            <text:p>-0.104908466</text:p>
          </table:table-cell>
        </table:table-row>
        <table:table-row table:style-name="ro1">
          <table:table-cell office:value-type="float" office:value="71.9835663" calcext:value-type="float">
            <text:p>71.9835663</text:p>
          </table:table-cell>
          <table:table-cell office:value-type="float" office:value="1.57429707" calcext:value-type="float">
            <text:p>1.57429707</text:p>
          </table:table-cell>
          <table:table-cell office:value-type="float" office:value="-18.842514" calcext:value-type="float">
            <text:p>-18.842514</text:p>
          </table:table-cell>
          <table:table-cell office:value-type="float" office:value="8.99970436" calcext:value-type="float">
            <text:p>8.99970436</text:p>
          </table:table-cell>
          <table:table-cell table:style-name="ce1" office:value-type="float" office:value="-0.0351996236" calcext:value-type="float">
            <text:p>-3.52E-02</text:p>
          </table:table-cell>
          <table:table-cell table:style-name="ce1" office:value-type="float" office:value="-0.094734937" calcext:value-type="float">
            <text:p>-9.47E-02</text:p>
          </table:table-cell>
        </table:table-row>
        <table:table-row table:style-name="ro1">
          <table:table-cell office:value-type="float" office:value="72.0735626" calcext:value-type="float">
            <text:p>72.0735626</text:p>
          </table:table-cell>
          <table:table-cell office:value-type="float" office:value="1.57396805" calcext:value-type="float">
            <text:p>1.57396805</text:p>
          </table:table-cell>
          <table:table-cell office:value-type="float" office:value="-18.8434162" calcext:value-type="float">
            <text:p>-18.8434162</text:p>
          </table:table-cell>
          <table:table-cell office:value-type="float" office:value="8.99976349" calcext:value-type="float">
            <text:p>8.99976349</text:p>
          </table:table-cell>
          <table:table-cell table:style-name="ce1" office:value-type="float" office:value="-0.0306886546" calcext:value-type="float">
            <text:p>-3.07E-02</text:p>
          </table:table-cell>
          <table:table-cell table:style-name="ce1" office:value-type="float" office:value="-0.0858412385" calcext:value-type="float">
            <text:p>-8.58E-02</text:p>
          </table:table-cell>
        </table:table-row>
        <table:table-row table:style-name="ro1">
          <table:table-cell office:value-type="float" office:value="72.163559" calcext:value-type="float">
            <text:p>72.163559</text:p>
          </table:table-cell>
          <table:table-cell office:value-type="float" office:value="1.57368195" calcext:value-type="float">
            <text:p>1.57368195</text:p>
          </table:table-cell>
          <table:table-cell office:value-type="float" office:value="-18.8442345" calcext:value-type="float">
            <text:p>-18.8442345</text:p>
          </table:table-cell>
          <table:table-cell office:value-type="float" office:value="8.99981022" calcext:value-type="float">
            <text:p>8.99981022</text:p>
          </table:table-cell>
          <table:table-cell table:style-name="ce1" office:value-type="float" office:value="-0.0265928525" calcext:value-type="float">
            <text:p>-2.66E-02</text:p>
          </table:table-cell>
          <table:table-cell table:style-name="ce1" office:value-type="float" office:value="-0.0781086311" calcext:value-type="float">
            <text:p>-7.81E-02</text:p>
          </table:table-cell>
        </table:table-row>
        <table:table-row table:style-name="ro1">
          <table:table-cell office:value-type="float" office:value="72.2535553" calcext:value-type="float">
            <text:p>72.2535553</text:p>
          </table:table-cell>
          <table:table-cell office:value-type="float" office:value="1.57343495" calcext:value-type="float">
            <text:p>1.57343495</text:p>
          </table:table-cell>
          <table:table-cell office:value-type="float" office:value="-18.8449821" calcext:value-type="float">
            <text:p>-18.8449821</text:p>
          </table:table-cell>
          <table:table-cell office:value-type="float" office:value="8.99984741" calcext:value-type="float">
            <text:p>8.99984741</text:p>
          </table:table-cell>
          <table:table-cell table:style-name="ce1" office:value-type="float" office:value="-0.0228569675" calcext:value-type="float">
            <text:p>-2.29E-02</text:p>
          </table:table-cell>
          <table:table-cell table:style-name="ce1" office:value-type="float" office:value="-0.0714282244" calcext:value-type="float">
            <text:p>-7.14E-02</text:p>
          </table:table-cell>
        </table:table-row>
        <table:table-row table:style-name="ro1">
          <table:table-cell office:value-type="float" office:value="72.3435516" calcext:value-type="float">
            <text:p>72.3435516</text:p>
          </table:table-cell>
          <table:table-cell office:value-type="float" office:value="1.57322371" calcext:value-type="float">
            <text:p>1.57322371</text:p>
          </table:table-cell>
          <table:table-cell office:value-type="float" office:value="-18.8456669" calcext:value-type="float">
            <text:p>-18.8456669</text:p>
          </table:table-cell>
          <table:table-cell office:value-type="float" office:value="8.99987602" calcext:value-type="float">
            <text:p>8.99987602</text:p>
          </table:table-cell>
          <table:table-cell table:style-name="ce1" office:value-type="float" office:value="-0.0194306001" calcext:value-type="float">
            <text:p>-1.94E-02</text:p>
          </table:table-cell>
          <table:table-cell table:style-name="ce1" office:value-type="float" office:value="-0.0657154247" calcext:value-type="float">
            <text:p>-6.57E-02</text:p>
          </table:table-cell>
        </table:table-row>
        <table:table-row table:style-name="ro1">
          <table:table-cell office:value-type="float" office:value="72.433548" calcext:value-type="float">
            <text:p>72.433548</text:p>
          </table:table-cell>
          <table:table-cell office:value-type="float" office:value="1.57304537" calcext:value-type="float">
            <text:p>1.57304537</text:p>
          </table:table-cell>
          <table:table-cell office:value-type="float" office:value="-18.8463001" calcext:value-type="float">
            <text:p>-18.8463001</text:p>
          </table:table-cell>
          <table:table-cell office:value-type="float" office:value="8.99989891" calcext:value-type="float">
            <text:p>8.99989891</text:p>
          </table:table-cell>
          <table:table-cell table:style-name="ce1" office:value-type="float" office:value="-0.0162674952" calcext:value-type="float">
            <text:p>-1.63E-02</text:p>
          </table:table-cell>
          <table:table-cell table:style-name="ce1" office:value-type="float" office:value="-0.0608878322" calcext:value-type="float">
            <text:p>-6.09E-02</text:p>
          </table:table-cell>
        </table:table-row>
        <table:table-row table:style-name="ro1">
          <table:table-cell office:value-type="float" office:value="72.5235443" calcext:value-type="float">
            <text:p>72.5235443</text:p>
          </table:table-cell>
          <table:table-cell office:value-type="float" office:value="1.57289755" calcext:value-type="float">
            <text:p>1.57289755</text:p>
          </table:table-cell>
          <table:table-cell office:value-type="float" office:value="-18.8468876" calcext:value-type="float">
            <text:p>-18.8468876</text:p>
          </table:table-cell>
          <table:table-cell office:value-type="float" office:value="8.99991608" calcext:value-type="float">
            <text:p>8.99991608</text:p>
          </table:table-cell>
          <table:table-cell table:style-name="ce1" office:value-type="float" office:value="-0.0133248754" calcext:value-type="float">
            <text:p>-1.33E-02</text:p>
          </table:table-cell>
          <table:table-cell table:style-name="ce1" office:value-type="float" office:value="-0.0568892844" calcext:value-type="float">
            <text:p>-5.69E-02</text:p>
          </table:table-cell>
        </table:table-row>
        <table:table-row table:style-name="ro1">
          <table:table-cell office:value-type="float" office:value="72.6135406" calcext:value-type="float">
            <text:p>72.6135406</text:p>
          </table:table-cell>
          <table:table-cell office:value-type="float" office:value="1.57277822" calcext:value-type="float">
            <text:p>1.57277822</text:p>
          </table:table-cell>
          <table:table-cell office:value-type="float" office:value="-18.8474388" calcext:value-type="float">
            <text:p>-18.8474388</text:p>
          </table:table-cell>
          <table:table-cell office:value-type="float" office:value="8.99992943" calcext:value-type="float">
            <text:p>8.99992943</text:p>
          </table:table-cell>
          <table:table-cell table:style-name="ce1" office:value-type="float" office:value="-0.0105630029" calcext:value-type="float">
            <text:p>-1.06E-02</text:p>
          </table:table-cell>
          <table:table-cell table:style-name="ce1" office:value-type="float" office:value="-0.0536528789" calcext:value-type="float">
            <text:p>-5.37E-02</text:p>
          </table:table-cell>
        </table:table-row>
        <table:table-row table:style-name="ro1">
          <table:table-cell office:value-type="float" office:value="72.703537" calcext:value-type="float">
            <text:p>72.703537</text:p>
          </table:table-cell>
          <table:table-cell office:value-type="float" office:value="1.57268584" calcext:value-type="float">
            <text:p>1.57268584</text:p>
          </table:table-cell>
          <table:table-cell office:value-type="float" office:value="-18.8479614" calcext:value-type="float">
            <text:p>-18.8479614</text:p>
          </table:table-cell>
          <table:table-cell office:value-type="float" office:value="8.99993896" calcext:value-type="float">
            <text:p>8.99993896</text:p>
          </table:table-cell>
          <table:table-cell table:style-name="ce1" office:value-type="float" office:value="-0.00794483628" calcext:value-type="float">
            <text:p>-7.94E-03</text:p>
          </table:table-cell>
          <table:table-cell table:style-name="ce1" office:value-type="float" office:value="-0.0511399806" calcext:value-type="float">
            <text:p>-5.11E-02</text:p>
          </table:table-cell>
        </table:table-row>
        <table:table-row table:style-name="ro1">
          <table:table-cell office:value-type="float" office:value="72.7935333" calcext:value-type="float">
            <text:p>72.7935333</text:p>
          </table:table-cell>
          <table:table-cell office:value-type="float" office:value="1.57261896" calcext:value-type="float">
            <text:p>1.57261896</text:p>
          </table:table-cell>
          <table:table-cell office:value-type="float" office:value="-18.8484631" calcext:value-type="float">
            <text:p>-18.8484631</text:p>
          </table:table-cell>
          <table:table-cell office:value-type="float" office:value="8.99994564" calcext:value-type="float">
            <text:p>8.99994564</text:p>
          </table:table-cell>
          <table:table-cell table:style-name="ce1" office:value-type="float" office:value="-0.00543526467" calcext:value-type="float">
            <text:p>-5.44E-03</text:p>
          </table:table-cell>
          <table:table-cell table:style-name="ce1" office:value-type="float" office:value="-0.0493117683" calcext:value-type="float">
            <text:p>-4.93E-02</text:p>
          </table:table-cell>
        </table:table-row>
        <table:table-row table:style-name="ro1">
          <table:table-cell office:value-type="float" office:value="72.8835297" calcext:value-type="float">
            <text:p>72.8835297</text:p>
          </table:table-cell>
          <table:table-cell office:value-type="float" office:value="1.57257688" calcext:value-type="float">
            <text:p>1.57257688</text:p>
          </table:table-cell>
          <table:table-cell office:value-type="float" office:value="-18.8489494" calcext:value-type="float">
            <text:p>-18.8489494</text:p>
          </table:table-cell>
          <table:table-cell office:value-type="float" office:value="8.99994946" calcext:value-type="float">
            <text:p>8.99994946</text:p>
          </table:table-cell>
          <table:table-cell table:style-name="ce1" office:value-type="float" office:value="-0.00300062867" calcext:value-type="float">
            <text:p>-3.00E-03</text:p>
          </table:table-cell>
          <table:table-cell table:style-name="ce1" office:value-type="float" office:value="-0.0481482372" calcext:value-type="float">
            <text:p>-4.81E-02</text:p>
          </table:table-cell>
        </table:table-row>
        <table:table-row table:style-name="ro1">
          <table:table-cell office:value-type="float" office:value="72.973526" calcext:value-type="float">
            <text:p>72.973526</text:p>
          </table:table-cell>
          <table:table-cell office:value-type="float" office:value="1.57255888" calcext:value-type="float">
            <text:p>1.57255888</text:p>
          </table:table-cell>
          <table:table-cell office:value-type="float" office:value="-18.8494282" calcext:value-type="float">
            <text:p>-18.8494282</text:p>
          </table:table-cell>
          <table:table-cell office:value-type="float" office:value="8.99995136" calcext:value-type="float">
            <text:p>8.99995136</text:p>
          </table:table-cell>
          <table:table-cell table:style-name="ce1" office:value-type="float" office:value="-0.000608162722" calcext:value-type="float">
            <text:p>-6.08E-04</text:p>
          </table:table-cell>
          <table:table-cell table:style-name="ce1" office:value-type="float" office:value="-0.0476346277" calcext:value-type="float">
            <text:p>-4.76E-02</text:p>
          </table:table-cell>
        </table:table-row>
        <table:table-row table:style-name="ro1">
          <table:table-cell office:value-type="float" office:value="73.0635223" calcext:value-type="float">
            <text:p>73.0635223</text:p>
          </table:table-cell>
          <table:table-cell office:value-type="float" office:value="1.57256472" calcext:value-type="float">
            <text:p>1.57256472</text:p>
          </table:table-cell>
          <table:table-cell office:value-type="float" office:value="-18.849905" calcext:value-type="float">
            <text:p>-18.849905</text:p>
          </table:table-cell>
          <table:table-cell office:value-type="float" office:value="8.99995041" calcext:value-type="float">
            <text:p>8.99995041</text:p>
          </table:table-cell>
          <table:table-cell table:style-name="ce1" office:value-type="float" office:value="0.00177456252" calcext:value-type="float">
            <text:p>1.77E-03</text:p>
          </table:table-cell>
          <table:table-cell table:style-name="ce1" office:value-type="float" office:value="-0.0477682203" calcext:value-type="float">
            <text:p>-4.78E-02</text:p>
          </table:table-cell>
        </table:table-row>
        <table:table-row table:style-name="ro1">
          <table:table-cell office:value-type="float" office:value="73.1535187" calcext:value-type="float">
            <text:p>73.1535187</text:p>
          </table:table-cell>
          <table:table-cell office:value-type="float" office:value="1.5725944" calcext:value-type="float">
            <text:p>1.5725944</text:p>
          </table:table-cell>
          <table:table-cell office:value-type="float" office:value="-18.8503857" calcext:value-type="float">
            <text:p>-18.8503857</text:p>
          </table:table-cell>
          <table:table-cell office:value-type="float" office:value="8.99994755" calcext:value-type="float">
            <text:p>8.99994755</text:p>
          </table:table-cell>
          <table:table-cell table:style-name="ce1" office:value-type="float" office:value="0.00417982414" calcext:value-type="float">
            <text:p>4.18E-03</text:p>
          </table:table-cell>
          <table:table-cell table:style-name="ce1" office:value-type="float" office:value="-0.0485468358" calcext:value-type="float">
            <text:p>-4.85E-02</text:p>
          </table:table-cell>
        </table:table-row>
        <table:table-row table:style-name="ro1">
          <table:table-cell office:value-type="float" office:value="73.243515" calcext:value-type="float">
            <text:p>73.243515</text:p>
          </table:table-cell>
          <table:table-cell office:value-type="float" office:value="1.57264841" calcext:value-type="float">
            <text:p>1.57264841</text:p>
          </table:table-cell>
          <table:table-cell office:value-type="float" office:value="-18.8508778" calcext:value-type="float">
            <text:p>-18.8508778</text:p>
          </table:table-cell>
          <table:table-cell office:value-type="float" office:value="8.99994183" calcext:value-type="float">
            <text:p>8.99994183</text:p>
          </table:table-cell>
          <table:table-cell table:style-name="ce1" office:value-type="float" office:value="0.00664008828" calcext:value-type="float">
            <text:p>6.64E-03</text:p>
          </table:table-cell>
          <table:table-cell table:style-name="ce1" office:value-type="float" office:value="-0.0499804579" calcext:value-type="float">
            <text:p>-5.00E-02</text:p>
          </table:table-cell>
        </table:table-row>
        <table:table-row table:style-name="ro1">
          <table:table-cell office:value-type="float" office:value="73.3335114" calcext:value-type="float">
            <text:p>73.3335114</text:p>
          </table:table-cell>
          <table:table-cell office:value-type="float" office:value="1.57272744" calcext:value-type="float">
            <text:p>1.57272744</text:p>
          </table:table-cell>
          <table:table-cell office:value-type="float" office:value="-18.851387" calcext:value-type="float">
            <text:p>-18.851387</text:p>
          </table:table-cell>
          <table:table-cell office:value-type="float" office:value="8.9999342" calcext:value-type="float">
            <text:p>8.9999342</text:p>
          </table:table-cell>
          <table:table-cell table:style-name="ce1" office:value-type="float" office:value="0.0091885319" calcext:value-type="float">
            <text:p>9.19E-03</text:p>
          </table:table-cell>
          <table:table-cell table:style-name="ce1" office:value-type="float" office:value="-0.0520896763" calcext:value-type="float">
            <text:p>-5.21E-02</text:p>
          </table:table-cell>
        </table:table-row>
        <table:table-row table:style-name="ro1">
          <table:table-cell office:value-type="float" office:value="73.4235077" calcext:value-type="float">
            <text:p>73.4235077</text:p>
          </table:table-cell>
          <table:table-cell office:value-type="float" office:value="1.57283258" calcext:value-type="float">
            <text:p>1.57283258</text:p>
          </table:table-cell>
          <table:table-cell office:value-type="float" office:value="-18.8519211" calcext:value-type="float">
            <text:p>-18.8519211</text:p>
          </table:table-cell>
          <table:table-cell office:value-type="float" office:value="8.99992275" calcext:value-type="float">
            <text:p>8.99992275</text:p>
          </table:table-cell>
          <table:table-cell table:style-name="ce1" office:value-type="float" office:value="0.011859674" calcext:value-type="float">
            <text:p>1.19E-02</text:p>
          </table:table-cell>
          <table:table-cell table:style-name="ce1" office:value-type="float" office:value="-0.0549026057" calcext:value-type="float">
            <text:p>-5.49E-02</text:p>
          </table:table-cell>
        </table:table-row>
        <table:table-row table:style-name="ro1">
          <table:table-cell office:value-type="float" office:value="73.513504" calcext:value-type="float">
            <text:p>73.513504</text:p>
          </table:table-cell>
          <table:table-cell office:value-type="float" office:value="1.57296515" calcext:value-type="float">
            <text:p>1.57296515</text:p>
          </table:table-cell>
          <table:table-cell office:value-type="float" office:value="-18.8524876" calcext:value-type="float">
            <text:p>-18.8524876</text:p>
          </table:table-cell>
          <table:table-cell office:value-type="float" office:value="8.99990749" calcext:value-type="float">
            <text:p>8.99990749</text:p>
          </table:table-cell>
          <table:table-cell table:style-name="ce1" office:value-type="float" office:value="0.0146894809" calcext:value-type="float">
            <text:p>1.47E-02</text:p>
          </table:table-cell>
          <table:table-cell table:style-name="ce1" office:value-type="float" office:value="-0.058455348" calcext:value-type="float">
            <text:p>-5.85E-02</text:p>
          </table:table-cell>
        </table:table-row>
        <table:table-row table:style-name="ro1">
          <table:table-cell office:value-type="float" office:value="73.6035004" calcext:value-type="float">
            <text:p>73.6035004</text:p>
          </table:table-cell>
          <table:table-cell office:value-type="float" office:value="1.57312703" calcext:value-type="float">
            <text:p>1.57312703</text:p>
          </table:table-cell>
          <table:table-cell office:value-type="float" office:value="-18.8530941" calcext:value-type="float">
            <text:p>-18.8530941</text:p>
          </table:table-cell>
          <table:table-cell office:value-type="float" office:value="8.99988842" calcext:value-type="float">
            <text:p>8.99988842</text:p>
          </table:table-cell>
          <table:table-cell table:style-name="ce1" office:value-type="float" office:value="0.0177161675" calcext:value-type="float">
            <text:p>1.77E-02</text:p>
          </table:table-cell>
          <table:table-cell table:style-name="ce1" office:value-type="float" office:value="-0.0627987757" calcext:value-type="float">
            <text:p>-6.28E-02</text:p>
          </table:table-cell>
        </table:table-row>
        <table:table-row table:style-name="ro1">
          <table:table-cell office:value-type="float" office:value="73.6934967" calcext:value-type="float">
            <text:p>73.6934967</text:p>
          </table:table-cell>
          <table:table-cell office:value-type="float" office:value="1.57332027" calcext:value-type="float">
            <text:p>1.57332027</text:p>
          </table:table-cell>
          <table:table-cell office:value-type="float" office:value="-18.8537464" calcext:value-type="float">
            <text:p>-18.8537464</text:p>
          </table:table-cell>
          <table:table-cell office:value-type="float" office:value="8.99986362" calcext:value-type="float">
            <text:p>8.99986362</text:p>
          </table:table-cell>
          <table:table-cell table:style-name="ce1" office:value-type="float" office:value="0.0209808797" calcext:value-type="float">
            <text:p>2.10E-02</text:p>
          </table:table-cell>
          <table:table-cell table:style-name="ce1" office:value-type="float" office:value="-0.0679984167" calcext:value-type="float">
            <text:p>-6.80E-02</text:p>
          </table:table-cell>
        </table:table-row>
        <table:table-row table:style-name="ro1">
          <table:table-cell office:value-type="float" office:value="73.783493" calcext:value-type="float">
            <text:p>73.783493</text:p>
          </table:table-cell>
          <table:table-cell office:value-type="float" office:value="1.5735476" calcext:value-type="float">
            <text:p>1.5735476</text:p>
          </table:table-cell>
          <table:table-cell office:value-type="float" office:value="-18.8544559" calcext:value-type="float">
            <text:p>-18.8544559</text:p>
          </table:table-cell>
          <table:table-cell office:value-type="float" office:value="8.9998312" calcext:value-type="float">
            <text:p>8.9998312</text:p>
          </table:table-cell>
          <table:table-cell table:style-name="ce1" office:value-type="float" office:value="0.0245278813" calcext:value-type="float">
            <text:p>2.45E-02</text:p>
          </table:table-cell>
          <table:table-cell table:style-name="ce1" office:value-type="float" office:value="-0.0741121545" calcext:value-type="float">
            <text:p>-7.41E-02</text:p>
          </table:table-cell>
        </table:table-row>
        <table:table-row table:style-name="ro1">
          <table:table-cell office:value-type="float" office:value="73.8734894" calcext:value-type="float">
            <text:p>73.8734894</text:p>
          </table:table-cell>
          <table:table-cell office:value-type="float" office:value="1.57381201" calcext:value-type="float">
            <text:p>1.57381201</text:p>
          </table:table-cell>
          <table:table-cell office:value-type="float" office:value="-18.8552322" calcext:value-type="float">
            <text:p>-18.8552322</text:p>
          </table:table-cell>
          <table:table-cell office:value-type="float" office:value="8.99979019" calcext:value-type="float">
            <text:p>8.99979019</text:p>
          </table:table-cell>
          <table:table-cell table:style-name="ce1" office:value-type="float" office:value="0.0284048878" calcext:value-type="float">
            <text:p>2.84E-02</text:p>
          </table:table-cell>
          <table:table-cell table:style-name="ce1" office:value-type="float" office:value="-0.0812271461" calcext:value-type="float">
            <text:p>-8.12E-02</text:p>
          </table:table-cell>
        </table:table-row>
        <table:table-row table:style-name="ro1">
          <table:table-cell office:value-type="float" office:value="73.9634857" calcext:value-type="float">
            <text:p>73.9634857</text:p>
          </table:table-cell>
          <table:table-cell office:value-type="float" office:value="1.57411706" calcext:value-type="float">
            <text:p>1.57411706</text:p>
          </table:table-cell>
          <table:table-cell office:value-type="float" office:value="-18.8560848" calcext:value-type="float">
            <text:p>-18.8560848</text:p>
          </table:table-cell>
          <table:table-cell office:value-type="float" office:value="8.99973774" calcext:value-type="float">
            <text:p>8.99973774</text:p>
          </table:table-cell>
          <table:table-cell table:style-name="ce1" office:value-type="float" office:value="0.0326644108" calcext:value-type="float">
            <text:p>3.27E-02</text:p>
          </table:table-cell>
          <table:table-cell table:style-name="ce1" office:value-type="float" office:value="-0.0894434378" calcext:value-type="float">
            <text:p>-8.94E-02</text:p>
          </table:table-cell>
        </table:table-row>
        <table:table-row table:style-name="ro1">
          <table:table-cell office:value-type="float" office:value="74.0534821" calcext:value-type="float">
            <text:p>74.0534821</text:p>
          </table:table-cell>
          <table:table-cell office:value-type="float" office:value="1.57446682" calcext:value-type="float">
            <text:p>1.57446682</text:p>
          </table:table-cell>
          <table:table-cell office:value-type="float" office:value="-18.8570251" calcext:value-type="float">
            <text:p>-18.8570251</text:p>
          </table:table-cell>
          <table:table-cell office:value-type="float" office:value="8.99967194" calcext:value-type="float">
            <text:p>8.99967194</text:p>
          </table:table-cell>
          <table:table-cell table:style-name="ce1" office:value-type="float" office:value="0.0373641141" calcext:value-type="float">
            <text:p>3.74E-02</text:p>
          </table:table-cell>
          <table:table-cell table:style-name="ce1" office:value-type="float" office:value="-0.0988699198" calcext:value-type="float">
            <text:p>-9.89E-02</text:p>
          </table:table-cell>
        </table:table-row>
        <table:table-row table:style-name="ro1">
          <table:table-cell office:value-type="float" office:value="74.1434784" calcext:value-type="float">
            <text:p>74.1434784</text:p>
          </table:table-cell>
          <table:table-cell office:value-type="float" office:value="1.57486606" calcext:value-type="float">
            <text:p>1.57486606</text:p>
          </table:table-cell>
          <table:table-cell office:value-type="float" office:value="-18.8580666" calcext:value-type="float">
            <text:p>-18.8580666</text:p>
          </table:table-cell>
          <table:table-cell office:value-type="float" office:value="8.99958897" calcext:value-type="float">
            <text:p>8.99958897</text:p>
          </table:table-cell>
          <table:table-cell table:style-name="ce1" office:value-type="float" office:value="0.0425675847" calcext:value-type="float">
            <text:p>4.26E-02</text:p>
          </table:table-cell>
          <table:table-cell office:value-type="float" office:value="-0.109632976" calcext:value-type="float">
            <text:p>-0.109632976</text:p>
          </table:table-cell>
        </table:table-row>
        <table:table-row table:style-name="ro1">
          <table:table-cell office:value-type="float" office:value="74.2334747" calcext:value-type="float">
            <text:p>74.2334747</text:p>
          </table:table-cell>
          <table:table-cell office:value-type="float" office:value="1.57532012" calcext:value-type="float">
            <text:p>1.57532012</text:p>
          </table:table-cell>
          <table:table-cell office:value-type="float" office:value="-18.8592224" calcext:value-type="float">
            <text:p>-18.8592224</text:p>
          </table:table-cell>
          <table:table-cell office:value-type="float" office:value="8.99948406" calcext:value-type="float">
            <text:p>8.99948406</text:p>
          </table:table-cell>
          <table:table-cell table:style-name="ce1" office:value-type="float" office:value="0.0483451374" calcext:value-type="float">
            <text:p>4.83E-02</text:p>
          </table:table-cell>
          <table:table-cell office:value-type="float" office:value="-0.121878184" calcext:value-type="float">
            <text:p>-0.121878184</text:p>
          </table:table-cell>
        </table:table-row>
        <table:table-row table:style-name="ro1">
          <table:table-cell office:value-type="float" office:value="74.3234711" calcext:value-type="float">
            <text:p>74.3234711</text:p>
          </table:table-cell>
          <table:table-cell office:value-type="float" office:value="1.57583511" calcext:value-type="float">
            <text:p>1.57583511</text:p>
          </table:table-cell>
          <table:table-cell office:value-type="float" office:value="-18.8605099" calcext:value-type="float">
            <text:p>-18.8605099</text:p>
          </table:table-cell>
          <table:table-cell office:value-type="float" office:value="8.9993515" calcext:value-type="float">
            <text:p>8.9993515</text:p>
          </table:table-cell>
          <table:table-cell table:style-name="ce1" office:value-type="float" office:value="0.0547748171" calcext:value-type="float">
            <text:p>5.48E-02</text:p>
          </table:table-cell>
          <table:table-cell office:value-type="float" office:value="-0.135771558" calcext:value-type="float">
            <text:p>-0.135771558</text:p>
          </table:table-cell>
        </table:table-row>
        <table:table-row table:style-name="ro1">
          <table:table-cell office:value-type="float" office:value="74.4134674" calcext:value-type="float">
            <text:p>74.4134674</text:p>
          </table:table-cell>
          <table:table-cell office:value-type="float" office:value="1.57641804" calcext:value-type="float">
            <text:p>1.57641804</text:p>
          </table:table-cell>
          <table:table-cell office:value-type="float" office:value="-18.8619442" calcext:value-type="float">
            <text:p>-18.8619442</text:p>
          </table:table-cell>
          <table:table-cell office:value-type="float" office:value="8.99918365" calcext:value-type="float">
            <text:p>8.99918365</text:p>
          </table:table-cell>
          <table:table-cell table:style-name="ce1" office:value-type="float" office:value="0.0619435273" calcext:value-type="float">
            <text:p>6.19E-02</text:p>
          </table:table-cell>
          <table:table-cell office:value-type="float" office:value="-0.15150398" calcext:value-type="float">
            <text:p>-0.15150398</text:p>
          </table:table-cell>
        </table:table-row>
        <table:table-row table:style-name="ro1">
          <table:table-cell office:value-type="float" office:value="74.5034561" calcext:value-type="float">
            <text:p>74.5034561</text:p>
          </table:table-cell>
          <table:table-cell office:value-type="float" office:value="1.57707679" calcext:value-type="float">
            <text:p>1.57707679</text:p>
          </table:table-cell>
          <table:table-cell office:value-type="float" office:value="-18.8635464" calcext:value-type="float">
            <text:p>-18.8635464</text:p>
          </table:table-cell>
          <table:table-cell office:value-type="float" office:value="8.99897194" calcext:value-type="float">
            <text:p>8.99897194</text:p>
          </table:table-cell>
          <table:table-cell table:style-name="ce1" office:value-type="float" office:value="0.0699480623" calcext:value-type="float">
            <text:p>6.99E-02</text:p>
          </table:table-cell>
          <table:table-cell office:value-type="float" office:value="-0.169283643" calcext:value-type="float">
            <text:p>-0.169283643</text:p>
          </table:table-cell>
        </table:table-row>
        <table:table-row table:style-name="ro1">
          <table:table-cell office:value-type="float" office:value="74.5934448" calcext:value-type="float">
            <text:p>74.5934448</text:p>
          </table:table-cell>
          <table:table-cell office:value-type="float" office:value="1.57782018" calcext:value-type="float">
            <text:p>1.57782018</text:p>
          </table:table-cell>
          <table:table-cell office:value-type="float" office:value="-18.8653374" calcext:value-type="float">
            <text:p>-18.8653374</text:p>
          </table:table-cell>
          <table:table-cell office:value-type="float" office:value="8.99870491" calcext:value-type="float">
            <text:p>8.99870491</text:p>
          </table:table-cell>
          <table:table-cell table:style-name="ce1" office:value-type="float" office:value="0.0788963959" calcext:value-type="float">
            <text:p>7.89E-02</text:p>
          </table:table-cell>
          <table:table-cell office:value-type="float" office:value="-0.189354688" calcext:value-type="float">
            <text:p>-0.189354688</text:p>
          </table:table-cell>
        </table:table-row>
        <table:table-row table:style-name="ro1">
          <table:table-cell office:value-type="float" office:value="74.6834335" calcext:value-type="float">
            <text:p>74.6834335</text:p>
          </table:table-cell>
          <table:table-cell office:value-type="float" office:value="1.57865822" calcext:value-type="float">
            <text:p>1.57865822</text:p>
          </table:table-cell>
          <table:table-cell office:value-type="float" office:value="-18.867342" calcext:value-type="float">
            <text:p>-18.867342</text:p>
          </table:table-cell>
          <table:table-cell office:value-type="float" office:value="8.99836826" calcext:value-type="float">
            <text:p>8.99836826</text:p>
          </table:table-cell>
          <table:table-cell table:style-name="ce1" office:value-type="float" office:value="0.0889090225" calcext:value-type="float">
            <text:p>8.89E-02</text:p>
          </table:table-cell>
          <table:table-cell office:value-type="float" office:value="-0.211981684" calcext:value-type="float">
            <text:p>-0.211981684</text:p>
          </table:table-cell>
        </table:table-row>
        <table:table-row table:style-name="ro1">
          <table:table-cell office:value-type="float" office:value="74.7734146" calcext:value-type="float">
            <text:p>74.7734146</text:p>
          </table:table-cell>
          <table:table-cell office:value-type="float" office:value="1.57960236" calcext:value-type="float">
            <text:p>1.57960236</text:p>
          </table:table-cell>
          <table:table-cell office:value-type="float" office:value="-18.8695869" calcext:value-type="float">
            <text:p>-18.8695869</text:p>
          </table:table-cell>
          <table:table-cell office:value-type="float" office:value="8.99794388" calcext:value-type="float">
            <text:p>8.99794388</text:p>
          </table:table-cell>
          <table:table-cell office:value-type="float" office:value="0.100120649" calcext:value-type="float">
            <text:p>0.100120649</text:p>
          </table:table-cell>
          <table:table-cell office:value-type="float" office:value="-0.237477168" calcext:value-type="float">
            <text:p>-0.237477168</text:p>
          </table:table-cell>
        </table:table-row>
        <table:table-row table:style-name="ro1">
          <table:table-cell office:value-type="float" office:value="74.8633881" calcext:value-type="float">
            <text:p>74.8633881</text:p>
          </table:table-cell>
          <table:table-cell office:value-type="float" office:value="1.58066523" calcext:value-type="float">
            <text:p>1.58066523</text:p>
          </table:table-cell>
          <table:table-cell office:value-type="float" office:value="-18.8721027" calcext:value-type="float">
            <text:p>-18.8721027</text:p>
          </table:table-cell>
          <table:table-cell office:value-type="float" office:value="8.99740887" calcext:value-type="float">
            <text:p>8.99740887</text:p>
          </table:table-cell>
          <table:table-cell office:value-type="float" office:value="0.11268197" calcext:value-type="float">
            <text:p>0.11268197</text:p>
          </table:table-cell>
          <table:table-cell office:value-type="float" office:value="-0.266184181" calcext:value-type="float">
            <text:p>-0.266184181</text:p>
          </table:table-cell>
        </table:table-row>
        <table:table-row table:style-name="ro1">
          <table:table-cell office:value-type="float" office:value="74.9533615" calcext:value-type="float">
            <text:p>74.9533615</text:p>
          </table:table-cell>
          <table:table-cell office:value-type="float" office:value="1.58186114" calcext:value-type="float">
            <text:p>1.58186114</text:p>
          </table:table-cell>
          <table:table-cell office:value-type="float" office:value="-18.8749237" calcext:value-type="float">
            <text:p>-18.8749237</text:p>
          </table:table-cell>
          <table:table-cell office:value-type="float" office:value="8.99673367" calcext:value-type="float">
            <text:p>8.99673367</text:p>
          </table:table-cell>
          <table:table-cell office:value-type="float" office:value="0.126761481" calcext:value-type="float">
            <text:p>0.126761481</text:p>
          </table:table-cell>
          <table:table-cell office:value-type="float" office:value="-0.298490137" calcext:value-type="float">
            <text:p>-0.298490137</text:p>
          </table:table-cell>
        </table:table-row>
        <table:table-row table:style-name="ro1">
          <table:table-cell office:value-type="float" office:value="75.0433273" calcext:value-type="float">
            <text:p>75.0433273</text:p>
          </table:table-cell>
          <table:table-cell office:value-type="float" office:value="1.58320618" calcext:value-type="float">
            <text:p>1.58320618</text:p>
          </table:table-cell>
          <table:table-cell office:value-type="float" office:value="-18.8780861" calcext:value-type="float">
            <text:p>-18.8780861</text:p>
          </table:table-cell>
          <table:table-cell office:value-type="float" office:value="8.99588203" calcext:value-type="float">
            <text:p>8.99588203</text:p>
          </table:table-cell>
          <table:table-cell office:value-type="float" office:value="0.142547533" calcext:value-type="float">
            <text:p>0.142547533</text:p>
          </table:table-cell>
          <table:table-cell office:value-type="float" office:value="-0.334829122" calcext:value-type="float">
            <text:p>-0.334829122</text:p>
          </table:table-cell>
        </table:table-row>
        <table:table-row table:style-name="ro1">
          <table:table-cell office:value-type="float" office:value="75.1332779" calcext:value-type="float">
            <text:p>75.1332779</text:p>
          </table:table-cell>
          <table:table-cell office:value-type="float" office:value="1.58471847" calcext:value-type="float">
            <text:p>1.58471847</text:p>
          </table:table-cell>
          <table:table-cell office:value-type="float" office:value="-18.8816338" calcext:value-type="float">
            <text:p>-18.8816338</text:p>
          </table:table-cell>
          <table:table-cell office:value-type="float" office:value="8.99480724" calcext:value-type="float">
            <text:p>8.99480724</text:p>
          </table:table-cell>
          <table:table-cell office:value-type="float" office:value="0.160250589" calcext:value-type="float">
            <text:p>0.160250589</text:p>
          </table:table-cell>
          <table:table-cell office:value-type="float" office:value="-0.375690728" calcext:value-type="float">
            <text:p>-0.375690728</text:p>
          </table:table-cell>
        </table:table-row>
        <table:table-row table:style-name="ro1">
          <table:table-cell office:value-type="float" office:value="75.2232208" calcext:value-type="float">
            <text:p>75.2232208</text:p>
          </table:table-cell>
          <table:table-cell office:value-type="float" office:value="1.58641839" calcext:value-type="float">
            <text:p>1.58641839</text:p>
          </table:table-cell>
          <table:table-cell office:value-type="float" office:value="-18.8856163" calcext:value-type="float">
            <text:p>-18.8856163</text:p>
          </table:table-cell>
          <table:table-cell office:value-type="float" office:value="8.99345112" calcext:value-type="float">
            <text:p>8.99345112</text:p>
          </table:table-cell>
          <table:table-cell office:value-type="float" office:value="0.180105671" calcext:value-type="float">
            <text:p>0.180105671</text:p>
          </table:table-cell>
          <table:table-cell office:value-type="float" office:value="-0.42162466" calcext:value-type="float">
            <text:p>-0.42162466</text:p>
          </table:table-cell>
        </table:table-row>
        <table:table-row table:style-name="ro1">
          <table:table-cell office:value-type="float" office:value="75.3131485" calcext:value-type="float">
            <text:p>75.3131485</text:p>
          </table:table-cell>
          <table:table-cell office:value-type="float" office:value="1.58832872" calcext:value-type="float">
            <text:p>1.58832872</text:p>
          </table:table-cell>
          <table:table-cell office:value-type="float" office:value="-18.8900852" calcext:value-type="float">
            <text:p>-18.8900852</text:p>
          </table:table-cell>
          <table:table-cell office:value-type="float" office:value="8.99174118" calcext:value-type="float">
            <text:p>8.99174118</text:p>
          </table:table-cell>
          <table:table-cell office:value-type="float" office:value="0.202375114" calcext:value-type="float">
            <text:p>0.202375114</text:p>
          </table:table-cell>
          <table:table-cell office:value-type="float" office:value="-0.473251492" calcext:value-type="float">
            <text:p>-0.473251492</text:p>
          </table:table-cell>
        </table:table-row>
        <table:table-row table:style-name="ro1">
          <table:table-cell office:value-type="float" office:value="75.4030533" calcext:value-type="float">
            <text:p>75.4030533</text:p>
          </table:table-cell>
          <table:table-cell office:value-type="float" office:value="1.59047496" calcext:value-type="float">
            <text:p>1.59047496</text:p>
          </table:table-cell>
          <table:table-cell office:value-type="float" office:value="-18.8951015" calcext:value-type="float">
            <text:p>-18.8951015</text:p>
          </table:table-cell>
          <table:table-cell office:value-type="float" office:value="8.98958492" calcext:value-type="float">
            <text:p>8.98958492</text:p>
          </table:table-cell>
          <table:table-cell office:value-type="float" office:value="0.227351442" calcext:value-type="float">
            <text:p>0.227351442</text:p>
          </table:table-cell>
          <table:table-cell office:value-type="float" office:value="-0.53126502" calcext:value-type="float">
            <text:p>-0.53126502</text:p>
          </table:table-cell>
        </table:table-row>
        <table:table-row table:style-name="ro1">
          <table:table-cell office:value-type="float" office:value="75.4929352" calcext:value-type="float">
            <text:p>75.4929352</text:p>
          </table:table-cell>
          <table:table-cell office:value-type="float" office:value="1.59288585" calcext:value-type="float">
            <text:p>1.59288585</text:p>
          </table:table-cell>
          <table:table-cell office:value-type="float" office:value="-18.9007339" calcext:value-type="float">
            <text:p>-18.9007339</text:p>
          </table:table-cell>
          <table:table-cell office:value-type="float" office:value="8.98686504" calcext:value-type="float">
            <text:p>8.98686504</text:p>
          </table:table-cell>
          <table:table-cell office:value-type="float" office:value="0.255360097" calcext:value-type="float">
            <text:p>0.255360097</text:p>
          </table:table-cell>
          <table:table-cell office:value-type="float" office:value="-0.596444011" calcext:value-type="float">
            <text:p>-0.596444011</text:p>
          </table:table-cell>
        </table:table-row>
        <table:table-row table:style-name="ro1">
          <table:table-cell office:value-type="float" office:value="75.5827866" calcext:value-type="float">
            <text:p>75.5827866</text:p>
          </table:table-cell>
          <table:table-cell office:value-type="float" office:value="1.59559345" calcext:value-type="float">
            <text:p>1.59559345</text:p>
          </table:table-cell>
          <table:table-cell office:value-type="float" office:value="-18.9070568" calcext:value-type="float">
            <text:p>-18.9070568</text:p>
          </table:table-cell>
          <table:table-cell office:value-type="float" office:value="8.98343563" calcext:value-type="float">
            <text:p>8.98343563</text:p>
          </table:table-cell>
          <table:table-cell office:value-type="float" office:value="0.286762536" calcext:value-type="float">
            <text:p>0.286762536</text:p>
          </table:table-cell>
          <table:table-cell office:value-type="float" office:value="-0.669667959" calcext:value-type="float">
            <text:p>-0.669667959</text:p>
          </table:table-cell>
        </table:table-row>
        <table:table-row table:style-name="ro1">
          <table:table-cell office:value-type="float" office:value="75.6725998" calcext:value-type="float">
            <text:p>75.6725998</text:p>
          </table:table-cell>
          <table:table-cell office:value-type="float" office:value="1.59863377" calcext:value-type="float">
            <text:p>1.59863377</text:p>
          </table:table-cell>
          <table:table-cell office:value-type="float" office:value="-18.914156" calcext:value-type="float">
            <text:p>-18.914156</text:p>
          </table:table-cell>
          <table:table-cell office:value-type="float" office:value="8.97911167" calcext:value-type="float">
            <text:p>8.97911167</text:p>
          </table:table-cell>
          <table:table-cell office:value-type="float" office:value="0.321958899" calcext:value-type="float">
            <text:p>0.321958899</text:p>
          </table:table-cell>
          <table:table-cell office:value-type="float" office:value="-0.751910806" calcext:value-type="float">
            <text:p>-0.751910806</text:p>
          </table:table-cell>
        </table:table-row>
        <table:table-row table:style-name="ro1">
          <table:table-cell office:value-type="float" office:value="75.7623672" calcext:value-type="float">
            <text:p>75.7623672</text:p>
          </table:table-cell>
          <table:table-cell office:value-type="float" office:value="1.60204673" calcext:value-type="float">
            <text:p>1.60204673</text:p>
          </table:table-cell>
          <table:table-cell office:value-type="float" office:value="-18.9221287" calcext:value-type="float">
            <text:p>-18.9221287</text:p>
          </table:table-cell>
          <table:table-cell office:value-type="float" office:value="8.97366047" calcext:value-type="float">
            <text:p>8.97366047</text:p>
          </table:table-cell>
          <table:table-cell office:value-type="float" office:value="0.361390293" calcext:value-type="float">
            <text:p>0.361390293</text:p>
          </table:table-cell>
          <table:table-cell office:value-type="float" office:value="-0.844276428" calcext:value-type="float">
            <text:p>-0.844276428</text:p>
          </table:table-cell>
        </table:table-row>
        <table:table-row table:style-name="ro1">
          <table:table-cell office:value-type="float" office:value="75.8520737" calcext:value-type="float">
            <text:p>75.8520737</text:p>
          </table:table-cell>
          <table:table-cell office:value-type="float" office:value="1.60587728" calcext:value-type="float">
            <text:p>1.60587728</text:p>
          </table:table-cell>
          <table:table-cell office:value-type="float" office:value="-18.9310799" calcext:value-type="float">
            <text:p>-18.9310799</text:p>
          </table:table-cell>
          <table:table-cell office:value-type="float" office:value="8.9667902" calcext:value-type="float">
            <text:p>8.9667902</text:p>
          </table:table-cell>
          <table:table-cell office:value-type="float" office:value="0.405541182" calcext:value-type="float">
            <text:p>0.405541182</text:p>
          </table:table-cell>
          <table:table-cell office:value-type="float" office:value="-0.948001206" calcext:value-type="float">
            <text:p>-0.948001206</text:p>
          </table:table-cell>
        </table:table-row>
        <table:table-row table:style-name="ro1">
          <table:table-cell office:value-type="float" office:value="75.9416962" calcext:value-type="float">
            <text:p>75.9416962</text:p>
          </table:table-cell>
          <table:table-cell office:value-type="float" office:value="1.61017513" calcext:value-type="float">
            <text:p>1.61017513</text:p>
          </table:table-cell>
          <table:table-cell office:value-type="float" office:value="-18.9411316" calcext:value-type="float">
            <text:p>-18.9411316</text:p>
          </table:table-cell>
          <table:table-cell office:value-type="float" office:value="8.9581337" calcext:value-type="float">
            <text:p>8.9581337</text:p>
          </table:table-cell>
          <table:table-cell office:value-type="float" office:value="0.454939634" calcext:value-type="float">
            <text:p>0.454939634</text:p>
          </table:table-cell>
          <table:table-cell office:value-type="float" office:value="-1.06446207" calcext:value-type="float">
            <text:p>-1.06446207</text:p>
          </table:table-cell>
        </table:table-row>
        <table:table-row table:style-name="ro1">
          <table:table-cell office:value-type="float" office:value="76.0312271" calcext:value-type="float">
            <text:p>76.0312271</text:p>
          </table:table-cell>
          <table:table-cell office:value-type="float" office:value="1.61499548" calcext:value-type="float">
            <text:p>1.61499548</text:p>
          </table:table-cell>
          <table:table-cell office:value-type="float" office:value="-18.9524174" calcext:value-type="float">
            <text:p>-18.9524174</text:p>
          </table:table-cell>
          <table:table-cell office:value-type="float" office:value="8.94723034" calcext:value-type="float">
            <text:p>8.94723034</text:p>
          </table:table-cell>
          <table:table-cell office:value-type="float" office:value="0.510156393" calcext:value-type="float">
            <text:p>0.510156393</text:p>
          </table:table-cell>
          <table:table-cell office:value-type="float" office:value="-1.19520235" calcext:value-type="float">
            <text:p>-1.19520235</text:p>
          </table:table-cell>
        </table:table-row>
        <table:table-row table:style-name="ro1">
          <table:table-cell office:value-type="float" office:value="76.120636" calcext:value-type="float">
            <text:p>76.120636</text:p>
          </table:table-cell>
          <table:table-cell office:value-type="float" office:value="1.62039959" calcext:value-type="float">
            <text:p>1.62039959</text:p>
          </table:table-cell>
          <table:table-cell office:value-type="float" office:value="-18.9650898" calcext:value-type="float">
            <text:p>-18.9650898</text:p>
          </table:table-cell>
          <table:table-cell office:value-type="float" office:value="8.9335022" calcext:value-type="float">
            <text:p>8.9335022</text:p>
          </table:table-cell>
          <table:table-cell office:value-type="float" office:value="0.571800888" calcext:value-type="float">
            <text:p>0.571800888</text:p>
          </table:table-cell>
          <table:table-cell office:value-type="float" office:value="-1.34194243" calcext:value-type="float">
            <text:p>-1.34194243</text:p>
          </table:table-cell>
        </table:table-row>
        <table:table-row table:style-name="ro1">
          <table:table-cell office:value-type="float" office:value="76.2098846" calcext:value-type="float">
            <text:p>76.2098846</text:p>
          </table:table-cell>
          <table:table-cell office:value-type="float" office:value="1.62645495" calcext:value-type="float">
            <text:p>1.62645495</text:p>
          </table:table-cell>
          <table:table-cell office:value-type="float" office:value="-18.9793167" calcext:value-type="float">
            <text:p>-18.9793167</text:p>
          </table:table-cell>
          <table:table-cell office:value-type="float" office:value="8.91622734" calcext:value-type="float">
            <text:p>8.91622734</text:p>
          </table:table-cell>
          <table:table-cell office:value-type="float" office:value="0.640513241" calcext:value-type="float">
            <text:p>0.640513241</text:p>
          </table:table-cell>
          <table:table-cell office:value-type="float" office:value="-1.50659966" calcext:value-type="float">
            <text:p>-1.50659966</text:p>
          </table:table-cell>
        </table:table-row>
        <table:table-row table:style-name="ro1">
          <table:table-cell office:value-type="float" office:value="76.2989426" calcext:value-type="float">
            <text:p>76.2989426</text:p>
          </table:table-cell>
          <table:table-cell office:value-type="float" office:value="1.63323557" calcext:value-type="float">
            <text:p>1.63323557</text:p>
          </table:table-cell>
          <table:table-cell office:value-type="float" office:value="-18.9952888" calcext:value-type="float">
            <text:p>-18.9952888</text:p>
          </table:table-cell>
          <table:table-cell office:value-type="float" office:value="8.89450359" calcext:value-type="float">
            <text:p>8.89450359</text:p>
          </table:table-cell>
          <table:table-cell office:value-type="float" office:value="0.716950238" calcext:value-type="float">
            <text:p>0.716950238</text:p>
          </table:table-cell>
          <table:table-cell office:value-type="float" office:value="-1.69130421" calcext:value-type="float">
            <text:p>-1.69130421</text:p>
          </table:table-cell>
        </table:table-row>
        <table:table-row table:style-name="ro1">
          <table:table-cell office:value-type="float" office:value="76.3877563" calcext:value-type="float">
            <text:p>76.3877563</text:p>
          </table:table-cell>
          <table:table-cell office:value-type="float" office:value="1.64082193" calcext:value-type="float">
            <text:p>1.64082193</text:p>
          </table:table-cell>
          <table:table-cell office:value-type="float" office:value="-19.0132179" calcext:value-type="float">
            <text:p>-19.0132179</text:p>
          </table:table-cell>
          <table:table-cell office:value-type="float" office:value="8.86720848" calcext:value-type="float">
            <text:p>8.86720848</text:p>
          </table:table-cell>
          <table:table-cell office:value-type="float" office:value="0.80176264" calcext:value-type="float">
            <text:p>0.80176264</text:p>
          </table:table-cell>
          <table:table-cell office:value-type="float" office:value="-1.89842176" calcext:value-type="float">
            <text:p>-1.89842176</text:p>
          </table:table-cell>
        </table:table-row>
        <table:table-row table:style-name="ro1">
          <table:table-cell office:value-type="float" office:value="76.476265" calcext:value-type="float">
            <text:p>76.476265</text:p>
          </table:table-cell>
          <table:table-cell office:value-type="float" office:value="1.64930081" calcext:value-type="float">
            <text:p>1.64930081</text:p>
          </table:table-cell>
          <table:table-cell office:value-type="float" office:value="-19.0333405" calcext:value-type="float">
            <text:p>-19.0333405</text:p>
          </table:table-cell>
          <table:table-cell office:value-type="float" office:value="8.83295059" calcext:value-type="float">
            <text:p>8.83295059</text:p>
          </table:table-cell>
          <table:table-cell office:value-type="float" office:value="0.895560563" calcext:value-type="float">
            <text:p>0.895560563</text:p>
          </table:table-cell>
          <table:table-cell office:value-type="float" office:value="-2.13055778" calcext:value-type="float">
            <text:p>-2.13055778</text:p>
          </table:table-cell>
        </table:table-row>
        <table:table-row table:style-name="ro1">
          <table:table-cell office:value-type="float" office:value="76.5643845" calcext:value-type="float">
            <text:p>76.5643845</text:p>
          </table:table-cell>
          <table:table-cell office:value-type="float" office:value="1.65876484" calcext:value-type="float">
            <text:p>1.65876484</text:p>
          </table:table-cell>
          <table:table-cell office:value-type="float" office:value="-19.0559216" calcext:value-type="float">
            <text:p>-19.0559216</text:p>
          </table:table-cell>
          <table:table-cell office:value-type="float" office:value="8.79001141" calcext:value-type="float">
            <text:p>8.79001141</text:p>
          </table:table-cell>
          <table:table-cell office:value-type="float" office:value="0.998861432" calcext:value-type="float">
            <text:p>0.998861432</text:p>
          </table:table-cell>
          <table:table-cell office:value-type="float" office:value="-2.39057302" calcext:value-type="float">
            <text:p>-2.39057302</text:p>
          </table:table-cell>
        </table:table-row>
        <table:table-row table:style-name="ro1">
          <table:table-cell office:value-type="float" office:value="76.6520233" calcext:value-type="float">
            <text:p>76.6520233</text:p>
          </table:table-cell>
          <table:table-cell office:value-type="float" office:value="1.66931093" calcext:value-type="float">
            <text:p>1.66931093</text:p>
          </table:table-cell>
          <table:table-cell office:value-type="float" office:value="-19.081255" calcext:value-type="float">
            <text:p>-19.081255</text:p>
          </table:table-cell>
          <table:table-cell office:value-type="float" office:value="8.73628426" calcext:value-type="float">
            <text:p>8.73628426</text:p>
          </table:table-cell>
          <table:table-cell office:value-type="float" office:value="1.11201501" calcext:value-type="float">
            <text:p>1.11201501</text:p>
          </table:table-cell>
          <table:table-cell office:value-type="float" office:value="-2.68159318" calcext:value-type="float">
            <text:p>-2.68159318</text:p>
          </table:table-cell>
        </table:table-row>
        <table:table-row table:style-name="ro1">
          <table:table-cell office:value-type="float" office:value="76.7390594" calcext:value-type="float">
            <text:p>76.7390594</text:p>
          </table:table-cell>
          <table:table-cell office:value-type="float" office:value="1.68103826" calcext:value-type="float">
            <text:p>1.68103826</text:p>
          </table:table-cell>
          <table:table-cell office:value-type="float" office:value="-19.1096668" calcext:value-type="float">
            <text:p>-19.1096668</text:p>
          </table:table-cell>
          <table:table-cell office:value-type="float" office:value="8.66920567" calcext:value-type="float">
            <text:p>8.66920567</text:p>
          </table:table-cell>
          <table:table-cell office:value-type="float" office:value="1.23509824" calcext:value-type="float">
            <text:p>1.23509824</text:p>
          </table:table-cell>
          <table:table-cell office:value-type="float" office:value="-3.00698543" calcext:value-type="float">
            <text:p>-3.00698543</text:p>
          </table:table-cell>
        </table:table-row>
        <table:table-row table:style-name="ro1">
          <table:table-cell office:value-type="float" office:value="76.8253479" calcext:value-type="float">
            <text:p>76.8253479</text:p>
          </table:table-cell>
          <table:table-cell office:value-type="float" office:value="1.69404495" calcext:value-type="float">
            <text:p>1.69404495</text:p>
          </table:table-cell>
          <table:table-cell office:value-type="float" office:value="-19.1415195" calcext:value-type="float">
            <text:p>-19.1415195</text:p>
          </table:table-cell>
          <table:table-cell office:value-type="float" office:value="8.5856905" calcext:value-type="float">
            <text:p>8.5856905</text:p>
          </table:table-cell>
          <table:table-cell office:value-type="float" office:value="1.36776948" calcext:value-type="float">
            <text:p>1.36776948</text:p>
          </table:table-cell>
          <table:table-cell office:value-type="float" office:value="-3.37032866" calcext:value-type="float">
            <text:p>-3.37032866</text:p>
          </table:table-cell>
        </table:table-row>
        <table:table-row table:style-name="ro1">
          <table:table-cell office:value-type="float" office:value="76.9107056" calcext:value-type="float">
            <text:p>76.9107056</text:p>
          </table:table-cell>
          <table:table-cell office:value-type="float" office:value="1.70842254" calcext:value-type="float">
            <text:p>1.70842254</text:p>
          </table:table-cell>
          <table:table-cell office:value-type="float" office:value="-19.1772118" calcext:value-type="float">
            <text:p>-19.1772118</text:p>
          </table:table-cell>
          <table:table-cell office:value-type="float" office:value="8.48207569" calcext:value-type="float">
            <text:p>8.48207569</text:p>
          </table:table-cell>
          <table:table-cell office:value-type="float" office:value="1.50907171" calcext:value-type="float">
            <text:p>1.50907171</text:p>
          </table:table-cell>
          <table:table-cell office:value-type="float" office:value="-3.77535701" calcext:value-type="float">
            <text:p>-3.77535701</text:p>
          </table:table-cell>
        </table:table-row>
        <table:table-row table:style-name="ro1">
          <table:table-cell office:value-type="float" office:value="76.9949112" calcext:value-type="float">
            <text:p>76.9949112</text:p>
          </table:table-cell>
          <table:table-cell office:value-type="float" office:value="1.72424912" calcext:value-type="float">
            <text:p>1.72424912</text:p>
          </table:table-cell>
          <table:table-cell office:value-type="float" office:value="-19.2171783" calcext:value-type="float">
            <text:p>-19.2171783</text:p>
          </table:table-cell>
          <table:table-cell office:value-type="float" office:value="8.35409641" calcext:value-type="float">
            <text:p>8.35409641</text:p>
          </table:table-cell>
          <table:table-cell office:value-type="float" office:value="1.65717709" calcext:value-type="float">
            <text:p>1.65717709</text:p>
          </table:table-cell>
          <table:table-cell office:value-type="float" office:value="-4.22583771" calcext:value-type="float">
            <text:p>-4.22583771</text:p>
          </table:table-cell>
        </table:table-row>
        <table:table-row table:style-name="ro1">
          <table:table-cell office:value-type="float" office:value="77.0776901" calcext:value-type="float">
            <text:p>77.0776901</text:p>
          </table:table-cell>
          <table:table-cell office:value-type="float" office:value="1.74157882" calcext:value-type="float">
            <text:p>1.74157882</text:p>
          </table:table-cell>
          <table:table-cell office:value-type="float" office:value="-19.2618923" calcext:value-type="float">
            <text:p>-19.2618923</text:p>
          </table:table-cell>
          <table:table-cell office:value-type="float" office:value="8.19692421" calcext:value-type="float">
            <text:p>8.19692421</text:p>
          </table:table-cell>
          <table:table-cell office:value-type="float" office:value="1.80906558" calcext:value-type="float">
            <text:p>1.80906558</text:p>
          </table:table-cell>
          <table:table-cell office:value-type="float" office:value="-4.72536707" calcext:value-type="float">
            <text:p>-4.72536707</text:p>
          </table:table-cell>
        </table:table-row>
        <table:table-row table:style-name="ro1">
          <table:table-cell office:value-type="float" office:value="77.1587296" calcext:value-type="float">
            <text:p>77.1587296</text:p>
          </table:table-cell>
          <table:table-cell office:value-type="float" office:value="1.76042795" calcext:value-type="float">
            <text:p>1.76042795</text:p>
          </table:table-cell>
          <table:table-cell office:value-type="float" office:value="-19.3118591" calcext:value-type="float">
            <text:p>-19.3118591</text:p>
          </table:table-cell>
          <table:table-cell office:value-type="float" office:value="8.00530052" calcext:value-type="float">
            <text:p>8.00530052</text:p>
          </table:table-cell>
          <table:table-cell office:value-type="float" office:value="1.96013939" calcext:value-type="float">
            <text:p>1.96013939</text:p>
          </table:table-cell>
          <table:table-cell office:value-type="float" office:value="-5.27706337" calcext:value-type="float">
            <text:p>-5.27706337</text:p>
          </table:table-cell>
        </table:table-row>
        <table:table-row table:style-name="ro1">
          <table:table-cell office:value-type="float" office:value="77.2376633" calcext:value-type="float">
            <text:p>77.2376633</text:p>
          </table:table-cell>
          <table:table-cell office:value-type="float" office:value="1.78075719" calcext:value-type="float">
            <text:p>1.78075719</text:p>
          </table:table-cell>
          <table:table-cell office:value-type="float" office:value="-19.3676147" calcext:value-type="float">
            <text:p>-19.3676147</text:p>
          </table:table-cell>
          <table:table-cell office:value-type="float" office:value="7.77384377" calcext:value-type="float">
            <text:p>7.77384377</text:p>
          </table:table-cell>
          <table:table-cell office:value-type="float" office:value="2.10379863" calcext:value-type="float">
            <text:p>2.10379863</text:p>
          </table:table-cell>
          <table:table-cell office:value-type="float" office:value="-5.8830862" calcext:value-type="float">
            <text:p>-5.8830862</text:p>
          </table:table-cell>
        </table:table-row>
        <table:table-row table:style-name="ro1">
          <table:table-cell office:value-type="float" office:value="77.3140564" calcext:value-type="float">
            <text:p>77.3140564</text:p>
          </table:table-cell>
          <table:table-cell office:value-type="float" office:value="1.80244946" calcext:value-type="float">
            <text:p>1.80244946</text:p>
          </table:table-cell>
          <table:table-cell office:value-type="float" office:value="-19.4297047" calcext:value-type="float">
            <text:p>-19.4297047</text:p>
          </table:table-cell>
          <table:table-cell office:value-type="float" office:value="7.49760199" calcext:value-type="float">
            <text:p>7.49760199</text:p>
          </table:table-cell>
          <table:table-cell office:value-type="float" office:value="2.23102927" calcext:value-type="float">
            <text:p>2.23102927</text:p>
          </table:table-cell>
          <table:table-cell office:value-type="float" office:value="-6.54392052" calcext:value-type="float">
            <text:p>-6.54392052</text:p>
          </table:table-cell>
        </table:table-row>
        <table:table-row table:style-name="ro1">
          <table:table-cell office:value-type="float" office:value="77.3874512" calcext:value-type="float">
            <text:p>77.3874512</text:p>
          </table:table-cell>
          <table:table-cell office:value-type="float" office:value="1.82528424" calcext:value-type="float">
            <text:p>1.82528424</text:p>
          </table:table-cell>
          <table:table-cell office:value-type="float" office:value="-19.4986687" calcext:value-type="float">
            <text:p>-19.4986687</text:p>
          </table:table-cell>
          <table:table-cell office:value-type="float" office:value="7.17295742" calcext:value-type="float">
            <text:p>7.17295742</text:p>
          </table:table-cell>
          <table:table-cell office:value-type="float" office:value="2.33011508" calcext:value-type="float">
            <text:p>2.33011508</text:p>
          </table:table-cell>
          <table:table-cell office:value-type="float" office:value="-7.25734615" calcext:value-type="float">
            <text:p>-7.25734615</text:p>
          </table:table-cell>
        </table:table-row>
        <table:table-row table:style-name="ro1">
          <table:table-cell office:value-type="float" office:value="77.4573517" calcext:value-type="float">
            <text:p>77.4573517</text:p>
          </table:table-cell>
          <table:table-cell office:value-type="float" office:value="1.84891009" calcext:value-type="float">
            <text:p>1.84891009</text:p>
          </table:table-cell>
          <table:table-cell office:value-type="float" office:value="-19.5750065" calcext:value-type="float">
            <text:p>-19.5750065</text:p>
          </table:table-cell>
          <table:table-cell office:value-type="float" office:value="6.79896402" calcext:value-type="float">
            <text:p>6.79896402</text:p>
          </table:table-cell>
          <table:table-cell office:value-type="float" office:value="2.38663721" calcext:value-type="float">
            <text:p>2.38663721</text:p>
          </table:table-cell>
          <table:table-cell office:value-type="float" office:value="-8.01705837" calcext:value-type="float">
            <text:p>-8.01705837</text:p>
          </table:table-cell>
        </table:table-row>
        <table:table-row table:style-name="ro1">
          <table:table-cell office:value-type="float" office:value="77.5232773" calcext:value-type="float">
            <text:p>77.5232773</text:p>
          </table:table-cell>
          <table:table-cell office:value-type="float" office:value="1.8728199" calcext:value-type="float">
            <text:p>1.8728199</text:p>
          </table:table-cell>
          <table:table-cell office:value-type="float" office:value="-19.6591244" calcext:value-type="float">
            <text:p>-19.6591244</text:p>
          </table:table-cell>
          <table:table-cell office:value-type="float" office:value="6.37914276" calcext:value-type="float">
            <text:p>6.37914276</text:p>
          </table:table-cell>
          <table:table-cell office:value-type="float" office:value="2.38401222" calcext:value-type="float">
            <text:p>2.38401222</text:p>
          </table:table-cell>
          <table:table-cell office:value-type="float" office:value="-8.81093311" calcext:value-type="float">
            <text:p>-8.81093311</text:p>
          </table:table-cell>
        </table:table-row>
        <table:table-row table:style-name="ro1">
          <table:table-cell office:value-type="float" office:value="77.584816" calcext:value-type="float">
            <text:p>77.584816</text:p>
          </table:table-cell>
          <table:table-cell office:value-type="float" office:value="1.89633501" calcext:value-type="float">
            <text:p>1.89633501</text:p>
          </table:table-cell>
          <table:table-cell office:value-type="float" office:value="-19.7512741" calcext:value-type="float">
            <text:p>-19.7512741</text:p>
          </table:table-cell>
          <table:table-cell office:value-type="float" office:value="5.92359018" calcext:value-type="float">
            <text:p>5.92359018</text:p>
          </table:table-cell>
          <table:table-cell office:value-type="float" office:value="2.30484986" calcext:value-type="float">
            <text:p>2.30484986</text:p>
          </table:table-cell>
          <table:table-cell office:value-type="float" office:value="-9.61912823" calcext:value-type="float">
            <text:p>-9.61912823</text:p>
          </table:table-cell>
        </table:table-row>
        <table:table-row table:style-name="ro1">
          <table:table-cell office:value-type="float" office:value="77.6416931" calcext:value-type="float">
            <text:p>77.6416931</text:p>
          </table:table-cell>
          <table:table-cell office:value-type="float" office:value="1.91860843" calcext:value-type="float">
            <text:p>1.91860843</text:p>
          </table:table-cell>
          <table:table-cell office:value-type="float" office:value="-19.8514595" calcext:value-type="float">
            <text:p>-19.8514595</text:p>
          </table:table-cell>
          <table:table-cell office:value-type="float" office:value="5.45095253" calcext:value-type="float">
            <text:p>5.45095253</text:p>
          </table:table-cell>
          <table:table-cell office:value-type="float" office:value="2.13335299" calcext:value-type="float">
            <text:p>2.13335299</text:p>
          </table:table-cell>
          <table:table-cell office:value-type="float" office:value="-10.4124928" calcext:value-type="float">
            <text:p>-10.4124928</text:p>
          </table:table-cell>
        </table:table-row>
        <table:table-row table:style-name="ro1">
          <table:table-cell office:value-type="float" office:value="77.6938705" calcext:value-type="float">
            <text:p>77.6938705</text:p>
          </table:table-cell>
          <table:table-cell office:value-type="float" office:value="1.93865716" calcext:value-type="float">
            <text:p>1.93865716</text:p>
          </table:table-cell>
          <table:table-cell office:value-type="float" office:value="-19.9593468" calcext:value-type="float">
            <text:p>-19.9593468</text:p>
          </table:table-cell>
          <table:table-cell office:value-type="float" office:value="4.989429" calcext:value-type="float">
            <text:p>4.989429</text:p>
          </table:table-cell>
          <table:table-cell office:value-type="float" office:value="1.85875273" calcext:value-type="float">
            <text:p>1.85875273</text:p>
          </table:table-cell>
          <table:table-cell office:value-type="float" office:value="-11.1521196" calcext:value-type="float">
            <text:p>-11.1521196</text:p>
          </table:table-cell>
        </table:table-row>
        <table:table-row table:style-name="ro1">
          <table:table-cell office:value-type="float" office:value="77.7416382" calcext:value-type="float">
            <text:p>77.7416382</text:p>
          </table:table-cell>
          <table:table-cell office:value-type="float" office:value="1.95543218" calcext:value-type="float">
            <text:p>1.95543218</text:p>
          </table:table-cell>
          <table:table-cell office:value-type="float" office:value="-20.0741692" calcext:value-type="float">
            <text:p>-20.0741692</text:p>
          </table:table-cell>
          <table:table-cell office:value-type="float" office:value="4.57564068" calcext:value-type="float">
            <text:p>4.57564068</text:p>
          </table:table-cell>
          <table:table-cell office:value-type="float" office:value="1.47928429" calcext:value-type="float">
            <text:p>1.47928429</text:p>
          </table:table-cell>
          <table:table-cell office:value-type="float" office:value="-11.7911854" calcext:value-type="float">
            <text:p>-11.7911854</text:p>
          </table:table-cell>
        </table:table-row>
        <table:table-row table:style-name="ro1">
          <table:table-cell office:value-type="float" office:value="77.785675" calcext:value-type="float">
            <text:p>77.785675</text:p>
          </table:table-cell>
          <table:table-cell office:value-type="float" office:value="1.96792686" calcext:value-type="float">
            <text:p>1.96792686</text:p>
          </table:table-cell>
          <table:table-cell office:value-type="float" office:value="-20.1946697" calcext:value-type="float">
            <text:p>-20.1946697</text:p>
          </table:table-cell>
          <table:table-cell office:value-type="float" office:value="4.25035429" calcext:value-type="float">
            <text:p>4.25035429</text:p>
          </table:table-cell>
          <table:table-cell office:value-type="float" office:value="1.00560832" calcext:value-type="float">
            <text:p>1.00560832</text:p>
          </table:table-cell>
          <table:table-cell office:value-type="float" office:value="-12.280014" calcext:value-type="float">
            <text:p>-12.280014</text:p>
          </table:table-cell>
        </table:table-row>
        <table:table-row table:style-name="ro1">
          <table:table-cell office:value-type="float" office:value="77.8270645" calcext:value-type="float">
            <text:p>77.8270645</text:p>
          </table:table-cell>
          <table:table-cell office:value-type="float" office:value="1.97531009" calcext:value-type="float">
            <text:p>1.97531009</text:p>
          </table:table-cell>
          <table:table-cell office:value-type="float" office:value="-20.3191185" calcext:value-type="float">
            <text:p>-20.3191185</text:p>
          </table:table-cell>
          <table:table-cell office:value-type="float" office:value="4.05105257" calcext:value-type="float">
            <text:p>4.05105257</text:p>
          </table:table-cell>
          <table:table-cell office:value-type="float" office:value="0.462138474" calcext:value-type="float">
            <text:p>0.462138474</text:p>
          </table:table-cell>
          <table:table-cell office:value-type="float" office:value="-12.5742865" calcext:value-type="float">
            <text:p>-12.5742865</text:p>
          </table:table-cell>
        </table:table-row>
        <table:table-row table:style-name="ro1">
          <table:table-cell office:value-type="float" office:value="77.8672028" calcext:value-type="float">
            <text:p>77.8672028</text:p>
          </table:table-cell>
          <table:table-cell office:value-type="float" office:value="1.9770565" calcext:value-type="float">
            <text:p>1.9770565</text:p>
          </table:table-cell>
          <table:table-cell office:value-type="float" office:value="-20.445406" calcext:value-type="float">
            <text:p>-20.445406</text:p>
          </table:table-cell>
          <table:table-cell office:value-type="float" office:value="4.00312424" calcext:value-type="float">
            <text:p>4.00312424</text:p>
          </table:table-cell>
          <table:table-cell office:value-type="float" office:value="-0.115028501" calcext:value-type="float">
            <text:p>-0.115028501</text:p>
          </table:table-cell>
          <table:table-cell office:value-type="float" office:value="-12.6444998" calcext:value-type="float">
            <text:p>-12.6444998</text:p>
          </table:table-cell>
        </table:table-row>
        <table:table-row table:style-name="ro1">
          <table:table-cell office:value-type="float" office:value="77.9076538" calcext:value-type="float">
            <text:p>77.9076538</text:p>
          </table:table-cell>
          <table:table-cell office:value-type="float" office:value="1.97303808" calcext:value-type="float">
            <text:p>1.97303808</text:p>
          </table:table-cell>
          <table:table-cell office:value-type="float" office:value="-20.5712337" calcext:value-type="float">
            <text:p>-20.5712337</text:p>
          </table:table-cell>
          <table:table-cell office:value-type="float" office:value="4.11295271" calcext:value-type="float">
            <text:p>4.11295271</text:p>
          </table:table-cell>
          <table:table-cell office:value-type="float" office:value="-0.68371141" calcext:value-type="float">
            <text:p>-0.68371141</text:p>
          </table:table-cell>
          <table:table-cell office:value-type="float" office:value="-12.4832897" calcext:value-type="float">
            <text:p>-12.4832897</text:p>
          </table:table-cell>
        </table:table-row>
        <table:table-row table:style-name="ro1">
          <table:table-cell office:value-type="float" office:value="77.9499435" calcext:value-type="float">
            <text:p>77.9499435</text:p>
          </table:table-cell>
          <table:table-cell office:value-type="float" office:value="1.96354723" calcext:value-type="float">
            <text:p>1.96354723</text:p>
          </table:table-cell>
          <table:table-cell office:value-type="float" office:value="-20.6943531" calcext:value-type="float">
            <text:p>-20.6943531</text:p>
          </table:table-cell>
          <table:table-cell office:value-type="float" office:value="4.36606979" calcext:value-type="float">
            <text:p>4.36606979</text:p>
          </table:table-cell>
          <table:table-cell office:value-type="float" office:value="-1.20328784" calcext:value-type="float">
            <text:p>-1.20328784</text:p>
          </table:table-cell>
          <table:table-cell office:value-type="float" office:value="-12.1073771" calcext:value-type="float">
            <text:p>-12.1073771</text:p>
          </table:table-cell>
        </table:table-row>
        <table:table-row table:style-name="ro1">
          <table:table-cell office:value-type="float" office:value="77.9953537" calcext:value-type="float">
            <text:p>77.9953537</text:p>
          </table:table-cell>
          <table:table-cell office:value-type="float" office:value="1.94924438" calcext:value-type="float">
            <text:p>1.94924438</text:p>
          </table:table-cell>
          <table:table-cell office:value-type="float" office:value="-20.8127861" calcext:value-type="float">
            <text:p>-20.8127861</text:p>
          </table:table-cell>
          <table:table-cell office:value-type="float" office:value="4.7312808" calcext:value-type="float">
            <text:p>4.7312808</text:p>
          </table:table-cell>
          <table:table-cell office:value-type="float" office:value="-1.64180028" calcext:value-type="float">
            <text:p>-1.64180028</text:p>
          </table:table-cell>
          <table:table-cell office:value-type="float" office:value="-11.553215" calcext:value-type="float">
            <text:p>-11.553215</text:p>
          </table:table-cell>
        </table:table-row>
        <table:table-row table:style-name="ro1">
          <table:table-cell office:value-type="float" office:value="78.0448074" calcext:value-type="float">
            <text:p>78.0448074</text:p>
          </table:table-cell>
          <table:table-cell office:value-type="float" office:value="1.93104672" calcext:value-type="float">
            <text:p>1.93104672</text:p>
          </table:table-cell>
          <table:table-cell office:value-type="float" office:value="-20.9249821" calcext:value-type="float">
            <text:p>-20.9249821</text:p>
          </table:table-cell>
          <table:table-cell office:value-type="float" office:value="5.16876173" calcext:value-type="float">
            <text:p>5.16876173</text:p>
          </table:table-cell>
          <table:table-cell office:value-type="float" office:value="-1.98024631" calcext:value-type="float">
            <text:p>-1.98024631</text:p>
          </table:table-cell>
          <table:table-cell office:value-type="float" office:value="-10.868372" calcext:value-type="float">
            <text:p>-10.868372</text:p>
          </table:table-cell>
        </table:table-row>
        <table:table-row table:style-name="ro1">
          <table:table-cell office:value-type="float" office:value="78.0988312" calcext:value-type="float">
            <text:p>78.0988312</text:p>
          </table:table-cell>
          <table:table-cell office:value-type="float" office:value="1.90999269" calcext:value-type="float">
            <text:p>1.90999269</text:p>
          </table:table-cell>
          <table:table-cell office:value-type="float" office:value="-21.0298843" calcext:value-type="float">
            <text:p>-21.0298843</text:p>
          </table:table-cell>
          <table:table-cell office:value-type="float" office:value="5.63865757" calcext:value-type="float">
            <text:p>5.63865757</text:p>
          </table:table-cell>
          <table:table-cell office:value-type="float" office:value="-2.2131989" calcext:value-type="float">
            <text:p>-2.2131989</text:p>
          </table:table-cell>
          <table:table-cell office:value-type="float" office:value="-10.1022205" calcext:value-type="float">
            <text:p>-10.1022205</text:p>
          </table:table-cell>
        </table:table-row>
        <table:table-row table:style-name="ro1">
          <table:table-cell office:value-type="float" office:value="78.1575775" calcext:value-type="float">
            <text:p>78.1575775</text:p>
          </table:table-cell>
          <table:table-cell office:value-type="float" office:value="1.88711607" calcext:value-type="float">
            <text:p>1.88711607</text:p>
          </table:table-cell>
          <table:table-cell office:value-type="float" office:value="-21.1269054" calcext:value-type="float">
            <text:p>-21.1269054</text:p>
          </table:table-cell>
          <table:table-cell office:value-type="float" office:value="6.1073637" calcext:value-type="float">
            <text:p>6.1073637</text:p>
          </table:table-cell>
          <table:table-cell office:value-type="float" office:value="-2.34646034" calcext:value-type="float">
            <text:p>-2.34646034</text:p>
          </table:table-cell>
          <table:table-cell office:value-type="float" office:value="-9.29886055" calcext:value-type="float">
            <text:p>-9.29886055</text:p>
          </table:table-cell>
        </table:table-row>
        <table:table-row table:style-name="ro1">
          <table:table-cell office:value-type="float" office:value="78.2208939" calcext:value-type="float">
            <text:p>78.2208939</text:p>
          </table:table-cell>
          <table:table-cell office:value-type="float" office:value="1.86335218" calcext:value-type="float">
            <text:p>1.86335218</text:p>
          </table:table-cell>
          <table:table-cell office:value-type="float" office:value="-21.2158566" calcext:value-type="float">
            <text:p>-21.2158566</text:p>
          </table:table-cell>
          <table:table-cell office:value-type="float" office:value="6.5504756" calcext:value-type="float">
            <text:p>6.5504756</text:p>
          </table:table-cell>
          <table:table-cell office:value-type="float" office:value="-2.39325547" calcext:value-type="float">
            <text:p>-2.39325547</text:p>
          </table:table-cell>
          <table:table-cell office:value-type="float" office:value="-8.49340057" calcext:value-type="float">
            <text:p>-8.49340057</text:p>
          </table:table-cell>
        </table:table-row>
        <table:table-row table:style-name="ro1">
          <table:table-cell office:value-type="float" office:value="78.2884521" calcext:value-type="float">
            <text:p>78.2884521</text:p>
          </table:table-cell>
          <table:table-cell office:value-type="float" office:value="1.83948326" calcext:value-type="float">
            <text:p>1.83948326</text:p>
          </table:table-cell>
          <table:table-cell office:value-type="float" office:value="-21.2968521" calcext:value-type="float">
            <text:p>-21.2968521</text:p>
          </table:table-cell>
          <table:table-cell office:value-type="float" office:value="6.95293236" calcext:value-type="float">
            <text:p>6.95293236</text:p>
          </table:table-cell>
          <table:table-cell office:value-type="float" office:value="-2.37037015" calcext:value-type="float">
            <text:p>-2.37037015</text:p>
          </table:table-cell>
          <table:table-cell office:value-type="float" office:value="-7.71116352" calcext:value-type="float">
            <text:p>-7.71116352</text:p>
          </table:table-cell>
        </table:table-row>
        <table:table-row table:style-name="ro1">
          <table:table-cell office:value-type="float" office:value="78.3597946" calcext:value-type="float">
            <text:p>78.3597946</text:p>
          </table:table-cell>
          <table:table-cell office:value-type="float" office:value="1.81611919" calcext:value-type="float">
            <text:p>1.81611919</text:p>
          </table:table-cell>
          <table:table-cell office:value-type="float" office:value="-21.3702126" calcext:value-type="float">
            <text:p>-21.3702126</text:p>
          </table:table-cell>
          <table:table-cell office:value-type="float" office:value="7.30750132" calcext:value-type="float">
            <text:p>7.30750132</text:p>
          </table:table-cell>
          <table:table-cell office:value-type="float" office:value="-2.29510164" calcext:value-type="float">
            <text:p>-2.29510164</text:p>
          </table:table-cell>
          <table:table-cell office:value-type="float" office:value="-6.96870947" calcext:value-type="float">
            <text:p>-6.96870947</text:p>
          </table:table-cell>
        </table:table-row>
        <table:table-row table:style-name="ro1">
          <table:table-cell office:value-type="float" office:value="78.434433" calcext:value-type="float">
            <text:p>78.434433</text:p>
          </table:table-cell>
          <table:table-cell office:value-type="float" office:value="1.79370284" calcext:value-type="float">
            <text:p>1.79370284</text:p>
          </table:table-cell>
          <table:table-cell office:value-type="float" office:value="-21.4363899" calcext:value-type="float">
            <text:p>-21.4363899</text:p>
          </table:table-cell>
          <table:table-cell office:value-type="float" office:value="7.61267185" calcext:value-type="float">
            <text:p>7.61267185</text:p>
          </table:table-cell>
          <table:table-cell office:value-type="float" office:value="-2.18328571" calcext:value-type="float">
            <text:p>-2.18328571</text:p>
          </table:table-cell>
          <table:table-cell office:value-type="float" office:value="-6.27563238" calcext:value-type="float">
            <text:p>-6.27563238</text:p>
          </table:table-cell>
        </table:table-row>
        <table:table-row table:style-name="ro1">
          <table:table-cell office:value-type="float" office:value="78.5118866" calcext:value-type="float">
            <text:p>78.5118866</text:p>
          </table:table-cell>
          <table:table-cell office:value-type="float" office:value="1.77253044" calcext:value-type="float">
            <text:p>1.77253044</text:p>
          </table:table-cell>
          <table:table-cell office:value-type="float" office:value="-21.4959049" calcext:value-type="float">
            <text:p>-21.4959049</text:p>
          </table:table-cell>
          <table:table-cell office:value-type="float" office:value="7.87063885" calcext:value-type="float">
            <text:p>7.87063885</text:p>
          </table:table-cell>
          <table:table-cell office:value-type="float" office:value="-2.04829931" calcext:value-type="float">
            <text:p>-2.04829931</text:p>
          </table:table-cell>
          <table:table-cell office:value-type="float" office:value="-5.63642693" calcext:value-type="float">
            <text:p>-5.63642693</text:p>
          </table:table-cell>
        </table:table-row>
        <table:table-row table:style-name="ro1">
          <table:table-cell office:value-type="float" office:value="78.5917053" calcext:value-type="float">
            <text:p>78.5917053</text:p>
          </table:table-cell>
          <table:table-cell office:value-type="float" office:value="1.75277841" calcext:value-type="float">
            <text:p>1.75277841</text:p>
          </table:table-cell>
          <table:table-cell office:value-type="float" office:value="-21.5493011" calcext:value-type="float">
            <text:p>-21.5493011</text:p>
          </table:table-cell>
          <table:table-cell office:value-type="float" office:value="8.08568192" calcext:value-type="float">
            <text:p>8.08568192</text:p>
          </table:table-cell>
          <table:table-cell office:value-type="float" office:value="-1.90076649" calcext:value-type="float">
            <text:p>-1.90076649</text:p>
          </table:table-cell>
          <table:table-cell office:value-type="float" office:value="-5.05210161" calcext:value-type="float">
            <text:p>-5.05210161</text:p>
          </table:table-cell>
        </table:table-row>
        <table:table-row table:style-name="ro1">
          <table:table-cell office:value-type="float" office:value="78.6734772" calcext:value-type="float">
            <text:p>78.6734772</text:p>
          </table:table-cell>
          <table:table-cell office:value-type="float" office:value="1.73452997" calcext:value-type="float">
            <text:p>1.73452997</text:p>
          </table:table-cell>
          <table:table-cell office:value-type="float" office:value="-21.5971241" calcext:value-type="float">
            <text:p>-21.5971241</text:p>
          </table:table-cell>
          <table:table-cell office:value-type="float" office:value="8.26301193" calcext:value-type="float">
            <text:p>8.26301193</text:p>
          </table:table-cell>
          <table:table-cell office:value-type="float" office:value="-1.74870133" calcext:value-type="float">
            <text:p>-1.74870133</text:p>
          </table:table-cell>
          <table:table-cell office:value-type="float" office:value="-4.52139664" calcext:value-type="float">
            <text:p>-4.52139664</text:p>
          </table:table-cell>
        </table:table-row>
        <table:table-row table:style-name="ro1">
          <table:table-cell office:value-type="float" office:value="78.7568588" calcext:value-type="float">
            <text:p>78.7568588</text:p>
          </table:table-cell>
          <table:table-cell office:value-type="float" office:value="1.71780014" calcext:value-type="float">
            <text:p>1.71780014</text:p>
          </table:table-cell>
          <table:table-cell office:value-type="float" office:value="-21.6398983" calcext:value-type="float">
            <text:p>-21.6398983</text:p>
          </table:table-cell>
          <table:table-cell office:value-type="float" office:value="8.40801048" calcext:value-type="float">
            <text:p>8.40801048</text:p>
          </table:table-cell>
          <table:table-cell office:value-type="float" office:value="-1.59785843" calcext:value-type="float">
            <text:p>-1.59785843</text:p>
          </table:table-cell>
          <table:table-cell office:value-type="float" office:value="-4.04170609" calcext:value-type="float">
            <text:p>-4.04170609</text:p>
          </table:table-cell>
        </table:table-row>
        <table:table-row table:style-name="ro1">
          <table:table-cell office:value-type="float" office:value="78.8415451" calcext:value-type="float">
            <text:p>78.8415451</text:p>
          </table:table-cell>
          <table:table-cell office:value-type="float" office:value="1.70255554" calcext:value-type="float">
            <text:p>1.70255554</text:p>
          </table:table-cell>
          <table:table-cell office:value-type="float" office:value="-21.6781178" calcext:value-type="float">
            <text:p>-21.6781178</text:p>
          </table:table-cell>
          <table:table-cell office:value-type="float" office:value="8.52579021" calcext:value-type="float">
            <text:p>8.52579021</text:p>
          </table:table-cell>
          <table:table-cell office:value-type="float" office:value="-1.45216119" calcext:value-type="float">
            <text:p>-1.45216119</text:p>
          </table:table-cell>
          <table:table-cell office:value-type="float" office:value="-3.60967255" calcext:value-type="float">
            <text:p>-3.60967255</text:p>
          </table:table-cell>
        </table:table-row>
        <table:table-row table:style-name="ro1">
          <table:table-cell office:value-type="float" office:value="78.9272995" calcext:value-type="float">
            <text:p>78.9272995</text:p>
          </table:table-cell>
          <table:table-cell office:value-type="float" office:value="1.68873131" calcext:value-type="float">
            <text:p>1.68873131</text:p>
          </table:table-cell>
          <table:table-cell office:value-type="float" office:value="-21.7122383" calcext:value-type="float">
            <text:p>-21.7122383</text:p>
          </table:table-cell>
          <table:table-cell office:value-type="float" office:value="8.62096596" calcext:value-type="float">
            <text:p>8.62096596</text:p>
          </table:table-cell>
          <table:table-cell office:value-type="float" office:value="-1.31411409" calcext:value-type="float">
            <text:p>-1.31411409</text:p>
          </table:table-cell>
          <table:table-cell office:value-type="float" office:value="-3.22161102" calcext:value-type="float">
            <text:p>-3.22161102</text:p>
          </table:table-cell>
        </table:table-row>
        <table:table-row table:style-name="ro1">
          <table:table-cell office:value-type="float" office:value="79.0139084" calcext:value-type="float">
            <text:p>79.0139084</text:p>
          </table:table-cell>
          <table:table-cell office:value-type="float" office:value="1.67624295" calcext:value-type="float">
            <text:p>1.67624295</text:p>
          </table:table-cell>
          <table:table-cell office:value-type="float" office:value="-21.7426834" calcext:value-type="float">
            <text:p>-21.7426834</text:p>
          </table:table-cell>
          <table:table-cell office:value-type="float" office:value="8.69756508" calcext:value-type="float">
            <text:p>8.69756508</text:p>
          </table:table-cell>
          <table:table-cell office:value-type="float" office:value="-1.18516564" calcext:value-type="float">
            <text:p>-1.18516564</text:p>
          </table:table-cell>
          <table:table-cell office:value-type="float" office:value="-2.87374187" calcext:value-type="float">
            <text:p>-2.87374187</text:p>
          </table:table-cell>
        </table:table-row>
        <table:table-row table:style-name="ro1">
          <table:table-cell office:value-type="float" office:value="79.1012039" calcext:value-type="float">
            <text:p>79.1012039</text:p>
          </table:table-cell>
          <table:table-cell office:value-type="float" office:value="1.66499543" calcext:value-type="float">
            <text:p>1.66499543</text:p>
          </table:table-cell>
          <table:table-cell office:value-type="float" office:value="-21.7698345" calcext:value-type="float">
            <text:p>-21.7698345</text:p>
          </table:table-cell>
          <table:table-cell office:value-type="float" office:value="8.75901508" calcext:value-type="float">
            <text:p>8.75901508</text:p>
          </table:table-cell>
          <table:table-cell office:value-type="float" office:value="-1.06600165" calcext:value-type="float">
            <text:p>-1.06600165</text:p>
          </table:table-cell>
          <table:table-cell office:value-type="float" office:value="-2.56238699" calcext:value-type="float">
            <text:p>-2.56238699</text:p>
          </table:table-cell>
        </table:table-row>
        <table:table-row table:style-name="ro1">
          <table:table-cell office:value-type="float" office:value="79.1890488" calcext:value-type="float">
            <text:p>79.1890488</text:p>
          </table:table-cell>
          <table:table-cell office:value-type="float" office:value="1.65488982" calcext:value-type="float">
            <text:p>1.65488982</text:p>
          </table:table-cell>
          <table:table-cell office:value-type="float" office:value="-21.7940407" calcext:value-type="float">
            <text:p>-21.7940407</text:p>
          </table:table-cell>
          <table:table-cell office:value-type="float" office:value="8.80818844" calcext:value-type="float">
            <text:p>8.80818844</text:p>
          </table:table-cell>
          <table:table-cell office:value-type="float" office:value="-0.95677793" calcext:value-type="float">
            <text:p>-0.95677793</text:p>
          </table:table-cell>
          <table:table-cell office:value-type="float" office:value="-2.28403831" calcext:value-type="float">
            <text:p>-2.28403831</text:p>
          </table:table-cell>
        </table:table-row>
        <table:table-row table:style-name="ro1">
          <table:table-cell office:value-type="float" office:value="79.2773361" calcext:value-type="float">
            <text:p>79.2773361</text:p>
          </table:table-cell>
          <table:table-cell office:value-type="float" office:value="1.64582741" calcext:value-type="float">
            <text:p>1.64582741</text:p>
          </table:table-cell>
          <table:table-cell office:value-type="float" office:value="-21.8156147" calcext:value-type="float">
            <text:p>-21.8156147</text:p>
          </table:table-cell>
          <table:table-cell office:value-type="float" office:value="8.84745979" calcext:value-type="float">
            <text:p>8.84745979</text:p>
          </table:table-cell>
          <table:table-cell office:value-type="float" office:value="-0.857294321" calcext:value-type="float">
            <text:p>-0.857294321</text:p>
          </table:table-cell>
          <table:table-cell office:value-type="float" office:value="-2.03542805" calcext:value-type="float">
            <text:p>-2.03542805</text:p>
          </table:table-cell>
        </table:table-row>
        <table:table-row table:style-name="ro1">
          <table:table-cell office:value-type="float" office:value="79.3659744" calcext:value-type="float">
            <text:p>79.3659744</text:p>
          </table:table-cell>
          <table:table-cell office:value-type="float" office:value="1.63771284" calcext:value-type="float">
            <text:p>1.63771284</text:p>
          </table:table-cell>
          <table:table-cell office:value-type="float" office:value="-21.8348389" calcext:value-type="float">
            <text:p>-21.8348389</text:p>
          </table:table-cell>
          <table:table-cell office:value-type="float" office:value="8.87877274" calcext:value-type="float">
            <text:p>8.87877274</text:p>
          </table:table-cell>
          <table:table-cell office:value-type="float" office:value="-0.767123699" calcext:value-type="float">
            <text:p>-0.767123699</text:p>
          </table:table-cell>
          <table:table-cell office:value-type="float" office:value="-1.81353545" calcext:value-type="float">
            <text:p>-1.81353545</text:p>
          </table:table-cell>
        </table:table-row>
        <table:table-row table:style-name="ro1">
          <table:table-cell office:value-type="float" office:value="79.454895" calcext:value-type="float">
            <text:p>79.454895</text:p>
          </table:table-cell>
          <table:table-cell office:value-type="float" office:value="1.63045573" calcext:value-type="float">
            <text:p>1.63045573</text:p>
          </table:table-cell>
          <table:table-cell office:value-type="float" office:value="-21.851965" calcext:value-type="float">
            <text:p>-21.851965</text:p>
          </table:table-cell>
          <table:table-cell office:value-type="float" office:value="8.90370941" calcext:value-type="float">
            <text:p>8.90370941</text:p>
          </table:table-cell>
          <table:table-cell office:value-type="float" office:value="-0.68570435" calcext:value-type="float">
            <text:p>-0.68570435</text:p>
          </table:table-cell>
          <table:table-cell office:value-type="float" office:value="-1.61560059" calcext:value-type="float">
            <text:p>-1.61560059</text:p>
          </table:table-cell>
        </table:table-row>
        <table:table-row table:style-name="ro1">
          <table:table-cell office:value-type="float" office:value="79.5440369" calcext:value-type="float">
            <text:p>79.5440369</text:p>
          </table:table-cell>
          <table:table-cell office:value-type="float" office:value="1.6239717" calcext:value-type="float">
            <text:p>1.6239717</text:p>
          </table:table-cell>
          <table:table-cell office:value-type="float" office:value="-21.8672218" calcext:value-type="float">
            <text:p>-21.8672218</text:p>
          </table:table-cell>
          <table:table-cell office:value-type="float" office:value="8.92354965" calcext:value-type="float">
            <text:p>8.92354965</text:p>
          </table:table-cell>
          <table:table-cell office:value-type="float" office:value="-0.612405241" calcext:value-type="float">
            <text:p>-0.612405241</text:p>
          </table:table-cell>
          <table:table-cell office:value-type="float" office:value="-1.43910527" calcext:value-type="float">
            <text:p>-1.43910527</text:p>
          </table:table-cell>
        </table:table-row>
        <table:table-row table:style-name="ro1">
          <table:table-cell office:value-type="float" office:value="79.6333542" calcext:value-type="float">
            <text:p>79.6333542</text:p>
          </table:table-cell>
          <table:table-cell office:value-type="float" office:value="1.61818278" calcext:value-type="float">
            <text:p>1.61818278</text:p>
          </table:table-cell>
          <table:table-cell office:value-type="float" office:value="-21.8808117" calcext:value-type="float">
            <text:p>-21.8808117</text:p>
          </table:table-cell>
          <table:table-cell office:value-type="float" office:value="8.93932247" calcext:value-type="float">
            <text:p>8.93932247</text:p>
          </table:table-cell>
          <table:table-cell office:value-type="float" office:value="-0.546569824" calcext:value-type="float">
            <text:p>-0.546569824</text:p>
          </table:table-cell>
          <table:table-cell office:value-type="float" office:value="-1.28178906" calcext:value-type="float">
            <text:p>-1.28178906</text:p>
          </table:table-cell>
        </table:table-row>
        <table:table-row table:style-name="ro1">
          <table:table-cell office:value-type="float" office:value="79.7228088" calcext:value-type="float">
            <text:p>79.7228088</text:p>
          </table:table-cell>
          <table:table-cell office:value-type="float" office:value="1.61301756" calcext:value-type="float">
            <text:p>1.61301756</text:p>
          </table:table-cell>
          <table:table-cell office:value-type="float" office:value="-21.8929157" calcext:value-type="float">
            <text:p>-21.8929157</text:p>
          </table:table-cell>
          <table:table-cell office:value-type="float" office:value="8.95185375" calcext:value-type="float">
            <text:p>8.95185375</text:p>
          </table:table-cell>
          <table:table-cell office:value-type="float" office:value="-0.487545669" calcext:value-type="float">
            <text:p>-0.487545669</text:p>
          </table:table-cell>
          <table:table-cell office:value-type="float" office:value="-1.14160597" calcext:value-type="float">
            <text:p>-1.14160597</text:p>
          </table:table-cell>
        </table:table-row>
        <table:table-row table:style-name="ro1">
          <table:table-cell office:value-type="float" office:value="79.8123779" calcext:value-type="float">
            <text:p>79.8123779</text:p>
          </table:table-cell>
          <table:table-cell office:value-type="float" office:value="1.60841119" calcext:value-type="float">
            <text:p>1.60841119</text:p>
          </table:table-cell>
          <table:table-cell office:value-type="float" office:value="-21.9036961" calcext:value-type="float">
            <text:p>-21.9036961</text:p>
          </table:table-cell>
          <table:table-cell office:value-type="float" office:value="8.96180439" calcext:value-type="float">
            <text:p>8.96180439</text:p>
          </table:table-cell>
          <table:table-cell office:value-type="float" office:value="-0.434703559" calcext:value-type="float">
            <text:p>-0.434703559</text:p>
          </table:table-cell>
          <table:table-cell office:value-type="float" office:value="-1.01671803" calcext:value-type="float">
            <text:p>-1.01671803</text:p>
          </table:table-cell>
        </table:table-row>
        <table:table-row table:style-name="ro1">
          <table:table-cell office:value-type="float" office:value="79.9020386" calcext:value-type="float">
            <text:p>79.9020386</text:p>
          </table:table-cell>
          <table:table-cell office:value-type="float" office:value="1.60430491" calcext:value-type="float">
            <text:p>1.60430491</text:p>
          </table:table-cell>
          <table:table-cell office:value-type="float" office:value="-21.9132957" calcext:value-type="float">
            <text:p>-21.9132957</text:p>
          </table:table-cell>
          <table:table-cell office:value-type="float" office:value="8.96970367" calcext:value-type="float">
            <text:p>8.96970367</text:p>
          </table:table-cell>
          <table:table-cell office:value-type="float" office:value="-0.387448698" calcext:value-type="float">
            <text:p>-0.387448698</text:p>
          </table:table-cell>
          <table:table-cell office:value-type="float" office:value="-0.905478954" calcext:value-type="float">
            <text:p>-0.905478954</text:p>
          </table:table-cell>
        </table:table-row>
        <table:table-row table:style-name="ro1">
          <table:table-cell office:value-type="float" office:value="79.9917679" calcext:value-type="float">
            <text:p>79.9917679</text:p>
          </table:table-cell>
          <table:table-cell office:value-type="float" office:value="1.60064554" calcext:value-type="float">
            <text:p>1.60064554</text:p>
          </table:table-cell>
          <table:table-cell office:value-type="float" office:value="-21.9218464" calcext:value-type="float">
            <text:p>-21.9218464</text:p>
          </table:table-cell>
          <table:table-cell office:value-type="float" office:value="8.97597218" calcext:value-type="float">
            <text:p>8.97597218</text:p>
          </table:table-cell>
          <table:table-cell office:value-type="float" office:value="-0.345227033" calcext:value-type="float">
            <text:p>-0.345227033</text:p>
          </table:table-cell>
          <table:table-cell office:value-type="float" office:value="-0.806408644" calcext:value-type="float">
            <text:p>-0.806408644</text:p>
          </table:table-cell>
        </table:table-row>
        <table:table-row table:style-name="ro1">
          <table:table-cell office:value-type="float" office:value="80.0815506" calcext:value-type="float">
            <text:p>80.0815506</text:p>
          </table:table-cell>
          <table:table-cell office:value-type="float" office:value="1.59738529" calcext:value-type="float">
            <text:p>1.59738529</text:p>
          </table:table-cell>
          <table:table-cell office:value-type="float" office:value="-21.9294605" calcext:value-type="float">
            <text:p>-21.9294605</text:p>
          </table:table-cell>
          <table:table-cell office:value-type="float" office:value="8.98094559" calcext:value-type="float">
            <text:p>8.98094559</text:p>
          </table:table-cell>
          <table:table-cell office:value-type="float" office:value="-0.30752784" calcext:value-type="float">
            <text:p>-0.30752784</text:p>
          </table:table-cell>
          <table:table-cell office:value-type="float" office:value="-0.718191743" calcext:value-type="float">
            <text:p>-0.718191743</text:p>
          </table:table-cell>
        </table:table-row>
        <table:table-row table:style-name="ro1">
          <table:table-cell office:value-type="float" office:value="80.1713791" calcext:value-type="float">
            <text:p>80.1713791</text:p>
          </table:table-cell>
          <table:table-cell office:value-type="float" office:value="1.59448147" calcext:value-type="float">
            <text:p>1.59448147</text:p>
          </table:table-cell>
          <table:table-cell office:value-type="float" office:value="-21.9362431" calcext:value-type="float">
            <text:p>-21.9362431</text:p>
          </table:table-cell>
          <table:table-cell office:value-type="float" office:value="8.98488998" calcext:value-type="float">
            <text:p>8.98488998</text:p>
          </table:table-cell>
          <table:table-cell office:value-type="float" office:value="-0.27388379" calcext:value-type="float">
            <text:p>-0.27388379</text:p>
          </table:table-cell>
          <table:table-cell office:value-type="float" office:value="-0.639650345" calcext:value-type="float">
            <text:p>-0.639650345</text:p>
          </table:table-cell>
        </table:table-row>
        <table:table-row table:style-name="ro1">
          <table:table-cell office:value-type="float" office:value="80.2612457" calcext:value-type="float">
            <text:p>80.2612457</text:p>
          </table:table-cell>
          <table:table-cell office:value-type="float" office:value="1.59189558" calcext:value-type="float">
            <text:p>1.59189558</text:p>
          </table:table-cell>
          <table:table-cell office:value-type="float" office:value="-21.9422836" calcext:value-type="float">
            <text:p>-21.9422836</text:p>
          </table:table-cell>
          <table:table-cell office:value-type="float" office:value="8.98801804" calcext:value-type="float">
            <text:p>8.98801804</text:p>
          </table:table-cell>
          <table:table-cell office:value-type="float" office:value="-0.24386996" calcext:value-type="float">
            <text:p>-0.24386996</text:p>
          </table:table-cell>
          <table:table-cell office:value-type="float" office:value="-0.569734693" calcext:value-type="float">
            <text:p>-0.569734693</text:p>
          </table:table-cell>
        </table:table-row>
        <table:table-row table:style-name="ro1">
          <table:table-cell office:value-type="float" office:value="80.3511353" calcext:value-type="float">
            <text:p>80.3511353</text:p>
          </table:table-cell>
          <table:table-cell office:value-type="float" office:value="1.58959329" calcext:value-type="float">
            <text:p>1.58959329</text:p>
          </table:table-cell>
          <table:table-cell office:value-type="float" office:value="-21.9476643" calcext:value-type="float">
            <text:p>-21.9476643</text:p>
          </table:table-cell>
          <table:table-cell office:value-type="float" office:value="8.99049854" calcext:value-type="float">
            <text:p>8.99049854</text:p>
          </table:table-cell>
          <table:table-cell office:value-type="float" office:value="-0.217101619" calcext:value-type="float">
            <text:p>-0.217101619</text:p>
          </table:table-cell>
          <table:table-cell office:value-type="float" office:value="-0.507504106" calcext:value-type="float">
            <text:p>-0.507504106</text:p>
          </table:table-cell>
        </table:table-row>
        <table:table-row table:style-name="ro1">
          <table:table-cell office:value-type="float" office:value="80.4410477" calcext:value-type="float">
            <text:p>80.4410477</text:p>
          </table:table-cell>
          <table:table-cell office:value-type="float" office:value="1.58754396" calcext:value-type="float">
            <text:p>1.58754396</text:p>
          </table:table-cell>
          <table:table-cell office:value-type="float" office:value="-21.9524574" calcext:value-type="float">
            <text:p>-21.9524574</text:p>
          </table:table-cell>
          <table:table-cell office:value-type="float" office:value="8.99246597" calcext:value-type="float">
            <text:p>8.99246597</text:p>
          </table:table-cell>
          <table:table-cell office:value-type="float" office:value="-0.19323194" calcext:value-type="float">
            <text:p>-0.19323194</text:p>
          </table:table-cell>
          <table:table-cell office:value-type="float" office:value="-0.45212087" calcext:value-type="float">
            <text:p>-0.45212087</text:p>
          </table:table-cell>
        </table:table-row>
        <table:table-row table:style-name="ro1">
          <table:table-cell office:value-type="float" office:value="80.530983" calcext:value-type="float">
            <text:p>80.530983</text:p>
          </table:table-cell>
          <table:table-cell office:value-type="float" office:value="1.58572006" calcext:value-type="float">
            <text:p>1.58572006</text:p>
          </table:table-cell>
          <table:table-cell office:value-type="float" office:value="-21.956728" calcext:value-type="float">
            <text:p>-21.956728</text:p>
          </table:table-cell>
          <table:table-cell office:value-type="float" office:value="8.99402523" calcext:value-type="float">
            <text:p>8.99402523</text:p>
          </table:table-cell>
          <table:table-cell office:value-type="float" office:value="-0.171948686" calcext:value-type="float">
            <text:p>-0.171948686</text:p>
          </table:table-cell>
          <table:table-cell office:value-type="float" office:value="-0.402845323" calcext:value-type="float">
            <text:p>-0.402845323</text:p>
          </table:table-cell>
        </table:table-row>
        <table:table-row table:style-name="ro1">
          <table:table-cell office:value-type="float" office:value="80.6209259" calcext:value-type="float">
            <text:p>80.6209259</text:p>
          </table:table-cell>
          <table:table-cell office:value-type="float" office:value="1.58409727" calcext:value-type="float">
            <text:p>1.58409727</text:p>
          </table:table-cell>
          <table:table-cell office:value-type="float" office:value="-21.9605331" calcext:value-type="float">
            <text:p>-21.9605331</text:p>
          </table:table-cell>
          <table:table-cell office:value-type="float" office:value="8.99526119" calcext:value-type="float">
            <text:p>8.99526119</text:p>
          </table:table-cell>
          <table:table-cell office:value-type="float" office:value="-0.152971357" calcext:value-type="float">
            <text:p>-0.152971357</text:p>
          </table:table-cell>
          <table:table-cell office:value-type="float" office:value="-0.359009802" calcext:value-type="float">
            <text:p>-0.359009802</text:p>
          </table:table-cell>
        </table:table-row>
        <table:table-row table:style-name="ro1">
          <table:table-cell office:value-type="float" office:value="80.7108841" calcext:value-type="float">
            <text:p>80.7108841</text:p>
          </table:table-cell>
          <table:table-cell office:value-type="float" office:value="1.58265376" calcext:value-type="float">
            <text:p>1.58265376</text:p>
          </table:table-cell>
          <table:table-cell office:value-type="float" office:value="-21.9639244" calcext:value-type="float">
            <text:p>-21.9639244</text:p>
          </table:table-cell>
          <table:table-cell office:value-type="float" office:value="8.99624157" calcext:value-type="float">
            <text:p>8.99624157</text:p>
          </table:table-cell>
          <table:table-cell office:value-type="float" office:value="-0.136048675" calcext:value-type="float">
            <text:p>-0.136048675</text:p>
          </table:table-cell>
          <table:table-cell office:value-type="float" office:value="-0.320024222" calcext:value-type="float">
            <text:p>-0.320024222</text:p>
          </table:table-cell>
        </table:table-row>
        <table:table-row table:style-name="ro1">
          <table:table-cell office:value-type="float" office:value="80.8008499" calcext:value-type="float">
            <text:p>80.8008499</text:p>
          </table:table-cell>
          <table:table-cell office:value-type="float" office:value="1.58137023" calcext:value-type="float">
            <text:p>1.58137023</text:p>
          </table:table-cell>
          <table:table-cell office:value-type="float" office:value="-21.9669476" calcext:value-type="float">
            <text:p>-21.9669476</text:p>
          </table:table-cell>
          <table:table-cell office:value-type="float" office:value="8.99701881" calcext:value-type="float">
            <text:p>8.99701881</text:p>
          </table:table-cell>
          <table:table-cell office:value-type="float" office:value="-0.120955512" calcext:value-type="float">
            <text:p>-0.120955512</text:p>
          </table:table-cell>
          <table:table-cell office:value-type="float" office:value="-0.285362542" calcext:value-type="float">
            <text:p>-0.285362542</text:p>
          </table:table-cell>
        </table:table-row>
        <table:table-row table:style-name="ro1">
          <table:table-cell office:value-type="float" office:value="80.8908234" calcext:value-type="float">
            <text:p>80.8908234</text:p>
          </table:table-cell>
          <table:table-cell office:value-type="float" office:value="1.58022928" calcext:value-type="float">
            <text:p>1.58022928</text:p>
          </table:table-cell>
          <table:table-cell office:value-type="float" office:value="-21.9696445" calcext:value-type="float">
            <text:p>-21.9696445</text:p>
          </table:table-cell>
          <table:table-cell office:value-type="float" office:value="8.99763489" calcext:value-type="float">
            <text:p>8.99763489</text:p>
          </table:table-cell>
          <table:table-cell office:value-type="float" office:value="-0.10749051" calcext:value-type="float">
            <text:p>-0.10749051</text:p>
          </table:table-cell>
          <table:table-cell office:value-type="float" office:value="-0.254554063" calcext:value-type="float">
            <text:p>-0.254554063</text:p>
          </table:table-cell>
        </table:table-row>
        <table:table-row table:style-name="ro1">
          <table:table-cell office:value-type="float" office:value="80.9808044" calcext:value-type="float">
            <text:p>80.9808044</text:p>
          </table:table-cell>
          <table:table-cell office:value-type="float" office:value="1.57921565" calcext:value-type="float">
            <text:p>1.57921565</text:p>
          </table:table-cell>
          <table:table-cell office:value-type="float" office:value="-21.9720497" calcext:value-type="float">
            <text:p>-21.9720497</text:p>
          </table:table-cell>
          <table:table-cell office:value-type="float" office:value="8.99812317" calcext:value-type="float">
            <text:p>8.99812317</text:p>
          </table:table-cell>
          <table:table-cell table:style-name="ce1" office:value-type="float" office:value="-0.0954734534" calcext:value-type="float">
            <text:p>-9.55E-02</text:p>
          </table:table-cell>
          <table:table-cell office:value-type="float" office:value="-0.22718586" calcext:value-type="float">
            <text:p>-0.22718586</text:p>
          </table:table-cell>
        </table:table-row>
        <table:table-row table:style-name="ro1">
          <table:table-cell office:value-type="float" office:value="81.0707855" calcext:value-type="float">
            <text:p>81.0707855</text:p>
          </table:table-cell>
          <table:table-cell office:value-type="float" office:value="1.57831562" calcext:value-type="float">
            <text:p>1.57831562</text:p>
          </table:table-cell>
          <table:table-cell office:value-type="float" office:value="-21.9741974" calcext:value-type="float">
            <text:p>-21.9741974</text:p>
          </table:table-cell>
          <table:table-cell office:value-type="float" office:value="8.99851036" calcext:value-type="float">
            <text:p>8.99851036</text:p>
          </table:table-cell>
          <table:table-cell table:style-name="ce1" office:value-type="float" office:value="-0.0847431943" calcext:value-type="float">
            <text:p>-8.47E-02</text:p>
          </table:table-cell>
          <table:table-cell office:value-type="float" office:value="-0.202888295" calcext:value-type="float">
            <text:p>-0.202888295</text:p>
          </table:table-cell>
        </table:table-row>
        <table:table-row table:style-name="ro1">
          <table:table-cell office:value-type="float" office:value="81.1607742" calcext:value-type="float">
            <text:p>81.1607742</text:p>
          </table:table-cell>
          <table:table-cell office:value-type="float" office:value="1.57751703" calcext:value-type="float">
            <text:p>1.57751703</text:p>
          </table:table-cell>
          <table:table-cell office:value-type="float" office:value="-21.9761162" calcext:value-type="float">
            <text:p>-21.9761162</text:p>
          </table:table-cell>
          <table:table-cell office:value-type="float" office:value="8.99881744" calcext:value-type="float">
            <text:p>8.99881744</text:p>
          </table:table-cell>
          <table:table-cell table:style-name="ce1" office:value-type="float" office:value="-0.0751555786" calcext:value-type="float">
            <text:p>-7.52E-02</text:p>
          </table:table-cell>
          <table:table-cell office:value-type="float" office:value="-0.181329653" calcext:value-type="float">
            <text:p>-0.181329653</text:p>
          </table:table-cell>
        </table:table-row>
        <table:table-row table:style-name="ro1">
          <table:table-cell office:value-type="float" office:value="81.2507629" calcext:value-type="float">
            <text:p>81.2507629</text:p>
          </table:table-cell>
          <table:table-cell office:value-type="float" office:value="1.57680917" calcext:value-type="float">
            <text:p>1.57680917</text:p>
          </table:table-cell>
          <table:table-cell office:value-type="float" office:value="-21.9778328" calcext:value-type="float">
            <text:p>-21.9778328</text:p>
          </table:table-cell>
          <table:table-cell office:value-type="float" office:value="8.99906063" calcext:value-type="float">
            <text:p>8.99906063</text:p>
          </table:table-cell>
          <table:table-cell table:style-name="ce1" office:value-type="float" office:value="-0.0665818006" calcext:value-type="float">
            <text:p>-6.66E-02</text:p>
          </table:table-cell>
          <table:table-cell office:value-type="float" office:value="-0.162221223" calcext:value-type="float">
            <text:p>-0.162221223</text:p>
          </table:table-cell>
        </table:table-row>
        <table:table-row table:style-name="ro1">
          <table:table-cell office:value-type="float" office:value="81.3407516" calcext:value-type="float">
            <text:p>81.3407516</text:p>
          </table:table-cell>
          <table:table-cell office:value-type="float" office:value="1.57618248" calcext:value-type="float">
            <text:p>1.57618248</text:p>
          </table:table-cell>
          <table:table-cell office:value-type="float" office:value="-21.9793682" calcext:value-type="float">
            <text:p>-21.9793682</text:p>
          </table:table-cell>
          <table:table-cell office:value-type="float" office:value="8.99925327" calcext:value-type="float">
            <text:p>8.99925327</text:p>
          </table:table-cell>
          <table:table-cell table:style-name="ce1" office:value-type="float" office:value="-0.058906246" calcext:value-type="float">
            <text:p>-5.89E-02</text:p>
          </table:table-cell>
          <table:table-cell office:value-type="float" office:value="-0.145308435" calcext:value-type="float">
            <text:p>-0.145308435</text:p>
          </table:table-cell>
        </table:table-row>
        <table:table-row table:style-name="ro1">
          <table:table-cell office:value-type="float" office:value="81.430748" calcext:value-type="float">
            <text:p>81.430748</text:p>
          </table:table-cell>
          <table:table-cell office:value-type="float" office:value="1.5756284" calcext:value-type="float">
            <text:p>1.5756284</text:p>
          </table:table-cell>
          <table:table-cell office:value-type="float" office:value="-21.9807453" calcext:value-type="float">
            <text:p>-21.9807453</text:p>
          </table:table-cell>
          <table:table-cell office:value-type="float" office:value="8.99940586" calcext:value-type="float">
            <text:p>8.99940586</text:p>
          </table:table-cell>
          <table:table-cell table:style-name="ce1" office:value-type="float" office:value="-0.0520254783" calcext:value-type="float">
            <text:p>-5.20E-02</text:p>
          </table:table-cell>
          <table:table-cell office:value-type="float" office:value="-0.130358428" calcext:value-type="float">
            <text:p>-0.130358428</text:p>
          </table:table-cell>
        </table:table-row>
        <table:table-row table:style-name="ro1">
          <table:table-cell office:value-type="float" office:value="81.5207443" calcext:value-type="float">
            <text:p>81.5207443</text:p>
          </table:table-cell>
          <table:table-cell office:value-type="float" office:value="1.57513964" calcext:value-type="float">
            <text:p>1.57513964</text:p>
          </table:table-cell>
          <table:table-cell office:value-type="float" office:value="-21.9819813" calcext:value-type="float">
            <text:p>-21.9819813</text:p>
          </table:table-cell>
          <table:table-cell office:value-type="float" office:value="8.99952698" calcext:value-type="float">
            <text:p>8.99952698</text:p>
          </table:table-cell>
          <table:table-cell table:style-name="ce1" office:value-type="float" office:value="-0.0458466299" calcext:value-type="float">
            <text:p>-4.58E-02</text:p>
          </table:table-cell>
          <table:table-cell office:value-type="float" office:value="-0.117171504" calcext:value-type="float">
            <text:p>-0.117171504</text:p>
          </table:table-cell>
        </table:table-row>
        <table:table-row table:style-name="ro1">
          <table:table-cell office:value-type="float" office:value="81.6107407" calcext:value-type="float">
            <text:p>81.6107407</text:p>
          </table:table-cell>
          <table:table-cell office:value-type="float" office:value="1.57470942" calcext:value-type="float">
            <text:p>1.57470942</text:p>
          </table:table-cell>
          <table:table-cell office:value-type="float" office:value="-21.9830933" calcext:value-type="float">
            <text:p>-21.9830933</text:p>
          </table:table-cell>
          <table:table-cell office:value-type="float" office:value="8.99962234" calcext:value-type="float">
            <text:p>8.99962234</text:p>
          </table:table-cell>
          <table:table-cell table:style-name="ce1" office:value-type="float" office:value="-0.0402863473" calcext:value-type="float">
            <text:p>-4.03E-02</text:p>
          </table:table-cell>
          <table:table-cell office:value-type="float" office:value="-0.105567247" calcext:value-type="float">
            <text:p>-0.105567247</text:p>
          </table:table-cell>
        </table:table-row>
        <table:table-row table:style-name="ro1">
          <table:table-cell office:value-type="float" office:value="81.700737" calcext:value-type="float">
            <text:p>81.700737</text:p>
          </table:table-cell>
          <table:table-cell office:value-type="float" office:value="1.57433212" calcext:value-type="float">
            <text:p>1.57433212</text:p>
          </table:table-cell>
          <table:table-cell office:value-type="float" office:value="-21.9840965" calcext:value-type="float">
            <text:p>-21.9840965</text:p>
          </table:table-cell>
          <table:table-cell office:value-type="float" office:value="8.99969769" calcext:value-type="float">
            <text:p>8.99969769</text:p>
          </table:table-cell>
          <table:table-cell table:style-name="ce1" office:value-type="float" office:value="-0.0352696255" calcext:value-type="float">
            <text:p>-3.53E-02</text:p>
          </table:table-cell>
          <table:table-cell table:style-name="ce1" office:value-type="float" office:value="-0.0953880847" calcext:value-type="float">
            <text:p>-9.54E-02</text:p>
          </table:table-cell>
        </table:table-row>
        <table:table-row table:style-name="ro1">
          <table:table-cell office:value-type="float" office:value="81.7907333" calcext:value-type="float">
            <text:p>81.7907333</text:p>
          </table:table-cell>
          <table:table-cell office:value-type="float" office:value="1.5740025" calcext:value-type="float">
            <text:p>1.5740025</text:p>
          </table:table-cell>
          <table:table-cell office:value-type="float" office:value="-21.9850044" calcext:value-type="float">
            <text:p>-21.9850044</text:p>
          </table:table-cell>
          <table:table-cell office:value-type="float" office:value="8.99975777" calcext:value-type="float">
            <text:p>8.99975777</text:p>
          </table:table-cell>
          <table:table-cell table:style-name="ce1" office:value-type="float" office:value="-0.0307288077" calcext:value-type="float">
            <text:p>-3.07E-02</text:p>
          </table:table-cell>
          <table:table-cell table:style-name="ce1" office:value-type="float" office:value="-0.0864984542" calcext:value-type="float">
            <text:p>-8.65E-02</text:p>
          </table:table-cell>
        </table:table-row>
        <table:table-row table:style-name="ro1">
          <table:table-cell office:value-type="float" office:value="81.8807297" calcext:value-type="float">
            <text:p>81.8807297</text:p>
          </table:table-cell>
          <table:table-cell office:value-type="float" office:value="1.57371616" calcext:value-type="float">
            <text:p>1.57371616</text:p>
          </table:table-cell>
          <table:table-cell office:value-type="float" office:value="-21.9858303" calcext:value-type="float">
            <text:p>-21.9858303</text:p>
          </table:table-cell>
          <table:table-cell office:value-type="float" office:value="8.99980545" calcext:value-type="float">
            <text:p>8.99980545</text:p>
          </table:table-cell>
          <table:table-cell table:style-name="ce1" office:value-type="float" office:value="-0.0266025793" calcext:value-type="float">
            <text:p>-2.66E-02</text:p>
          </table:table-cell>
          <table:table-cell table:style-name="ce1" office:value-type="float" office:value="-0.07877554" calcext:value-type="float">
            <text:p>-7.88E-02</text:p>
          </table:table-cell>
        </table:table-row>
        <table:table-row table:style-name="ro1">
          <table:table-cell office:value-type="float" office:value="81.970726" calcext:value-type="float">
            <text:p>81.970726</text:p>
          </table:table-cell>
          <table:table-cell office:value-type="float" office:value="1.57346928" calcext:value-type="float">
            <text:p>1.57346928</text:p>
          </table:table-cell>
          <table:table-cell office:value-type="float" office:value="-21.9865837" calcext:value-type="float">
            <text:p>-21.9865837</text:p>
          </table:table-cell>
          <table:table-cell office:value-type="float" office:value="8.99984264" calcext:value-type="float">
            <text:p>8.99984264</text:p>
          </table:table-cell>
          <table:table-cell table:style-name="ce1" office:value-type="float" office:value="-0.022835223" calcext:value-type="float">
            <text:p>-2.28E-02</text:p>
          </table:table-cell>
          <table:table-cell table:style-name="ce1" office:value-type="float" office:value="-0.0721203238" calcext:value-type="float">
            <text:p>-7.21E-02</text:p>
          </table:table-cell>
        </table:table-row>
        <table:table-row table:style-name="ro1">
          <table:table-cell office:value-type="float" office:value="82.0607224" calcext:value-type="float">
            <text:p>82.0607224</text:p>
          </table:table-cell>
          <table:table-cell office:value-type="float" office:value="1.57325852" calcext:value-type="float">
            <text:p>1.57325852</text:p>
          </table:table-cell>
          <table:table-cell office:value-type="float" office:value="-21.9872761" calcext:value-type="float">
            <text:p>-21.9872761</text:p>
          </table:table-cell>
          <table:table-cell office:value-type="float" office:value="8.99987221" calcext:value-type="float">
            <text:p>8.99987221</text:p>
          </table:table-cell>
          <table:table-cell table:style-name="ce1" office:value-type="float" office:value="-0.0193757862" calcext:value-type="float">
            <text:p>-1.94E-02</text:p>
          </table:table-cell>
          <table:table-cell table:style-name="ce1" office:value-type="float" office:value="-0.0664371848" calcext:value-type="float">
            <text:p>-6.64E-02</text:p>
          </table:table-cell>
        </table:table-row>
        <table:table-row table:style-name="ro1">
          <table:table-cell office:value-type="float" office:value="82.1507187" calcext:value-type="float">
            <text:p>82.1507187</text:p>
          </table:table-cell>
          <table:table-cell office:value-type="float" office:value="1.5730809" calcext:value-type="float">
            <text:p>1.5730809</text:p>
          </table:table-cell>
          <table:table-cell office:value-type="float" office:value="-21.987915" calcext:value-type="float">
            <text:p>-21.987915</text:p>
          </table:table-cell>
          <table:table-cell office:value-type="float" office:value="8.9998951" calcext:value-type="float">
            <text:p>8.9998951</text:p>
          </table:table-cell>
          <table:table-cell table:style-name="ce1" office:value-type="float" office:value="-0.016177617" calcext:value-type="float">
            <text:p>-1.62E-02</text:p>
          </table:table-cell>
          <table:table-cell table:style-name="ce1" office:value-type="float" office:value="-0.0616530702" calcext:value-type="float">
            <text:p>-6.17E-02</text:p>
          </table:table-cell>
        </table:table-row>
        <table:table-row table:style-name="ro1">
          <table:table-cell office:value-type="float" office:value="82.240715" calcext:value-type="float">
            <text:p>82.240715</text:p>
          </table:table-cell>
          <table:table-cell office:value-type="float" office:value="1.57293415" calcext:value-type="float">
            <text:p>1.57293415</text:p>
          </table:table-cell>
          <table:table-cell office:value-type="float" office:value="-21.988512" calcext:value-type="float">
            <text:p>-21.988512</text:p>
          </table:table-cell>
          <table:table-cell office:value-type="float" office:value="8.99991226" calcext:value-type="float">
            <text:p>8.99991226</text:p>
          </table:table-cell>
          <table:table-cell table:style-name="ce1" office:value-type="float" office:value="-0.0131974416" calcext:value-type="float">
            <text:p>-1.32E-02</text:p>
          </table:table-cell>
          <table:table-cell table:style-name="ce1" office:value-type="float" office:value="-0.0577015691" calcext:value-type="float">
            <text:p>-5.77E-02</text:p>
          </table:table-cell>
        </table:table-row>
        <table:table-row table:style-name="ro1">
          <table:table-cell office:value-type="float" office:value="82.3307114" calcext:value-type="float">
            <text:p>82.3307114</text:p>
          </table:table-cell>
          <table:table-cell office:value-type="float" office:value="1.57281637" calcext:value-type="float">
            <text:p>1.57281637</text:p>
          </table:table-cell>
          <table:table-cell office:value-type="float" office:value="-21.9890728" calcext:value-type="float">
            <text:p>-21.9890728</text:p>
          </table:table-cell>
          <table:table-cell office:value-type="float" office:value="8.99992561" calcext:value-type="float">
            <text:p>8.99992561</text:p>
          </table:table-cell>
          <table:table-cell table:style-name="ce1" office:value-type="float" office:value="-0.0103949253" calcext:value-type="float">
            <text:p>-1.04E-02</text:p>
          </table:table-cell>
          <table:table-cell table:style-name="ce1" office:value-type="float" office:value="-0.0545323566" calcext:value-type="float">
            <text:p>-5.45E-02</text:p>
          </table:table-cell>
        </table:table-row>
        <table:table-row table:style-name="ro1">
          <table:table-cell office:value-type="float" office:value="82.4207077" calcext:value-type="float">
            <text:p>82.4207077</text:p>
          </table:table-cell>
          <table:table-cell office:value-type="float" office:value="1.57272589" calcext:value-type="float">
            <text:p>1.57272589</text:p>
          </table:table-cell>
          <table:table-cell office:value-type="float" office:value="-21.9896049" calcext:value-type="float">
            <text:p>-21.9896049</text:p>
          </table:table-cell>
          <table:table-cell office:value-type="float" office:value="8.99993515" calcext:value-type="float">
            <text:p>8.99993515</text:p>
          </table:table-cell>
          <table:table-cell table:style-name="ce1" office:value-type="float" office:value="-0.00773216411" calcext:value-type="float">
            <text:p>-7.73E-03</text:p>
          </table:table-cell>
          <table:table-cell table:style-name="ce1" office:value-type="float" office:value="-0.05210099" calcext:value-type="float">
            <text:p>-5.21E-02</text:p>
          </table:table-cell>
        </table:table-row>
        <table:table-row table:style-name="ro1">
          <table:table-cell office:value-type="float" office:value="82.510704" calcext:value-type="float">
            <text:p>82.510704</text:p>
          </table:table-cell>
          <table:table-cell office:value-type="float" office:value="1.5726614" calcext:value-type="float">
            <text:p>1.5726614</text:p>
          </table:table-cell>
          <table:table-cell office:value-type="float" office:value="-21.9901161" calcext:value-type="float">
            <text:p>-21.9901161</text:p>
          </table:table-cell>
          <table:table-cell office:value-type="float" office:value="8.99994183" calcext:value-type="float">
            <text:p>8.99994183</text:p>
          </table:table-cell>
          <table:table-cell table:style-name="ce1" office:value-type="float" office:value="-0.00517311413" calcext:value-type="float">
            <text:p>-5.17E-03</text:p>
          </table:table-cell>
          <table:table-cell table:style-name="ce1" office:value-type="float" office:value="-0.0503740236" calcext:value-type="float">
            <text:p>-5.04E-02</text:p>
          </table:table-cell>
        </table:table-row>
        <table:table-row table:style-name="ro1">
          <table:table-cell office:value-type="float" office:value="82.6007004" calcext:value-type="float">
            <text:p>82.6007004</text:p>
          </table:table-cell>
          <table:table-cell office:value-type="float" office:value="1.57262218" calcext:value-type="float">
            <text:p>1.57262218</text:p>
          </table:table-cell>
          <table:table-cell office:value-type="float" office:value="-21.9906139" calcext:value-type="float">
            <text:p>-21.9906139</text:p>
          </table:table-cell>
          <table:table-cell office:value-type="float" office:value="8.99994564" calcext:value-type="float">
            <text:p>8.99994564</text:p>
          </table:table-cell>
          <table:table-cell table:style-name="ce1" office:value-type="float" office:value="-0.002683311" calcext:value-type="float">
            <text:p>-2.68E-03</text:p>
          </table:table-cell>
          <table:table-cell table:style-name="ce1" office:value-type="float" office:value="-0.0493221246" calcext:value-type="float">
            <text:p>-4.93E-02</text:p>
          </table:table-cell>
        </table:table-row>
        <table:table-row table:style-name="ro1">
          <table:table-cell office:value-type="float" office:value="82.6906967" calcext:value-type="float">
            <text:p>82.6906967</text:p>
          </table:table-cell>
          <table:table-cell office:value-type="float" office:value="1.57260764" calcext:value-type="float">
            <text:p>1.57260764</text:p>
          </table:table-cell>
          <table:table-cell office:value-type="float" office:value="-21.9911041" calcext:value-type="float">
            <text:p>-21.9911041</text:p>
          </table:table-cell>
          <table:table-cell office:value-type="float" office:value="8.99994659" calcext:value-type="float">
            <text:p>8.99994659</text:p>
          </table:table-cell>
          <table:table-cell table:style-name="ce1" office:value-type="float" office:value="-0.000229364494" calcext:value-type="float">
            <text:p>-2.29E-04</text:p>
          </table:table-cell>
          <table:table-cell table:style-name="ce1" office:value-type="float" office:value="-0.0489363186" calcext:value-type="float">
            <text:p>-4.89E-02</text:p>
          </table:table-cell>
        </table:table-row>
        <table:table-row table:style-name="ro1">
          <table:table-cell office:value-type="float" office:value="82.7806931" calcext:value-type="float">
            <text:p>82.7806931</text:p>
          </table:table-cell>
          <table:table-cell office:value-type="float" office:value="1.57261753" calcext:value-type="float">
            <text:p>1.57261753</text:p>
          </table:table-cell>
          <table:table-cell office:value-type="float" office:value="-21.9915943" calcext:value-type="float">
            <text:p>-21.9915943</text:p>
          </table:table-cell>
          <table:table-cell office:value-type="float" office:value="8.99994564" calcext:value-type="float">
            <text:p>8.99994564</text:p>
          </table:table-cell>
          <table:table-cell table:style-name="ce1" office:value-type="float" office:value="0.00222183648" calcext:value-type="float">
            <text:p>2.22E-03</text:p>
          </table:table-cell>
          <table:table-cell table:style-name="ce1" office:value-type="float" office:value="-0.0492089987" calcext:value-type="float">
            <text:p>-4.92E-02</text:p>
          </table:table-cell>
        </table:table-row>
        <table:table-row table:style-name="ro1">
          <table:table-cell office:value-type="float" office:value="82.8706894" calcext:value-type="float">
            <text:p>82.8706894</text:p>
          </table:table-cell>
          <table:table-cell office:value-type="float" office:value="1.5726521" calcext:value-type="float">
            <text:p>1.5726521</text:p>
          </table:table-cell>
          <table:table-cell office:value-type="float" office:value="-21.9920902" calcext:value-type="float">
            <text:p>-21.9920902</text:p>
          </table:table-cell>
          <table:table-cell office:value-type="float" office:value="8.99994183" calcext:value-type="float">
            <text:p>8.99994183</text:p>
          </table:table-cell>
          <table:table-cell table:style-name="ce1" office:value-type="float" office:value="0.0047033648" calcext:value-type="float">
            <text:p>4.70E-03</text:p>
          </table:table-cell>
          <table:table-cell table:style-name="ce1" office:value-type="float" office:value="-0.0501481816" calcext:value-type="float">
            <text:p>-5.01E-02</text:p>
          </table:table-cell>
        </table:table-row>
        <table:table-row table:style-name="ro1">
          <table:table-cell office:value-type="float" office:value="82.9606857" calcext:value-type="float">
            <text:p>82.9606857</text:p>
          </table:table-cell>
          <table:table-cell office:value-type="float" office:value="1.57271183" calcext:value-type="float">
            <text:p>1.57271183</text:p>
          </table:table-cell>
          <table:table-cell office:value-type="float" office:value="-21.9925995" calcext:value-type="float">
            <text:p>-21.9925995</text:p>
          </table:table-cell>
          <table:table-cell office:value-type="float" office:value="8.9999361" calcext:value-type="float">
            <text:p>8.9999361</text:p>
          </table:table-cell>
          <table:table-cell table:style-name="ce1" office:value-type="float" office:value="0.00724866893" calcext:value-type="float">
            <text:p>7.25E-03</text:p>
          </table:table-cell>
          <table:table-cell table:style-name="ce1" office:value-type="float" office:value="-0.0517619401" calcext:value-type="float">
            <text:p>-5.18E-02</text:p>
          </table:table-cell>
        </table:table-row>
        <table:table-row table:style-name="ro1">
          <table:table-cell office:value-type="float" office:value="83.0506821" calcext:value-type="float">
            <text:p>83.0506821</text:p>
          </table:table-cell>
          <table:table-cell office:value-type="float" office:value="1.57279742" calcext:value-type="float">
            <text:p>1.57279742</text:p>
          </table:table-cell>
          <table:table-cell office:value-type="float" office:value="-21.9931278" calcext:value-type="float">
            <text:p>-21.9931278</text:p>
          </table:table-cell>
          <table:table-cell office:value-type="float" office:value="8.99992657" calcext:value-type="float">
            <text:p>8.99992657</text:p>
          </table:table-cell>
          <table:table-cell table:style-name="ce1" office:value-type="float" office:value="0.00989211723" calcext:value-type="float">
            <text:p>9.89E-03</text:p>
          </table:table-cell>
          <table:table-cell table:style-name="ce1" office:value-type="float" office:value="-0.0540774204" calcext:value-type="float">
            <text:p>-5.41E-02</text:p>
          </table:table-cell>
        </table:table-row>
        <table:table-row table:style-name="ro1">
          <table:table-cell office:value-type="float" office:value="83.1406784" calcext:value-type="float">
            <text:p>83.1406784</text:p>
          </table:table-cell>
          <table:table-cell office:value-type="float" office:value="1.57291007" calcext:value-type="float">
            <text:p>1.57291007</text:p>
          </table:table-cell>
          <table:table-cell office:value-type="float" office:value="-21.9936829" calcext:value-type="float">
            <text:p>-21.9936829</text:p>
          </table:table-cell>
          <table:table-cell office:value-type="float" office:value="8.99991417" calcext:value-type="float">
            <text:p>8.99991417</text:p>
          </table:table-cell>
          <table:table-cell table:style-name="ce1" office:value-type="float" office:value="0.0126694357" calcext:value-type="float">
            <text:p>1.27E-02</text:p>
          </table:table-cell>
          <table:table-cell table:style-name="ce1" office:value-type="float" office:value="-0.0571221597" calcext:value-type="float">
            <text:p>-5.71E-02</text:p>
          </table:table-cell>
        </table:table-row>
        <table:table-row table:style-name="ro1">
          <table:table-cell office:value-type="float" office:value="83.2306747" calcext:value-type="float">
            <text:p>83.2306747</text:p>
          </table:table-cell>
          <table:table-cell office:value-type="float" office:value="1.57305133" calcext:value-type="float">
            <text:p>1.57305133</text:p>
          </table:table-cell>
          <table:table-cell office:value-type="float" office:value="-21.9942722" calcext:value-type="float">
            <text:p>-21.9942722</text:p>
          </table:table-cell>
          <table:table-cell office:value-type="float" office:value="8.99989796" calcext:value-type="float">
            <text:p>8.99989796</text:p>
          </table:table-cell>
          <table:table-cell table:style-name="ce1" office:value-type="float" office:value="0.0156180747" calcext:value-type="float">
            <text:p>1.56E-02</text:p>
          </table:table-cell>
          <table:table-cell table:style-name="ce1" office:value-type="float" office:value="-0.0609374307" calcext:value-type="float">
            <text:p>-6.09E-02</text:p>
          </table:table-cell>
        </table:table-row>
        <table:table-row table:style-name="ro1">
          <table:table-cell office:value-type="float" office:value="83.3206711" calcext:value-type="float">
            <text:p>83.3206711</text:p>
          </table:table-cell>
          <table:table-cell office:value-type="float" office:value="1.57322311" calcext:value-type="float">
            <text:p>1.57322311</text:p>
          </table:table-cell>
          <table:table-cell office:value-type="float" office:value="-21.9949036" calcext:value-type="float">
            <text:p>-21.9949036</text:p>
          </table:table-cell>
          <table:table-cell office:value-type="float" office:value="8.99987602" calcext:value-type="float">
            <text:p>8.99987602</text:p>
          </table:table-cell>
          <table:table-cell table:style-name="ce1" office:value-type="float" office:value="0.018777756" calcext:value-type="float">
            <text:p>1.88E-02</text:p>
          </table:table-cell>
          <table:table-cell table:style-name="ce1" office:value-type="float" office:value="-0.0655758828" calcext:value-type="float">
            <text:p>-6.56E-02</text:p>
          </table:table-cell>
        </table:table-row>
        <table:table-row table:style-name="ro1">
          <table:table-cell office:value-type="float" office:value="83.4106674" calcext:value-type="float">
            <text:p>83.4106674</text:p>
          </table:table-cell>
          <table:table-cell office:value-type="float" office:value="1.57342768" calcext:value-type="float">
            <text:p>1.57342768</text:p>
          </table:table-cell>
          <table:table-cell office:value-type="float" office:value="-21.9955864" calcext:value-type="float">
            <text:p>-21.9955864</text:p>
          </table:table-cell>
          <table:table-cell office:value-type="float" office:value="8.99984837" calcext:value-type="float">
            <text:p>8.99984837</text:p>
          </table:table-cell>
          <table:table-cell table:style-name="ce1" office:value-type="float" office:value="0.0221911557" calcext:value-type="float">
            <text:p>2.22E-02</text:p>
          </table:table-cell>
          <table:table-cell table:style-name="ce1" office:value-type="float" office:value="-0.0710988343" calcext:value-type="float">
            <text:p>-7.11E-02</text:p>
          </table:table-cell>
        </table:table-row>
        <table:table-row table:style-name="ro1">
          <table:table-cell office:value-type="float" office:value="83.5006638" calcext:value-type="float">
            <text:p>83.5006638</text:p>
          </table:table-cell>
          <table:table-cell office:value-type="float" office:value="1.57366788" calcext:value-type="float">
            <text:p>1.57366788</text:p>
          </table:table-cell>
          <table:table-cell office:value-type="float" office:value="-21.9963284" calcext:value-type="float">
            <text:p>-21.9963284</text:p>
          </table:table-cell>
          <table:table-cell office:value-type="float" office:value="8.99981308" calcext:value-type="float">
            <text:p>8.99981308</text:p>
          </table:table-cell>
          <table:table-cell table:style-name="ce1" office:value-type="float" office:value="0.0259042457" calcext:value-type="float">
            <text:p>2.59E-02</text:p>
          </table:table-cell>
          <table:table-cell table:style-name="ce1" office:value-type="float" office:value="-0.0775809884" calcext:value-type="float">
            <text:p>-7.76E-02</text:p>
          </table:table-cell>
        </table:table-row>
        <table:table-row table:style-name="ro1">
          <table:table-cell office:value-type="float" office:value="83.5906601" calcext:value-type="float">
            <text:p>83.5906601</text:p>
          </table:table-cell>
          <table:table-cell office:value-type="float" office:value="1.57394695" calcext:value-type="float">
            <text:p>1.57394695</text:p>
          </table:table-cell>
          <table:table-cell office:value-type="float" office:value="-21.9971409" calcext:value-type="float">
            <text:p>-21.9971409</text:p>
          </table:table-cell>
          <table:table-cell office:value-type="float" office:value="8.9997673" calcext:value-type="float">
            <text:p>8.9997673</text:p>
          </table:table-cell>
          <table:table-cell table:style-name="ce1" office:value-type="float" office:value="0.0299670957" calcext:value-type="float">
            <text:p>3.00E-02</text:p>
          </table:table-cell>
          <table:table-cell table:style-name="ce1" office:value-type="float" office:value="-0.085109815" calcext:value-type="float">
            <text:p>-8.51E-02</text:p>
          </table:table-cell>
        </table:table-row>
        <table:table-row table:style-name="ro1">
          <table:table-cell office:value-type="float" office:value="83.6806564" calcext:value-type="float">
            <text:p>83.6806564</text:p>
          </table:table-cell>
          <table:table-cell office:value-type="float" office:value="1.57426858" calcext:value-type="float">
            <text:p>1.57426858</text:p>
          </table:table-cell>
          <table:table-cell office:value-type="float" office:value="-21.9980335" calcext:value-type="float">
            <text:p>-21.9980335</text:p>
          </table:table-cell>
          <table:table-cell office:value-type="float" office:value="8.99971008" calcext:value-type="float">
            <text:p>8.99971008</text:p>
          </table:table-cell>
          <table:table-cell table:style-name="ce1" office:value-type="float" office:value="0.0344344936" calcext:value-type="float">
            <text:p>3.44E-02</text:p>
          </table:table-cell>
          <table:table-cell table:style-name="ce1" office:value-type="float" office:value="-0.0937894806" calcext:value-type="float">
            <text:p>-9.38E-02</text:p>
          </table:table-cell>
        </table:table-row>
        <table:table-row table:style-name="ro1">
          <table:table-cell office:value-type="float" office:value="83.7706528" calcext:value-type="float">
            <text:p>83.7706528</text:p>
          </table:table-cell>
          <table:table-cell office:value-type="float" office:value="1.57463717" calcext:value-type="float">
            <text:p>1.57463717</text:p>
          </table:table-cell>
          <table:table-cell office:value-type="float" office:value="-21.9990196" calcext:value-type="float">
            <text:p>-21.9990196</text:p>
          </table:table-cell>
          <table:table-cell office:value-type="float" office:value="8.9996376" calcext:value-type="float">
            <text:p>8.9996376</text:p>
          </table:table-cell>
          <table:table-cell table:style-name="ce1" office:value-type="float" office:value="0.0393666849" calcext:value-type="float">
            <text:p>3.94E-02</text:p>
          </table:table-cell>
          <table:table-cell office:value-type="float" office:value="-0.103733033" calcext:value-type="float">
            <text:p>-0.103733033</text:p>
          </table:table-cell>
        </table:table-row>
        <table:table-row table:style-name="ro1">
          <table:table-cell office:value-type="float" office:value="83.8606491" calcext:value-type="float">
            <text:p>83.8606491</text:p>
          </table:table-cell>
          <table:table-cell office:value-type="float" office:value="1.57505774" calcext:value-type="float">
            <text:p>1.57505774</text:p>
          </table:table-cell>
          <table:table-cell office:value-type="float" office:value="-22.0001125" calcext:value-type="float">
            <text:p>-22.0001125</text:p>
          </table:table-cell>
          <table:table-cell office:value-type="float" office:value="8.99954605" calcext:value-type="float">
            <text:p>8.99954605</text:p>
          </table:table-cell>
          <table:table-cell table:style-name="ce1" office:value-type="float" office:value="0.0448300987" calcext:value-type="float">
            <text:p>4.48E-02</text:p>
          </table:table-cell>
          <table:table-cell office:value-type="float" office:value="-0.115077257" calcext:value-type="float">
            <text:p>-0.115077257</text:p>
          </table:table-cell>
        </table:table-row>
        <table:table-row table:style-name="ro1">
          <table:table-cell office:value-type="float" office:value="83.9506454" calcext:value-type="float">
            <text:p>83.9506454</text:p>
          </table:table-cell>
          <table:table-cell office:value-type="float" office:value="1.57553589" calcext:value-type="float">
            <text:p>1.57553589</text:p>
          </table:table-cell>
          <table:table-cell office:value-type="float" office:value="-22.0013256" calcext:value-type="float">
            <text:p>-22.0013256</text:p>
          </table:table-cell>
          <table:table-cell office:value-type="float" office:value="8.9994297" calcext:value-type="float">
            <text:p>8.9994297</text:p>
          </table:table-cell>
          <table:table-cell table:style-name="ce1" office:value-type="float" office:value="0.05089847" calcext:value-type="float">
            <text:p>5.09E-02</text:p>
          </table:table-cell>
          <table:table-cell office:value-type="float" office:value="-0.127977729" calcext:value-type="float">
            <text:p>-0.127977729</text:p>
          </table:table-cell>
        </table:table-row>
        <table:table-row table:style-name="ro1">
          <table:table-cell office:value-type="float" office:value="84.0406418" calcext:value-type="float">
            <text:p>84.0406418</text:p>
          </table:table-cell>
          <table:table-cell office:value-type="float" office:value="1.57607806" calcext:value-type="float">
            <text:p>1.57607806</text:p>
          </table:table-cell>
          <table:table-cell office:value-type="float" office:value="-22.0026779" calcext:value-type="float">
            <text:p>-22.0026779</text:p>
          </table:table-cell>
          <table:table-cell office:value-type="float" office:value="8.99928284" calcext:value-type="float">
            <text:p>8.99928284</text:p>
          </table:table-cell>
          <table:table-cell table:style-name="ce1" office:value-type="float" office:value="0.0576534308" calcext:value-type="float">
            <text:p>5.77E-02</text:p>
          </table:table-cell>
          <table:table-cell office:value-type="float" office:value="-0.142599463" calcext:value-type="float">
            <text:p>-0.142599463</text:p>
          </table:table-cell>
        </table:table-row>
        <table:table-row table:style-name="ro1">
          <table:table-cell office:value-type="float" office:value="84.1306305" calcext:value-type="float">
            <text:p>84.1306305</text:p>
          </table:table-cell>
          <table:table-cell office:value-type="float" office:value="1.57669151" calcext:value-type="float">
            <text:p>1.57669151</text:p>
          </table:table-cell>
          <table:table-cell office:value-type="float" office:value="-22.0041847" calcext:value-type="float">
            <text:p>-22.0041847</text:p>
          </table:table-cell>
          <table:table-cell office:value-type="float" office:value="8.99909782" calcext:value-type="float">
            <text:p>8.99909782</text:p>
          </table:table-cell>
          <table:table-cell table:style-name="ce1" office:value-type="float" office:value="0.0651860014" calcext:value-type="float">
            <text:p>6.52E-02</text:p>
          </table:table-cell>
          <table:table-cell office:value-type="float" office:value="-0.159154892" calcext:value-type="float">
            <text:p>-0.159154892</text:p>
          </table:table-cell>
        </table:table-row>
        <table:table-row table:style-name="ro1">
          <table:table-cell office:value-type="float" office:value="84.2206192" calcext:value-type="float">
            <text:p>84.2206192</text:p>
          </table:table-cell>
          <table:table-cell office:value-type="float" office:value="1.57738459" calcext:value-type="float">
            <text:p>1.57738459</text:p>
          </table:table-cell>
          <table:table-cell office:value-type="float" office:value="-22.005867" calcext:value-type="float">
            <text:p>-22.005867</text:p>
          </table:table-cell>
          <table:table-cell office:value-type="float" office:value="8.99886417" calcext:value-type="float">
            <text:p>8.99886417</text:p>
          </table:table-cell>
          <table:table-cell table:style-name="ce1" office:value-type="float" office:value="0.0735978633" calcext:value-type="float">
            <text:p>7.36E-02</text:p>
          </table:table-cell>
          <table:table-cell office:value-type="float" office:value="-0.177858263" calcext:value-type="float">
            <text:p>-0.177858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1:28:15.671435022</meta:creation-date>
    <dc:date>2019-09-03T21:32:04.150431566</dc:date>
    <meta:editing-duration>PT3M48S</meta:editing-duration>
    <meta:editing-cycles>4</meta:editing-cycles>
    <meta:generator>LibreOffice/5.1.6.2$Linux_X86_64 LibreOffice_project/10m0$Build-2</meta:generator>
    <meta:document-statistic meta:table-count="1" meta:cell-count="6000" meta:object-count="0"/>
  </office:meta>
</office:document-meta>
</file>